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63.61pt"/>
    </style:style>
    <style:style style:name="co6" style:family="table-column">
      <style:table-column-properties fo:break-before="auto" style:column-width="9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moval" table:style-name="ta1">
        <table:shapes>
          <draw:frame draw:z-index="0" draw:style-name="gr1" draw:text-style-name="P1" svg:width="994.2pt" svg:height="552.84pt" svg:x="424.4pt" svg:y="9.61pt">
            <draw:object draw:notify-on-update-of-ranges="removal.A1:removal.A1 removal.A2:removal.A1001 removal.B1:removal.B1 removal.B2:removal.B1001 removal.A1:removal.A1 removal.A2:removal.A1001 removal.C1:removal.C1 removal.C2:removal.C1001 removal.A1:removal.A1 removal.A2:removal.A1001 removal.D1:removal.D1 removal.D2:removal.D1001 removal.A1:removal.A1 removal.A2:removal.A1001 removal.E1:removal.E1 removal.E2:removal.E1001 removal.A1:removal.A1 removal.A2:removal.A1001 removal.F1:removal.F1 removal.F2:removal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/>
          <table:table-cell office:value-type="float" office:value="0.212521" calcext:value-type="float">
            <text:p>0.212521</text:p>
          </table:table-cell>
          <table:table-cell office:value-type="float" office:value="0.00361281" calcext:value-type="float">
            <text:p>0.00361281</text:p>
          </table:table-cell>
          <table:table-cell office:value-type="float" office:value="0.0266745" calcext:value-type="float">
            <text:p>0.0266745</text:p>
          </table:table-cell>
          <table:table-cell office:value-type="float" office:value="0.0164594" calcext:value-type="float">
            <text:p>0.0164594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/>
          <table:table-cell office:value-type="float" office:value="0.215945" calcext:value-type="float">
            <text:p>0.215945</text:p>
          </table:table-cell>
          <table:table-cell office:value-type="float" office:value="0.00324332" calcext:value-type="float">
            <text:p>0.00324332</text:p>
          </table:table-cell>
          <table:table-cell office:value-type="float" office:value="0.0278228" calcext:value-type="float">
            <text:p>0.0278228</text:p>
          </table:table-cell>
          <table:table-cell office:value-type="float" office:value="0.0166599" calcext:value-type="float">
            <text:p>0.0166599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/>
          <table:table-cell office:value-type="float" office:value="0.209127" calcext:value-type="float">
            <text:p>0.209127</text:p>
          </table:table-cell>
          <table:table-cell office:value-type="float" office:value="0.00315095" calcext:value-type="float">
            <text:p>0.00315095</text:p>
          </table:table-cell>
          <table:table-cell office:value-type="float" office:value="0.0294248" calcext:value-type="float">
            <text:p>0.0294248</text:p>
          </table:table-cell>
          <table:table-cell office:value-type="float" office:value="0.0186815" calcext:value-type="float">
            <text:p>0.0186815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/>
          <table:table-cell office:value-type="float" office:value="0.199482" calcext:value-type="float">
            <text:p>0.199482</text:p>
          </table:table-cell>
          <table:table-cell office:value-type="float" office:value="0.0038323" calcext:value-type="float">
            <text:p>0.0038323</text:p>
          </table:table-cell>
          <table:table-cell office:value-type="float" office:value="0.028366" calcext:value-type="float">
            <text:p>0.028366</text:p>
          </table:table-cell>
          <table:table-cell office:value-type="float" office:value="0.0187332" calcext:value-type="float">
            <text:p>0.0187332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/>
          <table:table-cell office:value-type="float" office:value="0.206278" calcext:value-type="float">
            <text:p>0.206278</text:p>
          </table:table-cell>
          <table:table-cell office:value-type="float" office:value="0.00335425" calcext:value-type="float">
            <text:p>0.00335425</text:p>
          </table:table-cell>
          <table:table-cell office:value-type="float" office:value="0.0301914" calcext:value-type="float">
            <text:p>0.0301914</text:p>
          </table:table-cell>
          <table:table-cell office:value-type="float" office:value="0.01789" calcext:value-type="float">
            <text:p>0.01789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/>
          <table:table-cell office:value-type="float" office:value="0.20206" calcext:value-type="float">
            <text:p>0.20206</text:p>
          </table:table-cell>
          <table:table-cell office:value-type="float" office:value="0.00317305" calcext:value-type="float">
            <text:p>0.00317305</text:p>
          </table:table-cell>
          <table:table-cell office:value-type="float" office:value="0.0297248" calcext:value-type="float">
            <text:p>0.0297248</text:p>
          </table:table-cell>
          <table:table-cell office:value-type="float" office:value="0.018415" calcext:value-type="float">
            <text:p>0.018415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/>
          <table:table-cell office:value-type="float" office:value="0.197483" calcext:value-type="float">
            <text:p>0.197483</text:p>
          </table:table-cell>
          <table:table-cell office:value-type="float" office:value="0.00313121" calcext:value-type="float">
            <text:p>0.00313121</text:p>
          </table:table-cell>
          <table:table-cell office:value-type="float" office:value="0.0293849" calcext:value-type="float">
            <text:p>0.0293849</text:p>
          </table:table-cell>
          <table:table-cell office:value-type="float" office:value="0.0169189" calcext:value-type="float">
            <text:p>0.0169189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/>
          <table:table-cell office:value-type="float" office:value="0.196594" calcext:value-type="float">
            <text:p>0.196594</text:p>
          </table:table-cell>
          <table:table-cell office:value-type="float" office:value="0.00307081" calcext:value-type="float">
            <text:p>0.00307081</text:p>
          </table:table-cell>
          <table:table-cell office:value-type="float" office:value="0.0295771" calcext:value-type="float">
            <text:p>0.0295771</text:p>
          </table:table-cell>
          <table:table-cell office:value-type="float" office:value="0.0166769" calcext:value-type="float">
            <text:p>0.0166769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/>
          <table:table-cell office:value-type="float" office:value="0.199827" calcext:value-type="float">
            <text:p>0.199827</text:p>
          </table:table-cell>
          <table:table-cell office:value-type="float" office:value="0.00338425" calcext:value-type="float">
            <text:p>0.00338425</text:p>
          </table:table-cell>
          <table:table-cell office:value-type="float" office:value="0.0291322" calcext:value-type="float">
            <text:p>0.0291322</text:p>
          </table:table-cell>
          <table:table-cell office:value-type="float" office:value="0.0165924" calcext:value-type="float">
            <text:p>0.0165924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/>
          <table:table-cell office:value-type="float" office:value="0.191848" calcext:value-type="float">
            <text:p>0.191848</text:p>
          </table:table-cell>
          <table:table-cell office:value-type="float" office:value="0.00520842" calcext:value-type="float">
            <text:p>0.00520842</text:p>
          </table:table-cell>
          <table:table-cell office:value-type="float" office:value="0.0277324" calcext:value-type="float">
            <text:p>0.0277324</text:p>
          </table:table-cell>
          <table:table-cell office:value-type="float" office:value="0.0168628" calcext:value-type="float">
            <text:p>0.01686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/>
          <table:table-cell office:value-type="float" office:value="0.189994" calcext:value-type="float">
            <text:p>0.189994</text:p>
          </table:table-cell>
          <table:table-cell office:value-type="float" office:value="0.00363255" calcext:value-type="float">
            <text:p>0.00363255</text:p>
          </table:table-cell>
          <table:table-cell office:value-type="float" office:value="0.029002" calcext:value-type="float">
            <text:p>0.029002</text:p>
          </table:table-cell>
          <table:table-cell office:value-type="float" office:value="0.016521" calcext:value-type="float">
            <text:p>0.016521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/>
          <table:table-cell office:value-type="float" office:value="0.198925" calcext:value-type="float">
            <text:p>0.198925</text:p>
          </table:table-cell>
          <table:table-cell office:value-type="float" office:value="0.00336964" calcext:value-type="float">
            <text:p>0.00336964</text:p>
          </table:table-cell>
          <table:table-cell office:value-type="float" office:value="0.0288689" calcext:value-type="float">
            <text:p>0.0288689</text:p>
          </table:table-cell>
          <table:table-cell office:value-type="float" office:value="0.0158155" calcext:value-type="float">
            <text:p>0.015815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/>
          <table:table-cell office:value-type="float" office:value="0.20062" calcext:value-type="float">
            <text:p>0.20062</text:p>
          </table:table-cell>
          <table:table-cell office:value-type="float" office:value="0.00363492" calcext:value-type="float">
            <text:p>0.00363492</text:p>
          </table:table-cell>
          <table:table-cell office:value-type="float" office:value="0.0299111" calcext:value-type="float">
            <text:p>0.0299111</text:p>
          </table:table-cell>
          <table:table-cell office:value-type="float" office:value="0.0164475" calcext:value-type="float">
            <text:p>0.0164475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/>
          <table:table-cell office:value-type="float" office:value="0.195101" calcext:value-type="float">
            <text:p>0.195101</text:p>
          </table:table-cell>
          <table:table-cell office:value-type="float" office:value="0.00417297" calcext:value-type="float">
            <text:p>0.00417297</text:p>
          </table:table-cell>
          <table:table-cell office:value-type="float" office:value="0.0299778" calcext:value-type="float">
            <text:p>0.0299778</text:p>
          </table:table-cell>
          <table:table-cell office:value-type="float" office:value="0.0162399" calcext:value-type="float">
            <text:p>0.0162399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/>
          <table:table-cell office:value-type="float" office:value="0.197765" calcext:value-type="float">
            <text:p>0.197765</text:p>
          </table:table-cell>
          <table:table-cell office:value-type="float" office:value="0.00376953" calcext:value-type="float">
            <text:p>0.00376953</text:p>
          </table:table-cell>
          <table:table-cell office:value-type="float" office:value="0.0297358" calcext:value-type="float">
            <text:p>0.0297358</text:p>
          </table:table-cell>
          <table:table-cell office:value-type="float" office:value="0.0162103" calcext:value-type="float">
            <text:p>0.0162103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/>
          <table:table-cell office:value-type="float" office:value="0.199958" calcext:value-type="float">
            <text:p>0.199958</text:p>
          </table:table-cell>
          <table:table-cell office:value-type="float" office:value="0.00340478" calcext:value-type="float">
            <text:p>0.00340478</text:p>
          </table:table-cell>
          <table:table-cell office:value-type="float" office:value="0.0282744" calcext:value-type="float">
            <text:p>0.0282744</text:p>
          </table:table-cell>
          <table:table-cell office:value-type="float" office:value="0.0159434" calcext:value-type="float">
            <text:p>0.0159434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/>
          <table:table-cell office:value-type="float" office:value="0.19572" calcext:value-type="float">
            <text:p>0.19572</text:p>
          </table:table-cell>
          <table:table-cell office:value-type="float" office:value="0.00373637" calcext:value-type="float">
            <text:p>0.00373637</text:p>
          </table:table-cell>
          <table:table-cell office:value-type="float" office:value="0.0287845" calcext:value-type="float">
            <text:p>0.0287845</text:p>
          </table:table-cell>
          <table:table-cell office:value-type="float" office:value="0.0154981" calcext:value-type="float">
            <text:p>0.0154981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/>
          <table:table-cell office:value-type="float" office:value="0.195987" calcext:value-type="float">
            <text:p>0.195987</text:p>
          </table:table-cell>
          <table:table-cell office:value-type="float" office:value="0.00384453" calcext:value-type="float">
            <text:p>0.00384453</text:p>
          </table:table-cell>
          <table:table-cell office:value-type="float" office:value="0.028717" calcext:value-type="float">
            <text:p>0.028717</text:p>
          </table:table-cell>
          <table:table-cell office:value-type="float" office:value="0.0160721" calcext:value-type="float">
            <text:p>0.0160721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/>
          <table:table-cell office:value-type="float" office:value="0.200525" calcext:value-type="float">
            <text:p>0.200525</text:p>
          </table:table-cell>
          <table:table-cell office:value-type="float" office:value="0.00322595" calcext:value-type="float">
            <text:p>0.00322595</text:p>
          </table:table-cell>
          <table:table-cell office:value-type="float" office:value="0.0280557" calcext:value-type="float">
            <text:p>0.0280557</text:p>
          </table:table-cell>
          <table:table-cell office:value-type="float" office:value="0.0171589" calcext:value-type="float">
            <text:p>0.0171589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/>
          <table:table-cell office:value-type="float" office:value="0.217947" calcext:value-type="float">
            <text:p>0.217947</text:p>
          </table:table-cell>
          <table:table-cell office:value-type="float" office:value="0.00311068" calcext:value-type="float">
            <text:p>0.00311068</text:p>
          </table:table-cell>
          <table:table-cell office:value-type="float" office:value="0.0314795" calcext:value-type="float">
            <text:p>0.0314795</text:p>
          </table:table-cell>
          <table:table-cell office:value-type="float" office:value="0.0187525" calcext:value-type="float">
            <text:p>0.01875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/>
          <table:table-cell office:value-type="float" office:value="0.199104" calcext:value-type="float">
            <text:p>0.199104</text:p>
          </table:table-cell>
          <table:table-cell office:value-type="float" office:value="0.00305936" calcext:value-type="float">
            <text:p>0.00305936</text:p>
          </table:table-cell>
          <table:table-cell office:value-type="float" office:value="0.0292771" calcext:value-type="float">
            <text:p>0.0292771</text:p>
          </table:table-cell>
          <table:table-cell office:value-type="float" office:value="0.0169552" calcext:value-type="float">
            <text:p>0.0169552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/>
          <table:table-cell office:value-type="float" office:value="0.19589" calcext:value-type="float">
            <text:p>0.19589</text:p>
          </table:table-cell>
          <table:table-cell office:value-type="float" office:value="0.00305463" calcext:value-type="float">
            <text:p>0.00305463</text:p>
          </table:table-cell>
          <table:table-cell office:value-type="float" office:value="0.0290028" calcext:value-type="float">
            <text:p>0.0290028</text:p>
          </table:table-cell>
          <table:table-cell office:value-type="float" office:value="0.0161866" calcext:value-type="float">
            <text:p>0.0161866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/>
          <table:table-cell office:value-type="float" office:value="0.191643" calcext:value-type="float">
            <text:p>0.191643</text:p>
          </table:table-cell>
          <table:table-cell office:value-type="float" office:value="0.00383032" calcext:value-type="float">
            <text:p>0.00383032</text:p>
          </table:table-cell>
          <table:table-cell office:value-type="float" office:value="0.0288393" calcext:value-type="float">
            <text:p>0.0288393</text:p>
          </table:table-cell>
          <table:table-cell office:value-type="float" office:value="0.0164025" calcext:value-type="float">
            <text:p>0.0164025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/>
          <table:table-cell office:value-type="float" office:value="0.181662" calcext:value-type="float">
            <text:p>0.181662</text:p>
          </table:table-cell>
          <table:table-cell office:value-type="float" office:value="0.00344662" calcext:value-type="float">
            <text:p>0.00344662</text:p>
          </table:table-cell>
          <table:table-cell office:value-type="float" office:value="0.0279859" calcext:value-type="float">
            <text:p>0.0279859</text:p>
          </table:table-cell>
          <table:table-cell office:value-type="float" office:value="0.0159521" calcext:value-type="float">
            <text:p>0.0159521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/>
          <table:table-cell office:value-type="float" office:value="0.193435" calcext:value-type="float">
            <text:p>0.193435</text:p>
          </table:table-cell>
          <table:table-cell office:value-type="float" office:value="0.00314266" calcext:value-type="float">
            <text:p>0.00314266</text:p>
          </table:table-cell>
          <table:table-cell office:value-type="float" office:value="0.0283265" calcext:value-type="float">
            <text:p>0.0283265</text:p>
          </table:table-cell>
          <table:table-cell office:value-type="float" office:value="0.0159079" calcext:value-type="float">
            <text:p>0.0159079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/>
          <table:table-cell office:value-type="float" office:value="0.191799" calcext:value-type="float">
            <text:p>0.191799</text:p>
          </table:table-cell>
          <table:table-cell office:value-type="float" office:value="0.00302265" calcext:value-type="float">
            <text:p>0.00302265</text:p>
          </table:table-cell>
          <table:table-cell office:value-type="float" office:value="0.0283423" calcext:value-type="float">
            <text:p>0.0283423</text:p>
          </table:table-cell>
          <table:table-cell office:value-type="float" office:value="0.0156549" calcext:value-type="float">
            <text:p>0.0156549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/>
          <table:table-cell office:value-type="float" office:value="0.195759" calcext:value-type="float">
            <text:p>0.195759</text:p>
          </table:table-cell>
          <table:table-cell office:value-type="float" office:value="0.00299541" calcext:value-type="float">
            <text:p>0.00299541</text:p>
          </table:table-cell>
          <table:table-cell office:value-type="float" office:value="0.0285946" calcext:value-type="float">
            <text:p>0.0285946</text:p>
          </table:table-cell>
          <table:table-cell office:value-type="float" office:value="0.0150497" calcext:value-type="float">
            <text:p>0.0150497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/>
          <table:table-cell office:value-type="float" office:value="0.192855" calcext:value-type="float">
            <text:p>0.192855</text:p>
          </table:table-cell>
          <table:table-cell office:value-type="float" office:value="0.00379282" calcext:value-type="float">
            <text:p>0.00379282</text:p>
          </table:table-cell>
          <table:table-cell office:value-type="float" office:value="0.0305518" calcext:value-type="float">
            <text:p>0.0305518</text:p>
          </table:table-cell>
          <table:table-cell office:value-type="float" office:value="0.0155352" calcext:value-type="float">
            <text:p>0.0155352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/>
          <table:table-cell office:value-type="float" office:value="0.191785" calcext:value-type="float">
            <text:p>0.191785</text:p>
          </table:table-cell>
          <table:table-cell office:value-type="float" office:value="0.00312845" calcext:value-type="float">
            <text:p>0.00312845</text:p>
          </table:table-cell>
          <table:table-cell office:value-type="float" office:value="0.0283435" calcext:value-type="float">
            <text:p>0.0283435</text:p>
          </table:table-cell>
          <table:table-cell office:value-type="float" office:value="0.0160386" calcext:value-type="float">
            <text:p>0.0160386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/>
          <table:table-cell office:value-type="float" office:value="0.193306" calcext:value-type="float">
            <text:p>0.193306</text:p>
          </table:table-cell>
          <table:table-cell office:value-type="float" office:value="0.00304357" calcext:value-type="float">
            <text:p>0.00304357</text:p>
          </table:table-cell>
          <table:table-cell office:value-type="float" office:value="0.0279136" calcext:value-type="float">
            <text:p>0.0279136</text:p>
          </table:table-cell>
          <table:table-cell office:value-type="float" office:value="0.0158045" calcext:value-type="float">
            <text:p>0.0158045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/>
          <table:table-cell office:value-type="float" office:value="0.185181" calcext:value-type="float">
            <text:p>0.185181</text:p>
          </table:table-cell>
          <table:table-cell office:value-type="float" office:value="0.00302305" calcext:value-type="float">
            <text:p>0.00302305</text:p>
          </table:table-cell>
          <table:table-cell office:value-type="float" office:value="0.0287853" calcext:value-type="float">
            <text:p>0.0287853</text:p>
          </table:table-cell>
          <table:table-cell office:value-type="float" office:value="0.0158053" calcext:value-type="float">
            <text:p>0.0158053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/>
          <table:table-cell office:value-type="float" office:value="0.187962" calcext:value-type="float">
            <text:p>0.187962</text:p>
          </table:table-cell>
          <table:table-cell office:value-type="float" office:value="0.00298554" calcext:value-type="float">
            <text:p>0.00298554</text:p>
          </table:table-cell>
          <table:table-cell office:value-type="float" office:value="0.0286538" calcext:value-type="float">
            <text:p>0.0286538</text:p>
          </table:table-cell>
          <table:table-cell office:value-type="float" office:value="0.0153391" calcext:value-type="float">
            <text:p>0.0153391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/>
          <table:table-cell office:value-type="float" office:value="0.179484" calcext:value-type="float">
            <text:p>0.179484</text:p>
          </table:table-cell>
          <table:table-cell office:value-type="float" office:value="0.00307989" calcext:value-type="float">
            <text:p>0.00307989</text:p>
          </table:table-cell>
          <table:table-cell office:value-type="float" office:value="0.0270685" calcext:value-type="float">
            <text:p>0.0270685</text:p>
          </table:table-cell>
          <table:table-cell office:value-type="float" office:value="0.0165715" calcext:value-type="float">
            <text:p>0.0165715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/>
          <table:table-cell office:value-type="float" office:value="0.187786" calcext:value-type="float">
            <text:p>0.187786</text:p>
          </table:table-cell>
          <table:table-cell office:value-type="float" office:value="0.0034782" calcext:value-type="float">
            <text:p>0.0034782</text:p>
          </table:table-cell>
          <table:table-cell office:value-type="float" office:value="0.0287426" calcext:value-type="float">
            <text:p>0.0287426</text:p>
          </table:table-cell>
          <table:table-cell office:value-type="float" office:value="0.0173902" calcext:value-type="float">
            <text:p>0.0173902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/>
          <table:table-cell office:value-type="float" office:value="0.19447" calcext:value-type="float">
            <text:p>0.19447</text:p>
          </table:table-cell>
          <table:table-cell office:value-type="float" office:value="0.00303923" calcext:value-type="float">
            <text:p>0.00303923</text:p>
          </table:table-cell>
          <table:table-cell office:value-type="float" office:value="0.0306098" calcext:value-type="float">
            <text:p>0.0306098</text:p>
          </table:table-cell>
          <table:table-cell office:value-type="float" office:value="0.0164685" calcext:value-type="float">
            <text:p>0.0164685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/>
          <table:table-cell office:value-type="float" office:value="0.191842" calcext:value-type="float">
            <text:p>0.191842</text:p>
          </table:table-cell>
          <table:table-cell office:value-type="float" office:value="0.00300291" calcext:value-type="float">
            <text:p>0.00300291</text:p>
          </table:table-cell>
          <table:table-cell office:value-type="float" office:value="0.0275315" calcext:value-type="float">
            <text:p>0.0275315</text:p>
          </table:table-cell>
          <table:table-cell office:value-type="float" office:value="0.0158451" calcext:value-type="float">
            <text:p>0.0158451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/>
          <table:table-cell office:value-type="float" office:value="0.185431" calcext:value-type="float">
            <text:p>0.185431</text:p>
          </table:table-cell>
          <table:table-cell office:value-type="float" office:value="0.00300844" calcext:value-type="float">
            <text:p>0.00300844</text:p>
          </table:table-cell>
          <table:table-cell office:value-type="float" office:value="0.0284766" calcext:value-type="float">
            <text:p>0.0284766</text:p>
          </table:table-cell>
          <table:table-cell office:value-type="float" office:value="0.0151875" calcext:value-type="float">
            <text:p>0.0151875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/>
          <table:table-cell office:value-type="float" office:value="0.188454" calcext:value-type="float">
            <text:p>0.188454</text:p>
          </table:table-cell>
          <table:table-cell office:value-type="float" office:value="0.00297489" calcext:value-type="float">
            <text:p>0.00297489</text:p>
          </table:table-cell>
          <table:table-cell office:value-type="float" office:value="0.0282725" calcext:value-type="float">
            <text:p>0.0282725</text:p>
          </table:table-cell>
          <table:table-cell office:value-type="float" office:value="0.0150106" calcext:value-type="float">
            <text:p>0.0150106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/>
          <table:table-cell office:value-type="float" office:value="0.186574" calcext:value-type="float">
            <text:p>0.186574</text:p>
          </table:table-cell>
          <table:table-cell office:value-type="float" office:value="0.00353583" calcext:value-type="float">
            <text:p>0.00353583</text:p>
          </table:table-cell>
          <table:table-cell office:value-type="float" office:value="0.0268936" calcext:value-type="float">
            <text:p>0.0268936</text:p>
          </table:table-cell>
          <table:table-cell office:value-type="float" office:value="0.0156103" calcext:value-type="float">
            <text:p>0.0156103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/>
          <table:table-cell office:value-type="float" office:value="0.183191" calcext:value-type="float">
            <text:p>0.183191</text:p>
          </table:table-cell>
          <table:table-cell office:value-type="float" office:value="0.00294528" calcext:value-type="float">
            <text:p>0.00294528</text:p>
          </table:table-cell>
          <table:table-cell office:value-type="float" office:value="0.0297631" calcext:value-type="float">
            <text:p>0.0297631</text:p>
          </table:table-cell>
          <table:table-cell office:value-type="float" office:value="0.0157614" calcext:value-type="float">
            <text:p>0.015761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/>
          <table:table-cell office:value-type="float" office:value="0.178852" calcext:value-type="float">
            <text:p>0.178852</text:p>
          </table:table-cell>
          <table:table-cell office:value-type="float" office:value="0.00293107" calcext:value-type="float">
            <text:p>0.00293107</text:p>
          </table:table-cell>
          <table:table-cell office:value-type="float" office:value="0.0282886" calcext:value-type="float">
            <text:p>0.0282886</text:p>
          </table:table-cell>
          <table:table-cell office:value-type="float" office:value="0.0156114" calcext:value-type="float">
            <text:p>0.0156114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/>
          <table:table-cell office:value-type="float" office:value="0.19103" calcext:value-type="float">
            <text:p>0.19103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0.0318229" calcext:value-type="float">
            <text:p>0.0318229</text:p>
          </table:table-cell>
          <table:table-cell office:value-type="float" office:value="0.0155518" calcext:value-type="float">
            <text:p>0.0155518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/>
          <table:table-cell office:value-type="float" office:value="0.202083" calcext:value-type="float">
            <text:p>0.202083</text:p>
          </table:table-cell>
          <table:table-cell office:value-type="float" office:value="0.00293699" calcext:value-type="float">
            <text:p>0.00293699</text:p>
          </table:table-cell>
          <table:table-cell office:value-type="float" office:value="0.0288926" calcext:value-type="float">
            <text:p>0.0288926</text:p>
          </table:table-cell>
          <table:table-cell office:value-type="float" office:value="0.0147517" calcext:value-type="float">
            <text:p>0.0147517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/>
          <table:table-cell office:value-type="float" office:value="0.19104" calcext:value-type="float">
            <text:p>0.19104</text:p>
          </table:table-cell>
          <table:table-cell office:value-type="float" office:value="0.00295317" calcext:value-type="float">
            <text:p>0.00295317</text:p>
          </table:table-cell>
          <table:table-cell office:value-type="float" office:value="0.0282515" calcext:value-type="float">
            <text:p>0.0282515</text:p>
          </table:table-cell>
          <table:table-cell office:value-type="float" office:value="0.0152716" calcext:value-type="float">
            <text:p>0.0152716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/>
          <table:table-cell office:value-type="float" office:value="0.199003" calcext:value-type="float">
            <text:p>0.199003</text:p>
          </table:table-cell>
          <table:table-cell office:value-type="float" office:value="0.00293541" calcext:value-type="float">
            <text:p>0.00293541</text:p>
          </table:table-cell>
          <table:table-cell office:value-type="float" office:value="0.0276156" calcext:value-type="float">
            <text:p>0.0276156</text:p>
          </table:table-cell>
          <table:table-cell office:value-type="float" office:value="0.0158076" calcext:value-type="float">
            <text:p>0.0158076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/>
          <table:table-cell office:value-type="float" office:value="0.202774" calcext:value-type="float">
            <text:p>0.202774</text:p>
          </table:table-cell>
          <table:table-cell office:value-type="float" office:value="0.00292791" calcext:value-type="float">
            <text:p>0.00292791</text:p>
          </table:table-cell>
          <table:table-cell office:value-type="float" office:value="0.028068" calcext:value-type="float">
            <text:p>0.028068</text:p>
          </table:table-cell>
          <table:table-cell office:value-type="float" office:value="0.0158546" calcext:value-type="float">
            <text:p>0.0158546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/>
          <table:table-cell office:value-type="float" office:value="0.184044" calcext:value-type="float">
            <text:p>0.184044</text:p>
          </table:table-cell>
          <table:table-cell office:value-type="float" office:value="0.00294409" calcext:value-type="float">
            <text:p>0.00294409</text:p>
          </table:table-cell>
          <table:table-cell office:value-type="float" office:value="0.0273673" calcext:value-type="float">
            <text:p>0.0273673</text:p>
          </table:table-cell>
          <table:table-cell office:value-type="float" office:value="0.0169816" calcext:value-type="float">
            <text:p>0.0169816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/>
          <table:table-cell office:value-type="float" office:value="0.182974" calcext:value-type="float">
            <text:p>0.182974</text:p>
          </table:table-cell>
          <table:table-cell office:value-type="float" office:value="0.00292278" calcext:value-type="float">
            <text:p>0.00292278</text:p>
          </table:table-cell>
          <table:table-cell office:value-type="float" office:value="0.0273037" calcext:value-type="float">
            <text:p>0.0273037</text:p>
          </table:table-cell>
          <table:table-cell office:value-type="float" office:value="0.0157986" calcext:value-type="float">
            <text:p>0.0157986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/>
          <table:table-cell office:value-type="float" office:value="0.171205" calcext:value-type="float">
            <text:p>0.171205</text:p>
          </table:table-cell>
          <table:table-cell office:value-type="float" office:value="0.00289396" calcext:value-type="float">
            <text:p>0.00289396</text:p>
          </table:table-cell>
          <table:table-cell office:value-type="float" office:value="0.0289353" calcext:value-type="float">
            <text:p>0.0289353</text:p>
          </table:table-cell>
          <table:table-cell office:value-type="float" office:value="0.0162948" calcext:value-type="float">
            <text:p>0.0162948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/>
          <table:table-cell office:value-type="float" office:value="0.18388" calcext:value-type="float">
            <text:p>0.18388</text:p>
          </table:table-cell>
          <table:table-cell office:value-type="float" office:value="0.0033653" calcext:value-type="float">
            <text:p>0.0033653</text:p>
          </table:table-cell>
          <table:table-cell office:value-type="float" office:value="0.0289167" calcext:value-type="float">
            <text:p>0.0289167</text:p>
          </table:table-cell>
          <table:table-cell office:value-type="float" office:value="0.015776" calcext:value-type="float">
            <text:p>0.01577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/>
          <table:table-cell office:value-type="float" office:value="0.186426" calcext:value-type="float">
            <text:p>0.186426</text:p>
          </table:table-cell>
          <table:table-cell office:value-type="float" office:value="0.00309292" calcext:value-type="float">
            <text:p>0.00309292</text:p>
          </table:table-cell>
          <table:table-cell office:value-type="float" office:value="0.0291397" calcext:value-type="float">
            <text:p>0.0291397</text:p>
          </table:table-cell>
          <table:table-cell office:value-type="float" office:value="0.0154346" calcext:value-type="float">
            <text:p>0.0154346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/>
          <table:table-cell office:value-type="float" office:value="0.186245" calcext:value-type="float">
            <text:p>0.186245</text:p>
          </table:table-cell>
          <table:table-cell office:value-type="float" office:value="0.00298673" calcext:value-type="float">
            <text:p>0.00298673</text:p>
          </table:table-cell>
          <table:table-cell office:value-type="float" office:value="0.0290107" calcext:value-type="float">
            <text:p>0.0290107</text:p>
          </table:table-cell>
          <table:table-cell office:value-type="float" office:value="0.0154824" calcext:value-type="float">
            <text:p>0.0154824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/>
          <table:table-cell office:value-type="float" office:value="0.182871" calcext:value-type="float">
            <text:p>0.182871</text:p>
          </table:table-cell>
          <table:table-cell office:value-type="float" office:value="0.00300726" calcext:value-type="float">
            <text:p>0.00300726</text:p>
          </table:table-cell>
          <table:table-cell office:value-type="float" office:value="0.0274076" calcext:value-type="float">
            <text:p>0.0274076</text:p>
          </table:table-cell>
          <table:table-cell office:value-type="float" office:value="0.0146553" calcext:value-type="float">
            <text:p>0.0146553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/>
          <table:table-cell office:value-type="float" office:value="0.181817" calcext:value-type="float">
            <text:p>0.181817</text:p>
          </table:table-cell>
          <table:table-cell office:value-type="float" office:value="0.00293067" calcext:value-type="float">
            <text:p>0.00293067</text:p>
          </table:table-cell>
          <table:table-cell office:value-type="float" office:value="0.0272935" calcext:value-type="float">
            <text:p>0.0272935</text:p>
          </table:table-cell>
          <table:table-cell office:value-type="float" office:value="0.0147678" calcext:value-type="float">
            <text:p>0.0147678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/>
          <table:table-cell office:value-type="float" office:value="0.176309" calcext:value-type="float">
            <text:p>0.176309</text:p>
          </table:table-cell>
          <table:table-cell office:value-type="float" office:value="0.00357492" calcext:value-type="float">
            <text:p>0.00357492</text:p>
          </table:table-cell>
          <table:table-cell office:value-type="float" office:value="0.0281943" calcext:value-type="float">
            <text:p>0.0281943</text:p>
          </table:table-cell>
          <table:table-cell office:value-type="float" office:value="0.0153375" calcext:value-type="float">
            <text:p>0.0153375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/>
          <table:table-cell office:value-type="float" office:value="0.176798" calcext:value-type="float">
            <text:p>0.176798</text:p>
          </table:table-cell>
          <table:table-cell office:value-type="float" office:value="0.00294804" calcext:value-type="float">
            <text:p>0.00294804</text:p>
          </table:table-cell>
          <table:table-cell office:value-type="float" office:value="0.027569" calcext:value-type="float">
            <text:p>0.027569</text:p>
          </table:table-cell>
          <table:table-cell office:value-type="float" office:value="0.0152712" calcext:value-type="float">
            <text:p>0.0152712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/>
          <table:table-cell office:value-type="float" office:value="0.181789" calcext:value-type="float">
            <text:p>0.181789</text:p>
          </table:table-cell>
          <table:table-cell office:value-type="float" office:value="0.0030037" calcext:value-type="float">
            <text:p>0.0030037</text:p>
          </table:table-cell>
          <table:table-cell office:value-type="float" office:value="0.0294449" calcext:value-type="float">
            <text:p>0.0294449</text:p>
          </table:table-cell>
          <table:table-cell office:value-type="float" office:value="0.015236" calcext:value-type="float">
            <text:p>0.015236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/>
          <table:table-cell office:value-type="float" office:value="0.186297" calcext:value-type="float">
            <text:p>0.186297</text:p>
          </table:table-cell>
          <table:table-cell office:value-type="float" office:value="0.00298041" calcext:value-type="float">
            <text:p>0.00298041</text:p>
          </table:table-cell>
          <table:table-cell office:value-type="float" office:value="0.0287114" calcext:value-type="float">
            <text:p>0.0287114</text:p>
          </table:table-cell>
          <table:table-cell office:value-type="float" office:value="0.015131" calcext:value-type="float">
            <text:p>0.015131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/>
          <table:table-cell office:value-type="float" office:value="0.18384" calcext:value-type="float">
            <text:p>0.18384</text:p>
          </table:table-cell>
          <table:table-cell office:value-type="float" office:value="0.0029362" calcext:value-type="float">
            <text:p>0.0029362</text:p>
          </table:table-cell>
          <table:table-cell office:value-type="float" office:value="0.0275197" calcext:value-type="float">
            <text:p>0.0275197</text:p>
          </table:table-cell>
          <table:table-cell office:value-type="float" office:value="0.0144284" calcext:value-type="float">
            <text:p>0.0144284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/>
          <table:table-cell office:value-type="float" office:value="0.182283" calcext:value-type="float">
            <text:p>0.182283</text:p>
          </table:table-cell>
          <table:table-cell office:value-type="float" office:value="0.00294252" calcext:value-type="float">
            <text:p>0.00294252</text:p>
          </table:table-cell>
          <table:table-cell office:value-type="float" office:value="0.0270317" calcext:value-type="float">
            <text:p>0.0270317</text:p>
          </table:table-cell>
          <table:table-cell office:value-type="float" office:value="0.0158017" calcext:value-type="float">
            <text:p>0.0158017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/>
          <table:table-cell office:value-type="float" office:value="0.176488" calcext:value-type="float">
            <text:p>0.176488</text:p>
          </table:table-cell>
          <table:table-cell office:value-type="float" office:value="0.00348649" calcext:value-type="float">
            <text:p>0.00348649</text:p>
          </table:table-cell>
          <table:table-cell office:value-type="float" office:value="0.0278066" calcext:value-type="float">
            <text:p>0.0278066</text:p>
          </table:table-cell>
          <table:table-cell office:value-type="float" office:value="0.0158822" calcext:value-type="float">
            <text:p>0.0158822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/>
          <table:table-cell office:value-type="float" office:value="0.169314" calcext:value-type="float">
            <text:p>0.169314</text:p>
          </table:table-cell>
          <table:table-cell office:value-type="float" office:value="0.00306489" calcext:value-type="float">
            <text:p>0.00306489</text:p>
          </table:table-cell>
          <table:table-cell office:value-type="float" office:value="0.0270598" calcext:value-type="float">
            <text:p>0.0270598</text:p>
          </table:table-cell>
          <table:table-cell office:value-type="float" office:value="0.0157251" calcext:value-type="float">
            <text:p>0.0157251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/>
          <table:table-cell office:value-type="float" office:value="0.179399" calcext:value-type="float">
            <text:p>0.179399</text:p>
          </table:table-cell>
          <table:table-cell office:value-type="float" office:value="0.00298554" calcext:value-type="float">
            <text:p>0.00298554</text:p>
          </table:table-cell>
          <table:table-cell office:value-type="float" office:value="0.0270878" calcext:value-type="float">
            <text:p>0.0270878</text:p>
          </table:table-cell>
          <table:table-cell office:value-type="float" office:value="0.0152956" calcext:value-type="float">
            <text:p>0.0152956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/>
          <table:table-cell office:value-type="float" office:value="0.178836" calcext:value-type="float">
            <text:p>0.178836</text:p>
          </table:table-cell>
          <table:table-cell office:value-type="float" office:value="0.00296067" calcext:value-type="float">
            <text:p>0.00296067</text:p>
          </table:table-cell>
          <table:table-cell office:value-type="float" office:value="0.0284947" calcext:value-type="float">
            <text:p>0.0284947</text:p>
          </table:table-cell>
          <table:table-cell office:value-type="float" office:value="0.0149313" calcext:value-type="float">
            <text:p>0.0149313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/>
          <table:table-cell office:value-type="float" office:value="0.183001" calcext:value-type="float">
            <text:p>0.183001</text:p>
          </table:table-cell>
          <table:table-cell office:value-type="float" office:value="0.00294291" calcext:value-type="float">
            <text:p>0.00294291</text:p>
          </table:table-cell>
          <table:table-cell office:value-type="float" office:value="0.0290332" calcext:value-type="float">
            <text:p>0.0290332</text:p>
          </table:table-cell>
          <table:table-cell office:value-type="float" office:value="0.0151113" calcext:value-type="float">
            <text:p>0.0151113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/>
          <table:table-cell office:value-type="float" office:value="0.188446" calcext:value-type="float">
            <text:p>0.188446</text:p>
          </table:table-cell>
          <table:table-cell office:value-type="float" office:value="0.0033424" calcext:value-type="float">
            <text:p>0.0033424</text:p>
          </table:table-cell>
          <table:table-cell office:value-type="float" office:value="0.0273906" calcext:value-type="float">
            <text:p>0.0273906</text:p>
          </table:table-cell>
          <table:table-cell office:value-type="float" office:value="0.0152925" calcext:value-type="float">
            <text:p>0.0152925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/>
          <table:table-cell office:value-type="float" office:value="0.189783" calcext:value-type="float">
            <text:p>0.189783</text:p>
          </table:table-cell>
          <table:table-cell office:value-type="float" office:value="0.00293107" calcext:value-type="float">
            <text:p>0.00293107</text:p>
          </table:table-cell>
          <table:table-cell office:value-type="float" office:value="0.0280056" calcext:value-type="float">
            <text:p>0.0280056</text:p>
          </table:table-cell>
          <table:table-cell office:value-type="float" office:value="0.0153825" calcext:value-type="float">
            <text:p>0.0153825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/>
          <table:table-cell office:value-type="float" office:value="0.181026" calcext:value-type="float">
            <text:p>0.181026</text:p>
          </table:table-cell>
          <table:table-cell office:value-type="float" office:value="0.00290383" calcext:value-type="float">
            <text:p>0.00290383</text:p>
          </table:table-cell>
          <table:table-cell office:value-type="float" office:value="0.0268916" calcext:value-type="float">
            <text:p>0.0268916</text:p>
          </table:table-cell>
          <table:table-cell office:value-type="float" office:value="0.0151539" calcext:value-type="float">
            <text:p>0.0151539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/>
          <table:table-cell office:value-type="float" office:value="0.188571" calcext:value-type="float">
            <text:p>0.188571</text:p>
          </table:table-cell>
          <table:table-cell office:value-type="float" office:value="0.00290659" calcext:value-type="float">
            <text:p>0.00290659</text:p>
          </table:table-cell>
          <table:table-cell office:value-type="float" office:value="0.0269595" calcext:value-type="float">
            <text:p>0.0269595</text:p>
          </table:table-cell>
          <table:table-cell office:value-type="float" office:value="0.015146" calcext:value-type="float">
            <text:p>0.015146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/>
          <table:table-cell office:value-type="float" office:value="0.220239" calcext:value-type="float">
            <text:p>0.220239</text:p>
          </table:table-cell>
          <table:table-cell office:value-type="float" office:value="0.00295238" calcext:value-type="float">
            <text:p>0.00295238</text:p>
          </table:table-cell>
          <table:table-cell office:value-type="float" office:value="0.029617" calcext:value-type="float">
            <text:p>0.029617</text:p>
          </table:table-cell>
          <table:table-cell office:value-type="float" office:value="0.0146107" calcext:value-type="float">
            <text:p>0.014610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/>
          <table:table-cell office:value-type="float" office:value="0.213532" calcext:value-type="float">
            <text:p>0.213532</text:p>
          </table:table-cell>
          <table:table-cell office:value-type="float" office:value="0.00288843" calcext:value-type="float">
            <text:p>0.00288843</text:p>
          </table:table-cell>
          <table:table-cell office:value-type="float" office:value="0.0271474" calcext:value-type="float">
            <text:p>0.0271474</text:p>
          </table:table-cell>
          <table:table-cell office:value-type="float" office:value="0.0150197" calcext:value-type="float">
            <text:p>0.0150197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/>
          <table:table-cell office:value-type="float" office:value="0.194951" calcext:value-type="float">
            <text:p>0.194951</text:p>
          </table:table-cell>
          <table:table-cell office:value-type="float" office:value="0.0030341" calcext:value-type="float">
            <text:p>0.0030341</text:p>
          </table:table-cell>
          <table:table-cell office:value-type="float" office:value="0.0297327" calcext:value-type="float">
            <text:p>0.0297327</text:p>
          </table:table-cell>
          <table:table-cell office:value-type="float" office:value="0.0149751" calcext:value-type="float">
            <text:p>0.0149751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/>
          <table:table-cell office:value-type="float" office:value="0.202788" calcext:value-type="float">
            <text:p>0.202788</text:p>
          </table:table-cell>
          <table:table-cell office:value-type="float" office:value="0.00292357" calcext:value-type="float">
            <text:p>0.00292357</text:p>
          </table:table-cell>
          <table:table-cell office:value-type="float" office:value="0.0316457" calcext:value-type="float">
            <text:p>0.0316457</text:p>
          </table:table-cell>
          <table:table-cell office:value-type="float" office:value="0.0157772" calcext:value-type="float">
            <text:p>0.0157772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/>
          <table:table-cell office:value-type="float" office:value="0.205294" calcext:value-type="float">
            <text:p>0.205294</text:p>
          </table:table-cell>
          <table:table-cell office:value-type="float" office:value="0.0031924" calcext:value-type="float">
            <text:p>0.0031924</text:p>
          </table:table-cell>
          <table:table-cell office:value-type="float" office:value="0.0290711" calcext:value-type="float">
            <text:p>0.0290711</text:p>
          </table:table-cell>
          <table:table-cell office:value-type="float" office:value="0.0158408" calcext:value-type="float">
            <text:p>0.0158408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/>
          <table:table-cell office:value-type="float" office:value="0.186849" calcext:value-type="float">
            <text:p>0.186849</text:p>
          </table:table-cell>
          <table:table-cell office:value-type="float" office:value="0.00343557" calcext:value-type="float">
            <text:p>0.00343557</text:p>
          </table:table-cell>
          <table:table-cell office:value-type="float" office:value="0.029287" calcext:value-type="float">
            <text:p>0.029287</text:p>
          </table:table-cell>
          <table:table-cell office:value-type="float" office:value="0.0151421" calcext:value-type="float">
            <text:p>0.0151421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/>
          <table:table-cell office:value-type="float" office:value="0.171241" calcext:value-type="float">
            <text:p>0.171241</text:p>
          </table:table-cell>
          <table:table-cell office:value-type="float" office:value="0.00325437" calcext:value-type="float">
            <text:p>0.00325437</text:p>
          </table:table-cell>
          <table:table-cell office:value-type="float" office:value="0.0272043" calcext:value-type="float">
            <text:p>0.0272043</text:p>
          </table:table-cell>
          <table:table-cell office:value-type="float" office:value="0.0153193" calcext:value-type="float">
            <text:p>0.0153193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/>
          <table:table-cell office:value-type="float" office:value="0.176286" calcext:value-type="float">
            <text:p>0.176286</text:p>
          </table:table-cell>
          <table:table-cell office:value-type="float" office:value="0.00381927" calcext:value-type="float">
            <text:p>0.00381927</text:p>
          </table:table-cell>
          <table:table-cell office:value-type="float" office:value="0.0286755" calcext:value-type="float">
            <text:p>0.0286755</text:p>
          </table:table-cell>
          <table:table-cell office:value-type="float" office:value="0.0151894" calcext:value-type="float">
            <text:p>0.0151894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/>
          <table:table-cell office:value-type="float" office:value="0.1745" calcext:value-type="float">
            <text:p>0.1745</text:p>
          </table:table-cell>
          <table:table-cell office:value-type="float" office:value="0.0035157" calcext:value-type="float">
            <text:p>0.0035157</text:p>
          </table:table-cell>
          <table:table-cell office:value-type="float" office:value="0.0263729" calcext:value-type="float">
            <text:p>0.0263729</text:p>
          </table:table-cell>
          <table:table-cell office:value-type="float" office:value="0.0151859" calcext:value-type="float">
            <text:p>0.0151859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/>
          <table:table-cell office:value-type="float" office:value="0.169019" calcext:value-type="float">
            <text:p>0.169019</text:p>
          </table:table-cell>
          <table:table-cell office:value-type="float" office:value="0.00340556" calcext:value-type="float">
            <text:p>0.00340556</text:p>
          </table:table-cell>
          <table:table-cell office:value-type="float" office:value="0.0252767" calcext:value-type="float">
            <text:p>0.0252767</text:p>
          </table:table-cell>
          <table:table-cell office:value-type="float" office:value="0.0150481" calcext:value-type="float">
            <text:p>0.0150481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/>
          <table:table-cell office:value-type="float" office:value="0.17405" calcext:value-type="float">
            <text:p>0.17405</text:p>
          </table:table-cell>
          <table:table-cell office:value-type="float" office:value="0.00335148" calcext:value-type="float">
            <text:p>0.00335148</text:p>
          </table:table-cell>
          <table:table-cell office:value-type="float" office:value="0.0284931" calcext:value-type="float">
            <text:p>0.0284931</text:p>
          </table:table-cell>
          <table:table-cell office:value-type="float" office:value="0.0151117" calcext:value-type="float">
            <text:p>0.015111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/>
          <table:table-cell office:value-type="float" office:value="0.18206" calcext:value-type="float">
            <text:p>0.18206</text:p>
          </table:table-cell>
          <table:table-cell office:value-type="float" office:value="0.00316121" calcext:value-type="float">
            <text:p>0.00316121</text:p>
          </table:table-cell>
          <table:table-cell office:value-type="float" office:value="0.0286246" calcext:value-type="float">
            <text:p>0.0286246</text:p>
          </table:table-cell>
          <table:table-cell office:value-type="float" office:value="0.0147596" calcext:value-type="float">
            <text:p>0.0147596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/>
          <table:table-cell office:value-type="float" office:value="0.17331" calcext:value-type="float">
            <text:p>0.17331</text:p>
          </table:table-cell>
          <table:table-cell office:value-type="float" office:value="0.0044497" calcext:value-type="float">
            <text:p>0.0044497</text:p>
          </table:table-cell>
          <table:table-cell office:value-type="float" office:value="0.0263295" calcext:value-type="float">
            <text:p>0.0263295</text:p>
          </table:table-cell>
          <table:table-cell office:value-type="float" office:value="0.014938" calcext:value-type="float">
            <text:p>0.014938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/>
          <table:table-cell office:value-type="float" office:value="0.16959" calcext:value-type="float">
            <text:p>0.16959</text:p>
          </table:table-cell>
          <table:table-cell office:value-type="float" office:value="0.00325911" calcext:value-type="float">
            <text:p>0.00325911</text:p>
          </table:table-cell>
          <table:table-cell office:value-type="float" office:value="0.0279038" calcext:value-type="float">
            <text:p>0.0279038</text:p>
          </table:table-cell>
          <table:table-cell office:value-type="float" office:value="0.0157133" calcext:value-type="float">
            <text:p>0.0157133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/>
          <table:table-cell office:value-type="float" office:value="0.167993" calcext:value-type="float">
            <text:p>0.167993</text:p>
          </table:table-cell>
          <table:table-cell office:value-type="float" office:value="0.00305542" calcext:value-type="float">
            <text:p>0.00305542</text:p>
          </table:table-cell>
          <table:table-cell office:value-type="float" office:value="0.027764" calcext:value-type="float">
            <text:p>0.027764</text:p>
          </table:table-cell>
          <table:table-cell office:value-type="float" office:value="0.0155992" calcext:value-type="float">
            <text:p>0.0155992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/>
          <table:table-cell office:value-type="float" office:value="0.173895" calcext:value-type="float">
            <text:p>0.173895</text:p>
          </table:table-cell>
          <table:table-cell office:value-type="float" office:value="0.00301633" calcext:value-type="float">
            <text:p>0.00301633</text:p>
          </table:table-cell>
          <table:table-cell office:value-type="float" office:value="0.0261731" calcext:value-type="float">
            <text:p>0.0261731</text:p>
          </table:table-cell>
          <table:table-cell office:value-type="float" office:value="0.0150501" calcext:value-type="float">
            <text:p>0.0150501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/>
          <table:table-cell office:value-type="float" office:value="0.17421" calcext:value-type="float">
            <text:p>0.17421</text:p>
          </table:table-cell>
          <table:table-cell office:value-type="float" office:value="0.0029812" calcext:value-type="float">
            <text:p>0.0029812</text:p>
          </table:table-cell>
          <table:table-cell office:value-type="float" office:value="0.0269133" calcext:value-type="float">
            <text:p>0.0269133</text:p>
          </table:table-cell>
          <table:table-cell office:value-type="float" office:value="0.0142298" calcext:value-type="float">
            <text:p>0.0142298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/>
          <table:table-cell office:value-type="float" office:value="0.17489" calcext:value-type="float">
            <text:p>0.17489</text:p>
          </table:table-cell>
          <table:table-cell office:value-type="float" office:value="0.00413981" calcext:value-type="float">
            <text:p>0.00413981</text:p>
          </table:table-cell>
          <table:table-cell office:value-type="float" office:value="0.0274301" calcext:value-type="float">
            <text:p>0.0274301</text:p>
          </table:table-cell>
          <table:table-cell office:value-type="float" office:value="0.0148567" calcext:value-type="float">
            <text:p>0.0148567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/>
          <table:table-cell office:value-type="float" office:value="0.182463" calcext:value-type="float">
            <text:p>0.182463</text:p>
          </table:table-cell>
          <table:table-cell office:value-type="float" office:value="0.00312963" calcext:value-type="float">
            <text:p>0.00312963</text:p>
          </table:table-cell>
          <table:table-cell office:value-type="float" office:value="0.028321" calcext:value-type="float">
            <text:p>0.028321</text:p>
          </table:table-cell>
          <table:table-cell office:value-type="float" office:value="0.0154792" calcext:value-type="float">
            <text:p>0.0154792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/>
          <table:table-cell office:value-type="float" office:value="0.170327" calcext:value-type="float">
            <text:p>0.170327</text:p>
          </table:table-cell>
          <table:table-cell office:value-type="float" office:value="0.00304673" calcext:value-type="float">
            <text:p>0.00304673</text:p>
          </table:table-cell>
          <table:table-cell office:value-type="float" office:value="0.0274948" calcext:value-type="float">
            <text:p>0.0274948</text:p>
          </table:table-cell>
          <table:table-cell office:value-type="float" office:value="0.0154717" calcext:value-type="float">
            <text:p>0.0154717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/>
          <table:table-cell office:value-type="float" office:value="0.168063" calcext:value-type="float">
            <text:p>0.168063</text:p>
          </table:table-cell>
          <table:table-cell office:value-type="float" office:value="0.00298436" calcext:value-type="float">
            <text:p>0.00298436</text:p>
          </table:table-cell>
          <table:table-cell office:value-type="float" office:value="0.0261739" calcext:value-type="float">
            <text:p>0.0261739</text:p>
          </table:table-cell>
          <table:table-cell office:value-type="float" office:value="0.0153335" calcext:value-type="float">
            <text:p>0.0153335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/>
          <table:table-cell office:value-type="float" office:value="0.174351" calcext:value-type="float">
            <text:p>0.174351</text:p>
          </table:table-cell>
          <table:table-cell office:value-type="float" office:value="0.00296936" calcext:value-type="float">
            <text:p>0.00296936</text:p>
          </table:table-cell>
          <table:table-cell office:value-type="float" office:value="0.0264818" calcext:value-type="float">
            <text:p>0.0264818</text:p>
          </table:table-cell>
          <table:table-cell office:value-type="float" office:value="0.0150359" calcext:value-type="float">
            <text:p>0.0150359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/>
          <table:table-cell office:value-type="float" office:value="0.184191" calcext:value-type="float">
            <text:p>0.184191</text:p>
          </table:table-cell>
          <table:table-cell office:value-type="float" office:value="0.00358715" calcext:value-type="float">
            <text:p>0.00358715</text:p>
          </table:table-cell>
          <table:table-cell office:value-type="float" office:value="0.0269327" calcext:value-type="float">
            <text:p>0.0269327</text:p>
          </table:table-cell>
          <table:table-cell office:value-type="float" office:value="0.0150608" calcext:value-type="float">
            <text:p>0.0150608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/>
          <table:table-cell office:value-type="float" office:value="0.171029" calcext:value-type="float">
            <text:p>0.171029</text:p>
          </table:table-cell>
          <table:table-cell office:value-type="float" office:value="0.00295199" calcext:value-type="float">
            <text:p>0.00295199</text:p>
          </table:table-cell>
          <table:table-cell office:value-type="float" office:value="0.0260204" calcext:value-type="float">
            <text:p>0.0260204</text:p>
          </table:table-cell>
          <table:table-cell office:value-type="float" office:value="0.0147485" calcext:value-type="float">
            <text:p>0.0147485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/>
          <table:table-cell office:value-type="float" office:value="0.172736" calcext:value-type="float">
            <text:p>0.172736</text:p>
          </table:table-cell>
          <table:table-cell office:value-type="float" office:value="0.00293975" calcext:value-type="float">
            <text:p>0.00293975</text:p>
          </table:table-cell>
          <table:table-cell office:value-type="float" office:value="0.0259264" calcext:value-type="float">
            <text:p>0.0259264</text:p>
          </table:table-cell>
          <table:table-cell office:value-type="float" office:value="0.0149479" calcext:value-type="float">
            <text:p>0.0149479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/>
          <table:table-cell office:value-type="float" office:value="0.160965" calcext:value-type="float">
            <text:p>0.160965</text:p>
          </table:table-cell>
          <table:table-cell office:value-type="float" office:value="0.0029062" calcext:value-type="float">
            <text:p>0.0029062</text:p>
          </table:table-cell>
          <table:table-cell office:value-type="float" office:value="0.02707" calcext:value-type="float">
            <text:p>0.02707</text:p>
          </table:table-cell>
          <table:table-cell office:value-type="float" office:value="0.0145452" calcext:value-type="float">
            <text:p>0.0145452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/>
          <table:table-cell office:value-type="float" office:value="0.175774" calcext:value-type="float">
            <text:p>0.175774</text:p>
          </table:table-cell>
          <table:table-cell office:value-type="float" office:value="0.00291843" calcext:value-type="float">
            <text:p>0.00291843</text:p>
          </table:table-cell>
          <table:table-cell office:value-type="float" office:value="0.0308514" calcext:value-type="float">
            <text:p>0.0308514</text:p>
          </table:table-cell>
          <table:table-cell office:value-type="float" office:value="0.0147394" calcext:value-type="float">
            <text:p>0.0147394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/>
          <table:table-cell office:value-type="float" office:value="0.166599" calcext:value-type="float">
            <text:p>0.166599</text:p>
          </table:table-cell>
          <table:table-cell office:value-type="float" office:value="0.00348965" calcext:value-type="float">
            <text:p>0.00348965</text:p>
          </table:table-cell>
          <table:table-cell office:value-type="float" office:value="0.0267882" calcext:value-type="float">
            <text:p>0.0267882</text:p>
          </table:table-cell>
          <table:table-cell office:value-type="float" office:value="0.0143297" calcext:value-type="float">
            <text:p>0.0143297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/>
          <table:table-cell office:value-type="float" office:value="0.169694" calcext:value-type="float">
            <text:p>0.169694</text:p>
          </table:table-cell>
          <table:table-cell office:value-type="float" office:value="0.0030191" calcext:value-type="float">
            <text:p>0.0030191</text:p>
          </table:table-cell>
          <table:table-cell office:value-type="float" office:value="0.025928" calcext:value-type="float">
            <text:p>0.025928</text:p>
          </table:table-cell>
          <table:table-cell office:value-type="float" office:value="0.0144319" calcext:value-type="float">
            <text:p>0.0144319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/>
          <table:table-cell office:value-type="float" office:value="0.160167" calcext:value-type="float">
            <text:p>0.160167</text:p>
          </table:table-cell>
          <table:table-cell office:value-type="float" office:value="0.00294291" calcext:value-type="float">
            <text:p>0.00294291</text:p>
          </table:table-cell>
          <table:table-cell office:value-type="float" office:value="0.0268048" calcext:value-type="float">
            <text:p>0.0268048</text:p>
          </table:table-cell>
          <table:table-cell office:value-type="float" office:value="0.0147244" calcext:value-type="float">
            <text:p>0.0147244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/>
          <table:table-cell office:value-type="float" office:value="0.167066" calcext:value-type="float">
            <text:p>0.167066</text:p>
          </table:table-cell>
          <table:table-cell office:value-type="float" office:value="0.00294015" calcext:value-type="float">
            <text:p>0.00294015</text:p>
          </table:table-cell>
          <table:table-cell office:value-type="float" office:value="0.0257654" calcext:value-type="float">
            <text:p>0.0257654</text:p>
          </table:table-cell>
          <table:table-cell office:value-type="float" office:value="0.0146099" calcext:value-type="float">
            <text:p>0.0146099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/>
          <table:table-cell office:value-type="float" office:value="0.183969" calcext:value-type="float">
            <text:p>0.183969</text:p>
          </table:table-cell>
          <table:table-cell office:value-type="float" office:value="0.00291488" calcext:value-type="float">
            <text:p>0.00291488</text:p>
          </table:table-cell>
          <table:table-cell office:value-type="float" office:value="0.0257121" calcext:value-type="float">
            <text:p>0.0257121</text:p>
          </table:table-cell>
          <table:table-cell office:value-type="float" office:value="0.0152427" calcext:value-type="float">
            <text:p>0.0152427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/>
          <table:table-cell office:value-type="float" office:value="0.195932" calcext:value-type="float">
            <text:p>0.195932</text:p>
          </table:table-cell>
          <table:table-cell office:value-type="float" office:value="0.00290186" calcext:value-type="float">
            <text:p>0.00290186</text:p>
          </table:table-cell>
          <table:table-cell office:value-type="float" office:value="0.0261483" calcext:value-type="float">
            <text:p>0.0261483</text:p>
          </table:table-cell>
          <table:table-cell office:value-type="float" office:value="0.0156122" calcext:value-type="float">
            <text:p>0.0156122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/>
          <table:table-cell office:value-type="float" office:value="0.185957" calcext:value-type="float">
            <text:p>0.185957</text:p>
          </table:table-cell>
          <table:table-cell office:value-type="float" office:value="0.00309844" calcext:value-type="float">
            <text:p>0.00309844</text:p>
          </table:table-cell>
          <table:table-cell office:value-type="float" office:value="0.0289676" calcext:value-type="float">
            <text:p>0.0289676</text:p>
          </table:table-cell>
          <table:table-cell office:value-type="float" office:value="0.0151567" calcext:value-type="float">
            <text:p>0.0151567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/>
          <table:table-cell office:value-type="float" office:value="0.176782" calcext:value-type="float">
            <text:p>0.176782</text:p>
          </table:table-cell>
          <table:table-cell office:value-type="float" office:value="0.00330174" calcext:value-type="float">
            <text:p>0.00330174</text:p>
          </table:table-cell>
          <table:table-cell office:value-type="float" office:value="0.0282669" calcext:value-type="float">
            <text:p>0.0282669</text:p>
          </table:table-cell>
          <table:table-cell office:value-type="float" office:value="0.0151318" calcext:value-type="float">
            <text:p>0.0151318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/>
          <table:table-cell office:value-type="float" office:value="0.168493" calcext:value-type="float">
            <text:p>0.168493</text:p>
          </table:table-cell>
          <table:table-cell office:value-type="float" office:value="0.00298475" calcext:value-type="float">
            <text:p>0.00298475</text:p>
          </table:table-cell>
          <table:table-cell office:value-type="float" office:value="0.0277486" calcext:value-type="float">
            <text:p>0.0277486</text:p>
          </table:table-cell>
          <table:table-cell office:value-type="float" office:value="0.0148302" calcext:value-type="float">
            <text:p>0.0148302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/>
          <table:table-cell office:value-type="float" office:value="0.157896" calcext:value-type="float">
            <text:p>0.157896</text:p>
          </table:table-cell>
          <table:table-cell office:value-type="float" office:value="0.00294173" calcext:value-type="float">
            <text:p>0.00294173</text:p>
          </table:table-cell>
          <table:table-cell office:value-type="float" office:value="0.0275327" calcext:value-type="float">
            <text:p>0.0275327</text:p>
          </table:table-cell>
          <table:table-cell office:value-type="float" office:value="0.0140427" calcext:value-type="float">
            <text:p>0.0140427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/>
          <table:table-cell office:value-type="float" office:value="0.167691" calcext:value-type="float">
            <text:p>0.167691</text:p>
          </table:table-cell>
          <table:table-cell office:value-type="float" office:value="0.00292515" calcext:value-type="float">
            <text:p>0.00292515</text:p>
          </table:table-cell>
          <table:table-cell office:value-type="float" office:value="0.026834" calcext:value-type="float">
            <text:p>0.026834</text:p>
          </table:table-cell>
          <table:table-cell office:value-type="float" office:value="0.0144366" calcext:value-type="float">
            <text:p>0.0144366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/>
          <table:table-cell office:value-type="float" office:value="0.164807" calcext:value-type="float">
            <text:p>0.164807</text:p>
          </table:table-cell>
          <table:table-cell office:value-type="float" office:value="0.00357965" calcext:value-type="float">
            <text:p>0.00357965</text:p>
          </table:table-cell>
          <table:table-cell office:value-type="float" office:value="0.0261613" calcext:value-type="float">
            <text:p>0.0261613</text:p>
          </table:table-cell>
          <table:table-cell office:value-type="float" office:value="0.0140912" calcext:value-type="float">
            <text:p>0.0140912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/>
          <table:table-cell office:value-type="float" office:value="0.165906" calcext:value-type="float">
            <text:p>0.165906</text:p>
          </table:table-cell>
          <table:table-cell office:value-type="float" office:value="0.00298041" calcext:value-type="float">
            <text:p>0.00298041</text:p>
          </table:table-cell>
          <table:table-cell office:value-type="float" office:value="0.0261285" calcext:value-type="float">
            <text:p>0.0261285</text:p>
          </table:table-cell>
          <table:table-cell office:value-type="float" office:value="0.0136053" calcext:value-type="float">
            <text:p>0.0136053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/>
          <table:table-cell office:value-type="float" office:value="0.160861" calcext:value-type="float">
            <text:p>0.160861</text:p>
          </table:table-cell>
          <table:table-cell office:value-type="float" office:value="0.00293186" calcext:value-type="float">
            <text:p>0.00293186</text:p>
          </table:table-cell>
          <table:table-cell office:value-type="float" office:value="0.0251638" calcext:value-type="float">
            <text:p>0.0251638</text:p>
          </table:table-cell>
          <table:table-cell office:value-type="float" office:value="0.0141607" calcext:value-type="float">
            <text:p>0.0141607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/>
          <table:table-cell office:value-type="float" office:value="0.161832" calcext:value-type="float">
            <text:p>0.161832</text:p>
          </table:table-cell>
          <table:table-cell office:value-type="float" office:value="0.0029137" calcext:value-type="float">
            <text:p>0.0029137</text:p>
          </table:table-cell>
          <table:table-cell office:value-type="float" office:value="0.0271857" calcext:value-type="float">
            <text:p>0.0271857</text:p>
          </table:table-cell>
          <table:table-cell office:value-type="float" office:value="0.0144126" calcext:value-type="float">
            <text:p>0.0144126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/>
          <table:table-cell office:value-type="float" office:value="0.165853" calcext:value-type="float">
            <text:p>0.165853</text:p>
          </table:table-cell>
          <table:table-cell office:value-type="float" office:value="0.00291607" calcext:value-type="float">
            <text:p>0.00291607</text:p>
          </table:table-cell>
          <table:table-cell office:value-type="float" office:value="0.0279338" calcext:value-type="float">
            <text:p>0.0279338</text:p>
          </table:table-cell>
          <table:table-cell office:value-type="float" office:value="0.0142294" calcext:value-type="float">
            <text:p>0.014229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/>
          <table:table-cell office:value-type="float" office:value="0.164259" calcext:value-type="float">
            <text:p>0.164259</text:p>
          </table:table-cell>
          <table:table-cell office:value-type="float" office:value="0.00288251" calcext:value-type="float">
            <text:p>0.00288251</text:p>
          </table:table-cell>
          <table:table-cell office:value-type="float" office:value="0.0282176" calcext:value-type="float">
            <text:p>0.0282176</text:p>
          </table:table-cell>
          <table:table-cell office:value-type="float" office:value="0.0140537" calcext:value-type="float">
            <text:p>0.0140537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/>
          <table:table-cell office:value-type="float" office:value="0.154683" calcext:value-type="float">
            <text:p>0.154683</text:p>
          </table:table-cell>
          <table:table-cell office:value-type="float" office:value="0.00344741" calcext:value-type="float">
            <text:p>0.00344741</text:p>
          </table:table-cell>
          <table:table-cell office:value-type="float" office:value="0.0259947" calcext:value-type="float">
            <text:p>0.0259947</text:p>
          </table:table-cell>
          <table:table-cell office:value-type="float" office:value="0.0140162" calcext:value-type="float">
            <text:p>0.0140162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/>
          <table:table-cell office:value-type="float" office:value="0.159946" calcext:value-type="float">
            <text:p>0.159946</text:p>
          </table:table-cell>
          <table:table-cell office:value-type="float" office:value="0.0030262" calcext:value-type="float">
            <text:p>0.0030262</text:p>
          </table:table-cell>
          <table:table-cell office:value-type="float" office:value="0.0258779" calcext:value-type="float">
            <text:p>0.0258779</text:p>
          </table:table-cell>
          <table:table-cell office:value-type="float" office:value="0.0144023" calcext:value-type="float">
            <text:p>0.0144023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/>
          <table:table-cell office:value-type="float" office:value="0.165137" calcext:value-type="float">
            <text:p>0.165137</text:p>
          </table:table-cell>
          <table:table-cell office:value-type="float" office:value="0.00297567" calcext:value-type="float">
            <text:p>0.00297567</text:p>
          </table:table-cell>
          <table:table-cell office:value-type="float" office:value="0.0247469" calcext:value-type="float">
            <text:p>0.0247469</text:p>
          </table:table-cell>
          <table:table-cell office:value-type="float" office:value="0.0177108" calcext:value-type="float">
            <text:p>0.0177108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/>
          <table:table-cell office:value-type="float" office:value="0.159361" calcext:value-type="float">
            <text:p>0.159361</text:p>
          </table:table-cell>
          <table:table-cell office:value-type="float" office:value="0.00298949" calcext:value-type="float">
            <text:p>0.00298949</text:p>
          </table:table-cell>
          <table:table-cell office:value-type="float" office:value="0.0263993" calcext:value-type="float">
            <text:p>0.0263993</text:p>
          </table:table-cell>
          <table:table-cell office:value-type="float" office:value="0.0153071" calcext:value-type="float">
            <text:p>0.0153071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/>
          <table:table-cell office:value-type="float" office:value="0.156372" calcext:value-type="float">
            <text:p>0.156372</text:p>
          </table:table-cell>
          <table:table-cell office:value-type="float" office:value="0.00294015" calcext:value-type="float">
            <text:p>0.00294015</text:p>
          </table:table-cell>
          <table:table-cell office:value-type="float" office:value="0.0253406" calcext:value-type="float">
            <text:p>0.0253406</text:p>
          </table:table-cell>
          <table:table-cell office:value-type="float" office:value="0.0149479" calcext:value-type="float">
            <text:p>0.0149479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/>
          <table:table-cell office:value-type="float" office:value="0.167098" calcext:value-type="float">
            <text:p>0.167098</text:p>
          </table:table-cell>
          <table:table-cell office:value-type="float" office:value="0.00330766" calcext:value-type="float">
            <text:p>0.00330766</text:p>
          </table:table-cell>
          <table:table-cell office:value-type="float" office:value="0.0268083" calcext:value-type="float">
            <text:p>0.0268083</text:p>
          </table:table-cell>
          <table:table-cell office:value-type="float" office:value="0.0142614" calcext:value-type="float">
            <text:p>0.0142614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/>
          <table:table-cell office:value-type="float" office:value="0.163466" calcext:value-type="float">
            <text:p>0.163466</text:p>
          </table:table-cell>
          <table:table-cell office:value-type="float" office:value="0.00293383" calcext:value-type="float">
            <text:p>0.00293383</text:p>
          </table:table-cell>
          <table:table-cell office:value-type="float" office:value="0.0258431" calcext:value-type="float">
            <text:p>0.0258431</text:p>
          </table:table-cell>
          <table:table-cell office:value-type="float" office:value="0.0133996" calcext:value-type="float">
            <text:p>0.0133996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/>
          <table:table-cell office:value-type="float" office:value="0.167478" calcext:value-type="float">
            <text:p>0.167478</text:p>
          </table:table-cell>
          <table:table-cell office:value-type="float" office:value="0.00291212" calcext:value-type="float">
            <text:p>0.00291212</text:p>
          </table:table-cell>
          <table:table-cell office:value-type="float" office:value="0.0267148" calcext:value-type="float">
            <text:p>0.0267148</text:p>
          </table:table-cell>
          <table:table-cell office:value-type="float" office:value="0.0130653" calcext:value-type="float">
            <text:p>0.0130653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/>
          <table:table-cell office:value-type="float" office:value="0.158201" calcext:value-type="float">
            <text:p>0.158201</text:p>
          </table:table-cell>
          <table:table-cell office:value-type="float" office:value="0.00290936" calcext:value-type="float">
            <text:p>0.00290936</text:p>
          </table:table-cell>
          <table:table-cell office:value-type="float" office:value="0.0254693" calcext:value-type="float">
            <text:p>0.0254693</text:p>
          </table:table-cell>
          <table:table-cell office:value-type="float" office:value="0.0143119" calcext:value-type="float">
            <text:p>0.0143119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/>
          <table:table-cell office:value-type="float" office:value="0.164832" calcext:value-type="float">
            <text:p>0.164832</text:p>
          </table:table-cell>
          <table:table-cell office:value-type="float" office:value="0.00288054" calcext:value-type="float">
            <text:p>0.00288054</text:p>
          </table:table-cell>
          <table:table-cell office:value-type="float" office:value="0.0251259" calcext:value-type="float">
            <text:p>0.0251259</text:p>
          </table:table-cell>
          <table:table-cell office:value-type="float" office:value="0.0144441" calcext:value-type="float">
            <text:p>0.0144441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/>
          <table:table-cell office:value-type="float" office:value="0.162835" calcext:value-type="float">
            <text:p>0.162835</text:p>
          </table:table-cell>
          <table:table-cell office:value-type="float" office:value="0.00287146" calcext:value-type="float">
            <text:p>0.00287146</text:p>
          </table:table-cell>
          <table:table-cell office:value-type="float" office:value="0.0256892" calcext:value-type="float">
            <text:p>0.0256892</text:p>
          </table:table-cell>
          <table:table-cell office:value-type="float" office:value="0.0141441" calcext:value-type="float">
            <text:p>0.0141441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/>
          <table:table-cell office:value-type="float" office:value="0.163731" calcext:value-type="float">
            <text:p>0.163731</text:p>
          </table:table-cell>
          <table:table-cell office:value-type="float" office:value="0.0029512" calcext:value-type="float">
            <text:p>0.0029512</text:p>
          </table:table-cell>
          <table:table-cell office:value-type="float" office:value="0.0253813" calcext:value-type="float">
            <text:p>0.0253813</text:p>
          </table:table-cell>
          <table:table-cell office:value-type="float" office:value="0.014122" calcext:value-type="float">
            <text:p>0.014122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/>
          <table:table-cell office:value-type="float" office:value="0.164694" calcext:value-type="float">
            <text:p>0.164694</text:p>
          </table:table-cell>
          <table:table-cell office:value-type="float" office:value="0.00288172" calcext:value-type="float">
            <text:p>0.00288172</text:p>
          </table:table-cell>
          <table:table-cell office:value-type="float" office:value="0.0251709" calcext:value-type="float">
            <text:p>0.0251709</text:p>
          </table:table-cell>
          <table:table-cell office:value-type="float" office:value="0.0133933" calcext:value-type="float">
            <text:p>0.0133933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/>
          <table:table-cell office:value-type="float" office:value="0.159085" calcext:value-type="float">
            <text:p>0.159085</text:p>
          </table:table-cell>
          <table:table-cell office:value-type="float" office:value="0.0028683" calcext:value-type="float">
            <text:p>0.0028683</text:p>
          </table:table-cell>
          <table:table-cell office:value-type="float" office:value="0.0282105" calcext:value-type="float">
            <text:p>0.0282105</text:p>
          </table:table-cell>
          <table:table-cell office:value-type="float" office:value="0.0134351" calcext:value-type="float">
            <text:p>0.0134351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/>
          <table:table-cell office:value-type="float" office:value="0.16172" calcext:value-type="float">
            <text:p>0.16172</text:p>
          </table:table-cell>
          <table:table-cell office:value-type="float" office:value="0.00289317" calcext:value-type="float">
            <text:p>0.00289317</text:p>
          </table:table-cell>
          <table:table-cell office:value-type="float" office:value="0.0265087" calcext:value-type="float">
            <text:p>0.0265087</text:p>
          </table:table-cell>
          <table:table-cell office:value-type="float" office:value="0.0139902" calcext:value-type="float">
            <text:p>0.0139902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/>
          <table:table-cell office:value-type="float" office:value="0.16107" calcext:value-type="float">
            <text:p>0.16107</text:p>
          </table:table-cell>
          <table:table-cell office:value-type="float" office:value="0.00285291" calcext:value-type="float">
            <text:p>0.00285291</text:p>
          </table:table-cell>
          <table:table-cell office:value-type="float" office:value="0.0248906" calcext:value-type="float">
            <text:p>0.0248906</text:p>
          </table:table-cell>
          <table:table-cell office:value-type="float" office:value="0.0140245" calcext:value-type="float">
            <text:p>0.0140245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/>
          <table:table-cell office:value-type="float" office:value="0.160623" calcext:value-type="float">
            <text:p>0.160623</text:p>
          </table:table-cell>
          <table:table-cell office:value-type="float" office:value="0.00286238" calcext:value-type="float">
            <text:p>0.00286238</text:p>
          </table:table-cell>
          <table:table-cell office:value-type="float" office:value="0.0261917" calcext:value-type="float">
            <text:p>0.0261917</text:p>
          </table:table-cell>
          <table:table-cell office:value-type="float" office:value="0.0150611" calcext:value-type="float">
            <text:p>0.0150611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/>
          <table:table-cell office:value-type="float" office:value="0.155969" calcext:value-type="float">
            <text:p>0.155969</text:p>
          </table:table-cell>
          <table:table-cell office:value-type="float" office:value="0.00341464" calcext:value-type="float">
            <text:p>0.00341464</text:p>
          </table:table-cell>
          <table:table-cell office:value-type="float" office:value="0.025583" calcext:value-type="float">
            <text:p>0.025583</text:p>
          </table:table-cell>
          <table:table-cell office:value-type="float" office:value="0.0143514" calcext:value-type="float">
            <text:p>0.0143514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/>
          <table:table-cell office:value-type="float" office:value="0.161516" calcext:value-type="float">
            <text:p>0.161516</text:p>
          </table:table-cell>
          <table:table-cell office:value-type="float" office:value="0.00296344" calcext:value-type="float">
            <text:p>0.00296344</text:p>
          </table:table-cell>
          <table:table-cell office:value-type="float" office:value="0.0246324" calcext:value-type="float">
            <text:p>0.0246324</text:p>
          </table:table-cell>
          <table:table-cell office:value-type="float" office:value="0.0143901" calcext:value-type="float">
            <text:p>0.0143901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/>
          <table:table-cell office:value-type="float" office:value="0.162693" calcext:value-type="float">
            <text:p>0.162693</text:p>
          </table:table-cell>
          <table:table-cell office:value-type="float" office:value="0.00293067" calcext:value-type="float">
            <text:p>0.00293067</text:p>
          </table:table-cell>
          <table:table-cell office:value-type="float" office:value="0.0255763" calcext:value-type="float">
            <text:p>0.0255763</text:p>
          </table:table-cell>
          <table:table-cell office:value-type="float" office:value="0.0145156" calcext:value-type="float">
            <text:p>0.0145156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/>
          <table:table-cell office:value-type="float" office:value="0.161975" calcext:value-type="float">
            <text:p>0.161975</text:p>
          </table:table-cell>
          <table:table-cell office:value-type="float" office:value="0.00295041" calcext:value-type="float">
            <text:p>0.00295041</text:p>
          </table:table-cell>
          <table:table-cell office:value-type="float" office:value="0.0249352" calcext:value-type="float">
            <text:p>0.0249352</text:p>
          </table:table-cell>
          <table:table-cell office:value-type="float" office:value="0.014094" calcext:value-type="float">
            <text:p>0.014094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/>
          <table:table-cell office:value-type="float" office:value="0.155659" calcext:value-type="float">
            <text:p>0.155659</text:p>
          </table:table-cell>
          <table:table-cell office:value-type="float" office:value="0.00289199" calcext:value-type="float">
            <text:p>0.00289199</text:p>
          </table:table-cell>
          <table:table-cell office:value-type="float" office:value="0.025519" calcext:value-type="float">
            <text:p>0.025519</text:p>
          </table:table-cell>
          <table:table-cell office:value-type="float" office:value="0.0138702" calcext:value-type="float">
            <text:p>0.0138702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/>
          <table:table-cell office:value-type="float" office:value="0.171671" calcext:value-type="float">
            <text:p>0.171671</text:p>
          </table:table-cell>
          <table:table-cell office:value-type="float" office:value="0.00336135" calcext:value-type="float">
            <text:p>0.00336135</text:p>
          </table:table-cell>
          <table:table-cell office:value-type="float" office:value="0.0264905" calcext:value-type="float">
            <text:p>0.0264905</text:p>
          </table:table-cell>
          <table:table-cell office:value-type="float" office:value="0.0139582" calcext:value-type="float">
            <text:p>0.0139582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/>
          <table:table-cell office:value-type="float" office:value="0.163281" calcext:value-type="float">
            <text:p>0.163281</text:p>
          </table:table-cell>
          <table:table-cell office:value-type="float" office:value="0.00293067" calcext:value-type="float">
            <text:p>0.00293067</text:p>
          </table:table-cell>
          <table:table-cell office:value-type="float" office:value="0.0266666" calcext:value-type="float">
            <text:p>0.0266666</text:p>
          </table:table-cell>
          <table:table-cell office:value-type="float" office:value="0.014122" calcext:value-type="float">
            <text:p>0.014122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/>
          <table:table-cell office:value-type="float" office:value="0.159617" calcext:value-type="float">
            <text:p>0.159617</text:p>
          </table:table-cell>
          <table:table-cell office:value-type="float" office:value="0.0029966" calcext:value-type="float">
            <text:p>0.0029966</text:p>
          </table:table-cell>
          <table:table-cell office:value-type="float" office:value="0.0248464" calcext:value-type="float">
            <text:p>0.0248464</text:p>
          </table:table-cell>
          <table:table-cell office:value-type="float" office:value="0.013916" calcext:value-type="float">
            <text:p>0.013916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/>
          <table:table-cell office:value-type="float" office:value="0.151956" calcext:value-type="float">
            <text:p>0.151956</text:p>
          </table:table-cell>
          <table:table-cell office:value-type="float" office:value="0.00290067" calcext:value-type="float">
            <text:p>0.00290067</text:p>
          </table:table-cell>
          <table:table-cell office:value-type="float" office:value="0.0247232" calcext:value-type="float">
            <text:p>0.0247232</text:p>
          </table:table-cell>
          <table:table-cell office:value-type="float" office:value="0.013745" calcext:value-type="float">
            <text:p>0.013745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/>
          <table:table-cell office:value-type="float" office:value="0.16597" calcext:value-type="float">
            <text:p>0.16597</text:p>
          </table:table-cell>
          <table:table-cell office:value-type="float" office:value="0.00337556" calcext:value-type="float">
            <text:p>0.00337556</text:p>
          </table:table-cell>
          <table:table-cell office:value-type="float" office:value="0.0246162" calcext:value-type="float">
            <text:p>0.0246162</text:p>
          </table:table-cell>
          <table:table-cell office:value-type="float" office:value="0.0139637" calcext:value-type="float">
            <text:p>0.0139637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/>
          <table:table-cell office:value-type="float" office:value="0.160587" calcext:value-type="float">
            <text:p>0.160587</text:p>
          </table:table-cell>
          <table:table-cell office:value-type="float" office:value="0.00347425" calcext:value-type="float">
            <text:p>0.00347425</text:p>
          </table:table-cell>
          <table:table-cell office:value-type="float" office:value="0.0253394" calcext:value-type="float">
            <text:p>0.0253394</text:p>
          </table:table-cell>
          <table:table-cell office:value-type="float" office:value="0.0133163" calcext:value-type="float">
            <text:p>0.0133163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/>
          <table:table-cell office:value-type="float" office:value="0.160043" calcext:value-type="float">
            <text:p>0.160043</text:p>
          </table:table-cell>
          <table:table-cell office:value-type="float" office:value="0.00365308" calcext:value-type="float">
            <text:p>0.00365308</text:p>
          </table:table-cell>
          <table:table-cell office:value-type="float" office:value="0.0242507" calcext:value-type="float">
            <text:p>0.0242507</text:p>
          </table:table-cell>
          <table:table-cell office:value-type="float" office:value="0.0138536" calcext:value-type="float">
            <text:p>0.0138536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/>
          <table:table-cell office:value-type="float" office:value="0.149516" calcext:value-type="float">
            <text:p>0.149516</text:p>
          </table:table-cell>
          <table:table-cell office:value-type="float" office:value="0.00371979" calcext:value-type="float">
            <text:p>0.00371979</text:p>
          </table:table-cell>
          <table:table-cell office:value-type="float" office:value="0.0266496" calcext:value-type="float">
            <text:p>0.0266496</text:p>
          </table:table-cell>
          <table:table-cell office:value-type="float" office:value="0.0134565" calcext:value-type="float">
            <text:p>0.0134565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/>
          <table:table-cell office:value-type="float" office:value="0.177465" calcext:value-type="float">
            <text:p>0.177465</text:p>
          </table:table-cell>
          <table:table-cell office:value-type="float" office:value="0.00361794" calcext:value-type="float">
            <text:p>0.00361794</text:p>
          </table:table-cell>
          <table:table-cell office:value-type="float" office:value="0.0302723" calcext:value-type="float">
            <text:p>0.0302723</text:p>
          </table:table-cell>
          <table:table-cell office:value-type="float" office:value="0.0135267" calcext:value-type="float">
            <text:p>0.0135267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/>
          <table:table-cell office:value-type="float" office:value="0.158816" calcext:value-type="float">
            <text:p>0.158816</text:p>
          </table:table-cell>
          <table:table-cell office:value-type="float" office:value="0.00322477" calcext:value-type="float">
            <text:p>0.00322477</text:p>
          </table:table-cell>
          <table:table-cell office:value-type="float" office:value="0.0247149" calcext:value-type="float">
            <text:p>0.0247149</text:p>
          </table:table-cell>
          <table:table-cell office:value-type="float" office:value="0.0141611" calcext:value-type="float">
            <text:p>0.0141611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/>
          <table:table-cell office:value-type="float" office:value="0.159586" calcext:value-type="float">
            <text:p>0.159586</text:p>
          </table:table-cell>
          <table:table-cell office:value-type="float" office:value="0.00382914" calcext:value-type="float">
            <text:p>0.00382914</text:p>
          </table:table-cell>
          <table:table-cell office:value-type="float" office:value="0.0257227" calcext:value-type="float">
            <text:p>0.0257227</text:p>
          </table:table-cell>
          <table:table-cell office:value-type="float" office:value="0.014829" calcext:value-type="float">
            <text:p>0.014829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/>
          <table:table-cell office:value-type="float" office:value="0.149261" calcext:value-type="float">
            <text:p>0.149261</text:p>
          </table:table-cell>
          <table:table-cell office:value-type="float" office:value="0.00313752" calcext:value-type="float">
            <text:p>0.00313752</text:p>
          </table:table-cell>
          <table:table-cell office:value-type="float" office:value="0.0245582" calcext:value-type="float">
            <text:p>0.0245582</text:p>
          </table:table-cell>
          <table:table-cell office:value-type="float" office:value="0.0135421" calcext:value-type="float">
            <text:p>0.0135421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/>
          <table:table-cell office:value-type="float" office:value="0.158459" calcext:value-type="float">
            <text:p>0.158459</text:p>
          </table:table-cell>
          <table:table-cell office:value-type="float" office:value="0.0030412" calcext:value-type="float">
            <text:p>0.0030412</text:p>
          </table:table-cell>
          <table:table-cell office:value-type="float" office:value="0.0248247" calcext:value-type="float">
            <text:p>0.0248247</text:p>
          </table:table-cell>
          <table:table-cell office:value-type="float" office:value="0.0138137" calcext:value-type="float">
            <text:p>0.0138137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/>
          <table:table-cell office:value-type="float" office:value="0.156226" calcext:value-type="float">
            <text:p>0.156226</text:p>
          </table:table-cell>
          <table:table-cell office:value-type="float" office:value="0.00299502" calcext:value-type="float">
            <text:p>0.00299502</text:p>
          </table:table-cell>
          <table:table-cell office:value-type="float" office:value="0.0244382" calcext:value-type="float">
            <text:p>0.0244382</text:p>
          </table:table-cell>
          <table:table-cell office:value-type="float" office:value="0.0134703" calcext:value-type="float">
            <text:p>0.0134703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/>
          <table:table-cell office:value-type="float" office:value="0.151353" calcext:value-type="float">
            <text:p>0.151353</text:p>
          </table:table-cell>
          <table:table-cell office:value-type="float" office:value="0.0029587" calcext:value-type="float">
            <text:p>0.0029587</text:p>
          </table:table-cell>
          <table:table-cell office:value-type="float" office:value="0.0246162" calcext:value-type="float">
            <text:p>0.0246162</text:p>
          </table:table-cell>
          <table:table-cell office:value-type="float" office:value="0.012663" calcext:value-type="float">
            <text:p>0.012663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/>
          <table:table-cell office:value-type="float" office:value="0.149681" calcext:value-type="float">
            <text:p>0.149681</text:p>
          </table:table-cell>
          <table:table-cell office:value-type="float" office:value="0.0030337" calcext:value-type="float">
            <text:p>0.0030337</text:p>
          </table:table-cell>
          <table:table-cell office:value-type="float" office:value="0.0271075" calcext:value-type="float">
            <text:p>0.0271075</text:p>
          </table:table-cell>
          <table:table-cell office:value-type="float" office:value="0.0130807" calcext:value-type="float">
            <text:p>0.0130807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/>
          <table:table-cell office:value-type="float" office:value="0.15545" calcext:value-type="float">
            <text:p>0.15545</text:p>
          </table:table-cell>
          <table:table-cell office:value-type="float" office:value="0.00301791" calcext:value-type="float">
            <text:p>0.00301791</text:p>
          </table:table-cell>
          <table:table-cell office:value-type="float" office:value="0.0273677" calcext:value-type="float">
            <text:p>0.0273677</text:p>
          </table:table-cell>
          <table:table-cell office:value-type="float" office:value="0.0136965" calcext:value-type="float">
            <text:p>0.0136965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/>
          <table:table-cell office:value-type="float" office:value="0.153216" calcext:value-type="float">
            <text:p>0.153216</text:p>
          </table:table-cell>
          <table:table-cell office:value-type="float" office:value="0.00298396" calcext:value-type="float">
            <text:p>0.00298396</text:p>
          </table:table-cell>
          <table:table-cell office:value-type="float" office:value="0.0251168" calcext:value-type="float">
            <text:p>0.0251168</text:p>
          </table:table-cell>
          <table:table-cell office:value-type="float" office:value="0.0140991" calcext:value-type="float">
            <text:p>0.0140991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/>
          <table:table-cell office:value-type="float" office:value="0.146352" calcext:value-type="float">
            <text:p>0.146352</text:p>
          </table:table-cell>
          <table:table-cell office:value-type="float" office:value="0.00292515" calcext:value-type="float">
            <text:p>0.00292515</text:p>
          </table:table-cell>
          <table:table-cell office:value-type="float" office:value="0.0258842" calcext:value-type="float">
            <text:p>0.0258842</text:p>
          </table:table-cell>
          <table:table-cell office:value-type="float" office:value="0.0138725" calcext:value-type="float">
            <text:p>0.0138725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/>
          <table:table-cell office:value-type="float" office:value="0.150199" calcext:value-type="float">
            <text:p>0.150199</text:p>
          </table:table-cell>
          <table:table-cell office:value-type="float" office:value="0.00291962" calcext:value-type="float">
            <text:p>0.00291962</text:p>
          </table:table-cell>
          <table:table-cell office:value-type="float" office:value="0.0237628" calcext:value-type="float">
            <text:p>0.0237628</text:p>
          </table:table-cell>
          <table:table-cell office:value-type="float" office:value="0.013567" calcext:value-type="float">
            <text:p>0.013567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/>
          <table:table-cell office:value-type="float" office:value="0.15729" calcext:value-type="float">
            <text:p>0.15729</text:p>
          </table:table-cell>
          <table:table-cell office:value-type="float" office:value="0.00313002" calcext:value-type="float">
            <text:p>0.00313002</text:p>
          </table:table-cell>
          <table:table-cell office:value-type="float" office:value="0.0251859" calcext:value-type="float">
            <text:p>0.0251859</text:p>
          </table:table-cell>
          <table:table-cell office:value-type="float" office:value="0.0126729" calcext:value-type="float">
            <text:p>0.0126729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/>
          <table:table-cell office:value-type="float" office:value="0.146669" calcext:value-type="float">
            <text:p>0.146669</text:p>
          </table:table-cell>
          <table:table-cell office:value-type="float" office:value="0.00412165" calcext:value-type="float">
            <text:p>0.00412165</text:p>
          </table:table-cell>
          <table:table-cell office:value-type="float" office:value="0.0243932" calcext:value-type="float">
            <text:p>0.0243932</text:p>
          </table:table-cell>
          <table:table-cell office:value-type="float" office:value="0.0129338" calcext:value-type="float">
            <text:p>0.0129338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/>
          <table:table-cell office:value-type="float" office:value="0.145793" calcext:value-type="float">
            <text:p>0.145793</text:p>
          </table:table-cell>
          <table:table-cell office:value-type="float" office:value="0.00313239" calcext:value-type="float">
            <text:p>0.00313239</text:p>
          </table:table-cell>
          <table:table-cell office:value-type="float" office:value="0.0247481" calcext:value-type="float">
            <text:p>0.0247481</text:p>
          </table:table-cell>
          <table:table-cell office:value-type="float" office:value="0.0134892" calcext:value-type="float">
            <text:p>0.0134892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/>
          <table:table-cell office:value-type="float" office:value="0.151328" calcext:value-type="float">
            <text:p>0.151328</text:p>
          </table:table-cell>
          <table:table-cell office:value-type="float" office:value="0.00303173" calcext:value-type="float">
            <text:p>0.00303173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33996" calcext:value-type="float">
            <text:p>0.0133996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/>
          <table:table-cell office:value-type="float" office:value="0.151061" calcext:value-type="float">
            <text:p>0.151061</text:p>
          </table:table-cell>
          <table:table-cell office:value-type="float" office:value="0.00298712" calcext:value-type="float">
            <text:p>0.00298712</text:p>
          </table:table-cell>
          <table:table-cell office:value-type="float" office:value="0.0263836" calcext:value-type="float">
            <text:p>0.0263836</text:p>
          </table:table-cell>
          <table:table-cell office:value-type="float" office:value="0.0132662" calcext:value-type="float">
            <text:p>0.0132662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/>
          <table:table-cell office:value-type="float" office:value="0.147324" calcext:value-type="float">
            <text:p>0.147324</text:p>
          </table:table-cell>
          <table:table-cell office:value-type="float" office:value="0.00294962" calcext:value-type="float">
            <text:p>0.00294962</text:p>
          </table:table-cell>
          <table:table-cell office:value-type="float" office:value="0.0231402" calcext:value-type="float">
            <text:p>0.0231402</text:p>
          </table:table-cell>
          <table:table-cell office:value-type="float" office:value="0.0141603" calcext:value-type="float">
            <text:p>0.0141603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/>
          <table:table-cell office:value-type="float" office:value="0.149188" calcext:value-type="float">
            <text:p>0.149188</text:p>
          </table:table-cell>
          <table:table-cell office:value-type="float" office:value="0.00374308" calcext:value-type="float">
            <text:p>0.00374308</text:p>
          </table:table-cell>
          <table:table-cell office:value-type="float" office:value="0.0235081" calcext:value-type="float">
            <text:p>0.0235081</text:p>
          </table:table-cell>
          <table:table-cell office:value-type="float" office:value="0.0133218" calcext:value-type="float">
            <text:p>0.0133218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/>
          <table:table-cell office:value-type="float" office:value="0.151413" calcext:value-type="float">
            <text:p>0.151413</text:p>
          </table:table-cell>
          <table:table-cell office:value-type="float" office:value="0.00330648" calcext:value-type="float">
            <text:p>0.00330648</text:p>
          </table:table-cell>
          <table:table-cell office:value-type="float" office:value="0.0229038" calcext:value-type="float">
            <text:p>0.0229038</text:p>
          </table:table-cell>
          <table:table-cell office:value-type="float" office:value="0.0143182" calcext:value-type="float">
            <text:p>0.0143182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/>
          <table:table-cell office:value-type="float" office:value="0.145289" calcext:value-type="float">
            <text:p>0.145289</text:p>
          </table:table-cell>
          <table:table-cell office:value-type="float" office:value="0.00305739" calcext:value-type="float">
            <text:p>0.00305739</text:p>
          </table:table-cell>
          <table:table-cell office:value-type="float" office:value="0.0226444" calcext:value-type="float">
            <text:p>0.0226444</text:p>
          </table:table-cell>
          <table:table-cell office:value-type="float" office:value="0.0139219" calcext:value-type="float">
            <text:p>0.0139219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/>
          <table:table-cell office:value-type="float" office:value="0.152013" calcext:value-type="float">
            <text:p>0.152013</text:p>
          </table:table-cell>
          <table:table-cell office:value-type="float" office:value="0.00298831" calcext:value-type="float">
            <text:p>0.00298831</text:p>
          </table:table-cell>
          <table:table-cell office:value-type="float" office:value="0.0227103" calcext:value-type="float">
            <text:p>0.0227103</text:p>
          </table:table-cell>
          <table:table-cell office:value-type="float" office:value="0.0136325" calcext:value-type="float">
            <text:p>0.013632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/>
          <table:table-cell office:value-type="float" office:value="0.147594" calcext:value-type="float">
            <text:p>0.147594</text:p>
          </table:table-cell>
          <table:table-cell office:value-type="float" office:value="0.00296186" calcext:value-type="float">
            <text:p>0.00296186</text:p>
          </table:table-cell>
          <table:table-cell office:value-type="float" office:value="0.0225852" calcext:value-type="float">
            <text:p>0.0225852</text:p>
          </table:table-cell>
          <table:table-cell office:value-type="float" office:value="0.0141619" calcext:value-type="float">
            <text:p>0.0141619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/>
          <table:table-cell office:value-type="float" office:value="0.145413" calcext:value-type="float">
            <text:p>0.145413</text:p>
          </table:table-cell>
          <table:table-cell office:value-type="float" office:value="0.00314542" calcext:value-type="float">
            <text:p>0.00314542</text:p>
          </table:table-cell>
          <table:table-cell office:value-type="float" office:value="0.0226721" calcext:value-type="float">
            <text:p>0.0226721</text:p>
          </table:table-cell>
          <table:table-cell office:value-type="float" office:value="0.0134197" calcext:value-type="float">
            <text:p>0.0134197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/>
          <table:table-cell office:value-type="float" office:value="0.142446" calcext:value-type="float">
            <text:p>0.142446</text:p>
          </table:table-cell>
          <table:table-cell office:value-type="float" office:value="0.00345886" calcext:value-type="float">
            <text:p>0.00345886</text:p>
          </table:table-cell>
          <table:table-cell office:value-type="float" office:value="0.0232741" calcext:value-type="float">
            <text:p>0.0232741</text:p>
          </table:table-cell>
          <table:table-cell office:value-type="float" office:value="0.0123819" calcext:value-type="float">
            <text:p>0.0123819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/>
          <table:table-cell office:value-type="float" office:value="0.147917" calcext:value-type="float">
            <text:p>0.147917</text:p>
          </table:table-cell>
          <table:table-cell office:value-type="float" office:value="0.00299265" calcext:value-type="float">
            <text:p>0.00299265</text:p>
          </table:table-cell>
          <table:table-cell office:value-type="float" office:value="0.0239601" calcext:value-type="float">
            <text:p>0.0239601</text:p>
          </table:table-cell>
          <table:table-cell office:value-type="float" office:value="0.0126342" calcext:value-type="float">
            <text:p>0.0126342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/>
          <table:table-cell office:value-type="float" office:value="0.146887" calcext:value-type="float">
            <text:p>0.146887</text:p>
          </table:table-cell>
          <table:table-cell office:value-type="float" office:value="0.00291962" calcext:value-type="float">
            <text:p>0.00291962</text:p>
          </table:table-cell>
          <table:table-cell office:value-type="float" office:value="0.0265861" calcext:value-type="float">
            <text:p>0.0265861</text:p>
          </table:table-cell>
          <table:table-cell office:value-type="float" office:value="0.0131955" calcext:value-type="float">
            <text:p>0.013195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/>
          <table:table-cell office:value-type="float" office:value="0.140821" calcext:value-type="float">
            <text:p>0.140821</text:p>
          </table:table-cell>
          <table:table-cell office:value-type="float" office:value="0.00290422" calcext:value-type="float">
            <text:p>0.00290422</text:p>
          </table:table-cell>
          <table:table-cell office:value-type="float" office:value="0.0246794" calcext:value-type="float">
            <text:p>0.0246794</text:p>
          </table:table-cell>
          <table:table-cell office:value-type="float" office:value="0.0134146" calcext:value-type="float">
            <text:p>0.0134146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/>
          <table:table-cell office:value-type="float" office:value="0.145611" calcext:value-type="float">
            <text:p>0.145611</text:p>
          </table:table-cell>
          <table:table-cell office:value-type="float" office:value="0.00293067" calcext:value-type="float">
            <text:p>0.00293067</text:p>
          </table:table-cell>
          <table:table-cell office:value-type="float" office:value="0.0240557" calcext:value-type="float">
            <text:p>0.0240557</text:p>
          </table:table-cell>
          <table:table-cell office:value-type="float" office:value="0.0130281" calcext:value-type="float">
            <text:p>0.0130281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/>
          <table:table-cell office:value-type="float" office:value="0.148734" calcext:value-type="float">
            <text:p>0.148734</text:p>
          </table:table-cell>
          <table:table-cell office:value-type="float" office:value="0.00344583" calcext:value-type="float">
            <text:p>0.00344583</text:p>
          </table:table-cell>
          <table:table-cell office:value-type="float" office:value="0.0252305" calcext:value-type="float">
            <text:p>0.0252305</text:p>
          </table:table-cell>
          <table:table-cell office:value-type="float" office:value="0.0131379" calcext:value-type="float">
            <text:p>0.0131379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/>
          <table:table-cell office:value-type="float" office:value="0.146351" calcext:value-type="float">
            <text:p>0.146351</text:p>
          </table:table-cell>
          <table:table-cell office:value-type="float" office:value="0.00285409" calcext:value-type="float">
            <text:p>0.00285409</text:p>
          </table:table-cell>
          <table:table-cell office:value-type="float" office:value="0.0306568" calcext:value-type="float">
            <text:p>0.0306568</text:p>
          </table:table-cell>
          <table:table-cell office:value-type="float" office:value="0.013128" calcext:value-type="float">
            <text:p>0.013128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/>
          <table:table-cell office:value-type="float" office:value="0.142018" calcext:value-type="float">
            <text:p>0.142018</text:p>
          </table:table-cell>
          <table:table-cell office:value-type="float" office:value="0.00282527" calcext:value-type="float">
            <text:p>0.00282527</text:p>
          </table:table-cell>
          <table:table-cell office:value-type="float" office:value="0.0250216" calcext:value-type="float">
            <text:p>0.0250216</text:p>
          </table:table-cell>
          <table:table-cell office:value-type="float" office:value="0.0126314" calcext:value-type="float">
            <text:p>0.0126314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/>
          <table:table-cell office:value-type="float" office:value="0.146348" calcext:value-type="float">
            <text:p>0.146348</text:p>
          </table:table-cell>
          <table:table-cell office:value-type="float" office:value="0.00282961" calcext:value-type="float">
            <text:p>0.00282961</text:p>
          </table:table-cell>
          <table:table-cell office:value-type="float" office:value="0.0240521" calcext:value-type="float">
            <text:p>0.0240521</text:p>
          </table:table-cell>
          <table:table-cell office:value-type="float" office:value="0.0130878" calcext:value-type="float">
            <text:p>0.0130878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/>
          <table:table-cell office:value-type="float" office:value="0.146481" calcext:value-type="float">
            <text:p>0.146481</text:p>
          </table:table-cell>
          <table:table-cell office:value-type="float" office:value="0.00287383" calcext:value-type="float">
            <text:p>0.00287383</text:p>
          </table:table-cell>
          <table:table-cell office:value-type="float" office:value="0.0238457" calcext:value-type="float">
            <text:p>0.0238457</text:p>
          </table:table-cell>
          <table:table-cell office:value-type="float" office:value="0.0131939" calcext:value-type="float">
            <text:p>0.0131939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/>
          <table:table-cell office:value-type="float" office:value="0.141531" calcext:value-type="float">
            <text:p>0.141531</text:p>
          </table:table-cell>
          <table:table-cell office:value-type="float" office:value="0.00295752" calcext:value-type="float">
            <text:p>0.00295752</text:p>
          </table:table-cell>
          <table:table-cell office:value-type="float" office:value="0.0268075" calcext:value-type="float">
            <text:p>0.0268075</text:p>
          </table:table-cell>
          <table:table-cell office:value-type="float" office:value="0.0146336" calcext:value-type="float">
            <text:p>0.0146336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/>
          <table:table-cell office:value-type="float" office:value="0.14838" calcext:value-type="float">
            <text:p>0.14838</text:p>
          </table:table-cell>
          <table:table-cell office:value-type="float" office:value="0.00293344" calcext:value-type="float">
            <text:p>0.00293344</text:p>
          </table:table-cell>
          <table:table-cell office:value-type="float" office:value="0.0243012" calcext:value-type="float">
            <text:p>0.0243012</text:p>
          </table:table-cell>
          <table:table-cell office:value-type="float" office:value="0.0146309" calcext:value-type="float">
            <text:p>0.0146309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/>
          <table:table-cell office:value-type="float" office:value="0.14334" calcext:value-type="float">
            <text:p>0.14334</text:p>
          </table:table-cell>
          <table:table-cell office:value-type="float" office:value="0.00282922" calcext:value-type="float">
            <text:p>0.00282922</text:p>
          </table:table-cell>
          <table:table-cell office:value-type="float" office:value="0.0244579" calcext:value-type="float">
            <text:p>0.0244579</text:p>
          </table:table-cell>
          <table:table-cell office:value-type="float" office:value="0.0138706" calcext:value-type="float">
            <text:p>0.013870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/>
          <table:table-cell office:value-type="float" office:value="0.142511" calcext:value-type="float">
            <text:p>0.142511</text:p>
          </table:table-cell>
          <table:table-cell office:value-type="float" office:value="0.00279803" calcext:value-type="float">
            <text:p>0.00279803</text:p>
          </table:table-cell>
          <table:table-cell office:value-type="float" office:value="0.0245981" calcext:value-type="float">
            <text:p>0.0245981</text:p>
          </table:table-cell>
          <table:table-cell office:value-type="float" office:value="0.0134691" calcext:value-type="float">
            <text:p>0.0134691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/>
          <table:table-cell office:value-type="float" office:value="0.148963" calcext:value-type="float">
            <text:p>0.148963</text:p>
          </table:table-cell>
          <table:table-cell office:value-type="float" office:value="0.00279251" calcext:value-type="float">
            <text:p>0.00279251</text:p>
          </table:table-cell>
          <table:table-cell office:value-type="float" office:value="0.0231837" calcext:value-type="float">
            <text:p>0.0231837</text:p>
          </table:table-cell>
          <table:table-cell office:value-type="float" office:value="0.0130842" calcext:value-type="float">
            <text:p>0.0130842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/>
          <table:table-cell office:value-type="float" office:value="0.148552" calcext:value-type="float">
            <text:p>0.148552</text:p>
          </table:table-cell>
          <table:table-cell office:value-type="float" office:value="0.00284975" calcext:value-type="float">
            <text:p>0.00284975</text:p>
          </table:table-cell>
          <table:table-cell office:value-type="float" office:value="0.023685" calcext:value-type="float">
            <text:p>0.023685</text:p>
          </table:table-cell>
          <table:table-cell office:value-type="float" office:value="0.0129713" calcext:value-type="float">
            <text:p>0.0129713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/>
          <table:table-cell office:value-type="float" office:value="0.140171" calcext:value-type="float">
            <text:p>0.140171</text:p>
          </table:table-cell>
          <table:table-cell office:value-type="float" office:value="0.00290699" calcext:value-type="float">
            <text:p>0.00290699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0138832" calcext:value-type="float">
            <text:p>0.0138832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/>
          <table:table-cell office:value-type="float" office:value="0.147866" calcext:value-type="float">
            <text:p>0.147866</text:p>
          </table:table-cell>
          <table:table-cell office:value-type="float" office:value="0.00334754" calcext:value-type="float">
            <text:p>0.00334754</text:p>
          </table:table-cell>
          <table:table-cell office:value-type="float" office:value="0.0234434" calcext:value-type="float">
            <text:p>0.0234434</text:p>
          </table:table-cell>
          <table:table-cell office:value-type="float" office:value="0.0131332" calcext:value-type="float">
            <text:p>0.0131332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/>
          <table:table-cell office:value-type="float" office:value="0.148838" calcext:value-type="float">
            <text:p>0.148838</text:p>
          </table:table-cell>
          <table:table-cell office:value-type="float" office:value="0.00291883" calcext:value-type="float">
            <text:p>0.00291883</text:p>
          </table:table-cell>
          <table:table-cell office:value-type="float" office:value="0.0242945" calcext:value-type="float">
            <text:p>0.0242945</text:p>
          </table:table-cell>
          <table:table-cell office:value-type="float" office:value="0.0128166" calcext:value-type="float">
            <text:p>0.0128166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/>
          <table:table-cell office:value-type="float" office:value="0.14663" calcext:value-type="float">
            <text:p>0.14663</text:p>
          </table:table-cell>
          <table:table-cell office:value-type="float" office:value="0.00283317" calcext:value-type="float">
            <text:p>0.00283317</text:p>
          </table:table-cell>
          <table:table-cell office:value-type="float" office:value="0.0262592" calcext:value-type="float">
            <text:p>0.0262592</text:p>
          </table:table-cell>
          <table:table-cell office:value-type="float" office:value="0.0122442" calcext:value-type="float">
            <text:p>0.0122442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/>
          <table:table-cell office:value-type="float" office:value="0.144102" calcext:value-type="float">
            <text:p>0.144102</text:p>
          </table:table-cell>
          <table:table-cell office:value-type="float" office:value="0.00279409" calcext:value-type="float">
            <text:p>0.00279409</text:p>
          </table:table-cell>
          <table:table-cell office:value-type="float" office:value="0.0253627" calcext:value-type="float">
            <text:p>0.0253627</text:p>
          </table:table-cell>
          <table:table-cell office:value-type="float" office:value="0.0126219" calcext:value-type="float">
            <text:p>0.0126219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/>
          <table:table-cell office:value-type="float" office:value="0.148184" calcext:value-type="float">
            <text:p>0.148184</text:p>
          </table:table-cell>
          <table:table-cell office:value-type="float" office:value="0.00276448" calcext:value-type="float">
            <text:p>0.00276448</text:p>
          </table:table-cell>
          <table:table-cell office:value-type="float" office:value="0.0239669" calcext:value-type="float">
            <text:p>0.0239669</text:p>
          </table:table-cell>
          <table:table-cell office:value-type="float" office:value="0.0135848" calcext:value-type="float">
            <text:p>0.0135848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/>
          <table:table-cell office:value-type="float" office:value="0.143818" calcext:value-type="float">
            <text:p>0.143818</text:p>
          </table:table-cell>
          <table:table-cell office:value-type="float" office:value="0.00345965" calcext:value-type="float">
            <text:p>0.00345965</text:p>
          </table:table-cell>
          <table:table-cell office:value-type="float" office:value="0.0253067" calcext:value-type="float">
            <text:p>0.0253067</text:p>
          </table:table-cell>
          <table:table-cell office:value-type="float" office:value="0.0128493" calcext:value-type="float">
            <text:p>0.0128493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/>
          <table:table-cell office:value-type="float" office:value="0.142916" calcext:value-type="float">
            <text:p>0.142916</text:p>
          </table:table-cell>
          <table:table-cell office:value-type="float" office:value="0.00284659" calcext:value-type="float">
            <text:p>0.00284659</text:p>
          </table:table-cell>
          <table:table-cell office:value-type="float" office:value="0.0237261" calcext:value-type="float">
            <text:p>0.0237261</text:p>
          </table:table-cell>
          <table:table-cell office:value-type="float" office:value="0.0128379" calcext:value-type="float">
            <text:p>0.0128379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/>
          <table:table-cell office:value-type="float" office:value="0.149392" calcext:value-type="float">
            <text:p>0.149392</text:p>
          </table:table-cell>
          <table:table-cell office:value-type="float" office:value="0.00282606" calcext:value-type="float">
            <text:p>0.00282606</text:p>
          </table:table-cell>
          <table:table-cell office:value-type="float" office:value="0.023869" calcext:value-type="float">
            <text:p>0.023869</text:p>
          </table:table-cell>
          <table:table-cell office:value-type="float" office:value="0.0126741" calcext:value-type="float">
            <text:p>0.0126741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/>
          <table:table-cell office:value-type="float" office:value="0.147503" calcext:value-type="float">
            <text:p>0.147503</text:p>
          </table:table-cell>
          <table:table-cell office:value-type="float" office:value="0.00283869" calcext:value-type="float">
            <text:p>0.00283869</text:p>
          </table:table-cell>
          <table:table-cell office:value-type="float" office:value="0.0234181" calcext:value-type="float">
            <text:p>0.0234181</text:p>
          </table:table-cell>
          <table:table-cell office:value-type="float" office:value="0.0131718" calcext:value-type="float">
            <text:p>0.0131718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/>
          <table:table-cell office:value-type="float" office:value="0.138589" calcext:value-type="float">
            <text:p>0.138589</text:p>
          </table:table-cell>
          <table:table-cell office:value-type="float" office:value="0.00280593" calcext:value-type="float">
            <text:p>0.00280593</text:p>
          </table:table-cell>
          <table:table-cell office:value-type="float" office:value="0.0230364" calcext:value-type="float">
            <text:p>0.0230364</text:p>
          </table:table-cell>
          <table:table-cell office:value-type="float" office:value="0.0142906" calcext:value-type="float">
            <text:p>0.0142906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/>
          <table:table-cell office:value-type="float" office:value="0.147271" calcext:value-type="float">
            <text:p>0.147271</text:p>
          </table:table-cell>
          <table:table-cell office:value-type="float" office:value="0.00280593" calcext:value-type="float">
            <text:p>0.00280593</text:p>
          </table:table-cell>
          <table:table-cell office:value-type="float" office:value="0.0250773" calcext:value-type="float">
            <text:p>0.0250773</text:p>
          </table:table-cell>
          <table:table-cell office:value-type="float" office:value="0.0158874" calcext:value-type="float">
            <text:p>0.0158874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/>
          <table:table-cell office:value-type="float" office:value="0.143304" calcext:value-type="float">
            <text:p>0.143304</text:p>
          </table:table-cell>
          <table:table-cell office:value-type="float" office:value="0.00355123" calcext:value-type="float">
            <text:p>0.00355123</text:p>
          </table:table-cell>
          <table:table-cell office:value-type="float" office:value="0.0238559" calcext:value-type="float">
            <text:p>0.0238559</text:p>
          </table:table-cell>
          <table:table-cell office:value-type="float" office:value="0.015206" calcext:value-type="float">
            <text:p>0.015206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/>
          <table:table-cell office:value-type="float" office:value="0.139396" calcext:value-type="float">
            <text:p>0.139396</text:p>
          </table:table-cell>
          <table:table-cell office:value-type="float" office:value="0.00290501" calcext:value-type="float">
            <text:p>0.00290501</text:p>
          </table:table-cell>
          <table:table-cell office:value-type="float" office:value="0.0248211" calcext:value-type="float">
            <text:p>0.0248211</text:p>
          </table:table-cell>
          <table:table-cell office:value-type="float" office:value="0.0151733" calcext:value-type="float">
            <text:p>0.0151733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/>
          <table:table-cell office:value-type="float" office:value="0.145544" calcext:value-type="float">
            <text:p>0.145544</text:p>
          </table:table-cell>
          <table:table-cell office:value-type="float" office:value="0.00283948" calcext:value-type="float">
            <text:p>0.00283948</text:p>
          </table:table-cell>
          <table:table-cell office:value-type="float" office:value="0.0233025" calcext:value-type="float">
            <text:p>0.0233025</text:p>
          </table:table-cell>
          <table:table-cell office:value-type="float" office:value="0.0139065" calcext:value-type="float">
            <text:p>0.0139065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/>
          <table:table-cell office:value-type="float" office:value="0.140144" calcext:value-type="float">
            <text:p>0.140144</text:p>
          </table:table-cell>
          <table:table-cell office:value-type="float" office:value="0.0029212" calcext:value-type="float">
            <text:p>0.0029212</text:p>
          </table:table-cell>
          <table:table-cell office:value-type="float" office:value="0.0230909" calcext:value-type="float">
            <text:p>0.0230909</text:p>
          </table:table-cell>
          <table:table-cell office:value-type="float" office:value="0.013475" calcext:value-type="float">
            <text:p>0.013475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/>
          <table:table-cell office:value-type="float" office:value="0.137495" calcext:value-type="float">
            <text:p>0.137495</text:p>
          </table:table-cell>
          <table:table-cell office:value-type="float" office:value="0.0029283" calcext:value-type="float">
            <text:p>0.0029283</text:p>
          </table:table-cell>
          <table:table-cell office:value-type="float" office:value="0.0229709" calcext:value-type="float">
            <text:p>0.0229709</text:p>
          </table:table-cell>
          <table:table-cell office:value-type="float" office:value="0.013432" calcext:value-type="float">
            <text:p>0.01343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/>
          <table:table-cell office:value-type="float" office:value="0.142073" calcext:value-type="float">
            <text:p>0.142073</text:p>
          </table:table-cell>
          <table:table-cell office:value-type="float" office:value="0.00327253" calcext:value-type="float">
            <text:p>0.00327253</text:p>
          </table:table-cell>
          <table:table-cell office:value-type="float" office:value="0.0237039" calcext:value-type="float">
            <text:p>0.0237039</text:p>
          </table:table-cell>
          <table:table-cell office:value-type="float" office:value="0.0143423" calcext:value-type="float">
            <text:p>0.0143423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/>
          <table:table-cell office:value-type="float" office:value="0.150756" calcext:value-type="float">
            <text:p>0.150756</text:p>
          </table:table-cell>
          <table:table-cell office:value-type="float" office:value="0.00291251" calcext:value-type="float">
            <text:p>0.00291251</text:p>
          </table:table-cell>
          <table:table-cell office:value-type="float" office:value="0.0235918" calcext:value-type="float">
            <text:p>0.0235918</text:p>
          </table:table-cell>
          <table:table-cell office:value-type="float" office:value="0.0138319" calcext:value-type="float">
            <text:p>0.0138319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/>
          <table:table-cell office:value-type="float" office:value="0.13673" calcext:value-type="float">
            <text:p>0.13673</text:p>
          </table:table-cell>
          <table:table-cell office:value-type="float" office:value="0.00296581" calcext:value-type="float">
            <text:p>0.00296581</text:p>
          </table:table-cell>
          <table:table-cell office:value-type="float" office:value="0.0224597" calcext:value-type="float">
            <text:p>0.0224597</text:p>
          </table:table-cell>
          <table:table-cell office:value-type="float" office:value="0.0138939" calcext:value-type="float">
            <text:p>0.0138939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/>
          <table:table-cell office:value-type="float" office:value="0.149276" calcext:value-type="float">
            <text:p>0.149276</text:p>
          </table:table-cell>
          <table:table-cell office:value-type="float" office:value="0.00293936" calcext:value-type="float">
            <text:p>0.00293936</text:p>
          </table:table-cell>
          <table:table-cell office:value-type="float" office:value="0.0240632" calcext:value-type="float">
            <text:p>0.0240632</text:p>
          </table:table-cell>
          <table:table-cell office:value-type="float" office:value="0.0137742" calcext:value-type="float">
            <text:p>0.0137742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/>
          <table:table-cell office:value-type="float" office:value="0.144235" calcext:value-type="float">
            <text:p>0.144235</text:p>
          </table:table-cell>
          <table:table-cell office:value-type="float" office:value="0.00290107" calcext:value-type="float">
            <text:p>0.00290107</text:p>
          </table:table-cell>
          <table:table-cell office:value-type="float" office:value="0.0237363" calcext:value-type="float">
            <text:p>0.0237363</text:p>
          </table:table-cell>
          <table:table-cell office:value-type="float" office:value="0.0129184" calcext:value-type="float">
            <text:p>0.0129184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/>
          <table:table-cell office:value-type="float" office:value="0.136288" calcext:value-type="float">
            <text:p>0.136288</text:p>
          </table:table-cell>
          <table:table-cell office:value-type="float" office:value="0.00297449" calcext:value-type="float">
            <text:p>0.00297449</text:p>
          </table:table-cell>
          <table:table-cell office:value-type="float" office:value="0.0215837" calcext:value-type="float">
            <text:p>0.0215837</text:p>
          </table:table-cell>
          <table:table-cell office:value-type="float" office:value="0.0131067" calcext:value-type="float">
            <text:p>0.0131067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/>
          <table:table-cell office:value-type="float" office:value="0.143686" calcext:value-type="float">
            <text:p>0.143686</text:p>
          </table:table-cell>
          <table:table-cell office:value-type="float" office:value="0.00292041" calcext:value-type="float">
            <text:p>0.00292041</text:p>
          </table:table-cell>
          <table:table-cell office:value-type="float" office:value="0.0218257" calcext:value-type="float">
            <text:p>0.0218257</text:p>
          </table:table-cell>
          <table:table-cell office:value-type="float" office:value="0.0137711" calcext:value-type="float">
            <text:p>0.0137711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/>
          <table:table-cell office:value-type="float" office:value="0.146375" calcext:value-type="float">
            <text:p>0.146375</text:p>
          </table:table-cell>
          <table:table-cell office:value-type="float" office:value="0.00288804" calcext:value-type="float">
            <text:p>0.00288804</text:p>
          </table:table-cell>
          <table:table-cell office:value-type="float" office:value="0.0214673" calcext:value-type="float">
            <text:p>0.0214673</text:p>
          </table:table-cell>
          <table:table-cell office:value-type="float" office:value="0.0138587" calcext:value-type="float">
            <text:p>0.0138587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/>
          <table:table-cell office:value-type="float" office:value="0.133734" calcext:value-type="float">
            <text:p>0.133734</text:p>
          </table:table-cell>
          <table:table-cell office:value-type="float" office:value="0.00302857" calcext:value-type="float">
            <text:p>0.00302857</text:p>
          </table:table-cell>
          <table:table-cell office:value-type="float" office:value="0.0213394" calcext:value-type="float">
            <text:p>0.0213394</text:p>
          </table:table-cell>
          <table:table-cell office:value-type="float" office:value="0.0161712" calcext:value-type="float">
            <text:p>0.0161712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/>
          <table:table-cell office:value-type="float" office:value="0.140143" calcext:value-type="float">
            <text:p>0.140143</text:p>
          </table:table-cell>
          <table:table-cell office:value-type="float" office:value="0.00366334" calcext:value-type="float">
            <text:p>0.00366334</text:p>
          </table:table-cell>
          <table:table-cell office:value-type="float" office:value="0.0211807" calcext:value-type="float">
            <text:p>0.0211807</text:p>
          </table:table-cell>
          <table:table-cell office:value-type="float" office:value="0.0148669" calcext:value-type="float">
            <text:p>0.014866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/>
          <table:table-cell office:value-type="float" office:value="0.144968" calcext:value-type="float">
            <text:p>0.144968</text:p>
          </table:table-cell>
          <table:table-cell office:value-type="float" office:value="0.00317858" calcext:value-type="float">
            <text:p>0.00317858</text:p>
          </table:table-cell>
          <table:table-cell office:value-type="float" office:value="0.0210535" calcext:value-type="float">
            <text:p>0.0210535</text:p>
          </table:table-cell>
          <table:table-cell office:value-type="float" office:value="0.0150576" calcext:value-type="float">
            <text:p>0.0150576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/>
          <table:table-cell office:value-type="float" office:value="0.134185" calcext:value-type="float">
            <text:p>0.134185</text:p>
          </table:table-cell>
          <table:table-cell office:value-type="float" office:value="0.0037719" calcext:value-type="float">
            <text:p>0.0037719</text:p>
          </table:table-cell>
          <table:table-cell office:value-type="float" office:value="0.0213998" calcext:value-type="float">
            <text:p>0.0213998</text:p>
          </table:table-cell>
          <table:table-cell office:value-type="float" office:value="0.0137521" calcext:value-type="float">
            <text:p>0.0137521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/>
          <table:table-cell office:value-type="float" office:value="0.142408" calcext:value-type="float">
            <text:p>0.142408</text:p>
          </table:table-cell>
          <table:table-cell office:value-type="float" office:value="0.00314305" calcext:value-type="float">
            <text:p>0.00314305</text:p>
          </table:table-cell>
          <table:table-cell office:value-type="float" office:value="0.0215024" calcext:value-type="float">
            <text:p>0.0215024</text:p>
          </table:table-cell>
          <table:table-cell office:value-type="float" office:value="0.0134967" calcext:value-type="float">
            <text:p>0.0134967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/>
          <table:table-cell office:value-type="float" office:value="0.142029" calcext:value-type="float">
            <text:p>0.142029</text:p>
          </table:table-cell>
          <table:table-cell office:value-type="float" office:value="0.00329109" calcext:value-type="float">
            <text:p>0.00329109</text:p>
          </table:table-cell>
          <table:table-cell office:value-type="float" office:value="0.0220021" calcext:value-type="float">
            <text:p>0.0220021</text:p>
          </table:table-cell>
          <table:table-cell office:value-type="float" office:value="0.0133976" calcext:value-type="float">
            <text:p>0.0133976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/>
          <table:table-cell office:value-type="float" office:value="0.131895" calcext:value-type="float">
            <text:p>0.131895</text:p>
          </table:table-cell>
          <table:table-cell office:value-type="float" office:value="0.00353939" calcext:value-type="float">
            <text:p>0.00353939</text:p>
          </table:table-cell>
          <table:table-cell office:value-type="float" office:value="0.0217452" calcext:value-type="float">
            <text:p>0.0217452</text:p>
          </table:table-cell>
          <table:table-cell office:value-type="float" office:value="0.013747" calcext:value-type="float">
            <text:p>0.013747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/>
          <table:table-cell office:value-type="float" office:value="0.13808" calcext:value-type="float">
            <text:p>0.13808</text:p>
          </table:table-cell>
          <table:table-cell office:value-type="float" office:value="0.00326937" calcext:value-type="float">
            <text:p>0.00326937</text:p>
          </table:table-cell>
          <table:table-cell office:value-type="float" office:value="0.0215387" calcext:value-type="float">
            <text:p>0.0215387</text:p>
          </table:table-cell>
          <table:table-cell office:value-type="float" office:value="0.0129054" calcext:value-type="float">
            <text:p>0.0129054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/>
          <table:table-cell office:value-type="float" office:value="0.138057" calcext:value-type="float">
            <text:p>0.138057</text:p>
          </table:table-cell>
          <table:table-cell office:value-type="float" office:value="0.00395664" calcext:value-type="float">
            <text:p>0.00395664</text:p>
          </table:table-cell>
          <table:table-cell office:value-type="float" office:value="0.0219646" calcext:value-type="float">
            <text:p>0.0219646</text:p>
          </table:table-cell>
          <table:table-cell office:value-type="float" office:value="0.0130842" calcext:value-type="float">
            <text:p>0.0130842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/>
          <table:table-cell office:value-type="float" office:value="0.133594" calcext:value-type="float">
            <text:p>0.133594</text:p>
          </table:table-cell>
          <table:table-cell office:value-type="float" office:value="0.00322911" calcext:value-type="float">
            <text:p>0.00322911</text:p>
          </table:table-cell>
          <table:table-cell office:value-type="float" office:value="0.0206975" calcext:value-type="float">
            <text:p>0.0206975</text:p>
          </table:table-cell>
          <table:table-cell office:value-type="float" office:value="0.0124238" calcext:value-type="float">
            <text:p>0.0124238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/>
          <table:table-cell office:value-type="float" office:value="0.140488" calcext:value-type="float">
            <text:p>0.140488</text:p>
          </table:table-cell>
          <table:table-cell office:value-type="float" office:value="0.00314345" calcext:value-type="float">
            <text:p>0.00314345</text:p>
          </table:table-cell>
          <table:table-cell office:value-type="float" office:value="0.021262" calcext:value-type="float">
            <text:p>0.021262</text:p>
          </table:table-cell>
          <table:table-cell office:value-type="float" office:value="0.0122027" calcext:value-type="float">
            <text:p>0.0122027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/>
          <table:table-cell office:value-type="float" office:value="0.132235" calcext:value-type="float">
            <text:p>0.132235</text:p>
          </table:table-cell>
          <table:table-cell office:value-type="float" office:value="0.00300883" calcext:value-type="float">
            <text:p>0.00300883</text:p>
          </table:table-cell>
          <table:table-cell office:value-type="float" office:value="0.021438" calcext:value-type="float">
            <text:p>0.021438</text:p>
          </table:table-cell>
          <table:table-cell office:value-type="float" office:value="0.0128718" calcext:value-type="float">
            <text:p>0.012871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/>
          <table:table-cell office:value-type="float" office:value="0.141031" calcext:value-type="float">
            <text:p>0.141031</text:p>
          </table:table-cell>
          <table:table-cell office:value-type="float" office:value="0.0029737" calcext:value-type="float">
            <text:p>0.0029737</text:p>
          </table:table-cell>
          <table:table-cell office:value-type="float" office:value="0.0213105" calcext:value-type="float">
            <text:p>0.0213105</text:p>
          </table:table-cell>
          <table:table-cell office:value-type="float" office:value="0.0126472" calcext:value-type="float">
            <text:p>0.0126472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/>
          <table:table-cell office:value-type="float" office:value="0.135072" calcext:value-type="float">
            <text:p>0.135072</text:p>
          </table:table-cell>
          <table:table-cell office:value-type="float" office:value="0.0039902" calcext:value-type="float">
            <text:p>0.0039902</text:p>
          </table:table-cell>
          <table:table-cell office:value-type="float" office:value="0.0204326" calcext:value-type="float">
            <text:p>0.0204326</text:p>
          </table:table-cell>
          <table:table-cell office:value-type="float" office:value="0.0126531" calcext:value-type="float">
            <text:p>0.012653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/>
          <table:table-cell office:value-type="float" office:value="0.132894" calcext:value-type="float">
            <text:p>0.132894</text:p>
          </table:table-cell>
          <table:table-cell office:value-type="float" office:value="0.00307278" calcext:value-type="float">
            <text:p>0.00307278</text:p>
          </table:table-cell>
          <table:table-cell office:value-type="float" office:value="0.0214708" calcext:value-type="float">
            <text:p>0.0214708</text:p>
          </table:table-cell>
          <table:table-cell office:value-type="float" office:value="0.0126662" calcext:value-type="float">
            <text:p>0.0126662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/>
          <table:table-cell office:value-type="float" office:value="0.133869" calcext:value-type="float">
            <text:p>0.133869</text:p>
          </table:table-cell>
          <table:table-cell office:value-type="float" office:value="0.00300962" calcext:value-type="float">
            <text:p>0.00300962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0.0122272" calcext:value-type="float">
            <text:p>0.0122272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/>
          <table:table-cell office:value-type="float" office:value="0.134642" calcext:value-type="float">
            <text:p>0.134642</text:p>
          </table:table-cell>
          <table:table-cell office:value-type="float" office:value="0.00295909" calcext:value-type="float">
            <text:p>0.00295909</text:p>
          </table:table-cell>
          <table:table-cell office:value-type="float" office:value="0.0215379" calcext:value-type="float">
            <text:p>0.0215379</text:p>
          </table:table-cell>
          <table:table-cell office:value-type="float" office:value="0.0134869" calcext:value-type="float">
            <text:p>0.0134869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/>
          <table:table-cell office:value-type="float" office:value="0.130452" calcext:value-type="float">
            <text:p>0.130452</text:p>
          </table:table-cell>
          <table:table-cell office:value-type="float" office:value="0.00290501" calcext:value-type="float">
            <text:p>0.00290501</text:p>
          </table:table-cell>
          <table:table-cell office:value-type="float" office:value="0.0211254" calcext:value-type="float">
            <text:p>0.0211254</text:p>
          </table:table-cell>
          <table:table-cell office:value-type="float" office:value="0.0190932" calcext:value-type="float">
            <text:p>0.0190932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/>
          <table:table-cell office:value-type="float" office:value="0.140921" calcext:value-type="float">
            <text:p>0.140921</text:p>
          </table:table-cell>
          <table:table-cell office:value-type="float" office:value="0.00348333" calcext:value-type="float">
            <text:p>0.00348333</text:p>
          </table:table-cell>
          <table:table-cell office:value-type="float" office:value="0.0208779" calcext:value-type="float">
            <text:p>0.0208779</text:p>
          </table:table-cell>
          <table:table-cell office:value-type="float" office:value="0.0143135" calcext:value-type="float">
            <text:p>0.0143135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/>
          <table:table-cell office:value-type="float" office:value="0.136013" calcext:value-type="float">
            <text:p>0.136013</text:p>
          </table:table-cell>
          <table:table-cell office:value-type="float" office:value="0.00292396" calcext:value-type="float">
            <text:p>0.00292396</text:p>
          </table:table-cell>
          <table:table-cell office:value-type="float" office:value="0.0211443" calcext:value-type="float">
            <text:p>0.0211443</text:p>
          </table:table-cell>
          <table:table-cell office:value-type="float" office:value="0.0128343" calcext:value-type="float">
            <text:p>0.0128343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/>
          <table:table-cell office:value-type="float" office:value="0.131898" calcext:value-type="float">
            <text:p>0.131898</text:p>
          </table:table-cell>
          <table:table-cell office:value-type="float" office:value="0.00291409" calcext:value-type="float">
            <text:p>0.00291409</text:p>
          </table:table-cell>
          <table:table-cell office:value-type="float" office:value="0.0210125" calcext:value-type="float">
            <text:p>0.0210125</text:p>
          </table:table-cell>
          <table:table-cell office:value-type="float" office:value="0.0126744" calcext:value-type="float">
            <text:p>0.0126744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/>
          <table:table-cell office:value-type="float" office:value="0.139385" calcext:value-type="float">
            <text:p>0.139385</text:p>
          </table:table-cell>
          <table:table-cell office:value-type="float" office:value="0.00288054" calcext:value-type="float">
            <text:p>0.00288054</text:p>
          </table:table-cell>
          <table:table-cell office:value-type="float" office:value="0.0205017" calcext:value-type="float">
            <text:p>0.0205017</text:p>
          </table:table-cell>
          <table:table-cell office:value-type="float" office:value="0.0125501" calcext:value-type="float">
            <text:p>0.0125501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/>
          <table:table-cell office:value-type="float" office:value="0.132114" calcext:value-type="float">
            <text:p>0.132114</text:p>
          </table:table-cell>
          <table:table-cell office:value-type="float" office:value="0.00286514" calcext:value-type="float">
            <text:p>0.00286514</text:p>
          </table:table-cell>
          <table:table-cell office:value-type="float" office:value="0.0207121" calcext:value-type="float">
            <text:p>0.0207121</text:p>
          </table:table-cell>
          <table:table-cell office:value-type="float" office:value="0.0121621" calcext:value-type="float">
            <text:p>0.0121621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/>
          <table:table-cell office:value-type="float" office:value="0.13073" calcext:value-type="float">
            <text:p>0.13073</text:p>
          </table:table-cell>
          <table:table-cell office:value-type="float" office:value="0.00286435" calcext:value-type="float">
            <text:p>0.00286435</text:p>
          </table:table-cell>
          <table:table-cell office:value-type="float" office:value="0.0211384" calcext:value-type="float">
            <text:p>0.0211384</text:p>
          </table:table-cell>
          <table:table-cell office:value-type="float" office:value="0.0123736" calcext:value-type="float">
            <text:p>0.0123736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/>
          <table:table-cell office:value-type="float" office:value="0.132279" calcext:value-type="float">
            <text:p>0.132279</text:p>
          </table:table-cell>
          <table:table-cell office:value-type="float" office:value="0.00289593" calcext:value-type="float">
            <text:p>0.00289593</text:p>
          </table:table-cell>
          <table:table-cell office:value-type="float" office:value="0.0218052" calcext:value-type="float">
            <text:p>0.0218052</text:p>
          </table:table-cell>
          <table:table-cell office:value-type="float" office:value="0.0124344" calcext:value-type="float">
            <text:p>0.0124344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/>
          <table:table-cell office:value-type="float" office:value="0.126934" calcext:value-type="float">
            <text:p>0.126934</text:p>
          </table:table-cell>
          <table:table-cell office:value-type="float" office:value="0.00285685" calcext:value-type="float">
            <text:p>0.00285685</text:p>
          </table:table-cell>
          <table:table-cell office:value-type="float" office:value="0.0207141" calcext:value-type="float">
            <text:p>0.0207141</text:p>
          </table:table-cell>
          <table:table-cell office:value-type="float" office:value="0.0121613" calcext:value-type="float">
            <text:p>0.0121613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/>
          <table:table-cell office:value-type="float" office:value="0.133646" calcext:value-type="float">
            <text:p>0.133646</text:p>
          </table:table-cell>
          <table:table-cell office:value-type="float" office:value="0.00286791" calcext:value-type="float">
            <text:p>0.00286791</text:p>
          </table:table-cell>
          <table:table-cell office:value-type="float" office:value="0.0211593" calcext:value-type="float">
            <text:p>0.0211593</text:p>
          </table:table-cell>
          <table:table-cell office:value-type="float" office:value="0.0120803" calcext:value-type="float">
            <text:p>0.0120803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/>
          <table:table-cell office:value-type="float" office:value="0.131681" calcext:value-type="float">
            <text:p>0.131681</text:p>
          </table:table-cell>
          <table:table-cell office:value-type="float" office:value="0.00283672" calcext:value-type="float">
            <text:p>0.00283672</text:p>
          </table:table-cell>
          <table:table-cell office:value-type="float" office:value="0.0212209" calcext:value-type="float">
            <text:p>0.0212209</text:p>
          </table:table-cell>
          <table:table-cell office:value-type="float" office:value="0.0115225" calcext:value-type="float">
            <text:p>0.0115225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/>
          <table:table-cell office:value-type="float" office:value="0.127746" calcext:value-type="float">
            <text:p>0.127746</text:p>
          </table:table-cell>
          <table:table-cell office:value-type="float" office:value="0.00285133" calcext:value-type="float">
            <text:p>0.00285133</text:p>
          </table:table-cell>
          <table:table-cell office:value-type="float" office:value="0.0211313" calcext:value-type="float">
            <text:p>0.0211313</text:p>
          </table:table-cell>
          <table:table-cell office:value-type="float" office:value="0.0112142" calcext:value-type="float">
            <text:p>0.0112142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/>
          <table:table-cell office:value-type="float" office:value="0.131891" calcext:value-type="float">
            <text:p>0.131891</text:p>
          </table:table-cell>
          <table:table-cell office:value-type="float" office:value="0.00284027" calcext:value-type="float">
            <text:p>0.00284027</text:p>
          </table:table-cell>
          <table:table-cell office:value-type="float" office:value="0.0205072" calcext:value-type="float">
            <text:p>0.0205072</text:p>
          </table:table-cell>
          <table:table-cell office:value-type="float" office:value="0.0116544" calcext:value-type="float">
            <text:p>0.0116544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/>
          <table:table-cell office:value-type="float" office:value="0.129933" calcext:value-type="float">
            <text:p>0.129933</text:p>
          </table:table-cell>
          <table:table-cell office:value-type="float" office:value="0.00345175" calcext:value-type="float">
            <text:p>0.00345175</text:p>
          </table:table-cell>
          <table:table-cell office:value-type="float" office:value="0.0204626" calcext:value-type="float">
            <text:p>0.0204626</text:p>
          </table:table-cell>
          <table:table-cell office:value-type="float" office:value="0.0121155" calcext:value-type="float">
            <text:p>0.0121155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/>
          <table:table-cell office:value-type="float" office:value="0.133605" calcext:value-type="float">
            <text:p>0.133605</text:p>
          </table:table-cell>
          <table:table-cell office:value-type="float" office:value="0.00296936" calcext:value-type="float">
            <text:p>0.00296936</text:p>
          </table:table-cell>
          <table:table-cell office:value-type="float" office:value="0.0208479" calcext:value-type="float">
            <text:p>0.0208479</text:p>
          </table:table-cell>
          <table:table-cell office:value-type="float" office:value="0.0120342" calcext:value-type="float">
            <text:p>0.0120342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/>
          <table:table-cell office:value-type="float" office:value="0.130823" calcext:value-type="float">
            <text:p>0.130823</text:p>
          </table:table-cell>
          <table:table-cell office:value-type="float" office:value="0.0029283" calcext:value-type="float">
            <text:p>0.0029283</text:p>
          </table:table-cell>
          <table:table-cell office:value-type="float" office:value="0.0205029" calcext:value-type="float">
            <text:p>0.0205029</text:p>
          </table:table-cell>
          <table:table-cell office:value-type="float" office:value="0.0118376" calcext:value-type="float">
            <text:p>0.0118376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/>
          <table:table-cell office:value-type="float" office:value="0.125912" calcext:value-type="float">
            <text:p>0.125912</text:p>
          </table:table-cell>
          <table:table-cell office:value-type="float" office:value="0.00291567" calcext:value-type="float">
            <text:p>0.00291567</text:p>
          </table:table-cell>
          <table:table-cell office:value-type="float" office:value="0.0201014" calcext:value-type="float">
            <text:p>0.0201014</text:p>
          </table:table-cell>
          <table:table-cell office:value-type="float" office:value="0.0128462" calcext:value-type="float">
            <text:p>0.0128462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/>
          <table:table-cell office:value-type="float" office:value="0.133089" calcext:value-type="float">
            <text:p>0.133089</text:p>
          </table:table-cell>
          <table:table-cell office:value-type="float" office:value="0.00286159" calcext:value-type="float">
            <text:p>0.00286159</text:p>
          </table:table-cell>
          <table:table-cell office:value-type="float" office:value="0.0207906" calcext:value-type="float">
            <text:p>0.0207906</text:p>
          </table:table-cell>
          <table:table-cell office:value-type="float" office:value="0.0126737" calcext:value-type="float">
            <text:p>0.0126737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/>
          <table:table-cell office:value-type="float" office:value="0.129437" calcext:value-type="float">
            <text:p>0.129437</text:p>
          </table:table-cell>
          <table:table-cell office:value-type="float" office:value="0.00353386" calcext:value-type="float">
            <text:p>0.00353386</text:p>
          </table:table-cell>
          <table:table-cell office:value-type="float" office:value="0.0214278" calcext:value-type="float">
            <text:p>0.0214278</text:p>
          </table:table-cell>
          <table:table-cell office:value-type="float" office:value="0.0124313" calcext:value-type="float">
            <text:p>0.0124313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/>
          <table:table-cell office:value-type="float" office:value="0.127758" calcext:value-type="float">
            <text:p>0.127758</text:p>
          </table:table-cell>
          <table:table-cell office:value-type="float" office:value="0.00298712" calcext:value-type="float">
            <text:p>0.00298712</text:p>
          </table:table-cell>
          <table:table-cell office:value-type="float" office:value="0.0206327" calcext:value-type="float">
            <text:p>0.0206327</text:p>
          </table:table-cell>
          <table:table-cell office:value-type="float" office:value="0.0129528" calcext:value-type="float">
            <text:p>0.0129528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/>
          <table:table-cell office:value-type="float" office:value="0.130092" calcext:value-type="float">
            <text:p>0.130092</text:p>
          </table:table-cell>
          <table:table-cell office:value-type="float" office:value="0.00293817" calcext:value-type="float">
            <text:p>0.00293817</text:p>
          </table:table-cell>
          <table:table-cell office:value-type="float" office:value="0.0206556" calcext:value-type="float">
            <text:p>0.0206556</text:p>
          </table:table-cell>
          <table:table-cell office:value-type="float" office:value="0.0119291" calcext:value-type="float">
            <text:p>0.0119291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/>
          <table:table-cell office:value-type="float" office:value="0.12602" calcext:value-type="float">
            <text:p>0.12602</text:p>
          </table:table-cell>
          <table:table-cell office:value-type="float" office:value="0.00292475" calcext:value-type="float">
            <text:p>0.00292475</text:p>
          </table:table-cell>
          <table:table-cell office:value-type="float" office:value="0.0203071" calcext:value-type="float">
            <text:p>0.0203071</text:p>
          </table:table-cell>
          <table:table-cell office:value-type="float" office:value="0.0122035" calcext:value-type="float">
            <text:p>0.0122035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/>
          <table:table-cell office:value-type="float" office:value="0.12943" calcext:value-type="float">
            <text:p>0.12943</text:p>
          </table:table-cell>
          <table:table-cell office:value-type="float" office:value="0.0028908" calcext:value-type="float">
            <text:p>0.0028908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123346" calcext:value-type="float">
            <text:p>0.0123346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/>
          <table:table-cell office:value-type="float" office:value="0.127779" calcext:value-type="float">
            <text:p>0.127779</text:p>
          </table:table-cell>
          <table:table-cell office:value-type="float" office:value="0.0028908" calcext:value-type="float">
            <text:p>0.0028908</text:p>
          </table:table-cell>
          <table:table-cell office:value-type="float" office:value="0.0204587" calcext:value-type="float">
            <text:p>0.0204587</text:p>
          </table:table-cell>
          <table:table-cell office:value-type="float" office:value="0.0123042" calcext:value-type="float">
            <text:p>0.0123042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/>
          <table:table-cell office:value-type="float" office:value="0.125893" calcext:value-type="float">
            <text:p>0.125893</text:p>
          </table:table-cell>
          <table:table-cell office:value-type="float" office:value="0.00345609" calcext:value-type="float">
            <text:p>0.00345609</text:p>
          </table:table-cell>
          <table:table-cell office:value-type="float" office:value="0.0199992" calcext:value-type="float">
            <text:p>0.0199992</text:p>
          </table:table-cell>
          <table:table-cell office:value-type="float" office:value="0.0112881" calcext:value-type="float">
            <text:p>0.011288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/>
          <table:table-cell office:value-type="float" office:value="0.125985" calcext:value-type="float">
            <text:p>0.125985</text:p>
          </table:table-cell>
          <table:table-cell office:value-type="float" office:value="0.00299699" calcext:value-type="float">
            <text:p>0.00299699</text:p>
          </table:table-cell>
          <table:table-cell office:value-type="float" office:value="0.0202944" calcext:value-type="float">
            <text:p>0.0202944</text:p>
          </table:table-cell>
          <table:table-cell office:value-type="float" office:value="0.0121427" calcext:value-type="float">
            <text:p>0.0121427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/>
          <table:table-cell office:value-type="float" office:value="0.125362" calcext:value-type="float">
            <text:p>0.125362</text:p>
          </table:table-cell>
          <table:table-cell office:value-type="float" office:value="0.00296146" calcext:value-type="float">
            <text:p>0.00296146</text:p>
          </table:table-cell>
          <table:table-cell office:value-type="float" office:value="0.0202127" calcext:value-type="float">
            <text:p>0.0202127</text:p>
          </table:table-cell>
          <table:table-cell office:value-type="float" office:value="0.0117728" calcext:value-type="float">
            <text:p>0.0117728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/>
          <table:table-cell office:value-type="float" office:value="0.124205" calcext:value-type="float">
            <text:p>0.124205</text:p>
          </table:table-cell>
          <table:table-cell office:value-type="float" office:value="0.00290857" calcext:value-type="float">
            <text:p>0.00290857</text:p>
          </table:table-cell>
          <table:table-cell office:value-type="float" office:value="0.0205423" calcext:value-type="float">
            <text:p>0.0205423</text:p>
          </table:table-cell>
          <table:table-cell office:value-type="float" office:value="0.0119631" calcext:value-type="float">
            <text:p>0.0119631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/>
          <table:table-cell office:value-type="float" office:value="0.127252" calcext:value-type="float">
            <text:p>0.127252</text:p>
          </table:table-cell>
          <table:table-cell office:value-type="float" office:value="0.00288133" calcext:value-type="float">
            <text:p>0.00288133</text:p>
          </table:table-cell>
          <table:table-cell office:value-type="float" office:value="0.0205352" calcext:value-type="float">
            <text:p>0.0205352</text:p>
          </table:table-cell>
          <table:table-cell office:value-type="float" office:value="0.0117472" calcext:value-type="float">
            <text:p>0.0117472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/>
          <table:table-cell office:value-type="float" office:value="0.122969" calcext:value-type="float">
            <text:p>0.122969</text:p>
          </table:table-cell>
          <table:table-cell office:value-type="float" office:value="0.00342491" calcext:value-type="float">
            <text:p>0.00342491</text:p>
          </table:table-cell>
          <table:table-cell office:value-type="float" office:value="0.020463" calcext:value-type="float">
            <text:p>0.020463</text:p>
          </table:table-cell>
          <table:table-cell office:value-type="float" office:value="0.0118494" calcext:value-type="float">
            <text:p>0.0118494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/>
          <table:table-cell office:value-type="float" office:value="0.130233" calcext:value-type="float">
            <text:p>0.130233</text:p>
          </table:table-cell>
          <table:table-cell office:value-type="float" office:value="0.00286633" calcext:value-type="float">
            <text:p>0.00286633</text:p>
          </table:table-cell>
          <table:table-cell office:value-type="float" office:value="0.0202909" calcext:value-type="float">
            <text:p>0.0202909</text:p>
          </table:table-cell>
          <table:table-cell office:value-type="float" office:value="0.0116639" calcext:value-type="float">
            <text:p>0.0116639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/>
          <table:table-cell office:value-type="float" office:value="0.123268" calcext:value-type="float">
            <text:p>0.123268</text:p>
          </table:table-cell>
          <table:table-cell office:value-type="float" office:value="0.00288488" calcext:value-type="float">
            <text:p>0.00288488</text:p>
          </table:table-cell>
          <table:table-cell office:value-type="float" office:value="0.0211246" calcext:value-type="float">
            <text:p>0.0211246</text:p>
          </table:table-cell>
          <table:table-cell office:value-type="float" office:value="0.0110911" calcext:value-type="float">
            <text:p>0.0110911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/>
          <table:table-cell office:value-type="float" office:value="0.126174" calcext:value-type="float">
            <text:p>0.126174</text:p>
          </table:table-cell>
          <table:table-cell office:value-type="float" office:value="0.00292159" calcext:value-type="float">
            <text:p>0.00292159</text:p>
          </table:table-cell>
          <table:table-cell office:value-type="float" office:value="0.0196928" calcext:value-type="float">
            <text:p>0.0196928</text:p>
          </table:table-cell>
          <table:table-cell office:value-type="float" office:value="0.0112079" calcext:value-type="float">
            <text:p>0.0112079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/>
          <table:table-cell office:value-type="float" office:value="0.124917" calcext:value-type="float">
            <text:p>0.124917</text:p>
          </table:table-cell>
          <table:table-cell office:value-type="float" office:value="0.00287817" calcext:value-type="float">
            <text:p>0.00287817</text:p>
          </table:table-cell>
          <table:table-cell office:value-type="float" office:value="0.0199174" calcext:value-type="float">
            <text:p>0.0199174</text:p>
          </table:table-cell>
          <table:table-cell office:value-type="float" office:value="0.0118514" calcext:value-type="float">
            <text:p>0.0118514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/>
          <table:table-cell office:value-type="float" office:value="0.122714" calcext:value-type="float">
            <text:p>0.122714</text:p>
          </table:table-cell>
          <table:table-cell office:value-type="float" office:value="0.00300015" calcext:value-type="float">
            <text:p>0.00300015</text:p>
          </table:table-cell>
          <table:table-cell office:value-type="float" office:value="0.0207492" calcext:value-type="float">
            <text:p>0.0207492</text:p>
          </table:table-cell>
          <table:table-cell office:value-type="float" office:value="0.0123026" calcext:value-type="float">
            <text:p>0.0123026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/>
          <table:table-cell office:value-type="float" office:value="0.12558" calcext:value-type="float">
            <text:p>0.12558</text:p>
          </table:table-cell>
          <table:table-cell office:value-type="float" office:value="0.00308147" calcext:value-type="float">
            <text:p>0.00308147</text:p>
          </table:table-cell>
          <table:table-cell office:value-type="float" office:value="0.0200564" calcext:value-type="float">
            <text:p>0.0200564</text:p>
          </table:table-cell>
          <table:table-cell office:value-type="float" office:value="0.0126863" calcext:value-type="float">
            <text:p>0.0126863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/>
          <table:table-cell office:value-type="float" office:value="0.121456" calcext:value-type="float">
            <text:p>0.121456</text:p>
          </table:table-cell>
          <table:table-cell office:value-type="float" office:value="0.00315371" calcext:value-type="float">
            <text:p>0.00315371</text:p>
          </table:table-cell>
          <table:table-cell office:value-type="float" office:value="0.0200947" calcext:value-type="float">
            <text:p>0.0200947</text:p>
          </table:table-cell>
          <table:table-cell office:value-type="float" office:value="0.0131754" calcext:value-type="float">
            <text:p>0.0131754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/>
          <table:table-cell office:value-type="float" office:value="0.125305" calcext:value-type="float">
            <text:p>0.125305</text:p>
          </table:table-cell>
          <table:table-cell office:value-type="float" office:value="0.00294923" calcext:value-type="float">
            <text:p>0.00294923</text:p>
          </table:table-cell>
          <table:table-cell office:value-type="float" office:value="0.0200461" calcext:value-type="float">
            <text:p>0.0200461</text:p>
          </table:table-cell>
          <table:table-cell office:value-type="float" office:value="0.0123527" calcext:value-type="float">
            <text:p>0.0123527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/>
          <table:table-cell office:value-type="float" office:value="0.124854" calcext:value-type="float">
            <text:p>0.124854</text:p>
          </table:table-cell>
          <table:table-cell office:value-type="float" office:value="0.00293107" calcext:value-type="float">
            <text:p>0.00293107</text:p>
          </table:table-cell>
          <table:table-cell office:value-type="float" office:value="0.0211376" calcext:value-type="float">
            <text:p>0.0211376</text:p>
          </table:table-cell>
          <table:table-cell office:value-type="float" office:value="0.0113102" calcext:value-type="float">
            <text:p>0.0113102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/>
          <table:table-cell office:value-type="float" office:value="0.123626" calcext:value-type="float">
            <text:p>0.123626</text:p>
          </table:table-cell>
          <table:table-cell office:value-type="float" office:value="0.00293659" calcext:value-type="float">
            <text:p>0.00293659</text:p>
          </table:table-cell>
          <table:table-cell office:value-type="float" office:value="0.021232" calcext:value-type="float">
            <text:p>0.021232</text:p>
          </table:table-cell>
          <table:table-cell office:value-type="float" office:value="0.011836" calcext:value-type="float">
            <text:p>0.011836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/>
          <table:table-cell office:value-type="float" office:value="0.128085" calcext:value-type="float">
            <text:p>0.128085</text:p>
          </table:table-cell>
          <table:table-cell office:value-type="float" office:value="0.00332661" calcext:value-type="float">
            <text:p>0.00332661</text:p>
          </table:table-cell>
          <table:table-cell office:value-type="float" office:value="0.0202715" calcext:value-type="float">
            <text:p>0.0202715</text:p>
          </table:table-cell>
          <table:table-cell office:value-type="float" office:value="0.0121514" calcext:value-type="float">
            <text:p>0.0121514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/>
          <table:table-cell office:value-type="float" office:value="0.123919" calcext:value-type="float">
            <text:p>0.123919</text:p>
          </table:table-cell>
          <table:table-cell office:value-type="float" office:value="0.00344346" calcext:value-type="float">
            <text:p>0.00344346</text:p>
          </table:table-cell>
          <table:table-cell office:value-type="float" office:value="0.0198247" calcext:value-type="float">
            <text:p>0.0198247</text:p>
          </table:table-cell>
          <table:table-cell office:value-type="float" office:value="0.0118261" calcext:value-type="float">
            <text:p>0.0118261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/>
          <table:table-cell office:value-type="float" office:value="0.126214" calcext:value-type="float">
            <text:p>0.126214</text:p>
          </table:table-cell>
          <table:table-cell office:value-type="float" office:value="0.00296502" calcext:value-type="float">
            <text:p>0.00296502</text:p>
          </table:table-cell>
          <table:table-cell office:value-type="float" office:value="0.0199632" calcext:value-type="float">
            <text:p>0.0199632</text:p>
          </table:table-cell>
          <table:table-cell office:value-type="float" office:value="0.0115273" calcext:value-type="float">
            <text:p>0.0115273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/>
          <table:table-cell office:value-type="float" office:value="0.121205" calcext:value-type="float">
            <text:p>0.121205</text:p>
          </table:table-cell>
          <table:table-cell office:value-type="float" office:value="0.00292041" calcext:value-type="float">
            <text:p>0.00292041</text:p>
          </table:table-cell>
          <table:table-cell office:value-type="float" office:value="0.0198744" calcext:value-type="float">
            <text:p>0.0198744</text:p>
          </table:table-cell>
          <table:table-cell office:value-type="float" office:value="0.0117736" calcext:value-type="float">
            <text:p>0.0117736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/>
          <table:table-cell office:value-type="float" office:value="0.128078" calcext:value-type="float">
            <text:p>0.128078</text:p>
          </table:table-cell>
          <table:table-cell office:value-type="float" office:value="0.00288212" calcext:value-type="float">
            <text:p>0.00288212</text:p>
          </table:table-cell>
          <table:table-cell office:value-type="float" office:value="0.0196857" calcext:value-type="float">
            <text:p>0.0196857</text:p>
          </table:table-cell>
          <table:table-cell office:value-type="float" office:value="0.0113816" calcext:value-type="float">
            <text:p>0.01138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/>
          <table:table-cell office:value-type="float" office:value="0.122823" calcext:value-type="float">
            <text:p>0.122823</text:p>
          </table:table-cell>
          <table:table-cell office:value-type="float" office:value="0.00318569" calcext:value-type="float">
            <text:p>0.00318569</text:p>
          </table:table-cell>
          <table:table-cell office:value-type="float" office:value="0.0197809" calcext:value-type="float">
            <text:p>0.0197809</text:p>
          </table:table-cell>
          <table:table-cell office:value-type="float" office:value="0.0109012" calcext:value-type="float">
            <text:p>0.0109012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/>
          <table:table-cell office:value-type="float" office:value="0.124338" calcext:value-type="float">
            <text:p>0.124338</text:p>
          </table:table-cell>
          <table:table-cell office:value-type="float" office:value="0.00327056" calcext:value-type="float">
            <text:p>0.00327056</text:p>
          </table:table-cell>
          <table:table-cell office:value-type="float" office:value="0.0202668" calcext:value-type="float">
            <text:p>0.0202668</text:p>
          </table:table-cell>
          <table:table-cell office:value-type="float" office:value="0.0109545" calcext:value-type="float">
            <text:p>0.0109545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/>
          <table:table-cell office:value-type="float" office:value="0.123382" calcext:value-type="float">
            <text:p>0.123382</text:p>
          </table:table-cell>
          <table:table-cell office:value-type="float" office:value="0.00295081" calcext:value-type="float">
            <text:p>0.00295081</text:p>
          </table:table-cell>
          <table:table-cell office:value-type="float" office:value="0.019756" calcext:value-type="float">
            <text:p>0.019756</text:p>
          </table:table-cell>
          <table:table-cell office:value-type="float" office:value="0.0110153" calcext:value-type="float">
            <text:p>0.0110153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/>
          <table:table-cell office:value-type="float" office:value="0.120821" calcext:value-type="float">
            <text:p>0.120821</text:p>
          </table:table-cell>
          <table:table-cell office:value-type="float" office:value="0.00294844" calcext:value-type="float">
            <text:p>0.00294844</text:p>
          </table:table-cell>
          <table:table-cell office:value-type="float" office:value="0.0199755" calcext:value-type="float">
            <text:p>0.0199755</text:p>
          </table:table-cell>
          <table:table-cell office:value-type="float" office:value="0.0114902" calcext:value-type="float">
            <text:p>0.0114902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/>
          <table:table-cell office:value-type="float" office:value="0.124859" calcext:value-type="float">
            <text:p>0.124859</text:p>
          </table:table-cell>
          <table:table-cell office:value-type="float" office:value="0.0029212" calcext:value-type="float">
            <text:p>0.0029212</text:p>
          </table:table-cell>
          <table:table-cell office:value-type="float" office:value="0.0206106" calcext:value-type="float">
            <text:p>0.0206106</text:p>
          </table:table-cell>
          <table:table-cell office:value-type="float" office:value="0.0119809" calcext:value-type="float">
            <text:p>0.0119809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/>
          <table:table-cell office:value-type="float" office:value="0.120689" calcext:value-type="float">
            <text:p>0.120689</text:p>
          </table:table-cell>
          <table:table-cell office:value-type="float" office:value="0.00341504" calcext:value-type="float">
            <text:p>0.00341504</text:p>
          </table:table-cell>
          <table:table-cell office:value-type="float" office:value="0.0232081" calcext:value-type="float">
            <text:p>0.0232081</text:p>
          </table:table-cell>
          <table:table-cell office:value-type="float" office:value="0.0121498" calcext:value-type="float">
            <text:p>0.0121498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/>
          <table:table-cell office:value-type="float" office:value="0.124606" calcext:value-type="float">
            <text:p>0.124606</text:p>
          </table:table-cell>
          <table:table-cell office:value-type="float" office:value="0.00392112" calcext:value-type="float">
            <text:p>0.00392112</text:p>
          </table:table-cell>
          <table:table-cell office:value-type="float" office:value="0.0218885" calcext:value-type="float">
            <text:p>0.0218885</text:p>
          </table:table-cell>
          <table:table-cell office:value-type="float" office:value="0.0118561" calcext:value-type="float">
            <text:p>0.0118561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/>
          <table:table-cell office:value-type="float" office:value="0.125309" calcext:value-type="float">
            <text:p>0.125309</text:p>
          </table:table-cell>
          <table:table-cell office:value-type="float" office:value="0.00321845" calcext:value-type="float">
            <text:p>0.00321845</text:p>
          </table:table-cell>
          <table:table-cell office:value-type="float" office:value="0.0210824" calcext:value-type="float">
            <text:p>0.0210824</text:p>
          </table:table-cell>
          <table:table-cell office:value-type="float" office:value="0.0123172" calcext:value-type="float">
            <text:p>0.0123172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/>
          <table:table-cell office:value-type="float" office:value="0.123488" calcext:value-type="float">
            <text:p>0.123488</text:p>
          </table:table-cell>
          <table:table-cell office:value-type="float" office:value="0.00313989" calcext:value-type="float">
            <text:p>0.00313989</text:p>
          </table:table-cell>
          <table:table-cell office:value-type="float" office:value="0.0210547" calcext:value-type="float">
            <text:p>0.0210547</text:p>
          </table:table-cell>
          <table:table-cell office:value-type="float" office:value="0.0130988" calcext:value-type="float">
            <text:p>0.0130988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/>
          <table:table-cell office:value-type="float" office:value="0.135319" calcext:value-type="float">
            <text:p>0.135319</text:p>
          </table:table-cell>
          <table:table-cell office:value-type="float" office:value="0.00331635" calcext:value-type="float">
            <text:p>0.00331635</text:p>
          </table:table-cell>
          <table:table-cell office:value-type="float" office:value="0.021234" calcext:value-type="float">
            <text:p>0.021234</text:p>
          </table:table-cell>
          <table:table-cell office:value-type="float" office:value="0.0122232" calcext:value-type="float">
            <text:p>0.012223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/>
          <table:table-cell office:value-type="float" office:value="0.12075" calcext:value-type="float">
            <text:p>0.12075</text:p>
          </table:table-cell>
          <table:table-cell office:value-type="float" office:value="0.00464155" calcext:value-type="float">
            <text:p>0.00464155</text:p>
          </table:table-cell>
          <table:table-cell office:value-type="float" office:value="0.0210516" calcext:value-type="float">
            <text:p>0.0210516</text:p>
          </table:table-cell>
          <table:table-cell office:value-type="float" office:value="0.0113295" calcext:value-type="float">
            <text:p>0.0113295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/>
          <table:table-cell office:value-type="float" office:value="0.129467" calcext:value-type="float">
            <text:p>0.129467</text:p>
          </table:table-cell>
          <table:table-cell office:value-type="float" office:value="0.00326227" calcext:value-type="float">
            <text:p>0.00326227</text:p>
          </table:table-cell>
          <table:table-cell office:value-type="float" office:value="0.0208637" calcext:value-type="float">
            <text:p>0.0208637</text:p>
          </table:table-cell>
          <table:table-cell office:value-type="float" office:value="0.0118656" calcext:value-type="float">
            <text:p>0.0118656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/>
          <table:table-cell office:value-type="float" office:value="0.122221" calcext:value-type="float">
            <text:p>0.122221</text:p>
          </table:table-cell>
          <table:table-cell office:value-type="float" office:value="0.00331043" calcext:value-type="float">
            <text:p>0.00331043</text:p>
          </table:table-cell>
          <table:table-cell office:value-type="float" office:value="0.020767" calcext:value-type="float">
            <text:p>0.020767</text:p>
          </table:table-cell>
          <table:table-cell office:value-type="float" office:value="0.0119311" calcext:value-type="float">
            <text:p>0.0119311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/>
          <table:table-cell office:value-type="float" office:value="0.11868" calcext:value-type="float">
            <text:p>0.11868</text:p>
          </table:table-cell>
          <table:table-cell office:value-type="float" office:value="0.00305502" calcext:value-type="float">
            <text:p>0.00305502</text:p>
          </table:table-cell>
          <table:table-cell office:value-type="float" office:value="0.0220432" calcext:value-type="float">
            <text:p>0.0220432</text:p>
          </table:table-cell>
          <table:table-cell office:value-type="float" office:value="0.0115008" calcext:value-type="float">
            <text:p>0.0115008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/>
          <table:table-cell office:value-type="float" office:value="0.122217" calcext:value-type="float">
            <text:p>0.122217</text:p>
          </table:table-cell>
          <table:table-cell office:value-type="float" office:value="0.00302226" calcext:value-type="float">
            <text:p>0.00302226</text:p>
          </table:table-cell>
          <table:table-cell office:value-type="float" office:value="0.0226926" calcext:value-type="float">
            <text:p>0.0226926</text:p>
          </table:table-cell>
          <table:table-cell office:value-type="float" office:value="0.0111874" calcext:value-type="float">
            <text:p>0.0111874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/>
          <table:table-cell office:value-type="float" office:value="0.117992" calcext:value-type="float">
            <text:p>0.117992</text:p>
          </table:table-cell>
          <table:table-cell office:value-type="float" office:value="0.00307673" calcext:value-type="float">
            <text:p>0.00307673</text:p>
          </table:table-cell>
          <table:table-cell office:value-type="float" office:value="0.0217081" calcext:value-type="float">
            <text:p>0.0217081</text:p>
          </table:table-cell>
          <table:table-cell office:value-type="float" office:value="0.0106355" calcext:value-type="float">
            <text:p>0.0106355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/>
          <table:table-cell office:value-type="float" office:value="0.12315" calcext:value-type="float">
            <text:p>0.12315</text:p>
          </table:table-cell>
          <table:table-cell office:value-type="float" office:value="0.00302778" calcext:value-type="float">
            <text:p>0.00302778</text:p>
          </table:table-cell>
          <table:table-cell office:value-type="float" office:value="0.0214511" calcext:value-type="float">
            <text:p>0.0214511</text:p>
          </table:table-cell>
          <table:table-cell office:value-type="float" office:value="0.0104532" calcext:value-type="float">
            <text:p>0.0104532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/>
          <table:table-cell office:value-type="float" office:value="0.120589" calcext:value-type="float">
            <text:p>0.120589</text:p>
          </table:table-cell>
          <table:table-cell office:value-type="float" office:value="0.00293225" calcext:value-type="float">
            <text:p>0.00293225</text:p>
          </table:table-cell>
          <table:table-cell office:value-type="float" office:value="0.0209324" calcext:value-type="float">
            <text:p>0.0209324</text:p>
          </table:table-cell>
          <table:table-cell office:value-type="float" office:value="0.011489" calcext:value-type="float">
            <text:p>0.011489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/>
          <table:table-cell office:value-type="float" office:value="0.122136" calcext:value-type="float">
            <text:p>0.122136</text:p>
          </table:table-cell>
          <table:table-cell office:value-type="float" office:value="0.0029433" calcext:value-type="float">
            <text:p>0.0029433</text:p>
          </table:table-cell>
          <table:table-cell office:value-type="float" office:value="0.0214246" calcext:value-type="float">
            <text:p>0.0214246</text:p>
          </table:table-cell>
          <table:table-cell office:value-type="float" office:value="0.0109221" calcext:value-type="float">
            <text:p>0.0109221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/>
          <table:table-cell office:value-type="float" office:value="0.123965" calcext:value-type="float">
            <text:p>0.123965</text:p>
          </table:table-cell>
          <table:table-cell office:value-type="float" office:value="0.00290659" calcext:value-type="float">
            <text:p>0.00290659</text:p>
          </table:table-cell>
          <table:table-cell office:value-type="float" office:value="0.0202202" calcext:value-type="float">
            <text:p>0.0202202</text:p>
          </table:table-cell>
          <table:table-cell office:value-type="float" office:value="0.0105151" calcext:value-type="float">
            <text:p>0.010515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/>
          <table:table-cell office:value-type="float" office:value="0.118922" calcext:value-type="float">
            <text:p>0.118922</text:p>
          </table:table-cell>
          <table:table-cell office:value-type="float" office:value="0.00288606" calcext:value-type="float">
            <text:p>0.00288606</text:p>
          </table:table-cell>
          <table:table-cell office:value-type="float" office:value="0.0205569" calcext:value-type="float">
            <text:p>0.0205569</text:p>
          </table:table-cell>
          <table:table-cell office:value-type="float" office:value="0.0100631" calcext:value-type="float">
            <text:p>0.0100631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/>
          <table:table-cell office:value-type="float" office:value="0.123805" calcext:value-type="float">
            <text:p>0.123805</text:p>
          </table:table-cell>
          <table:table-cell office:value-type="float" office:value="0.00340478" calcext:value-type="float">
            <text:p>0.00340478</text:p>
          </table:table-cell>
          <table:table-cell office:value-type="float" office:value="0.0207354" calcext:value-type="float">
            <text:p>0.0207354</text:p>
          </table:table-cell>
          <table:table-cell office:value-type="float" office:value="0.0114831" calcext:value-type="float">
            <text:p>0.011483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/>
          <table:table-cell office:value-type="float" office:value="0.117754" calcext:value-type="float">
            <text:p>0.117754</text:p>
          </table:table-cell>
          <table:table-cell office:value-type="float" office:value="0.00346912" calcext:value-type="float">
            <text:p>0.00346912</text:p>
          </table:table-cell>
          <table:table-cell office:value-type="float" office:value="0.0206545" calcext:value-type="float">
            <text:p>0.0206545</text:p>
          </table:table-cell>
          <table:table-cell office:value-type="float" office:value="0.0129279" calcext:value-type="float">
            <text:p>0.0129279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/>
          <table:table-cell office:value-type="float" office:value="0.12599" calcext:value-type="float">
            <text:p>0.12599</text:p>
          </table:table-cell>
          <table:table-cell office:value-type="float" office:value="0.00301239" calcext:value-type="float">
            <text:p>0.00301239</text:p>
          </table:table-cell>
          <table:table-cell office:value-type="float" office:value="0.0210768" calcext:value-type="float">
            <text:p>0.0210768</text:p>
          </table:table-cell>
          <table:table-cell office:value-type="float" office:value="0.012348" calcext:value-type="float">
            <text:p>0.012348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/>
          <table:table-cell office:value-type="float" office:value="0.120526" calcext:value-type="float">
            <text:p>0.120526</text:p>
          </table:table-cell>
          <table:table-cell office:value-type="float" office:value="0.00295712" calcext:value-type="float">
            <text:p>0.00295712</text:p>
          </table:table-cell>
          <table:table-cell office:value-type="float" office:value="0.022104" calcext:value-type="float">
            <text:p>0.022104</text:p>
          </table:table-cell>
          <table:table-cell office:value-type="float" office:value="0.0135011" calcext:value-type="float">
            <text:p>0.0135011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/>
          <table:table-cell office:value-type="float" office:value="0.117513" calcext:value-type="float">
            <text:p>0.117513</text:p>
          </table:table-cell>
          <table:table-cell office:value-type="float" office:value="0.00297844" calcext:value-type="float">
            <text:p>0.00297844</text:p>
          </table:table-cell>
          <table:table-cell office:value-type="float" office:value="0.0209707" calcext:value-type="float">
            <text:p>0.0209707</text:p>
          </table:table-cell>
          <table:table-cell office:value-type="float" office:value="0.0142503" calcext:value-type="float">
            <text:p>0.0142503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/>
          <table:table-cell office:value-type="float" office:value="0.120139" calcext:value-type="float">
            <text:p>0.120139</text:p>
          </table:table-cell>
          <table:table-cell office:value-type="float" office:value="0.0030795" calcext:value-type="float">
            <text:p>0.0030795</text:p>
          </table:table-cell>
          <table:table-cell office:value-type="float" office:value="0.0220902" calcext:value-type="float">
            <text:p>0.0220902</text:p>
          </table:table-cell>
          <table:table-cell office:value-type="float" office:value="0.0143135" calcext:value-type="float">
            <text:p>0.0143135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/>
          <table:table-cell office:value-type="float" office:value="0.115995" calcext:value-type="float">
            <text:p>0.115995</text:p>
          </table:table-cell>
          <table:table-cell office:value-type="float" office:value="0.00334675" calcext:value-type="float">
            <text:p>0.00334675</text:p>
          </table:table-cell>
          <table:table-cell office:value-type="float" office:value="0.0199017" calcext:value-type="float">
            <text:p>0.0199017</text:p>
          </table:table-cell>
          <table:table-cell office:value-type="float" office:value="0.0130546" calcext:value-type="float">
            <text:p>0.0130546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/>
          <table:table-cell office:value-type="float" office:value="0.121259" calcext:value-type="float">
            <text:p>0.121259</text:p>
          </table:table-cell>
          <table:table-cell office:value-type="float" office:value="0.00295594" calcext:value-type="float">
            <text:p>0.00295594</text:p>
          </table:table-cell>
          <table:table-cell office:value-type="float" office:value="0.0203852" calcext:value-type="float">
            <text:p>0.0203852</text:p>
          </table:table-cell>
          <table:table-cell office:value-type="float" office:value="0.0128931" calcext:value-type="float">
            <text:p>0.0128931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/>
          <table:table-cell office:value-type="float" office:value="0.115602" calcext:value-type="float">
            <text:p>0.115602</text:p>
          </table:table-cell>
          <table:table-cell office:value-type="float" office:value="0.00297962" calcext:value-type="float">
            <text:p>0.00297962</text:p>
          </table:table-cell>
          <table:table-cell office:value-type="float" office:value="0.0208763" calcext:value-type="float">
            <text:p>0.0208763</text:p>
          </table:table-cell>
          <table:table-cell office:value-type="float" office:value="0.0128027" calcext:value-type="float">
            <text:p>0.012802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/>
          <table:table-cell office:value-type="float" office:value="0.121414" calcext:value-type="float">
            <text:p>0.121414</text:p>
          </table:table-cell>
          <table:table-cell office:value-type="float" office:value="0.00290462" calcext:value-type="float">
            <text:p>0.00290462</text:p>
          </table:table-cell>
          <table:table-cell office:value-type="float" office:value="0.0212604" calcext:value-type="float">
            <text:p>0.0212604</text:p>
          </table:table-cell>
          <table:table-cell office:value-type="float" office:value="0.0131608" calcext:value-type="float">
            <text:p>0.0131608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/>
          <table:table-cell office:value-type="float" office:value="0.116162" calcext:value-type="float">
            <text:p>0.116162</text:p>
          </table:table-cell>
          <table:table-cell office:value-type="float" office:value="0.00290501" calcext:value-type="float">
            <text:p>0.00290501</text:p>
          </table:table-cell>
          <table:table-cell office:value-type="float" office:value="0.0190075" calcext:value-type="float">
            <text:p>0.0190075</text:p>
          </table:table-cell>
          <table:table-cell office:value-type="float" office:value="0.0126729" calcext:value-type="float">
            <text:p>0.0126729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/>
          <table:table-cell office:value-type="float" office:value="0.116594" calcext:value-type="float">
            <text:p>0.116594</text:p>
          </table:table-cell>
          <table:table-cell office:value-type="float" office:value="0.00298396" calcext:value-type="float">
            <text:p>0.00298396</text:p>
          </table:table-cell>
          <table:table-cell office:value-type="float" office:value="0.0190059" calcext:value-type="float">
            <text:p>0.0190059</text:p>
          </table:table-cell>
          <table:table-cell office:value-type="float" office:value="0.0109201" calcext:value-type="float">
            <text:p>0.0109201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/>
          <table:table-cell office:value-type="float" office:value="0.115647" calcext:value-type="float">
            <text:p>0.115647</text:p>
          </table:table-cell>
          <table:table-cell office:value-type="float" office:value="0.00336767" calcext:value-type="float">
            <text:p>0.00336767</text:p>
          </table:table-cell>
          <table:table-cell office:value-type="float" office:value="0.0189471" calcext:value-type="float">
            <text:p>0.0189471</text:p>
          </table:table-cell>
          <table:table-cell office:value-type="float" office:value="0.0110544" calcext:value-type="float">
            <text:p>0.0110544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/>
          <table:table-cell office:value-type="float" office:value="0.115766" calcext:value-type="float">
            <text:p>0.115766</text:p>
          </table:table-cell>
          <table:table-cell office:value-type="float" office:value="0.00300212" calcext:value-type="float">
            <text:p>0.00300212</text:p>
          </table:table-cell>
          <table:table-cell office:value-type="float" office:value="0.0194394" calcext:value-type="float">
            <text:p>0.0194394</text:p>
          </table:table-cell>
          <table:table-cell office:value-type="float" office:value="0.0117582" calcext:value-type="float">
            <text:p>0.0117582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/>
          <table:table-cell office:value-type="float" office:value="0.115639" calcext:value-type="float">
            <text:p>0.115639</text:p>
          </table:table-cell>
          <table:table-cell office:value-type="float" office:value="0.00294567" calcext:value-type="float">
            <text:p>0.00294567</text:p>
          </table:table-cell>
          <table:table-cell office:value-type="float" office:value="0.0206312" calcext:value-type="float">
            <text:p>0.0206312</text:p>
          </table:table-cell>
          <table:table-cell office:value-type="float" office:value="0.0117677" calcext:value-type="float">
            <text:p>0.0117677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/>
          <table:table-cell office:value-type="float" office:value="0.112739" calcext:value-type="float">
            <text:p>0.112739</text:p>
          </table:table-cell>
          <table:table-cell office:value-type="float" office:value="0.00290501" calcext:value-type="float">
            <text:p>0.00290501</text:p>
          </table:table-cell>
          <table:table-cell office:value-type="float" office:value="0.0191473" calcext:value-type="float">
            <text:p>0.0191473</text:p>
          </table:table-cell>
          <table:table-cell office:value-type="float" office:value="0.0123464" calcext:value-type="float">
            <text:p>0.0123464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/>
          <table:table-cell office:value-type="float" office:value="0.115482" calcext:value-type="float">
            <text:p>0.115482</text:p>
          </table:table-cell>
          <table:table-cell office:value-type="float" office:value="0.00301673" calcext:value-type="float">
            <text:p>0.00301673</text:p>
          </table:table-cell>
          <table:table-cell office:value-type="float" office:value="0.0193802" calcext:value-type="float">
            <text:p>0.0193802</text:p>
          </table:table-cell>
          <table:table-cell office:value-type="float" office:value="0.0118174" calcext:value-type="float">
            <text:p>0.0118174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/>
          <table:table-cell office:value-type="float" office:value="0.113534" calcext:value-type="float">
            <text:p>0.113534</text:p>
          </table:table-cell>
          <table:table-cell office:value-type="float" office:value="0.00323187" calcext:value-type="float">
            <text:p>0.00323187</text:p>
          </table:table-cell>
          <table:table-cell office:value-type="float" office:value="0.0187296" calcext:value-type="float">
            <text:p>0.0187296</text:p>
          </table:table-cell>
          <table:table-cell office:value-type="float" office:value="0.0119895" calcext:value-type="float">
            <text:p>0.0119895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/>
          <table:table-cell office:value-type="float" office:value="0.114592" calcext:value-type="float">
            <text:p>0.114592</text:p>
          </table:table-cell>
          <table:table-cell office:value-type="float" office:value="0.00288962" calcext:value-type="float">
            <text:p>0.00288962</text:p>
          </table:table-cell>
          <table:table-cell office:value-type="float" office:value="0.0189298" calcext:value-type="float">
            <text:p>0.0189298</text:p>
          </table:table-cell>
          <table:table-cell office:value-type="float" office:value="0.0108041" calcext:value-type="float">
            <text:p>0.0108041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/>
          <table:table-cell office:value-type="float" office:value="0.113947" calcext:value-type="float">
            <text:p>0.113947</text:p>
          </table:table-cell>
          <table:table-cell office:value-type="float" office:value="0.00286949" calcext:value-type="float">
            <text:p>0.00286949</text:p>
          </table:table-cell>
          <table:table-cell office:value-type="float" office:value="0.0209817" calcext:value-type="float">
            <text:p>0.0209817</text:p>
          </table:table-cell>
          <table:table-cell office:value-type="float" office:value="0.0107792" calcext:value-type="float">
            <text:p>0.0107792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/>
          <table:table-cell office:value-type="float" office:value="0.118038" calcext:value-type="float">
            <text:p>0.118038</text:p>
          </table:table-cell>
          <table:table-cell office:value-type="float" office:value="0.00286514" calcext:value-type="float">
            <text:p>0.00286514</text:p>
          </table:table-cell>
          <table:table-cell office:value-type="float" office:value="0.0188871" calcext:value-type="float">
            <text:p>0.0188871</text:p>
          </table:table-cell>
          <table:table-cell office:value-type="float" office:value="0.0103379" calcext:value-type="float">
            <text:p>0.0103379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/>
          <table:table-cell office:value-type="float" office:value="0.113392" calcext:value-type="float">
            <text:p>0.113392</text:p>
          </table:table-cell>
          <table:table-cell office:value-type="float" office:value="0.00284462" calcext:value-type="float">
            <text:p>0.00284462</text:p>
          </table:table-cell>
          <table:table-cell office:value-type="float" office:value="0.0197299" calcext:value-type="float">
            <text:p>0.0197299</text:p>
          </table:table-cell>
          <table:table-cell office:value-type="float" office:value="0.0135544" calcext:value-type="float">
            <text:p>0.0135544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/>
          <table:table-cell office:value-type="float" office:value="0.116198" calcext:value-type="float">
            <text:p>0.116198</text:p>
          </table:table-cell>
          <table:table-cell office:value-type="float" office:value="0.00288291" calcext:value-type="float">
            <text:p>0.00288291</text:p>
          </table:table-cell>
          <table:table-cell office:value-type="float" office:value="0.0189949" calcext:value-type="float">
            <text:p>0.0189949</text:p>
          </table:table-cell>
          <table:table-cell office:value-type="float" office:value="0.0140833" calcext:value-type="float">
            <text:p>0.0140833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/>
          <table:table-cell office:value-type="float" office:value="0.116311" calcext:value-type="float">
            <text:p>0.116311</text:p>
          </table:table-cell>
          <table:table-cell office:value-type="float" office:value="0.00288528" calcext:value-type="float">
            <text:p>0.00288528</text:p>
          </table:table-cell>
          <table:table-cell office:value-type="float" office:value="0.0181592" calcext:value-type="float">
            <text:p>0.0181592</text:p>
          </table:table-cell>
          <table:table-cell office:value-type="float" office:value="0.0133372" calcext:value-type="float">
            <text:p>0.0133372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/>
          <table:table-cell office:value-type="float" office:value="0.112028" calcext:value-type="float">
            <text:p>0.112028</text:p>
          </table:table-cell>
          <table:table-cell office:value-type="float" office:value="0.00287185" calcext:value-type="float">
            <text:p>0.00287185</text:p>
          </table:table-cell>
          <table:table-cell office:value-type="float" office:value="0.0194915" calcext:value-type="float">
            <text:p>0.0194915</text:p>
          </table:table-cell>
          <table:table-cell office:value-type="float" office:value="0.0122663" calcext:value-type="float">
            <text:p>0.0122663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/>
          <table:table-cell office:value-type="float" office:value="0.116817" calcext:value-type="float">
            <text:p>0.116817</text:p>
          </table:table-cell>
          <table:table-cell office:value-type="float" office:value="0.00286396" calcext:value-type="float">
            <text:p>0.0028639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09126" calcext:value-type="float">
            <text:p>0.0109126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/>
          <table:table-cell office:value-type="float" office:value="0.112808" calcext:value-type="float">
            <text:p>0.112808</text:p>
          </table:table-cell>
          <table:table-cell office:value-type="float" office:value="0.0028383" calcext:value-type="float">
            <text:p>0.0028383</text:p>
          </table:table-cell>
          <table:table-cell office:value-type="float" office:value="0.0191785" calcext:value-type="float">
            <text:p>0.0191785</text:p>
          </table:table-cell>
          <table:table-cell office:value-type="float" office:value="0.0129895" calcext:value-type="float">
            <text:p>0.0129895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/>
          <table:table-cell office:value-type="float" office:value="0.115118" calcext:value-type="float">
            <text:p>0.115118</text:p>
          </table:table-cell>
          <table:table-cell office:value-type="float" office:value="0.00283396" calcext:value-type="float">
            <text:p>0.00283396</text:p>
          </table:table-cell>
          <table:table-cell office:value-type="float" office:value="0.0186882" calcext:value-type="float">
            <text:p>0.0186882</text:p>
          </table:table-cell>
          <table:table-cell office:value-type="float" office:value="0.0120531" calcext:value-type="float">
            <text:p>0.0120531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/>
          <table:table-cell office:value-type="float" office:value="0.111812" calcext:value-type="float">
            <text:p>0.111812</text:p>
          </table:table-cell>
          <table:table-cell office:value-type="float" office:value="0.0029737" calcext:value-type="float">
            <text:p>0.0029737</text:p>
          </table:table-cell>
          <table:table-cell office:value-type="float" office:value="0.0180135" calcext:value-type="float">
            <text:p>0.0180135</text:p>
          </table:table-cell>
          <table:table-cell office:value-type="float" office:value="0.012194" calcext:value-type="float">
            <text:p>0.012194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/>
          <table:table-cell office:value-type="float" office:value="0.115552" calcext:value-type="float">
            <text:p>0.115552</text:p>
          </table:table-cell>
          <table:table-cell office:value-type="float" office:value="0.00348333" calcext:value-type="float">
            <text:p>0.00348333</text:p>
          </table:table-cell>
          <table:table-cell office:value-type="float" office:value="0.0187498" calcext:value-type="float">
            <text:p>0.0187498</text:p>
          </table:table-cell>
          <table:table-cell office:value-type="float" office:value="0.0116358" calcext:value-type="float">
            <text:p>0.0116358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/>
          <table:table-cell office:value-type="float" office:value="0.113133" calcext:value-type="float">
            <text:p>0.113133</text:p>
          </table:table-cell>
          <table:table-cell office:value-type="float" office:value="0.00296502" calcext:value-type="float">
            <text:p>0.00296502</text:p>
          </table:table-cell>
          <table:table-cell office:value-type="float" office:value="0.0184975" calcext:value-type="float">
            <text:p>0.0184975</text:p>
          </table:table-cell>
          <table:table-cell office:value-type="float" office:value="0.0118312" calcext:value-type="float">
            <text:p>0.0118312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/>
          <table:table-cell office:value-type="float" office:value="0.11544" calcext:value-type="float">
            <text:p>0.11544</text:p>
          </table:table-cell>
          <table:table-cell office:value-type="float" office:value="0.00294409" calcext:value-type="float">
            <text:p>0.00294409</text:p>
          </table:table-cell>
          <table:table-cell office:value-type="float" office:value="0.0185993" calcext:value-type="float">
            <text:p>0.0185993</text:p>
          </table:table-cell>
          <table:table-cell office:value-type="float" office:value="0.011883" calcext:value-type="float">
            <text:p>0.011883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/>
          <table:table-cell office:value-type="float" office:value="0.110927" calcext:value-type="float">
            <text:p>0.110927</text:p>
          </table:table-cell>
          <table:table-cell office:value-type="float" office:value="0.00289633" calcext:value-type="float">
            <text:p>0.00289633</text:p>
          </table:table-cell>
          <table:table-cell office:value-type="float" office:value="0.0182133" calcext:value-type="float">
            <text:p>0.0182133</text:p>
          </table:table-cell>
          <table:table-cell office:value-type="float" office:value="0.0106722" calcext:value-type="float">
            <text:p>0.0106722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/>
          <table:table-cell office:value-type="float" office:value="0.115863" calcext:value-type="float">
            <text:p>0.115863</text:p>
          </table:table-cell>
          <table:table-cell office:value-type="float" office:value="0.0035311" calcext:value-type="float">
            <text:p>0.0035311</text:p>
          </table:table-cell>
          <table:table-cell office:value-type="float" office:value="0.0182966" calcext:value-type="float">
            <text:p>0.0182966</text:p>
          </table:table-cell>
          <table:table-cell office:value-type="float" office:value="0.0104532" calcext:value-type="float">
            <text:p>0.0104532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/>
          <table:table-cell office:value-type="float" office:value="0.11287" calcext:value-type="float">
            <text:p>0.11287</text:p>
          </table:table-cell>
          <table:table-cell office:value-type="float" office:value="0.00294449" calcext:value-type="float">
            <text:p>0.00294449</text:p>
          </table:table-cell>
          <table:table-cell office:value-type="float" office:value="0.0184407" calcext:value-type="float">
            <text:p>0.0184407</text:p>
          </table:table-cell>
          <table:table-cell office:value-type="float" office:value="0.0115202" calcext:value-type="float">
            <text:p>0.0115202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/>
          <table:table-cell office:value-type="float" office:value="0.115826" calcext:value-type="float">
            <text:p>0.115826</text:p>
          </table:table-cell>
          <table:table-cell office:value-type="float" office:value="0.00291093" calcext:value-type="float">
            <text:p>0.00291093</text:p>
          </table:table-cell>
          <table:table-cell office:value-type="float" office:value="0.0185796" calcext:value-type="float">
            <text:p>0.0185796</text:p>
          </table:table-cell>
          <table:table-cell office:value-type="float" office:value="0.0113342" calcext:value-type="float">
            <text:p>0.0113342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/>
          <table:table-cell office:value-type="float" office:value="0.111613" calcext:value-type="float">
            <text:p>0.111613</text:p>
          </table:table-cell>
          <table:table-cell office:value-type="float" office:value="0.00289159" calcext:value-type="float">
            <text:p>0.00289159</text:p>
          </table:table-cell>
          <table:table-cell office:value-type="float" office:value="0.0186775" calcext:value-type="float">
            <text:p>0.0186775</text:p>
          </table:table-cell>
          <table:table-cell office:value-type="float" office:value="0.0115672" calcext:value-type="float">
            <text:p>0.0115672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/>
          <table:table-cell office:value-type="float" office:value="0.11712" calcext:value-type="float">
            <text:p>0.11712</text:p>
          </table:table-cell>
          <table:table-cell office:value-type="float" office:value="0.00289001" calcext:value-type="float">
            <text:p>0.00289001</text:p>
          </table:table-cell>
          <table:table-cell office:value-type="float" office:value="0.0183526" calcext:value-type="float">
            <text:p>0.0183526</text:p>
          </table:table-cell>
          <table:table-cell office:value-type="float" office:value="0.0115743" calcext:value-type="float">
            <text:p>0.0115743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/>
          <table:table-cell office:value-type="float" office:value="0.112326" calcext:value-type="float">
            <text:p>0.112326</text:p>
          </table:table-cell>
          <table:table-cell office:value-type="float" office:value="0.00286909" calcext:value-type="float">
            <text:p>0.00286909</text:p>
          </table:table-cell>
          <table:table-cell office:value-type="float" office:value="0.0190052" calcext:value-type="float">
            <text:p>0.0190052</text:p>
          </table:table-cell>
          <table:table-cell office:value-type="float" office:value="0.011095" calcext:value-type="float">
            <text:p>0.01109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/>
          <table:table-cell office:value-type="float" office:value="0.110089" calcext:value-type="float">
            <text:p>0.110089</text:p>
          </table:table-cell>
          <table:table-cell office:value-type="float" office:value="0.00370913" calcext:value-type="float">
            <text:p>0.00370913</text:p>
          </table:table-cell>
          <table:table-cell office:value-type="float" office:value="0.0183337" calcext:value-type="float">
            <text:p>0.0183337</text:p>
          </table:table-cell>
          <table:table-cell office:value-type="float" office:value="0.0127072" calcext:value-type="float">
            <text:p>0.0127072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/>
          <table:table-cell office:value-type="float" office:value="0.123639" calcext:value-type="float">
            <text:p>0.123639</text:p>
          </table:table-cell>
          <table:table-cell office:value-type="float" office:value="0.00335977" calcext:value-type="float">
            <text:p>0.00335977</text:p>
          </table:table-cell>
          <table:table-cell office:value-type="float" office:value="0.0184008" calcext:value-type="float">
            <text:p>0.0184008</text:p>
          </table:table-cell>
          <table:table-cell office:value-type="float" office:value="0.0137462" calcext:value-type="float">
            <text:p>0.0137462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/>
          <table:table-cell office:value-type="float" office:value="0.108754" calcext:value-type="float">
            <text:p>0.108754</text:p>
          </table:table-cell>
          <table:table-cell office:value-type="float" office:value="0.00313634" calcext:value-type="float">
            <text:p>0.00313634</text:p>
          </table:table-cell>
          <table:table-cell office:value-type="float" office:value="0.0176413" calcext:value-type="float">
            <text:p>0.0176413</text:p>
          </table:table-cell>
          <table:table-cell office:value-type="float" office:value="0.01388" calcext:value-type="float">
            <text:p>0.01388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/>
          <table:table-cell office:value-type="float" office:value="0.117065" calcext:value-type="float">
            <text:p>0.117065</text:p>
          </table:table-cell>
          <table:table-cell office:value-type="float" office:value="0.00306923" calcext:value-type="float">
            <text:p>0.00306923</text:p>
          </table:table-cell>
          <table:table-cell office:value-type="float" office:value="0.0179776" calcext:value-type="float">
            <text:p>0.0179776</text:p>
          </table:table-cell>
          <table:table-cell office:value-type="float" office:value="0.0125383" calcext:value-type="float">
            <text:p>0.0125383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/>
          <table:table-cell office:value-type="float" office:value="0.111571" calcext:value-type="float">
            <text:p>0.111571</text:p>
          </table:table-cell>
          <table:table-cell office:value-type="float" office:value="0.00300883" calcext:value-type="float">
            <text:p>0.00300883</text:p>
          </table:table-cell>
          <table:table-cell office:value-type="float" office:value="0.0182263" calcext:value-type="float">
            <text:p>0.0182263</text:p>
          </table:table-cell>
          <table:table-cell office:value-type="float" office:value="0.0113279" calcext:value-type="float">
            <text:p>0.0113279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/>
          <table:table-cell office:value-type="float" office:value="0.118551" calcext:value-type="float">
            <text:p>0.118551</text:p>
          </table:table-cell>
          <table:table-cell office:value-type="float" office:value="0.00342214" calcext:value-type="float">
            <text:p>0.00342214</text:p>
          </table:table-cell>
          <table:table-cell office:value-type="float" office:value="0.018117" calcext:value-type="float">
            <text:p>0.018117</text:p>
          </table:table-cell>
          <table:table-cell office:value-type="float" office:value="0.0119974" calcext:value-type="float">
            <text:p>0.0119974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/>
          <table:table-cell office:value-type="float" office:value="0.110328" calcext:value-type="float">
            <text:p>0.110328</text:p>
          </table:table-cell>
          <table:table-cell office:value-type="float" office:value="0.00294291" calcext:value-type="float">
            <text:p>0.00294291</text:p>
          </table:table-cell>
          <table:table-cell office:value-type="float" office:value="0.0180688" calcext:value-type="float">
            <text:p>0.0180688</text:p>
          </table:table-cell>
          <table:table-cell office:value-type="float" office:value="0.0118466" calcext:value-type="float">
            <text:p>0.0118466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/>
          <table:table-cell office:value-type="float" office:value="0.11579" calcext:value-type="float">
            <text:p>0.11579</text:p>
          </table:table-cell>
          <table:table-cell office:value-type="float" office:value="0.00293344" calcext:value-type="float">
            <text:p>0.00293344</text:p>
          </table:table-cell>
          <table:table-cell office:value-type="float" office:value="0.0176314" calcext:value-type="float">
            <text:p>0.0176314</text:p>
          </table:table-cell>
          <table:table-cell office:value-type="float" office:value="0.0105704" calcext:value-type="float">
            <text:p>0.0105704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/>
          <table:table-cell office:value-type="float" office:value="0.107399" calcext:value-type="float">
            <text:p>0.107399</text:p>
          </table:table-cell>
          <table:table-cell office:value-type="float" office:value="0.00290186" calcext:value-type="float">
            <text:p>0.00290186</text:p>
          </table:table-cell>
          <table:table-cell office:value-type="float" office:value="0.0191327" calcext:value-type="float">
            <text:p>0.0191327</text:p>
          </table:table-cell>
          <table:table-cell office:value-type="float" office:value="0.0116698" calcext:value-type="float">
            <text:p>0.0116698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/>
          <table:table-cell office:value-type="float" office:value="0.113521" calcext:value-type="float">
            <text:p>0.113521</text:p>
          </table:table-cell>
          <table:table-cell office:value-type="float" office:value="0.00288133" calcext:value-type="float">
            <text:p>0.00288133</text:p>
          </table:table-cell>
          <table:table-cell office:value-type="float" office:value="0.0190952" calcext:value-type="float">
            <text:p>0.0190952</text:p>
          </table:table-cell>
          <table:table-cell office:value-type="float" office:value="0.0109126" calcext:value-type="float">
            <text:p>0.010912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/>
          <table:table-cell office:value-type="float" office:value="0.109453" calcext:value-type="float">
            <text:p>0.109453</text:p>
          </table:table-cell>
          <table:table-cell office:value-type="float" office:value="0.00287146" calcext:value-type="float">
            <text:p>0.00287146</text:p>
          </table:table-cell>
          <table:table-cell office:value-type="float" office:value="0.0179883" calcext:value-type="float">
            <text:p>0.0179883</text:p>
          </table:table-cell>
          <table:table-cell office:value-type="float" office:value="0.0108905" calcext:value-type="float">
            <text:p>0.010890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/>
          <table:table-cell office:value-type="float" office:value="0.110186" calcext:value-type="float">
            <text:p>0.110186</text:p>
          </table:table-cell>
          <table:table-cell office:value-type="float" office:value="0.0040277" calcext:value-type="float">
            <text:p>0.0040277</text:p>
          </table:table-cell>
          <table:table-cell office:value-type="float" office:value="0.0183001" calcext:value-type="float">
            <text:p>0.0183001</text:p>
          </table:table-cell>
          <table:table-cell office:value-type="float" office:value="0.0107855" calcext:value-type="float">
            <text:p>0.0107855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/>
          <table:table-cell office:value-type="float" office:value="0.10978" calcext:value-type="float">
            <text:p>0.10978</text:p>
          </table:table-cell>
          <table:table-cell office:value-type="float" office:value="0.00353544" calcext:value-type="float">
            <text:p>0.00353544</text:p>
          </table:table-cell>
          <table:table-cell office:value-type="float" office:value="0.0179484" calcext:value-type="float">
            <text:p>0.0179484</text:p>
          </table:table-cell>
          <table:table-cell office:value-type="float" office:value="0.00998063" calcext:value-type="float">
            <text:p>0.00998063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/>
          <table:table-cell office:value-type="float" office:value="0.10989" calcext:value-type="float">
            <text:p>0.10989</text:p>
          </table:table-cell>
          <table:table-cell office:value-type="float" office:value="0.00311463" calcext:value-type="float">
            <text:p>0.00311463</text:p>
          </table:table-cell>
          <table:table-cell office:value-type="float" office:value="0.0179468" calcext:value-type="float">
            <text:p>0.0179468</text:p>
          </table:table-cell>
          <table:table-cell office:value-type="float" office:value="0.0117436" calcext:value-type="float">
            <text:p>0.0117436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/>
          <table:table-cell office:value-type="float" office:value="0.10775" calcext:value-type="float">
            <text:p>0.10775</text:p>
          </table:table-cell>
          <table:table-cell office:value-type="float" office:value="0.00301791" calcext:value-type="float">
            <text:p>0.00301791</text:p>
          </table:table-cell>
          <table:table-cell office:value-type="float" office:value="0.0174569" calcext:value-type="float">
            <text:p>0.0174569</text:p>
          </table:table-cell>
          <table:table-cell office:value-type="float" office:value="0.0108846" calcext:value-type="float">
            <text:p>0.0108846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/>
          <table:table-cell office:value-type="float" office:value="0.111586" calcext:value-type="float">
            <text:p>0.111586</text:p>
          </table:table-cell>
          <table:table-cell office:value-type="float" office:value="0.00338622" calcext:value-type="float">
            <text:p>0.00338622</text:p>
          </table:table-cell>
          <table:table-cell office:value-type="float" office:value="0.0177838" calcext:value-type="float">
            <text:p>0.0177838</text:p>
          </table:table-cell>
          <table:table-cell office:value-type="float" office:value="0.0100059" calcext:value-type="float">
            <text:p>0.0100059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/>
          <table:table-cell office:value-type="float" office:value="0.108193" calcext:value-type="float">
            <text:p>0.108193</text:p>
          </table:table-cell>
          <table:table-cell office:value-type="float" office:value="0.00437824" calcext:value-type="float">
            <text:p>0.00437824</text:p>
          </table:table-cell>
          <table:table-cell office:value-type="float" office:value="0.0178027" calcext:value-type="float">
            <text:p>0.0178027</text:p>
          </table:table-cell>
          <table:table-cell office:value-type="float" office:value="0.0109604" calcext:value-type="float">
            <text:p>0.0109604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/>
          <table:table-cell office:value-type="float" office:value="0.109889" calcext:value-type="float">
            <text:p>0.109889</text:p>
          </table:table-cell>
          <table:table-cell office:value-type="float" office:value="0.00334359" calcext:value-type="float">
            <text:p>0.00334359</text:p>
          </table:table-cell>
          <table:table-cell office:value-type="float" office:value="0.0178075" calcext:value-type="float">
            <text:p>0.0178075</text:p>
          </table:table-cell>
          <table:table-cell office:value-type="float" office:value="0.0112904" calcext:value-type="float">
            <text:p>0.0112904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/>
          <table:table-cell office:value-type="float" office:value="0.107945" calcext:value-type="float">
            <text:p>0.107945</text:p>
          </table:table-cell>
          <table:table-cell office:value-type="float" office:value="0.00314108" calcext:value-type="float">
            <text:p>0.00314108</text:p>
          </table:table-cell>
          <table:table-cell office:value-type="float" office:value="0.0176657" calcext:value-type="float">
            <text:p>0.0176657</text:p>
          </table:table-cell>
          <table:table-cell office:value-type="float" office:value="0.0129362" calcext:value-type="float">
            <text:p>0.0129362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/>
          <table:table-cell office:value-type="float" office:value="0.111732" calcext:value-type="float">
            <text:p>0.111732</text:p>
          </table:table-cell>
          <table:table-cell office:value-type="float" office:value="0.00305028" calcext:value-type="float">
            <text:p>0.00305028</text:p>
          </table:table-cell>
          <table:table-cell office:value-type="float" office:value="0.0171873" calcext:value-type="float">
            <text:p>0.0171873</text:p>
          </table:table-cell>
          <table:table-cell office:value-type="float" office:value="0.0123523" calcext:value-type="float">
            <text:p>0.0123523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/>
          <table:table-cell office:value-type="float" office:value="0.105696" calcext:value-type="float">
            <text:p>0.105696</text:p>
          </table:table-cell>
          <table:table-cell office:value-type="float" office:value="0.00359347" calcext:value-type="float">
            <text:p>0.00359347</text:p>
          </table:table-cell>
          <table:table-cell office:value-type="float" office:value="0.0187217" calcext:value-type="float">
            <text:p>0.0187217</text:p>
          </table:table-cell>
          <table:table-cell office:value-type="float" office:value="0.014259" calcext:value-type="float">
            <text:p>0.014259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/>
          <table:table-cell office:value-type="float" office:value="0.108772" calcext:value-type="float">
            <text:p>0.108772</text:p>
          </table:table-cell>
          <table:table-cell office:value-type="float" office:value="0.00320542" calcext:value-type="float">
            <text:p>0.00320542</text:p>
          </table:table-cell>
          <table:table-cell office:value-type="float" office:value="0.0181474" calcext:value-type="float">
            <text:p>0.0181474</text:p>
          </table:table-cell>
          <table:table-cell office:value-type="float" office:value="0.0116599" calcext:value-type="float">
            <text:p>0.0116599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/>
          <table:table-cell office:value-type="float" office:value="0.106255" calcext:value-type="float">
            <text:p>0.106255</text:p>
          </table:table-cell>
          <table:table-cell office:value-type="float" office:value="0.00304278" calcext:value-type="float">
            <text:p>0.00304278</text:p>
          </table:table-cell>
          <table:table-cell office:value-type="float" office:value="0.0182914" calcext:value-type="float">
            <text:p>0.0182914</text:p>
          </table:table-cell>
          <table:table-cell office:value-type="float" office:value="0.00998695" calcext:value-type="float">
            <text:p>0.00998695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/>
          <table:table-cell office:value-type="float" office:value="0.108409" calcext:value-type="float">
            <text:p>0.108409</text:p>
          </table:table-cell>
          <table:table-cell office:value-type="float" office:value="0.00296975" calcext:value-type="float">
            <text:p>0.00296975</text:p>
          </table:table-cell>
          <table:table-cell office:value-type="float" office:value="0.0173669" calcext:value-type="float">
            <text:p>0.0173669</text:p>
          </table:table-cell>
          <table:table-cell office:value-type="float" office:value="0.0106375" calcext:value-type="float">
            <text:p>0.0106375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/>
          <table:table-cell office:value-type="float" office:value="0.107374" calcext:value-type="float">
            <text:p>0.107374</text:p>
          </table:table-cell>
          <table:table-cell office:value-type="float" office:value="0.00295554" calcext:value-type="float">
            <text:p>0.00295554</text:p>
          </table:table-cell>
          <table:table-cell office:value-type="float" office:value="0.0172714" calcext:value-type="float">
            <text:p>0.0172714</text:p>
          </table:table-cell>
          <table:table-cell office:value-type="float" office:value="0.0109067" calcext:value-type="float">
            <text:p>0.0109067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/>
          <table:table-cell office:value-type="float" office:value="0.10919" calcext:value-type="float">
            <text:p>0.10919</text:p>
          </table:table-cell>
          <table:table-cell office:value-type="float" office:value="0.0029137" calcext:value-type="float">
            <text:p>0.0029137</text:p>
          </table:table-cell>
          <table:table-cell office:value-type="float" office:value="0.0178754" calcext:value-type="float">
            <text:p>0.0178754</text:p>
          </table:table-cell>
          <table:table-cell office:value-type="float" office:value="0.0105045" calcext:value-type="float">
            <text:p>0.0105045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/>
          <table:table-cell office:value-type="float" office:value="0.108012" calcext:value-type="float">
            <text:p>0.108012</text:p>
          </table:table-cell>
          <table:table-cell office:value-type="float" office:value="0.00405099" calcext:value-type="float">
            <text:p>0.00405099</text:p>
          </table:table-cell>
          <table:table-cell office:value-type="float" office:value="0.017749" calcext:value-type="float">
            <text:p>0.017749</text:p>
          </table:table-cell>
          <table:table-cell office:value-type="float" office:value="0.0115044" calcext:value-type="float">
            <text:p>0.0115044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/>
          <table:table-cell office:value-type="float" office:value="0.106552" calcext:value-type="float">
            <text:p>0.106552</text:p>
          </table:table-cell>
          <table:table-cell office:value-type="float" office:value="0.00299581" calcext:value-type="float">
            <text:p>0.00299581</text:p>
          </table:table-cell>
          <table:table-cell office:value-type="float" office:value="0.0188267" calcext:value-type="float">
            <text:p>0.0188267</text:p>
          </table:table-cell>
          <table:table-cell office:value-type="float" office:value="0.0106438" calcext:value-type="float">
            <text:p>0.0106438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/>
          <table:table-cell office:value-type="float" office:value="0.105218" calcext:value-type="float">
            <text:p>0.105218</text:p>
          </table:table-cell>
          <table:table-cell office:value-type="float" office:value="0.00293423" calcext:value-type="float">
            <text:p>0.00293423</text:p>
          </table:table-cell>
          <table:table-cell office:value-type="float" office:value="0.0177723" calcext:value-type="float">
            <text:p>0.0177723</text:p>
          </table:table-cell>
          <table:table-cell office:value-type="float" office:value="0.0107749" calcext:value-type="float">
            <text:p>0.0107749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/>
          <table:table-cell office:value-type="float" office:value="0.106159" calcext:value-type="float">
            <text:p>0.106159</text:p>
          </table:table-cell>
          <table:table-cell office:value-type="float" office:value="0.00293501" calcext:value-type="float">
            <text:p>0.00293501</text:p>
          </table:table-cell>
          <table:table-cell office:value-type="float" office:value="0.018539" calcext:value-type="float">
            <text:p>0.018539</text:p>
          </table:table-cell>
          <table:table-cell office:value-type="float" office:value="0.0122114" calcext:value-type="float">
            <text:p>0.012211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/>
          <table:table-cell office:value-type="float" office:value="0.106766" calcext:value-type="float">
            <text:p>0.106766</text:p>
          </table:table-cell>
          <table:table-cell office:value-type="float" office:value="0.00290146" calcext:value-type="float">
            <text:p>0.00290146</text:p>
          </table:table-cell>
          <table:table-cell office:value-type="float" office:value="0.0185966" calcext:value-type="float">
            <text:p>0.0185966</text:p>
          </table:table-cell>
          <table:table-cell office:value-type="float" office:value="0.011802" calcext:value-type="float">
            <text:p>0.011802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/>
          <table:table-cell office:value-type="float" office:value="0.105023" calcext:value-type="float">
            <text:p>0.105023</text:p>
          </table:table-cell>
          <table:table-cell office:value-type="float" office:value="0.00343201" calcext:value-type="float">
            <text:p>0.00343201</text:p>
          </table:table-cell>
          <table:table-cell office:value-type="float" office:value="0.019409" calcext:value-type="float">
            <text:p>0.019409</text:p>
          </table:table-cell>
          <table:table-cell office:value-type="float" office:value="0.0111373" calcext:value-type="float">
            <text:p>0.0111373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/>
          <table:table-cell office:value-type="float" office:value="0.105603" calcext:value-type="float">
            <text:p>0.105603</text:p>
          </table:table-cell>
          <table:table-cell office:value-type="float" office:value="0.00291172" calcext:value-type="float">
            <text:p>0.00291172</text:p>
          </table:table-cell>
          <table:table-cell office:value-type="float" office:value="0.0200473" calcext:value-type="float">
            <text:p>0.0200473</text:p>
          </table:table-cell>
          <table:table-cell office:value-type="float" office:value="0.0118569" calcext:value-type="float">
            <text:p>0.0118569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/>
          <table:table-cell office:value-type="float" office:value="0.104718" calcext:value-type="float">
            <text:p>0.104718</text:p>
          </table:table-cell>
          <table:table-cell office:value-type="float" office:value="0.00286909" calcext:value-type="float">
            <text:p>0.00286909</text:p>
          </table:table-cell>
          <table:table-cell office:value-type="float" office:value="0.019707" calcext:value-type="float">
            <text:p>0.019707</text:p>
          </table:table-cell>
          <table:table-cell office:value-type="float" office:value="0.0122319" calcext:value-type="float">
            <text:p>0.0122319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/>
          <table:table-cell office:value-type="float" office:value="0.105333" calcext:value-type="float">
            <text:p>0.105333</text:p>
          </table:table-cell>
          <table:table-cell office:value-type="float" office:value="0.00287659" calcext:value-type="float">
            <text:p>0.00287659</text:p>
          </table:table-cell>
          <table:table-cell office:value-type="float" office:value="0.0191054" calcext:value-type="float">
            <text:p>0.0191054</text:p>
          </table:table-cell>
          <table:table-cell office:value-type="float" office:value="0.0115431" calcext:value-type="float">
            <text:p>0.0115431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/>
          <table:table-cell office:value-type="float" office:value="0.104052" calcext:value-type="float">
            <text:p>0.104052</text:p>
          </table:table-cell>
          <table:table-cell office:value-type="float" office:value="0.0028458" calcext:value-type="float">
            <text:p>0.0028458</text:p>
          </table:table-cell>
          <table:table-cell office:value-type="float" office:value="0.0186925" calcext:value-type="float">
            <text:p>0.0186925</text:p>
          </table:table-cell>
          <table:table-cell office:value-type="float" office:value="0.0109324" calcext:value-type="float">
            <text:p>0.0109324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/>
          <table:table-cell office:value-type="float" office:value="0.105339" calcext:value-type="float">
            <text:p>0.105339</text:p>
          </table:table-cell>
          <table:table-cell office:value-type="float" office:value="0.0028762" calcext:value-type="float">
            <text:p>0.0028762</text:p>
          </table:table-cell>
          <table:table-cell office:value-type="float" office:value="0.0186751" calcext:value-type="float">
            <text:p>0.0186751</text:p>
          </table:table-cell>
          <table:table-cell office:value-type="float" office:value="0.0104196" calcext:value-type="float">
            <text:p>0.0104196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/>
          <table:table-cell office:value-type="float" office:value="0.104556" calcext:value-type="float">
            <text:p>0.104556</text:p>
          </table:table-cell>
          <table:table-cell office:value-type="float" office:value="0.00291962" calcext:value-type="float">
            <text:p>0.00291962</text:p>
          </table:table-cell>
          <table:table-cell office:value-type="float" office:value="0.0179887" calcext:value-type="float">
            <text:p>0.0179887</text:p>
          </table:table-cell>
          <table:table-cell office:value-type="float" office:value="0.0119082" calcext:value-type="float">
            <text:p>0.0119082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/>
          <table:table-cell office:value-type="float" office:value="0.106064" calcext:value-type="float">
            <text:p>0.106064</text:p>
          </table:table-cell>
          <table:table-cell office:value-type="float" office:value="0.00288133" calcext:value-type="float">
            <text:p>0.00288133</text:p>
          </table:table-cell>
          <table:table-cell office:value-type="float" office:value="0.0184367" calcext:value-type="float">
            <text:p>0.0184367</text:p>
          </table:table-cell>
          <table:table-cell office:value-type="float" office:value="0.0139775" calcext:value-type="float">
            <text:p>0.0139775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/>
          <table:table-cell office:value-type="float" office:value="0.105312" calcext:value-type="float">
            <text:p>0.105312</text:p>
          </table:table-cell>
          <table:table-cell office:value-type="float" office:value="0.00285054" calcext:value-type="float">
            <text:p>0.00285054</text:p>
          </table:table-cell>
          <table:table-cell office:value-type="float" office:value="0.0189152" calcext:value-type="float">
            <text:p>0.0189152</text:p>
          </table:table-cell>
          <table:table-cell office:value-type="float" office:value="0.0121088" calcext:value-type="float">
            <text:p>0.0121088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/>
          <table:table-cell office:value-type="float" office:value="0.106292" calcext:value-type="float">
            <text:p>0.106292</text:p>
          </table:table-cell>
          <table:table-cell office:value-type="float" office:value="0.00289357" calcext:value-type="float">
            <text:p>0.00289357</text:p>
          </table:table-cell>
          <table:table-cell office:value-type="float" office:value="0.0191137" calcext:value-type="float">
            <text:p>0.0191137</text:p>
          </table:table-cell>
          <table:table-cell office:value-type="float" office:value="0.0112052" calcext:value-type="float">
            <text:p>0.0112052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/>
          <table:table-cell office:value-type="float" office:value="0.105968" calcext:value-type="float">
            <text:p>0.105968</text:p>
          </table:table-cell>
          <table:table-cell office:value-type="float" office:value="0.00285212" calcext:value-type="float">
            <text:p>0.00285212</text:p>
          </table:table-cell>
          <table:table-cell office:value-type="float" office:value="0.0173819" calcext:value-type="float">
            <text:p>0.0173819</text:p>
          </table:table-cell>
          <table:table-cell office:value-type="float" office:value="0.0108053" calcext:value-type="float">
            <text:p>0.0108053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/>
          <table:table-cell office:value-type="float" office:value="0.106418" calcext:value-type="float">
            <text:p>0.106418</text:p>
          </table:table-cell>
          <table:table-cell office:value-type="float" office:value="0.00292357" calcext:value-type="float">
            <text:p>0.00292357</text:p>
          </table:table-cell>
          <table:table-cell office:value-type="float" office:value="0.0182914" calcext:value-type="float">
            <text:p>0.0182914</text:p>
          </table:table-cell>
          <table:table-cell office:value-type="float" office:value="0.011701" calcext:value-type="float">
            <text:p>0.011701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/>
          <table:table-cell office:value-type="float" office:value="0.104286" calcext:value-type="float">
            <text:p>0.104286</text:p>
          </table:table-cell>
          <table:table-cell office:value-type="float" office:value="0.0034553" calcext:value-type="float">
            <text:p>0.0034553</text:p>
          </table:table-cell>
          <table:table-cell office:value-type="float" office:value="0.0196889" calcext:value-type="float">
            <text:p>0.0196889</text:p>
          </table:table-cell>
          <table:table-cell office:value-type="float" office:value="0.0102206" calcext:value-type="float">
            <text:p>0.0102206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/>
          <table:table-cell office:value-type="float" office:value="0.10464" calcext:value-type="float">
            <text:p>0.10464</text:p>
          </table:table-cell>
          <table:table-cell office:value-type="float" office:value="0.00295199" calcext:value-type="float">
            <text:p>0.00295199</text:p>
          </table:table-cell>
          <table:table-cell office:value-type="float" office:value="0.019017" calcext:value-type="float">
            <text:p>0.019017</text:p>
          </table:table-cell>
          <table:table-cell office:value-type="float" office:value="0.00945402" calcext:value-type="float">
            <text:p>0.00945402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/>
          <table:table-cell office:value-type="float" office:value="0.102065" calcext:value-type="float">
            <text:p>0.102065</text:p>
          </table:table-cell>
          <table:table-cell office:value-type="float" office:value="0.00293146" calcext:value-type="float">
            <text:p>0.00293146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0.00944376" calcext:value-type="float">
            <text:p>0.00944376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/>
          <table:table-cell office:value-type="float" office:value="0.102114" calcext:value-type="float">
            <text:p>0.102114</text:p>
          </table:table-cell>
          <table:table-cell office:value-type="float" office:value="0.00292396" calcext:value-type="float">
            <text:p>0.00292396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0101389" calcext:value-type="float">
            <text:p>0.0101389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/>
          <table:table-cell office:value-type="float" office:value="0.105675" calcext:value-type="float">
            <text:p>0.105675</text:p>
          </table:table-cell>
          <table:table-cell office:value-type="float" office:value="0.0028837" calcext:value-type="float">
            <text:p>0.0028837</text:p>
          </table:table-cell>
          <table:table-cell office:value-type="float" office:value="0.0187569" calcext:value-type="float">
            <text:p>0.0187569</text:p>
          </table:table-cell>
          <table:table-cell office:value-type="float" office:value="0.0107322" calcext:value-type="float">
            <text:p>0.0107322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/>
          <table:table-cell office:value-type="float" office:value="0.100588" calcext:value-type="float">
            <text:p>0.100588</text:p>
          </table:table-cell>
          <table:table-cell office:value-type="float" office:value="0.00344267" calcext:value-type="float">
            <text:p>0.00344267</text:p>
          </table:table-cell>
          <table:table-cell office:value-type="float" office:value="0.0187845" calcext:value-type="float">
            <text:p>0.0187845</text:p>
          </table:table-cell>
          <table:table-cell office:value-type="float" office:value="0.010527" calcext:value-type="float">
            <text:p>0.010527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/>
          <table:table-cell office:value-type="float" office:value="0.102013" calcext:value-type="float">
            <text:p>0.102013</text:p>
          </table:table-cell>
          <table:table-cell office:value-type="float" office:value="0.00292238" calcext:value-type="float">
            <text:p>0.00292238</text:p>
          </table:table-cell>
          <table:table-cell office:value-type="float" office:value="0.0189309" calcext:value-type="float">
            <text:p>0.0189309</text:p>
          </table:table-cell>
          <table:table-cell office:value-type="float" office:value="0.00963601" calcext:value-type="float">
            <text:p>0.00963601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/>
          <table:table-cell office:value-type="float" office:value="0.101088" calcext:value-type="float">
            <text:p>0.101088</text:p>
          </table:table-cell>
          <table:table-cell office:value-type="float" office:value="0.00295515" calcext:value-type="float">
            <text:p>0.00295515</text:p>
          </table:table-cell>
          <table:table-cell office:value-type="float" office:value="0.017695" calcext:value-type="float">
            <text:p>0.017695</text:p>
          </table:table-cell>
          <table:table-cell office:value-type="float" office:value="0.0112407" calcext:value-type="float">
            <text:p>0.0112407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/>
          <table:table-cell office:value-type="float" office:value="0.102043" calcext:value-type="float">
            <text:p>0.102043</text:p>
          </table:table-cell>
          <table:table-cell office:value-type="float" office:value="0.00289317" calcext:value-type="float">
            <text:p>0.00289317</text:p>
          </table:table-cell>
          <table:table-cell office:value-type="float" office:value="0.0179369" calcext:value-type="float">
            <text:p>0.0179369</text:p>
          </table:table-cell>
          <table:table-cell office:value-type="float" office:value="0.0105984" calcext:value-type="float">
            <text:p>0.0105984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/>
          <table:table-cell office:value-type="float" office:value="0.100021" calcext:value-type="float">
            <text:p>0.100021</text:p>
          </table:table-cell>
          <table:table-cell office:value-type="float" office:value="0.00290028" calcext:value-type="float">
            <text:p>0.00290028</text:p>
          </table:table-cell>
          <table:table-cell office:value-type="float" office:value="0.018443" calcext:value-type="float">
            <text:p>0.018443</text:p>
          </table:table-cell>
          <table:table-cell office:value-type="float" office:value="0.00954403" calcext:value-type="float">
            <text:p>0.00954403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/>
          <table:table-cell office:value-type="float" office:value="0.102325" calcext:value-type="float">
            <text:p>0.102325</text:p>
          </table:table-cell>
          <table:table-cell office:value-type="float" office:value="0.00291686" calcext:value-type="float">
            <text:p>0.00291686</text:p>
          </table:table-cell>
          <table:table-cell office:value-type="float" office:value="0.0188899" calcext:value-type="float">
            <text:p>0.0188899</text:p>
          </table:table-cell>
          <table:table-cell office:value-type="float" office:value="0.00972522" calcext:value-type="float">
            <text:p>0.00972522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/>
          <table:table-cell office:value-type="float" office:value="0.0992734" calcext:value-type="float">
            <text:p>0.0992734</text:p>
          </table:table-cell>
          <table:table-cell office:value-type="float" office:value="0.00334911" calcext:value-type="float">
            <text:p>0.00334911</text:p>
          </table:table-cell>
          <table:table-cell office:value-type="float" office:value="0.0186858" calcext:value-type="float">
            <text:p>0.0186858</text:p>
          </table:table-cell>
          <table:table-cell office:value-type="float" office:value="0.00917967" calcext:value-type="float">
            <text:p>0.00917967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/>
          <table:table-cell office:value-type="float" office:value="0.102965" calcext:value-type="float">
            <text:p>0.102965</text:p>
          </table:table-cell>
          <table:table-cell office:value-type="float" office:value="0.00297686" calcext:value-type="float">
            <text:p>0.00297686</text:p>
          </table:table-cell>
          <table:table-cell office:value-type="float" office:value="0.0185413" calcext:value-type="float">
            <text:p>0.0185413</text:p>
          </table:table-cell>
          <table:table-cell office:value-type="float" office:value="0.0111313" calcext:value-type="float">
            <text:p>0.0111313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/>
          <table:table-cell office:value-type="float" office:value="0.099408" calcext:value-type="float">
            <text:p>0.099408</text:p>
          </table:table-cell>
          <table:table-cell office:value-type="float" office:value="0.00293383" calcext:value-type="float">
            <text:p>0.00293383</text:p>
          </table:table-cell>
          <table:table-cell office:value-type="float" office:value="0.0184478" calcext:value-type="float">
            <text:p>0.0184478</text:p>
          </table:table-cell>
          <table:table-cell office:value-type="float" office:value="0.0128434" calcext:value-type="float">
            <text:p>0.0128434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/>
          <table:table-cell office:value-type="float" office:value="0.101897" calcext:value-type="float">
            <text:p>0.101897</text:p>
          </table:table-cell>
          <table:table-cell office:value-type="float" office:value="0.00291015" calcext:value-type="float">
            <text:p>0.00291015</text:p>
          </table:table-cell>
          <table:table-cell office:value-type="float" office:value="0.0182784" calcext:value-type="float">
            <text:p>0.0182784</text:p>
          </table:table-cell>
          <table:table-cell office:value-type="float" office:value="0.012965" calcext:value-type="float">
            <text:p>0.012965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/>
          <table:table-cell office:value-type="float" office:value="0.100128" calcext:value-type="float">
            <text:p>0.100128</text:p>
          </table:table-cell>
          <table:table-cell office:value-type="float" office:value="0.00287264" calcext:value-type="float">
            <text:p>0.00287264</text:p>
          </table:table-cell>
          <table:table-cell office:value-type="float" office:value="0.0189586" calcext:value-type="float">
            <text:p>0.0189586</text:p>
          </table:table-cell>
          <table:table-cell office:value-type="float" office:value="0.0113319" calcext:value-type="float">
            <text:p>0.0113319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/>
          <table:table-cell office:value-type="float" office:value="0.104577" calcext:value-type="float">
            <text:p>0.104577</text:p>
          </table:table-cell>
          <table:table-cell office:value-type="float" office:value="0.00340359" calcext:value-type="float">
            <text:p>0.00340359</text:p>
          </table:table-cell>
          <table:table-cell office:value-type="float" office:value="0.0163117" calcext:value-type="float">
            <text:p>0.0163117</text:p>
          </table:table-cell>
          <table:table-cell office:value-type="float" office:value="0.0114171" calcext:value-type="float">
            <text:p>0.011417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/>
          <table:table-cell office:value-type="float" office:value="0.0993855" calcext:value-type="float">
            <text:p>0.0993855</text:p>
          </table:table-cell>
          <table:table-cell office:value-type="float" office:value="0.00287343" calcext:value-type="float">
            <text:p>0.00287343</text:p>
          </table:table-cell>
          <table:table-cell office:value-type="float" office:value="0.0161333" calcext:value-type="float">
            <text:p>0.0161333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/>
          <table:table-cell office:value-type="float" office:value="0.101062" calcext:value-type="float">
            <text:p>0.101062</text:p>
          </table:table-cell>
          <table:table-cell office:value-type="float" office:value="0.00284896" calcext:value-type="float">
            <text:p>0.00284896</text:p>
          </table:table-cell>
          <table:table-cell office:value-type="float" office:value="0.0170251" calcext:value-type="float">
            <text:p>0.0170251</text:p>
          </table:table-cell>
          <table:table-cell office:value-type="float" office:value="0.00997313" calcext:value-type="float">
            <text:p>0.00997313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/>
          <table:table-cell office:value-type="float" office:value="0.0987799" calcext:value-type="float">
            <text:p>0.0987799</text:p>
          </table:table-cell>
          <table:table-cell office:value-type="float" office:value="0.00286751" calcext:value-type="float">
            <text:p>0.00286751</text:p>
          </table:table-cell>
          <table:table-cell office:value-type="float" office:value="0.0163761" calcext:value-type="float">
            <text:p>0.0163761</text:p>
          </table:table-cell>
          <table:table-cell office:value-type="float" office:value="0.0112012" calcext:value-type="float">
            <text:p>0.0112012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/>
          <table:table-cell office:value-type="float" office:value="0.0988727" calcext:value-type="float">
            <text:p>0.0988727</text:p>
          </table:table-cell>
          <table:table-cell office:value-type="float" office:value="0.00283988" calcext:value-type="float">
            <text:p>0.00283988</text:p>
          </table:table-cell>
          <table:table-cell office:value-type="float" office:value="0.0169485" calcext:value-type="float">
            <text:p>0.0169485</text:p>
          </table:table-cell>
          <table:table-cell office:value-type="float" office:value="0.0106253" calcext:value-type="float">
            <text:p>0.0106253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/>
          <table:table-cell office:value-type="float" office:value="0.0976655" calcext:value-type="float">
            <text:p>0.0976655</text:p>
          </table:table-cell>
          <table:table-cell office:value-type="float" office:value="0.00285804" calcext:value-type="float">
            <text:p>0.00285804</text:p>
          </table:table-cell>
          <table:table-cell office:value-type="float" office:value="0.0160926" calcext:value-type="float">
            <text:p>0.0160926</text:p>
          </table:table-cell>
          <table:table-cell office:value-type="float" office:value="0.01003" calcext:value-type="float">
            <text:p>0.01003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/>
          <table:table-cell office:value-type="float" office:value="0.0991648" calcext:value-type="float">
            <text:p>0.0991648</text:p>
          </table:table-cell>
          <table:table-cell office:value-type="float" office:value="0.00289317" calcext:value-type="float">
            <text:p>0.00289317</text:p>
          </table:table-cell>
          <table:table-cell office:value-type="float" office:value="0.0161957" calcext:value-type="float">
            <text:p>0.0161957</text:p>
          </table:table-cell>
          <table:table-cell office:value-type="float" office:value="0.0104832" calcext:value-type="float">
            <text:p>0.0104832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/>
          <table:table-cell office:value-type="float" office:value="0.0981637" calcext:value-type="float">
            <text:p>0.0981637</text:p>
          </table:table-cell>
          <table:table-cell office:value-type="float" office:value="0.00287856" calcext:value-type="float">
            <text:p>0.00287856</text:p>
          </table:table-cell>
          <table:table-cell office:value-type="float" office:value="0.0169023" calcext:value-type="float">
            <text:p>0.0169023</text:p>
          </table:table-cell>
          <table:table-cell office:value-type="float" office:value="0.0099901" calcext:value-type="float">
            <text:p>0.0099901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/>
          <table:table-cell office:value-type="float" office:value="0.10118" calcext:value-type="float">
            <text:p>0.10118</text:p>
          </table:table-cell>
          <table:table-cell office:value-type="float" office:value="0.00286396" calcext:value-type="float">
            <text:p>0.00286396</text:p>
          </table:table-cell>
          <table:table-cell office:value-type="float" office:value="0.0168541" calcext:value-type="float">
            <text:p>0.0168541</text:p>
          </table:table-cell>
          <table:table-cell office:value-type="float" office:value="0.00967232" calcext:value-type="float">
            <text:p>0.00967232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/>
          <table:table-cell office:value-type="float" office:value="0.0988901" calcext:value-type="float">
            <text:p>0.0988901</text:p>
          </table:table-cell>
          <table:table-cell office:value-type="float" office:value="0.00285764" calcext:value-type="float">
            <text:p>0.00285764</text:p>
          </table:table-cell>
          <table:table-cell office:value-type="float" office:value="0.0172674" calcext:value-type="float">
            <text:p>0.0172674</text:p>
          </table:table-cell>
          <table:table-cell office:value-type="float" office:value="0.00866017" calcext:value-type="float">
            <text:p>0.00866017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/>
          <table:table-cell office:value-type="float" office:value="0.0979715" calcext:value-type="float">
            <text:p>0.0979715</text:p>
          </table:table-cell>
          <table:table-cell office:value-type="float" office:value="0.00283396" calcext:value-type="float">
            <text:p>0.00283396</text:p>
          </table:table-cell>
          <table:table-cell office:value-type="float" office:value="0.0167037" calcext:value-type="float">
            <text:p>0.0167037</text:p>
          </table:table-cell>
          <table:table-cell office:value-type="float" office:value="0.00998734" calcext:value-type="float">
            <text:p>0.0099873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/>
          <table:table-cell office:value-type="float" office:value="0.0993247" calcext:value-type="float">
            <text:p>0.0993247</text:p>
          </table:table-cell>
          <table:table-cell office:value-type="float" office:value="0.00283198" calcext:value-type="float">
            <text:p>0.00283198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0.0109509" calcext:value-type="float">
            <text:p>0.0109509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/>
          <table:table-cell office:value-type="float" office:value="0.0981866" calcext:value-type="float">
            <text:p>0.0981866</text:p>
          </table:table-cell>
          <table:table-cell office:value-type="float" office:value="0.00349241" calcext:value-type="float">
            <text:p>0.00349241</text:p>
          </table:table-cell>
          <table:table-cell office:value-type="float" office:value="0.0169181" calcext:value-type="float">
            <text:p>0.0169181</text:p>
          </table:table-cell>
          <table:table-cell office:value-type="float" office:value="0.00985668" calcext:value-type="float">
            <text:p>0.00985668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/>
          <table:table-cell office:value-type="float" office:value="0.0996133" calcext:value-type="float">
            <text:p>0.0996133</text:p>
          </table:table-cell>
          <table:table-cell office:value-type="float" office:value="0.00297173" calcext:value-type="float">
            <text:p>0.00297173</text:p>
          </table:table-cell>
          <table:table-cell office:value-type="float" office:value="0.0161223" calcext:value-type="float">
            <text:p>0.0161223</text:p>
          </table:table-cell>
          <table:table-cell office:value-type="float" office:value="0.0103016" calcext:value-type="float">
            <text:p>0.0103016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/>
          <table:table-cell office:value-type="float" office:value="0.0971602" calcext:value-type="float">
            <text:p>0.0971602</text:p>
          </table:table-cell>
          <table:table-cell office:value-type="float" office:value="0.00293028" calcext:value-type="float">
            <text:p>0.00293028</text:p>
          </table:table-cell>
          <table:table-cell office:value-type="float" office:value="0.0166966" calcext:value-type="float">
            <text:p>0.0166966</text:p>
          </table:table-cell>
          <table:table-cell office:value-type="float" office:value="0.00922704" calcext:value-type="float">
            <text:p>0.00922704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/>
          <table:table-cell office:value-type="float" office:value="0.0969972" calcext:value-type="float">
            <text:p>0.0969972</text:p>
          </table:table-cell>
          <table:table-cell office:value-type="float" office:value="0.00289593" calcext:value-type="float">
            <text:p>0.00289593</text:p>
          </table:table-cell>
          <table:table-cell office:value-type="float" office:value="0.0158183" calcext:value-type="float">
            <text:p>0.0158183</text:p>
          </table:table-cell>
          <table:table-cell office:value-type="float" office:value="0.0106028" calcext:value-type="float">
            <text:p>0.0106028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/>
          <table:table-cell office:value-type="float" office:value="0.0975538" calcext:value-type="float">
            <text:p>0.0975538</text:p>
          </table:table-cell>
          <table:table-cell office:value-type="float" office:value="0.00288606" calcext:value-type="float">
            <text:p>0.00288606</text:p>
          </table:table-cell>
          <table:table-cell office:value-type="float" office:value="0.0157607" calcext:value-type="float">
            <text:p>0.0157607</text:p>
          </table:table-cell>
          <table:table-cell office:value-type="float" office:value="0.00950732" calcext:value-type="float">
            <text:p>0.00950732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/>
          <table:table-cell office:value-type="float" office:value="0.0968456" calcext:value-type="float">
            <text:p>0.0968456</text:p>
          </table:table-cell>
          <table:table-cell office:value-type="float" office:value="0.0033424" calcext:value-type="float">
            <text:p>0.0033424</text:p>
          </table:table-cell>
          <table:table-cell office:value-type="float" office:value="0.0162671" calcext:value-type="float">
            <text:p>0.0162671</text:p>
          </table:table-cell>
          <table:table-cell office:value-type="float" office:value="0.0118632" calcext:value-type="float">
            <text:p>0.0118632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/>
          <table:table-cell office:value-type="float" office:value="0.0963403" calcext:value-type="float">
            <text:p>0.0963403</text:p>
          </table:table-cell>
          <table:table-cell office:value-type="float" office:value="0.00294291" calcext:value-type="float">
            <text:p>0.00294291</text:p>
          </table:table-cell>
          <table:table-cell office:value-type="float" office:value="0.0163244" calcext:value-type="float">
            <text:p>0.0163244</text:p>
          </table:table-cell>
          <table:table-cell office:value-type="float" office:value="0.0105996" calcext:value-type="float">
            <text:p>0.0105996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/>
          <table:table-cell office:value-type="float" office:value="0.0992461" calcext:value-type="float">
            <text:p>0.0992461</text:p>
          </table:table-cell>
          <table:table-cell office:value-type="float" office:value="0.00316555" calcext:value-type="float">
            <text:p>0.00316555</text:p>
          </table:table-cell>
          <table:table-cell office:value-type="float" office:value="0.0162482" calcext:value-type="float">
            <text:p>0.0162482</text:p>
          </table:table-cell>
          <table:table-cell office:value-type="float" office:value="0.0100809" calcext:value-type="float">
            <text:p>0.0100809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/>
          <table:table-cell office:value-type="float" office:value="0.0968567" calcext:value-type="float">
            <text:p>0.0968567</text:p>
          </table:table-cell>
          <table:table-cell office:value-type="float" office:value="0.0034032" calcext:value-type="float">
            <text:p>0.0034032</text:p>
          </table:table-cell>
          <table:table-cell office:value-type="float" office:value="0.0160504" calcext:value-type="float">
            <text:p>0.0160504</text:p>
          </table:table-cell>
          <table:table-cell office:value-type="float" office:value="0.00940428" calcext:value-type="float">
            <text:p>0.00940428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/>
          <table:table-cell office:value-type="float" office:value="0.0971808" calcext:value-type="float">
            <text:p>0.0971808</text:p>
          </table:table-cell>
          <table:table-cell office:value-type="float" office:value="0.00312766" calcext:value-type="float">
            <text:p>0.00312766</text:p>
          </table:table-cell>
          <table:table-cell office:value-type="float" office:value="0.0160445" calcext:value-type="float">
            <text:p>0.0160445</text:p>
          </table:table-cell>
          <table:table-cell office:value-type="float" office:value="0.00981009" calcext:value-type="float">
            <text:p>0.00981009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/>
          <table:table-cell office:value-type="float" office:value="0.0962953" calcext:value-type="float">
            <text:p>0.0962953</text:p>
          </table:table-cell>
          <table:table-cell office:value-type="float" office:value="0.00325872" calcext:value-type="float">
            <text:p>0.00325872</text:p>
          </table:table-cell>
          <table:table-cell office:value-type="float" office:value="0.0171648" calcext:value-type="float">
            <text:p>0.0171648</text:p>
          </table:table-cell>
          <table:table-cell office:value-type="float" office:value="0.00919862" calcext:value-type="float">
            <text:p>0.00919862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/>
          <table:table-cell office:value-type="float" office:value="0.0974184" calcext:value-type="float">
            <text:p>0.0974184</text:p>
          </table:table-cell>
          <table:table-cell office:value-type="float" office:value="0.00431745" calcext:value-type="float">
            <text:p>0.00431745</text:p>
          </table:table-cell>
          <table:table-cell office:value-type="float" office:value="0.0169114" calcext:value-type="float">
            <text:p>0.0169114</text:p>
          </table:table-cell>
          <table:table-cell office:value-type="float" office:value="0.0105293" calcext:value-type="float">
            <text:p>0.0105293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/>
          <table:table-cell office:value-type="float" office:value="0.0959341" calcext:value-type="float">
            <text:p>0.0959341</text:p>
          </table:table-cell>
          <table:table-cell office:value-type="float" office:value="0.00346438" calcext:value-type="float">
            <text:p>0.00346438</text:p>
          </table:table-cell>
          <table:table-cell office:value-type="float" office:value="0.0167389" calcext:value-type="float">
            <text:p>0.0167389</text:p>
          </table:table-cell>
          <table:table-cell office:value-type="float" office:value="0.00915046" calcext:value-type="float">
            <text:p>0.00915046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/>
          <table:table-cell office:value-type="float" office:value="0.0957099" calcext:value-type="float">
            <text:p>0.0957099</text:p>
          </table:table-cell>
          <table:table-cell office:value-type="float" office:value="0.00326424" calcext:value-type="float">
            <text:p>0.00326424</text:p>
          </table:table-cell>
          <table:table-cell office:value-type="float" office:value="0.0162103" calcext:value-type="float">
            <text:p>0.0162103</text:p>
          </table:table-cell>
          <table:table-cell office:value-type="float" office:value="0.00869767" calcext:value-type="float">
            <text:p>0.00869767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/>
          <table:table-cell office:value-type="float" office:value="0.0982273" calcext:value-type="float">
            <text:p>0.0982273</text:p>
          </table:table-cell>
          <table:table-cell office:value-type="float" office:value="0.00310752" calcext:value-type="float">
            <text:p>0.00310752</text:p>
          </table:table-cell>
          <table:table-cell office:value-type="float" office:value="0.0163046" calcext:value-type="float">
            <text:p>0.0163046</text:p>
          </table:table-cell>
          <table:table-cell office:value-type="float" office:value="0.00841581" calcext:value-type="float">
            <text:p>0.00841581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/>
          <table:table-cell office:value-type="float" office:value="0.0950783" calcext:value-type="float">
            <text:p>0.0950783</text:p>
          </table:table-cell>
          <table:table-cell office:value-type="float" office:value="0.00395309" calcext:value-type="float">
            <text:p>0.00395309</text:p>
          </table:table-cell>
          <table:table-cell office:value-type="float" office:value="0.0161684" calcext:value-type="float">
            <text:p>0.0161684</text:p>
          </table:table-cell>
          <table:table-cell office:value-type="float" office:value="0.00843634" calcext:value-type="float">
            <text:p>0.00843634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/>
          <table:table-cell office:value-type="float" office:value="0.0953266" calcext:value-type="float">
            <text:p>0.0953266</text:p>
          </table:table-cell>
          <table:table-cell office:value-type="float" office:value="0.00306094" calcext:value-type="float">
            <text:p>0.00306094</text:p>
          </table:table-cell>
          <table:table-cell office:value-type="float" office:value="0.0163338" calcext:value-type="float">
            <text:p>0.0163338</text:p>
          </table:table-cell>
          <table:table-cell office:value-type="float" office:value="0.00913546" calcext:value-type="float">
            <text:p>0.00913546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/>
          <table:table-cell office:value-type="float" office:value="0.0946224" calcext:value-type="float">
            <text:p>0.0946224</text:p>
          </table:table-cell>
          <table:table-cell office:value-type="float" office:value="0.00299344" calcext:value-type="float">
            <text:p>0.00299344</text:p>
          </table:table-cell>
          <table:table-cell office:value-type="float" office:value="0.0164207" calcext:value-type="float">
            <text:p>0.0164207</text:p>
          </table:table-cell>
          <table:table-cell office:value-type="float" office:value="0.0092298" calcext:value-type="float">
            <text:p>0.0092298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/>
          <table:table-cell office:value-type="float" office:value="0.0958212" calcext:value-type="float">
            <text:p>0.0958212</text:p>
          </table:table-cell>
          <table:table-cell office:value-type="float" office:value="0.00294488" calcext:value-type="float">
            <text:p>0.00294488</text:p>
          </table:table-cell>
          <table:table-cell office:value-type="float" office:value="0.0160299" calcext:value-type="float">
            <text:p>0.0160299</text:p>
          </table:table-cell>
          <table:table-cell office:value-type="float" office:value="0.00890847" calcext:value-type="float">
            <text:p>0.0089084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/>
          <table:table-cell office:value-type="float" office:value="0.0939892" calcext:value-type="float">
            <text:p>0.0939892</text:p>
          </table:table-cell>
          <table:table-cell office:value-type="float" office:value="0.00293699" calcext:value-type="float">
            <text:p>0.00293699</text:p>
          </table:table-cell>
          <table:table-cell office:value-type="float" office:value="0.0154531" calcext:value-type="float">
            <text:p>0.0154531</text:p>
          </table:table-cell>
          <table:table-cell office:value-type="float" office:value="0.00897124" calcext:value-type="float">
            <text:p>0.00897124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/>
          <table:table-cell office:value-type="float" office:value="0.0968835" calcext:value-type="float">
            <text:p>0.0968835</text:p>
          </table:table-cell>
          <table:table-cell office:value-type="float" office:value="0.00404033" calcext:value-type="float">
            <text:p>0.00404033</text:p>
          </table:table-cell>
          <table:table-cell office:value-type="float" office:value="0.0159091" calcext:value-type="float">
            <text:p>0.0159091</text:p>
          </table:table-cell>
          <table:table-cell office:value-type="float" office:value="0.00934744" calcext:value-type="float">
            <text:p>0.00934744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/>
          <table:table-cell office:value-type="float" office:value="0.0955579" calcext:value-type="float">
            <text:p>0.0955579</text:p>
          </table:table-cell>
          <table:table-cell office:value-type="float" office:value="0.00312331" calcext:value-type="float">
            <text:p>0.00312331</text:p>
          </table:table-cell>
          <table:table-cell office:value-type="float" office:value="0.0159497" calcext:value-type="float">
            <text:p>0.0159497</text:p>
          </table:table-cell>
          <table:table-cell office:value-type="float" office:value="0.00878768" calcext:value-type="float">
            <text:p>0.00878768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/>
          <table:table-cell office:value-type="float" office:value="0.0944455" calcext:value-type="float">
            <text:p>0.0944455</text:p>
          </table:table-cell>
          <table:table-cell office:value-type="float" office:value="0.00298357" calcext:value-type="float">
            <text:p>0.00298357</text:p>
          </table:table-cell>
          <table:table-cell office:value-type="float" office:value="0.0166461" calcext:value-type="float">
            <text:p>0.0166461</text:p>
          </table:table-cell>
          <table:table-cell office:value-type="float" office:value="0.00888755" calcext:value-type="float">
            <text:p>0.00888755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/>
          <table:table-cell office:value-type="float" office:value="0.0956625" calcext:value-type="float">
            <text:p>0.0956625</text:p>
          </table:table-cell>
          <table:table-cell office:value-type="float" office:value="0.0029437" calcext:value-type="float">
            <text:p>0.0029437</text:p>
          </table:table-cell>
          <table:table-cell office:value-type="float" office:value="0.0169722" calcext:value-type="float">
            <text:p>0.0169722</text:p>
          </table:table-cell>
          <table:table-cell office:value-type="float" office:value="0.00820186" calcext:value-type="float">
            <text:p>0.00820186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/>
          <table:table-cell office:value-type="float" office:value="0.0937499" calcext:value-type="float">
            <text:p>0.0937499</text:p>
          </table:table-cell>
          <table:table-cell office:value-type="float" office:value="0.00293738" calcext:value-type="float">
            <text:p>0.00293738</text:p>
          </table:table-cell>
          <table:table-cell office:value-type="float" office:value="0.0158436" calcext:value-type="float">
            <text:p>0.0158436</text:p>
          </table:table-cell>
          <table:table-cell office:value-type="float" office:value="0.00853898" calcext:value-type="float">
            <text:p>0.00853898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/>
          <table:table-cell office:value-type="float" office:value="0.0945213" calcext:value-type="float">
            <text:p>0.0945213</text:p>
          </table:table-cell>
          <table:table-cell office:value-type="float" office:value="0.00326345" calcext:value-type="float">
            <text:p>0.00326345</text:p>
          </table:table-cell>
          <table:table-cell office:value-type="float" office:value="0.0160192" calcext:value-type="float">
            <text:p>0.0160192</text:p>
          </table:table-cell>
          <table:table-cell office:value-type="float" office:value="0.00839647" calcext:value-type="float">
            <text:p>0.00839647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/>
          <table:table-cell office:value-type="float" office:value="0.0927705" calcext:value-type="float">
            <text:p>0.0927705</text:p>
          </table:table-cell>
          <table:table-cell office:value-type="float" office:value="0.00357965" calcext:value-type="float">
            <text:p>0.00357965</text:p>
          </table:table-cell>
          <table:table-cell office:value-type="float" office:value="0.0159217" calcext:value-type="float">
            <text:p>0.0159217</text:p>
          </table:table-cell>
          <table:table-cell office:value-type="float" office:value="0.00946152" calcext:value-type="float">
            <text:p>0.00946152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/>
          <table:table-cell office:value-type="float" office:value="0.095222" calcext:value-type="float">
            <text:p>0.095222</text:p>
          </table:table-cell>
          <table:table-cell office:value-type="float" office:value="0.00300844" calcext:value-type="float">
            <text:p>0.00300844</text:p>
          </table:table-cell>
          <table:table-cell office:value-type="float" office:value="0.0156959" calcext:value-type="float">
            <text:p>0.0156959</text:p>
          </table:table-cell>
          <table:table-cell office:value-type="float" office:value="0.00930086" calcext:value-type="float">
            <text:p>0.00930086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/>
          <table:table-cell office:value-type="float" office:value="0.0919672" calcext:value-type="float">
            <text:p>0.0919672</text:p>
          </table:table-cell>
          <table:table-cell office:value-type="float" office:value="0.00293501" calcext:value-type="float">
            <text:p>0.00293501</text:p>
          </table:table-cell>
          <table:table-cell office:value-type="float" office:value="0.0158266" calcext:value-type="float">
            <text:p>0.0158266</text:p>
          </table:table-cell>
          <table:table-cell office:value-type="float" office:value="0.00993957" calcext:value-type="float">
            <text:p>0.0099395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/>
          <table:table-cell office:value-type="float" office:value="0.09221" calcext:value-type="float">
            <text:p>0.09221</text:p>
          </table:table-cell>
          <table:table-cell office:value-type="float" office:value="0.00293975" calcext:value-type="float">
            <text:p>0.00293975</text:p>
          </table:table-cell>
          <table:table-cell office:value-type="float" office:value="0.0153094" calcext:value-type="float">
            <text:p>0.0153094</text:p>
          </table:table-cell>
          <table:table-cell office:value-type="float" office:value="0.010358" calcext:value-type="float">
            <text:p>0.010358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/>
          <table:table-cell office:value-type="float" office:value="0.0925736" calcext:value-type="float">
            <text:p>0.0925736</text:p>
          </table:table-cell>
          <table:table-cell office:value-type="float" office:value="0.00287264" calcext:value-type="float">
            <text:p>0.00287264</text:p>
          </table:table-cell>
          <table:table-cell office:value-type="float" office:value="0.0158396" calcext:value-type="float">
            <text:p>0.0158396</text:p>
          </table:table-cell>
          <table:table-cell office:value-type="float" office:value="0.00999918" calcext:value-type="float">
            <text:p>0.00999918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/>
          <table:table-cell office:value-type="float" office:value="0.0929348" calcext:value-type="float">
            <text:p>0.0929348</text:p>
          </table:table-cell>
          <table:table-cell office:value-type="float" office:value="0.00363373" calcext:value-type="float">
            <text:p>0.00363373</text:p>
          </table:table-cell>
          <table:table-cell office:value-type="float" office:value="0.0155842" calcext:value-type="float">
            <text:p>0.0155842</text:p>
          </table:table-cell>
          <table:table-cell office:value-type="float" office:value="0.00994352" calcext:value-type="float">
            <text:p>0.00994352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/>
          <table:table-cell office:value-type="float" office:value="0.0932281" calcext:value-type="float">
            <text:p>0.0932281</text:p>
          </table:table-cell>
          <table:table-cell office:value-type="float" office:value="0.00296146" calcext:value-type="float">
            <text:p>0.00296146</text:p>
          </table:table-cell>
          <table:table-cell office:value-type="float" office:value="0.0152905" calcext:value-type="float">
            <text:p>0.0152905</text:p>
          </table:table-cell>
          <table:table-cell office:value-type="float" office:value="0.00850977" calcext:value-type="float">
            <text:p>0.00850977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/>
          <table:table-cell office:value-type="float" office:value="0.0918038" calcext:value-type="float">
            <text:p>0.0918038</text:p>
          </table:table-cell>
          <table:table-cell office:value-type="float" office:value="0.00291488" calcext:value-type="float">
            <text:p>0.00291488</text:p>
          </table:table-cell>
          <table:table-cell office:value-type="float" office:value="0.0158353" calcext:value-type="float">
            <text:p>0.0158353</text:p>
          </table:table-cell>
          <table:table-cell office:value-type="float" office:value="0.00914375" calcext:value-type="float">
            <text:p>0.00914375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/>
          <table:table-cell office:value-type="float" office:value="0.0943081" calcext:value-type="float">
            <text:p>0.0943081</text:p>
          </table:table-cell>
          <table:table-cell office:value-type="float" office:value="0.00289593" calcext:value-type="float">
            <text:p>0.00289593</text:p>
          </table:table-cell>
          <table:table-cell office:value-type="float" office:value="0.015135" calcext:value-type="float">
            <text:p>0.015135</text:p>
          </table:table-cell>
          <table:table-cell office:value-type="float" office:value="0.00868662" calcext:value-type="float">
            <text:p>0.00868662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/>
          <table:table-cell office:value-type="float" office:value="0.0895106" calcext:value-type="float">
            <text:p>0.0895106</text:p>
          </table:table-cell>
          <table:table-cell office:value-type="float" office:value="0.00291449" calcext:value-type="float">
            <text:p>0.00291449</text:p>
          </table:table-cell>
          <table:table-cell office:value-type="float" office:value="0.0150292" calcext:value-type="float">
            <text:p>0.0150292</text:p>
          </table:table-cell>
          <table:table-cell office:value-type="float" office:value="0.00949982" calcext:value-type="float">
            <text:p>0.00949982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/>
          <table:table-cell office:value-type="float" office:value="0.0922096" calcext:value-type="float">
            <text:p>0.0922096</text:p>
          </table:table-cell>
          <table:table-cell office:value-type="float" office:value="0.00333175" calcext:value-type="float">
            <text:p>0.00333175</text:p>
          </table:table-cell>
          <table:table-cell office:value-type="float" office:value="0.0167772" calcext:value-type="float">
            <text:p>0.0167772</text:p>
          </table:table-cell>
          <table:table-cell office:value-type="float" office:value="0.0087332" calcext:value-type="float">
            <text:p>0.0087332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/>
          <table:table-cell office:value-type="float" office:value="0.0922522" calcext:value-type="float">
            <text:p>0.0922522</text:p>
          </table:table-cell>
          <table:table-cell office:value-type="float" office:value="0.0034407" calcext:value-type="float">
            <text:p>0.0034407</text:p>
          </table:table-cell>
          <table:table-cell office:value-type="float" office:value="0.0168877" calcext:value-type="float">
            <text:p>0.0168877</text:p>
          </table:table-cell>
          <table:table-cell office:value-type="float" office:value="0.00905808" calcext:value-type="float">
            <text:p>0.00905808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/>
          <table:table-cell office:value-type="float" office:value="0.0935612" calcext:value-type="float">
            <text:p>0.0935612</text:p>
          </table:table-cell>
          <table:table-cell office:value-type="float" office:value="0.00296225" calcext:value-type="float">
            <text:p>0.00296225</text:p>
          </table:table-cell>
          <table:table-cell office:value-type="float" office:value="0.0156943" calcext:value-type="float">
            <text:p>0.0156943</text:p>
          </table:table-cell>
          <table:table-cell office:value-type="float" office:value="0.00966403" calcext:value-type="float">
            <text:p>0.00966403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/>
          <table:table-cell office:value-type="float" office:value="0.0918259" calcext:value-type="float">
            <text:p>0.0918259</text:p>
          </table:table-cell>
          <table:table-cell office:value-type="float" office:value="0.00294607" calcext:value-type="float">
            <text:p>0.00294607</text:p>
          </table:table-cell>
          <table:table-cell office:value-type="float" office:value="0.0155337" calcext:value-type="float">
            <text:p>0.0155337</text:p>
          </table:table-cell>
          <table:table-cell office:value-type="float" office:value="0.00871938" calcext:value-type="float">
            <text:p>0.00871938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/>
          <table:table-cell office:value-type="float" office:value="0.0924267" calcext:value-type="float">
            <text:p>0.0924267</text:p>
          </table:table-cell>
          <table:table-cell office:value-type="float" office:value="0.00294212" calcext:value-type="float">
            <text:p>0.00294212</text:p>
          </table:table-cell>
          <table:table-cell office:value-type="float" office:value="0.0151792" calcext:value-type="float">
            <text:p>0.0151792</text:p>
          </table:table-cell>
          <table:table-cell office:value-type="float" office:value="0.00844858" calcext:value-type="float">
            <text:p>0.00844858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/>
          <table:table-cell office:value-type="float" office:value="0.0947712" calcext:value-type="float">
            <text:p>0.0947712</text:p>
          </table:table-cell>
          <table:table-cell office:value-type="float" office:value="0.00290304" calcext:value-type="float">
            <text:p>0.00290304</text:p>
          </table:table-cell>
          <table:table-cell office:value-type="float" office:value="0.0152992" calcext:value-type="float">
            <text:p>0.0152992</text:p>
          </table:table-cell>
          <table:table-cell office:value-type="float" office:value="0.00791211" calcext:value-type="float">
            <text:p>0.00791211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/>
          <table:table-cell office:value-type="float" office:value="0.0924788" calcext:value-type="float">
            <text:p>0.0924788</text:p>
          </table:table-cell>
          <table:table-cell office:value-type="float" office:value="0.0032974" calcext:value-type="float">
            <text:p>0.0032974</text:p>
          </table:table-cell>
          <table:table-cell office:value-type="float" office:value="0.0155199" calcext:value-type="float">
            <text:p>0.0155199</text:p>
          </table:table-cell>
          <table:table-cell office:value-type="float" office:value="0.00825199" calcext:value-type="float">
            <text:p>0.00825199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/>
          <table:table-cell office:value-type="float" office:value="0.0923774" calcext:value-type="float">
            <text:p>0.0923774</text:p>
          </table:table-cell>
          <table:table-cell office:value-type="float" office:value="0.00287659" calcext:value-type="float">
            <text:p>0.00287659</text:p>
          </table:table-cell>
          <table:table-cell office:value-type="float" office:value="0.0158507" calcext:value-type="float">
            <text:p>0.0158507</text:p>
          </table:table-cell>
          <table:table-cell office:value-type="float" office:value="0.00827607" calcext:value-type="float">
            <text:p>0.00827607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/>
          <table:table-cell office:value-type="float" office:value="0.0909503" calcext:value-type="float">
            <text:p>0.0909503</text:p>
          </table:table-cell>
          <table:table-cell office:value-type="float" office:value="0.00287264" calcext:value-type="float">
            <text:p>0.00287264</text:p>
          </table:table-cell>
          <table:table-cell office:value-type="float" office:value="0.0153201" calcext:value-type="float">
            <text:p>0.0153201</text:p>
          </table:table-cell>
          <table:table-cell office:value-type="float" office:value="0.00876438" calcext:value-type="float">
            <text:p>0.00876438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/>
          <table:table-cell office:value-type="float" office:value="0.092512" calcext:value-type="float">
            <text:p>0.092512</text:p>
          </table:table-cell>
          <table:table-cell office:value-type="float" office:value="0.00289041" calcext:value-type="float">
            <text:p>0.00289041</text:p>
          </table:table-cell>
          <table:table-cell office:value-type="float" office:value="0.0147114" calcext:value-type="float">
            <text:p>0.0147114</text:p>
          </table:table-cell>
          <table:table-cell office:value-type="float" office:value="0.00841621" calcext:value-type="float">
            <text:p>0.00841621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/>
          <table:table-cell office:value-type="float" office:value="0.0907956" calcext:value-type="float">
            <text:p>0.0907956</text:p>
          </table:table-cell>
          <table:table-cell office:value-type="float" office:value="0.00284225" calcext:value-type="float">
            <text:p>0.00284225</text:p>
          </table:table-cell>
          <table:table-cell office:value-type="float" office:value="0.0154974" calcext:value-type="float">
            <text:p>0.0154974</text:p>
          </table:table-cell>
          <table:table-cell office:value-type="float" office:value="0.0086578" calcext:value-type="float">
            <text:p>0.0086578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/>
          <table:table-cell office:value-type="float" office:value="0.0904924" calcext:value-type="float">
            <text:p>0.0904924</text:p>
          </table:table-cell>
          <table:table-cell office:value-type="float" office:value="0.00290067" calcext:value-type="float">
            <text:p>0.00290067</text:p>
          </table:table-cell>
          <table:table-cell office:value-type="float" office:value="0.0153754" calcext:value-type="float">
            <text:p>0.0153754</text:p>
          </table:table-cell>
          <table:table-cell office:value-type="float" office:value="0.0084095" calcext:value-type="float">
            <text:p>0.0084095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/>
          <table:table-cell office:value-type="float" office:value="0.0909894" calcext:value-type="float">
            <text:p>0.0909894</text:p>
          </table:table-cell>
          <table:table-cell office:value-type="float" office:value="0.00286712" calcext:value-type="float">
            <text:p>0.00286712</text:p>
          </table:table-cell>
          <table:table-cell office:value-type="float" office:value="0.0148223" calcext:value-type="float">
            <text:p>0.0148223</text:p>
          </table:table-cell>
          <table:table-cell office:value-type="float" office:value="0.00954679" calcext:value-type="float">
            <text:p>0.0095467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/>
          <table:table-cell office:value-type="float" office:value="0.0893705" calcext:value-type="float">
            <text:p>0.0893705</text:p>
          </table:table-cell>
          <table:table-cell office:value-type="float" office:value="0.00288014" calcext:value-type="float">
            <text:p>0.00288014</text:p>
          </table:table-cell>
          <table:table-cell office:value-type="float" office:value="0.0151883" calcext:value-type="float">
            <text:p>0.0151883</text:p>
          </table:table-cell>
          <table:table-cell office:value-type="float" office:value="0.00844503" calcext:value-type="float">
            <text:p>0.00844503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/>
          <table:table-cell office:value-type="float" office:value="0.0907332" calcext:value-type="float">
            <text:p>0.0907332</text:p>
          </table:table-cell>
          <table:table-cell office:value-type="float" office:value="0.00285409" calcext:value-type="float">
            <text:p>0.00285409</text:p>
          </table:table-cell>
          <table:table-cell office:value-type="float" office:value="0.0155676" calcext:value-type="float">
            <text:p>0.0155676</text:p>
          </table:table-cell>
          <table:table-cell office:value-type="float" office:value="0.00851727" calcext:value-type="float">
            <text:p>0.00851727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/>
          <table:table-cell office:value-type="float" office:value="0.0894503" calcext:value-type="float">
            <text:p>0.0894503</text:p>
          </table:table-cell>
          <table:table-cell office:value-type="float" office:value="0.00283356" calcext:value-type="float">
            <text:p>0.00283356</text:p>
          </table:table-cell>
          <table:table-cell office:value-type="float" office:value="0.0153331" calcext:value-type="float">
            <text:p>0.0153331</text:p>
          </table:table-cell>
          <table:table-cell office:value-type="float" office:value="0.00796421" calcext:value-type="float">
            <text:p>0.00796421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/>
          <table:table-cell office:value-type="float" office:value="0.0910909" calcext:value-type="float">
            <text:p>0.0910909</text:p>
          </table:table-cell>
          <table:table-cell office:value-type="float" office:value="0.00283554" calcext:value-type="float">
            <text:p>0.00283554</text:p>
          </table:table-cell>
          <table:table-cell office:value-type="float" office:value="0.0155285" calcext:value-type="float">
            <text:p>0.0155285</text:p>
          </table:table-cell>
          <table:table-cell office:value-type="float" office:value="0.00926178" calcext:value-type="float">
            <text:p>0.00926178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/>
          <table:table-cell office:value-type="float" office:value="0.0891767" calcext:value-type="float">
            <text:p>0.0891767</text:p>
          </table:table-cell>
          <table:table-cell office:value-type="float" office:value="0.00291646" calcext:value-type="float">
            <text:p>0.00291646</text:p>
          </table:table-cell>
          <table:table-cell office:value-type="float" office:value="0.0154062" calcext:value-type="float">
            <text:p>0.0154062</text:p>
          </table:table-cell>
          <table:table-cell office:value-type="float" office:value="0.00943468" calcext:value-type="float">
            <text:p>0.00943468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/>
          <table:table-cell office:value-type="float" office:value="0.0915381" calcext:value-type="float">
            <text:p>0.0915381</text:p>
          </table:table-cell>
          <table:table-cell office:value-type="float" office:value="0.0033953" calcext:value-type="float">
            <text:p>0.0033953</text:p>
          </table:table-cell>
          <table:table-cell office:value-type="float" office:value="0.0153631" calcext:value-type="float">
            <text:p>0.0153631</text:p>
          </table:table-cell>
          <table:table-cell office:value-type="float" office:value="0.0101022" calcext:value-type="float">
            <text:p>0.0101022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/>
          <table:table-cell office:value-type="float" office:value="0.0888747" calcext:value-type="float">
            <text:p>0.0888747</text:p>
          </table:table-cell>
          <table:table-cell office:value-type="float" office:value="0.00293738" calcext:value-type="float">
            <text:p>0.00293738</text:p>
          </table:table-cell>
          <table:table-cell office:value-type="float" office:value="0.0150722" calcext:value-type="float">
            <text:p>0.0150722</text:p>
          </table:table-cell>
          <table:table-cell office:value-type="float" office:value="0.00993642" calcext:value-type="float">
            <text:p>0.00993642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/>
          <table:table-cell office:value-type="float" office:value="0.0877504" calcext:value-type="float">
            <text:p>0.0877504</text:p>
          </table:table-cell>
          <table:table-cell office:value-type="float" office:value="0.00291212" calcext:value-type="float">
            <text:p>0.00291212</text:p>
          </table:table-cell>
          <table:table-cell office:value-type="float" office:value="0.0144639" calcext:value-type="float">
            <text:p>0.0144639</text:p>
          </table:table-cell>
          <table:table-cell office:value-type="float" office:value="0.00875254" calcext:value-type="float">
            <text:p>0.00875254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/>
          <table:table-cell office:value-type="float" office:value="0.0892833" calcext:value-type="float">
            <text:p>0.0892833</text:p>
          </table:table-cell>
          <table:table-cell office:value-type="float" office:value="0.00290146" calcext:value-type="float">
            <text:p>0.00290146</text:p>
          </table:table-cell>
          <table:table-cell office:value-type="float" office:value="0.0146747" calcext:value-type="float">
            <text:p>0.0146747</text:p>
          </table:table-cell>
          <table:table-cell office:value-type="float" office:value="0.0092673" calcext:value-type="float">
            <text:p>0.0092673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/>
          <table:table-cell office:value-type="float" office:value="0.0878136" calcext:value-type="float">
            <text:p>0.0878136</text:p>
          </table:table-cell>
          <table:table-cell office:value-type="float" office:value="0.00287896" calcext:value-type="float">
            <text:p>0.00287896</text:p>
          </table:table-cell>
          <table:table-cell office:value-type="float" office:value="0.0149348" calcext:value-type="float">
            <text:p>0.0149348</text:p>
          </table:table-cell>
          <table:table-cell office:value-type="float" office:value="0.00861596" calcext:value-type="float">
            <text:p>0.00861596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/>
          <table:table-cell office:value-type="float" office:value="0.0892908" calcext:value-type="float">
            <text:p>0.0892908</text:p>
          </table:table-cell>
          <table:table-cell office:value-type="float" office:value="0.00336293" calcext:value-type="float">
            <text:p>0.00336293</text:p>
          </table:table-cell>
          <table:table-cell office:value-type="float" office:value="0.0147138" calcext:value-type="float">
            <text:p>0.0147138</text:p>
          </table:table-cell>
          <table:table-cell office:value-type="float" office:value="0.00878254" calcext:value-type="float">
            <text:p>0.00878254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/>
          <table:table-cell office:value-type="float" office:value="0.0886702" calcext:value-type="float">
            <text:p>0.0886702</text:p>
          </table:table-cell>
          <table:table-cell office:value-type="float" office:value="0.00296186" calcext:value-type="float">
            <text:p>0.00296186</text:p>
          </table:table-cell>
          <table:table-cell office:value-type="float" office:value="0.0147876" calcext:value-type="float">
            <text:p>0.0147876</text:p>
          </table:table-cell>
          <table:table-cell office:value-type="float" office:value="0.00779368" calcext:value-type="float">
            <text:p>0.00779368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/>
          <table:table-cell office:value-type="float" office:value="0.0887689" calcext:value-type="float">
            <text:p>0.0887689</text:p>
          </table:table-cell>
          <table:table-cell office:value-type="float" office:value="0.00295909" calcext:value-type="float">
            <text:p>0.00295909</text:p>
          </table:table-cell>
          <table:table-cell office:value-type="float" office:value="0.0147098" calcext:value-type="float">
            <text:p>0.0147098</text:p>
          </table:table-cell>
          <table:table-cell office:value-type="float" office:value="0.00821409" calcext:value-type="float">
            <text:p>0.00821409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/>
          <table:table-cell office:value-type="float" office:value="0.0857052" calcext:value-type="float">
            <text:p>0.0857052</text:p>
          </table:table-cell>
          <table:table-cell office:value-type="float" office:value="0.00290146" calcext:value-type="float">
            <text:p>0.00290146</text:p>
          </table:table-cell>
          <table:table-cell office:value-type="float" office:value="0.0142251" calcext:value-type="float">
            <text:p>0.0142251</text:p>
          </table:table-cell>
          <table:table-cell office:value-type="float" office:value="0.0077396" calcext:value-type="float">
            <text:p>0.0077396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/>
          <table:table-cell office:value-type="float" office:value="0.0871871" calcext:value-type="float">
            <text:p>0.0871871</text:p>
          </table:table-cell>
          <table:table-cell office:value-type="float" office:value="0.00286396" calcext:value-type="float">
            <text:p>0.00286396</text:p>
          </table:table-cell>
          <table:table-cell office:value-type="float" office:value="0.0148405" calcext:value-type="float">
            <text:p>0.0148405</text:p>
          </table:table-cell>
          <table:table-cell office:value-type="float" office:value="0.00858595" calcext:value-type="float">
            <text:p>0.00858595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/>
          <table:table-cell office:value-type="float" office:value="0.0877232" calcext:value-type="float">
            <text:p>0.0877232</text:p>
          </table:table-cell>
          <table:table-cell office:value-type="float" office:value="0.00299304" calcext:value-type="float">
            <text:p>0.00299304</text:p>
          </table:table-cell>
          <table:table-cell office:value-type="float" office:value="0.0152972" calcext:value-type="float">
            <text:p>0.0152972</text:p>
          </table:table-cell>
          <table:table-cell office:value-type="float" office:value="0.00820146" calcext:value-type="float">
            <text:p>0.00820146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/>
          <table:table-cell office:value-type="float" office:value="0.0880264" calcext:value-type="float">
            <text:p>0.0880264</text:p>
          </table:table-cell>
          <table:table-cell office:value-type="float" office:value="0.00336569" calcext:value-type="float">
            <text:p>0.00336569</text:p>
          </table:table-cell>
          <table:table-cell office:value-type="float" office:value="0.0153162" calcext:value-type="float">
            <text:p>0.0153162</text:p>
          </table:table-cell>
          <table:table-cell office:value-type="float" office:value="0.00851056" calcext:value-type="float">
            <text:p>0.00851056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/>
          <table:table-cell office:value-type="float" office:value="0.0872116" calcext:value-type="float">
            <text:p>0.0872116</text:p>
          </table:table-cell>
          <table:table-cell office:value-type="float" office:value="0.00295159" calcext:value-type="float">
            <text:p>0.00295159</text:p>
          </table:table-cell>
          <table:table-cell office:value-type="float" office:value="0.0150268" calcext:value-type="float">
            <text:p>0.0150268</text:p>
          </table:table-cell>
          <table:table-cell office:value-type="float" office:value="0.00913703" calcext:value-type="float">
            <text:p>0.00913703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/>
          <table:table-cell office:value-type="float" office:value="0.0869096" calcext:value-type="float">
            <text:p>0.0869096</text:p>
          </table:table-cell>
          <table:table-cell office:value-type="float" office:value="0.00290186" calcext:value-type="float">
            <text:p>0.00290186</text:p>
          </table:table-cell>
          <table:table-cell office:value-type="float" office:value="0.014587" calcext:value-type="float">
            <text:p>0.014587</text:p>
          </table:table-cell>
          <table:table-cell office:value-type="float" office:value="0.00961153" calcext:value-type="float">
            <text:p>0.00961153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/>
          <table:table-cell office:value-type="float" office:value="0.0854135" calcext:value-type="float">
            <text:p>0.0854135</text:p>
          </table:table-cell>
          <table:table-cell office:value-type="float" office:value="0.00288093" calcext:value-type="float">
            <text:p>0.00288093</text:p>
          </table:table-cell>
          <table:table-cell office:value-type="float" office:value="0.0142598" calcext:value-type="float">
            <text:p>0.0142598</text:p>
          </table:table-cell>
          <table:table-cell office:value-type="float" office:value="0.0105084" calcext:value-type="float">
            <text:p>0.010508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/>
          <table:table-cell office:value-type="float" office:value="0.0877733" calcext:value-type="float">
            <text:p>0.0877733</text:p>
          </table:table-cell>
          <table:table-cell office:value-type="float" office:value="0.00287185" calcext:value-type="float">
            <text:p>0.00287185</text:p>
          </table:table-cell>
          <table:table-cell office:value-type="float" office:value="0.0147063" calcext:value-type="float">
            <text:p>0.0147063</text:p>
          </table:table-cell>
          <table:table-cell office:value-type="float" office:value="0.0101121" calcext:value-type="float">
            <text:p>0.0101121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/>
          <table:table-cell office:value-type="float" office:value="0.0866471" calcext:value-type="float">
            <text:p>0.0866471</text:p>
          </table:table-cell>
          <table:table-cell office:value-type="float" office:value="0.00326661" calcext:value-type="float">
            <text:p>0.00326661</text:p>
          </table:table-cell>
          <table:table-cell office:value-type="float" office:value="0.0147955" calcext:value-type="float">
            <text:p>0.0147955</text:p>
          </table:table-cell>
          <table:table-cell office:value-type="float" office:value="0.0096364" calcext:value-type="float">
            <text:p>0.0096364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/>
          <table:table-cell office:value-type="float" office:value="0.0896946" calcext:value-type="float">
            <text:p>0.0896946</text:p>
          </table:table-cell>
          <table:table-cell office:value-type="float" office:value="0.00287778" calcext:value-type="float">
            <text:p>0.00287778</text:p>
          </table:table-cell>
          <table:table-cell office:value-type="float" office:value="0.0145555" calcext:value-type="float">
            <text:p>0.0145555</text:p>
          </table:table-cell>
          <table:table-cell office:value-type="float" office:value="0.0084166" calcext:value-type="float">
            <text:p>0.0084166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/>
          <table:table-cell office:value-type="float" office:value="0.0871788" calcext:value-type="float">
            <text:p>0.0871788</text:p>
          </table:table-cell>
          <table:table-cell office:value-type="float" office:value="0.00285606" calcext:value-type="float">
            <text:p>0.00285606</text:p>
          </table:table-cell>
          <table:table-cell office:value-type="float" office:value="0.014398" calcext:value-type="float">
            <text:p>0.014398</text:p>
          </table:table-cell>
          <table:table-cell office:value-type="float" office:value="0.00986733" calcext:value-type="float">
            <text:p>0.00986733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/>
          <table:table-cell office:value-type="float" office:value="0.0842975" calcext:value-type="float">
            <text:p>0.0842975</text:p>
          </table:table-cell>
          <table:table-cell office:value-type="float" office:value="0.00282843" calcext:value-type="float">
            <text:p>0.00282843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0.00884452" calcext:value-type="float">
            <text:p>0.00884452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/>
          <table:table-cell office:value-type="float" office:value="0.0860494" calcext:value-type="float">
            <text:p>0.0860494</text:p>
          </table:table-cell>
          <table:table-cell office:value-type="float" office:value="0.00284698" calcext:value-type="float">
            <text:p>0.00284698</text:p>
          </table:table-cell>
          <table:table-cell office:value-type="float" office:value="0.0142807" calcext:value-type="float">
            <text:p>0.0142807</text:p>
          </table:table-cell>
          <table:table-cell office:value-type="float" office:value="0.00928349" calcext:value-type="float">
            <text:p>0.00928349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/>
          <table:table-cell office:value-type="float" office:value="0.0851652" calcext:value-type="float">
            <text:p>0.0851652</text:p>
          </table:table-cell>
          <table:table-cell office:value-type="float" office:value="0.00282448" calcext:value-type="float">
            <text:p>0.00282448</text:p>
          </table:table-cell>
          <table:table-cell office:value-type="float" office:value="0.0144536" calcext:value-type="float">
            <text:p>0.0144536</text:p>
          </table:table-cell>
          <table:table-cell office:value-type="float" office:value="0.00801948" calcext:value-type="float">
            <text:p>0.00801948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/>
          <table:table-cell office:value-type="float" office:value="0.0863463" calcext:value-type="float">
            <text:p>0.0863463</text:p>
          </table:table-cell>
          <table:table-cell office:value-type="float" office:value="0.00287817" calcext:value-type="float">
            <text:p>0.00287817</text:p>
          </table:table-cell>
          <table:table-cell office:value-type="float" office:value="0.0143206" calcext:value-type="float">
            <text:p>0.0143206</text:p>
          </table:table-cell>
          <table:table-cell office:value-type="float" office:value="0.0101741" calcext:value-type="float">
            <text:p>0.0101741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/>
          <table:table-cell office:value-type="float" office:value="0.0866435" calcext:value-type="float">
            <text:p>0.0866435</text:p>
          </table:table-cell>
          <table:table-cell office:value-type="float" office:value="0.00339846" calcext:value-type="float">
            <text:p>0.00339846</text:p>
          </table:table-cell>
          <table:table-cell office:value-type="float" office:value="0.0145488" calcext:value-type="float">
            <text:p>0.0145488</text:p>
          </table:table-cell>
          <table:table-cell office:value-type="float" office:value="0.0109679" calcext:value-type="float">
            <text:p>0.0109679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/>
          <table:table-cell office:value-type="float" office:value="0.0854423" calcext:value-type="float">
            <text:p>0.0854423</text:p>
          </table:table-cell>
          <table:table-cell office:value-type="float" office:value="0.00339688" calcext:value-type="float">
            <text:p>0.00339688</text:p>
          </table:table-cell>
          <table:table-cell office:value-type="float" office:value="0.0146016" calcext:value-type="float">
            <text:p>0.0146016</text:p>
          </table:table-cell>
          <table:table-cell office:value-type="float" office:value="0.0109391" calcext:value-type="float">
            <text:p>0.0109391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/>
          <table:table-cell office:value-type="float" office:value="0.0858722" calcext:value-type="float">
            <text:p>0.0858722</text:p>
          </table:table-cell>
          <table:table-cell office:value-type="float" office:value="0.00324411" calcext:value-type="float">
            <text:p>0.00324411</text:p>
          </table:table-cell>
          <table:table-cell office:value-type="float" office:value="0.0146478" calcext:value-type="float">
            <text:p>0.0146478</text:p>
          </table:table-cell>
          <table:table-cell office:value-type="float" office:value="0.010889" calcext:value-type="float">
            <text:p>0.010889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/>
          <table:table-cell office:value-type="float" office:value="0.0836031" calcext:value-type="float">
            <text:p>0.0836031</text:p>
          </table:table-cell>
          <table:table-cell office:value-type="float" office:value="0.00328951" calcext:value-type="float">
            <text:p>0.00328951</text:p>
          </table:table-cell>
          <table:table-cell office:value-type="float" office:value="0.0152384" calcext:value-type="float">
            <text:p>0.0152384</text:p>
          </table:table-cell>
          <table:table-cell office:value-type="float" office:value="0.00894321" calcext:value-type="float">
            <text:p>0.00894321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/>
          <table:table-cell office:value-type="float" office:value="0.0843836" calcext:value-type="float">
            <text:p>0.0843836</text:p>
          </table:table-cell>
          <table:table-cell office:value-type="float" office:value="0.00479116" calcext:value-type="float">
            <text:p>0.00479116</text:p>
          </table:table-cell>
          <table:table-cell office:value-type="float" office:value="0.0146755" calcext:value-type="float">
            <text:p>0.0146755</text:p>
          </table:table-cell>
          <table:table-cell office:value-type="float" office:value="0.0100205" calcext:value-type="float">
            <text:p>0.0100205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/>
          <table:table-cell office:value-type="float" office:value="0.0834953" calcext:value-type="float">
            <text:p>0.0834953</text:p>
          </table:table-cell>
          <table:table-cell office:value-type="float" office:value="0.00398625" calcext:value-type="float">
            <text:p>0.00398625</text:p>
          </table:table-cell>
          <table:table-cell office:value-type="float" office:value="0.015073" calcext:value-type="float">
            <text:p>0.015073</text:p>
          </table:table-cell>
          <table:table-cell office:value-type="float" office:value="0.00975128" calcext:value-type="float">
            <text:p>0.00975128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/>
          <table:table-cell office:value-type="float" office:value="0.0843476" calcext:value-type="float">
            <text:p>0.0843476</text:p>
          </table:table-cell>
          <table:table-cell office:value-type="float" office:value="0.00332306" calcext:value-type="float">
            <text:p>0.00332306</text:p>
          </table:table-cell>
          <table:table-cell office:value-type="float" office:value="0.0147596" calcext:value-type="float">
            <text:p>0.0147596</text:p>
          </table:table-cell>
          <table:table-cell office:value-type="float" office:value="0.00948837" calcext:value-type="float">
            <text:p>0.00948837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/>
          <table:table-cell office:value-type="float" office:value="0.0836836" calcext:value-type="float">
            <text:p>0.0836836</text:p>
          </table:table-cell>
          <table:table-cell office:value-type="float" office:value="0.00331161" calcext:value-type="float">
            <text:p>0.00331161</text:p>
          </table:table-cell>
          <table:table-cell office:value-type="float" office:value="0.0140818" calcext:value-type="float">
            <text:p>0.0140818</text:p>
          </table:table-cell>
          <table:table-cell office:value-type="float" office:value="0.0100927" calcext:value-type="float">
            <text:p>0.0100927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/>
          <table:table-cell office:value-type="float" office:value="0.0810376" calcext:value-type="float">
            <text:p>0.0810376</text:p>
          </table:table-cell>
          <table:table-cell office:value-type="float" office:value="0.00500946" calcext:value-type="float">
            <text:p>0.00500946</text:p>
          </table:table-cell>
          <table:table-cell office:value-type="float" office:value="0.0137652" calcext:value-type="float">
            <text:p>0.0137652</text:p>
          </table:table-cell>
          <table:table-cell office:value-type="float" office:value="0.00826975" calcext:value-type="float">
            <text:p>0.00826975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/>
          <table:table-cell office:value-type="float" office:value="0.0859878" calcext:value-type="float">
            <text:p>0.0859878</text:p>
          </table:table-cell>
          <table:table-cell office:value-type="float" office:value="0.00333451" calcext:value-type="float">
            <text:p>0.00333451</text:p>
          </table:table-cell>
          <table:table-cell office:value-type="float" office:value="0.014066" calcext:value-type="float">
            <text:p>0.014066</text:p>
          </table:table-cell>
          <table:table-cell office:value-type="float" office:value="0.00890452" calcext:value-type="float">
            <text:p>0.00890452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/>
          <table:table-cell office:value-type="float" office:value="0.0827493" calcext:value-type="float">
            <text:p>0.0827493</text:p>
          </table:table-cell>
          <table:table-cell office:value-type="float" office:value="0.00304989" calcext:value-type="float">
            <text:p>0.00304989</text:p>
          </table:table-cell>
          <table:table-cell office:value-type="float" office:value="0.0141962" calcext:value-type="float">
            <text:p>0.0141962</text:p>
          </table:table-cell>
          <table:table-cell office:value-type="float" office:value="0.00760656" calcext:value-type="float">
            <text:p>0.00760656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/>
          <table:table-cell office:value-type="float" office:value="0.0838633" calcext:value-type="float">
            <text:p>0.0838633</text:p>
          </table:table-cell>
          <table:table-cell office:value-type="float" office:value="0.00298554" calcext:value-type="float">
            <text:p>0.00298554</text:p>
          </table:table-cell>
          <table:table-cell office:value-type="float" office:value="0.0140873" calcext:value-type="float">
            <text:p>0.0140873</text:p>
          </table:table-cell>
          <table:table-cell office:value-type="float" office:value="0.00806606" calcext:value-type="float">
            <text:p>0.00806606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/>
          <table:table-cell office:value-type="float" office:value="0.0835103" calcext:value-type="float">
            <text:p>0.0835103</text:p>
          </table:table-cell>
          <table:table-cell office:value-type="float" office:value="0.00291607" calcext:value-type="float">
            <text:p>0.00291607</text:p>
          </table:table-cell>
          <table:table-cell office:value-type="float" office:value="0.0139831" calcext:value-type="float">
            <text:p>0.0139831</text:p>
          </table:table-cell>
          <table:table-cell office:value-type="float" office:value="0.00749129" calcext:value-type="float">
            <text:p>0.00749129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/>
          <table:table-cell office:value-type="float" office:value="0.0820837" calcext:value-type="float">
            <text:p>0.0820837</text:p>
          </table:table-cell>
          <table:table-cell office:value-type="float" office:value="0.00441693" calcext:value-type="float">
            <text:p>0.00441693</text:p>
          </table:table-cell>
          <table:table-cell office:value-type="float" office:value="0.0135082" calcext:value-type="float">
            <text:p>0.0135082</text:p>
          </table:table-cell>
          <table:table-cell office:value-type="float" office:value="0.00906243" calcext:value-type="float">
            <text:p>0.00906243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/>
          <table:table-cell office:value-type="float" office:value="0.084603" calcext:value-type="float">
            <text:p>0.084603</text:p>
          </table:table-cell>
          <table:table-cell office:value-type="float" office:value="0.0031016" calcext:value-type="float">
            <text:p>0.0031016</text:p>
          </table:table-cell>
          <table:table-cell office:value-type="float" office:value="0.0135753" calcext:value-type="float">
            <text:p>0.0135753</text:p>
          </table:table-cell>
          <table:table-cell office:value-type="float" office:value="0.00839252" calcext:value-type="float">
            <text:p>0.00839252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/>
          <table:table-cell office:value-type="float" office:value="0.0830864" calcext:value-type="float">
            <text:p>0.0830864</text:p>
          </table:table-cell>
          <table:table-cell office:value-type="float" office:value="0.0029966" calcext:value-type="float">
            <text:p>0.0029966</text:p>
          </table:table-cell>
          <table:table-cell office:value-type="float" office:value="0.0139452" calcext:value-type="float">
            <text:p>0.0139452</text:p>
          </table:table-cell>
          <table:table-cell office:value-type="float" office:value="0.00992418" calcext:value-type="float">
            <text:p>0.00992418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/>
          <table:table-cell office:value-type="float" office:value="0.0830256" calcext:value-type="float">
            <text:p>0.0830256</text:p>
          </table:table-cell>
          <table:table-cell office:value-type="float" office:value="0.00295002" calcext:value-type="float">
            <text:p>0.00295002</text:p>
          </table:table-cell>
          <table:table-cell office:value-type="float" office:value="0.0140893" calcext:value-type="float">
            <text:p>0.0140893</text:p>
          </table:table-cell>
          <table:table-cell office:value-type="float" office:value="0.00781381" calcext:value-type="float">
            <text:p>0.00781381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/>
          <table:table-cell office:value-type="float" office:value="0.0841601" calcext:value-type="float">
            <text:p>0.0841601</text:p>
          </table:table-cell>
          <table:table-cell office:value-type="float" office:value="0.00291962" calcext:value-type="float">
            <text:p>0.00291962</text:p>
          </table:table-cell>
          <table:table-cell office:value-type="float" office:value="0.0143743" calcext:value-type="float">
            <text:p>0.0143743</text:p>
          </table:table-cell>
          <table:table-cell office:value-type="float" office:value="0.00937389" calcext:value-type="float">
            <text:p>0.00937389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/>
          <table:table-cell office:value-type="float" office:value="0.08125" calcext:value-type="float">
            <text:p>0.08125</text:p>
          </table:table-cell>
          <table:table-cell office:value-type="float" office:value="0.00367597" calcext:value-type="float">
            <text:p>0.00367597</text:p>
          </table:table-cell>
          <table:table-cell office:value-type="float" office:value="0.0145132" calcext:value-type="float">
            <text:p>0.0145132</text:p>
          </table:table-cell>
          <table:table-cell office:value-type="float" office:value="0.00791526" calcext:value-type="float">
            <text:p>0.00791526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/>
          <table:table-cell office:value-type="float" office:value="0.0823719" calcext:value-type="float">
            <text:p>0.0823719</text:p>
          </table:table-cell>
          <table:table-cell office:value-type="float" office:value="0.00293541" calcext:value-type="float">
            <text:p>0.00293541</text:p>
          </table:table-cell>
          <table:table-cell office:value-type="float" office:value="0.0140829" calcext:value-type="float">
            <text:p>0.0140829</text:p>
          </table:table-cell>
          <table:table-cell office:value-type="float" office:value="0.00827844" calcext:value-type="float">
            <text:p>0.00827844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/>
          <table:table-cell office:value-type="float" office:value="0.0813873" calcext:value-type="float">
            <text:p>0.0813873</text:p>
          </table:table-cell>
          <table:table-cell office:value-type="float" office:value="0.00291251" calcext:value-type="float">
            <text:p>0.00291251</text:p>
          </table:table-cell>
          <table:table-cell office:value-type="float" office:value="0.0136609" calcext:value-type="float">
            <text:p>0.0136609</text:p>
          </table:table-cell>
          <table:table-cell office:value-type="float" office:value="0.0074309" calcext:value-type="float">
            <text:p>0.0074309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/>
          <table:table-cell office:value-type="float" office:value="0.0798296" calcext:value-type="float">
            <text:p>0.0798296</text:p>
          </table:table-cell>
          <table:table-cell office:value-type="float" office:value="0.00286317" calcext:value-type="float">
            <text:p>0.00286317</text:p>
          </table:table-cell>
          <table:table-cell office:value-type="float" office:value="0.0140324" calcext:value-type="float">
            <text:p>0.0140324</text:p>
          </table:table-cell>
          <table:table-cell office:value-type="float" office:value="0.00788487" calcext:value-type="float">
            <text:p>0.0078848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/>
          <table:table-cell office:value-type="float" office:value="0.0811008" calcext:value-type="float">
            <text:p>0.0811008</text:p>
          </table:table-cell>
          <table:table-cell office:value-type="float" office:value="0.00284856" calcext:value-type="float">
            <text:p>0.00284856</text:p>
          </table:table-cell>
          <table:table-cell office:value-type="float" office:value="0.0139495" calcext:value-type="float">
            <text:p>0.0139495</text:p>
          </table:table-cell>
          <table:table-cell office:value-type="float" office:value="0.00920335" calcext:value-type="float">
            <text:p>0.00920335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/>
          <table:table-cell office:value-type="float" office:value="0.0814659" calcext:value-type="float">
            <text:p>0.0814659</text:p>
          </table:table-cell>
          <table:table-cell office:value-type="float" office:value="0.0034557" calcext:value-type="float">
            <text:p>0.0034557</text:p>
          </table:table-cell>
          <table:table-cell office:value-type="float" office:value="0.014323" calcext:value-type="float">
            <text:p>0.014323</text:p>
          </table:table-cell>
          <table:table-cell office:value-type="float" office:value="0.010859" calcext:value-type="float">
            <text:p>0.010859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/>
          <table:table-cell office:value-type="float" office:value="0.0829636" calcext:value-type="float">
            <text:p>0.0829636</text:p>
          </table:table-cell>
          <table:table-cell office:value-type="float" office:value="0.00329424" calcext:value-type="float">
            <text:p>0.00329424</text:p>
          </table:table-cell>
          <table:table-cell office:value-type="float" office:value="0.0139507" calcext:value-type="float">
            <text:p>0.0139507</text:p>
          </table:table-cell>
          <table:table-cell office:value-type="float" office:value="0.0108136" calcext:value-type="float">
            <text:p>0.0108136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/>
          <table:table-cell office:value-type="float" office:value="0.0797156" calcext:value-type="float">
            <text:p>0.0797156</text:p>
          </table:table-cell>
          <table:table-cell office:value-type="float" office:value="0.00297133" calcext:value-type="float">
            <text:p>0.00297133</text:p>
          </table:table-cell>
          <table:table-cell office:value-type="float" office:value="0.0132745" calcext:value-type="float">
            <text:p>0.0132745</text:p>
          </table:table-cell>
          <table:table-cell office:value-type="float" office:value="0.00912519" calcext:value-type="float">
            <text:p>0.00912519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/>
          <table:table-cell office:value-type="float" office:value="0.0790824" calcext:value-type="float">
            <text:p>0.0790824</text:p>
          </table:table-cell>
          <table:table-cell office:value-type="float" office:value="0.00292712" calcext:value-type="float">
            <text:p>0.00292712</text:p>
          </table:table-cell>
          <table:table-cell office:value-type="float" office:value="0.0134778" calcext:value-type="float">
            <text:p>0.0134778</text:p>
          </table:table-cell>
          <table:table-cell office:value-type="float" office:value="0.00926178" calcext:value-type="float">
            <text:p>0.00926178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/>
          <table:table-cell office:value-type="float" office:value="0.0798273" calcext:value-type="float">
            <text:p>0.0798273</text:p>
          </table:table-cell>
          <table:table-cell office:value-type="float" office:value="0.00290659" calcext:value-type="float">
            <text:p>0.00290659</text:p>
          </table:table-cell>
          <table:table-cell office:value-type="float" office:value="0.0141883" calcext:value-type="float">
            <text:p>0.0141883</text:p>
          </table:table-cell>
          <table:table-cell office:value-type="float" office:value="0.00853029" calcext:value-type="float">
            <text:p>0.00853029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/>
          <table:table-cell office:value-type="float" office:value="0.0802635" calcext:value-type="float">
            <text:p>0.0802635</text:p>
          </table:table-cell>
          <table:table-cell office:value-type="float" office:value="0.00288528" calcext:value-type="float">
            <text:p>0.00288528</text:p>
          </table:table-cell>
          <table:table-cell office:value-type="float" office:value="0.0146486" calcext:value-type="float">
            <text:p>0.0146486</text:p>
          </table:table-cell>
          <table:table-cell office:value-type="float" office:value="0.00875412" calcext:value-type="float">
            <text:p>0.00875412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/>
          <table:table-cell office:value-type="float" office:value="0.0798056" calcext:value-type="float">
            <text:p>0.0798056</text:p>
          </table:table-cell>
          <table:table-cell office:value-type="float" office:value="0.00338583" calcext:value-type="float">
            <text:p>0.00338583</text:p>
          </table:table-cell>
          <table:table-cell office:value-type="float" office:value="0.0144726" calcext:value-type="float">
            <text:p>0.0144726</text:p>
          </table:table-cell>
          <table:table-cell office:value-type="float" office:value="0.00875886" calcext:value-type="float">
            <text:p>0.00875886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/>
          <table:table-cell office:value-type="float" office:value="0.0798213" calcext:value-type="float">
            <text:p>0.0798213</text:p>
          </table:table-cell>
          <table:table-cell office:value-type="float" office:value="0.00298396" calcext:value-type="float">
            <text:p>0.00298396</text:p>
          </table:table-cell>
          <table:table-cell office:value-type="float" office:value="0.0142586" calcext:value-type="float">
            <text:p>0.0142586</text:p>
          </table:table-cell>
          <table:table-cell office:value-type="float" office:value="0.0093806" calcext:value-type="float">
            <text:p>0.0093806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/>
          <table:table-cell office:value-type="float" office:value="0.0784361" calcext:value-type="float">
            <text:p>0.0784361</text:p>
          </table:table-cell>
          <table:table-cell office:value-type="float" office:value="0.00293738" calcext:value-type="float">
            <text:p>0.00293738</text:p>
          </table:table-cell>
          <table:table-cell office:value-type="float" office:value="0.0145578" calcext:value-type="float">
            <text:p>0.0145578</text:p>
          </table:table-cell>
          <table:table-cell office:value-type="float" office:value="0.00864083" calcext:value-type="float">
            <text:p>0.00864083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/>
          <table:table-cell office:value-type="float" office:value="0.0808007" calcext:value-type="float">
            <text:p>0.0808007</text:p>
          </table:table-cell>
          <table:table-cell office:value-type="float" office:value="0.00289278" calcext:value-type="float">
            <text:p>0.00289278</text:p>
          </table:table-cell>
          <table:table-cell office:value-type="float" office:value="0.0153809" calcext:value-type="float">
            <text:p>0.0153809</text:p>
          </table:table-cell>
          <table:table-cell office:value-type="float" office:value="0.0102664" calcext:value-type="float">
            <text:p>0.0102664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/>
          <table:table-cell office:value-type="float" office:value="0.079577" calcext:value-type="float">
            <text:p>0.079577</text:p>
          </table:table-cell>
          <table:table-cell office:value-type="float" office:value="0.00290067" calcext:value-type="float">
            <text:p>0.00290067</text:p>
          </table:table-cell>
          <table:table-cell office:value-type="float" office:value="0.0145148" calcext:value-type="float">
            <text:p>0.0145148</text:p>
          </table:table-cell>
          <table:table-cell office:value-type="float" office:value="0.0087786" calcext:value-type="float">
            <text:p>0.0087786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/>
          <table:table-cell office:value-type="float" office:value="0.0797617" calcext:value-type="float">
            <text:p>0.0797617</text:p>
          </table:table-cell>
          <table:table-cell office:value-type="float" office:value="0.00351965" calcext:value-type="float">
            <text:p>0.00351965</text:p>
          </table:table-cell>
          <table:table-cell office:value-type="float" office:value="0.0150789" calcext:value-type="float">
            <text:p>0.0150789</text:p>
          </table:table-cell>
          <table:table-cell office:value-type="float" office:value="0.00813119" calcext:value-type="float">
            <text:p>0.00813119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/>
          <table:table-cell office:value-type="float" office:value="0.0779873" calcext:value-type="float">
            <text:p>0.0779873</text:p>
          </table:table-cell>
          <table:table-cell office:value-type="float" office:value="0.00294094" calcext:value-type="float">
            <text:p>0.00294094</text:p>
          </table:table-cell>
          <table:table-cell office:value-type="float" office:value="0.015144" calcext:value-type="float">
            <text:p>0.015144</text:p>
          </table:table-cell>
          <table:table-cell office:value-type="float" office:value="0.0076867" calcext:value-type="float">
            <text:p>0.0076867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/>
          <table:table-cell office:value-type="float" office:value="0.0787583" calcext:value-type="float">
            <text:p>0.0787583</text:p>
          </table:table-cell>
          <table:table-cell office:value-type="float" office:value="0.00289041" calcext:value-type="float">
            <text:p>0.00289041</text:p>
          </table:table-cell>
          <table:table-cell office:value-type="float" office:value="0.0139716" calcext:value-type="float">
            <text:p>0.0139716</text:p>
          </table:table-cell>
          <table:table-cell office:value-type="float" office:value="0.00864083" calcext:value-type="float">
            <text:p>0.00864083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/>
          <table:table-cell office:value-type="float" office:value="0.0787105" calcext:value-type="float">
            <text:p>0.0787105</text:p>
          </table:table-cell>
          <table:table-cell office:value-type="float" office:value="0.00287738" calcext:value-type="float">
            <text:p>0.00287738</text:p>
          </table:table-cell>
          <table:table-cell office:value-type="float" office:value="0.0131312" calcext:value-type="float">
            <text:p>0.0131312</text:p>
          </table:table-cell>
          <table:table-cell office:value-type="float" office:value="0.00765236" calcext:value-type="float">
            <text:p>0.00765236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/>
          <table:table-cell office:value-type="float" office:value="0.0787089" calcext:value-type="float">
            <text:p>0.0787089</text:p>
          </table:table-cell>
          <table:table-cell office:value-type="float" office:value="0.00288172" calcext:value-type="float">
            <text:p>0.00288172</text:p>
          </table:table-cell>
          <table:table-cell office:value-type="float" office:value="0.0136444" calcext:value-type="float">
            <text:p>0.0136444</text:p>
          </table:table-cell>
          <table:table-cell office:value-type="float" office:value="0.00768828" calcext:value-type="float">
            <text:p>0.00768828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/>
          <table:table-cell office:value-type="float" office:value="0.0774587" calcext:value-type="float">
            <text:p>0.0774587</text:p>
          </table:table-cell>
          <table:table-cell office:value-type="float" office:value="0.00283593" calcext:value-type="float">
            <text:p>0.00283593</text:p>
          </table:table-cell>
          <table:table-cell office:value-type="float" office:value="0.0138512" calcext:value-type="float">
            <text:p>0.0138512</text:p>
          </table:table-cell>
          <table:table-cell office:value-type="float" office:value="0.00703338" calcext:value-type="float">
            <text:p>0.00703338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/>
          <table:table-cell office:value-type="float" office:value="0.0790405" calcext:value-type="float">
            <text:p>0.0790405</text:p>
          </table:table-cell>
          <table:table-cell office:value-type="float" office:value="0.00337319" calcext:value-type="float">
            <text:p>0.00337319</text:p>
          </table:table-cell>
          <table:table-cell office:value-type="float" office:value="0.0133874" calcext:value-type="float">
            <text:p>0.0133874</text:p>
          </table:table-cell>
          <table:table-cell office:value-type="float" office:value="0.00760656" calcext:value-type="float">
            <text:p>0.00760656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/>
          <table:table-cell office:value-type="float" office:value="0.0778819" calcext:value-type="float">
            <text:p>0.0778819</text:p>
          </table:table-cell>
          <table:table-cell office:value-type="float" office:value="0.00297054" calcext:value-type="float">
            <text:p>0.00297054</text:p>
          </table:table-cell>
          <table:table-cell office:value-type="float" office:value="0.0145582" calcext:value-type="float">
            <text:p>0.0145582</text:p>
          </table:table-cell>
          <table:table-cell office:value-type="float" office:value="0.00717431" calcext:value-type="float">
            <text:p>0.0071743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/>
          <table:table-cell office:value-type="float" office:value="0.0770588" calcext:value-type="float">
            <text:p>0.0770588</text:p>
          </table:table-cell>
          <table:table-cell office:value-type="float" office:value="0.0028912" calcext:value-type="float">
            <text:p>0.0028912</text:p>
          </table:table-cell>
          <table:table-cell office:value-type="float" office:value="0.014006" calcext:value-type="float">
            <text:p>0.014006</text:p>
          </table:table-cell>
          <table:table-cell office:value-type="float" office:value="0.00854845" calcext:value-type="float">
            <text:p>0.00854845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/>
          <table:table-cell office:value-type="float" office:value="0.080314" calcext:value-type="float">
            <text:p>0.080314</text:p>
          </table:table-cell>
          <table:table-cell office:value-type="float" office:value="0.00291172" calcext:value-type="float">
            <text:p>0.00291172</text:p>
          </table:table-cell>
          <table:table-cell office:value-type="float" office:value="0.0134229" calcext:value-type="float">
            <text:p>0.0134229</text:p>
          </table:table-cell>
          <table:table-cell office:value-type="float" office:value="0.0076267" calcext:value-type="float">
            <text:p>0.0076267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/>
          <table:table-cell office:value-type="float" office:value="0.0778922" calcext:value-type="float">
            <text:p>0.0778922</text:p>
          </table:table-cell>
          <table:table-cell office:value-type="float" office:value="0.00288962" calcext:value-type="float">
            <text:p>0.00288962</text:p>
          </table:table-cell>
          <table:table-cell office:value-type="float" office:value="0.0147852" calcext:value-type="float">
            <text:p>0.0147852</text:p>
          </table:table-cell>
          <table:table-cell office:value-type="float" office:value="0.00832699" calcext:value-type="float">
            <text:p>0.00832699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/>
          <table:table-cell office:value-type="float" office:value="0.0826581" calcext:value-type="float">
            <text:p>0.0826581</text:p>
          </table:table-cell>
          <table:table-cell office:value-type="float" office:value="0.00323148" calcext:value-type="float">
            <text:p>0.00323148</text:p>
          </table:table-cell>
          <table:table-cell office:value-type="float" office:value="0.0153935" calcext:value-type="float">
            <text:p>0.0153935</text:p>
          </table:table-cell>
          <table:table-cell office:value-type="float" office:value="0.00754498" calcext:value-type="float">
            <text:p>0.00754498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/>
          <table:table-cell office:value-type="float" office:value="0.0774587" calcext:value-type="float">
            <text:p>0.0774587</text:p>
          </table:table-cell>
          <table:table-cell office:value-type="float" office:value="0.0029058" calcext:value-type="float">
            <text:p>0.0029058</text:p>
          </table:table-cell>
          <table:table-cell office:value-type="float" office:value="0.0145697" calcext:value-type="float">
            <text:p>0.0145697</text:p>
          </table:table-cell>
          <table:table-cell office:value-type="float" office:value="0.00815528" calcext:value-type="float">
            <text:p>0.00815528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/>
          <table:table-cell office:value-type="float" office:value="0.0762002" calcext:value-type="float">
            <text:p>0.0762002</text:p>
          </table:table-cell>
          <table:table-cell office:value-type="float" office:value="0.00331832" calcext:value-type="float">
            <text:p>0.00331832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959416" calcext:value-type="float">
            <text:p>0.00959416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/>
          <table:table-cell office:value-type="float" office:value="0.077887" calcext:value-type="float">
            <text:p>0.077887</text:p>
          </table:table-cell>
          <table:table-cell office:value-type="float" office:value="0.0031995" calcext:value-type="float">
            <text:p>0.0031995</text:p>
          </table:table-cell>
          <table:table-cell office:value-type="float" office:value="0.0141189" calcext:value-type="float">
            <text:p>0.0141189</text:p>
          </table:table-cell>
          <table:table-cell office:value-type="float" office:value="0.00966482" calcext:value-type="float">
            <text:p>0.00966482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/>
          <table:table-cell office:value-type="float" office:value="0.0759413" calcext:value-type="float">
            <text:p>0.0759413</text:p>
          </table:table-cell>
          <table:table-cell office:value-type="float" office:value="0.00293896" calcext:value-type="float">
            <text:p>0.00293896</text:p>
          </table:table-cell>
          <table:table-cell office:value-type="float" office:value="0.0133712" calcext:value-type="float">
            <text:p>0.0133712</text:p>
          </table:table-cell>
          <table:table-cell office:value-type="float" office:value="0.0103312" calcext:value-type="float">
            <text:p>0.0103312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/>
          <table:table-cell office:value-type="float" office:value="0.0766799" calcext:value-type="float">
            <text:p>0.0766799</text:p>
          </table:table-cell>
          <table:table-cell office:value-type="float" office:value="0.00289041" calcext:value-type="float">
            <text:p>0.00289041</text:p>
          </table:table-cell>
          <table:table-cell office:value-type="float" office:value="0.0134344" calcext:value-type="float">
            <text:p>0.0134344</text:p>
          </table:table-cell>
          <table:table-cell office:value-type="float" office:value="0.00935178" calcext:value-type="float">
            <text:p>0.00935178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/>
          <table:table-cell office:value-type="float" office:value="0.0764971" calcext:value-type="float">
            <text:p>0.0764971</text:p>
          </table:table-cell>
          <table:table-cell office:value-type="float" office:value="0.00294015" calcext:value-type="float">
            <text:p>0.00294015</text:p>
          </table:table-cell>
          <table:table-cell office:value-type="float" office:value="0.0132524" calcext:value-type="float">
            <text:p>0.0132524</text:p>
          </table:table-cell>
          <table:table-cell office:value-type="float" office:value="0.0101879" calcext:value-type="float">
            <text:p>0.0101879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/>
          <table:table-cell office:value-type="float" office:value="0.0761991" calcext:value-type="float">
            <text:p>0.0761991</text:p>
          </table:table-cell>
          <table:table-cell office:value-type="float" office:value="0.00287935" calcext:value-type="float">
            <text:p>0.00287935</text:p>
          </table:table-cell>
          <table:table-cell office:value-type="float" office:value="0.0128363" calcext:value-type="float">
            <text:p>0.0128363</text:p>
          </table:table-cell>
          <table:table-cell office:value-type="float" office:value="0.00870793" calcext:value-type="float">
            <text:p>0.00870793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/>
          <table:table-cell office:value-type="float" office:value="0.0746331" calcext:value-type="float">
            <text:p>0.0746331</text:p>
          </table:table-cell>
          <table:table-cell office:value-type="float" office:value="0.00285527" calcext:value-type="float">
            <text:p>0.00285527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0836568" calcext:value-type="float">
            <text:p>0.00836568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/>
          <table:table-cell office:value-type="float" office:value="0.0760956" calcext:value-type="float">
            <text:p>0.0760956</text:p>
          </table:table-cell>
          <table:table-cell office:value-type="float" office:value="0.00284541" calcext:value-type="float">
            <text:p>0.00284541</text:p>
          </table:table-cell>
          <table:table-cell office:value-type="float" office:value="0.0128655" calcext:value-type="float">
            <text:p>0.0128655</text:p>
          </table:table-cell>
          <table:table-cell office:value-type="float" office:value="0.00772262" calcext:value-type="float">
            <text:p>0.00772262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/>
          <table:table-cell office:value-type="float" office:value="0.075348" calcext:value-type="float">
            <text:p>0.075348</text:p>
          </table:table-cell>
          <table:table-cell office:value-type="float" office:value="0.00282409" calcext:value-type="float">
            <text:p>0.00282409</text:p>
          </table:table-cell>
          <table:table-cell office:value-type="float" office:value="0.0124518" calcext:value-type="float">
            <text:p>0.0124518</text:p>
          </table:table-cell>
          <table:table-cell office:value-type="float" office:value="0.00785605" calcext:value-type="float">
            <text:p>0.00785605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/>
          <table:table-cell office:value-type="float" office:value="0.0747314" calcext:value-type="float">
            <text:p>0.0747314</text:p>
          </table:table-cell>
          <table:table-cell office:value-type="float" office:value="0.00282804" calcext:value-type="float">
            <text:p>0.00282804</text:p>
          </table:table-cell>
          <table:table-cell office:value-type="float" office:value="0.0124021" calcext:value-type="float">
            <text:p>0.0124021</text:p>
          </table:table-cell>
          <table:table-cell office:value-type="float" office:value="0.00855516" calcext:value-type="float">
            <text:p>0.00855516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/>
          <table:table-cell office:value-type="float" office:value="0.07715" calcext:value-type="float">
            <text:p>0.07715</text:p>
          </table:table-cell>
          <table:table-cell office:value-type="float" office:value="0.00338938" calcext:value-type="float">
            <text:p>0.00338938</text:p>
          </table:table-cell>
          <table:table-cell office:value-type="float" office:value="0.0130333" calcext:value-type="float">
            <text:p>0.0130333</text:p>
          </table:table-cell>
          <table:table-cell office:value-type="float" office:value="0.00745577" calcext:value-type="float">
            <text:p>0.00745577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/>
          <table:table-cell office:value-type="float" office:value="0.0737322" calcext:value-type="float">
            <text:p>0.0737322</text:p>
          </table:table-cell>
          <table:table-cell office:value-type="float" office:value="0.00292554" calcext:value-type="float">
            <text:p>0.00292554</text:p>
          </table:table-cell>
          <table:table-cell office:value-type="float" office:value="0.0134395" calcext:value-type="float">
            <text:p>0.0134395</text:p>
          </table:table-cell>
          <table:table-cell office:value-type="float" office:value="0.0075284" calcext:value-type="float">
            <text:p>0.0075284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/>
          <table:table-cell office:value-type="float" office:value="0.0741886" calcext:value-type="float">
            <text:p>0.0741886</text:p>
          </table:table-cell>
          <table:table-cell office:value-type="float" office:value="0.00291567" calcext:value-type="float">
            <text:p>0.00291567</text:p>
          </table:table-cell>
          <table:table-cell office:value-type="float" office:value="0.0129839" calcext:value-type="float">
            <text:p>0.0129839</text:p>
          </table:table-cell>
          <table:table-cell office:value-type="float" office:value="0.0068431" calcext:value-type="float">
            <text:p>0.0068431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/>
          <table:table-cell office:value-type="float" office:value="0.0746042" calcext:value-type="float">
            <text:p>0.0746042</text:p>
          </table:table-cell>
          <table:table-cell office:value-type="float" office:value="0.0028683" calcext:value-type="float">
            <text:p>0.0028683</text:p>
          </table:table-cell>
          <table:table-cell office:value-type="float" office:value="0.0128718" calcext:value-type="float">
            <text:p>0.0128718</text:p>
          </table:table-cell>
          <table:table-cell office:value-type="float" office:value="0.00743445" calcext:value-type="float">
            <text:p>0.00743445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/>
          <table:table-cell office:value-type="float" office:value="0.0733951" calcext:value-type="float">
            <text:p>0.0733951</text:p>
          </table:table-cell>
          <table:table-cell office:value-type="float" office:value="0.00287225" calcext:value-type="float">
            <text:p>0.00287225</text:p>
          </table:table-cell>
          <table:table-cell office:value-type="float" office:value="0.0124613" calcext:value-type="float">
            <text:p>0.0124613</text:p>
          </table:table-cell>
          <table:table-cell office:value-type="float" office:value="0.00701482" calcext:value-type="float">
            <text:p>0.0070148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/>
          <table:table-cell office:value-type="float" office:value="0.0756034" calcext:value-type="float">
            <text:p>0.0756034</text:p>
          </table:table-cell>
          <table:table-cell office:value-type="float" office:value="0.00323385" calcext:value-type="float">
            <text:p>0.00323385</text:p>
          </table:table-cell>
          <table:table-cell office:value-type="float" office:value="0.0132382" calcext:value-type="float">
            <text:p>0.0132382</text:p>
          </table:table-cell>
          <table:table-cell office:value-type="float" office:value="0.00854174" calcext:value-type="float">
            <text:p>0.00854174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/>
          <table:table-cell office:value-type="float" office:value="0.0748178" calcext:value-type="float">
            <text:p>0.0748178</text:p>
          </table:table-cell>
          <table:table-cell office:value-type="float" office:value="0.00286988" calcext:value-type="float">
            <text:p>0.00286988</text:p>
          </table:table-cell>
          <table:table-cell office:value-type="float" office:value="0.0142112" calcext:value-type="float">
            <text:p>0.0142112</text:p>
          </table:table-cell>
          <table:table-cell office:value-type="float" office:value="0.00787026" calcext:value-type="float">
            <text:p>0.00787026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/>
          <table:table-cell office:value-type="float" office:value="0.0737997" calcext:value-type="float">
            <text:p>0.0737997</text:p>
          </table:table-cell>
          <table:table-cell office:value-type="float" office:value="0.00290699" calcext:value-type="float">
            <text:p>0.00290699</text:p>
          </table:table-cell>
          <table:table-cell office:value-type="float" office:value="0.0134636" calcext:value-type="float">
            <text:p>0.0134636</text:p>
          </table:table-cell>
          <table:table-cell office:value-type="float" office:value="0.00838897" calcext:value-type="float">
            <text:p>0.00838897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/>
          <table:table-cell office:value-type="float" office:value="0.073178" calcext:value-type="float">
            <text:p>0.073178</text:p>
          </table:table-cell>
          <table:table-cell office:value-type="float" office:value="0.00324885" calcext:value-type="float">
            <text:p>0.00324885</text:p>
          </table:table-cell>
          <table:table-cell office:value-type="float" office:value="0.0132488" calcext:value-type="float">
            <text:p>0.0132488</text:p>
          </table:table-cell>
          <table:table-cell office:value-type="float" office:value="0.00740326" calcext:value-type="float">
            <text:p>0.00740326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/>
          <table:table-cell office:value-type="float" office:value="0.0734073" calcext:value-type="float">
            <text:p>0.0734073</text:p>
          </table:table-cell>
          <table:table-cell office:value-type="float" office:value="0.00336727" calcext:value-type="float">
            <text:p>0.00336727</text:p>
          </table:table-cell>
          <table:table-cell office:value-type="float" office:value="0.0125197" calcext:value-type="float">
            <text:p>0.0125197</text:p>
          </table:table-cell>
          <table:table-cell office:value-type="float" office:value="0.00774275" calcext:value-type="float">
            <text:p>0.00774275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/>
          <table:table-cell office:value-type="float" office:value="0.0729025" calcext:value-type="float">
            <text:p>0.0729025</text:p>
          </table:table-cell>
          <table:table-cell office:value-type="float" office:value="0.00318608" calcext:value-type="float">
            <text:p>0.00318608</text:p>
          </table:table-cell>
          <table:table-cell office:value-type="float" office:value="0.0124573" calcext:value-type="float">
            <text:p>0.0124573</text:p>
          </table:table-cell>
          <table:table-cell office:value-type="float" office:value="0.00774512" calcext:value-type="float">
            <text:p>0.00774512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/>
          <table:table-cell office:value-type="float" office:value="0.074875" calcext:value-type="float">
            <text:p>0.074875</text:p>
          </table:table-cell>
          <table:table-cell office:value-type="float" office:value="0.00369255" calcext:value-type="float">
            <text:p>0.00369255</text:p>
          </table:table-cell>
          <table:table-cell office:value-type="float" office:value="0.0121439" calcext:value-type="float">
            <text:p>0.0121439</text:p>
          </table:table-cell>
          <table:table-cell office:value-type="float" office:value="0.00732273" calcext:value-type="float">
            <text:p>0.00732273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/>
          <table:table-cell office:value-type="float" office:value="0.0735941" calcext:value-type="float">
            <text:p>0.0735941</text:p>
          </table:table-cell>
          <table:table-cell office:value-type="float" office:value="0.00334517" calcext:value-type="float">
            <text:p>0.00334517</text:p>
          </table:table-cell>
          <table:table-cell office:value-type="float" office:value="0.0123314" calcext:value-type="float">
            <text:p>0.0123314</text:p>
          </table:table-cell>
          <table:table-cell office:value-type="float" office:value="0.00720549" calcext:value-type="float">
            <text:p>0.00720549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/>
          <table:table-cell office:value-type="float" office:value="0.072319" calcext:value-type="float">
            <text:p>0.072319</text:p>
          </table:table-cell>
          <table:table-cell office:value-type="float" office:value="0.00357452" calcext:value-type="float">
            <text:p>0.00357452</text:p>
          </table:table-cell>
          <table:table-cell office:value-type="float" office:value="0.0124013" calcext:value-type="float">
            <text:p>0.0124013</text:p>
          </table:table-cell>
          <table:table-cell office:value-type="float" office:value="0.00672547" calcext:value-type="float">
            <text:p>0.00672547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/>
          <table:table-cell office:value-type="float" office:value="0.0738218" calcext:value-type="float">
            <text:p>0.0738218</text:p>
          </table:table-cell>
          <table:table-cell office:value-type="float" office:value="0.00319832" calcext:value-type="float">
            <text:p>0.00319832</text:p>
          </table:table-cell>
          <table:table-cell office:value-type="float" office:value="0.0124909" calcext:value-type="float">
            <text:p>0.0124909</text:p>
          </table:table-cell>
          <table:table-cell office:value-type="float" office:value="0.00718654" calcext:value-type="float">
            <text:p>0.0071865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0.0720735" calcext:value-type="float">
            <text:p>0.0720735</text:p>
          </table:table-cell>
          <table:table-cell office:value-type="float" office:value="0.00372058" calcext:value-type="float">
            <text:p>0.00372058</text:p>
          </table:table-cell>
          <table:table-cell office:value-type="float" office:value="0.0129926" calcext:value-type="float">
            <text:p>0.0129926</text:p>
          </table:table-cell>
          <table:table-cell office:value-type="float" office:value="0.00683837" calcext:value-type="float">
            <text:p>0.00683837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/>
          <table:table-cell office:value-type="float" office:value="0.072302" calcext:value-type="float">
            <text:p>0.072302</text:p>
          </table:table-cell>
          <table:table-cell office:value-type="float" office:value="0.00319279" calcext:value-type="float">
            <text:p>0.00319279</text:p>
          </table:table-cell>
          <table:table-cell office:value-type="float" office:value="0.0131237" calcext:value-type="float">
            <text:p>0.0131237</text:p>
          </table:table-cell>
          <table:table-cell office:value-type="float" office:value="0.00972799" calcext:value-type="float">
            <text:p>0.00972799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/>
          <table:table-cell office:value-type="float" office:value="0.0723826" calcext:value-type="float">
            <text:p>0.0723826</text:p>
          </table:table-cell>
          <table:table-cell office:value-type="float" office:value="0.00299068" calcext:value-type="float">
            <text:p>0.00299068</text:p>
          </table:table-cell>
          <table:table-cell office:value-type="float" office:value="0.012575" calcext:value-type="float">
            <text:p>0.012575</text:p>
          </table:table-cell>
          <table:table-cell office:value-type="float" office:value="0.00833726" calcext:value-type="float">
            <text:p>0.00833726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/>
          <table:table-cell office:value-type="float" office:value="0.0719475" calcext:value-type="float">
            <text:p>0.0719475</text:p>
          </table:table-cell>
          <table:table-cell office:value-type="float" office:value="0.00296225" calcext:value-type="float">
            <text:p>0.00296225</text:p>
          </table:table-cell>
          <table:table-cell office:value-type="float" office:value="0.012727" calcext:value-type="float">
            <text:p>0.012727</text:p>
          </table:table-cell>
          <table:table-cell office:value-type="float" office:value="0.00986062" calcext:value-type="float">
            <text:p>0.00986062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/>
          <table:table-cell office:value-type="float" office:value="0.0725574" calcext:value-type="float">
            <text:p>0.0725574</text:p>
          </table:table-cell>
          <table:table-cell office:value-type="float" office:value="0.00292515" calcext:value-type="float">
            <text:p>0.00292515</text:p>
          </table:table-cell>
          <table:table-cell office:value-type="float" office:value="0.0128991" calcext:value-type="float">
            <text:p>0.0128991</text:p>
          </table:table-cell>
          <table:table-cell office:value-type="float" office:value="0.00803132" calcext:value-type="float">
            <text:p>0.00803132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/>
          <table:table-cell office:value-type="float" office:value="0.0730363" calcext:value-type="float">
            <text:p>0.0730363</text:p>
          </table:table-cell>
          <table:table-cell office:value-type="float" office:value="0.00287738" calcext:value-type="float">
            <text:p>0.00287738</text:p>
          </table:table-cell>
          <table:table-cell office:value-type="float" office:value="0.0126594" calcext:value-type="float">
            <text:p>0.0126594</text:p>
          </table:table-cell>
          <table:table-cell office:value-type="float" office:value="0.00917493" calcext:value-type="float">
            <text:p>0.00917493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/>
          <table:table-cell office:value-type="float" office:value="0.072304" calcext:value-type="float">
            <text:p>0.072304</text:p>
          </table:table-cell>
          <table:table-cell office:value-type="float" office:value="0.00343122" calcext:value-type="float">
            <text:p>0.00343122</text:p>
          </table:table-cell>
          <table:table-cell office:value-type="float" office:value="0.0126208" calcext:value-type="float">
            <text:p>0.0126208</text:p>
          </table:table-cell>
          <table:table-cell office:value-type="float" office:value="0.00730339" calcext:value-type="float">
            <text:p>0.00730339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/>
          <table:table-cell office:value-type="float" office:value="0.0716933" calcext:value-type="float">
            <text:p>0.0716933</text:p>
          </table:table-cell>
          <table:table-cell office:value-type="float" office:value="0.00291567" calcext:value-type="float">
            <text:p>0.00291567</text:p>
          </table:table-cell>
          <table:table-cell office:value-type="float" office:value="0.0142626" calcext:value-type="float">
            <text:p>0.0142626</text:p>
          </table:table-cell>
          <table:table-cell office:value-type="float" office:value="0.00779131" calcext:value-type="float">
            <text:p>0.00779131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/>
          <table:table-cell office:value-type="float" office:value="0.071961" calcext:value-type="float">
            <text:p>0.071961</text:p>
          </table:table-cell>
          <table:table-cell office:value-type="float" office:value="0.00290383" calcext:value-type="float">
            <text:p>0.00290383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663309" calcext:value-type="float">
            <text:p>0.00663309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/>
          <table:table-cell office:value-type="float" office:value="0.0704739" calcext:value-type="float">
            <text:p>0.0704739</text:p>
          </table:table-cell>
          <table:table-cell office:value-type="float" office:value="0.00287264" calcext:value-type="float">
            <text:p>0.00287264</text:p>
          </table:table-cell>
          <table:table-cell office:value-type="float" office:value="0.0123973" calcext:value-type="float">
            <text:p>0.0123973</text:p>
          </table:table-cell>
          <table:table-cell office:value-type="float" office:value="0.00714588" calcext:value-type="float">
            <text:p>0.0071458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/>
          <table:table-cell office:value-type="float" office:value="0.0716649" calcext:value-type="float">
            <text:p>0.0716649</text:p>
          </table:table-cell>
          <table:table-cell office:value-type="float" office:value="0.0028308" calcext:value-type="float">
            <text:p>0.0028308</text:p>
          </table:table-cell>
          <table:table-cell office:value-type="float" office:value="0.0131028" calcext:value-type="float">
            <text:p>0.0131028</text:p>
          </table:table-cell>
          <table:table-cell office:value-type="float" office:value="0.00824765" calcext:value-type="float">
            <text:p>0.00824765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/>
          <table:table-cell office:value-type="float" office:value="0.0724335" calcext:value-type="float">
            <text:p>0.0724335</text:p>
          </table:table-cell>
          <table:table-cell office:value-type="float" office:value="0.00323542" calcext:value-type="float">
            <text:p>0.00323542</text:p>
          </table:table-cell>
          <table:table-cell office:value-type="float" office:value="0.0124558" calcext:value-type="float">
            <text:p>0.0124558</text:p>
          </table:table-cell>
          <table:table-cell office:value-type="float" office:value="0.00817659" calcext:value-type="float">
            <text:p>0.00817659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/>
          <table:table-cell office:value-type="float" office:value="0.0713199" calcext:value-type="float">
            <text:p>0.0713199</text:p>
          </table:table-cell>
          <table:table-cell office:value-type="float" office:value="0.00352241" calcext:value-type="float">
            <text:p>0.00352241</text:p>
          </table:table-cell>
          <table:table-cell office:value-type="float" office:value="0.0124846" calcext:value-type="float">
            <text:p>0.0124846</text:p>
          </table:table-cell>
          <table:table-cell office:value-type="float" office:value="0.00765157" calcext:value-type="float">
            <text:p>0.00765157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/>
          <table:table-cell office:value-type="float" office:value="0.0707344" calcext:value-type="float">
            <text:p>0.0707344</text:p>
          </table:table-cell>
          <table:table-cell office:value-type="float" office:value="0.00297883" calcext:value-type="float">
            <text:p>0.00297883</text:p>
          </table:table-cell>
          <table:table-cell office:value-type="float" office:value="0.0122588" calcext:value-type="float">
            <text:p>0.0122588</text:p>
          </table:table-cell>
          <table:table-cell office:value-type="float" office:value="0.00732313" calcext:value-type="float">
            <text:p>0.00732313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/>
          <table:table-cell office:value-type="float" office:value="0.0715263" calcext:value-type="float">
            <text:p>0.0715263</text:p>
          </table:table-cell>
          <table:table-cell office:value-type="float" office:value="0.00292988" calcext:value-type="float">
            <text:p>0.00292988</text:p>
          </table:table-cell>
          <table:table-cell office:value-type="float" office:value="0.0120077" calcext:value-type="float">
            <text:p>0.0120077</text:p>
          </table:table-cell>
          <table:table-cell office:value-type="float" office:value="0.00717786" calcext:value-type="float">
            <text:p>0.00717786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/>
          <table:table-cell office:value-type="float" office:value="0.0698541" calcext:value-type="float">
            <text:p>0.0698541</text:p>
          </table:table-cell>
          <table:table-cell office:value-type="float" office:value="0.00288962" calcext:value-type="float">
            <text:p>0.00288962</text:p>
          </table:table-cell>
          <table:table-cell office:value-type="float" office:value="0.011763" calcext:value-type="float">
            <text:p>0.011763</text:p>
          </table:table-cell>
          <table:table-cell office:value-type="float" office:value="0.00674284" calcext:value-type="float">
            <text:p>0.00674284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/>
          <table:table-cell office:value-type="float" office:value="0.0718307" calcext:value-type="float">
            <text:p>0.0718307</text:p>
          </table:table-cell>
          <table:table-cell office:value-type="float" office:value="0.00285962" calcext:value-type="float">
            <text:p>0.00285962</text:p>
          </table:table-cell>
          <table:table-cell office:value-type="float" office:value="0.0118107" calcext:value-type="float">
            <text:p>0.0118107</text:p>
          </table:table-cell>
          <table:table-cell office:value-type="float" office:value="0.00931744" calcext:value-type="float">
            <text:p>0.00931744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/>
          <table:table-cell office:value-type="float" office:value="0.0702876" calcext:value-type="float">
            <text:p>0.0702876</text:p>
          </table:table-cell>
          <table:table-cell office:value-type="float" office:value="0.00351096" calcext:value-type="float">
            <text:p>0.00351096</text:p>
          </table:table-cell>
          <table:table-cell office:value-type="float" office:value="0.0122114" calcext:value-type="float">
            <text:p>0.0122114</text:p>
          </table:table-cell>
          <table:table-cell office:value-type="float" office:value="0.0070389" calcext:value-type="float">
            <text:p>0.0070389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/>
          <table:table-cell office:value-type="float" office:value="0.071404" calcext:value-type="float">
            <text:p>0.071404</text:p>
          </table:table-cell>
          <table:table-cell office:value-type="float" office:value="0.00293541" calcext:value-type="float">
            <text:p>0.00293541</text:p>
          </table:table-cell>
          <table:table-cell office:value-type="float" office:value="0.0118612" calcext:value-type="float">
            <text:p>0.0118612</text:p>
          </table:table-cell>
          <table:table-cell office:value-type="float" office:value="0.00707088" calcext:value-type="float">
            <text:p>0.00707088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/>
          <table:table-cell office:value-type="float" office:value="0.0706006" calcext:value-type="float">
            <text:p>0.0706006</text:p>
          </table:table-cell>
          <table:table-cell office:value-type="float" office:value="0.0028612" calcext:value-type="float">
            <text:p>0.0028612</text:p>
          </table:table-cell>
          <table:table-cell office:value-type="float" office:value="0.0119817" calcext:value-type="float">
            <text:p>0.0119817</text:p>
          </table:table-cell>
          <table:table-cell office:value-type="float" office:value="0.00645308" calcext:value-type="float">
            <text:p>0.00645308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/>
          <table:table-cell office:value-type="float" office:value="0.0702963" calcext:value-type="float">
            <text:p>0.0702963</text:p>
          </table:table-cell>
          <table:table-cell office:value-type="float" office:value="0.00285448" calcext:value-type="float">
            <text:p>0.00285448</text:p>
          </table:table-cell>
          <table:table-cell office:value-type="float" office:value="0.0119449" calcext:value-type="float">
            <text:p>0.0119449</text:p>
          </table:table-cell>
          <table:table-cell office:value-type="float" office:value="0.00667336" calcext:value-type="float">
            <text:p>0.00667336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/>
          <table:table-cell office:value-type="float" office:value="0.0685522" calcext:value-type="float">
            <text:p>0.0685522</text:p>
          </table:table-cell>
          <table:table-cell office:value-type="float" office:value="0.00283317" calcext:value-type="float">
            <text:p>0.00283317</text:p>
          </table:table-cell>
          <table:table-cell office:value-type="float" office:value="0.0118743" calcext:value-type="float">
            <text:p>0.0118743</text:p>
          </table:table-cell>
          <table:table-cell office:value-type="float" office:value="0.00675389" calcext:value-type="float">
            <text:p>0.00675389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/>
          <table:table-cell office:value-type="float" office:value="0.0702284" calcext:value-type="float">
            <text:p>0.0702284</text:p>
          </table:table-cell>
          <table:table-cell office:value-type="float" office:value="0.0028908" calcext:value-type="float">
            <text:p>0.0028908</text:p>
          </table:table-cell>
          <table:table-cell office:value-type="float" office:value="0.0121735" calcext:value-type="float">
            <text:p>0.0121735</text:p>
          </table:table-cell>
          <table:table-cell office:value-type="float" office:value="0.0063919" calcext:value-type="float">
            <text:p>0.0063919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/>
          <table:table-cell office:value-type="float" office:value="0.0685688" calcext:value-type="float">
            <text:p>0.0685688</text:p>
          </table:table-cell>
          <table:table-cell office:value-type="float" office:value="0.00346359" calcext:value-type="float">
            <text:p>0.00346359</text:p>
          </table:table-cell>
          <table:table-cell office:value-type="float" office:value="0.0123543" calcext:value-type="float">
            <text:p>0.0123543</text:p>
          </table:table-cell>
          <table:table-cell office:value-type="float" office:value="0.00821251" calcext:value-type="float">
            <text:p>0.00821251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/>
          <table:table-cell office:value-type="float" office:value="0.068557" calcext:value-type="float">
            <text:p>0.068557</text:p>
          </table:table-cell>
          <table:table-cell office:value-type="float" office:value="0.00287659" calcext:value-type="float">
            <text:p>0.00287659</text:p>
          </table:table-cell>
          <table:table-cell office:value-type="float" office:value="0.0126433" calcext:value-type="float">
            <text:p>0.0126433</text:p>
          </table:table-cell>
          <table:table-cell office:value-type="float" office:value="0.00678981" calcext:value-type="float">
            <text:p>0.00678981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/>
          <table:table-cell office:value-type="float" office:value="0.0678598" calcext:value-type="float">
            <text:p>0.0678598</text:p>
          </table:table-cell>
          <table:table-cell office:value-type="float" office:value="0.00283238" calcext:value-type="float">
            <text:p>0.00283238</text:p>
          </table:table-cell>
          <table:table-cell office:value-type="float" office:value="0.0120547" calcext:value-type="float">
            <text:p>0.0120547</text:p>
          </table:table-cell>
          <table:table-cell office:value-type="float" office:value="0.00717154" calcext:value-type="float">
            <text:p>0.00717154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/>
          <table:table-cell office:value-type="float" office:value="0.0683268" calcext:value-type="float">
            <text:p>0.0683268</text:p>
          </table:table-cell>
          <table:table-cell office:value-type="float" office:value="0.0027858" calcext:value-type="float">
            <text:p>0.0027858</text:p>
          </table:table-cell>
          <table:table-cell office:value-type="float" office:value="0.0116465" calcext:value-type="float">
            <text:p>0.0116465</text:p>
          </table:table-cell>
          <table:table-cell office:value-type="float" office:value="0.00675863" calcext:value-type="float">
            <text:p>0.00675863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/>
          <table:table-cell office:value-type="float" office:value="0.06785" calcext:value-type="float">
            <text:p>0.06785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122138" calcext:value-type="float">
            <text:p>0.0122138</text:p>
          </table:table-cell>
          <table:table-cell office:value-type="float" office:value="0.00774275" calcext:value-type="float">
            <text:p>0.00774275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/>
          <table:table-cell office:value-type="float" office:value="0.0699216" calcext:value-type="float">
            <text:p>0.0699216</text:p>
          </table:table-cell>
          <table:table-cell office:value-type="float" office:value="0.00337398" calcext:value-type="float">
            <text:p>0.00337398</text:p>
          </table:table-cell>
          <table:table-cell office:value-type="float" office:value="0.011838" calcext:value-type="float">
            <text:p>0.011838</text:p>
          </table:table-cell>
          <table:table-cell office:value-type="float" office:value="0.00873359" calcext:value-type="float">
            <text:p>0.00873359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/>
          <table:table-cell office:value-type="float" office:value="0.0680087" calcext:value-type="float">
            <text:p>0.0680087</text:p>
          </table:table-cell>
          <table:table-cell office:value-type="float" office:value="0.00281659" calcext:value-type="float">
            <text:p>0.00281659</text:p>
          </table:table-cell>
          <table:table-cell office:value-type="float" office:value="0.0113023" calcext:value-type="float">
            <text:p>0.0113023</text:p>
          </table:table-cell>
          <table:table-cell office:value-type="float" office:value="0.0094106" calcext:value-type="float">
            <text:p>0.0094106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/>
          <table:table-cell office:value-type="float" office:value="0.0670447" calcext:value-type="float">
            <text:p>0.0670447</text:p>
          </table:table-cell>
          <table:table-cell office:value-type="float" office:value="0.00275698" calcext:value-type="float">
            <text:p>0.00275698</text:p>
          </table:table-cell>
          <table:table-cell office:value-type="float" office:value="0.0115375" calcext:value-type="float">
            <text:p>0.0115375</text:p>
          </table:table-cell>
          <table:table-cell office:value-type="float" office:value="0.00807751" calcext:value-type="float">
            <text:p>0.00807751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/>
          <table:table-cell office:value-type="float" office:value="0.0670154" calcext:value-type="float">
            <text:p>0.0670154</text:p>
          </table:table-cell>
          <table:table-cell office:value-type="float" office:value="0.00277672" calcext:value-type="float">
            <text:p>0.00277672</text:p>
          </table:table-cell>
          <table:table-cell office:value-type="float" office:value="0.0120409" calcext:value-type="float">
            <text:p>0.0120409</text:p>
          </table:table-cell>
          <table:table-cell office:value-type="float" office:value="0.00841305" calcext:value-type="float">
            <text:p>0.00841305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/>
          <table:table-cell office:value-type="float" office:value="0.0678204" calcext:value-type="float">
            <text:p>0.0678204</text:p>
          </table:table-cell>
          <table:table-cell office:value-type="float" office:value="0.00277316" calcext:value-type="float">
            <text:p>0.00277316</text:p>
          </table:table-cell>
          <table:table-cell office:value-type="float" office:value="0.0119619" calcext:value-type="float">
            <text:p>0.0119619</text:p>
          </table:table-cell>
          <table:table-cell office:value-type="float" office:value="0.00738905" calcext:value-type="float">
            <text:p>0.00738905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/>
          <table:table-cell office:value-type="float" office:value="0.0667545" calcext:value-type="float">
            <text:p>0.0667545</text:p>
          </table:table-cell>
          <table:table-cell office:value-type="float" office:value="0.0027858" calcext:value-type="float">
            <text:p>0.0027858</text:p>
          </table:table-cell>
          <table:table-cell office:value-type="float" office:value="0.011637" calcext:value-type="float">
            <text:p>0.011637</text:p>
          </table:table-cell>
          <table:table-cell office:value-type="float" office:value="0.00786473" calcext:value-type="float">
            <text:p>0.00786473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/>
          <table:table-cell office:value-type="float" office:value="0.0681291" calcext:value-type="float">
            <text:p>0.0681291</text:p>
          </table:table-cell>
          <table:table-cell office:value-type="float" office:value="0.00299265" calcext:value-type="float">
            <text:p>0.00299265</text:p>
          </table:table-cell>
          <table:table-cell office:value-type="float" office:value="0.0117653" calcext:value-type="float">
            <text:p>0.0117653</text:p>
          </table:table-cell>
          <table:table-cell office:value-type="float" office:value="0.00749129" calcext:value-type="float">
            <text:p>0.00749129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/>
          <table:table-cell office:value-type="float" office:value="0.0744523" calcext:value-type="float">
            <text:p>0.0744523</text:p>
          </table:table-cell>
          <table:table-cell office:value-type="float" office:value="0.00284777" calcext:value-type="float">
            <text:p>0.00284777</text:p>
          </table:table-cell>
          <table:table-cell office:value-type="float" office:value="0.0117097" calcext:value-type="float">
            <text:p>0.0117097</text:p>
          </table:table-cell>
          <table:table-cell office:value-type="float" office:value="0.00678389" calcext:value-type="float">
            <text:p>0.00678389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/>
          <table:table-cell office:value-type="float" office:value="0.0694614" calcext:value-type="float">
            <text:p>0.0694614</text:p>
          </table:table-cell>
          <table:table-cell office:value-type="float" office:value="0.0027633" calcext:value-type="float">
            <text:p>0.0027633</text:p>
          </table:table-cell>
          <table:table-cell office:value-type="float" office:value="0.0112154" calcext:value-type="float">
            <text:p>0.0112154</text:p>
          </table:table-cell>
          <table:table-cell office:value-type="float" office:value="0.00739261" calcext:value-type="float">
            <text:p>0.00739261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/>
          <table:table-cell office:value-type="float" office:value="0.0667979" calcext:value-type="float">
            <text:p>0.0667979</text:p>
          </table:table-cell>
          <table:table-cell office:value-type="float" office:value="0.00275816" calcext:value-type="float">
            <text:p>0.00275816</text:p>
          </table:table-cell>
          <table:table-cell office:value-type="float" office:value="0.0112419" calcext:value-type="float">
            <text:p>0.0112419</text:p>
          </table:table-cell>
          <table:table-cell office:value-type="float" office:value="0.00632439" calcext:value-type="float">
            <text:p>0.00632439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/>
          <table:table-cell office:value-type="float" office:value="0.0686201" calcext:value-type="float">
            <text:p>0.0686201</text:p>
          </table:table-cell>
          <table:table-cell office:value-type="float" office:value="0.00276172" calcext:value-type="float">
            <text:p>0.00276172</text:p>
          </table:table-cell>
          <table:table-cell office:value-type="float" office:value="0.0114306" calcext:value-type="float">
            <text:p>0.0114306</text:p>
          </table:table-cell>
          <table:table-cell office:value-type="float" office:value="0.00761604" calcext:value-type="float">
            <text:p>0.00761604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/>
          <table:table-cell office:value-type="float" office:value="0.066479" calcext:value-type="float">
            <text:p>0.066479</text:p>
          </table:table-cell>
          <table:table-cell office:value-type="float" office:value="0.00288093" calcext:value-type="float">
            <text:p>0.00288093</text:p>
          </table:table-cell>
          <table:table-cell office:value-type="float" office:value="0.0117535" calcext:value-type="float">
            <text:p>0.0117535</text:p>
          </table:table-cell>
          <table:table-cell office:value-type="float" office:value="0.00689048" calcext:value-type="float">
            <text:p>0.00689048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/>
          <table:table-cell office:value-type="float" office:value="0.0668935" calcext:value-type="float">
            <text:p>0.0668935</text:p>
          </table:table-cell>
          <table:table-cell office:value-type="float" office:value="0.00331003" calcext:value-type="float">
            <text:p>0.00331003</text:p>
          </table:table-cell>
          <table:table-cell office:value-type="float" office:value="0.0124202" calcext:value-type="float">
            <text:p>0.0124202</text:p>
          </table:table-cell>
          <table:table-cell office:value-type="float" office:value="0.00650756" calcext:value-type="float">
            <text:p>0.00650756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/>
          <table:table-cell office:value-type="float" office:value="0.0654617" calcext:value-type="float">
            <text:p>0.0654617</text:p>
          </table:table-cell>
          <table:table-cell office:value-type="float" office:value="0.00284106" calcext:value-type="float">
            <text:p>0.00284106</text:p>
          </table:table-cell>
          <table:table-cell office:value-type="float" office:value="0.0122907" calcext:value-type="float">
            <text:p>0.0122907</text:p>
          </table:table-cell>
          <table:table-cell office:value-type="float" office:value="0.00640571" calcext:value-type="float">
            <text:p>0.00640571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/>
          <table:table-cell office:value-type="float" office:value="0.0652315" calcext:value-type="float">
            <text:p>0.0652315</text:p>
          </table:table-cell>
          <table:table-cell office:value-type="float" office:value="0.00279488" calcext:value-type="float">
            <text:p>0.00279488</text:p>
          </table:table-cell>
          <table:table-cell office:value-type="float" office:value="0.0116737" calcext:value-type="float">
            <text:p>0.0116737</text:p>
          </table:table-cell>
          <table:table-cell office:value-type="float" office:value="0.0061886" calcext:value-type="float">
            <text:p>0.0061886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/>
          <table:table-cell office:value-type="float" office:value="0.0657368" calcext:value-type="float">
            <text:p>0.0657368</text:p>
          </table:table-cell>
          <table:table-cell office:value-type="float" office:value="0.00272619" calcext:value-type="float">
            <text:p>0.00272619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.00745182" calcext:value-type="float">
            <text:p>0.00745182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/>
          <table:table-cell office:value-type="float" office:value="0.0654514" calcext:value-type="float">
            <text:p>0.0654514</text:p>
          </table:table-cell>
          <table:table-cell office:value-type="float" office:value="0.00274869" calcext:value-type="float">
            <text:p>0.00274869</text:p>
          </table:table-cell>
          <table:table-cell office:value-type="float" office:value="0.0112115" calcext:value-type="float">
            <text:p>0.0112115</text:p>
          </table:table-cell>
          <table:table-cell office:value-type="float" office:value="0.00799382" calcext:value-type="float">
            <text:p>0.00799382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/>
          <table:table-cell office:value-type="float" office:value="0.065483" calcext:value-type="float">
            <text:p>0.065483</text:p>
          </table:table-cell>
          <table:table-cell office:value-type="float" office:value="0.00299975" calcext:value-type="float">
            <text:p>0.00299975</text:p>
          </table:table-cell>
          <table:table-cell office:value-type="float" office:value="0.0111752" calcext:value-type="float">
            <text:p>0.0111752</text:p>
          </table:table-cell>
          <table:table-cell office:value-type="float" office:value="0.00923178" calcext:value-type="float">
            <text:p>0.00923178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/>
          <table:table-cell office:value-type="float" office:value="0.0639423" calcext:value-type="float">
            <text:p>0.0639423</text:p>
          </table:table-cell>
          <table:table-cell office:value-type="float" office:value="0.00302384" calcext:value-type="float">
            <text:p>0.00302384</text:p>
          </table:table-cell>
          <table:table-cell office:value-type="float" office:value="0.011264" calcext:value-type="float">
            <text:p>0.011264</text:p>
          </table:table-cell>
          <table:table-cell office:value-type="float" office:value="0.0101417" calcext:value-type="float">
            <text:p>0.0101417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/>
          <table:table-cell office:value-type="float" office:value="0.0655959" calcext:value-type="float">
            <text:p>0.0655959</text:p>
          </table:table-cell>
          <table:table-cell office:value-type="float" office:value="0.00278027" calcext:value-type="float">
            <text:p>0.00278027</text:p>
          </table:table-cell>
          <table:table-cell office:value-type="float" office:value="0.0113721" calcext:value-type="float">
            <text:p>0.0113721</text:p>
          </table:table-cell>
          <table:table-cell office:value-type="float" office:value="0.00973035" calcext:value-type="float">
            <text:p>0.00973035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/>
          <table:table-cell office:value-type="float" office:value="0.0657889" calcext:value-type="float">
            <text:p>0.0657889</text:p>
          </table:table-cell>
          <table:table-cell office:value-type="float" office:value="0.00278106" calcext:value-type="float">
            <text:p>0.00278106</text:p>
          </table:table-cell>
          <table:table-cell office:value-type="float" office:value="0.0111124" calcext:value-type="float">
            <text:p>0.0111124</text:p>
          </table:table-cell>
          <table:table-cell office:value-type="float" office:value="0.00844582" calcext:value-type="float">
            <text:p>0.00844582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/>
          <table:table-cell office:value-type="float" office:value="0.0646611" calcext:value-type="float">
            <text:p>0.0646611</text:p>
          </table:table-cell>
          <table:table-cell office:value-type="float" office:value="0.00273803" calcext:value-type="float">
            <text:p>0.00273803</text:p>
          </table:table-cell>
          <table:table-cell office:value-type="float" office:value="0.0113173" calcext:value-type="float">
            <text:p>0.0113173</text:p>
          </table:table-cell>
          <table:table-cell office:value-type="float" office:value="0.00951916" calcext:value-type="float">
            <text:p>0.00951916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/>
          <table:table-cell office:value-type="float" office:value="0.0650022" calcext:value-type="float">
            <text:p>0.0650022</text:p>
          </table:table-cell>
          <table:table-cell office:value-type="float" office:value="0.00281659" calcext:value-type="float">
            <text:p>0.00281659</text:p>
          </table:table-cell>
          <table:table-cell office:value-type="float" office:value="0.0110556" calcext:value-type="float">
            <text:p>0.0110556</text:p>
          </table:table-cell>
          <table:table-cell office:value-type="float" office:value="0.00839252" calcext:value-type="float">
            <text:p>0.00839252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/>
          <table:table-cell office:value-type="float" office:value="0.0645991" calcext:value-type="float">
            <text:p>0.0645991</text:p>
          </table:table-cell>
          <table:table-cell office:value-type="float" office:value="0.00306647" calcext:value-type="float">
            <text:p>0.00306647</text:p>
          </table:table-cell>
          <table:table-cell office:value-type="float" office:value="0.0107018" calcext:value-type="float">
            <text:p>0.0107018</text:p>
          </table:table-cell>
          <table:table-cell office:value-type="float" office:value="0.00681823" calcext:value-type="float">
            <text:p>0.00681823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/>
          <table:table-cell office:value-type="float" office:value="0.0646347" calcext:value-type="float">
            <text:p>0.0646347</text:p>
          </table:table-cell>
          <table:table-cell office:value-type="float" office:value="0.00370953" calcext:value-type="float">
            <text:p>0.00370953</text:p>
          </table:table-cell>
          <table:table-cell office:value-type="float" office:value="0.0108546" calcext:value-type="float">
            <text:p>0.0108546</text:p>
          </table:table-cell>
          <table:table-cell office:value-type="float" office:value="0.00610886" calcext:value-type="float">
            <text:p>0.00610886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/>
          <table:table-cell office:value-type="float" office:value="0.0643102" calcext:value-type="float">
            <text:p>0.0643102</text:p>
          </table:table-cell>
          <table:table-cell office:value-type="float" office:value="0.00284501" calcext:value-type="float">
            <text:p>0.00284501</text:p>
          </table:table-cell>
          <table:table-cell office:value-type="float" office:value="0.0117764" calcext:value-type="float">
            <text:p>0.0117764</text:p>
          </table:table-cell>
          <table:table-cell office:value-type="float" office:value="0.00628176" calcext:value-type="float">
            <text:p>0.00628176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/>
          <table:table-cell office:value-type="float" office:value="0.0647034" calcext:value-type="float">
            <text:p>0.0647034</text:p>
          </table:table-cell>
          <table:table-cell office:value-type="float" office:value="0.00276251" calcext:value-type="float">
            <text:p>0.00276251</text:p>
          </table:table-cell>
          <table:table-cell office:value-type="float" office:value="0.0113718" calcext:value-type="float">
            <text:p>0.0113718</text:p>
          </table:table-cell>
          <table:table-cell office:value-type="float" office:value="0.00624386" calcext:value-type="float">
            <text:p>0.00624386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/>
          <table:table-cell office:value-type="float" office:value="0.0645897" calcext:value-type="float">
            <text:p>0.0645897</text:p>
          </table:table-cell>
          <table:table-cell office:value-type="float" office:value="0.00280948" calcext:value-type="float">
            <text:p>0.00280948</text:p>
          </table:table-cell>
          <table:table-cell office:value-type="float" office:value="0.0110196" calcext:value-type="float">
            <text:p>0.0110196</text:p>
          </table:table-cell>
          <table:table-cell office:value-type="float" office:value="0.00616886" calcext:value-type="float">
            <text:p>0.00616886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/>
          <table:table-cell office:value-type="float" office:value="0.0644085" calcext:value-type="float">
            <text:p>0.0644085</text:p>
          </table:table-cell>
          <table:table-cell office:value-type="float" office:value="0.0027704" calcext:value-type="float">
            <text:p>0.0027704</text:p>
          </table:table-cell>
          <table:table-cell office:value-type="float" office:value="0.011065" calcext:value-type="float">
            <text:p>0.011065</text:p>
          </table:table-cell>
          <table:table-cell office:value-type="float" office:value="0.00971417" calcext:value-type="float">
            <text:p>0.00971417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/>
          <table:table-cell office:value-type="float" office:value="0.064161" calcext:value-type="float">
            <text:p>0.064161</text:p>
          </table:table-cell>
          <table:table-cell office:value-type="float" office:value="0.00319358" calcext:value-type="float">
            <text:p>0.00319358</text:p>
          </table:table-cell>
          <table:table-cell office:value-type="float" office:value="0.011003" calcext:value-type="float">
            <text:p>0.011003</text:p>
          </table:table-cell>
          <table:table-cell office:value-type="float" office:value="0.00806409" calcext:value-type="float">
            <text:p>0.00806409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/>
          <table:table-cell office:value-type="float" office:value="0.0632057" calcext:value-type="float">
            <text:p>0.0632057</text:p>
          </table:table-cell>
          <table:table-cell office:value-type="float" office:value="0.00281106" calcext:value-type="float">
            <text:p>0.00281106</text:p>
          </table:table-cell>
          <table:table-cell office:value-type="float" office:value="0.0108412" calcext:value-type="float">
            <text:p>0.0108412</text:p>
          </table:table-cell>
          <table:table-cell office:value-type="float" office:value="0.00879952" calcext:value-type="float">
            <text:p>0.00879952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/>
          <table:table-cell office:value-type="float" office:value="0.0625776" calcext:value-type="float">
            <text:p>0.0625776</text:p>
          </table:table-cell>
          <table:table-cell office:value-type="float" office:value="0.00279922" calcext:value-type="float">
            <text:p>0.00279922</text:p>
          </table:table-cell>
          <table:table-cell office:value-type="float" office:value="0.0113421" calcext:value-type="float">
            <text:p>0.0113421</text:p>
          </table:table-cell>
          <table:table-cell office:value-type="float" office:value="0.00784658" calcext:value-type="float">
            <text:p>0.00784658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/>
          <table:table-cell office:value-type="float" office:value="0.0624726" calcext:value-type="float">
            <text:p>0.0624726</text:p>
          </table:table-cell>
          <table:table-cell office:value-type="float" office:value="0.0027783" calcext:value-type="float">
            <text:p>0.0027783</text:p>
          </table:table-cell>
          <table:table-cell office:value-type="float" office:value="0.0125762" calcext:value-type="float">
            <text:p>0.0125762</text:p>
          </table:table-cell>
          <table:table-cell office:value-type="float" office:value="0.00804277" calcext:value-type="float">
            <text:p>0.00804277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/>
          <table:table-cell office:value-type="float" office:value="0.0619436" calcext:value-type="float">
            <text:p>0.0619436</text:p>
          </table:table-cell>
          <table:table-cell office:value-type="float" office:value="0.00274829" calcext:value-type="float">
            <text:p>0.00274829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0.00599833" calcext:value-type="float">
            <text:p>0.00599833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/>
          <table:table-cell office:value-type="float" office:value="0.0618441" calcext:value-type="float">
            <text:p>0.0618441</text:p>
          </table:table-cell>
          <table:table-cell office:value-type="float" office:value="0.00278895" calcext:value-type="float">
            <text:p>0.00278895</text:p>
          </table:table-cell>
          <table:table-cell office:value-type="float" office:value="0.0110441" calcext:value-type="float">
            <text:p>0.0110441</text:p>
          </table:table-cell>
          <table:table-cell office:value-type="float" office:value="0.00763104" calcext:value-type="float">
            <text:p>0.00763104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/>
          <table:table-cell office:value-type="float" office:value="0.0625772" calcext:value-type="float">
            <text:p>0.0625772</text:p>
          </table:table-cell>
          <table:table-cell office:value-type="float" office:value="0.0032449" calcext:value-type="float">
            <text:p>0.0032449</text:p>
          </table:table-cell>
          <table:table-cell office:value-type="float" office:value="0.0110982" calcext:value-type="float">
            <text:p>0.0110982</text:p>
          </table:table-cell>
          <table:table-cell office:value-type="float" office:value="0.00594503" calcext:value-type="float">
            <text:p>0.00594503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/>
          <table:table-cell office:value-type="float" office:value="0.0630793" calcext:value-type="float">
            <text:p>0.0630793</text:p>
          </table:table-cell>
          <table:table-cell office:value-type="float" office:value="0.00279843" calcext:value-type="float">
            <text:p>0.00279843</text:p>
          </table:table-cell>
          <table:table-cell office:value-type="float" office:value="0.0108266" calcext:value-type="float">
            <text:p>0.0108266</text:p>
          </table:table-cell>
          <table:table-cell office:value-type="float" office:value="0.00659283" calcext:value-type="float">
            <text:p>0.00659283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/>
          <table:table-cell office:value-type="float" office:value="0.0615343" calcext:value-type="float">
            <text:p>0.0615343</text:p>
          </table:table-cell>
          <table:table-cell office:value-type="float" office:value="0.00273843" calcext:value-type="float">
            <text:p>0.00273843</text:p>
          </table:table-cell>
          <table:table-cell office:value-type="float" office:value="0.0107042" calcext:value-type="float">
            <text:p>0.0107042</text:p>
          </table:table-cell>
          <table:table-cell office:value-type="float" office:value="0.00643177" calcext:value-type="float">
            <text:p>0.00643177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/>
          <table:table-cell office:value-type="float" office:value="0.0613408" calcext:value-type="float">
            <text:p>0.0613408</text:p>
          </table:table-cell>
          <table:table-cell office:value-type="float" office:value="0.00285843" calcext:value-type="float">
            <text:p>0.00285843</text:p>
          </table:table-cell>
          <table:table-cell office:value-type="float" office:value="0.0102956" calcext:value-type="float">
            <text:p>0.0102956</text:p>
          </table:table-cell>
          <table:table-cell office:value-type="float" office:value="0.00589608" calcext:value-type="float">
            <text:p>0.00589608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/>
          <table:table-cell office:value-type="float" office:value="0.0626747" calcext:value-type="float">
            <text:p>0.0626747</text:p>
          </table:table-cell>
          <table:table-cell office:value-type="float" office:value="0.00341267" calcext:value-type="float">
            <text:p>0.00341267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0721418" calcext:value-type="float">
            <text:p>0.00721418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/>
          <table:table-cell office:value-type="float" office:value="0.0613017" calcext:value-type="float">
            <text:p>0.0613017</text:p>
          </table:table-cell>
          <table:table-cell office:value-type="float" office:value="0.0032824" calcext:value-type="float">
            <text:p>0.0032824</text:p>
          </table:table-cell>
          <table:table-cell office:value-type="float" office:value="0.0105968" calcext:value-type="float">
            <text:p>0.0105968</text:p>
          </table:table-cell>
          <table:table-cell office:value-type="float" office:value="0.00633545" calcext:value-type="float">
            <text:p>0.0063354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/>
          <table:table-cell office:value-type="float" office:value="0.0620131" calcext:value-type="float">
            <text:p>0.0620131</text:p>
          </table:table-cell>
          <table:table-cell office:value-type="float" office:value="0.00341346" calcext:value-type="float">
            <text:p>0.00341346</text:p>
          </table:table-cell>
          <table:table-cell office:value-type="float" office:value="0.0106367" calcext:value-type="float">
            <text:p>0.0106367</text:p>
          </table:table-cell>
          <table:table-cell office:value-type="float" office:value="0.00715417" calcext:value-type="float">
            <text:p>0.0071541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/>
          <table:table-cell office:value-type="float" office:value="0.0617498" calcext:value-type="float">
            <text:p>0.0617498</text:p>
          </table:table-cell>
          <table:table-cell office:value-type="float" office:value="0.00282369" calcext:value-type="float">
            <text:p>0.00282369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0667454" calcext:value-type="float">
            <text:p>0.00667454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/>
          <table:table-cell office:value-type="float" office:value="0.0616041" calcext:value-type="float">
            <text:p>0.0616041</text:p>
          </table:table-cell>
          <table:table-cell office:value-type="float" office:value="0.00276645" calcext:value-type="float">
            <text:p>0.00276645</text:p>
          </table:table-cell>
          <table:table-cell office:value-type="float" office:value="0.0105933" calcext:value-type="float">
            <text:p>0.0105933</text:p>
          </table:table-cell>
          <table:table-cell office:value-type="float" office:value="0.00592016" calcext:value-type="float">
            <text:p>0.00592016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/>
          <table:table-cell office:value-type="float" office:value="0.060541" calcext:value-type="float">
            <text:p>0.060541</text:p>
          </table:table-cell>
          <table:table-cell office:value-type="float" office:value="0.0027633" calcext:value-type="float">
            <text:p>0.0027633</text:p>
          </table:table-cell>
          <table:table-cell office:value-type="float" office:value="0.0104129" calcext:value-type="float">
            <text:p>0.0104129</text:p>
          </table:table-cell>
          <table:table-cell office:value-type="float" office:value="0.00675468" calcext:value-type="float">
            <text:p>0.00675468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/>
          <table:table-cell office:value-type="float" office:value="0.0609978" calcext:value-type="float">
            <text:p>0.0609978</text:p>
          </table:table-cell>
          <table:table-cell office:value-type="float" office:value="0.00274672" calcext:value-type="float">
            <text:p>0.00274672</text:p>
          </table:table-cell>
          <table:table-cell office:value-type="float" office:value="0.0103872" calcext:value-type="float">
            <text:p>0.0103872</text:p>
          </table:table-cell>
          <table:table-cell office:value-type="float" office:value="0.00643927" calcext:value-type="float">
            <text:p>0.00643927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/>
          <table:table-cell office:value-type="float" office:value="0.0593773" calcext:value-type="float">
            <text:p>0.0593773</text:p>
          </table:table-cell>
          <table:table-cell office:value-type="float" office:value="0.00406678" calcext:value-type="float">
            <text:p>0.00406678</text:p>
          </table:table-cell>
          <table:table-cell office:value-type="float" office:value="0.0100975" calcext:value-type="float">
            <text:p>0.0100975</text:p>
          </table:table-cell>
          <table:table-cell office:value-type="float" office:value="0.00610886" calcext:value-type="float">
            <text:p>0.0061088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/>
          <table:table-cell office:value-type="float" office:value="0.0598625" calcext:value-type="float">
            <text:p>0.0598625</text:p>
          </table:table-cell>
          <table:table-cell office:value-type="float" office:value="0.00361676" calcext:value-type="float">
            <text:p>0.00361676</text:p>
          </table:table-cell>
          <table:table-cell office:value-type="float" office:value="0.0101397" calcext:value-type="float">
            <text:p>0.0101397</text:p>
          </table:table-cell>
          <table:table-cell office:value-type="float" office:value="0.00596753" calcext:value-type="float">
            <text:p>0.00596753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/>
          <table:table-cell office:value-type="float" office:value="0.059898" calcext:value-type="float">
            <text:p>0.059898</text:p>
          </table:table-cell>
          <table:table-cell office:value-type="float" office:value="0.00318924" calcext:value-type="float">
            <text:p>0.00318924</text:p>
          </table:table-cell>
          <table:table-cell office:value-type="float" office:value="0.010525" calcext:value-type="float">
            <text:p>0.010525</text:p>
          </table:table-cell>
          <table:table-cell office:value-type="float" office:value="0.00579503" calcext:value-type="float">
            <text:p>0.00579503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/>
          <table:table-cell office:value-type="float" office:value="0.0599927" calcext:value-type="float">
            <text:p>0.0599927</text:p>
          </table:table-cell>
          <table:table-cell office:value-type="float" office:value="0.00299028" calcext:value-type="float">
            <text:p>0.00299028</text:p>
          </table:table-cell>
          <table:table-cell office:value-type="float" office:value="0.010634" calcext:value-type="float">
            <text:p>0.010634</text:p>
          </table:table-cell>
          <table:table-cell office:value-type="float" office:value="0.00588187" calcext:value-type="float">
            <text:p>0.00588187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/>
          <table:table-cell office:value-type="float" office:value="0.0598025" calcext:value-type="float">
            <text:p>0.0598025</text:p>
          </table:table-cell>
          <table:table-cell office:value-type="float" office:value="0.00283633" calcext:value-type="float">
            <text:p>0.00283633</text:p>
          </table:table-cell>
          <table:table-cell office:value-type="float" office:value="0.0113919" calcext:value-type="float">
            <text:p>0.0113919</text:p>
          </table:table-cell>
          <table:table-cell office:value-type="float" office:value="0.00623242" calcext:value-type="float">
            <text:p>0.00623242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/>
          <table:table-cell office:value-type="float" office:value="0.058844" calcext:value-type="float">
            <text:p>0.058844</text:p>
          </table:table-cell>
          <table:table-cell office:value-type="float" office:value="0.00358676" calcext:value-type="float">
            <text:p>0.00358676</text:p>
          </table:table-cell>
          <table:table-cell office:value-type="float" office:value="0.0128545" calcext:value-type="float">
            <text:p>0.0128545</text:p>
          </table:table-cell>
          <table:table-cell office:value-type="float" office:value="0.00580608" calcext:value-type="float">
            <text:p>0.0058060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/>
          <table:table-cell office:value-type="float" office:value="0.059598" calcext:value-type="float">
            <text:p>0.059598</text:p>
          </table:table-cell>
          <table:table-cell office:value-type="float" office:value="0.00298752" calcext:value-type="float">
            <text:p>0.00298752</text:p>
          </table:table-cell>
          <table:table-cell office:value-type="float" office:value="0.01346" calcext:value-type="float">
            <text:p>0.01346</text:p>
          </table:table-cell>
          <table:table-cell office:value-type="float" office:value="0.00660546" calcext:value-type="float">
            <text:p>0.00660546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/>
          <table:table-cell office:value-type="float" office:value="0.059097" calcext:value-type="float">
            <text:p>0.059097</text:p>
          </table:table-cell>
          <table:table-cell office:value-type="float" office:value="0.00280632" calcext:value-type="float">
            <text:p>0.00280632</text:p>
          </table:table-cell>
          <table:table-cell office:value-type="float" office:value="0.0107378" calcext:value-type="float">
            <text:p>0.0107378</text:p>
          </table:table-cell>
          <table:table-cell office:value-type="float" office:value="0.00641914" calcext:value-type="float">
            <text:p>0.00641914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/>
          <table:table-cell office:value-type="float" office:value="0.0597744" calcext:value-type="float">
            <text:p>0.0597744</text:p>
          </table:table-cell>
          <table:table-cell office:value-type="float" office:value="0.00276487" calcext:value-type="float">
            <text:p>0.00276487</text:p>
          </table:table-cell>
          <table:table-cell office:value-type="float" office:value="0.0108669" calcext:value-type="float">
            <text:p>0.0108669</text:p>
          </table:table-cell>
          <table:table-cell office:value-type="float" office:value="0.00573226" calcext:value-type="float">
            <text:p>0.00573226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/>
          <table:table-cell office:value-type="float" office:value="0.0581871" calcext:value-type="float">
            <text:p>0.0581871</text:p>
          </table:table-cell>
          <table:table-cell office:value-type="float" office:value="0.00277593" calcext:value-type="float">
            <text:p>0.00277593</text:p>
          </table:table-cell>
          <table:table-cell office:value-type="float" office:value="0.0112889" calcext:value-type="float">
            <text:p>0.0112889</text:p>
          </table:table-cell>
          <table:table-cell office:value-type="float" office:value="0.00637019" calcext:value-type="float">
            <text:p>0.00637019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/>
          <table:table-cell office:value-type="float" office:value="0.0583667" calcext:value-type="float">
            <text:p>0.0583667</text:p>
          </table:table-cell>
          <table:table-cell office:value-type="float" office:value="0.00296699" calcext:value-type="float">
            <text:p>0.00296699</text:p>
          </table:table-cell>
          <table:table-cell office:value-type="float" office:value="0.0105499" calcext:value-type="float">
            <text:p>0.0105499</text:p>
          </table:table-cell>
          <table:table-cell office:value-type="float" office:value="0.00614794" calcext:value-type="float">
            <text:p>0.0061479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/>
          <table:table-cell office:value-type="float" office:value="0.0584986" calcext:value-type="float">
            <text:p>0.0584986</text:p>
          </table:table-cell>
          <table:table-cell office:value-type="float" office:value="0.00314897" calcext:value-type="float">
            <text:p>0.00314897</text:p>
          </table:table-cell>
          <table:table-cell office:value-type="float" office:value="0.0108696" calcext:value-type="float">
            <text:p>0.0108696</text:p>
          </table:table-cell>
          <table:table-cell office:value-type="float" office:value="0.00613767" calcext:value-type="float">
            <text:p>0.00613767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/>
          <table:table-cell office:value-type="float" office:value="0.0583825" calcext:value-type="float">
            <text:p>0.0583825</text:p>
          </table:table-cell>
          <table:table-cell office:value-type="float" office:value="0.00277238" calcext:value-type="float">
            <text:p>0.00277238</text:p>
          </table:table-cell>
          <table:table-cell office:value-type="float" office:value="0.0106371" calcext:value-type="float">
            <text:p>0.0106371</text:p>
          </table:table-cell>
          <table:table-cell office:value-type="float" office:value="0.00700338" calcext:value-type="float">
            <text:p>0.00700338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/>
          <table:table-cell office:value-type="float" office:value="0.0571252" calcext:value-type="float">
            <text:p>0.0571252</text:p>
          </table:table-cell>
          <table:table-cell office:value-type="float" office:value="0.00276527" calcext:value-type="float">
            <text:p>0.00276527</text:p>
          </table:table-cell>
          <table:table-cell office:value-type="float" office:value="0.0104492" calcext:value-type="float">
            <text:p>0.0104492</text:p>
          </table:table-cell>
          <table:table-cell office:value-type="float" office:value="0.00639269" calcext:value-type="float">
            <text:p>0.00639269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/>
          <table:table-cell office:value-type="float" office:value="0.0569614" calcext:value-type="float">
            <text:p>0.0569614</text:p>
          </table:table-cell>
          <table:table-cell office:value-type="float" office:value="0.00274158" calcext:value-type="float">
            <text:p>0.00274158</text:p>
          </table:table-cell>
          <table:table-cell office:value-type="float" office:value="0.010587" calcext:value-type="float">
            <text:p>0.010587</text:p>
          </table:table-cell>
          <table:table-cell office:value-type="float" office:value="0.00575634" calcext:value-type="float">
            <text:p>0.00575634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/>
          <table:table-cell office:value-type="float" office:value="0.0573254" calcext:value-type="float">
            <text:p>0.0573254</text:p>
          </table:table-cell>
          <table:table-cell office:value-type="float" office:value="0.0027554" calcext:value-type="float">
            <text:p>0.0027554</text:p>
          </table:table-cell>
          <table:table-cell office:value-type="float" office:value="0.00998379" calcext:value-type="float">
            <text:p>0.00998379</text:p>
          </table:table-cell>
          <table:table-cell office:value-type="float" office:value="0.00652967" calcext:value-type="float">
            <text:p>0.00652967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/>
          <table:table-cell office:value-type="float" office:value="0.0571375" calcext:value-type="float">
            <text:p>0.0571375</text:p>
          </table:table-cell>
          <table:table-cell office:value-type="float" office:value="0.0027933" calcext:value-type="float">
            <text:p>0.0027933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.00638479" calcext:value-type="float">
            <text:p>0.00638479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/>
          <table:table-cell office:value-type="float" office:value="0.0574181" calcext:value-type="float">
            <text:p>0.0574181</text:p>
          </table:table-cell>
          <table:table-cell office:value-type="float" office:value="0.00281619" calcext:value-type="float">
            <text:p>0.00281619</text:p>
          </table:table-cell>
          <table:table-cell office:value-type="float" office:value="0.0106707" calcext:value-type="float">
            <text:p>0.0106707</text:p>
          </table:table-cell>
          <table:table-cell office:value-type="float" office:value="0.00620597" calcext:value-type="float">
            <text:p>0.00620597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/>
          <table:table-cell office:value-type="float" office:value="0.0573246" calcext:value-type="float">
            <text:p>0.0573246</text:p>
          </table:table-cell>
          <table:table-cell office:value-type="float" office:value="0.0028154" calcext:value-type="float">
            <text:p>0.0028154</text:p>
          </table:table-cell>
          <table:table-cell office:value-type="float" office:value="0.0107105" calcext:value-type="float">
            <text:p>0.0107105</text:p>
          </table:table-cell>
          <table:table-cell office:value-type="float" office:value="0.00553449" calcext:value-type="float">
            <text:p>0.00553449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/>
          <table:table-cell office:value-type="float" office:value="0.0570707" calcext:value-type="float">
            <text:p>0.0570707</text:p>
          </table:table-cell>
          <table:table-cell office:value-type="float" office:value="0.0027858" calcext:value-type="float">
            <text:p>0.0027858</text:p>
          </table:table-cell>
          <table:table-cell office:value-type="float" office:value="0.0116504" calcext:value-type="float">
            <text:p>0.0116504</text:p>
          </table:table-cell>
          <table:table-cell office:value-type="float" office:value="0.00709141" calcext:value-type="float">
            <text:p>0.00709141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/>
          <table:table-cell office:value-type="float" office:value="0.0561592" calcext:value-type="float">
            <text:p>0.0561592</text:p>
          </table:table-cell>
          <table:table-cell office:value-type="float" office:value="0.00274277" calcext:value-type="float">
            <text:p>0.00274277</text:p>
          </table:table-cell>
          <table:table-cell office:value-type="float" office:value="0.0115822" calcext:value-type="float">
            <text:p>0.0115822</text:p>
          </table:table-cell>
          <table:table-cell office:value-type="float" office:value="0.00677481" calcext:value-type="float">
            <text:p>0.00677481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/>
          <table:table-cell office:value-type="float" office:value="0.0566795" calcext:value-type="float">
            <text:p>0.0566795</text:p>
          </table:table-cell>
          <table:table-cell office:value-type="float" office:value="0.00275027" calcext:value-type="float">
            <text:p>0.00275027</text:p>
          </table:table-cell>
          <table:table-cell office:value-type="float" office:value="0.0116832" calcext:value-type="float">
            <text:p>0.0116832</text:p>
          </table:table-cell>
          <table:table-cell office:value-type="float" office:value="0.00574647" calcext:value-type="float">
            <text:p>0.00574647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/>
          <table:table-cell office:value-type="float" office:value="0.0570932" calcext:value-type="float">
            <text:p>0.0570932</text:p>
          </table:table-cell>
          <table:table-cell office:value-type="float" office:value="0.00282014" calcext:value-type="float">
            <text:p>0.00282014</text:p>
          </table:table-cell>
          <table:table-cell office:value-type="float" office:value="0.0103568" calcext:value-type="float">
            <text:p>0.0103568</text:p>
          </table:table-cell>
          <table:table-cell office:value-type="float" office:value="0.00663546" calcext:value-type="float">
            <text:p>0.00663546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/>
          <table:table-cell office:value-type="float" office:value="0.05791" calcext:value-type="float">
            <text:p>0.05791</text:p>
          </table:table-cell>
          <table:table-cell office:value-type="float" office:value="0.00327174" calcext:value-type="float">
            <text:p>0.00327174</text:p>
          </table:table-cell>
          <table:table-cell office:value-type="float" office:value="0.0103529" calcext:value-type="float">
            <text:p>0.0103529</text:p>
          </table:table-cell>
          <table:table-cell office:value-type="float" office:value="0.00593556" calcext:value-type="float">
            <text:p>0.00593556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/>
          <table:table-cell office:value-type="float" office:value="0.0562196" calcext:value-type="float">
            <text:p>0.0562196</text:p>
          </table:table-cell>
          <table:table-cell office:value-type="float" office:value="0.00284185" calcext:value-type="float">
            <text:p>0.00284185</text:p>
          </table:table-cell>
          <table:table-cell office:value-type="float" office:value="0.0107599" calcext:value-type="float">
            <text:p>0.0107599</text:p>
          </table:table-cell>
          <table:table-cell office:value-type="float" office:value="0.00555778" calcext:value-type="float">
            <text:p>0.00555778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/>
          <table:table-cell office:value-type="float" office:value="0.0576747" calcext:value-type="float">
            <text:p>0.0576747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126594" calcext:value-type="float">
            <text:p>0.0126594</text:p>
          </table:table-cell>
          <table:table-cell office:value-type="float" office:value="0.00662678" calcext:value-type="float">
            <text:p>0.00662678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/>
          <table:table-cell office:value-type="float" office:value="0.0567869" calcext:value-type="float">
            <text:p>0.0567869</text:p>
          </table:table-cell>
          <table:table-cell office:value-type="float" office:value="0.00275422" calcext:value-type="float">
            <text:p>0.00275422</text:p>
          </table:table-cell>
          <table:table-cell office:value-type="float" office:value="0.0111578" calcext:value-type="float">
            <text:p>0.0111578</text:p>
          </table:table-cell>
          <table:table-cell office:value-type="float" office:value="0.00568923" calcext:value-type="float">
            <text:p>0.00568923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/>
          <table:table-cell office:value-type="float" office:value="0.0557475" calcext:value-type="float">
            <text:p>0.0557475</text:p>
          </table:table-cell>
          <table:table-cell office:value-type="float" office:value="0.00272974" calcext:value-type="float">
            <text:p>0.00272974</text:p>
          </table:table-cell>
          <table:table-cell office:value-type="float" office:value="0.0100691" calcext:value-type="float">
            <text:p>0.0100691</text:p>
          </table:table-cell>
          <table:table-cell office:value-type="float" office:value="0.00568726" calcext:value-type="float">
            <text:p>0.00568726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/>
          <table:table-cell office:value-type="float" office:value="0.0574292" calcext:value-type="float">
            <text:p>0.0574292</text:p>
          </table:table-cell>
          <table:table-cell office:value-type="float" office:value="0.00334714" calcext:value-type="float">
            <text:p>0.00334714</text:p>
          </table:table-cell>
          <table:table-cell office:value-type="float" office:value="0.011206" calcext:value-type="float">
            <text:p>0.011206</text:p>
          </table:table-cell>
          <table:table-cell office:value-type="float" office:value="0.00560949" calcext:value-type="float">
            <text:p>0.00560949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/>
          <table:table-cell office:value-type="float" office:value="0.0538057" calcext:value-type="float">
            <text:p>0.0538057</text:p>
          </table:table-cell>
          <table:table-cell office:value-type="float" office:value="0.00293659" calcext:value-type="float">
            <text:p>0.00293659</text:p>
          </table:table-cell>
          <table:table-cell office:value-type="float" office:value="0.0110208" calcext:value-type="float">
            <text:p>0.0110208</text:p>
          </table:table-cell>
          <table:table-cell office:value-type="float" office:value="0.00536672" calcext:value-type="float">
            <text:p>0.00536672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/>
          <table:table-cell office:value-type="float" office:value="0.0546513" calcext:value-type="float">
            <text:p>0.0546513</text:p>
          </table:table-cell>
          <table:table-cell office:value-type="float" office:value="0.00280632" calcext:value-type="float">
            <text:p>0.00280632</text:p>
          </table:table-cell>
          <table:table-cell office:value-type="float" office:value="0.00980615" calcext:value-type="float">
            <text:p>0.00980615</text:p>
          </table:table-cell>
          <table:table-cell office:value-type="float" office:value="0.00574094" calcext:value-type="float">
            <text:p>0.00574094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/>
          <table:table-cell office:value-type="float" office:value="0.0562729" calcext:value-type="float">
            <text:p>0.0562729</text:p>
          </table:table-cell>
          <table:table-cell office:value-type="float" office:value="0.00276409" calcext:value-type="float">
            <text:p>0.00276409</text:p>
          </table:table-cell>
          <table:table-cell office:value-type="float" office:value="0.00981207" calcext:value-type="float">
            <text:p>0.00981207</text:p>
          </table:table-cell>
          <table:table-cell office:value-type="float" office:value="0.00582029" calcext:value-type="float">
            <text:p>0.00582029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/>
          <table:table-cell office:value-type="float" office:value="0.0555237" calcext:value-type="float">
            <text:p>0.0555237</text:p>
          </table:table-cell>
          <table:table-cell office:value-type="float" office:value="0.00274593" calcext:value-type="float">
            <text:p>0.00274593</text:p>
          </table:table-cell>
          <table:table-cell office:value-type="float" office:value="0.00978759" calcext:value-type="float">
            <text:p>0.00978759</text:p>
          </table:table-cell>
          <table:table-cell office:value-type="float" office:value="0.00538014" calcext:value-type="float">
            <text:p>0.00538014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/>
          <table:table-cell office:value-type="float" office:value="0.0554412" calcext:value-type="float">
            <text:p>0.0554412</text:p>
          </table:table-cell>
          <table:table-cell office:value-type="float" office:value="0.00274356" calcext:value-type="float">
            <text:p>0.00274356</text:p>
          </table:table-cell>
          <table:table-cell office:value-type="float" office:value="0.0104307" calcext:value-type="float">
            <text:p>0.0104307</text:p>
          </table:table-cell>
          <table:table-cell office:value-type="float" office:value="0.00559252" calcext:value-type="float">
            <text:p>0.00559252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/>
          <table:table-cell office:value-type="float" office:value="0.055455" calcext:value-type="float">
            <text:p>0.055455</text:p>
          </table:table-cell>
          <table:table-cell office:value-type="float" office:value="0.00349557" calcext:value-type="float">
            <text:p>0.00349557</text:p>
          </table:table-cell>
          <table:table-cell office:value-type="float" office:value="0.0103339" calcext:value-type="float">
            <text:p>0.0103339</text:p>
          </table:table-cell>
          <table:table-cell office:value-type="float" office:value="0.00607017" calcext:value-type="float">
            <text:p>0.00607017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/>
          <table:table-cell office:value-type="float" office:value="0.0538594" calcext:value-type="float">
            <text:p>0.0538594</text:p>
          </table:table-cell>
          <table:table-cell office:value-type="float" office:value="0.00330885" calcext:value-type="float">
            <text:p>0.00330885</text:p>
          </table:table-cell>
          <table:table-cell office:value-type="float" office:value="0.00976588" calcext:value-type="float">
            <text:p>0.00976588</text:p>
          </table:table-cell>
          <table:table-cell office:value-type="float" office:value="0.00540935" calcext:value-type="float">
            <text:p>0.00540935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/>
          <table:table-cell office:value-type="float" office:value="0.0549355" calcext:value-type="float">
            <text:p>0.0549355</text:p>
          </table:table-cell>
          <table:table-cell office:value-type="float" office:value="0.00300686" calcext:value-type="float">
            <text:p>0.00300686</text:p>
          </table:table-cell>
          <table:table-cell office:value-type="float" office:value="0.0102976" calcext:value-type="float">
            <text:p>0.0102976</text:p>
          </table:table-cell>
          <table:table-cell office:value-type="float" office:value="0.00563515" calcext:value-type="float">
            <text:p>0.0056351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/>
          <table:table-cell office:value-type="float" office:value="0.0551096" calcext:value-type="float">
            <text:p>0.0551096</text:p>
          </table:table-cell>
          <table:table-cell office:value-type="float" office:value="0.00292436" calcext:value-type="float">
            <text:p>0.00292436</text:p>
          </table:table-cell>
          <table:table-cell office:value-type="float" office:value="0.00992339" calcext:value-type="float">
            <text:p>0.00992339</text:p>
          </table:table-cell>
          <table:table-cell office:value-type="float" office:value="0.00561581" calcext:value-type="float">
            <text:p>0.00561581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/>
          <table:table-cell office:value-type="float" office:value="0.0551167" calcext:value-type="float">
            <text:p>0.0551167</text:p>
          </table:table-cell>
          <table:table-cell office:value-type="float" office:value="0.00289238" calcext:value-type="float">
            <text:p>0.00289238</text:p>
          </table:table-cell>
          <table:table-cell office:value-type="float" office:value="0.0095464" calcext:value-type="float">
            <text:p>0.0095464</text:p>
          </table:table-cell>
          <table:table-cell office:value-type="float" office:value="0.00532842" calcext:value-type="float">
            <text:p>0.00532842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/>
          <table:table-cell office:value-type="float" office:value="0.0542202" calcext:value-type="float">
            <text:p>0.0542202</text:p>
          </table:table-cell>
          <table:table-cell office:value-type="float" office:value="0.00339096" calcext:value-type="float">
            <text:p>0.00339096</text:p>
          </table:table-cell>
          <table:table-cell office:value-type="float" office:value="0.00943587" calcext:value-type="float">
            <text:p>0.00943587</text:p>
          </table:table-cell>
          <table:table-cell office:value-type="float" office:value="0.00580529" calcext:value-type="float">
            <text:p>0.00580529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/>
          <table:table-cell office:value-type="float" office:value="0.0534706" calcext:value-type="float">
            <text:p>0.0534706</text:p>
          </table:table-cell>
          <table:table-cell office:value-type="float" office:value="0.0028912" calcext:value-type="float">
            <text:p>0.0028912</text:p>
          </table:table-cell>
          <table:table-cell office:value-type="float" office:value="0.00957679" calcext:value-type="float">
            <text:p>0.00957679</text:p>
          </table:table-cell>
          <table:table-cell office:value-type="float" office:value="0.00591464" calcext:value-type="float">
            <text:p>0.0059146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/>
          <table:table-cell office:value-type="float" office:value="0.0540611" calcext:value-type="float">
            <text:p>0.0540611</text:p>
          </table:table-cell>
          <table:table-cell office:value-type="float" office:value="0.00284619" calcext:value-type="float">
            <text:p>0.00284619</text:p>
          </table:table-cell>
          <table:table-cell office:value-type="float" office:value="0.0099451" calcext:value-type="float">
            <text:p>0.0099451</text:p>
          </table:table-cell>
          <table:table-cell office:value-type="float" office:value="0.00529961" calcext:value-type="float">
            <text:p>0.00529961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/>
          <table:table-cell office:value-type="float" office:value="0.0529609" calcext:value-type="float">
            <text:p>0.0529609</text:p>
          </table:table-cell>
          <table:table-cell office:value-type="float" office:value="0.00283909" calcext:value-type="float">
            <text:p>0.00283909</text:p>
          </table:table-cell>
          <table:table-cell office:value-type="float" office:value="0.00957403" calcext:value-type="float">
            <text:p>0.00957403</text:p>
          </table:table-cell>
          <table:table-cell office:value-type="float" office:value="0.00535329" calcext:value-type="float">
            <text:p>0.00535329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/>
          <table:table-cell office:value-type="float" office:value="0.0521564" calcext:value-type="float">
            <text:p>0.0521564</text:p>
          </table:table-cell>
          <table:table-cell office:value-type="float" office:value="0.00281185" calcext:value-type="float">
            <text:p>0.00281185</text:p>
          </table:table-cell>
          <table:table-cell office:value-type="float" office:value="0.0103051" calcext:value-type="float">
            <text:p>0.0103051</text:p>
          </table:table-cell>
          <table:table-cell office:value-type="float" office:value="0.00532329" calcext:value-type="float">
            <text:p>0.00532329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/>
          <table:table-cell office:value-type="float" office:value="0.0539956" calcext:value-type="float">
            <text:p>0.0539956</text:p>
          </table:table-cell>
          <table:table-cell office:value-type="float" office:value="0.00280948" calcext:value-type="float">
            <text:p>0.00280948</text:p>
          </table:table-cell>
          <table:table-cell office:value-type="float" office:value="0.0110587" calcext:value-type="float">
            <text:p>0.0110587</text:p>
          </table:table-cell>
          <table:table-cell office:value-type="float" office:value="0.00537698" calcext:value-type="float">
            <text:p>0.00537698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/>
          <table:table-cell office:value-type="float" office:value="0.0540315" calcext:value-type="float">
            <text:p>0.0540315</text:p>
          </table:table-cell>
          <table:table-cell office:value-type="float" office:value="0.00286554" calcext:value-type="float">
            <text:p>0.00286554</text:p>
          </table:table-cell>
          <table:table-cell office:value-type="float" office:value="0.0103545" calcext:value-type="float">
            <text:p>0.0103545</text:p>
          </table:table-cell>
          <table:table-cell office:value-type="float" office:value="0.00520921" calcext:value-type="float">
            <text:p>0.0052092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/>
          <table:table-cell office:value-type="float" office:value="0.0535878" calcext:value-type="float">
            <text:p>0.0535878</text:p>
          </table:table-cell>
          <table:table-cell office:value-type="float" office:value="0.00283475" calcext:value-type="float">
            <text:p>0.00283475</text:p>
          </table:table-cell>
          <table:table-cell office:value-type="float" office:value="0.0105436" calcext:value-type="float">
            <text:p>0.0105436</text:p>
          </table:table-cell>
          <table:table-cell office:value-type="float" office:value="0.00533948" calcext:value-type="float">
            <text:p>0.00533948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/>
          <table:table-cell office:value-type="float" office:value="0.0532148" calcext:value-type="float">
            <text:p>0.0532148</text:p>
          </table:table-cell>
          <table:table-cell office:value-type="float" office:value="0.00281422" calcext:value-type="float">
            <text:p>0.00281422</text:p>
          </table:table-cell>
          <table:table-cell office:value-type="float" office:value="0.00988826" calcext:value-type="float">
            <text:p>0.00988826</text:p>
          </table:table-cell>
          <table:table-cell office:value-type="float" office:value="0.00529724" calcext:value-type="float">
            <text:p>0.00529724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/>
          <table:table-cell office:value-type="float" office:value="0.0541788" calcext:value-type="float">
            <text:p>0.0541788</text:p>
          </table:table-cell>
          <table:table-cell office:value-type="float" office:value="0.00278895" calcext:value-type="float">
            <text:p>0.00278895</text:p>
          </table:table-cell>
          <table:table-cell office:value-type="float" office:value="0.00960522" calcext:value-type="float">
            <text:p>0.00960522</text:p>
          </table:table-cell>
          <table:table-cell office:value-type="float" office:value="0.00525539" calcext:value-type="float">
            <text:p>0.00525539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/>
          <table:table-cell office:value-type="float" office:value="0.0528551" calcext:value-type="float">
            <text:p>0.0528551</text:p>
          </table:table-cell>
          <table:table-cell office:value-type="float" office:value="0.00279053" calcext:value-type="float">
            <text:p>0.00279053</text:p>
          </table:table-cell>
          <table:table-cell office:value-type="float" office:value="0.0103316" calcext:value-type="float">
            <text:p>0.0103316</text:p>
          </table:table-cell>
          <table:table-cell office:value-type="float" office:value="0.00579779" calcext:value-type="float">
            <text:p>0.00579779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/>
          <table:table-cell office:value-type="float" office:value="0.0529246" calcext:value-type="float">
            <text:p>0.0529246</text:p>
          </table:table-cell>
          <table:table-cell office:value-type="float" office:value="0.00279764" calcext:value-type="float">
            <text:p>0.00279764</text:p>
          </table:table-cell>
          <table:table-cell office:value-type="float" office:value="0.00954127" calcext:value-type="float">
            <text:p>0.00954127</text:p>
          </table:table-cell>
          <table:table-cell office:value-type="float" office:value="0.00546146" calcext:value-type="float">
            <text:p>0.00546146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/>
          <table:table-cell office:value-type="float" office:value="0.0519752" calcext:value-type="float">
            <text:p>0.0519752</text:p>
          </table:table-cell>
          <table:table-cell office:value-type="float" office:value="0.0032899" calcext:value-type="float">
            <text:p>0.0032899</text:p>
          </table:table-cell>
          <table:table-cell office:value-type="float" office:value="0.0104796" calcext:value-type="float">
            <text:p>0.0104796</text:p>
          </table:table-cell>
          <table:table-cell office:value-type="float" office:value="0.00673415" calcext:value-type="float">
            <text:p>0.0067341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/>
          <table:table-cell office:value-type="float" office:value="0.0527478" calcext:value-type="float">
            <text:p>0.0527478</text:p>
          </table:table-cell>
          <table:table-cell office:value-type="float" office:value="0.00298041" calcext:value-type="float">
            <text:p>0.00298041</text:p>
          </table:table-cell>
          <table:table-cell office:value-type="float" office:value="0.00949903" calcext:value-type="float">
            <text:p>0.00949903</text:p>
          </table:table-cell>
          <table:table-cell office:value-type="float" office:value="0.00644795" calcext:value-type="float">
            <text:p>0.0064479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/>
          <table:table-cell office:value-type="float" office:value="0.0530723" calcext:value-type="float">
            <text:p>0.0530723</text:p>
          </table:table-cell>
          <table:table-cell office:value-type="float" office:value="0.00290383" calcext:value-type="float">
            <text:p>0.00290383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718891" calcext:value-type="float">
            <text:p>0.00718891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/>
          <table:table-cell office:value-type="float" office:value="0.0509299" calcext:value-type="float">
            <text:p>0.0509299</text:p>
          </table:table-cell>
          <table:table-cell office:value-type="float" office:value="0.0028608" calcext:value-type="float">
            <text:p>0.0028608</text:p>
          </table:table-cell>
          <table:table-cell office:value-type="float" office:value="0.0100525" calcext:value-type="float">
            <text:p>0.0100525</text:p>
          </table:table-cell>
          <table:table-cell office:value-type="float" office:value="0.00681666" calcext:value-type="float">
            <text:p>0.00681666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/>
          <table:table-cell office:value-type="float" office:value="0.0525417" calcext:value-type="float">
            <text:p>0.0525417</text:p>
          </table:table-cell>
          <table:table-cell office:value-type="float" office:value="0.00288606" calcext:value-type="float">
            <text:p>0.00288606</text:p>
          </table:table-cell>
          <table:table-cell office:value-type="float" office:value="0.00948205" calcext:value-type="float">
            <text:p>0.00948205</text:p>
          </table:table-cell>
          <table:table-cell office:value-type="float" office:value="0.00655454" calcext:value-type="float">
            <text:p>0.0065545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/>
          <table:table-cell office:value-type="float" office:value="0.0521797" calcext:value-type="float">
            <text:p>0.0521797</text:p>
          </table:table-cell>
          <table:table-cell office:value-type="float" office:value="0.00337477" calcext:value-type="float">
            <text:p>0.00337477</text:p>
          </table:table-cell>
          <table:table-cell office:value-type="float" office:value="0.00920651" calcext:value-type="float">
            <text:p>0.00920651</text:p>
          </table:table-cell>
          <table:table-cell office:value-type="float" office:value="0.00559725" calcext:value-type="float">
            <text:p>0.00559725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/>
          <table:table-cell office:value-type="float" office:value="0.0536233" calcext:value-type="float">
            <text:p>0.0536233</text:p>
          </table:table-cell>
          <table:table-cell office:value-type="float" office:value="0.00290659" calcext:value-type="float">
            <text:p>0.00290659</text:p>
          </table:table-cell>
          <table:table-cell office:value-type="float" office:value="0.00907743" calcext:value-type="float">
            <text:p>0.00907743</text:p>
          </table:table-cell>
          <table:table-cell office:value-type="float" office:value="0.00536514" calcext:value-type="float">
            <text:p>0.00536514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/>
          <table:table-cell office:value-type="float" office:value="0.0508604" calcext:value-type="float">
            <text:p>0.0508604</text:p>
          </table:table-cell>
          <table:table-cell office:value-type="float" office:value="0.00287856" calcext:value-type="float">
            <text:p>0.00287856</text:p>
          </table:table-cell>
          <table:table-cell office:value-type="float" office:value="0.00982431" calcext:value-type="float">
            <text:p>0.00982431</text:p>
          </table:table-cell>
          <table:table-cell office:value-type="float" office:value="0.00512236" calcext:value-type="float">
            <text:p>0.00512236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/>
          <table:table-cell office:value-type="float" office:value="0.0505912" calcext:value-type="float">
            <text:p>0.0505912</text:p>
          </table:table-cell>
          <table:table-cell office:value-type="float" office:value="0.00286396" calcext:value-type="float">
            <text:p>0.00286396</text:p>
          </table:table-cell>
          <table:table-cell office:value-type="float" office:value="0.00949745" calcext:value-type="float">
            <text:p>0.00949745</text:p>
          </table:table-cell>
          <table:table-cell office:value-type="float" office:value="0.00514368" calcext:value-type="float">
            <text:p>0.00514368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/>
          <table:table-cell office:value-type="float" office:value="0.050603" calcext:value-type="float">
            <text:p>0.050603</text:p>
          </table:table-cell>
          <table:table-cell office:value-type="float" office:value="0.00322477" calcext:value-type="float">
            <text:p>0.00322477</text:p>
          </table:table-cell>
          <table:table-cell office:value-type="float" office:value="0.00936639" calcext:value-type="float">
            <text:p>0.00936639</text:p>
          </table:table-cell>
          <table:table-cell office:value-type="float" office:value="0.00561778" calcext:value-type="float">
            <text:p>0.00561778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/>
          <table:table-cell office:value-type="float" office:value="0.0567522" calcext:value-type="float">
            <text:p>0.0567522</text:p>
          </table:table-cell>
          <table:table-cell office:value-type="float" office:value="0.00312687" calcext:value-type="float">
            <text:p>0.00312687</text:p>
          </table:table-cell>
          <table:table-cell office:value-type="float" office:value="0.00990247" calcext:value-type="float">
            <text:p>0.00990247</text:p>
          </table:table-cell>
          <table:table-cell office:value-type="float" office:value="0.00522066" calcext:value-type="float">
            <text:p>0.00522066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/>
          <table:table-cell office:value-type="float" office:value="0.0641136" calcext:value-type="float">
            <text:p>0.0641136</text:p>
          </table:table-cell>
          <table:table-cell office:value-type="float" office:value="0.00354294" calcext:value-type="float">
            <text:p>0.00354294</text:p>
          </table:table-cell>
          <table:table-cell office:value-type="float" office:value="0.00928744" calcext:value-type="float">
            <text:p>0.00928744</text:p>
          </table:table-cell>
          <table:table-cell office:value-type="float" office:value="0.00515197" calcext:value-type="float">
            <text:p>0.00515197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/>
          <table:table-cell office:value-type="float" office:value="0.0643647" calcext:value-type="float">
            <text:p>0.0643647</text:p>
          </table:table-cell>
          <table:table-cell office:value-type="float" office:value="0.00298002" calcext:value-type="float">
            <text:p>0.00298002</text:p>
          </table:table-cell>
          <table:table-cell office:value-type="float" office:value="0.00925822" calcext:value-type="float">
            <text:p>0.00925822</text:p>
          </table:table-cell>
          <table:table-cell office:value-type="float" office:value="0.00559409" calcext:value-type="float">
            <text:p>0.00559409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/>
          <table:table-cell office:value-type="float" office:value="0.063996" calcext:value-type="float">
            <text:p>0.063996</text:p>
          </table:table-cell>
          <table:table-cell office:value-type="float" office:value="0.00292278" calcext:value-type="float">
            <text:p>0.00292278</text:p>
          </table:table-cell>
          <table:table-cell office:value-type="float" office:value="0.0087936" calcext:value-type="float">
            <text:p>0.0087936</text:p>
          </table:table-cell>
          <table:table-cell office:value-type="float" office:value="0.00540264" calcext:value-type="float">
            <text:p>0.00540264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/>
          <table:table-cell office:value-type="float" office:value="0.0629534" calcext:value-type="float">
            <text:p>0.0629534</text:p>
          </table:table-cell>
          <table:table-cell office:value-type="float" office:value="0.00292357" calcext:value-type="float">
            <text:p>0.00292357</text:p>
          </table:table-cell>
          <table:table-cell office:value-type="float" office:value="0.00947692" calcext:value-type="float">
            <text:p>0.00947692</text:p>
          </table:table-cell>
          <table:table-cell office:value-type="float" office:value="0.00501578" calcext:value-type="float">
            <text:p>0.0050157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/>
          <table:table-cell office:value-type="float" office:value="0.062486" calcext:value-type="float">
            <text:p>0.062486</text:p>
          </table:table-cell>
          <table:table-cell office:value-type="float" office:value="0.00344583" calcext:value-type="float">
            <text:p>0.00344583</text:p>
          </table:table-cell>
          <table:table-cell office:value-type="float" office:value="0.0104989" calcext:value-type="float">
            <text:p>0.0104989</text:p>
          </table:table-cell>
          <table:table-cell office:value-type="float" office:value="0.00539869" calcext:value-type="float">
            <text:p>0.00539869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/>
          <table:table-cell office:value-type="float" office:value="0.0637153" calcext:value-type="float">
            <text:p>0.0637153</text:p>
          </table:table-cell>
          <table:table-cell office:value-type="float" office:value="0.00390927" calcext:value-type="float">
            <text:p>0.00390927</text:p>
          </table:table-cell>
          <table:table-cell office:value-type="float" office:value="0.00993286" calcext:value-type="float">
            <text:p>0.00993286</text:p>
          </table:table-cell>
          <table:table-cell office:value-type="float" office:value="0.00520013" calcext:value-type="float">
            <text:p>0.00520013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/>
          <table:table-cell office:value-type="float" office:value="0.06279" calcext:value-type="float">
            <text:p>0.06279</text:p>
          </table:table-cell>
          <table:table-cell office:value-type="float" office:value="0.00301081" calcext:value-type="float">
            <text:p>0.00301081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0495617" calcext:value-type="float">
            <text:p>0.00495617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/>
          <table:table-cell office:value-type="float" office:value="0.0615425" calcext:value-type="float">
            <text:p>0.0615425</text:p>
          </table:table-cell>
          <table:table-cell office:value-type="float" office:value="0.00294883" calcext:value-type="float">
            <text:p>0.00294883</text:p>
          </table:table-cell>
          <table:table-cell office:value-type="float" office:value="0.00926888" calcext:value-type="float">
            <text:p>0.00926888</text:p>
          </table:table-cell>
          <table:table-cell office:value-type="float" office:value="0.00538251" calcext:value-type="float">
            <text:p>0.00538251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/>
          <table:table-cell office:value-type="float" office:value="0.0627276" calcext:value-type="float">
            <text:p>0.0627276</text:p>
          </table:table-cell>
          <table:table-cell office:value-type="float" office:value="0.00296462" calcext:value-type="float">
            <text:p>0.00296462</text:p>
          </table:table-cell>
          <table:table-cell office:value-type="float" office:value="0.0115691" calcext:value-type="float">
            <text:p>0.0115691</text:p>
          </table:table-cell>
          <table:table-cell office:value-type="float" office:value="0.00527553" calcext:value-type="float">
            <text:p>0.00527553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/>
          <table:table-cell office:value-type="float" office:value="0.0627387" calcext:value-type="float">
            <text:p>0.0627387</text:p>
          </table:table-cell>
          <table:table-cell office:value-type="float" office:value="0.00361242" calcext:value-type="float">
            <text:p>0.00361242</text:p>
          </table:table-cell>
          <table:table-cell office:value-type="float" office:value="0.0101977" calcext:value-type="float">
            <text:p>0.0101977</text:p>
          </table:table-cell>
          <table:table-cell office:value-type="float" office:value="0.00500393" calcext:value-type="float">
            <text:p>0.00500393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/>
          <table:table-cell office:value-type="float" office:value="0.0614016" calcext:value-type="float">
            <text:p>0.0614016</text:p>
          </table:table-cell>
          <table:table-cell office:value-type="float" office:value="0.00360294" calcext:value-type="float">
            <text:p>0.00360294</text:p>
          </table:table-cell>
          <table:table-cell office:value-type="float" office:value="0.00911848" calcext:value-type="float">
            <text:p>0.00911848</text:p>
          </table:table-cell>
          <table:table-cell office:value-type="float" office:value="0.00512591" calcext:value-type="float">
            <text:p>0.00512591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/>
          <table:table-cell office:value-type="float" office:value="0.0616985" calcext:value-type="float">
            <text:p>0.0616985</text:p>
          </table:table-cell>
          <table:table-cell office:value-type="float" office:value="0.00303647" calcext:value-type="float">
            <text:p>0.00303647</text:p>
          </table:table-cell>
          <table:table-cell office:value-type="float" office:value="0.00957403" calcext:value-type="float">
            <text:p>0.00957403</text:p>
          </table:table-cell>
          <table:table-cell office:value-type="float" office:value="0.00509473" calcext:value-type="float">
            <text:p>0.00509473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/>
          <table:table-cell office:value-type="float" office:value="0.0614849" calcext:value-type="float">
            <text:p>0.0614849</text:p>
          </table:table-cell>
          <table:table-cell office:value-type="float" office:value="0.00295238" calcext:value-type="float">
            <text:p>0.00295238</text:p>
          </table:table-cell>
          <table:table-cell office:value-type="float" office:value="0.00882794" calcext:value-type="float">
            <text:p>0.00882794</text:p>
          </table:table-cell>
          <table:table-cell office:value-type="float" office:value="0.00498183" calcext:value-type="float">
            <text:p>0.00498183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/>
          <table:table-cell office:value-type="float" office:value="0.0608857" calcext:value-type="float">
            <text:p>0.0608857</text:p>
          </table:table-cell>
          <table:table-cell office:value-type="float" office:value="0.00285606" calcext:value-type="float">
            <text:p>0.00285606</text:p>
          </table:table-cell>
          <table:table-cell office:value-type="float" office:value="0.0100225" calcext:value-type="float">
            <text:p>0.0100225</text:p>
          </table:table-cell>
          <table:table-cell office:value-type="float" office:value="0.0049313" calcext:value-type="float">
            <text:p>0.004931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/>
          <table:table-cell office:value-type="float" office:value="0.0601862" calcext:value-type="float">
            <text:p>0.0601862</text:p>
          </table:table-cell>
          <table:table-cell office:value-type="float" office:value="0.00276645" calcext:value-type="float">
            <text:p>0.00276645</text:p>
          </table:table-cell>
          <table:table-cell office:value-type="float" office:value="0.00933244" calcext:value-type="float">
            <text:p>0.00933244</text:p>
          </table:table-cell>
          <table:table-cell office:value-type="float" office:value="0.00502841" calcext:value-type="float">
            <text:p>0.00502841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/>
          <table:table-cell office:value-type="float" office:value="0.0610909" calcext:value-type="float">
            <text:p>0.0610909</text:p>
          </table:table-cell>
          <table:table-cell office:value-type="float" office:value="0.00276132" calcext:value-type="float">
            <text:p>0.00276132</text:p>
          </table:table-cell>
          <table:table-cell office:value-type="float" office:value="0.00904032" calcext:value-type="float">
            <text:p>0.00904032</text:p>
          </table:table-cell>
          <table:table-cell office:value-type="float" office:value="0.00495301" calcext:value-type="float">
            <text:p>0.00495301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/>
          <table:table-cell office:value-type="float" office:value="0.0606768" calcext:value-type="float">
            <text:p>0.0606768</text:p>
          </table:table-cell>
          <table:table-cell office:value-type="float" office:value="0.0036061" calcext:value-type="float">
            <text:p>0.0036061</text:p>
          </table:table-cell>
          <table:table-cell office:value-type="float" office:value="0.00887334" calcext:value-type="float">
            <text:p>0.00887334</text:p>
          </table:table-cell>
          <table:table-cell office:value-type="float" office:value="0.00495933" calcext:value-type="float">
            <text:p>0.00495933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/>
          <table:table-cell office:value-type="float" office:value="0.0610633" calcext:value-type="float">
            <text:p>0.0610633</text:p>
          </table:table-cell>
          <table:table-cell office:value-type="float" office:value="0.00286988" calcext:value-type="float">
            <text:p>0.00286988</text:p>
          </table:table-cell>
          <table:table-cell office:value-type="float" office:value="0.0090869" calcext:value-type="float">
            <text:p>0.0090869</text:p>
          </table:table-cell>
          <table:table-cell office:value-type="float" office:value="0.00527079" calcext:value-type="float">
            <text:p>0.00527079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/>
          <table:table-cell office:value-type="float" office:value="0.060573" calcext:value-type="float">
            <text:p>0.060573</text:p>
          </table:table-cell>
          <table:table-cell office:value-type="float" office:value="0.00279527" calcext:value-type="float">
            <text:p>0.00279527</text:p>
          </table:table-cell>
          <table:table-cell office:value-type="float" office:value="0.00987128" calcext:value-type="float">
            <text:p>0.00987128</text:p>
          </table:table-cell>
          <table:table-cell office:value-type="float" office:value="0.00511841" calcext:value-type="float">
            <text:p>0.00511841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/>
          <table:table-cell office:value-type="float" office:value="0.0605967" calcext:value-type="float">
            <text:p>0.0605967</text:p>
          </table:table-cell>
          <table:table-cell office:value-type="float" office:value="0.00274553" calcext:value-type="float">
            <text:p>0.00274553</text:p>
          </table:table-cell>
          <table:table-cell office:value-type="float" office:value="0.00882162" calcext:value-type="float">
            <text:p>0.00882162</text:p>
          </table:table-cell>
          <table:table-cell office:value-type="float" office:value="0.00486774" calcext:value-type="float">
            <text:p>0.00486774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/>
          <table:table-cell office:value-type="float" office:value="0.0596142" calcext:value-type="float">
            <text:p>0.0596142</text:p>
          </table:table-cell>
          <table:table-cell office:value-type="float" office:value="0.00274158" calcext:value-type="float">
            <text:p>0.00274158</text:p>
          </table:table-cell>
          <table:table-cell office:value-type="float" office:value="0.00871149" calcext:value-type="float">
            <text:p>0.00871149</text:p>
          </table:table-cell>
          <table:table-cell office:value-type="float" office:value="0.00503946" calcext:value-type="float">
            <text:p>0.00503946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/>
          <table:table-cell office:value-type="float" office:value="0.0591677" calcext:value-type="float">
            <text:p>0.0591677</text:p>
          </table:table-cell>
          <table:table-cell office:value-type="float" office:value="0.00327569" calcext:value-type="float">
            <text:p>0.00327569</text:p>
          </table:table-cell>
          <table:table-cell office:value-type="float" office:value="0.00850898" calcext:value-type="float">
            <text:p>0.00850898</text:p>
          </table:table-cell>
          <table:table-cell office:value-type="float" office:value="0.0049992" calcext:value-type="float">
            <text:p>0.0049992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/>
          <table:table-cell office:value-type="float" office:value="0.0593019" calcext:value-type="float">
            <text:p>0.0593019</text:p>
          </table:table-cell>
          <table:table-cell office:value-type="float" office:value="0.00297449" calcext:value-type="float">
            <text:p>0.00297449</text:p>
          </table:table-cell>
          <table:table-cell office:value-type="float" office:value="0.00895229" calcext:value-type="float">
            <text:p>0.00895229</text:p>
          </table:table-cell>
          <table:table-cell office:value-type="float" office:value="0.00479945" calcext:value-type="float">
            <text:p>0.00479945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/>
          <table:table-cell office:value-type="float" office:value="0.0589699" calcext:value-type="float">
            <text:p>0.0589699</text:p>
          </table:table-cell>
          <table:table-cell office:value-type="float" office:value="0.00279882" calcext:value-type="float">
            <text:p>0.00279882</text:p>
          </table:table-cell>
          <table:table-cell office:value-type="float" office:value="0.00863333" calcext:value-type="float">
            <text:p>0.00863333</text:p>
          </table:table-cell>
          <table:table-cell office:value-type="float" office:value="0.00485077" calcext:value-type="float">
            <text:p>0.0048507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/>
          <table:table-cell office:value-type="float" office:value="0.0587639" calcext:value-type="float">
            <text:p>0.0587639</text:p>
          </table:table-cell>
          <table:table-cell office:value-type="float" office:value="0.00278185" calcext:value-type="float">
            <text:p>0.00278185</text:p>
          </table:table-cell>
          <table:table-cell office:value-type="float" office:value="0.00895347" calcext:value-type="float">
            <text:p>0.00895347</text:p>
          </table:table-cell>
          <table:table-cell office:value-type="float" office:value="0.0054129" calcext:value-type="float">
            <text:p>0.0054129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/>
          <table:table-cell office:value-type="float" office:value="0.0579787" calcext:value-type="float">
            <text:p>0.0579787</text:p>
          </table:table-cell>
          <table:table-cell office:value-type="float" office:value="0.00274356" calcext:value-type="float">
            <text:p>0.00274356</text:p>
          </table:table-cell>
          <table:table-cell office:value-type="float" office:value="0.00948047" calcext:value-type="float">
            <text:p>0.00948047</text:p>
          </table:table-cell>
          <table:table-cell office:value-type="float" office:value="0.00488195" calcext:value-type="float">
            <text:p>0.00488195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/>
          <table:table-cell office:value-type="float" office:value="0.0587173" calcext:value-type="float">
            <text:p>0.0587173</text:p>
          </table:table-cell>
          <table:table-cell office:value-type="float" office:value="0.00270329" calcext:value-type="float">
            <text:p>0.00270329</text:p>
          </table:table-cell>
          <table:table-cell office:value-type="float" office:value="0.0105609" calcext:value-type="float">
            <text:p>0.0105609</text:p>
          </table:table-cell>
          <table:table-cell office:value-type="float" office:value="0.00485511" calcext:value-type="float">
            <text:p>0.00485511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/>
          <table:table-cell office:value-type="float" office:value="0.0584003" calcext:value-type="float">
            <text:p>0.0584003</text:p>
          </table:table-cell>
          <table:table-cell office:value-type="float" office:value="0.00327766" calcext:value-type="float">
            <text:p>0.00327766</text:p>
          </table:table-cell>
          <table:table-cell office:value-type="float" office:value="0.0100016" calcext:value-type="float">
            <text:p>0.0100016</text:p>
          </table:table-cell>
          <table:table-cell office:value-type="float" office:value="0.0048938" calcext:value-type="float">
            <text:p>0.0048938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/>
          <table:table-cell office:value-type="float" office:value="0.0574213" calcext:value-type="float">
            <text:p>0.0574213</text:p>
          </table:table-cell>
          <table:table-cell office:value-type="float" office:value="0.00326701" calcext:value-type="float">
            <text:p>0.00326701</text:p>
          </table:table-cell>
          <table:table-cell office:value-type="float" office:value="0.00889465" calcext:value-type="float">
            <text:p>0.00889465</text:p>
          </table:table-cell>
          <table:table-cell office:value-type="float" office:value="0.00480892" calcext:value-type="float">
            <text:p>0.00480892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/>
          <table:table-cell office:value-type="float" office:value="0.0583071" calcext:value-type="float">
            <text:p>0.0583071</text:p>
          </table:table-cell>
          <table:table-cell office:value-type="float" office:value="0.00281027" calcext:value-type="float">
            <text:p>0.00281027</text:p>
          </table:table-cell>
          <table:table-cell office:value-type="float" office:value="0.00848648" calcext:value-type="float">
            <text:p>0.00848648</text:p>
          </table:table-cell>
          <table:table-cell office:value-type="float" office:value="0.00491867" calcext:value-type="float">
            <text:p>0.00491867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/>
          <table:table-cell office:value-type="float" office:value="0.057906" calcext:value-type="float">
            <text:p>0.057906</text:p>
          </table:table-cell>
          <table:table-cell office:value-type="float" office:value="0.00278461" calcext:value-type="float">
            <text:p>0.00278461</text:p>
          </table:table-cell>
          <table:table-cell office:value-type="float" office:value="0.00910822" calcext:value-type="float">
            <text:p>0.00910822</text:p>
          </table:table-cell>
          <table:table-cell office:value-type="float" office:value="0.00600662" calcext:value-type="float">
            <text:p>0.00600662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/>
          <table:table-cell office:value-type="float" office:value="0.057773" calcext:value-type="float">
            <text:p>0.057773</text:p>
          </table:table-cell>
          <table:table-cell office:value-type="float" office:value="0.00275303" calcext:value-type="float">
            <text:p>0.00275303</text:p>
          </table:table-cell>
          <table:table-cell office:value-type="float" office:value="0.0100098" calcext:value-type="float">
            <text:p>0.0100098</text:p>
          </table:table-cell>
          <table:table-cell office:value-type="float" office:value="0.00562568" calcext:value-type="float">
            <text:p>0.00562568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/>
          <table:table-cell office:value-type="float" office:value="0.0567569" calcext:value-type="float">
            <text:p>0.0567569</text:p>
          </table:table-cell>
          <table:table-cell office:value-type="float" office:value="0.00270487" calcext:value-type="float">
            <text:p>0.00270487</text:p>
          </table:table-cell>
          <table:table-cell office:value-type="float" office:value="0.00859582" calcext:value-type="float">
            <text:p>0.00859582</text:p>
          </table:table-cell>
          <table:table-cell office:value-type="float" office:value="0.00579384" calcext:value-type="float">
            <text:p>0.00579384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/>
          <table:table-cell office:value-type="float" office:value="0.0579218" calcext:value-type="float">
            <text:p>0.0579218</text:p>
          </table:table-cell>
          <table:table-cell office:value-type="float" office:value="0.00329069" calcext:value-type="float">
            <text:p>0.00329069</text:p>
          </table:table-cell>
          <table:table-cell office:value-type="float" office:value="0.00917414" calcext:value-type="float">
            <text:p>0.00917414</text:p>
          </table:table-cell>
          <table:table-cell office:value-type="float" office:value="0.00586608" calcext:value-type="float">
            <text:p>0.0058660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/>
          <table:table-cell office:value-type="float" office:value="0.0579775" calcext:value-type="float">
            <text:p>0.0579775</text:p>
          </table:table-cell>
          <table:table-cell office:value-type="float" office:value="0.00277159" calcext:value-type="float">
            <text:p>0.00277159</text:p>
          </table:table-cell>
          <table:table-cell office:value-type="float" office:value="0.00823225" calcext:value-type="float">
            <text:p>0.00823225</text:p>
          </table:table-cell>
          <table:table-cell office:value-type="float" office:value="0.00545198" calcext:value-type="float">
            <text:p>0.00545198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/>
          <table:table-cell office:value-type="float" office:value="0.0565157" calcext:value-type="float">
            <text:p>0.0565157</text:p>
          </table:table-cell>
          <table:table-cell office:value-type="float" office:value="0.00274632" calcext:value-type="float">
            <text:p>0.00274632</text:p>
          </table:table-cell>
          <table:table-cell office:value-type="float" office:value="0.0091019" calcext:value-type="float">
            <text:p>0.0091019</text:p>
          </table:table-cell>
          <table:table-cell office:value-type="float" office:value="0.00466168" calcext:value-type="float">
            <text:p>0.00466168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/>
          <table:table-cell office:value-type="float" office:value="0.0570028" calcext:value-type="float">
            <text:p>0.0570028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.00844621" calcext:value-type="float">
            <text:p>0.00844621</text:p>
          </table:table-cell>
          <table:table-cell office:value-type="float" office:value="0.00479116" calcext:value-type="float">
            <text:p>0.00479116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/>
          <table:table-cell office:value-type="float" office:value="0.0568761" calcext:value-type="float">
            <text:p>0.0568761</text:p>
          </table:table-cell>
          <table:table-cell office:value-type="float" office:value="0.00270132" calcext:value-type="float">
            <text:p>0.00270132</text:p>
          </table:table-cell>
          <table:table-cell office:value-type="float" office:value="0.00848016" calcext:value-type="float">
            <text:p>0.00848016</text:p>
          </table:table-cell>
          <table:table-cell office:value-type="float" office:value="0.00490406" calcext:value-type="float">
            <text:p>0.00490406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/>
          <table:table-cell office:value-type="float" office:value="0.0558407" calcext:value-type="float">
            <text:p>0.0558407</text:p>
          </table:table-cell>
          <table:table-cell office:value-type="float" office:value="0.00272066" calcext:value-type="float">
            <text:p>0.00272066</text:p>
          </table:table-cell>
          <table:table-cell office:value-type="float" office:value="0.00793026" calcext:value-type="float">
            <text:p>0.00793026</text:p>
          </table:table-cell>
          <table:table-cell office:value-type="float" office:value="0.0046147" calcext:value-type="float">
            <text:p>0.0046147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/>
          <table:table-cell office:value-type="float" office:value="0.0560175" calcext:value-type="float">
            <text:p>0.0560175</text:p>
          </table:table-cell>
          <table:table-cell office:value-type="float" office:value="0.00279527" calcext:value-type="float">
            <text:p>0.00279527</text:p>
          </table:table-cell>
          <table:table-cell office:value-type="float" office:value="0.00826383" calcext:value-type="float">
            <text:p>0.00826383</text:p>
          </table:table-cell>
          <table:table-cell office:value-type="float" office:value="0.00464826" calcext:value-type="float">
            <text:p>0.00464826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/>
          <table:table-cell office:value-type="float" office:value="0.0556863" calcext:value-type="float">
            <text:p>0.0556863</text:p>
          </table:table-cell>
          <table:table-cell office:value-type="float" office:value="0.00276685" calcext:value-type="float">
            <text:p>0.00276685</text:p>
          </table:table-cell>
          <table:table-cell office:value-type="float" office:value="0.00800408" calcext:value-type="float">
            <text:p>0.00800408</text:p>
          </table:table-cell>
          <table:table-cell office:value-type="float" office:value="0.00576976" calcext:value-type="float">
            <text:p>0.00576976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/>
          <table:table-cell office:value-type="float" office:value="0.0553859" calcext:value-type="float">
            <text:p>0.0553859</text:p>
          </table:table-cell>
          <table:table-cell office:value-type="float" office:value="0.00275145" calcext:value-type="float">
            <text:p>0.00275145</text:p>
          </table:table-cell>
          <table:table-cell office:value-type="float" office:value="0.00881689" calcext:value-type="float">
            <text:p>0.00881689</text:p>
          </table:table-cell>
          <table:table-cell office:value-type="float" office:value="0.0053675" calcext:value-type="float">
            <text:p>0.0053675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/>
          <table:table-cell office:value-type="float" office:value="0.055016" calcext:value-type="float">
            <text:p>0.055016</text:p>
          </table:table-cell>
          <table:table-cell office:value-type="float" office:value="0.00272066" calcext:value-type="float">
            <text:p>0.00272066</text:p>
          </table:table-cell>
          <table:table-cell office:value-type="float" office:value="0.00820817" calcext:value-type="float">
            <text:p>0.00820817</text:p>
          </table:table-cell>
          <table:table-cell office:value-type="float" office:value="0.00476432" calcext:value-type="float">
            <text:p>0.00476432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/>
          <table:table-cell office:value-type="float" office:value="0.0550279" calcext:value-type="float">
            <text:p>0.0550279</text:p>
          </table:table-cell>
          <table:table-cell office:value-type="float" office:value="0.00271119" calcext:value-type="float">
            <text:p>0.00271119</text:p>
          </table:table-cell>
          <table:table-cell office:value-type="float" office:value="0.00876873" calcext:value-type="float">
            <text:p>0.00876873</text:p>
          </table:table-cell>
          <table:table-cell office:value-type="float" office:value="0.0046605" calcext:value-type="float">
            <text:p>0.004660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/>
          <table:table-cell office:value-type="float" office:value="0.0552663" calcext:value-type="float">
            <text:p>0.0552663</text:p>
          </table:table-cell>
          <table:table-cell office:value-type="float" office:value="0.00268553" calcext:value-type="float">
            <text:p>0.00268553</text:p>
          </table:table-cell>
          <table:table-cell office:value-type="float" office:value="0.00813277" calcext:value-type="float">
            <text:p>0.00813277</text:p>
          </table:table-cell>
          <table:table-cell office:value-type="float" office:value="0.00455431" calcext:value-type="float">
            <text:p>0.00455431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/>
          <table:table-cell office:value-type="float" office:value="0.0552967" calcext:value-type="float">
            <text:p>0.0552967</text:p>
          </table:table-cell>
          <table:table-cell office:value-type="float" office:value="0.00329148" calcext:value-type="float">
            <text:p>0.00329148</text:p>
          </table:table-cell>
          <table:table-cell office:value-type="float" office:value="0.00866451" calcext:value-type="float">
            <text:p>0.00866451</text:p>
          </table:table-cell>
          <table:table-cell office:value-type="float" office:value="0.00456496" calcext:value-type="float">
            <text:p>0.00456496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/>
          <table:table-cell office:value-type="float" office:value="0.054069" calcext:value-type="float">
            <text:p>0.054069</text:p>
          </table:table-cell>
          <table:table-cell office:value-type="float" office:value="0.0028908" calcext:value-type="float">
            <text:p>0.0028908</text:p>
          </table:table-cell>
          <table:table-cell office:value-type="float" office:value="0.00831634" calcext:value-type="float">
            <text:p>0.00831634</text:p>
          </table:table-cell>
          <table:table-cell office:value-type="float" office:value="0.00456457" calcext:value-type="float">
            <text:p>0.00456457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/>
          <table:table-cell office:value-type="float" office:value="0.0536348" calcext:value-type="float">
            <text:p>0.0536348</text:p>
          </table:table-cell>
          <table:table-cell office:value-type="float" office:value="0.00276606" calcext:value-type="float">
            <text:p>0.00276606</text:p>
          </table:table-cell>
          <table:table-cell office:value-type="float" office:value="0.00789671" calcext:value-type="float">
            <text:p>0.00789671</text:p>
          </table:table-cell>
          <table:table-cell office:value-type="float" office:value="0.0046372" calcext:value-type="float">
            <text:p>0.0046372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/>
          <table:table-cell office:value-type="float" office:value="0.0544101" calcext:value-type="float">
            <text:p>0.0544101</text:p>
          </table:table-cell>
          <table:table-cell office:value-type="float" office:value="0.0027254" calcext:value-type="float">
            <text:p>0.0027254</text:p>
          </table:table-cell>
          <table:table-cell office:value-type="float" office:value="0.00765078" calcext:value-type="float">
            <text:p>0.00765078</text:p>
          </table:table-cell>
          <table:table-cell office:value-type="float" office:value="0.00459852" calcext:value-type="float">
            <text:p>0.00459852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/>
          <table:table-cell office:value-type="float" office:value="0.0546485" calcext:value-type="float">
            <text:p>0.0546485</text:p>
          </table:table-cell>
          <table:table-cell office:value-type="float" office:value="0.00268632" calcext:value-type="float">
            <text:p>0.00268632</text:p>
          </table:table-cell>
          <table:table-cell office:value-type="float" office:value="0.00885597" calcext:value-type="float">
            <text:p>0.00885597</text:p>
          </table:table-cell>
          <table:table-cell office:value-type="float" office:value="0.00458391" calcext:value-type="float">
            <text:p>0.00458391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/>
          <table:table-cell office:value-type="float" office:value="0.0531054" calcext:value-type="float">
            <text:p>0.0531054</text:p>
          </table:table-cell>
          <table:table-cell office:value-type="float" office:value="0.00269106" calcext:value-type="float">
            <text:p>0.00269106</text:p>
          </table:table-cell>
          <table:table-cell office:value-type="float" office:value="0.00865662" calcext:value-type="float">
            <text:p>0.00865662</text:p>
          </table:table-cell>
          <table:table-cell office:value-type="float" office:value="0.00470629" calcext:value-type="float">
            <text:p>0.00470629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/>
          <table:table-cell office:value-type="float" office:value="0.0532377" calcext:value-type="float">
            <text:p>0.0532377</text:p>
          </table:table-cell>
          <table:table-cell office:value-type="float" office:value="0.00317897" calcext:value-type="float">
            <text:p>0.00317897</text:p>
          </table:table-cell>
          <table:table-cell office:value-type="float" office:value="0.00895742" calcext:value-type="float">
            <text:p>0.00895742</text:p>
          </table:table-cell>
          <table:table-cell office:value-type="float" office:value="0.00518039" calcext:value-type="float">
            <text:p>0.00518039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/>
          <table:table-cell office:value-type="float" office:value="0.0539056" calcext:value-type="float">
            <text:p>0.0539056</text:p>
          </table:table-cell>
          <table:table-cell office:value-type="float" office:value="0.00280632" calcext:value-type="float">
            <text:p>0.00280632</text:p>
          </table:table-cell>
          <table:table-cell office:value-type="float" office:value="0.00890097" calcext:value-type="float">
            <text:p>0.00890097</text:p>
          </table:table-cell>
          <table:table-cell office:value-type="float" office:value="0.00458549" calcext:value-type="float">
            <text:p>0.0045854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/>
          <table:table-cell office:value-type="float" office:value="0.0538819" calcext:value-type="float">
            <text:p>0.0538819</text:p>
          </table:table-cell>
          <table:table-cell office:value-type="float" office:value="0.00274158" calcext:value-type="float">
            <text:p>0.00274158</text:p>
          </table:table-cell>
          <table:table-cell office:value-type="float" office:value="0.00814817" calcext:value-type="float">
            <text:p>0.00814817</text:p>
          </table:table-cell>
          <table:table-cell office:value-type="float" office:value="0.00458983" calcext:value-type="float">
            <text:p>0.0045898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/>
          <table:table-cell office:value-type="float" office:value="0.0521288" calcext:value-type="float">
            <text:p>0.0521288</text:p>
          </table:table-cell>
          <table:table-cell office:value-type="float" office:value="0.00272974" calcext:value-type="float">
            <text:p>0.00272974</text:p>
          </table:table-cell>
          <table:table-cell office:value-type="float" office:value="0.00792671" calcext:value-type="float">
            <text:p>0.00792671</text:p>
          </table:table-cell>
          <table:table-cell office:value-type="float" office:value="0.00474458" calcext:value-type="float">
            <text:p>0.00474458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/>
          <table:table-cell office:value-type="float" office:value="0.0524833" calcext:value-type="float">
            <text:p>0.0524833</text:p>
          </table:table-cell>
          <table:table-cell office:value-type="float" office:value="0.0027029" calcext:value-type="float">
            <text:p>0.0027029</text:p>
          </table:table-cell>
          <table:table-cell office:value-type="float" office:value="0.00835976" calcext:value-type="float">
            <text:p>0.00835976</text:p>
          </table:table-cell>
          <table:table-cell office:value-type="float" office:value="0.00449272" calcext:value-type="float">
            <text:p>0.00449272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/>
          <table:table-cell office:value-type="float" office:value="0.0528208" calcext:value-type="float">
            <text:p>0.0528208</text:p>
          </table:table-cell>
          <table:table-cell office:value-type="float" office:value="0.00276724" calcext:value-type="float">
            <text:p>0.00276724</text:p>
          </table:table-cell>
          <table:table-cell office:value-type="float" office:value="0.00806961" calcext:value-type="float">
            <text:p>0.00806961</text:p>
          </table:table-cell>
          <table:table-cell office:value-type="float" office:value="0.00442798" calcext:value-type="float">
            <text:p>0.00442798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/>
          <table:table-cell office:value-type="float" office:value="0.0524829" calcext:value-type="float">
            <text:p>0.0524829</text:p>
          </table:table-cell>
          <table:table-cell office:value-type="float" office:value="0.00322595" calcext:value-type="float">
            <text:p>0.00322595</text:p>
          </table:table-cell>
          <table:table-cell office:value-type="float" office:value="0.00777473" calcext:value-type="float">
            <text:p>0.00777473</text:p>
          </table:table-cell>
          <table:table-cell office:value-type="float" office:value="0.0044722" calcext:value-type="float">
            <text:p>0.0044722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/>
          <table:table-cell office:value-type="float" office:value="0.0515572" calcext:value-type="float">
            <text:p>0.0515572</text:p>
          </table:table-cell>
          <table:table-cell office:value-type="float" office:value="0.00279488" calcext:value-type="float">
            <text:p>0.00279488</text:p>
          </table:table-cell>
          <table:table-cell office:value-type="float" office:value="0.00747393" calcext:value-type="float">
            <text:p>0.00747393</text:p>
          </table:table-cell>
          <table:table-cell office:value-type="float" office:value="0.0049613" calcext:value-type="float">
            <text:p>0.0049613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/>
          <table:table-cell office:value-type="float" office:value="0.0510985" calcext:value-type="float">
            <text:p>0.0510985</text:p>
          </table:table-cell>
          <table:table-cell office:value-type="float" office:value="0.00278066" calcext:value-type="float">
            <text:p>0.00278066</text:p>
          </table:table-cell>
          <table:table-cell office:value-type="float" office:value="0.00758762" calcext:value-type="float">
            <text:p>0.00758762</text:p>
          </table:table-cell>
          <table:table-cell office:value-type="float" office:value="0.00501696" calcext:value-type="float">
            <text:p>0.00501696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/>
          <table:table-cell office:value-type="float" office:value="0.0536983" calcext:value-type="float">
            <text:p>0.0536983</text:p>
          </table:table-cell>
          <table:table-cell office:value-type="float" office:value="0.0027325" calcext:value-type="float">
            <text:p>0.0027325</text:p>
          </table:table-cell>
          <table:table-cell office:value-type="float" office:value="0.00744985" calcext:value-type="float">
            <text:p>0.00744985</text:p>
          </table:table-cell>
          <table:table-cell office:value-type="float" office:value="0.00479432" calcext:value-type="float">
            <text:p>0.00479432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/>
          <table:table-cell office:value-type="float" office:value="0.0515635" calcext:value-type="float">
            <text:p>0.0515635</text:p>
          </table:table-cell>
          <table:table-cell office:value-type="float" office:value="0.00270369" calcext:value-type="float">
            <text:p>0.00270369</text:p>
          </table:table-cell>
          <table:table-cell office:value-type="float" office:value="0.00795395" calcext:value-type="float">
            <text:p>0.00795395</text:p>
          </table:table-cell>
          <table:table-cell office:value-type="float" office:value="0.0045547" calcext:value-type="float">
            <text:p>0.0045547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/>
          <table:table-cell office:value-type="float" office:value="0.0507487" calcext:value-type="float">
            <text:p>0.0507487</text:p>
          </table:table-cell>
          <table:table-cell office:value-type="float" office:value="0.00329266" calcext:value-type="float">
            <text:p>0.00329266</text:p>
          </table:table-cell>
          <table:table-cell office:value-type="float" office:value="0.00757301" calcext:value-type="float">
            <text:p>0.00757301</text:p>
          </table:table-cell>
          <table:table-cell office:value-type="float" office:value="0.00436522" calcext:value-type="float">
            <text:p>0.0043652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/>
          <table:table-cell office:value-type="float" office:value="0.050729" calcext:value-type="float">
            <text:p>0.050729</text:p>
          </table:table-cell>
          <table:table-cell office:value-type="float" office:value="0.00282132" calcext:value-type="float">
            <text:p>0.00282132</text:p>
          </table:table-cell>
          <table:table-cell office:value-type="float" office:value="0.00773762" calcext:value-type="float">
            <text:p>0.00773762</text:p>
          </table:table-cell>
          <table:table-cell office:value-type="float" office:value="0.00433048" calcext:value-type="float">
            <text:p>0.004330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/>
          <table:table-cell office:value-type="float" office:value="0.0503745" calcext:value-type="float">
            <text:p>0.0503745</text:p>
          </table:table-cell>
          <table:table-cell office:value-type="float" office:value="0.00276566" calcext:value-type="float">
            <text:p>0.00276566</text:p>
          </table:table-cell>
          <table:table-cell office:value-type="float" office:value="0.00741076" calcext:value-type="float">
            <text:p>0.00741076</text:p>
          </table:table-cell>
          <table:table-cell office:value-type="float" office:value="0.00439522" calcext:value-type="float">
            <text:p>0.00439522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/>
          <table:table-cell office:value-type="float" office:value="0.050909" calcext:value-type="float">
            <text:p>0.050909</text:p>
          </table:table-cell>
          <table:table-cell office:value-type="float" office:value="0.00271869" calcext:value-type="float">
            <text:p>0.00271869</text:p>
          </table:table-cell>
          <table:table-cell office:value-type="float" office:value="0.00780828" calcext:value-type="float">
            <text:p>0.00780828</text:p>
          </table:table-cell>
          <table:table-cell office:value-type="float" office:value="0.00445404" calcext:value-type="float">
            <text:p>0.00445404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/>
          <table:table-cell office:value-type="float" office:value="0.0503504" calcext:value-type="float">
            <text:p>0.0503504</text:p>
          </table:table-cell>
          <table:table-cell office:value-type="float" office:value="0.00269382" calcext:value-type="float">
            <text:p>0.00269382</text:p>
          </table:table-cell>
          <table:table-cell office:value-type="float" office:value="0.00752761" calcext:value-type="float">
            <text:p>0.00752761</text:p>
          </table:table-cell>
          <table:table-cell office:value-type="float" office:value="0.00432219" calcext:value-type="float">
            <text:p>0.00432219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/>
          <table:table-cell office:value-type="float" office:value="0.0497504" calcext:value-type="float">
            <text:p>0.0497504</text:p>
          </table:table-cell>
          <table:table-cell office:value-type="float" office:value="0.00267921" calcext:value-type="float">
            <text:p>0.00267921</text:p>
          </table:table-cell>
          <table:table-cell office:value-type="float" office:value="0.00851135" calcext:value-type="float">
            <text:p>0.00851135</text:p>
          </table:table-cell>
          <table:table-cell office:value-type="float" office:value="0.00440509" calcext:value-type="float">
            <text:p>0.00440509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/>
          <table:table-cell office:value-type="float" office:value="0.0499742" calcext:value-type="float">
            <text:p>0.0499742</text:p>
          </table:table-cell>
          <table:table-cell office:value-type="float" office:value="0.00271869" calcext:value-type="float">
            <text:p>0.00271869</text:p>
          </table:table-cell>
          <table:table-cell office:value-type="float" office:value="0.00780315" calcext:value-type="float">
            <text:p>0.00780315</text:p>
          </table:table-cell>
          <table:table-cell office:value-type="float" office:value="0.00446154" calcext:value-type="float">
            <text:p>0.00446154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/>
          <table:table-cell office:value-type="float" office:value="0.0498281" calcext:value-type="float">
            <text:p>0.0498281</text:p>
          </table:table-cell>
          <table:table-cell office:value-type="float" office:value="0.00280396" calcext:value-type="float">
            <text:p>0.00280396</text:p>
          </table:table-cell>
          <table:table-cell office:value-type="float" office:value="0.00781144" calcext:value-type="float">
            <text:p>0.00781144</text:p>
          </table:table-cell>
          <table:table-cell office:value-type="float" office:value="0.00462694" calcext:value-type="float">
            <text:p>0.00462694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/>
          <table:table-cell office:value-type="float" office:value="0.0492384" calcext:value-type="float">
            <text:p>0.0492384</text:p>
          </table:table-cell>
          <table:table-cell office:value-type="float" office:value="0.00275856" calcext:value-type="float">
            <text:p>0.00275856</text:p>
          </table:table-cell>
          <table:table-cell office:value-type="float" office:value="0.00763183" calcext:value-type="float">
            <text:p>0.00763183</text:p>
          </table:table-cell>
          <table:table-cell office:value-type="float" office:value="0.0042839" calcext:value-type="float">
            <text:p>0.0042839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/>
          <table:table-cell office:value-type="float" office:value="0.0488938" calcext:value-type="float">
            <text:p>0.0488938</text:p>
          </table:table-cell>
          <table:table-cell office:value-type="float" office:value="0.00270606" calcext:value-type="float">
            <text:p>0.00270606</text:p>
          </table:table-cell>
          <table:table-cell office:value-type="float" office:value="0.00756038" calcext:value-type="float">
            <text:p>0.00756038</text:p>
          </table:table-cell>
          <table:table-cell office:value-type="float" office:value="0.00424245" calcext:value-type="float">
            <text:p>0.00424245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/>
          <table:table-cell office:value-type="float" office:value="0.0483221" calcext:value-type="float">
            <text:p>0.0483221</text:p>
          </table:table-cell>
          <table:table-cell office:value-type="float" office:value="0.0026879" calcext:value-type="float">
            <text:p>0.0026879</text:p>
          </table:table-cell>
          <table:table-cell office:value-type="float" office:value="0.00857924" calcext:value-type="float">
            <text:p>0.00857924</text:p>
          </table:table-cell>
          <table:table-cell office:value-type="float" office:value="0.00434311" calcext:value-type="float">
            <text:p>0.00434311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/>
          <table:table-cell office:value-type="float" office:value="0.0501191" calcext:value-type="float">
            <text:p>0.0501191</text:p>
          </table:table-cell>
          <table:table-cell office:value-type="float" office:value="0.00269777" calcext:value-type="float">
            <text:p>0.00269777</text:p>
          </table:table-cell>
          <table:table-cell office:value-type="float" office:value="0.00742419" calcext:value-type="float">
            <text:p>0.00742419</text:p>
          </table:table-cell>
          <table:table-cell office:value-type="float" office:value="0.00447535" calcext:value-type="float">
            <text:p>0.0044753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/>
          <table:table-cell office:value-type="float" office:value="0.0483293" calcext:value-type="float">
            <text:p>0.0483293</text:p>
          </table:table-cell>
          <table:table-cell office:value-type="float" office:value="0.00277159" calcext:value-type="float">
            <text:p>0.00277159</text:p>
          </table:table-cell>
          <table:table-cell office:value-type="float" office:value="0.00765946" calcext:value-type="float">
            <text:p>0.00765946</text:p>
          </table:table-cell>
          <table:table-cell office:value-type="float" office:value="0.00427877" calcext:value-type="float">
            <text:p>0.00427877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/>
          <table:table-cell office:value-type="float" office:value="0.0477687" calcext:value-type="float">
            <text:p>0.0477687</text:p>
          </table:table-cell>
          <table:table-cell office:value-type="float" office:value="0.0040806" calcext:value-type="float">
            <text:p>0.0040806</text:p>
          </table:table-cell>
          <table:table-cell office:value-type="float" office:value="0.00744906" calcext:value-type="float">
            <text:p>0.00744906</text:p>
          </table:table-cell>
          <table:table-cell office:value-type="float" office:value="0.00481129" calcext:value-type="float">
            <text:p>0.00481129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/>
          <table:table-cell office:value-type="float" office:value="0.0474482" calcext:value-type="float">
            <text:p>0.0474482</text:p>
          </table:table-cell>
          <table:table-cell office:value-type="float" office:value="0.00318924" calcext:value-type="float">
            <text:p>0.00318924</text:p>
          </table:table-cell>
          <table:table-cell office:value-type="float" office:value="0.00764091" calcext:value-type="float">
            <text:p>0.00764091</text:p>
          </table:table-cell>
          <table:table-cell office:value-type="float" office:value="0.0051796" calcext:value-type="float">
            <text:p>0.0051796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/>
          <table:table-cell office:value-type="float" office:value="0.0482787" calcext:value-type="float">
            <text:p>0.0482787</text:p>
          </table:table-cell>
          <table:table-cell office:value-type="float" office:value="0.00282527" calcext:value-type="float">
            <text:p>0.00282527</text:p>
          </table:table-cell>
          <table:table-cell office:value-type="float" office:value="0.00711272" calcext:value-type="float">
            <text:p>0.00711272</text:p>
          </table:table-cell>
          <table:table-cell office:value-type="float" office:value="0.00446233" calcext:value-type="float">
            <text:p>0.00446233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/>
          <table:table-cell office:value-type="float" office:value="0.0480134" calcext:value-type="float">
            <text:p>0.0480134</text:p>
          </table:table-cell>
          <table:table-cell office:value-type="float" office:value="0.00272895" calcext:value-type="float">
            <text:p>0.00272895</text:p>
          </table:table-cell>
          <table:table-cell office:value-type="float" office:value="0.00799224" calcext:value-type="float">
            <text:p>0.00799224</text:p>
          </table:table-cell>
          <table:table-cell office:value-type="float" office:value="0.00464352" calcext:value-type="float">
            <text:p>0.00464352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/>
          <table:table-cell office:value-type="float" office:value="0.0468359" calcext:value-type="float">
            <text:p>0.0468359</text:p>
          </table:table-cell>
          <table:table-cell office:value-type="float" office:value="0.00268671" calcext:value-type="float">
            <text:p>0.00268671</text:p>
          </table:table-cell>
          <table:table-cell office:value-type="float" office:value="0.00779842" calcext:value-type="float">
            <text:p>0.00779842</text:p>
          </table:table-cell>
          <table:table-cell office:value-type="float" office:value="0.00524829" calcext:value-type="float">
            <text:p>0.00524829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/>
          <table:table-cell office:value-type="float" office:value="0.0467854" calcext:value-type="float">
            <text:p>0.0467854</text:p>
          </table:table-cell>
          <table:table-cell office:value-type="float" office:value="0.00350662" calcext:value-type="float">
            <text:p>0.00350662</text:p>
          </table:table-cell>
          <table:table-cell office:value-type="float" office:value="0.00782447" calcext:value-type="float">
            <text:p>0.00782447</text:p>
          </table:table-cell>
          <table:table-cell office:value-type="float" office:value="0.00475011" calcext:value-type="float">
            <text:p>0.00475011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/>
          <table:table-cell office:value-type="float" office:value="0.0461916" calcext:value-type="float">
            <text:p>0.0461916</text:p>
          </table:table-cell>
          <table:table-cell office:value-type="float" office:value="0.00339649" calcext:value-type="float">
            <text:p>0.00339649</text:p>
          </table:table-cell>
          <table:table-cell office:value-type="float" office:value="0.00725128" calcext:value-type="float">
            <text:p>0.00725128</text:p>
          </table:table-cell>
          <table:table-cell office:value-type="float" office:value="0.00435416" calcext:value-type="float">
            <text:p>0.00435416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/>
          <table:table-cell office:value-type="float" office:value="0.0479053" calcext:value-type="float">
            <text:p>0.0479053</text:p>
          </table:table-cell>
          <table:table-cell office:value-type="float" office:value="0.00306568" calcext:value-type="float">
            <text:p>0.00306568</text:p>
          </table:table-cell>
          <table:table-cell office:value-type="float" office:value="0.00727971" calcext:value-type="float">
            <text:p>0.00727971</text:p>
          </table:table-cell>
          <table:table-cell office:value-type="float" office:value="0.00420297" calcext:value-type="float">
            <text:p>0.00420297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/>
          <table:table-cell office:value-type="float" office:value="0.0461107" calcext:value-type="float">
            <text:p>0.0461107</text:p>
          </table:table-cell>
          <table:table-cell office:value-type="float" office:value="0.00302778" calcext:value-type="float">
            <text:p>0.00302778</text:p>
          </table:table-cell>
          <table:table-cell office:value-type="float" office:value="0.00774552" calcext:value-type="float">
            <text:p>0.00774552</text:p>
          </table:table-cell>
          <table:table-cell office:value-type="float" office:value="0.0051646" calcext:value-type="float">
            <text:p>0.005164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/>
          <table:table-cell office:value-type="float" office:value="0.0461952" calcext:value-type="float">
            <text:p>0.0461952</text:p>
          </table:table-cell>
          <table:table-cell office:value-type="float" office:value="0.00302936" calcext:value-type="float">
            <text:p>0.00302936</text:p>
          </table:table-cell>
          <table:table-cell office:value-type="float" office:value="0.00721773" calcext:value-type="float">
            <text:p>0.00721773</text:p>
          </table:table-cell>
          <table:table-cell office:value-type="float" office:value="0.00427245" calcext:value-type="float">
            <text:p>0.0042724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/>
          <table:table-cell office:value-type="float" office:value="0.0455466" calcext:value-type="float">
            <text:p>0.0455466</text:p>
          </table:table-cell>
          <table:table-cell office:value-type="float" office:value="0.00315647" calcext:value-type="float">
            <text:p>0.00315647</text:p>
          </table:table-cell>
          <table:table-cell office:value-type="float" office:value="0.00752248" calcext:value-type="float">
            <text:p>0.00752248</text:p>
          </table:table-cell>
          <table:table-cell office:value-type="float" office:value="0.00409165" calcext:value-type="float">
            <text:p>0.00409165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/>
          <table:table-cell office:value-type="float" office:value="0.0458052" calcext:value-type="float">
            <text:p>0.0458052</text:p>
          </table:table-cell>
          <table:table-cell office:value-type="float" office:value="0.00335543" calcext:value-type="float">
            <text:p>0.00335543</text:p>
          </table:table-cell>
          <table:table-cell office:value-type="float" office:value="0.00687074" calcext:value-type="float">
            <text:p>0.00687074</text:p>
          </table:table-cell>
          <table:table-cell office:value-type="float" office:value="0.00407862" calcext:value-type="float">
            <text:p>0.00407862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/>
          <table:table-cell office:value-type="float" office:value="0.0456504" calcext:value-type="float">
            <text:p>0.0456504</text:p>
          </table:table-cell>
          <table:table-cell office:value-type="float" office:value="0.00278145" calcext:value-type="float">
            <text:p>0.00278145</text:p>
          </table:table-cell>
          <table:table-cell office:value-type="float" office:value="0.0068135" calcext:value-type="float">
            <text:p>0.0068135</text:p>
          </table:table-cell>
          <table:table-cell office:value-type="float" office:value="0.00472681" calcext:value-type="float">
            <text:p>0.00472681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/>
          <table:table-cell office:value-type="float" office:value="0.0450208" calcext:value-type="float">
            <text:p>0.0450208</text:p>
          </table:table-cell>
          <table:table-cell office:value-type="float" office:value="0.00270408" calcext:value-type="float">
            <text:p>0.00270408</text:p>
          </table:table-cell>
          <table:table-cell office:value-type="float" office:value="0.00679455" calcext:value-type="float">
            <text:p>0.00679455</text:p>
          </table:table-cell>
          <table:table-cell office:value-type="float" office:value="0.00449549" calcext:value-type="float">
            <text:p>0.0044954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/>
          <table:table-cell office:value-type="float" office:value="0.0449517" calcext:value-type="float">
            <text:p>0.0449517</text:p>
          </table:table-cell>
          <table:table-cell office:value-type="float" office:value="0.00270921" calcext:value-type="float">
            <text:p>0.00270921</text:p>
          </table:table-cell>
          <table:table-cell office:value-type="float" office:value="0.00665125" calcext:value-type="float">
            <text:p>0.00665125</text:p>
          </table:table-cell>
          <table:table-cell office:value-type="float" office:value="0.00433443" calcext:value-type="float">
            <text:p>0.00433443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/>
          <table:table-cell office:value-type="float" office:value="0.0445538" calcext:value-type="float">
            <text:p>0.0445538</text:p>
          </table:table-cell>
          <table:table-cell office:value-type="float" office:value="0.00270961" calcext:value-type="float">
            <text:p>0.00270961</text:p>
          </table:table-cell>
          <table:table-cell office:value-type="float" office:value="0.00720865" calcext:value-type="float">
            <text:p>0.00720865</text:p>
          </table:table-cell>
          <table:table-cell office:value-type="float" office:value="0.00410665" calcext:value-type="float">
            <text:p>0.00410665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/>
          <table:table-cell office:value-type="float" office:value="0.0454969" calcext:value-type="float">
            <text:p>0.0454969</text:p>
          </table:table-cell>
          <table:table-cell office:value-type="float" office:value="0.00334122" calcext:value-type="float">
            <text:p>0.00334122</text:p>
          </table:table-cell>
          <table:table-cell office:value-type="float" office:value="0.00676534" calcext:value-type="float">
            <text:p>0.00676534</text:p>
          </table:table-cell>
          <table:table-cell office:value-type="float" office:value="0.00497472" calcext:value-type="float">
            <text:p>0.00497472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/>
          <table:table-cell office:value-type="float" office:value="0.0448495" calcext:value-type="float">
            <text:p>0.0448495</text:p>
          </table:table-cell>
          <table:table-cell office:value-type="float" office:value="0.00271632" calcext:value-type="float">
            <text:p>0.00271632</text:p>
          </table:table-cell>
          <table:table-cell office:value-type="float" office:value="0.00692127" calcext:value-type="float">
            <text:p>0.00692127</text:p>
          </table:table-cell>
          <table:table-cell office:value-type="float" office:value="0.00415797" calcext:value-type="float">
            <text:p>0.00415797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/>
          <table:table-cell office:value-type="float" office:value="0.0437094" calcext:value-type="float">
            <text:p>0.0437094</text:p>
          </table:table-cell>
          <table:table-cell office:value-type="float" office:value="0.00277001" calcext:value-type="float">
            <text:p>0.00277001</text:p>
          </table:table-cell>
          <table:table-cell office:value-type="float" office:value="0.00665244" calcext:value-type="float">
            <text:p>0.00665244</text:p>
          </table:table-cell>
          <table:table-cell office:value-type="float" office:value="0.00409244" calcext:value-type="float">
            <text:p>0.00409244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/>
          <table:table-cell office:value-type="float" office:value="0.0439909" calcext:value-type="float">
            <text:p>0.0439909</text:p>
          </table:table-cell>
          <table:table-cell office:value-type="float" office:value="0.00269421" calcext:value-type="float">
            <text:p>0.00269421</text:p>
          </table:table-cell>
          <table:table-cell office:value-type="float" office:value="0.00660704" calcext:value-type="float">
            <text:p>0.00660704</text:p>
          </table:table-cell>
          <table:table-cell office:value-type="float" office:value="0.00513697" calcext:value-type="float">
            <text:p>0.00513697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/>
          <table:table-cell office:value-type="float" office:value="0.0431114" calcext:value-type="float">
            <text:p>0.0431114</text:p>
          </table:table-cell>
          <table:table-cell office:value-type="float" office:value="0.00269935" calcext:value-type="float">
            <text:p>0.00269935</text:p>
          </table:table-cell>
          <table:table-cell office:value-type="float" office:value="0.00704404" calcext:value-type="float">
            <text:p>0.00704404</text:p>
          </table:table-cell>
          <table:table-cell office:value-type="float" office:value="0.0053229" calcext:value-type="float">
            <text:p>0.0053229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/>
          <table:table-cell office:value-type="float" office:value="0.0448996" calcext:value-type="float">
            <text:p>0.0448996</text:p>
          </table:table-cell>
          <table:table-cell office:value-type="float" office:value="0.00269145" calcext:value-type="float">
            <text:p>0.00269145</text:p>
          </table:table-cell>
          <table:table-cell office:value-type="float" office:value="0.00656559" calcext:value-type="float">
            <text:p>0.00656559</text:p>
          </table:table-cell>
          <table:table-cell office:value-type="float" office:value="0.00445838" calcext:value-type="float">
            <text:p>0.00445838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/>
          <table:table-cell office:value-type="float" office:value="0.0451807" calcext:value-type="float">
            <text:p>0.0451807</text:p>
          </table:table-cell>
          <table:table-cell office:value-type="float" office:value="0.00333056" calcext:value-type="float">
            <text:p>0.00333056</text:p>
          </table:table-cell>
          <table:table-cell office:value-type="float" office:value="0.00673455" calcext:value-type="float">
            <text:p>0.00673455</text:p>
          </table:table-cell>
          <table:table-cell office:value-type="float" office:value="0.00425271" calcext:value-type="float">
            <text:p>0.00425271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/>
          <table:table-cell office:value-type="float" office:value="0.0441855" calcext:value-type="float">
            <text:p>0.0441855</text:p>
          </table:table-cell>
          <table:table-cell office:value-type="float" office:value="0.0027558" calcext:value-type="float">
            <text:p>0.0027558</text:p>
          </table:table-cell>
          <table:table-cell office:value-type="float" office:value="0.00645506" calcext:value-type="float">
            <text:p>0.00645506</text:p>
          </table:table-cell>
          <table:table-cell office:value-type="float" office:value="0.00477182" calcext:value-type="float">
            <text:p>0.00477182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/>
          <table:table-cell office:value-type="float" office:value="0.0428682" calcext:value-type="float">
            <text:p>0.0428682</text:p>
          </table:table-cell>
          <table:table-cell office:value-type="float" office:value="0.00271198" calcext:value-type="float">
            <text:p>0.00271198</text:p>
          </table:table-cell>
          <table:table-cell office:value-type="float" office:value="0.00640611" calcext:value-type="float">
            <text:p>0.00640611</text:p>
          </table:table-cell>
          <table:table-cell office:value-type="float" office:value="0.00433285" calcext:value-type="float">
            <text:p>0.00433285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/>
          <table:table-cell office:value-type="float" office:value="0.0438788" calcext:value-type="float">
            <text:p>0.0438788</text:p>
          </table:table-cell>
          <table:table-cell office:value-type="float" office:value="0.00275895" calcext:value-type="float">
            <text:p>0.00275895</text:p>
          </table:table-cell>
          <table:table-cell office:value-type="float" office:value="0.00658967" calcext:value-type="float">
            <text:p>0.00658967</text:p>
          </table:table-cell>
          <table:table-cell office:value-type="float" office:value="0.00415086" calcext:value-type="float">
            <text:p>0.00415086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/>
          <table:table-cell office:value-type="float" office:value="0.0436297" calcext:value-type="float">
            <text:p>0.0436297</text:p>
          </table:table-cell>
          <table:table-cell office:value-type="float" office:value="0.00272698" calcext:value-type="float">
            <text:p>0.00272698</text:p>
          </table:table-cell>
          <table:table-cell office:value-type="float" office:value="0.00636071" calcext:value-type="float">
            <text:p>0.00636071</text:p>
          </table:table-cell>
          <table:table-cell office:value-type="float" office:value="0.00411455" calcext:value-type="float">
            <text:p>0.00411455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/>
          <table:table-cell office:value-type="float" office:value="0.0423353" calcext:value-type="float">
            <text:p>0.0423353</text:p>
          </table:table-cell>
          <table:table-cell office:value-type="float" office:value="0.00284264" calcext:value-type="float">
            <text:p>0.00284264</text:p>
          </table:table-cell>
          <table:table-cell office:value-type="float" office:value="0.00682652" calcext:value-type="float">
            <text:p>0.00682652</text:p>
          </table:table-cell>
          <table:table-cell office:value-type="float" office:value="0.00437351" calcext:value-type="float">
            <text:p>0.00437351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/>
          <table:table-cell office:value-type="float" office:value="0.0411573" calcext:value-type="float">
            <text:p>0.0411573</text:p>
          </table:table-cell>
          <table:table-cell office:value-type="float" office:value="0.00363097" calcext:value-type="float">
            <text:p>0.00363097</text:p>
          </table:table-cell>
          <table:table-cell office:value-type="float" office:value="0.00646295" calcext:value-type="float">
            <text:p>0.00646295</text:p>
          </table:table-cell>
          <table:table-cell office:value-type="float" office:value="0.00463286" calcext:value-type="float">
            <text:p>0.00463286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/>
          <table:table-cell office:value-type="float" office:value="0.0418063" calcext:value-type="float">
            <text:p>0.0418063</text:p>
          </table:table-cell>
          <table:table-cell office:value-type="float" office:value="0.00280514" calcext:value-type="float">
            <text:p>0.00280514</text:p>
          </table:table-cell>
          <table:table-cell office:value-type="float" office:value="0.00653559" calcext:value-type="float">
            <text:p>0.00653559</text:p>
          </table:table-cell>
          <table:table-cell office:value-type="float" office:value="0.00441219" calcext:value-type="float">
            <text:p>0.00441219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/>
          <table:table-cell office:value-type="float" office:value="0.0408841" calcext:value-type="float">
            <text:p>0.0408841</text:p>
          </table:table-cell>
          <table:table-cell office:value-type="float" office:value="0.00272816" calcext:value-type="float">
            <text:p>0.00272816</text:p>
          </table:table-cell>
          <table:table-cell office:value-type="float" office:value="0.00748774" calcext:value-type="float">
            <text:p>0.00748774</text:p>
          </table:table-cell>
          <table:table-cell office:value-type="float" office:value="0.00399454" calcext:value-type="float">
            <text:p>0.00399454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/>
          <table:table-cell office:value-type="float" office:value="0.0421284" calcext:value-type="float">
            <text:p>0.0421284</text:p>
          </table:table-cell>
          <table:table-cell office:value-type="float" office:value="0.00271514" calcext:value-type="float">
            <text:p>0.00271514</text:p>
          </table:table-cell>
          <table:table-cell office:value-type="float" office:value="0.00675192" calcext:value-type="float">
            <text:p>0.00675192</text:p>
          </table:table-cell>
          <table:table-cell office:value-type="float" office:value="0.00454246" calcext:value-type="float">
            <text:p>0.00454246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/>
          <table:table-cell office:value-type="float" office:value="0.0414723" calcext:value-type="float">
            <text:p>0.0414723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754103" calcext:value-type="float">
            <text:p>0.00754103</text:p>
          </table:table-cell>
          <table:table-cell office:value-type="float" office:value="0.00428824" calcext:value-type="float">
            <text:p>0.00428824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/>
          <table:table-cell office:value-type="float" office:value="0.040956" calcext:value-type="float">
            <text:p>0.040956</text:p>
          </table:table-cell>
          <table:table-cell office:value-type="float" office:value="0.00331753" calcext:value-type="float">
            <text:p>0.00331753</text:p>
          </table:table-cell>
          <table:table-cell office:value-type="float" office:value="0.00793224" calcext:value-type="float">
            <text:p>0.00793224</text:p>
          </table:table-cell>
          <table:table-cell office:value-type="float" office:value="0.00403007" calcext:value-type="float">
            <text:p>0.00403007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/>
          <table:table-cell office:value-type="float" office:value="0.039975" calcext:value-type="float">
            <text:p>0.039975</text:p>
          </table:table-cell>
          <table:table-cell office:value-type="float" office:value="0.00278895" calcext:value-type="float">
            <text:p>0.00278895</text:p>
          </table:table-cell>
          <table:table-cell office:value-type="float" office:value="0.00796224" calcext:value-type="float">
            <text:p>0.00796224</text:p>
          </table:table-cell>
          <table:table-cell office:value-type="float" office:value="0.00395349" calcext:value-type="float">
            <text:p>0.00395349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/>
          <table:table-cell office:value-type="float" office:value="0.0403619" calcext:value-type="float">
            <text:p>0.0403619</text:p>
          </table:table-cell>
          <table:table-cell office:value-type="float" office:value="0.00275066" calcext:value-type="float">
            <text:p>0.00275066</text:p>
          </table:table-cell>
          <table:table-cell office:value-type="float" office:value="0.00636032" calcext:value-type="float">
            <text:p>0.00636032</text:p>
          </table:table-cell>
          <table:table-cell office:value-type="float" office:value="0.00414257" calcext:value-type="float">
            <text:p>0.00414257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/>
          <table:table-cell office:value-type="float" office:value="0.0404685" calcext:value-type="float">
            <text:p>0.0404685</text:p>
          </table:table-cell>
          <table:table-cell office:value-type="float" office:value="0.00276251" calcext:value-type="float">
            <text:p>0.00276251</text:p>
          </table:table-cell>
          <table:table-cell office:value-type="float" office:value="0.00657388" calcext:value-type="float">
            <text:p>0.00657388</text:p>
          </table:table-cell>
          <table:table-cell office:value-type="float" office:value="0.00386427" calcext:value-type="float">
            <text:p>0.00386427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/>
          <table:table-cell office:value-type="float" office:value="0.0406757" calcext:value-type="float">
            <text:p>0.0406757</text:p>
          </table:table-cell>
          <table:table-cell office:value-type="float" office:value="0.00273093" calcext:value-type="float">
            <text:p>0.00273093</text:p>
          </table:table-cell>
          <table:table-cell office:value-type="float" office:value="0.00641045" calcext:value-type="float">
            <text:p>0.00641045</text:p>
          </table:table-cell>
          <table:table-cell office:value-type="float" office:value="0.00388875" calcext:value-type="float">
            <text:p>0.00388875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/>
          <table:table-cell office:value-type="float" office:value="0.039628" calcext:value-type="float">
            <text:p>0.039628</text:p>
          </table:table-cell>
          <table:table-cell office:value-type="float" office:value="0.00268671" calcext:value-type="float">
            <text:p>0.00268671</text:p>
          </table:table-cell>
          <table:table-cell office:value-type="float" office:value="0.00609386" calcext:value-type="float">
            <text:p>0.00609386</text:p>
          </table:table-cell>
          <table:table-cell office:value-type="float" office:value="0.00387454" calcext:value-type="float">
            <text:p>0.0038745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538717" calcext:value-type="float">
            <text:p>0.538717</text:p>
          </table:table-cell>
          <table:table-cell office:value-type="float" office:value="0.0394539" calcext:value-type="float">
            <text:p>0.0394539</text:p>
          </table:table-cell>
          <table:table-cell office:value-type="float" office:value="0.00274829" calcext:value-type="float">
            <text:p>0.00274829</text:p>
          </table:table-cell>
          <table:table-cell office:value-type="float" office:value="0.00663862" calcext:value-type="float">
            <text:p>0.00663862</text:p>
          </table:table-cell>
          <table:table-cell office:value-type="float" office:value="0.00413665" calcext:value-type="float">
            <text:p>0.00413665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460982" calcext:value-type="float">
            <text:p>0.460982</text:p>
          </table:table-cell>
          <table:table-cell office:value-type="float" office:value="0.0391377" calcext:value-type="float">
            <text:p>0.0391377</text:p>
          </table:table-cell>
          <table:table-cell office:value-type="float" office:value="0.00323898" calcext:value-type="float">
            <text:p>0.00323898</text:p>
          </table:table-cell>
          <table:table-cell office:value-type="float" office:value="0.00627781" calcext:value-type="float">
            <text:p>0.00627781</text:p>
          </table:table-cell>
          <table:table-cell office:value-type="float" office:value="0.0039898" calcext:value-type="float">
            <text:p>0.0039898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354363" calcext:value-type="float">
            <text:p>0.354363</text:p>
          </table:table-cell>
          <table:table-cell office:value-type="float" office:value="0.0394271" calcext:value-type="float">
            <text:p>0.0394271</text:p>
          </table:table-cell>
          <table:table-cell office:value-type="float" office:value="0.00280553" calcext:value-type="float">
            <text:p>0.00280553</text:p>
          </table:table-cell>
          <table:table-cell office:value-type="float" office:value="0.00607767" calcext:value-type="float">
            <text:p>0.00607767</text:p>
          </table:table-cell>
          <table:table-cell office:value-type="float" office:value="0.00388361" calcext:value-type="float">
            <text:p>0.00388361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373513" calcext:value-type="float">
            <text:p>0.373513</text:p>
          </table:table-cell>
          <table:table-cell office:value-type="float" office:value="0.0389956" calcext:value-type="float">
            <text:p>0.0389956</text:p>
          </table:table-cell>
          <table:table-cell office:value-type="float" office:value="0.00274237" calcext:value-type="float">
            <text:p>0.00274237</text:p>
          </table:table-cell>
          <table:table-cell office:value-type="float" office:value="0.00633782" calcext:value-type="float">
            <text:p>0.00633782</text:p>
          </table:table-cell>
          <table:table-cell office:value-type="float" office:value="0.00375966" calcext:value-type="float">
            <text:p>0.00375966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354315" calcext:value-type="float">
            <text:p>0.354315</text:p>
          </table:table-cell>
          <table:table-cell office:value-type="float" office:value="0.0389759" calcext:value-type="float">
            <text:p>0.0389759</text:p>
          </table:table-cell>
          <table:table-cell office:value-type="float" office:value="0.00270053" calcext:value-type="float">
            <text:p>0.00270053</text:p>
          </table:table-cell>
          <table:table-cell office:value-type="float" office:value="0.00601214" calcext:value-type="float">
            <text:p>0.00601214</text:p>
          </table:table-cell>
          <table:table-cell office:value-type="float" office:value="0.00407033" calcext:value-type="float">
            <text:p>0.00407033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347611" calcext:value-type="float">
            <text:p>0.347611</text:p>
          </table:table-cell>
          <table:table-cell office:value-type="float" office:value="0.0379752" calcext:value-type="float">
            <text:p>0.0379752</text:p>
          </table:table-cell>
          <table:table-cell office:value-type="float" office:value="0.00267526" calcext:value-type="float">
            <text:p>0.00267526</text:p>
          </table:table-cell>
          <table:table-cell office:value-type="float" office:value="0.00593477" calcext:value-type="float">
            <text:p>0.00593477</text:p>
          </table:table-cell>
          <table:table-cell office:value-type="float" office:value="0.00377782" calcext:value-type="float">
            <text:p>0.00377782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352317" calcext:value-type="float">
            <text:p>0.352317</text:p>
          </table:table-cell>
          <table:table-cell office:value-type="float" office:value="0.0380849" calcext:value-type="float">
            <text:p>0.0380849</text:p>
          </table:table-cell>
          <table:table-cell office:value-type="float" office:value="0.00303963" calcext:value-type="float">
            <text:p>0.00303963</text:p>
          </table:table-cell>
          <table:table-cell office:value-type="float" office:value="0.00633426" calcext:value-type="float">
            <text:p>0.00633426</text:p>
          </table:table-cell>
          <table:table-cell office:value-type="float" office:value="0.00382045" calcext:value-type="float">
            <text:p>0.00382045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345734" calcext:value-type="float">
            <text:p>0.345734</text:p>
          </table:table-cell>
          <table:table-cell office:value-type="float" office:value="0.0379689" calcext:value-type="float">
            <text:p>0.0379689</text:p>
          </table:table-cell>
          <table:table-cell office:value-type="float" office:value="0.00272343" calcext:value-type="float">
            <text:p>0.00272343</text:p>
          </table:table-cell>
          <table:table-cell office:value-type="float" office:value="0.00597582" calcext:value-type="float">
            <text:p>0.00597582</text:p>
          </table:table-cell>
          <table:table-cell office:value-type="float" office:value="0.003734" calcext:value-type="float">
            <text:p>0.003734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360015" calcext:value-type="float">
            <text:p>0.360015</text:p>
          </table:table-cell>
          <table:table-cell office:value-type="float" office:value="0.0384824" calcext:value-type="float">
            <text:p>0.0384824</text:p>
          </table:table-cell>
          <table:table-cell office:value-type="float" office:value="0.00270882" calcext:value-type="float">
            <text:p>0.00270882</text:p>
          </table:table-cell>
          <table:table-cell office:value-type="float" office:value="0.00623518" calcext:value-type="float">
            <text:p>0.00623518</text:p>
          </table:table-cell>
          <table:table-cell office:value-type="float" office:value="0.00446233" calcext:value-type="float">
            <text:p>0.00446233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338617" calcext:value-type="float">
            <text:p>0.338617</text:p>
          </table:table-cell>
          <table:table-cell office:value-type="float" office:value="0.0386806" calcext:value-type="float">
            <text:p>0.0386806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588779" calcext:value-type="float">
            <text:p>0.00588779</text:p>
          </table:table-cell>
          <table:table-cell office:value-type="float" office:value="0.00446154" calcext:value-type="float">
            <text:p>0.0044615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336326" calcext:value-type="float">
            <text:p>0.336326</text:p>
          </table:table-cell>
          <table:table-cell office:value-type="float" office:value="0.0373917" calcext:value-type="float">
            <text:p>0.0373917</text:p>
          </table:table-cell>
          <table:table-cell office:value-type="float" office:value="0.00267329" calcext:value-type="float">
            <text:p>0.00267329</text:p>
          </table:table-cell>
          <table:table-cell office:value-type="float" office:value="0.00584753" calcext:value-type="float">
            <text:p>0.00584753</text:p>
          </table:table-cell>
          <table:table-cell office:value-type="float" office:value="0.00387019" calcext:value-type="float">
            <text:p>0.00387019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335703" calcext:value-type="float">
            <text:p>0.335703</text:p>
          </table:table-cell>
          <table:table-cell office:value-type="float" office:value="0.0373724" calcext:value-type="float">
            <text:p>0.0373724</text:p>
          </table:table-cell>
          <table:table-cell office:value-type="float" office:value="0.00268198" calcext:value-type="float">
            <text:p>0.00268198</text:p>
          </table:table-cell>
          <table:table-cell office:value-type="float" office:value="0.00585937" calcext:value-type="float">
            <text:p>0.00585937</text:p>
          </table:table-cell>
          <table:table-cell office:value-type="float" office:value="0.00378019" calcext:value-type="float">
            <text:p>0.00378019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329999" calcext:value-type="float">
            <text:p>0.329999</text:p>
          </table:table-cell>
          <table:table-cell office:value-type="float" office:value="0.0366314" calcext:value-type="float">
            <text:p>0.0366314</text:p>
          </table:table-cell>
          <table:table-cell office:value-type="float" office:value="0.00273922" calcext:value-type="float">
            <text:p>0.00273922</text:p>
          </table:table-cell>
          <table:table-cell office:value-type="float" office:value="0.00578003" calcext:value-type="float">
            <text:p>0.00578003</text:p>
          </table:table-cell>
          <table:table-cell office:value-type="float" office:value="0.00449628" calcext:value-type="float">
            <text:p>0.00449628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333405" calcext:value-type="float">
            <text:p>0.333405</text:p>
          </table:table-cell>
          <table:table-cell office:value-type="float" office:value="0.0378418" calcext:value-type="float">
            <text:p>0.0378418</text:p>
          </table:table-cell>
          <table:table-cell office:value-type="float" office:value="0.00275224" calcext:value-type="float">
            <text:p>0.00275224</text:p>
          </table:table-cell>
          <table:table-cell office:value-type="float" office:value="0.00569476" calcext:value-type="float">
            <text:p>0.00569476</text:p>
          </table:table-cell>
          <table:table-cell office:value-type="float" office:value="0.00448088" calcext:value-type="float">
            <text:p>0.0044808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329065" calcext:value-type="float">
            <text:p>0.329065</text:p>
          </table:table-cell>
          <table:table-cell office:value-type="float" office:value="0.0380016" calcext:value-type="float">
            <text:p>0.0380016</text:p>
          </table:table-cell>
          <table:table-cell office:value-type="float" office:value="0.00274514" calcext:value-type="float">
            <text:p>0.00274514</text:p>
          </table:table-cell>
          <table:table-cell office:value-type="float" office:value="0.00596122" calcext:value-type="float">
            <text:p>0.00596122</text:p>
          </table:table-cell>
          <table:table-cell office:value-type="float" office:value="0.00390414" calcext:value-type="float">
            <text:p>0.00390414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32617" calcext:value-type="float">
            <text:p>0.32617</text:p>
          </table:table-cell>
          <table:table-cell office:value-type="float" office:value="0.0367633" calcext:value-type="float">
            <text:p>0.0367633</text:p>
          </table:table-cell>
          <table:table-cell office:value-type="float" office:value="0.00271316" calcext:value-type="float">
            <text:p>0.00271316</text:p>
          </table:table-cell>
          <table:table-cell office:value-type="float" office:value="0.00582384" calcext:value-type="float">
            <text:p>0.00582384</text:p>
          </table:table-cell>
          <table:table-cell office:value-type="float" office:value="0.00383703" calcext:value-type="float">
            <text:p>0.00383703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329245" calcext:value-type="float">
            <text:p>0.329245</text:p>
          </table:table-cell>
          <table:table-cell office:value-type="float" office:value="0.035714" calcext:value-type="float">
            <text:p>0.035714</text:p>
          </table:table-cell>
          <table:table-cell office:value-type="float" office:value="0.0026725" calcext:value-type="float">
            <text:p>0.0026725</text:p>
          </table:table-cell>
          <table:table-cell office:value-type="float" office:value="0.0056912" calcext:value-type="float">
            <text:p>0.0056912</text:p>
          </table:table-cell>
          <table:table-cell office:value-type="float" office:value="0.00442325" calcext:value-type="float">
            <text:p>0.00442325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336373" calcext:value-type="float">
            <text:p>0.336373</text:p>
          </table:table-cell>
          <table:table-cell office:value-type="float" office:value="0.0357717" calcext:value-type="float">
            <text:p>0.0357717</text:p>
          </table:table-cell>
          <table:table-cell office:value-type="float" office:value="0.00264961" calcext:value-type="float">
            <text:p>0.00264961</text:p>
          </table:table-cell>
          <table:table-cell office:value-type="float" office:value="0.00575279" calcext:value-type="float">
            <text:p>0.00575279</text:p>
          </table:table-cell>
          <table:table-cell office:value-type="float" office:value="0.00392546" calcext:value-type="float">
            <text:p>0.00392546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33211" calcext:value-type="float">
            <text:p>0.33211</text:p>
          </table:table-cell>
          <table:table-cell office:value-type="float" office:value="0.0356864" calcext:value-type="float">
            <text:p>0.0356864</text:p>
          </table:table-cell>
          <table:table-cell office:value-type="float" office:value="0.00273803" calcext:value-type="float">
            <text:p>0.00273803</text:p>
          </table:table-cell>
          <table:table-cell office:value-type="float" office:value="0.00560199" calcext:value-type="float">
            <text:p>0.00560199</text:p>
          </table:table-cell>
          <table:table-cell office:value-type="float" office:value="0.0035986" calcext:value-type="float">
            <text:p>0.0035986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318272" calcext:value-type="float">
            <text:p>0.318272</text:p>
          </table:table-cell>
          <table:table-cell office:value-type="float" office:value="0.035609" calcext:value-type="float">
            <text:p>0.035609</text:p>
          </table:table-cell>
          <table:table-cell office:value-type="float" office:value="0.00325161" calcext:value-type="float">
            <text:p>0.00325161</text:p>
          </table:table-cell>
          <table:table-cell office:value-type="float" office:value="0.00565883" calcext:value-type="float">
            <text:p>0.00565883</text:p>
          </table:table-cell>
          <table:table-cell office:value-type="float" office:value="0.00365702" calcext:value-type="float">
            <text:p>0.00365702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318428" calcext:value-type="float">
            <text:p>0.318428</text:p>
          </table:table-cell>
          <table:table-cell office:value-type="float" office:value="0.0358388" calcext:value-type="float">
            <text:p>0.0358388</text:p>
          </table:table-cell>
          <table:table-cell office:value-type="float" office:value="0.00299778" calcext:value-type="float">
            <text:p>0.00299778</text:p>
          </table:table-cell>
          <table:table-cell office:value-type="float" office:value="0.00585345" calcext:value-type="float">
            <text:p>0.00585345</text:p>
          </table:table-cell>
          <table:table-cell office:value-type="float" office:value="0.00368189" calcext:value-type="float">
            <text:p>0.00368189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337207" calcext:value-type="float">
            <text:p>0.337207</text:p>
          </table:table-cell>
          <table:table-cell office:value-type="float" office:value="0.034739" calcext:value-type="float">
            <text:p>0.034739</text:p>
          </table:table-cell>
          <table:table-cell office:value-type="float" office:value="0.00284541" calcext:value-type="float">
            <text:p>0.00284541</text:p>
          </table:table-cell>
          <table:table-cell office:value-type="float" office:value="0.00556291" calcext:value-type="float">
            <text:p>0.00556291</text:p>
          </table:table-cell>
          <table:table-cell office:value-type="float" office:value="0.00401112" calcext:value-type="float">
            <text:p>0.00401112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314462" calcext:value-type="float">
            <text:p>0.314462</text:p>
          </table:table-cell>
          <table:table-cell office:value-type="float" office:value="0.0348499" calcext:value-type="float">
            <text:p>0.0348499</text:p>
          </table:table-cell>
          <table:table-cell office:value-type="float" office:value="0.00275382" calcext:value-type="float">
            <text:p>0.00275382</text:p>
          </table:table-cell>
          <table:table-cell office:value-type="float" office:value="0.00551988" calcext:value-type="float">
            <text:p>0.00551988</text:p>
          </table:table-cell>
          <table:table-cell office:value-type="float" office:value="0.00358597" calcext:value-type="float">
            <text:p>0.00358597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320057" calcext:value-type="float">
            <text:p>0.320057</text:p>
          </table:table-cell>
          <table:table-cell office:value-type="float" office:value="0.0343782" calcext:value-type="float">
            <text:p>0.0343782</text:p>
          </table:table-cell>
          <table:table-cell office:value-type="float" office:value="0.0026875" calcext:value-type="float">
            <text:p>0.0026875</text:p>
          </table:table-cell>
          <table:table-cell office:value-type="float" office:value="0.00563594" calcext:value-type="float">
            <text:p>0.00563594</text:p>
          </table:table-cell>
          <table:table-cell office:value-type="float" office:value="0.0035611" calcext:value-type="float">
            <text:p>0.0035611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313767" calcext:value-type="float">
            <text:p>0.313767</text:p>
          </table:table-cell>
          <table:table-cell office:value-type="float" office:value="0.0349158" calcext:value-type="float">
            <text:p>0.0349158</text:p>
          </table:table-cell>
          <table:table-cell office:value-type="float" office:value="0.00311344" calcext:value-type="float">
            <text:p>0.00311344</text:p>
          </table:table-cell>
          <table:table-cell office:value-type="float" office:value="0.00546383" calcext:value-type="float">
            <text:p>0.00546383</text:p>
          </table:table-cell>
          <table:table-cell office:value-type="float" office:value="0.00357334" calcext:value-type="float">
            <text:p>0.0035733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313514" calcext:value-type="float">
            <text:p>0.313514</text:p>
          </table:table-cell>
          <table:table-cell office:value-type="float" office:value="0.0345665" calcext:value-type="float">
            <text:p>0.0345665</text:p>
          </table:table-cell>
          <table:table-cell office:value-type="float" office:value="0.00278343" calcext:value-type="float">
            <text:p>0.00278343</text:p>
          </table:table-cell>
          <table:table-cell office:value-type="float" office:value="0.00548277" calcext:value-type="float">
            <text:p>0.00548277</text:p>
          </table:table-cell>
          <table:table-cell office:value-type="float" office:value="0.00368347" calcext:value-type="float">
            <text:p>0.00368347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311316" calcext:value-type="float">
            <text:p>0.311316</text:p>
          </table:table-cell>
          <table:table-cell office:value-type="float" office:value="0.0343241" calcext:value-type="float">
            <text:p>0.0343241</text:p>
          </table:table-cell>
          <table:table-cell office:value-type="float" office:value="0.00272066" calcext:value-type="float">
            <text:p>0.00272066</text:p>
          </table:table-cell>
          <table:table-cell office:value-type="float" office:value="0.0061053" calcext:value-type="float">
            <text:p>0.0061053</text:p>
          </table:table-cell>
          <table:table-cell office:value-type="float" office:value="0.00356978" calcext:value-type="float">
            <text:p>0.00356978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302863" calcext:value-type="float">
            <text:p>0.302863</text:p>
          </table:table-cell>
          <table:table-cell office:value-type="float" office:value="0.0335729" calcext:value-type="float">
            <text:p>0.0335729</text:p>
          </table:table-cell>
          <table:table-cell office:value-type="float" office:value="0.00267092" calcext:value-type="float">
            <text:p>0.00267092</text:p>
          </table:table-cell>
          <table:table-cell office:value-type="float" office:value="0.00562015" calcext:value-type="float">
            <text:p>0.00562015</text:p>
          </table:table-cell>
          <table:table-cell office:value-type="float" office:value="0.00353899" calcext:value-type="float">
            <text:p>0.00353899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303664" calcext:value-type="float">
            <text:p>0.303664</text:p>
          </table:table-cell>
          <table:table-cell office:value-type="float" office:value="0.033124" calcext:value-type="float">
            <text:p>0.033124</text:p>
          </table:table-cell>
          <table:table-cell office:value-type="float" office:value="0.00265553" calcext:value-type="float">
            <text:p>0.00265553</text:p>
          </table:table-cell>
          <table:table-cell office:value-type="float" office:value="0.00543501" calcext:value-type="float">
            <text:p>0.00543501</text:p>
          </table:table-cell>
          <table:table-cell office:value-type="float" office:value="0.00354491" calcext:value-type="float">
            <text:p>0.00354491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299601" calcext:value-type="float">
            <text:p>0.299601</text:p>
          </table:table-cell>
          <table:table-cell office:value-type="float" office:value="0.0332207" calcext:value-type="float">
            <text:p>0.0332207</text:p>
          </table:table-cell>
          <table:table-cell office:value-type="float" office:value="0.0026575" calcext:value-type="float">
            <text:p>0.0026575</text:p>
          </table:table-cell>
          <table:table-cell office:value-type="float" office:value="0.00624228" calcext:value-type="float">
            <text:p>0.00624228</text:p>
          </table:table-cell>
          <table:table-cell office:value-type="float" office:value="0.00348333" calcext:value-type="float">
            <text:p>0.0034833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29959" calcext:value-type="float">
            <text:p>0.29959</text:p>
          </table:table-cell>
          <table:table-cell office:value-type="float" office:value="0.0330395" calcext:value-type="float">
            <text:p>0.0330395</text:p>
          </table:table-cell>
          <table:table-cell office:value-type="float" office:value="0.00284817" calcext:value-type="float">
            <text:p>0.00284817</text:p>
          </table:table-cell>
          <table:table-cell office:value-type="float" office:value="0.00571213" calcext:value-type="float">
            <text:p>0.00571213</text:p>
          </table:table-cell>
          <table:table-cell office:value-type="float" office:value="0.00357847" calcext:value-type="float">
            <text:p>0.00357847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296952" calcext:value-type="float">
            <text:p>0.296952</text:p>
          </table:table-cell>
          <table:table-cell office:value-type="float" office:value="0.0332878" calcext:value-type="float">
            <text:p>0.0332878</text:p>
          </table:table-cell>
          <table:table-cell office:value-type="float" office:value="0.00306134" calcext:value-type="float">
            <text:p>0.00306134</text:p>
          </table:table-cell>
          <table:table-cell office:value-type="float" office:value="0.00624347" calcext:value-type="float">
            <text:p>0.00624347</text:p>
          </table:table-cell>
          <table:table-cell office:value-type="float" office:value="0.00349596" calcext:value-type="float">
            <text:p>0.00349596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297734" calcext:value-type="float">
            <text:p>0.297734</text:p>
          </table:table-cell>
          <table:table-cell office:value-type="float" office:value="0.0330376" calcext:value-type="float">
            <text:p>0.0330376</text:p>
          </table:table-cell>
          <table:table-cell office:value-type="float" office:value="0.00276882" calcext:value-type="float">
            <text:p>0.00276882</text:p>
          </table:table-cell>
          <table:table-cell office:value-type="float" office:value="0.00557712" calcext:value-type="float">
            <text:p>0.00557712</text:p>
          </table:table-cell>
          <table:table-cell office:value-type="float" office:value="0.00354294" calcext:value-type="float">
            <text:p>0.00354294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292528" calcext:value-type="float">
            <text:p>0.292528</text:p>
          </table:table-cell>
          <table:table-cell office:value-type="float" office:value="0.032239" calcext:value-type="float">
            <text:p>0.032239</text:p>
          </table:table-cell>
          <table:table-cell office:value-type="float" office:value="0.00271435" calcext:value-type="float">
            <text:p>0.00271435</text:p>
          </table:table-cell>
          <table:table-cell office:value-type="float" office:value="0.00526842" calcext:value-type="float">
            <text:p>0.00526842</text:p>
          </table:table-cell>
          <table:table-cell office:value-type="float" office:value="0.00348767" calcext:value-type="float">
            <text:p>0.00348767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289968" calcext:value-type="float">
            <text:p>0.289968</text:p>
          </table:table-cell>
          <table:table-cell office:value-type="float" office:value="0.0327111" calcext:value-type="float">
            <text:p>0.0327111</text:p>
          </table:table-cell>
          <table:table-cell office:value-type="float" office:value="0.00265987" calcext:value-type="float">
            <text:p>0.00265987</text:p>
          </table:table-cell>
          <table:table-cell office:value-type="float" office:value="0.00531619" calcext:value-type="float">
            <text:p>0.00531619</text:p>
          </table:table-cell>
          <table:table-cell office:value-type="float" office:value="0.00347623" calcext:value-type="float">
            <text:p>0.00347623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295316" calcext:value-type="float">
            <text:p>0.295316</text:p>
          </table:table-cell>
          <table:table-cell office:value-type="float" office:value="0.0322437" calcext:value-type="float">
            <text:p>0.0322437</text:p>
          </table:table-cell>
          <table:table-cell office:value-type="float" office:value="0.00265869" calcext:value-type="float">
            <text:p>0.00265869</text:p>
          </table:table-cell>
          <table:table-cell office:value-type="float" office:value="0.00555107" calcext:value-type="float">
            <text:p>0.00555107</text:p>
          </table:table-cell>
          <table:table-cell office:value-type="float" office:value="0.00366966" calcext:value-type="float">
            <text:p>0.00366966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291863" calcext:value-type="float">
            <text:p>0.291863</text:p>
          </table:table-cell>
          <table:table-cell office:value-type="float" office:value="0.0316212" calcext:value-type="float">
            <text:p>0.0316212</text:p>
          </table:table-cell>
          <table:table-cell office:value-type="float" office:value="0.00335069" calcext:value-type="float">
            <text:p>0.00335069</text:p>
          </table:table-cell>
          <table:table-cell office:value-type="float" office:value="0.00524947" calcext:value-type="float">
            <text:p>0.00524947</text:p>
          </table:table-cell>
          <table:table-cell office:value-type="float" office:value="0.00352439" calcext:value-type="float">
            <text:p>0.00352439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286903" calcext:value-type="float">
            <text:p>0.286903</text:p>
          </table:table-cell>
          <table:table-cell office:value-type="float" office:value="0.0320092" calcext:value-type="float">
            <text:p>0.0320092</text:p>
          </table:table-cell>
          <table:table-cell office:value-type="float" office:value="0.0032595" calcext:value-type="float">
            <text:p>0.0032595</text:p>
          </table:table-cell>
          <table:table-cell office:value-type="float" office:value="0.0052775" calcext:value-type="float">
            <text:p>0.0052775</text:p>
          </table:table-cell>
          <table:table-cell office:value-type="float" office:value="0.00338741" calcext:value-type="float">
            <text:p>0.00338741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29695" calcext:value-type="float">
            <text:p>0.29695</text:p>
          </table:table-cell>
          <table:table-cell office:value-type="float" office:value="0.0321991" calcext:value-type="float">
            <text:p>0.0321991</text:p>
          </table:table-cell>
          <table:table-cell office:value-type="float" office:value="0.00289988" calcext:value-type="float">
            <text:p>0.00289988</text:p>
          </table:table-cell>
          <table:table-cell office:value-type="float" office:value="0.00519697" calcext:value-type="float">
            <text:p>0.00519697</text:p>
          </table:table-cell>
          <table:table-cell office:value-type="float" office:value="0.00338346" calcext:value-type="float">
            <text:p>0.00338346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279237" calcext:value-type="float">
            <text:p>0.279237</text:p>
          </table:table-cell>
          <table:table-cell office:value-type="float" office:value="0.0317191" calcext:value-type="float">
            <text:p>0.0317191</text:p>
          </table:table-cell>
          <table:table-cell office:value-type="float" office:value="0.00273172" calcext:value-type="float">
            <text:p>0.00273172</text:p>
          </table:table-cell>
          <table:table-cell office:value-type="float" office:value="0.00517802" calcext:value-type="float">
            <text:p>0.00517802</text:p>
          </table:table-cell>
          <table:table-cell office:value-type="float" office:value="0.00359742" calcext:value-type="float">
            <text:p>0.0035974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280861" calcext:value-type="float">
            <text:p>0.280861</text:p>
          </table:table-cell>
          <table:table-cell office:value-type="float" office:value="0.0314818" calcext:value-type="float">
            <text:p>0.0314818</text:p>
          </table:table-cell>
          <table:table-cell office:value-type="float" office:value="0.00267448" calcext:value-type="float">
            <text:p>0.00267448</text:p>
          </table:table-cell>
          <table:table-cell office:value-type="float" office:value="0.00507894" calcext:value-type="float">
            <text:p>0.00507894</text:p>
          </table:table-cell>
          <table:table-cell office:value-type="float" office:value="0.00341267" calcext:value-type="float">
            <text:p>0.00341267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284038" calcext:value-type="float">
            <text:p>0.284038</text:p>
          </table:table-cell>
          <table:table-cell office:value-type="float" office:value="0.0309809" calcext:value-type="float">
            <text:p>0.0309809</text:p>
          </table:table-cell>
          <table:table-cell office:value-type="float" office:value="0.00272421" calcext:value-type="float">
            <text:p>0.00272421</text:p>
          </table:table-cell>
          <table:table-cell office:value-type="float" office:value="0.00513026" calcext:value-type="float">
            <text:p>0.00513026</text:p>
          </table:table-cell>
          <table:table-cell office:value-type="float" office:value="0.00351807" calcext:value-type="float">
            <text:p>0.00351807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300817" calcext:value-type="float">
            <text:p>0.300817</text:p>
          </table:table-cell>
          <table:table-cell office:value-type="float" office:value="0.0306892" calcext:value-type="float">
            <text:p>0.0306892</text:p>
          </table:table-cell>
          <table:table-cell office:value-type="float" office:value="0.00337083" calcext:value-type="float">
            <text:p>0.00337083</text:p>
          </table:table-cell>
          <table:table-cell office:value-type="float" office:value="0.00502999" calcext:value-type="float">
            <text:p>0.00502999</text:p>
          </table:table-cell>
          <table:table-cell office:value-type="float" office:value="0.00334477" calcext:value-type="float">
            <text:p>0.00334477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298292" calcext:value-type="float">
            <text:p>0.298292</text:p>
          </table:table-cell>
          <table:table-cell office:value-type="float" office:value="0.0302719" calcext:value-type="float">
            <text:p>0.0302719</text:p>
          </table:table-cell>
          <table:table-cell office:value-type="float" office:value="0.00320305" calcext:value-type="float">
            <text:p>0.00320305</text:p>
          </table:table-cell>
          <table:table-cell office:value-type="float" office:value="0.00504736" calcext:value-type="float">
            <text:p>0.00504736</text:p>
          </table:table-cell>
          <table:table-cell office:value-type="float" office:value="0.00338701" calcext:value-type="float">
            <text:p>0.00338701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27372" calcext:value-type="float">
            <text:p>0.27372</text:p>
          </table:table-cell>
          <table:table-cell office:value-type="float" office:value="0.0295006" calcext:value-type="float">
            <text:p>0.0295006</text:p>
          </table:table-cell>
          <table:table-cell office:value-type="float" office:value="0.00289949" calcext:value-type="float">
            <text:p>0.00289949</text:p>
          </table:table-cell>
          <table:table-cell office:value-type="float" office:value="0.00512947" calcext:value-type="float">
            <text:p>0.00512947</text:p>
          </table:table-cell>
          <table:table-cell office:value-type="float" office:value="0.00334517" calcext:value-type="float">
            <text:p>0.00334517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273577" calcext:value-type="float">
            <text:p>0.273577</text:p>
          </table:table-cell>
          <table:table-cell office:value-type="float" office:value="0.0295921" calcext:value-type="float">
            <text:p>0.0295921</text:p>
          </table:table-cell>
          <table:table-cell office:value-type="float" office:value="0.00285212" calcext:value-type="float">
            <text:p>0.00285212</text:p>
          </table:table-cell>
          <table:table-cell office:value-type="float" office:value="0.00506315" calcext:value-type="float">
            <text:p>0.00506315</text:p>
          </table:table-cell>
          <table:table-cell office:value-type="float" office:value="0.00354847" calcext:value-type="float">
            <text:p>0.00354847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271686" calcext:value-type="float">
            <text:p>0.271686</text:p>
          </table:table-cell>
          <table:table-cell office:value-type="float" office:value="0.0301578" calcext:value-type="float">
            <text:p>0.0301578</text:p>
          </table:table-cell>
          <table:table-cell office:value-type="float" office:value="0.00279369" calcext:value-type="float">
            <text:p>0.00279369</text:p>
          </table:table-cell>
          <table:table-cell office:value-type="float" office:value="0.00487169" calcext:value-type="float">
            <text:p>0.00487169</text:p>
          </table:table-cell>
          <table:table-cell office:value-type="float" office:value="0.00327529" calcext:value-type="float">
            <text:p>0.00327529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273966" calcext:value-type="float">
            <text:p>0.273966</text:p>
          </table:table-cell>
          <table:table-cell office:value-type="float" office:value="0.0293273" calcext:value-type="float">
            <text:p>0.0293273</text:p>
          </table:table-cell>
          <table:table-cell office:value-type="float" office:value="0.00298633" calcext:value-type="float">
            <text:p>0.00298633</text:p>
          </table:table-cell>
          <table:table-cell office:value-type="float" office:value="0.00501972" calcext:value-type="float">
            <text:p>0.00501972</text:p>
          </table:table-cell>
          <table:table-cell office:value-type="float" office:value="0.00335661" calcext:value-type="float">
            <text:p>0.00335661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274058" calcext:value-type="float">
            <text:p>0.274058</text:p>
          </table:table-cell>
          <table:table-cell office:value-type="float" office:value="0.029193" calcext:value-type="float">
            <text:p>0.029193</text:p>
          </table:table-cell>
          <table:table-cell office:value-type="float" office:value="0.00340438" calcext:value-type="float">
            <text:p>0.00340438</text:p>
          </table:table-cell>
          <table:table-cell office:value-type="float" office:value="0.00496091" calcext:value-type="float">
            <text:p>0.00496091</text:p>
          </table:table-cell>
          <table:table-cell office:value-type="float" office:value="0.0033053" calcext:value-type="float">
            <text:p>0.0033053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270491" calcext:value-type="float">
            <text:p>0.270491</text:p>
          </table:table-cell>
          <table:table-cell office:value-type="float" office:value="0.0292436" calcext:value-type="float">
            <text:p>0.0292436</text:p>
          </table:table-cell>
          <table:table-cell office:value-type="float" office:value="0.00276922" calcext:value-type="float">
            <text:p>0.00276922</text:p>
          </table:table-cell>
          <table:table-cell office:value-type="float" office:value="0.00484919" calcext:value-type="float">
            <text:p>0.00484919</text:p>
          </table:table-cell>
          <table:table-cell office:value-type="float" office:value="0.00330569" calcext:value-type="float">
            <text:p>0.00330569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267125" calcext:value-type="float">
            <text:p>0.267125</text:p>
          </table:table-cell>
          <table:table-cell office:value-type="float" office:value="0.0286388" calcext:value-type="float">
            <text:p>0.0286388</text:p>
          </table:table-cell>
          <table:table-cell office:value-type="float" office:value="0.00269382" calcext:value-type="float">
            <text:p>0.00269382</text:p>
          </table:table-cell>
          <table:table-cell office:value-type="float" office:value="0.00481287" calcext:value-type="float">
            <text:p>0.00481287</text:p>
          </table:table-cell>
          <table:table-cell office:value-type="float" office:value="0.00323898" calcext:value-type="float">
            <text:p>0.00323898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261151" calcext:value-type="float">
            <text:p>0.261151</text:p>
          </table:table-cell>
          <table:table-cell office:value-type="float" office:value="0.0291141" calcext:value-type="float">
            <text:p>0.0291141</text:p>
          </table:table-cell>
          <table:table-cell office:value-type="float" office:value="0.00265829" calcext:value-type="float">
            <text:p>0.00265829</text:p>
          </table:table-cell>
          <table:table-cell office:value-type="float" office:value="0.00504538" calcext:value-type="float">
            <text:p>0.00504538</text:p>
          </table:table-cell>
          <table:table-cell office:value-type="float" office:value="0.00327056" calcext:value-type="float">
            <text:p>0.00327056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260618" calcext:value-type="float">
            <text:p>0.260618</text:p>
          </table:table-cell>
          <table:table-cell office:value-type="float" office:value="0.0285563" calcext:value-type="float">
            <text:p>0.0285563</text:p>
          </table:table-cell>
          <table:table-cell office:value-type="float" office:value="0.00266263" calcext:value-type="float">
            <text:p>0.00266263</text:p>
          </table:table-cell>
          <table:table-cell office:value-type="float" office:value="0.0048859" calcext:value-type="float">
            <text:p>0.0048859</text:p>
          </table:table-cell>
          <table:table-cell office:value-type="float" office:value="0.00329385" calcext:value-type="float">
            <text:p>0.00329385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258721" calcext:value-type="float">
            <text:p>0.258721</text:p>
          </table:table-cell>
          <table:table-cell office:value-type="float" office:value="0.0283072" calcext:value-type="float">
            <text:p>0.0283072</text:p>
          </table:table-cell>
          <table:table-cell office:value-type="float" office:value="0.00330253" calcext:value-type="float">
            <text:p>0.00330253</text:p>
          </table:table-cell>
          <table:table-cell office:value-type="float" office:value="0.00502051" calcext:value-type="float">
            <text:p>0.00502051</text:p>
          </table:table-cell>
          <table:table-cell office:value-type="float" office:value="0.00326779" calcext:value-type="float">
            <text:p>0.00326779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261596" calcext:value-type="float">
            <text:p>0.261596</text:p>
          </table:table-cell>
          <table:table-cell office:value-type="float" office:value="0.0280119" calcext:value-type="float">
            <text:p>0.0280119</text:p>
          </table:table-cell>
          <table:table-cell office:value-type="float" office:value="0.00280909" calcext:value-type="float">
            <text:p>0.00280909</text:p>
          </table:table-cell>
          <table:table-cell office:value-type="float" office:value="0.00494748" calcext:value-type="float">
            <text:p>0.00494748</text:p>
          </table:table-cell>
          <table:table-cell office:value-type="float" office:value="0.00326385" calcext:value-type="float">
            <text:p>0.00326385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256964" calcext:value-type="float">
            <text:p>0.256964</text:p>
          </table:table-cell>
          <table:table-cell office:value-type="float" office:value="0.027586" calcext:value-type="float">
            <text:p>0.027586</text:p>
          </table:table-cell>
          <table:table-cell office:value-type="float" office:value="0.0027325" calcext:value-type="float">
            <text:p>0.0027325</text:p>
          </table:table-cell>
          <table:table-cell office:value-type="float" office:value="0.00478524" calcext:value-type="float">
            <text:p>0.00478524</text:p>
          </table:table-cell>
          <table:table-cell office:value-type="float" office:value="0.00324214" calcext:value-type="float">
            <text:p>0.0032421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251526" calcext:value-type="float">
            <text:p>0.251526</text:p>
          </table:table-cell>
          <table:table-cell office:value-type="float" office:value="0.0274016" calcext:value-type="float">
            <text:p>0.0274016</text:p>
          </table:table-cell>
          <table:table-cell office:value-type="float" office:value="0.00268198" calcext:value-type="float">
            <text:p>0.00268198</text:p>
          </table:table-cell>
          <table:table-cell office:value-type="float" office:value="0.0047351" calcext:value-type="float">
            <text:p>0.0047351</text:p>
          </table:table-cell>
          <table:table-cell office:value-type="float" office:value="0.00322516" calcext:value-type="float">
            <text:p>0.00322516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248505" calcext:value-type="float">
            <text:p>0.248505</text:p>
          </table:table-cell>
          <table:table-cell office:value-type="float" office:value="0.0280032" calcext:value-type="float">
            <text:p>0.0280032</text:p>
          </table:table-cell>
          <table:table-cell office:value-type="float" office:value="0.00275066" calcext:value-type="float">
            <text:p>0.00275066</text:p>
          </table:table-cell>
          <table:table-cell office:value-type="float" office:value="0.00474339" calcext:value-type="float">
            <text:p>0.00474339</text:p>
          </table:table-cell>
          <table:table-cell office:value-type="float" office:value="0.00322003" calcext:value-type="float">
            <text:p>0.00322003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0271549" calcext:value-type="float">
            <text:p>0.0271549</text:p>
          </table:table-cell>
          <table:table-cell office:value-type="float" office:value="0.00296225" calcext:value-type="float">
            <text:p>0.00296225</text:p>
          </table:table-cell>
          <table:table-cell office:value-type="float" office:value="0.00468971" calcext:value-type="float">
            <text:p>0.00468971</text:p>
          </table:table-cell>
          <table:table-cell office:value-type="float" office:value="0.00317503" calcext:value-type="float">
            <text:p>0.00317503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249848" calcext:value-type="float">
            <text:p>0.249848</text:p>
          </table:table-cell>
          <table:table-cell office:value-type="float" office:value="0.0286234" calcext:value-type="float">
            <text:p>0.0286234</text:p>
          </table:table-cell>
          <table:table-cell office:value-type="float" office:value="0.0040506" calcext:value-type="float">
            <text:p>0.0040506</text:p>
          </table:table-cell>
          <table:table-cell office:value-type="float" office:value="0.00470629" calcext:value-type="float">
            <text:p>0.00470629</text:p>
          </table:table-cell>
          <table:table-cell office:value-type="float" office:value="0.00326187" calcext:value-type="float">
            <text:p>0.0032618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246218" calcext:value-type="float">
            <text:p>0.246218</text:p>
          </table:table-cell>
          <table:table-cell office:value-type="float" office:value="0.0272189" calcext:value-type="float">
            <text:p>0.0272189</text:p>
          </table:table-cell>
          <table:table-cell office:value-type="float" office:value="0.00279409" calcext:value-type="float">
            <text:p>0.00279409</text:p>
          </table:table-cell>
          <table:table-cell office:value-type="float" office:value="0.00459852" calcext:value-type="float">
            <text:p>0.00459852</text:p>
          </table:table-cell>
          <table:table-cell office:value-type="float" office:value="0.00345886" calcext:value-type="float">
            <text:p>0.00345886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241545" calcext:value-type="float">
            <text:p>0.241545</text:p>
          </table:table-cell>
          <table:table-cell office:value-type="float" office:value="0.0262868" calcext:value-type="float">
            <text:p>0.0262868</text:p>
          </table:table-cell>
          <table:table-cell office:value-type="float" office:value="0.00269816" calcext:value-type="float">
            <text:p>0.00269816</text:p>
          </table:table-cell>
          <table:table-cell office:value-type="float" office:value="0.00482156" calcext:value-type="float">
            <text:p>0.00482156</text:p>
          </table:table-cell>
          <table:table-cell office:value-type="float" office:value="0.00343438" calcext:value-type="float">
            <text:p>0.00343438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240518" calcext:value-type="float">
            <text:p>0.240518</text:p>
          </table:table-cell>
          <table:table-cell office:value-type="float" office:value="0.0260322" calcext:value-type="float">
            <text:p>0.0260322</text:p>
          </table:table-cell>
          <table:table-cell office:value-type="float" office:value="0.00267211" calcext:value-type="float">
            <text:p>0.00267211</text:p>
          </table:table-cell>
          <table:table-cell office:value-type="float" office:value="0.00467708" calcext:value-type="float">
            <text:p>0.00467708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236732" calcext:value-type="float">
            <text:p>0.236732</text:p>
          </table:table-cell>
          <table:table-cell office:value-type="float" office:value="0.0260977" calcext:value-type="float">
            <text:p>0.0260977</text:p>
          </table:table-cell>
          <table:table-cell office:value-type="float" office:value="0.00266974" calcext:value-type="float">
            <text:p>0.00266974</text:p>
          </table:table-cell>
          <table:table-cell office:value-type="float" office:value="0.00456575" calcext:value-type="float">
            <text:p>0.00456575</text:p>
          </table:table-cell>
          <table:table-cell office:value-type="float" office:value="0.00311029" calcext:value-type="float">
            <text:p>0.00311029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243941" calcext:value-type="float">
            <text:p>0.243941</text:p>
          </table:table-cell>
          <table:table-cell office:value-type="float" office:value="0.0260188" calcext:value-type="float">
            <text:p>0.0260188</text:p>
          </table:table-cell>
          <table:table-cell office:value-type="float" office:value="0.00287659" calcext:value-type="float">
            <text:p>0.00287659</text:p>
          </table:table-cell>
          <table:table-cell office:value-type="float" office:value="0.00452312" calcext:value-type="float">
            <text:p>0.00452312</text:p>
          </table:table-cell>
          <table:table-cell office:value-type="float" office:value="0.00312647" calcext:value-type="float">
            <text:p>0.0031264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239875" calcext:value-type="float">
            <text:p>0.239875</text:p>
          </table:table-cell>
          <table:table-cell office:value-type="float" office:value="0.0254128" calcext:value-type="float">
            <text:p>0.0254128</text:p>
          </table:table-cell>
          <table:table-cell office:value-type="float" office:value="0.00296975" calcext:value-type="float">
            <text:p>0.00296975</text:p>
          </table:table-cell>
          <table:table-cell office:value-type="float" office:value="0.00470392" calcext:value-type="float">
            <text:p>0.00470392</text:p>
          </table:table-cell>
          <table:table-cell office:value-type="float" office:value="0.00361873" calcext:value-type="float">
            <text:p>0.00361873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239796" calcext:value-type="float">
            <text:p>0.239796</text:p>
          </table:table-cell>
          <table:table-cell office:value-type="float" office:value="0.0254965" calcext:value-type="float">
            <text:p>0.0254965</text:p>
          </table:table-cell>
          <table:table-cell office:value-type="float" office:value="0.00270053" calcext:value-type="float">
            <text:p>0.00270053</text:p>
          </table:table-cell>
          <table:table-cell office:value-type="float" office:value="0.00490524" calcext:value-type="float">
            <text:p>0.00490524</text:p>
          </table:table-cell>
          <table:table-cell office:value-type="float" office:value="0.00315924" calcext:value-type="float">
            <text:p>0.00315924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258285" calcext:value-type="float">
            <text:p>0.258285</text:p>
          </table:table-cell>
          <table:table-cell office:value-type="float" office:value="0.0258183" calcext:value-type="float">
            <text:p>0.0258183</text:p>
          </table:table-cell>
          <table:table-cell office:value-type="float" office:value="0.00278856" calcext:value-type="float">
            <text:p>0.00278856</text:p>
          </table:table-cell>
          <table:table-cell office:value-type="float" office:value="0.00470945" calcext:value-type="float">
            <text:p>0.00470945</text:p>
          </table:table-cell>
          <table:table-cell office:value-type="float" office:value="0.00307042" calcext:value-type="float">
            <text:p>0.0030704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243437" calcext:value-type="float">
            <text:p>0.243437</text:p>
          </table:table-cell>
          <table:table-cell office:value-type="float" office:value="0.0250805" calcext:value-type="float">
            <text:p>0.0250805</text:p>
          </table:table-cell>
          <table:table-cell office:value-type="float" office:value="0.00273961" calcext:value-type="float">
            <text:p>0.00273961</text:p>
          </table:table-cell>
          <table:table-cell office:value-type="float" office:value="0.0377814" calcext:value-type="float">
            <text:p>0.0377814</text:p>
          </table:table-cell>
          <table:table-cell office:value-type="float" office:value="0.0355549" calcext:value-type="float">
            <text:p>0.0355549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224885" calcext:value-type="float">
            <text:p>0.224885</text:p>
          </table:table-cell>
          <table:table-cell office:value-type="float" office:value="0.0254448" calcext:value-type="float">
            <text:p>0.0254448</text:p>
          </table:table-cell>
          <table:table-cell office:value-type="float" office:value="0.00272303" calcext:value-type="float">
            <text:p>0.00272303</text:p>
          </table:table-cell>
          <table:table-cell office:value-type="float" office:value="0.00655967" calcext:value-type="float">
            <text:p>0.00655967</text:p>
          </table:table-cell>
          <table:table-cell office:value-type="float" office:value="0.00370834" calcext:value-type="float">
            <text:p>0.0037083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51346" calcext:value-type="float">
            <text:p>0.151346</text:p>
          </table:table-cell>
          <table:table-cell office:value-type="float" office:value="0.0244035" calcext:value-type="float">
            <text:p>0.0244035</text:p>
          </table:table-cell>
          <table:table-cell office:value-type="float" office:value="0.00272856" calcext:value-type="float">
            <text:p>0.00272856</text:p>
          </table:table-cell>
          <table:table-cell office:value-type="float" office:value="0.00634255" calcext:value-type="float">
            <text:p>0.00634255</text:p>
          </table:table-cell>
          <table:table-cell office:value-type="float" office:value="0.00355518" calcext:value-type="float">
            <text:p>0.00355518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900751" calcext:value-type="float">
            <text:p>0.0900751</text:p>
          </table:table-cell>
          <table:table-cell office:value-type="float" office:value="0.0243877" calcext:value-type="float">
            <text:p>0.0243877</text:p>
          </table:table-cell>
          <table:table-cell office:value-type="float" office:value="0.00272421" calcext:value-type="float">
            <text:p>0.00272421</text:p>
          </table:table-cell>
          <table:table-cell office:value-type="float" office:value="0.00659164" calcext:value-type="float">
            <text:p>0.00659164</text:p>
          </table:table-cell>
          <table:table-cell office:value-type="float" office:value="0.00344149" calcext:value-type="float">
            <text:p>0.00344149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877808" calcext:value-type="float">
            <text:p>0.0877808</text:p>
          </table:table-cell>
          <table:table-cell office:value-type="float" office:value="0.0240754" calcext:value-type="float">
            <text:p>0.0240754</text:p>
          </table:table-cell>
          <table:table-cell office:value-type="float" office:value="0.00267329" calcext:value-type="float">
            <text:p>0.00267329</text:p>
          </table:table-cell>
          <table:table-cell office:value-type="float" office:value="0.00629676" calcext:value-type="float">
            <text:p>0.00629676</text:p>
          </table:table-cell>
          <table:table-cell office:value-type="float" office:value="0.00344701" calcext:value-type="float">
            <text:p>0.00344701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867667" calcext:value-type="float">
            <text:p>0.0867667</text:p>
          </table:table-cell>
          <table:table-cell office:value-type="float" office:value="0.0238196" calcext:value-type="float">
            <text:p>0.0238196</text:p>
          </table:table-cell>
          <table:table-cell office:value-type="float" office:value="0.00262395" calcext:value-type="float">
            <text:p>0.00262395</text:p>
          </table:table-cell>
          <table:table-cell office:value-type="float" office:value="0.00620873" calcext:value-type="float">
            <text:p>0.00620873</text:p>
          </table:table-cell>
          <table:table-cell office:value-type="float" office:value="0.00339214" calcext:value-type="float">
            <text:p>0.00339214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849634" calcext:value-type="float">
            <text:p>0.0849634</text:p>
          </table:table-cell>
          <table:table-cell office:value-type="float" office:value="0.0237758" calcext:value-type="float">
            <text:p>0.0237758</text:p>
          </table:table-cell>
          <table:table-cell office:value-type="float" office:value="0.00262908" calcext:value-type="float">
            <text:p>0.00262908</text:p>
          </table:table-cell>
          <table:table-cell office:value-type="float" office:value="0.00616175" calcext:value-type="float">
            <text:p>0.00616175</text:p>
          </table:table-cell>
          <table:table-cell office:value-type="float" office:value="0.00335583" calcext:value-type="float">
            <text:p>0.0033558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854608" calcext:value-type="float">
            <text:p>0.0854608</text:p>
          </table:table-cell>
          <table:table-cell office:value-type="float" office:value="0.0236743" calcext:value-type="float">
            <text:p>0.0236743</text:p>
          </table:table-cell>
          <table:table-cell office:value-type="float" office:value="0.00262434" calcext:value-type="float">
            <text:p>0.00262434</text:p>
          </table:table-cell>
          <table:table-cell office:value-type="float" office:value="0.00593911" calcext:value-type="float">
            <text:p>0.00593911</text:p>
          </table:table-cell>
          <table:table-cell office:value-type="float" office:value="0.00364755" calcext:value-type="float">
            <text:p>0.00364755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848553" calcext:value-type="float">
            <text:p>0.0848553</text:p>
          </table:table-cell>
          <table:table-cell office:value-type="float" office:value="0.0238942" calcext:value-type="float">
            <text:p>0.0238942</text:p>
          </table:table-cell>
          <table:table-cell office:value-type="float" office:value="0.00263026" calcext:value-type="float">
            <text:p>0.00263026</text:p>
          </table:table-cell>
          <table:table-cell office:value-type="float" office:value="0.00593674" calcext:value-type="float">
            <text:p>0.00593674</text:p>
          </table:table-cell>
          <table:table-cell office:value-type="float" office:value="0.00332385" calcext:value-type="float">
            <text:p>0.00332385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828472" calcext:value-type="float">
            <text:p>0.0828472</text:p>
          </table:table-cell>
          <table:table-cell office:value-type="float" office:value="0.0234663" calcext:value-type="float">
            <text:p>0.0234663</text:p>
          </table:table-cell>
          <table:table-cell office:value-type="float" office:value="0.00314463" calcext:value-type="float">
            <text:p>0.00314463</text:p>
          </table:table-cell>
          <table:table-cell office:value-type="float" office:value="0.0060232" calcext:value-type="float">
            <text:p>0.0060232</text:p>
          </table:table-cell>
          <table:table-cell office:value-type="float" office:value="0.00330648" calcext:value-type="float">
            <text:p>0.00330648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838921" calcext:value-type="float">
            <text:p>0.0838921</text:p>
          </table:table-cell>
          <table:table-cell office:value-type="float" office:value="0.0228197" calcext:value-type="float">
            <text:p>0.0228197</text:p>
          </table:table-cell>
          <table:table-cell office:value-type="float" office:value="0.00278777" calcext:value-type="float">
            <text:p>0.00278777</text:p>
          </table:table-cell>
          <table:table-cell office:value-type="float" office:value="0.00584398" calcext:value-type="float">
            <text:p>0.00584398</text:p>
          </table:table-cell>
          <table:table-cell office:value-type="float" office:value="0.00330924" calcext:value-type="float">
            <text:p>0.00330924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838112" calcext:value-type="float">
            <text:p>0.0838112</text:p>
          </table:table-cell>
          <table:table-cell office:value-type="float" office:value="0.0224727" calcext:value-type="float">
            <text:p>0.0224727</text:p>
          </table:table-cell>
          <table:table-cell office:value-type="float" office:value="0.0026879" calcext:value-type="float">
            <text:p>0.0026879</text:p>
          </table:table-cell>
          <table:table-cell office:value-type="float" office:value="0.00583411" calcext:value-type="float">
            <text:p>0.00583411</text:p>
          </table:table-cell>
          <table:table-cell office:value-type="float" office:value="0.0033574" calcext:value-type="float">
            <text:p>0.003357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809014" calcext:value-type="float">
            <text:p>0.0809014</text:p>
          </table:table-cell>
          <table:table-cell office:value-type="float" office:value="0.0222402" calcext:value-type="float">
            <text:p>0.0222402</text:p>
          </table:table-cell>
          <table:table-cell office:value-type="float" office:value="0.00266816" calcext:value-type="float">
            <text:p>0.00266816</text:p>
          </table:table-cell>
          <table:table-cell office:value-type="float" office:value="0.00566081" calcext:value-type="float">
            <text:p>0.00566081</text:p>
          </table:table-cell>
          <table:table-cell office:value-type="float" office:value="0.00338267" calcext:value-type="float">
            <text:p>0.00338267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805473" calcext:value-type="float">
            <text:p>0.0805473</text:p>
          </table:table-cell>
          <table:table-cell office:value-type="float" office:value="0.0223547" calcext:value-type="float">
            <text:p>0.0223547</text:p>
          </table:table-cell>
          <table:table-cell office:value-type="float" office:value="0.00264803" calcext:value-type="float">
            <text:p>0.00264803</text:p>
          </table:table-cell>
          <table:table-cell office:value-type="float" office:value="0.00566436" calcext:value-type="float">
            <text:p>0.00566436</text:p>
          </table:table-cell>
          <table:table-cell office:value-type="float" office:value="0.00323503" calcext:value-type="float">
            <text:p>0.00323503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801774" calcext:value-type="float">
            <text:p>0.0801774</text:p>
          </table:table-cell>
          <table:table-cell office:value-type="float" office:value="0.021635" calcext:value-type="float">
            <text:p>0.021635</text:p>
          </table:table-cell>
          <table:table-cell office:value-type="float" office:value="0.00263618" calcext:value-type="float">
            <text:p>0.00263618</text:p>
          </table:table-cell>
          <table:table-cell office:value-type="float" office:value="0.00559844" calcext:value-type="float">
            <text:p>0.00559844</text:p>
          </table:table-cell>
          <table:table-cell office:value-type="float" office:value="0.00318292" calcext:value-type="float">
            <text:p>0.00318292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796074" calcext:value-type="float">
            <text:p>0.0796074</text:p>
          </table:table-cell>
          <table:table-cell office:value-type="float" office:value="0.0216019" calcext:value-type="float">
            <text:p>0.0216019</text:p>
          </table:table-cell>
          <table:table-cell office:value-type="float" office:value="0.00305265" calcext:value-type="float">
            <text:p>0.00305265</text:p>
          </table:table-cell>
          <table:table-cell office:value-type="float" office:value="0.00551396" calcext:value-type="float">
            <text:p>0.00551396</text:p>
          </table:table-cell>
          <table:table-cell office:value-type="float" office:value="0.00314266" calcext:value-type="float">
            <text:p>0.00314266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78902" calcext:value-type="float">
            <text:p>0.078902</text:p>
          </table:table-cell>
          <table:table-cell office:value-type="float" office:value="0.0215537" calcext:value-type="float">
            <text:p>0.0215537</text:p>
          </table:table-cell>
          <table:table-cell office:value-type="float" office:value="0.00267921" calcext:value-type="float">
            <text:p>0.00267921</text:p>
          </table:table-cell>
          <table:table-cell office:value-type="float" office:value="0.00550567" calcext:value-type="float">
            <text:p>0.00550567</text:p>
          </table:table-cell>
          <table:table-cell office:value-type="float" office:value="0.00316121" calcext:value-type="float">
            <text:p>0.00316121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774422" calcext:value-type="float">
            <text:p>0.0774422</text:p>
          </table:table-cell>
          <table:table-cell office:value-type="float" office:value="0.0219043" calcext:value-type="float">
            <text:p>0.0219043</text:p>
          </table:table-cell>
          <table:table-cell office:value-type="float" office:value="0.00275224" calcext:value-type="float">
            <text:p>0.00275224</text:p>
          </table:table-cell>
          <table:table-cell office:value-type="float" office:value="0.00569752" calcext:value-type="float">
            <text:p>0.00569752</text:p>
          </table:table-cell>
          <table:table-cell office:value-type="float" office:value="0.00326779" calcext:value-type="float">
            <text:p>0.00326779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788206" calcext:value-type="float">
            <text:p>0.0788206</text:p>
          </table:table-cell>
          <table:table-cell office:value-type="float" office:value="0.0212422" calcext:value-type="float">
            <text:p>0.0212422</text:p>
          </table:table-cell>
          <table:table-cell office:value-type="float" office:value="0.00267961" calcext:value-type="float">
            <text:p>0.00267961</text:p>
          </table:table-cell>
          <table:table-cell office:value-type="float" office:value="0.00543501" calcext:value-type="float">
            <text:p>0.00543501</text:p>
          </table:table-cell>
          <table:table-cell office:value-type="float" office:value="0.00309529" calcext:value-type="float">
            <text:p>0.00309529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764418" calcext:value-type="float">
            <text:p>0.0764418</text:p>
          </table:table-cell>
          <table:table-cell office:value-type="float" office:value="0.0212509" calcext:value-type="float">
            <text:p>0.0212509</text:p>
          </table:table-cell>
          <table:table-cell office:value-type="float" office:value="0.00262987" calcext:value-type="float">
            <text:p>0.00262987</text:p>
          </table:table-cell>
          <table:table-cell office:value-type="float" office:value="0.00539672" calcext:value-type="float">
            <text:p>0.00539672</text:p>
          </table:table-cell>
          <table:table-cell office:value-type="float" office:value="0.0031095" calcext:value-type="float">
            <text:p>0.0031095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765011" calcext:value-type="float">
            <text:p>0.0765011</text:p>
          </table:table-cell>
          <table:table-cell office:value-type="float" office:value="0.0208471" calcext:value-type="float">
            <text:p>0.0208471</text:p>
          </table:table-cell>
          <table:table-cell office:value-type="float" office:value="0.00267724" calcext:value-type="float">
            <text:p>0.00267724</text:p>
          </table:table-cell>
          <table:table-cell office:value-type="float" office:value="0.00588266" calcext:value-type="float">
            <text:p>0.00588266</text:p>
          </table:table-cell>
          <table:table-cell office:value-type="float" office:value="0.00308265" calcext:value-type="float">
            <text:p>0.00308265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754605" calcext:value-type="float">
            <text:p>0.0754605</text:p>
          </table:table-cell>
          <table:table-cell office:value-type="float" office:value="0.0202285" calcext:value-type="float">
            <text:p>0.0202285</text:p>
          </table:table-cell>
          <table:table-cell office:value-type="float" office:value="0.0031845" calcext:value-type="float">
            <text:p>0.0031845</text:p>
          </table:table-cell>
          <table:table-cell office:value-type="float" office:value="0.00526171" calcext:value-type="float">
            <text:p>0.00526171</text:p>
          </table:table-cell>
          <table:table-cell office:value-type="float" office:value="0.00303094" calcext:value-type="float">
            <text:p>0.0030309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743334" calcext:value-type="float">
            <text:p>0.0743334</text:p>
          </table:table-cell>
          <table:table-cell office:value-type="float" office:value="0.0195554" calcext:value-type="float">
            <text:p>0.0195554</text:p>
          </table:table-cell>
          <table:table-cell office:value-type="float" office:value="0.00278501" calcext:value-type="float">
            <text:p>0.00278501</text:p>
          </table:table-cell>
          <table:table-cell office:value-type="float" office:value="0.00521039" calcext:value-type="float">
            <text:p>0.00521039</text:p>
          </table:table-cell>
          <table:table-cell office:value-type="float" office:value="0.00309647" calcext:value-type="float">
            <text:p>0.00309647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757179" calcext:value-type="float">
            <text:p>0.0757179</text:p>
          </table:table-cell>
          <table:table-cell office:value-type="float" office:value="0.0196293" calcext:value-type="float">
            <text:p>0.0196293</text:p>
          </table:table-cell>
          <table:table-cell office:value-type="float" office:value="0.00269698" calcext:value-type="float">
            <text:p>0.00269698</text:p>
          </table:table-cell>
          <table:table-cell office:value-type="float" office:value="0.00526092" calcext:value-type="float">
            <text:p>0.00526092</text:p>
          </table:table-cell>
          <table:table-cell office:value-type="float" office:value="0.00296107" calcext:value-type="float">
            <text:p>0.00296107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724141" calcext:value-type="float">
            <text:p>0.0724141</text:p>
          </table:table-cell>
          <table:table-cell office:value-type="float" office:value="0.0195764" calcext:value-type="float">
            <text:p>0.0195764</text:p>
          </table:table-cell>
          <table:table-cell office:value-type="float" office:value="0.00264053" calcext:value-type="float">
            <text:p>0.00264053</text:p>
          </table:table-cell>
          <table:table-cell office:value-type="float" office:value="0.00521" calcext:value-type="float">
            <text:p>0.00521</text:p>
          </table:table-cell>
          <table:table-cell office:value-type="float" office:value="0.0029891" calcext:value-type="float">
            <text:p>0.0029891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728499" calcext:value-type="float">
            <text:p>0.0728499</text:p>
          </table:table-cell>
          <table:table-cell office:value-type="float" office:value="0.0195783" calcext:value-type="float">
            <text:p>0.0195783</text:p>
          </table:table-cell>
          <table:table-cell office:value-type="float" office:value="0.00261921" calcext:value-type="float">
            <text:p>0.00261921</text:p>
          </table:table-cell>
          <table:table-cell office:value-type="float" office:value="0.00513144" calcext:value-type="float">
            <text:p>0.00513144</text:p>
          </table:table-cell>
          <table:table-cell office:value-type="float" office:value="0.0029812" calcext:value-type="float">
            <text:p>0.002981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717075" calcext:value-type="float">
            <text:p>0.0717075</text:p>
          </table:table-cell>
          <table:table-cell office:value-type="float" office:value="0.0187312" calcext:value-type="float">
            <text:p>0.0187312</text:p>
          </table:table-cell>
          <table:table-cell office:value-type="float" office:value="0.00260342" calcext:value-type="float">
            <text:p>0.00260342</text:p>
          </table:table-cell>
          <table:table-cell office:value-type="float" office:value="0.00508881" calcext:value-type="float">
            <text:p>0.00508881</text:p>
          </table:table-cell>
          <table:table-cell office:value-type="float" office:value="0.00294133" calcext:value-type="float">
            <text:p>0.00294133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713112" calcext:value-type="float">
            <text:p>0.0713112</text:p>
          </table:table-cell>
          <table:table-cell office:value-type="float" office:value="0.0188283" calcext:value-type="float">
            <text:p>0.0188283</text:p>
          </table:table-cell>
          <table:table-cell office:value-type="float" office:value="0.00296107" calcext:value-type="float">
            <text:p>0.00296107</text:p>
          </table:table-cell>
          <table:table-cell office:value-type="float" office:value="0.00500828" calcext:value-type="float">
            <text:p>0.00500828</text:p>
          </table:table-cell>
          <table:table-cell office:value-type="float" office:value="0.00293501" calcext:value-type="float">
            <text:p>0.00293501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691199" calcext:value-type="float">
            <text:p>0.0691199</text:p>
          </table:table-cell>
          <table:table-cell office:value-type="float" office:value="0.0192736" calcext:value-type="float">
            <text:p>0.0192736</text:p>
          </table:table-cell>
          <table:table-cell office:value-type="float" office:value="0.00262987" calcext:value-type="float">
            <text:p>0.00262987</text:p>
          </table:table-cell>
          <table:table-cell office:value-type="float" office:value="0.00502446" calcext:value-type="float">
            <text:p>0.00502446</text:p>
          </table:table-cell>
          <table:table-cell office:value-type="float" office:value="0.00294054" calcext:value-type="float">
            <text:p>0.00294054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715599" calcext:value-type="float">
            <text:p>0.0715599</text:p>
          </table:table-cell>
          <table:table-cell office:value-type="float" office:value="0.018683" calcext:value-type="float">
            <text:p>0.018683</text:p>
          </table:table-cell>
          <table:table-cell office:value-type="float" office:value="0.00261487" calcext:value-type="float">
            <text:p>0.00261487</text:p>
          </table:table-cell>
          <table:table-cell office:value-type="float" office:value="0.00528224" calcext:value-type="float">
            <text:p>0.00528224</text:p>
          </table:table-cell>
          <table:table-cell office:value-type="float" office:value="0.00285527" calcext:value-type="float">
            <text:p>0.00285527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699236" calcext:value-type="float">
            <text:p>0.0699236</text:p>
          </table:table-cell>
          <table:table-cell office:value-type="float" office:value="0.0179906" calcext:value-type="float">
            <text:p>0.0179906</text:p>
          </table:table-cell>
          <table:table-cell office:value-type="float" office:value="0.00259355" calcext:value-type="float">
            <text:p>0.00259355</text:p>
          </table:table-cell>
          <table:table-cell office:value-type="float" office:value="0.00503236" calcext:value-type="float">
            <text:p>0.00503236</text:p>
          </table:table-cell>
          <table:table-cell office:value-type="float" office:value="0.0028612" calcext:value-type="float">
            <text:p>0.0028612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679439" calcext:value-type="float">
            <text:p>0.0679439</text:p>
          </table:table-cell>
          <table:table-cell office:value-type="float" office:value="0.0171613" calcext:value-type="float">
            <text:p>0.0171613</text:p>
          </table:table-cell>
          <table:table-cell office:value-type="float" office:value="0.00264526" calcext:value-type="float">
            <text:p>0.00264526</text:p>
          </table:table-cell>
          <table:table-cell office:value-type="float" office:value="0.00508841" calcext:value-type="float">
            <text:p>0.00508841</text:p>
          </table:table-cell>
          <table:table-cell office:value-type="float" office:value="0.00279803" calcext:value-type="float">
            <text:p>0.002798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683829" calcext:value-type="float">
            <text:p>0.0683829</text:p>
          </table:table-cell>
          <table:table-cell office:value-type="float" office:value="0.0173172" calcext:value-type="float">
            <text:p>0.0173172</text:p>
          </table:table-cell>
          <table:table-cell office:value-type="float" office:value="0.00262908" calcext:value-type="float">
            <text:p>0.00262908</text:p>
          </table:table-cell>
          <table:table-cell office:value-type="float" office:value="0.00527197" calcext:value-type="float">
            <text:p>0.00527197</text:p>
          </table:table-cell>
          <table:table-cell office:value-type="float" office:value="0.00281856" calcext:value-type="float">
            <text:p>0.00281856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672914" calcext:value-type="float">
            <text:p>0.0672914</text:p>
          </table:table-cell>
          <table:table-cell office:value-type="float" office:value="0.0172374" calcext:value-type="float">
            <text:p>0.0172374</text:p>
          </table:table-cell>
          <table:table-cell office:value-type="float" office:value="0.00266934" calcext:value-type="float">
            <text:p>0.00266934</text:p>
          </table:table-cell>
          <table:table-cell office:value-type="float" office:value="0.00513776" calcext:value-type="float">
            <text:p>0.00513776</text:p>
          </table:table-cell>
          <table:table-cell office:value-type="float" office:value="0.0028004" calcext:value-type="float">
            <text:p>0.0028004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656824" calcext:value-type="float">
            <text:p>0.0656824</text:p>
          </table:table-cell>
          <table:table-cell office:value-type="float" office:value="0.0175773" calcext:value-type="float">
            <text:p>0.0175773</text:p>
          </table:table-cell>
          <table:table-cell office:value-type="float" office:value="0.00266974" calcext:value-type="float">
            <text:p>0.00266974</text:p>
          </table:table-cell>
          <table:table-cell office:value-type="float" office:value="0.00471813" calcext:value-type="float">
            <text:p>0.00471813</text:p>
          </table:table-cell>
          <table:table-cell office:value-type="float" office:value="0.00282685" calcext:value-type="float">
            <text:p>0.0028268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678717" calcext:value-type="float">
            <text:p>0.0678717</text:p>
          </table:table-cell>
          <table:table-cell office:value-type="float" office:value="0.0166461" calcext:value-type="float">
            <text:p>0.0166461</text:p>
          </table:table-cell>
          <table:table-cell office:value-type="float" office:value="0.00270764" calcext:value-type="float">
            <text:p>0.00270764</text:p>
          </table:table-cell>
          <table:table-cell office:value-type="float" office:value="0.00471931" calcext:value-type="float">
            <text:p>0.00471931</text:p>
          </table:table-cell>
          <table:table-cell office:value-type="float" office:value="0.00273369" calcext:value-type="float">
            <text:p>0.0027336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657084" calcext:value-type="float">
            <text:p>0.0657084</text:p>
          </table:table-cell>
          <table:table-cell office:value-type="float" office:value="0.0158353" calcext:value-type="float">
            <text:p>0.0158353</text:p>
          </table:table-cell>
          <table:table-cell office:value-type="float" office:value="0.00264961" calcext:value-type="float">
            <text:p>0.00264961</text:p>
          </table:table-cell>
          <table:table-cell office:value-type="float" office:value="0.00474813" calcext:value-type="float">
            <text:p>0.00474813</text:p>
          </table:table-cell>
          <table:table-cell office:value-type="float" office:value="0.0027254" calcext:value-type="float">
            <text:p>0.002725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655797" calcext:value-type="float">
            <text:p>0.0655797</text:p>
          </table:table-cell>
          <table:table-cell office:value-type="float" office:value="0.0158096" calcext:value-type="float">
            <text:p>0.0158096</text:p>
          </table:table-cell>
          <table:table-cell office:value-type="float" office:value="0.00260066" calcext:value-type="float">
            <text:p>0.00260066</text:p>
          </table:table-cell>
          <table:table-cell office:value-type="float" office:value="0.00455707" calcext:value-type="float">
            <text:p>0.00455707</text:p>
          </table:table-cell>
          <table:table-cell office:value-type="float" office:value="0.00268158" calcext:value-type="float">
            <text:p>0.00268158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662188" calcext:value-type="float">
            <text:p>0.0662188</text:p>
          </table:table-cell>
          <table:table-cell office:value-type="float" office:value="0.0154808" calcext:value-type="float">
            <text:p>0.0154808</text:p>
          </table:table-cell>
          <table:table-cell office:value-type="float" office:value="0.00258842" calcext:value-type="float">
            <text:p>0.00258842</text:p>
          </table:table-cell>
          <table:table-cell office:value-type="float" office:value="0.00449312" calcext:value-type="float">
            <text:p>0.00449312</text:p>
          </table:table-cell>
          <table:table-cell office:value-type="float" office:value="0.00268513" calcext:value-type="float">
            <text:p>0.00268513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641325" calcext:value-type="float">
            <text:p>0.0641325</text:p>
          </table:table-cell>
          <table:table-cell office:value-type="float" office:value="0.0155447" calcext:value-type="float">
            <text:p>0.0155447</text:p>
          </table:table-cell>
          <table:table-cell office:value-type="float" office:value="0.00260974" calcext:value-type="float">
            <text:p>0.00260974</text:p>
          </table:table-cell>
          <table:table-cell office:value-type="float" office:value="0.00444456" calcext:value-type="float">
            <text:p>0.00444456</text:p>
          </table:table-cell>
          <table:table-cell office:value-type="float" office:value="0.00270211" calcext:value-type="float">
            <text:p>0.00270211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611158" calcext:value-type="float">
            <text:p>0.0611158</text:p>
          </table:table-cell>
          <table:table-cell office:value-type="float" office:value="0.015645" calcext:value-type="float">
            <text:p>0.015645</text:p>
          </table:table-cell>
          <table:table-cell office:value-type="float" office:value="0.00314621" calcext:value-type="float">
            <text:p>0.00314621</text:p>
          </table:table-cell>
          <table:table-cell office:value-type="float" office:value="0.00449983" calcext:value-type="float">
            <text:p>0.00449983</text:p>
          </table:table-cell>
          <table:table-cell office:value-type="float" office:value="0.00269658" calcext:value-type="float">
            <text:p>0.0026965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620447" calcext:value-type="float">
            <text:p>0.0620447</text:p>
          </table:table-cell>
          <table:table-cell office:value-type="float" office:value="0.0152309" calcext:value-type="float">
            <text:p>0.0152309</text:p>
          </table:table-cell>
          <table:table-cell office:value-type="float" office:value="0.00270882" calcext:value-type="float">
            <text:p>0.00270882</text:p>
          </table:table-cell>
          <table:table-cell office:value-type="float" office:value="0.00445917" calcext:value-type="float">
            <text:p>0.00445917</text:p>
          </table:table-cell>
          <table:table-cell office:value-type="float" office:value="0.00260026" calcext:value-type="float">
            <text:p>0.0026002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606232" calcext:value-type="float">
            <text:p>0.0606232</text:p>
          </table:table-cell>
          <table:table-cell office:value-type="float" office:value="0.0149976" calcext:value-type="float">
            <text:p>0.0149976</text:p>
          </table:table-cell>
          <table:table-cell office:value-type="float" office:value="0.00318332" calcext:value-type="float">
            <text:p>0.00318332</text:p>
          </table:table-cell>
          <table:table-cell office:value-type="float" office:value="0.00428508" calcext:value-type="float">
            <text:p>0.00428508</text:p>
          </table:table-cell>
          <table:table-cell office:value-type="float" office:value="0.00254421" calcext:value-type="float">
            <text:p>0.0025442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146392" calcext:value-type="float">
            <text:p>0.0146392</text:p>
          </table:table-cell>
          <table:table-cell office:value-type="float" office:value="0.00307278" calcext:value-type="float">
            <text:p>0.00307278</text:p>
          </table:table-cell>
          <table:table-cell office:value-type="float" office:value="0.00431824" calcext:value-type="float">
            <text:p>0.00431824</text:p>
          </table:table-cell>
          <table:table-cell office:value-type="float" office:value="0.00254776" calcext:value-type="float">
            <text:p>0.00254776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589565" calcext:value-type="float">
            <text:p>0.0589565</text:p>
          </table:table-cell>
          <table:table-cell office:value-type="float" office:value="0.0146597" calcext:value-type="float">
            <text:p>0.0146597</text:p>
          </table:table-cell>
          <table:table-cell office:value-type="float" office:value="0.00281461" calcext:value-type="float">
            <text:p>0.00281461</text:p>
          </table:table-cell>
          <table:table-cell office:value-type="float" office:value="0.00426495" calcext:value-type="float">
            <text:p>0.00426495</text:p>
          </table:table-cell>
          <table:table-cell office:value-type="float" office:value="0.00253315" calcext:value-type="float">
            <text:p>0.0025331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586202" calcext:value-type="float">
            <text:p>0.0586202</text:p>
          </table:table-cell>
          <table:table-cell office:value-type="float" office:value="0.0138631" calcext:value-type="float">
            <text:p>0.0138631</text:p>
          </table:table-cell>
          <table:table-cell office:value-type="float" office:value="0.00353347" calcext:value-type="float">
            <text:p>0.00353347</text:p>
          </table:table-cell>
          <table:table-cell office:value-type="float" office:value="0.00422626" calcext:value-type="float">
            <text:p>0.00422626</text:p>
          </table:table-cell>
          <table:table-cell office:value-type="float" office:value="0.00254223" calcext:value-type="float">
            <text:p>0.00254223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588278" calcext:value-type="float">
            <text:p>0.0588278</text:p>
          </table:table-cell>
          <table:table-cell office:value-type="float" office:value="0.0133803" calcext:value-type="float">
            <text:p>0.0133803</text:p>
          </table:table-cell>
          <table:table-cell office:value-type="float" office:value="0.00389269" calcext:value-type="float">
            <text:p>0.00389269</text:p>
          </table:table-cell>
          <table:table-cell office:value-type="float" office:value="0.00412007" calcext:value-type="float">
            <text:p>0.00412007</text:p>
          </table:table-cell>
          <table:table-cell office:value-type="float" office:value="0.00248065" calcext:value-type="float">
            <text:p>0.0024806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576013" calcext:value-type="float">
            <text:p>0.0576013</text:p>
          </table:table-cell>
          <table:table-cell office:value-type="float" office:value="0.0130131" calcext:value-type="float">
            <text:p>0.0130131</text:p>
          </table:table-cell>
          <table:table-cell office:value-type="float" office:value="0.00335069" calcext:value-type="float">
            <text:p>0.00335069</text:p>
          </table:table-cell>
          <table:table-cell office:value-type="float" office:value="0.00409402" calcext:value-type="float">
            <text:p>0.00409402</text:p>
          </table:table-cell>
          <table:table-cell office:value-type="float" office:value="0.00254894" calcext:value-type="float">
            <text:p>0.0025489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563531" calcext:value-type="float">
            <text:p>0.0563531</text:p>
          </table:table-cell>
          <table:table-cell office:value-type="float" office:value="0.0133795" calcext:value-type="float">
            <text:p>0.0133795</text:p>
          </table:table-cell>
          <table:table-cell office:value-type="float" office:value="0.00285725" calcext:value-type="float">
            <text:p>0.00285725</text:p>
          </table:table-cell>
          <table:table-cell office:value-type="float" office:value="0.00406441" calcext:value-type="float">
            <text:p>0.00406441</text:p>
          </table:table-cell>
          <table:table-cell office:value-type="float" office:value="0.00244275" calcext:value-type="float">
            <text:p>0.0024427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552608" calcext:value-type="float">
            <text:p>0.0552608</text:p>
          </table:table-cell>
          <table:table-cell office:value-type="float" office:value="0.0131095" calcext:value-type="float">
            <text:p>0.0131095</text:p>
          </table:table-cell>
          <table:table-cell office:value-type="float" office:value="0.00270211" calcext:value-type="float">
            <text:p>0.00270211</text:p>
          </table:table-cell>
          <table:table-cell office:value-type="float" office:value="0.00400717" calcext:value-type="float">
            <text:p>0.00400717</text:p>
          </table:table-cell>
          <table:table-cell office:value-type="float" office:value="0.00243999" calcext:value-type="float">
            <text:p>0.0024399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554684" calcext:value-type="float">
            <text:p>0.0554684</text:p>
          </table:table-cell>
          <table:table-cell office:value-type="float" office:value="0.0121297" calcext:value-type="float">
            <text:p>0.0121297</text:p>
          </table:table-cell>
          <table:table-cell office:value-type="float" office:value="0.00297804" calcext:value-type="float">
            <text:p>0.00297804</text:p>
          </table:table-cell>
          <table:table-cell office:value-type="float" office:value="0.00399652" calcext:value-type="float">
            <text:p>0.00399652</text:p>
          </table:table-cell>
          <table:table-cell office:value-type="float" office:value="0.00243052" calcext:value-type="float">
            <text:p>0.00243052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545557" calcext:value-type="float">
            <text:p>0.0545557</text:p>
          </table:table-cell>
          <table:table-cell office:value-type="float" office:value="0.0123661" calcext:value-type="float">
            <text:p>0.0123661</text:p>
          </table:table-cell>
          <table:table-cell office:value-type="float" office:value="0.00334951" calcext:value-type="float">
            <text:p>0.00334951</text:p>
          </table:table-cell>
          <table:table-cell office:value-type="float" office:value="0.00449628" calcext:value-type="float">
            <text:p>0.00449628</text:p>
          </table:table-cell>
          <table:table-cell office:value-type="float" office:value="0.00235828" calcext:value-type="float">
            <text:p>0.0023582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545329" calcext:value-type="float">
            <text:p>0.0545329</text:p>
          </table:table-cell>
          <table:table-cell office:value-type="float" office:value="0.0118743" calcext:value-type="float">
            <text:p>0.0118743</text:p>
          </table:table-cell>
          <table:table-cell office:value-type="float" office:value="0.00269974" calcext:value-type="float">
            <text:p>0.00269974</text:p>
          </table:table-cell>
          <table:table-cell office:value-type="float" office:value="0.00414771" calcext:value-type="float">
            <text:p>0.00414771</text:p>
          </table:table-cell>
          <table:table-cell office:value-type="float" office:value="0.00237288" calcext:value-type="float">
            <text:p>0.00237288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533936" calcext:value-type="float">
            <text:p>0.0533936</text:p>
          </table:table-cell>
          <table:table-cell office:value-type="float" office:value="0.0113007" calcext:value-type="float">
            <text:p>0.0113007</text:p>
          </table:table-cell>
          <table:table-cell office:value-type="float" office:value="0.00265197" calcext:value-type="float">
            <text:p>0.00265197</text:p>
          </table:table-cell>
          <table:table-cell office:value-type="float" office:value="0.00383111" calcext:value-type="float">
            <text:p>0.00383111</text:p>
          </table:table-cell>
          <table:table-cell office:value-type="float" office:value="0.00235709" calcext:value-type="float">
            <text:p>0.00235709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532795" calcext:value-type="float">
            <text:p>0.0532795</text:p>
          </table:table-cell>
          <table:table-cell office:value-type="float" office:value="0.0120689" calcext:value-type="float">
            <text:p>0.0120689</text:p>
          </table:table-cell>
          <table:table-cell office:value-type="float" office:value="0.00257815" calcext:value-type="float">
            <text:p>0.00257815</text:p>
          </table:table-cell>
          <table:table-cell office:value-type="float" office:value="0.00375058" calcext:value-type="float">
            <text:p>0.00375058</text:p>
          </table:table-cell>
          <table:table-cell office:value-type="float" office:value="0.00230577" calcext:value-type="float">
            <text:p>0.0023057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51614" calcext:value-type="float">
            <text:p>0.051614</text:p>
          </table:table-cell>
          <table:table-cell office:value-type="float" office:value="0.012948" calcext:value-type="float">
            <text:p>0.012948</text:p>
          </table:table-cell>
          <table:table-cell office:value-type="float" office:value="0.00254776" calcext:value-type="float">
            <text:p>0.00254776</text:p>
          </table:table-cell>
          <table:table-cell office:value-type="float" office:value="0.00373045" calcext:value-type="float">
            <text:p>0.00373045</text:p>
          </table:table-cell>
          <table:table-cell office:value-type="float" office:value="0.0023038" calcext:value-type="float">
            <text:p>0.002303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517822" calcext:value-type="float">
            <text:p>0.0517822</text:p>
          </table:table-cell>
          <table:table-cell office:value-type="float" office:value="0.0113224" calcext:value-type="float">
            <text:p>0.0113224</text:p>
          </table:table-cell>
          <table:table-cell office:value-type="float" office:value="0.00325161" calcext:value-type="float">
            <text:p>0.00325161</text:p>
          </table:table-cell>
          <table:table-cell office:value-type="float" office:value="0.00373519" calcext:value-type="float">
            <text:p>0.00373519</text:p>
          </table:table-cell>
          <table:table-cell office:value-type="float" office:value="0.00227301" calcext:value-type="float">
            <text:p>0.0022730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532069" calcext:value-type="float">
            <text:p>0.0532069</text:p>
          </table:table-cell>
          <table:table-cell office:value-type="float" office:value="0.0105364" calcext:value-type="float">
            <text:p>0.0105364</text:p>
          </table:table-cell>
          <table:table-cell office:value-type="float" office:value="0.00267487" calcext:value-type="float">
            <text:p>0.00267487</text:p>
          </table:table-cell>
          <table:table-cell office:value-type="float" office:value="0.00364518" calcext:value-type="float">
            <text:p>0.00364518</text:p>
          </table:table-cell>
          <table:table-cell office:value-type="float" office:value="0.00225959" calcext:value-type="float">
            <text:p>0.00225959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506437" calcext:value-type="float">
            <text:p>0.0506437</text:p>
          </table:table-cell>
          <table:table-cell office:value-type="float" office:value="0.0108246" calcext:value-type="float">
            <text:p>0.0108246</text:p>
          </table:table-cell>
          <table:table-cell office:value-type="float" office:value="0.0025971" calcext:value-type="float">
            <text:p>0.0025971</text:p>
          </table:table-cell>
          <table:table-cell office:value-type="float" office:value="0.00358794" calcext:value-type="float">
            <text:p>0.00358794</text:p>
          </table:table-cell>
          <table:table-cell office:value-type="float" office:value="0.00220985" calcext:value-type="float">
            <text:p>0.0022098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488294" calcext:value-type="float">
            <text:p>0.0488294</text:p>
          </table:table-cell>
          <table:table-cell office:value-type="float" office:value="0.0100296" calcext:value-type="float">
            <text:p>0.0100296</text:p>
          </table:table-cell>
          <table:table-cell office:value-type="float" office:value="0.00257539" calcext:value-type="float">
            <text:p>0.00257539</text:p>
          </table:table-cell>
          <table:table-cell office:value-type="float" office:value="0.00355715" calcext:value-type="float">
            <text:p>0.00355715</text:p>
          </table:table-cell>
          <table:table-cell office:value-type="float" office:value="0.00222643" calcext:value-type="float">
            <text:p>0.0022264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484662" calcext:value-type="float">
            <text:p>0.0484662</text:p>
          </table:table-cell>
          <table:table-cell office:value-type="float" office:value="0.00987523" calcext:value-type="float">
            <text:p>0.00987523</text:p>
          </table:table-cell>
          <table:table-cell office:value-type="float" office:value="0.00255368" calcext:value-type="float">
            <text:p>0.00255368</text:p>
          </table:table-cell>
          <table:table-cell office:value-type="float" office:value="0.00353426" calcext:value-type="float">
            <text:p>0.00353426</text:p>
          </table:table-cell>
          <table:table-cell office:value-type="float" office:value="0.00222169" calcext:value-type="float">
            <text:p>0.00222169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484047" calcext:value-type="float">
            <text:p>0.0484047</text:p>
          </table:table-cell>
          <table:table-cell office:value-type="float" office:value="0.00995615" calcext:value-type="float">
            <text:p>0.00995615</text:p>
          </table:table-cell>
          <table:table-cell office:value-type="float" office:value="0.00254934" calcext:value-type="float">
            <text:p>0.00254934</text:p>
          </table:table-cell>
          <table:table-cell office:value-type="float" office:value="0.00355557" calcext:value-type="float">
            <text:p>0.00355557</text:p>
          </table:table-cell>
          <table:table-cell office:value-type="float" office:value="0.00217037" calcext:value-type="float">
            <text:p>0.0021703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73179" calcext:value-type="float">
            <text:p>0.0473179</text:p>
          </table:table-cell>
          <table:table-cell office:value-type="float" office:value="0.00922862" calcext:value-type="float">
            <text:p>0.00922862</text:p>
          </table:table-cell>
          <table:table-cell office:value-type="float" office:value="0.0032445" calcext:value-type="float">
            <text:p>0.0032445</text:p>
          </table:table-cell>
          <table:table-cell office:value-type="float" office:value="0.00343636" calcext:value-type="float">
            <text:p>0.00343636</text:p>
          </table:table-cell>
          <table:table-cell office:value-type="float" office:value="0.0021684" calcext:value-type="float">
            <text:p>0.0021684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462607" calcext:value-type="float">
            <text:p>0.0462607</text:p>
          </table:table-cell>
          <table:table-cell office:value-type="float" office:value="0.00961074" calcext:value-type="float">
            <text:p>0.00961074</text:p>
          </table:table-cell>
          <table:table-cell office:value-type="float" office:value="0.00268592" calcext:value-type="float">
            <text:p>0.00268592</text:p>
          </table:table-cell>
          <table:table-cell office:value-type="float" office:value="0.00339964" calcext:value-type="float">
            <text:p>0.00339964</text:p>
          </table:table-cell>
          <table:table-cell office:value-type="float" office:value="0.00224656" calcext:value-type="float">
            <text:p>0.0022465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459508" calcext:value-type="float">
            <text:p>0.0459508</text:p>
          </table:table-cell>
          <table:table-cell office:value-type="float" office:value="0.00892702" calcext:value-type="float">
            <text:p>0.00892702</text:p>
          </table:table-cell>
          <table:table-cell office:value-type="float" office:value="0.00261605" calcext:value-type="float">
            <text:p>0.00261605</text:p>
          </table:table-cell>
          <table:table-cell office:value-type="float" office:value="0.00336846" calcext:value-type="float">
            <text:p>0.00336846</text:p>
          </table:table-cell>
          <table:table-cell office:value-type="float" office:value="0.0022059" calcext:value-type="float">
            <text:p>0.0022059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455525" calcext:value-type="float">
            <text:p>0.0455525</text:p>
          </table:table-cell>
          <table:table-cell office:value-type="float" office:value="0.00915598" calcext:value-type="float">
            <text:p>0.00915598</text:p>
          </table:table-cell>
          <table:table-cell office:value-type="float" office:value="0.00256986" calcext:value-type="float">
            <text:p>0.00256986</text:p>
          </table:table-cell>
          <table:table-cell office:value-type="float" office:value="0.00330648" calcext:value-type="float">
            <text:p>0.00330648</text:p>
          </table:table-cell>
          <table:table-cell office:value-type="float" office:value="0.00212932" calcext:value-type="float">
            <text:p>0.00212932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442131" calcext:value-type="float">
            <text:p>0.0442131</text:p>
          </table:table-cell>
          <table:table-cell office:value-type="float" office:value="0.00851135" calcext:value-type="float">
            <text:p>0.00851135</text:p>
          </table:table-cell>
          <table:table-cell office:value-type="float" office:value="0.00254026" calcext:value-type="float">
            <text:p>0.00254026</text:p>
          </table:table-cell>
          <table:table-cell office:value-type="float" office:value="0.00362347" calcext:value-type="float">
            <text:p>0.00362347</text:p>
          </table:table-cell>
          <table:table-cell office:value-type="float" office:value="0.00213405" calcext:value-type="float">
            <text:p>0.0021340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447093" calcext:value-type="float">
            <text:p>0.0447093</text:p>
          </table:table-cell>
          <table:table-cell office:value-type="float" office:value="0.00878965" calcext:value-type="float">
            <text:p>0.00878965</text:p>
          </table:table-cell>
          <table:table-cell office:value-type="float" office:value="0.00255605" calcext:value-type="float">
            <text:p>0.00255605</text:p>
          </table:table-cell>
          <table:table-cell office:value-type="float" office:value="0.00321213" calcext:value-type="float">
            <text:p>0.00321213</text:p>
          </table:table-cell>
          <table:table-cell office:value-type="float" office:value="0.00203379" calcext:value-type="float">
            <text:p>0.00203379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43381" calcext:value-type="float">
            <text:p>0.043381</text:p>
          </table:table-cell>
          <table:table-cell office:value-type="float" office:value="0.00821449" calcext:value-type="float">
            <text:p>0.00821449</text:p>
          </table:table-cell>
          <table:table-cell office:value-type="float" office:value="0.00257342" calcext:value-type="float">
            <text:p>0.00257342</text:p>
          </table:table-cell>
          <table:table-cell office:value-type="float" office:value="0.00316832" calcext:value-type="float">
            <text:p>0.00316832</text:p>
          </table:table-cell>
          <table:table-cell office:value-type="float" office:value="0.00255289" calcext:value-type="float">
            <text:p>0.00255289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426302" calcext:value-type="float">
            <text:p>0.0426302</text:p>
          </table:table-cell>
          <table:table-cell office:value-type="float" office:value="0.00831318" calcext:value-type="float">
            <text:p>0.00831318</text:p>
          </table:table-cell>
          <table:table-cell office:value-type="float" office:value="0.00306094" calcext:value-type="float">
            <text:p>0.00306094</text:p>
          </table:table-cell>
          <table:table-cell office:value-type="float" office:value="0.00311581" calcext:value-type="float">
            <text:p>0.00311581</text:p>
          </table:table-cell>
          <table:table-cell office:value-type="float" office:value="0.00266145" calcext:value-type="float">
            <text:p>0.0026614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415272" calcext:value-type="float">
            <text:p>0.0415272</text:p>
          </table:table-cell>
          <table:table-cell office:value-type="float" office:value="0.00783908" calcext:value-type="float">
            <text:p>0.00783908</text:p>
          </table:table-cell>
          <table:table-cell office:value-type="float" office:value="0.00265869" calcext:value-type="float">
            <text:p>0.00265869</text:p>
          </table:table-cell>
          <table:table-cell office:value-type="float" office:value="0.00305384" calcext:value-type="float">
            <text:p>0.00305384</text:p>
          </table:table-cell>
          <table:table-cell office:value-type="float" office:value="0.00247868" calcext:value-type="float">
            <text:p>0.00247868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418647" calcext:value-type="float">
            <text:p>0.0418647</text:p>
          </table:table-cell>
          <table:table-cell office:value-type="float" office:value="0.00795434" calcext:value-type="float">
            <text:p>0.00795434</text:p>
          </table:table-cell>
          <table:table-cell office:value-type="float" office:value="0.00260579" calcext:value-type="float">
            <text:p>0.00260579</text:p>
          </table:table-cell>
          <table:table-cell office:value-type="float" office:value="0.00306686" calcext:value-type="float">
            <text:p>0.00306686</text:p>
          </table:table-cell>
          <table:table-cell office:value-type="float" office:value="0.00232867" calcext:value-type="float">
            <text:p>0.0023286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00931" calcext:value-type="float">
            <text:p>0.0400931</text:p>
          </table:table-cell>
          <table:table-cell office:value-type="float" office:value="0.00764249" calcext:value-type="float">
            <text:p>0.0076424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300962" calcext:value-type="float">
            <text:p>0.00300962</text:p>
          </table:table-cell>
          <table:table-cell office:value-type="float" office:value="0.00200102" calcext:value-type="float">
            <text:p>0.00200102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398546" calcext:value-type="float">
            <text:p>0.0398546</text:p>
          </table:table-cell>
          <table:table-cell office:value-type="float" office:value="0.00764841" calcext:value-type="float">
            <text:p>0.00764841</text:p>
          </table:table-cell>
          <table:table-cell office:value-type="float" office:value="0.00253907" calcext:value-type="float">
            <text:p>0.00253907</text:p>
          </table:table-cell>
          <table:table-cell office:value-type="float" office:value="0.00290738" calcext:value-type="float">
            <text:p>0.00290738</text:p>
          </table:table-cell>
          <table:table-cell office:value-type="float" office:value="0.00207839" calcext:value-type="float">
            <text:p>0.00207839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385038" calcext:value-type="float">
            <text:p>0.0385038</text:p>
          </table:table-cell>
          <table:table-cell office:value-type="float" office:value="0.00716325" calcext:value-type="float">
            <text:p>0.00716325</text:p>
          </table:table-cell>
          <table:table-cell office:value-type="float" office:value="0.0025067" calcext:value-type="float">
            <text:p>0.0025067</text:p>
          </table:table-cell>
          <table:table-cell office:value-type="float" office:value="0.0028612" calcext:value-type="float">
            <text:p>0.0028612</text:p>
          </table:table-cell>
          <table:table-cell office:value-type="float" office:value="0.00200457" calcext:value-type="float">
            <text:p>0.00200457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389526" calcext:value-type="float">
            <text:p>0.0389526</text:p>
          </table:table-cell>
          <table:table-cell office:value-type="float" office:value="0.00736024" calcext:value-type="float">
            <text:p>0.00736024</text:p>
          </table:table-cell>
          <table:table-cell office:value-type="float" office:value="0.00328477" calcext:value-type="float">
            <text:p>0.00328477</text:p>
          </table:table-cell>
          <table:table-cell office:value-type="float" office:value="0.00286198" calcext:value-type="float">
            <text:p>0.00286198</text:p>
          </table:table-cell>
          <table:table-cell office:value-type="float" office:value="0.00236735" calcext:value-type="float">
            <text:p>0.00236735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375366" calcext:value-type="float">
            <text:p>0.0375366</text:p>
          </table:table-cell>
          <table:table-cell office:value-type="float" office:value="0.00689245" calcext:value-type="float">
            <text:p>0.00689245</text:p>
          </table:table-cell>
          <table:table-cell office:value-type="float" office:value="0.00263184" calcext:value-type="float">
            <text:p>0.00263184</text:p>
          </table:table-cell>
          <table:table-cell office:value-type="float" office:value="0.00281975" calcext:value-type="float">
            <text:p>0.00281975</text:p>
          </table:table-cell>
          <table:table-cell office:value-type="float" office:value="0.00199392" calcext:value-type="float">
            <text:p>0.0019939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364968" calcext:value-type="float">
            <text:p>0.0364968</text:p>
          </table:table-cell>
          <table:table-cell office:value-type="float" office:value="0.0069714" calcext:value-type="float">
            <text:p>0.0069714</text:p>
          </table:table-cell>
          <table:table-cell office:value-type="float" office:value="0.00255684" calcext:value-type="float">
            <text:p>0.00255684</text:p>
          </table:table-cell>
          <table:table-cell office:value-type="float" office:value="0.00297054" calcext:value-type="float">
            <text:p>0.00297054</text:p>
          </table:table-cell>
          <table:table-cell office:value-type="float" office:value="0.00192523" calcext:value-type="float">
            <text:p>0.00192523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356856" calcext:value-type="float">
            <text:p>0.0356856</text:p>
          </table:table-cell>
          <table:table-cell office:value-type="float" office:value="0.00702943" calcext:value-type="float">
            <text:p>0.00702943</text:p>
          </table:table-cell>
          <table:table-cell office:value-type="float" office:value="0.00255368" calcext:value-type="float">
            <text:p>0.00255368</text:p>
          </table:table-cell>
          <table:table-cell office:value-type="float" office:value="0.00276251" calcext:value-type="float">
            <text:p>0.00276251</text:p>
          </table:table-cell>
          <table:table-cell office:value-type="float" office:value="0.00181509" calcext:value-type="float">
            <text:p>0.0018150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352403" calcext:value-type="float">
            <text:p>0.0352403</text:p>
          </table:table-cell>
          <table:table-cell office:value-type="float" office:value="0.00638361" calcext:value-type="float">
            <text:p>0.00638361</text:p>
          </table:table-cell>
          <table:table-cell office:value-type="float" office:value="0.00253868" calcext:value-type="float">
            <text:p>0.00253868</text:p>
          </table:table-cell>
          <table:table-cell office:value-type="float" office:value="0.00262592" calcext:value-type="float">
            <text:p>0.00262592</text:p>
          </table:table-cell>
          <table:table-cell office:value-type="float" office:value="0.00175825" calcext:value-type="float">
            <text:p>0.0017582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345069" calcext:value-type="float">
            <text:p>0.0345069</text:p>
          </table:table-cell>
          <table:table-cell office:value-type="float" office:value="0.00631887" calcext:value-type="float">
            <text:p>0.00631887</text:p>
          </table:table-cell>
          <table:table-cell office:value-type="float" office:value="0.00250907" calcext:value-type="float">
            <text:p>0.00250907</text:p>
          </table:table-cell>
          <table:table-cell office:value-type="float" office:value="0.0025521" calcext:value-type="float">
            <text:p>0.0025521</text:p>
          </table:table-cell>
          <table:table-cell office:value-type="float" office:value="0.00172193" calcext:value-type="float">
            <text:p>0.00172193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352064" calcext:value-type="float">
            <text:p>0.0352064</text:p>
          </table:table-cell>
          <table:table-cell office:value-type="float" office:value="0.00601806" calcext:value-type="float">
            <text:p>0.00601806</text:p>
          </table:table-cell>
          <table:table-cell office:value-type="float" office:value="0.00270211" calcext:value-type="float">
            <text:p>0.00270211</text:p>
          </table:table-cell>
          <table:table-cell office:value-type="float" office:value="0.00255565" calcext:value-type="float">
            <text:p>0.00255565</text:p>
          </table:table-cell>
          <table:table-cell office:value-type="float" office:value="0.0017393" calcext:value-type="float">
            <text:p>0.001739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42064" calcext:value-type="float">
            <text:p>0.0342064</text:p>
          </table:table-cell>
          <table:table-cell office:value-type="float" office:value="0.00593714" calcext:value-type="float">
            <text:p>0.00593714</text:p>
          </table:table-cell>
          <table:table-cell office:value-type="float" office:value="0.00298396" calcext:value-type="float">
            <text:p>0.00298396</text:p>
          </table:table-cell>
          <table:table-cell office:value-type="float" office:value="0.00252249" calcext:value-type="float">
            <text:p>0.00252249</text:p>
          </table:table-cell>
          <table:table-cell office:value-type="float" office:value="0.00169114" calcext:value-type="float">
            <text:p>0.0016911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326468" calcext:value-type="float">
            <text:p>0.0326468</text:p>
          </table:table-cell>
          <table:table-cell office:value-type="float" office:value="0.00595017" calcext:value-type="float">
            <text:p>0.00595017</text:p>
          </table:table-cell>
          <table:table-cell office:value-type="float" office:value="0.00260302" calcext:value-type="float">
            <text:p>0.00260302</text:p>
          </table:table-cell>
          <table:table-cell office:value-type="float" office:value="0.00305068" calcext:value-type="float">
            <text:p>0.00305068</text:p>
          </table:table-cell>
          <table:table-cell office:value-type="float" office:value="0.00170022" calcext:value-type="float">
            <text:p>0.0017002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316074" calcext:value-type="float">
            <text:p>0.0316074</text:p>
          </table:table-cell>
          <table:table-cell office:value-type="float" office:value="0.00551435" calcext:value-type="float">
            <text:p>0.00551435</text:p>
          </table:table-cell>
          <table:table-cell office:value-type="float" office:value="0.0025446" calcext:value-type="float">
            <text:p>0.0025446</text:p>
          </table:table-cell>
          <table:table-cell office:value-type="float" office:value="0.00243683" calcext:value-type="float">
            <text:p>0.00243683</text:p>
          </table:table-cell>
          <table:table-cell office:value-type="float" office:value="0.00184391" calcext:value-type="float">
            <text:p>0.0018439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315257" calcext:value-type="float">
            <text:p>0.0315257</text:p>
          </table:table-cell>
          <table:table-cell office:value-type="float" office:value="0.00542514" calcext:value-type="float">
            <text:p>0.00542514</text:p>
          </table:table-cell>
          <table:table-cell office:value-type="float" office:value="0.00254026" calcext:value-type="float">
            <text:p>0.00254026</text:p>
          </table:table-cell>
          <table:table-cell office:value-type="float" office:value="0.00236499" calcext:value-type="float">
            <text:p>0.00236499</text:p>
          </table:table-cell>
          <table:table-cell office:value-type="float" office:value="0.00204444" calcext:value-type="float">
            <text:p>0.00204444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305936" calcext:value-type="float">
            <text:p>0.0305936</text:p>
          </table:table-cell>
          <table:table-cell office:value-type="float" office:value="0.0055183" calcext:value-type="float">
            <text:p>0.0055183</text:p>
          </table:table-cell>
          <table:table-cell office:value-type="float" office:value="0.00261092" calcext:value-type="float">
            <text:p>0.00261092</text:p>
          </table:table-cell>
          <table:table-cell office:value-type="float" office:value="0.00234288" calcext:value-type="float">
            <text:p>0.00234288</text:p>
          </table:table-cell>
          <table:table-cell office:value-type="float" office:value="0.00202115" calcext:value-type="float">
            <text:p>0.0020211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300769" calcext:value-type="float">
            <text:p>0.0300769</text:p>
          </table:table-cell>
          <table:table-cell office:value-type="float" office:value="0.00517447" calcext:value-type="float">
            <text:p>0.00517447</text:p>
          </table:table-cell>
          <table:table-cell office:value-type="float" office:value="0.00288133" calcext:value-type="float">
            <text:p>0.00288133</text:p>
          </table:table-cell>
          <table:table-cell office:value-type="float" office:value="0.00235314" calcext:value-type="float">
            <text:p>0.00235314</text:p>
          </table:table-cell>
          <table:table-cell office:value-type="float" office:value="0.0018143" calcext:value-type="float">
            <text:p>0.0018143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305711" calcext:value-type="float">
            <text:p>0.0305711</text:p>
          </table:table-cell>
          <table:table-cell office:value-type="float" office:value="0.00493959" calcext:value-type="float">
            <text:p>0.00493959</text:p>
          </table:table-cell>
          <table:table-cell office:value-type="float" office:value="0.00255644" calcext:value-type="float">
            <text:p>0.00255644</text:p>
          </table:table-cell>
          <table:table-cell office:value-type="float" office:value="0.00231683" calcext:value-type="float">
            <text:p>0.00231683</text:p>
          </table:table-cell>
          <table:table-cell office:value-type="float" office:value="0.00243841" calcext:value-type="float">
            <text:p>0.0024384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282886" calcext:value-type="float">
            <text:p>0.0282886</text:p>
          </table:table-cell>
          <table:table-cell office:value-type="float" office:value="0.00483419" calcext:value-type="float">
            <text:p>0.00483419</text:p>
          </table:table-cell>
          <table:table-cell office:value-type="float" office:value="0.0025142" calcext:value-type="float">
            <text:p>0.0025142</text:p>
          </table:table-cell>
          <table:table-cell office:value-type="float" office:value="0.00225011" calcext:value-type="float">
            <text:p>0.00225011</text:p>
          </table:table-cell>
          <table:table-cell office:value-type="float" office:value="0.00159008" calcext:value-type="float">
            <text:p>0.00159008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281821" calcext:value-type="float">
            <text:p>0.0281821</text:p>
          </table:table-cell>
          <table:table-cell office:value-type="float" office:value="0.00457404" calcext:value-type="float">
            <text:p>0.00457404</text:p>
          </table:table-cell>
          <table:table-cell office:value-type="float" office:value="0.00251776" calcext:value-type="float">
            <text:p>0.00251776</text:p>
          </table:table-cell>
          <table:table-cell office:value-type="float" office:value="0.00221419" calcext:value-type="float">
            <text:p>0.00221419</text:p>
          </table:table-cell>
          <table:table-cell office:value-type="float" office:value="0.00150402" calcext:value-type="float">
            <text:p>0.0015040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274877" calcext:value-type="float">
            <text:p>0.0274877</text:p>
          </table:table-cell>
          <table:table-cell office:value-type="float" office:value="0.00444812" calcext:value-type="float">
            <text:p>0.00444812</text:p>
          </table:table-cell>
          <table:table-cell office:value-type="float" office:value="0.00248618" calcext:value-type="float">
            <text:p>0.00248618</text:p>
          </table:table-cell>
          <table:table-cell office:value-type="float" office:value="0.00216524" calcext:value-type="float">
            <text:p>0.00216524</text:p>
          </table:table-cell>
          <table:table-cell office:value-type="float" office:value="0.00147994" calcext:value-type="float">
            <text:p>0.0014799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53726" calcext:value-type="float">
            <text:p>0.0253726</text:p>
          </table:table-cell>
          <table:table-cell office:value-type="float" office:value="0.00425626" calcext:value-type="float">
            <text:p>0.00425626</text:p>
          </table:table-cell>
          <table:table-cell office:value-type="float" office:value="0.00248104" calcext:value-type="float">
            <text:p>0.00248104</text:p>
          </table:table-cell>
          <table:table-cell office:value-type="float" office:value="0.00205431" calcext:value-type="float">
            <text:p>0.00205431</text:p>
          </table:table-cell>
          <table:table-cell office:value-type="float" office:value="0.00148981" calcext:value-type="float">
            <text:p>0.0014898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250994" calcext:value-type="float">
            <text:p>0.0250994</text:p>
          </table:table-cell>
          <table:table-cell office:value-type="float" office:value="0.0040427" calcext:value-type="float">
            <text:p>0.0040427</text:p>
          </table:table-cell>
          <table:table-cell office:value-type="float" office:value="0.00245223" calcext:value-type="float">
            <text:p>0.00245223</text:p>
          </table:table-cell>
          <table:table-cell office:value-type="float" office:value="0.00198405" calcext:value-type="float">
            <text:p>0.00198405</text:p>
          </table:table-cell>
          <table:table-cell office:value-type="float" office:value="0.00146257" calcext:value-type="float">
            <text:p>0.0014625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247552" calcext:value-type="float">
            <text:p>0.0247552</text:p>
          </table:table-cell>
          <table:table-cell office:value-type="float" office:value="0.00394599" calcext:value-type="float">
            <text:p>0.00394599</text:p>
          </table:table-cell>
          <table:table-cell office:value-type="float" office:value="0.00254973" calcext:value-type="float">
            <text:p>0.00254973</text:p>
          </table:table-cell>
          <table:table-cell office:value-type="float" office:value="0.00197931" calcext:value-type="float">
            <text:p>0.00197931</text:p>
          </table:table-cell>
          <table:table-cell office:value-type="float" office:value="0.00151784" calcext:value-type="float">
            <text:p>0.0015178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247295" calcext:value-type="float">
            <text:p>0.0247295</text:p>
          </table:table-cell>
          <table:table-cell office:value-type="float" office:value="0.00375019" calcext:value-type="float">
            <text:p>0.00375019</text:p>
          </table:table-cell>
          <table:table-cell office:value-type="float" office:value="0.00254894" calcext:value-type="float">
            <text:p>0.00254894</text:p>
          </table:table-cell>
          <table:table-cell office:value-type="float" office:value="0.00191812" calcext:value-type="float">
            <text:p>0.00191812</text:p>
          </table:table-cell>
          <table:table-cell office:value-type="float" office:value="0.00143415" calcext:value-type="float">
            <text:p>0.0014341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229069" calcext:value-type="float">
            <text:p>0.0229069</text:p>
          </table:table-cell>
          <table:table-cell office:value-type="float" office:value="0.00358202" calcext:value-type="float">
            <text:p>0.00358202</text:p>
          </table:table-cell>
          <table:table-cell office:value-type="float" office:value="0.0025142" calcext:value-type="float">
            <text:p>0.0025142</text:p>
          </table:table-cell>
          <table:table-cell office:value-type="float" office:value="0.00187707" calcext:value-type="float">
            <text:p>0.00187707</text:p>
          </table:table-cell>
          <table:table-cell office:value-type="float" office:value="0.00139625" calcext:value-type="float">
            <text:p>0.0013962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222493" calcext:value-type="float">
            <text:p>0.0222493</text:p>
          </table:table-cell>
          <table:table-cell office:value-type="float" office:value="0.00346833" calcext:value-type="float">
            <text:p>0.00346833</text:p>
          </table:table-cell>
          <table:table-cell office:value-type="float" office:value="0.00247591" calcext:value-type="float">
            <text:p>0.00247591</text:p>
          </table:table-cell>
          <table:table-cell office:value-type="float" office:value="0.00183522" calcext:value-type="float">
            <text:p>0.00183522</text:p>
          </table:table-cell>
          <table:table-cell office:value-type="float" office:value="0.00138046" calcext:value-type="float">
            <text:p>0.00138046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213508" calcext:value-type="float">
            <text:p>0.0213508</text:p>
          </table:table-cell>
          <table:table-cell office:value-type="float" office:value="0.00317503" calcext:value-type="float">
            <text:p>0.00317503</text:p>
          </table:table-cell>
          <table:table-cell office:value-type="float" office:value="0.00244433" calcext:value-type="float">
            <text:p>0.00244433</text:p>
          </table:table-cell>
          <table:table-cell office:value-type="float" office:value="0.0017993" calcext:value-type="float">
            <text:p>0.0017993</text:p>
          </table:table-cell>
          <table:table-cell office:value-type="float" office:value="0.00135441" calcext:value-type="float">
            <text:p>0.00135441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208984" calcext:value-type="float">
            <text:p>0.0208984</text:p>
          </table:table-cell>
          <table:table-cell office:value-type="float" office:value="0.00312529" calcext:value-type="float">
            <text:p>0.00312529</text:p>
          </table:table-cell>
          <table:table-cell office:value-type="float" office:value="0.00254263" calcext:value-type="float">
            <text:p>0.00254263</text:p>
          </table:table-cell>
          <table:table-cell office:value-type="float" office:value="0.00638795" calcext:value-type="float">
            <text:p>0.00638795</text:p>
          </table:table-cell>
          <table:table-cell office:value-type="float" office:value="0.00566594" calcext:value-type="float">
            <text:p>0.0056659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197505" calcext:value-type="float">
            <text:p>0.0197505</text:p>
          </table:table-cell>
          <table:table-cell office:value-type="float" office:value="0.00302857" calcext:value-type="float">
            <text:p>0.00302857</text:p>
          </table:table-cell>
          <table:table-cell office:value-type="float" office:value="0.00275737" calcext:value-type="float">
            <text:p>0.00275737</text:p>
          </table:table-cell>
          <table:table-cell office:value-type="float" office:value="0.00200892" calcext:value-type="float">
            <text:p>0.00200892</text:p>
          </table:table-cell>
          <table:table-cell office:value-type="float" office:value="0.00124427" calcext:value-type="float">
            <text:p>0.00124427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191295" calcext:value-type="float">
            <text:p>0.0191295</text:p>
          </table:table-cell>
          <table:table-cell office:value-type="float" office:value="0.00311739" calcext:value-type="float">
            <text:p>0.00311739</text:p>
          </table:table-cell>
          <table:table-cell office:value-type="float" office:value="0.00313239" calcext:value-type="float">
            <text:p>0.00313239</text:p>
          </table:table-cell>
          <table:table-cell office:value-type="float" office:value="0.00204129" calcext:value-type="float">
            <text:p>0.00204129</text:p>
          </table:table-cell>
          <table:table-cell office:value-type="float" office:value="0.00125927" calcext:value-type="float">
            <text:p>0.0012592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94836" calcext:value-type="float">
            <text:p>0.0194836</text:p>
          </table:table-cell>
          <table:table-cell office:value-type="float" office:value="0.00311463" calcext:value-type="float">
            <text:p>0.00311463</text:p>
          </table:table-cell>
          <table:table-cell office:value-type="float" office:value="0.00259355" calcext:value-type="float">
            <text:p>0.00259355</text:p>
          </table:table-cell>
          <table:table-cell office:value-type="float" office:value="0.00203931" calcext:value-type="float">
            <text:p>0.00203931</text:p>
          </table:table-cell>
          <table:table-cell office:value-type="float" office:value="0.00126046" calcext:value-type="float">
            <text:p>0.0012604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183542" calcext:value-type="float">
            <text:p>0.0183542</text:p>
          </table:table-cell>
          <table:table-cell office:value-type="float" office:value="0.00303291" calcext:value-type="float">
            <text:p>0.00303291</text:p>
          </table:table-cell>
          <table:table-cell office:value-type="float" office:value="0.00253078" calcext:value-type="float">
            <text:p>0.00253078</text:p>
          </table:table-cell>
          <table:table-cell office:value-type="float" office:value="0.00201207" calcext:value-type="float">
            <text:p>0.00201207</text:p>
          </table:table-cell>
          <table:table-cell office:value-type="float" office:value="0.00126638" calcext:value-type="float">
            <text:p>0.00126638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176748" calcext:value-type="float">
            <text:p>0.0176748</text:p>
          </table:table-cell>
          <table:table-cell office:value-type="float" office:value="0.00304555" calcext:value-type="float">
            <text:p>0.00304555</text:p>
          </table:table-cell>
          <table:table-cell office:value-type="float" office:value="0.00246131" calcext:value-type="float">
            <text:p>0.00246131</text:p>
          </table:table-cell>
          <table:table-cell office:value-type="float" office:value="0.00201839" calcext:value-type="float">
            <text:p>0.00201839</text:p>
          </table:table-cell>
          <table:table-cell office:value-type="float" office:value="0.00125019" calcext:value-type="float">
            <text:p>0.0012501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165964" calcext:value-type="float">
            <text:p>0.0165964</text:p>
          </table:table-cell>
          <table:table-cell office:value-type="float" office:value="0.00290462" calcext:value-type="float">
            <text:p>0.00290462</text:p>
          </table:table-cell>
          <table:table-cell office:value-type="float" office:value="0.00246644" calcext:value-type="float">
            <text:p>0.00246644</text:p>
          </table:table-cell>
          <table:table-cell office:value-type="float" office:value="0.00193154" calcext:value-type="float">
            <text:p>0.00193154</text:p>
          </table:table-cell>
          <table:table-cell office:value-type="float" office:value="0.00120638" calcext:value-type="float">
            <text:p>0.0012063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159782" calcext:value-type="float">
            <text:p>0.0159782</text:p>
          </table:table-cell>
          <table:table-cell office:value-type="float" office:value="0.00282883" calcext:value-type="float">
            <text:p>0.00282883</text:p>
          </table:table-cell>
          <table:table-cell office:value-type="float" office:value="0.00244828" calcext:value-type="float">
            <text:p>0.00244828</text:p>
          </table:table-cell>
          <table:table-cell office:value-type="float" office:value="0.00189049" calcext:value-type="float">
            <text:p>0.00189049</text:p>
          </table:table-cell>
          <table:table-cell office:value-type="float" office:value="0.00119059" calcext:value-type="float">
            <text:p>0.0011905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61191" calcext:value-type="float">
            <text:p>0.0161191</text:p>
          </table:table-cell>
          <table:table-cell office:value-type="float" office:value="0.00283554" calcext:value-type="float">
            <text:p>0.00283554</text:p>
          </table:table-cell>
          <table:table-cell office:value-type="float" office:value="0.0028308" calcext:value-type="float">
            <text:p>0.0028308</text:p>
          </table:table-cell>
          <table:table-cell office:value-type="float" office:value="0.00189088" calcext:value-type="float">
            <text:p>0.00189088</text:p>
          </table:table-cell>
          <table:table-cell office:value-type="float" office:value="0.00119019" calcext:value-type="float">
            <text:p>0.0011901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152806" calcext:value-type="float">
            <text:p>0.0152806</text:p>
          </table:table-cell>
          <table:table-cell office:value-type="float" office:value="0.00273724" calcext:value-type="float">
            <text:p>0.00273724</text:p>
          </table:table-cell>
          <table:table-cell office:value-type="float" office:value="0.00250828" calcext:value-type="float">
            <text:p>0.00250828</text:p>
          </table:table-cell>
          <table:table-cell office:value-type="float" office:value="0.00183246" calcext:value-type="float">
            <text:p>0.00183246</text:p>
          </table:table-cell>
          <table:table-cell office:value-type="float" office:value="0.00116256" calcext:value-type="float">
            <text:p>0.00116256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147315" calcext:value-type="float">
            <text:p>0.0147315</text:p>
          </table:table-cell>
          <table:table-cell office:value-type="float" office:value="0.00261842" calcext:value-type="float">
            <text:p>0.00261842</text:p>
          </table:table-cell>
          <table:table-cell office:value-type="float" office:value="0.00245736" calcext:value-type="float">
            <text:p>0.00245736</text:p>
          </table:table-cell>
          <table:table-cell office:value-type="float" office:value="0.00176496" calcext:value-type="float">
            <text:p>0.00176496</text:p>
          </table:table-cell>
          <table:table-cell office:value-type="float" office:value="0.00112821" calcext:value-type="float">
            <text:p>0.0011282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140936" calcext:value-type="float">
            <text:p>0.0140936</text:p>
          </table:table-cell>
          <table:table-cell office:value-type="float" office:value="0.00248183" calcext:value-type="float">
            <text:p>0.00248183</text:p>
          </table:table-cell>
          <table:table-cell office:value-type="float" office:value="0.00257302" calcext:value-type="float">
            <text:p>0.00257302</text:p>
          </table:table-cell>
          <table:table-cell office:value-type="float" office:value="0.00170258" calcext:value-type="float">
            <text:p>0.00170258</text:p>
          </table:table-cell>
          <table:table-cell office:value-type="float" office:value="0.00109861" calcext:value-type="float">
            <text:p>0.0010986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137316" calcext:value-type="float">
            <text:p>0.0137316</text:p>
          </table:table-cell>
          <table:table-cell office:value-type="float" office:value="0.00235156" calcext:value-type="float">
            <text:p>0.00235156</text:p>
          </table:table-cell>
          <table:table-cell office:value-type="float" office:value="0.00246644" calcext:value-type="float">
            <text:p>0.00246644</text:p>
          </table:table-cell>
          <table:table-cell office:value-type="float" office:value="0.00161613" calcext:value-type="float">
            <text:p>0.00161613</text:p>
          </table:table-cell>
          <table:table-cell office:value-type="float" office:value="0.00105361" calcext:value-type="float">
            <text:p>0.001053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29389" calcext:value-type="float">
            <text:p>0.0129389</text:p>
          </table:table-cell>
          <table:table-cell office:value-type="float" office:value="0.00221695" calcext:value-type="float">
            <text:p>0.00221695</text:p>
          </table:table-cell>
          <table:table-cell office:value-type="float" office:value="0.0024088" calcext:value-type="float">
            <text:p>0.0024088</text:p>
          </table:table-cell>
          <table:table-cell office:value-type="float" office:value="0.00155574" calcext:value-type="float">
            <text:p>0.00155574</text:p>
          </table:table-cell>
          <table:table-cell office:value-type="float" office:value="0.00102518" calcext:value-type="float">
            <text:p>0.0010251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125821" calcext:value-type="float">
            <text:p>0.0125821</text:p>
          </table:table-cell>
          <table:table-cell office:value-type="float" office:value="0.00205787" calcext:value-type="float">
            <text:p>0.00205787</text:p>
          </table:table-cell>
          <table:table-cell office:value-type="float" office:value="0.00241749" calcext:value-type="float">
            <text:p>0.00241749</text:p>
          </table:table-cell>
          <table:table-cell office:value-type="float" office:value="0.00147323" calcext:value-type="float">
            <text:p>0.00147323</text:p>
          </table:table-cell>
          <table:table-cell office:value-type="float" office:value="0.000993602" calcext:value-type="float">
            <text:p>0.00099360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118151" calcext:value-type="float">
            <text:p>0.0118151</text:p>
          </table:table-cell>
          <table:table-cell office:value-type="float" office:value="0.00188536" calcext:value-type="float">
            <text:p>0.00188536</text:p>
          </table:table-cell>
          <table:table-cell office:value-type="float" office:value="0.00288014" calcext:value-type="float">
            <text:p>0.00288014</text:p>
          </table:table-cell>
          <table:table-cell office:value-type="float" office:value="0.00151429" calcext:value-type="float">
            <text:p>0.00151429</text:p>
          </table:table-cell>
          <table:table-cell office:value-type="float" office:value="0.000936362" calcext:value-type="float">
            <text:p>0.000936362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109588" calcext:value-type="float">
            <text:p>0.0109588</text:p>
          </table:table-cell>
          <table:table-cell office:value-type="float" office:value="0.00176535" calcext:value-type="float">
            <text:p>0.00176535</text:p>
          </table:table-cell>
          <table:table-cell office:value-type="float" office:value="0.00250749" calcext:value-type="float">
            <text:p>0.00250749</text:p>
          </table:table-cell>
          <table:table-cell office:value-type="float" office:value="0.00134217" calcext:value-type="float">
            <text:p>0.00134217</text:p>
          </table:table-cell>
          <table:table-cell office:value-type="float" office:value="0.000924915" calcext:value-type="float">
            <text:p>0.00092491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108546" calcext:value-type="float">
            <text:p>0.0108546</text:p>
          </table:table-cell>
          <table:table-cell office:value-type="float" office:value="0.0017539" calcext:value-type="float">
            <text:p>0.0017539</text:p>
          </table:table-cell>
          <table:table-cell office:value-type="float" office:value="0.00249723" calcext:value-type="float">
            <text:p>0.00249723</text:p>
          </table:table-cell>
          <table:table-cell office:value-type="float" office:value="0.00131691" calcext:value-type="float">
            <text:p>0.00131691</text:p>
          </table:table-cell>
          <table:table-cell office:value-type="float" office:value="0.000909914" calcext:value-type="float">
            <text:p>0.00090991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949271" calcext:value-type="float">
            <text:p>0.00949271</text:p>
          </table:table-cell>
          <table:table-cell office:value-type="float" office:value="0.00166469" calcext:value-type="float">
            <text:p>0.00166469</text:p>
          </table:table-cell>
          <table:table-cell office:value-type="float" office:value="0.00244196" calcext:value-type="float">
            <text:p>0.00244196</text:p>
          </table:table-cell>
          <table:table-cell office:value-type="float" office:value="0.00127427" calcext:value-type="float">
            <text:p>0.00127427</text:p>
          </table:table-cell>
          <table:table-cell office:value-type="float" office:value="0.00089215" calcext:value-type="float">
            <text:p>0.0008921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888202" calcext:value-type="float">
            <text:p>0.00888202</text:p>
          </table:table-cell>
          <table:table-cell office:value-type="float" office:value="0.00160034" calcext:value-type="float">
            <text:p>0.00160034</text:p>
          </table:table-cell>
          <table:table-cell office:value-type="float" office:value="0.00276053" calcext:value-type="float">
            <text:p>0.00276053</text:p>
          </table:table-cell>
          <table:table-cell office:value-type="float" office:value="0.00124072" calcext:value-type="float">
            <text:p>0.00124072</text:p>
          </table:table-cell>
          <table:table-cell office:value-type="float" office:value="0.000874386" calcext:value-type="float">
            <text:p>0.00087438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143972" calcext:value-type="float">
            <text:p>0.0143972</text:p>
          </table:table-cell>
          <table:table-cell office:value-type="float" office:value="0.00149455" calcext:value-type="float">
            <text:p>0.00149455</text:p>
          </table:table-cell>
          <table:table-cell office:value-type="float" office:value="0.00276211" calcext:value-type="float">
            <text:p>0.00276211</text:p>
          </table:table-cell>
          <table:table-cell office:value-type="float" office:value="0.00121427" calcext:value-type="float">
            <text:p>0.00121427</text:p>
          </table:table-cell>
          <table:table-cell office:value-type="float" office:value="0.000865306" calcext:value-type="float">
            <text:p>0.00086530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191717" calcext:value-type="float">
            <text:p>0.0191717</text:p>
          </table:table-cell>
          <table:table-cell office:value-type="float" office:value="0.00130862" calcext:value-type="float">
            <text:p>0.00130862</text:p>
          </table:table-cell>
          <table:table-cell office:value-type="float" office:value="0.00298318" calcext:value-type="float">
            <text:p>0.00298318</text:p>
          </table:table-cell>
          <table:table-cell office:value-type="float" office:value="0.00111913" calcext:value-type="float">
            <text:p>0.00111913</text:p>
          </table:table-cell>
          <table:table-cell office:value-type="float" office:value="0.000822278" calcext:value-type="float">
            <text:p>0.00082227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26002" calcext:value-type="float">
            <text:p>0.0126002</text:p>
          </table:table-cell>
          <table:table-cell office:value-type="float" office:value="0.00124704" calcext:value-type="float">
            <text:p>0.00124704</text:p>
          </table:table-cell>
          <table:table-cell office:value-type="float" office:value="0.00335661" calcext:value-type="float">
            <text:p>0.00335661</text:p>
          </table:table-cell>
          <table:table-cell office:value-type="float" office:value="0.00109071" calcext:value-type="float">
            <text:p>0.00109071</text:p>
          </table:table-cell>
          <table:table-cell office:value-type="float" office:value="0.000812014" calcext:value-type="float">
            <text:p>0.00081201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04239" calcext:value-type="float">
            <text:p>0.0104239</text:p>
          </table:table-cell>
          <table:table-cell office:value-type="float" office:value="0.00110492" calcext:value-type="float">
            <text:p>0.00110492</text:p>
          </table:table-cell>
          <table:table-cell office:value-type="float" office:value="0.0027779" calcext:value-type="float">
            <text:p>0.0027779</text:p>
          </table:table-cell>
          <table:table-cell office:value-type="float" office:value="0.00102913" calcext:value-type="float">
            <text:p>0.00102913</text:p>
          </table:table-cell>
          <table:table-cell office:value-type="float" office:value="0.000775697" calcext:value-type="float">
            <text:p>0.00077569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844818" calcext:value-type="float">
            <text:p>0.00844818</text:p>
          </table:table-cell>
          <table:table-cell office:value-type="float" office:value="0.00102439" calcext:value-type="float">
            <text:p>0.00102439</text:p>
          </table:table-cell>
          <table:table-cell office:value-type="float" office:value="0.00237525" calcext:value-type="float">
            <text:p>0.00237525</text:p>
          </table:table-cell>
          <table:table-cell office:value-type="float" office:value="0.00170101" calcext:value-type="float">
            <text:p>0.00170101</text:p>
          </table:table-cell>
          <table:table-cell office:value-type="float" office:value="0.00144047" calcext:value-type="float">
            <text:p>0.001440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43848" calcext:value-type="float">
            <text:p>0.00643848</text:p>
          </table:table-cell>
          <table:table-cell office:value-type="float" office:value="0.0009486" calcext:value-type="float">
            <text:p>0.0009486</text:p>
          </table:table-cell>
          <table:table-cell office:value-type="float" office:value="0.00230814" calcext:value-type="float">
            <text:p>0.00230814</text:p>
          </table:table-cell>
          <table:table-cell office:value-type="float" office:value="0.00105597" calcext:value-type="float">
            <text:p>0.00105597</text:p>
          </table:table-cell>
          <table:table-cell office:value-type="float" office:value="0.000660033" calcext:value-type="float">
            <text:p>0.00066003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503986" calcext:value-type="float">
            <text:p>0.00503986</text:p>
          </table:table-cell>
          <table:table-cell office:value-type="float" office:value="0.000898861" calcext:value-type="float">
            <text:p>0.000898861</text:p>
          </table:table-cell>
          <table:table-cell office:value-type="float" office:value="0.0022663" calcext:value-type="float">
            <text:p>0.0022663</text:p>
          </table:table-cell>
          <table:table-cell office:value-type="float" office:value="0.000966759" calcext:value-type="float">
            <text:p>0.000966759</text:p>
          </table:table-cell>
          <table:table-cell office:value-type="float" office:value="0.000623321" calcext:value-type="float">
            <text:p>0.00062332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457325" calcext:value-type="float">
            <text:p>0.00457325</text:p>
          </table:table-cell>
          <table:table-cell office:value-type="float" office:value="0.000844384" calcext:value-type="float">
            <text:p>0.000844384</text:p>
          </table:table-cell>
          <table:table-cell office:value-type="float" office:value="0.00236972" calcext:value-type="float">
            <text:p>0.00236972</text:p>
          </table:table-cell>
          <table:table-cell office:value-type="float" office:value="0.000860174" calcext:value-type="float">
            <text:p>0.000860174</text:p>
          </table:table-cell>
          <table:table-cell office:value-type="float" office:value="0.000568844" calcext:value-type="float">
            <text:p>0.0005688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2974" calcext:value-type="float">
            <text:p>0.0032974</text:p>
          </table:table-cell>
          <table:table-cell office:value-type="float" office:value="0.000798987" calcext:value-type="float">
            <text:p>0.000798987</text:p>
          </table:table-cell>
          <table:table-cell office:value-type="float" office:value="0.00228011" calcext:value-type="float">
            <text:p>0.00228011</text:p>
          </table:table-cell>
          <table:table-cell office:value-type="float" office:value="0.000776881" calcext:value-type="float">
            <text:p>0.000776881</text:p>
          </table:table-cell>
          <table:table-cell office:value-type="float" office:value="0.000531342" calcext:value-type="float">
            <text:p>0.0005313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63303" calcext:value-type="float">
            <text:p>0.00263303</text:p>
          </table:table-cell>
          <table:table-cell office:value-type="float" office:value="0.000755959" calcext:value-type="float">
            <text:p>0.000755959</text:p>
          </table:table-cell>
          <table:table-cell office:value-type="float" office:value="0.0023717" calcext:value-type="float">
            <text:p>0.0023717</text:p>
          </table:table-cell>
          <table:table-cell office:value-type="float" office:value="0.000707798" calcext:value-type="float">
            <text:p>0.000707798</text:p>
          </table:table-cell>
          <table:table-cell office:value-type="float" office:value="0.000496604" calcext:value-type="float">
            <text:p>0.0004966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93825" calcext:value-type="float">
            <text:p>0.00193825</text:p>
          </table:table-cell>
          <table:table-cell office:value-type="float" office:value="0.000703851" calcext:value-type="float">
            <text:p>0.000703851</text:p>
          </table:table-cell>
          <table:table-cell office:value-type="float" office:value="0.00262908" calcext:value-type="float">
            <text:p>0.00262908</text:p>
          </table:table-cell>
          <table:table-cell office:value-type="float" office:value="0.000748458" calcext:value-type="float">
            <text:p>0.000748458</text:p>
          </table:table-cell>
          <table:table-cell office:value-type="float" office:value="0.000595293" calcext:value-type="float">
            <text:p>0.0005952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3627" calcext:value-type="float">
            <text:p>0.0013627</text:p>
          </table:table-cell>
          <table:table-cell office:value-type="float" office:value="0.000659638" calcext:value-type="float">
            <text:p>0.000659638</text:p>
          </table:table-cell>
          <table:table-cell office:value-type="float" office:value="0.00239578" calcext:value-type="float">
            <text:p>0.00239578</text:p>
          </table:table-cell>
          <table:table-cell office:value-type="float" office:value="0.000539237" calcext:value-type="float">
            <text:p>0.000539237</text:p>
          </table:table-cell>
          <table:table-cell office:value-type="float" office:value="0.00036515" calcext:value-type="float">
            <text:p>0.000365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24646" calcext:value-type="float">
            <text:p>0.000824646</text:p>
          </table:table-cell>
          <table:table-cell office:value-type="float" office:value="0.000611083" calcext:value-type="float">
            <text:p>0.000611083</text:p>
          </table:table-cell>
          <table:table-cell office:value-type="float" office:value="0.00294094" calcext:value-type="float">
            <text:p>0.00294094</text:p>
          </table:table-cell>
          <table:table-cell office:value-type="float" office:value="0.000427521" calcext:value-type="float">
            <text:p>0.000427521</text:p>
          </table:table-cell>
          <table:table-cell office:value-type="float" office:value="0.00034107" calcext:value-type="float">
            <text:p>0.00034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21:39:43.192000000</dc:date>
    <meta:editing-duration>PT6M44S</meta:editing-duration>
    <meta:editing-cycles>2</meta:editing-cycles>
    <meta:generator>LibreOffice/4.4.3.2$Windows_x86 LibreOffice_project/88805f81e9fe61362df02b9941de8e38a9b5fd16</meta:generator>
    <meta:document-statistic meta:table-count="1" meta:cell-count="52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0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74cm" svg:height="19.504cm" xlink:href=".." xlink:type="simple" chart:class="chart:scatter" chart:style-name="ch1">
        <chart:legend chart:legend-position="end" svg:x="30.74cm" svg:y="8.457cm" style:legend-expansion="high" chart:style-name="ch2"/>
        <chart:plot-area chart:style-name="ch3" table:cell-range-address="removal.A1:removal.F1001" chart:data-source-has-labels="row" svg:x="0.701cm" svg:y="0.39cm" svg:width="29.338cm" svg:height="18.724cm">
          <chartooo:coordinate-region svg:x="1.799cm" svg:y="0.589cm" svg:width="27.59cm" svg:height="17.8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moval.B2:removal.B1001" chart:label-cell-address="removal.B1:removal.B1" chart:class="chart:scatter">
            <chart:domain table:cell-range-address="removal.A2:removal.A1001"/>
            <chart:data-point chart:repeated="1000"/>
          </chart:series>
          <chart:series chart:style-name="ch8" chart:values-cell-range-address="removal.C2:removal.C1001" chart:label-cell-address="removal.C1:removal.C1" chart:class="chart:scatter">
            <chart:data-point chart:repeated="1000"/>
          </chart:series>
          <chart:series chart:style-name="ch9" chart:values-cell-range-address="removal.D2:removal.D1001" chart:label-cell-address="removal.D1:removal.D1" chart:class="chart:scatter">
            <chart:data-point chart:repeated="1000"/>
          </chart:series>
          <chart:series chart:style-name="ch10" chart:values-cell-range-address="removal.E2:removal.E1001" chart:label-cell-address="removal.E1:removal.E1" chart:class="chart:scatter">
            <chart:data-point chart:repeated="1000"/>
          </chart:series>
          <chart:series chart:style-name="ch11" chart:values-cell-range-address="removal.F2:removal.F1001" chart:label-cell-address="removal.F1:removal.F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removal.B1:removal.B1</svg:desc>
                </draw:g>
              </table:table-cell>
              <table:table-cell office:value-type="string">
                <text:p>vector</text:p>
                <draw:g>
                  <svg:desc>removal.C1:removal.C1</svg:desc>
                </draw:g>
              </table:table-cell>
              <table:table-cell office:value-type="string">
                <text:p>bst</text:p>
                <draw:g>
                  <svg:desc>removal.D1:removal.D1</svg:desc>
                </draw:g>
              </table:table-cell>
              <table:table-cell office:value-type="string">
                <text:p>tiered vector</text:p>
                <draw:g>
                  <svg:desc>removal.E1:removal.E1</svg:desc>
                </draw:g>
              </table:table-cell>
              <table:table-cell office:value-type="string">
                <text:p>bittrick tiered vector</text:p>
                <draw:g>
                  <svg:desc>removal.F1:removal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removal.A2:removal.A1001</svg:desc>
                </draw:g>
              </table:table-cell>
              <table:table-cell office:value-type="float" office:value="NaN">
                <text:p>NaN</text:p>
                <draw:g>
                  <svg:desc>removal.B2:removal.B1001</svg:desc>
                </draw:g>
              </table:table-cell>
              <table:table-cell office:value-type="float" office:value="0.212521">
                <text:p>0.212521</text:p>
                <draw:g>
                  <svg:desc>removal.C2:removal.C1001</svg:desc>
                </draw:g>
              </table:table-cell>
              <table:table-cell office:value-type="float" office:value="0.00361281">
                <text:p>0.00361281</text:p>
                <draw:g>
                  <svg:desc>removal.D2:removal.D1001</svg:desc>
                </draw:g>
              </table:table-cell>
              <table:table-cell office:value-type="float" office:value="0.0266745">
                <text:p>0.0266745</text:p>
                <draw:g>
                  <svg:desc>removal.E2:removal.E1001</svg:desc>
                </draw:g>
              </table:table-cell>
              <table:table-cell office:value-type="float" office:value="0.0164594">
                <text:p>0.0164594</text:p>
                <draw:g>
                  <svg:desc>removal.F2:removal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000">
                <text:p>999000</text:p>
              </table:table-cell>
              <table:table-cell office:value-type="float" office:value="NaN">
                <text:p>NaN</text:p>
              </table:table-cell>
              <table:table-cell office:value-type="float" office:value="0.215945">
                <text:p>0.215945</text:p>
              </table:table-cell>
              <table:table-cell office:value-type="float" office:value="0.00324332">
                <text:p>0.00324332</text:p>
              </table:table-cell>
              <table:table-cell office:value-type="float" office:value="0.0278228">
                <text:p>0.0278228</text:p>
              </table:table-cell>
              <table:table-cell office:value-type="float" office:value="0.0166599">
                <text:p>0.0166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8000">
                <text:p>998000</text:p>
              </table:table-cell>
              <table:table-cell office:value-type="float" office:value="NaN">
                <text:p>NaN</text:p>
              </table:table-cell>
              <table:table-cell office:value-type="float" office:value="0.209127">
                <text:p>0.209127</text:p>
              </table:table-cell>
              <table:table-cell office:value-type="float" office:value="0.00315095">
                <text:p>0.00315095</text:p>
              </table:table-cell>
              <table:table-cell office:value-type="float" office:value="0.0294248">
                <text:p>0.0294248</text:p>
              </table:table-cell>
              <table:table-cell office:value-type="float" office:value="0.0186815">
                <text:p>0.0186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7000">
                <text:p>997000</text:p>
              </table:table-cell>
              <table:table-cell office:value-type="float" office:value="NaN">
                <text:p>NaN</text:p>
              </table:table-cell>
              <table:table-cell office:value-type="float" office:value="0.199482">
                <text:p>0.199482</text:p>
              </table:table-cell>
              <table:table-cell office:value-type="float" office:value="0.0038323">
                <text:p>0.0038323</text:p>
              </table:table-cell>
              <table:table-cell office:value-type="float" office:value="0.028366">
                <text:p>0.028366</text:p>
              </table:table-cell>
              <table:table-cell office:value-type="float" office:value="0.0187332">
                <text:p>0.0187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6000">
                <text:p>996000</text:p>
              </table:table-cell>
              <table:table-cell office:value-type="float" office:value="NaN">
                <text:p>NaN</text:p>
              </table:table-cell>
              <table:table-cell office:value-type="float" office:value="0.206278">
                <text:p>0.206278</text:p>
              </table:table-cell>
              <table:table-cell office:value-type="float" office:value="0.00335425">
                <text:p>0.00335425</text:p>
              </table:table-cell>
              <table:table-cell office:value-type="float" office:value="0.0301914">
                <text:p>0.0301914</text:p>
              </table:table-cell>
              <table:table-cell office:value-type="float" office:value="0.01789">
                <text:p>0.01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000">
                <text:p>995000</text:p>
              </table:table-cell>
              <table:table-cell office:value-type="float" office:value="NaN">
                <text:p>NaN</text:p>
              </table:table-cell>
              <table:table-cell office:value-type="float" office:value="0.20206">
                <text:p>0.20206</text:p>
              </table:table-cell>
              <table:table-cell office:value-type="float" office:value="0.00317305">
                <text:p>0.00317305</text:p>
              </table:table-cell>
              <table:table-cell office:value-type="float" office:value="0.0297248">
                <text:p>0.0297248</text:p>
              </table:table-cell>
              <table:table-cell office:value-type="float" office:value="0.018415">
                <text:p>0.018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000">
                <text:p>994000</text:p>
              </table:table-cell>
              <table:table-cell office:value-type="float" office:value="NaN">
                <text:p>NaN</text:p>
              </table:table-cell>
              <table:table-cell office:value-type="float" office:value="0.197483">
                <text:p>0.197483</text:p>
              </table:table-cell>
              <table:table-cell office:value-type="float" office:value="0.00313121">
                <text:p>0.00313121</text:p>
              </table:table-cell>
              <table:table-cell office:value-type="float" office:value="0.0293849">
                <text:p>0.0293849</text:p>
              </table:table-cell>
              <table:table-cell office:value-type="float" office:value="0.0169189">
                <text:p>0.0169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3000">
                <text:p>993000</text:p>
              </table:table-cell>
              <table:table-cell office:value-type="float" office:value="NaN">
                <text:p>NaN</text:p>
              </table:table-cell>
              <table:table-cell office:value-type="float" office:value="0.196594">
                <text:p>0.196594</text:p>
              </table:table-cell>
              <table:table-cell office:value-type="float" office:value="0.00307081">
                <text:p>0.00307081</text:p>
              </table:table-cell>
              <table:table-cell office:value-type="float" office:value="0.0295771">
                <text:p>0.0295771</text:p>
              </table:table-cell>
              <table:table-cell office:value-type="float" office:value="0.0166769">
                <text:p>0.0166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2000">
                <text:p>992000</text:p>
              </table:table-cell>
              <table:table-cell office:value-type="float" office:value="NaN">
                <text:p>NaN</text:p>
              </table:table-cell>
              <table:table-cell office:value-type="float" office:value="0.199827">
                <text:p>0.199827</text:p>
              </table:table-cell>
              <table:table-cell office:value-type="float" office:value="0.00338425">
                <text:p>0.00338425</text:p>
              </table:table-cell>
              <table:table-cell office:value-type="float" office:value="0.0291322">
                <text:p>0.0291322</text:p>
              </table:table-cell>
              <table:table-cell office:value-type="float" office:value="0.0165924">
                <text:p>0.0165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1000">
                <text:p>991000</text:p>
              </table:table-cell>
              <table:table-cell office:value-type="float" office:value="NaN">
                <text:p>NaN</text:p>
              </table:table-cell>
              <table:table-cell office:value-type="float" office:value="0.191848">
                <text:p>0.191848</text:p>
              </table:table-cell>
              <table:table-cell office:value-type="float" office:value="0.00520842">
                <text:p>0.00520842</text:p>
              </table:table-cell>
              <table:table-cell office:value-type="float" office:value="0.0277324">
                <text:p>0.0277324</text:p>
              </table:table-cell>
              <table:table-cell office:value-type="float" office:value="0.0168628">
                <text:p>0.0168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0000">
                <text:p>990000</text:p>
              </table:table-cell>
              <table:table-cell office:value-type="float" office:value="NaN">
                <text:p>NaN</text:p>
              </table:table-cell>
              <table:table-cell office:value-type="float" office:value="0.189994">
                <text:p>0.189994</text:p>
              </table:table-cell>
              <table:table-cell office:value-type="float" office:value="0.00363255">
                <text:p>0.00363255</text:p>
              </table:table-cell>
              <table:table-cell office:value-type="float" office:value="0.029002">
                <text:p>0.029002</text:p>
              </table:table-cell>
              <table:table-cell office:value-type="float" office:value="0.016521">
                <text:p>0.016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000">
                <text:p>989000</text:p>
              </table:table-cell>
              <table:table-cell office:value-type="float" office:value="NaN">
                <text:p>NaN</text:p>
              </table:table-cell>
              <table:table-cell office:value-type="float" office:value="0.198925">
                <text:p>0.198925</text:p>
              </table:table-cell>
              <table:table-cell office:value-type="float" office:value="0.00336964">
                <text:p>0.00336964</text:p>
              </table:table-cell>
              <table:table-cell office:value-type="float" office:value="0.0288689">
                <text:p>0.0288689</text:p>
              </table:table-cell>
              <table:table-cell office:value-type="float" office:value="0.0158155">
                <text:p>0.0158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8000">
                <text:p>988000</text:p>
              </table:table-cell>
              <table:table-cell office:value-type="float" office:value="NaN">
                <text:p>NaN</text:p>
              </table:table-cell>
              <table:table-cell office:value-type="float" office:value="0.20062">
                <text:p>0.20062</text:p>
              </table:table-cell>
              <table:table-cell office:value-type="float" office:value="0.00363492">
                <text:p>0.00363492</text:p>
              </table:table-cell>
              <table:table-cell office:value-type="float" office:value="0.0299111">
                <text:p>0.0299111</text:p>
              </table:table-cell>
              <table:table-cell office:value-type="float" office:value="0.0164475">
                <text:p>0.0164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7000">
                <text:p>987000</text:p>
              </table:table-cell>
              <table:table-cell office:value-type="float" office:value="NaN">
                <text:p>NaN</text:p>
              </table:table-cell>
              <table:table-cell office:value-type="float" office:value="0.195101">
                <text:p>0.195101</text:p>
              </table:table-cell>
              <table:table-cell office:value-type="float" office:value="0.00417297">
                <text:p>0.00417297</text:p>
              </table:table-cell>
              <table:table-cell office:value-type="float" office:value="0.0299778">
                <text:p>0.0299778</text:p>
              </table:table-cell>
              <table:table-cell office:value-type="float" office:value="0.0162399">
                <text:p>0.0162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000">
                <text:p>986000</text:p>
              </table:table-cell>
              <table:table-cell office:value-type="float" office:value="NaN">
                <text:p>NaN</text:p>
              </table:table-cell>
              <table:table-cell office:value-type="float" office:value="0.197765">
                <text:p>0.197765</text:p>
              </table:table-cell>
              <table:table-cell office:value-type="float" office:value="0.00376953">
                <text:p>0.00376953</text:p>
              </table:table-cell>
              <table:table-cell office:value-type="float" office:value="0.0297358">
                <text:p>0.0297358</text:p>
              </table:table-cell>
              <table:table-cell office:value-type="float" office:value="0.0162103">
                <text:p>0.0162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5000">
                <text:p>985000</text:p>
              </table:table-cell>
              <table:table-cell office:value-type="float" office:value="NaN">
                <text:p>NaN</text:p>
              </table:table-cell>
              <table:table-cell office:value-type="float" office:value="0.199958">
                <text:p>0.199958</text:p>
              </table:table-cell>
              <table:table-cell office:value-type="float" office:value="0.00340478">
                <text:p>0.00340478</text:p>
              </table:table-cell>
              <table:table-cell office:value-type="float" office:value="0.0282744">
                <text:p>0.0282744</text:p>
              </table:table-cell>
              <table:table-cell office:value-type="float" office:value="0.0159434">
                <text:p>0.0159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4000">
                <text:p>984000</text:p>
              </table:table-cell>
              <table:table-cell office:value-type="float" office:value="NaN">
                <text:p>NaN</text:p>
              </table:table-cell>
              <table:table-cell office:value-type="float" office:value="0.19572">
                <text:p>0.19572</text:p>
              </table:table-cell>
              <table:table-cell office:value-type="float" office:value="0.00373637">
                <text:p>0.00373637</text:p>
              </table:table-cell>
              <table:table-cell office:value-type="float" office:value="0.0287845">
                <text:p>0.0287845</text:p>
              </table:table-cell>
              <table:table-cell office:value-type="float" office:value="0.0154981">
                <text:p>0.0154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3000">
                <text:p>983000</text:p>
              </table:table-cell>
              <table:table-cell office:value-type="float" office:value="NaN">
                <text:p>NaN</text:p>
              </table:table-cell>
              <table:table-cell office:value-type="float" office:value="0.195987">
                <text:p>0.195987</text:p>
              </table:table-cell>
              <table:table-cell office:value-type="float" office:value="0.00384453">
                <text:p>0.00384453</text:p>
              </table:table-cell>
              <table:table-cell office:value-type="float" office:value="0.028717">
                <text:p>0.028717</text:p>
              </table:table-cell>
              <table:table-cell office:value-type="float" office:value="0.0160721">
                <text:p>0.016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2000">
                <text:p>982000</text:p>
              </table:table-cell>
              <table:table-cell office:value-type="float" office:value="NaN">
                <text:p>NaN</text:p>
              </table:table-cell>
              <table:table-cell office:value-type="float" office:value="0.200525">
                <text:p>0.200525</text:p>
              </table:table-cell>
              <table:table-cell office:value-type="float" office:value="0.00322595">
                <text:p>0.00322595</text:p>
              </table:table-cell>
              <table:table-cell office:value-type="float" office:value="0.0280557">
                <text:p>0.0280557</text:p>
              </table:table-cell>
              <table:table-cell office:value-type="float" office:value="0.0171589">
                <text:p>0.0171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1000">
                <text:p>981000</text:p>
              </table:table-cell>
              <table:table-cell office:value-type="float" office:value="NaN">
                <text:p>NaN</text:p>
              </table:table-cell>
              <table:table-cell office:value-type="float" office:value="0.217947">
                <text:p>0.217947</text:p>
              </table:table-cell>
              <table:table-cell office:value-type="float" office:value="0.00311068">
                <text:p>0.00311068</text:p>
              </table:table-cell>
              <table:table-cell office:value-type="float" office:value="0.0314795">
                <text:p>0.0314795</text:p>
              </table:table-cell>
              <table:table-cell office:value-type="float" office:value="0.0187525">
                <text:p>0.0187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000">
                <text:p>980000</text:p>
              </table:table-cell>
              <table:table-cell office:value-type="float" office:value="NaN">
                <text:p>NaN</text:p>
              </table:table-cell>
              <table:table-cell office:value-type="float" office:value="0.199104">
                <text:p>0.199104</text:p>
              </table:table-cell>
              <table:table-cell office:value-type="float" office:value="0.00305936">
                <text:p>0.00305936</text:p>
              </table:table-cell>
              <table:table-cell office:value-type="float" office:value="0.0292771">
                <text:p>0.0292771</text:p>
              </table:table-cell>
              <table:table-cell office:value-type="float" office:value="0.0169552">
                <text:p>0.01695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9000">
                <text:p>979000</text:p>
              </table:table-cell>
              <table:table-cell office:value-type="float" office:value="NaN">
                <text:p>NaN</text:p>
              </table:table-cell>
              <table:table-cell office:value-type="float" office:value="0.19589">
                <text:p>0.19589</text:p>
              </table:table-cell>
              <table:table-cell office:value-type="float" office:value="0.00305463">
                <text:p>0.00305463</text:p>
              </table:table-cell>
              <table:table-cell office:value-type="float" office:value="0.0290028">
                <text:p>0.0290028</text:p>
              </table:table-cell>
              <table:table-cell office:value-type="float" office:value="0.0161866">
                <text:p>0.0161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8000">
                <text:p>978000</text:p>
              </table:table-cell>
              <table:table-cell office:value-type="float" office:value="NaN">
                <text:p>NaN</text:p>
              </table:table-cell>
              <table:table-cell office:value-type="float" office:value="0.191643">
                <text:p>0.191643</text:p>
              </table:table-cell>
              <table:table-cell office:value-type="float" office:value="0.00383032">
                <text:p>0.00383032</text:p>
              </table:table-cell>
              <table:table-cell office:value-type="float" office:value="0.0288393">
                <text:p>0.0288393</text:p>
              </table:table-cell>
              <table:table-cell office:value-type="float" office:value="0.0164025">
                <text:p>0.0164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000">
                <text:p>977000</text:p>
              </table:table-cell>
              <table:table-cell office:value-type="float" office:value="NaN">
                <text:p>NaN</text:p>
              </table:table-cell>
              <table:table-cell office:value-type="float" office:value="0.181662">
                <text:p>0.181662</text:p>
              </table:table-cell>
              <table:table-cell office:value-type="float" office:value="0.00344662">
                <text:p>0.00344662</text:p>
              </table:table-cell>
              <table:table-cell office:value-type="float" office:value="0.0279859">
                <text:p>0.0279859</text:p>
              </table:table-cell>
              <table:table-cell office:value-type="float" office:value="0.0159521">
                <text:p>0.0159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6000">
                <text:p>976000</text:p>
              </table:table-cell>
              <table:table-cell office:value-type="float" office:value="NaN">
                <text:p>NaN</text:p>
              </table:table-cell>
              <table:table-cell office:value-type="float" office:value="0.193435">
                <text:p>0.193435</text:p>
              </table:table-cell>
              <table:table-cell office:value-type="float" office:value="0.00314266">
                <text:p>0.00314266</text:p>
              </table:table-cell>
              <table:table-cell office:value-type="float" office:value="0.0283265">
                <text:p>0.0283265</text:p>
              </table:table-cell>
              <table:table-cell office:value-type="float" office:value="0.0159079">
                <text:p>0.0159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5000">
                <text:p>975000</text:p>
              </table:table-cell>
              <table:table-cell office:value-type="float" office:value="NaN">
                <text:p>NaN</text:p>
              </table:table-cell>
              <table:table-cell office:value-type="float" office:value="0.191799">
                <text:p>0.191799</text:p>
              </table:table-cell>
              <table:table-cell office:value-type="float" office:value="0.00302265">
                <text:p>0.00302265</text:p>
              </table:table-cell>
              <table:table-cell office:value-type="float" office:value="0.0283423">
                <text:p>0.0283423</text:p>
              </table:table-cell>
              <table:table-cell office:value-type="float" office:value="0.0156549">
                <text:p>0.015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4000">
                <text:p>974000</text:p>
              </table:table-cell>
              <table:table-cell office:value-type="float" office:value="NaN">
                <text:p>NaN</text:p>
              </table:table-cell>
              <table:table-cell office:value-type="float" office:value="0.195759">
                <text:p>0.195759</text:p>
              </table:table-cell>
              <table:table-cell office:value-type="float" office:value="0.00299541">
                <text:p>0.00299541</text:p>
              </table:table-cell>
              <table:table-cell office:value-type="float" office:value="0.0285946">
                <text:p>0.0285946</text:p>
              </table:table-cell>
              <table:table-cell office:value-type="float" office:value="0.0150497">
                <text:p>0.0150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3000">
                <text:p>973000</text:p>
              </table:table-cell>
              <table:table-cell office:value-type="float" office:value="NaN">
                <text:p>NaN</text:p>
              </table:table-cell>
              <table:table-cell office:value-type="float" office:value="0.192855">
                <text:p>0.192855</text:p>
              </table:table-cell>
              <table:table-cell office:value-type="float" office:value="0.00379282">
                <text:p>0.00379282</text:p>
              </table:table-cell>
              <table:table-cell office:value-type="float" office:value="0.0305518">
                <text:p>0.0305518</text:p>
              </table:table-cell>
              <table:table-cell office:value-type="float" office:value="0.0155352">
                <text:p>0.0155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2000">
                <text:p>972000</text:p>
              </table:table-cell>
              <table:table-cell office:value-type="float" office:value="NaN">
                <text:p>NaN</text:p>
              </table:table-cell>
              <table:table-cell office:value-type="float" office:value="0.191785">
                <text:p>0.191785</text:p>
              </table:table-cell>
              <table:table-cell office:value-type="float" office:value="0.00312845">
                <text:p>0.00312845</text:p>
              </table:table-cell>
              <table:table-cell office:value-type="float" office:value="0.0283435">
                <text:p>0.0283435</text:p>
              </table:table-cell>
              <table:table-cell office:value-type="float" office:value="0.0160386">
                <text:p>0.0160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1000">
                <text:p>971000</text:p>
              </table:table-cell>
              <table:table-cell office:value-type="float" office:value="NaN">
                <text:p>NaN</text:p>
              </table:table-cell>
              <table:table-cell office:value-type="float" office:value="0.193306">
                <text:p>0.193306</text:p>
              </table:table-cell>
              <table:table-cell office:value-type="float" office:value="0.00304357">
                <text:p>0.00304357</text:p>
              </table:table-cell>
              <table:table-cell office:value-type="float" office:value="0.0279136">
                <text:p>0.0279136</text:p>
              </table:table-cell>
              <table:table-cell office:value-type="float" office:value="0.0158045">
                <text:p>0.0158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0000">
                <text:p>970000</text:p>
              </table:table-cell>
              <table:table-cell office:value-type="float" office:value="NaN">
                <text:p>NaN</text:p>
              </table:table-cell>
              <table:table-cell office:value-type="float" office:value="0.185181">
                <text:p>0.185181</text:p>
              </table:table-cell>
              <table:table-cell office:value-type="float" office:value="0.00302305">
                <text:p>0.00302305</text:p>
              </table:table-cell>
              <table:table-cell office:value-type="float" office:value="0.0287853">
                <text:p>0.0287853</text:p>
              </table:table-cell>
              <table:table-cell office:value-type="float" office:value="0.0158053">
                <text:p>0.01580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9000">
                <text:p>969000</text:p>
              </table:table-cell>
              <table:table-cell office:value-type="float" office:value="NaN">
                <text:p>NaN</text:p>
              </table:table-cell>
              <table:table-cell office:value-type="float" office:value="0.187962">
                <text:p>0.187962</text:p>
              </table:table-cell>
              <table:table-cell office:value-type="float" office:value="0.00298554">
                <text:p>0.00298554</text:p>
              </table:table-cell>
              <table:table-cell office:value-type="float" office:value="0.0286538">
                <text:p>0.0286538</text:p>
              </table:table-cell>
              <table:table-cell office:value-type="float" office:value="0.0153391">
                <text:p>0.0153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8000">
                <text:p>968000</text:p>
              </table:table-cell>
              <table:table-cell office:value-type="float" office:value="NaN">
                <text:p>NaN</text:p>
              </table:table-cell>
              <table:table-cell office:value-type="float" office:value="0.179484">
                <text:p>0.179484</text:p>
              </table:table-cell>
              <table:table-cell office:value-type="float" office:value="0.00307989">
                <text:p>0.00307989</text:p>
              </table:table-cell>
              <table:table-cell office:value-type="float" office:value="0.0270685">
                <text:p>0.0270685</text:p>
              </table:table-cell>
              <table:table-cell office:value-type="float" office:value="0.0165715">
                <text:p>0.0165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7000">
                <text:p>967000</text:p>
              </table:table-cell>
              <table:table-cell office:value-type="float" office:value="NaN">
                <text:p>NaN</text:p>
              </table:table-cell>
              <table:table-cell office:value-type="float" office:value="0.187786">
                <text:p>0.187786</text:p>
              </table:table-cell>
              <table:table-cell office:value-type="float" office:value="0.0034782">
                <text:p>0.0034782</text:p>
              </table:table-cell>
              <table:table-cell office:value-type="float" office:value="0.0287426">
                <text:p>0.0287426</text:p>
              </table:table-cell>
              <table:table-cell office:value-type="float" office:value="0.0173902">
                <text:p>0.0173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6000">
                <text:p>966000</text:p>
              </table:table-cell>
              <table:table-cell office:value-type="float" office:value="NaN">
                <text:p>NaN</text:p>
              </table:table-cell>
              <table:table-cell office:value-type="float" office:value="0.19447">
                <text:p>0.19447</text:p>
              </table:table-cell>
              <table:table-cell office:value-type="float" office:value="0.00303923">
                <text:p>0.00303923</text:p>
              </table:table-cell>
              <table:table-cell office:value-type="float" office:value="0.0306098">
                <text:p>0.0306098</text:p>
              </table:table-cell>
              <table:table-cell office:value-type="float" office:value="0.0164685">
                <text:p>0.0164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5000">
                <text:p>965000</text:p>
              </table:table-cell>
              <table:table-cell office:value-type="float" office:value="NaN">
                <text:p>NaN</text:p>
              </table:table-cell>
              <table:table-cell office:value-type="float" office:value="0.191842">
                <text:p>0.191842</text:p>
              </table:table-cell>
              <table:table-cell office:value-type="float" office:value="0.00300291">
                <text:p>0.00300291</text:p>
              </table:table-cell>
              <table:table-cell office:value-type="float" office:value="0.0275315">
                <text:p>0.0275315</text:p>
              </table:table-cell>
              <table:table-cell office:value-type="float" office:value="0.0158451">
                <text:p>0.0158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4000">
                <text:p>964000</text:p>
              </table:table-cell>
              <table:table-cell office:value-type="float" office:value="NaN">
                <text:p>NaN</text:p>
              </table:table-cell>
              <table:table-cell office:value-type="float" office:value="0.185431">
                <text:p>0.185431</text:p>
              </table:table-cell>
              <table:table-cell office:value-type="float" office:value="0.00300844">
                <text:p>0.00300844</text:p>
              </table:table-cell>
              <table:table-cell office:value-type="float" office:value="0.0284766">
                <text:p>0.0284766</text:p>
              </table:table-cell>
              <table:table-cell office:value-type="float" office:value="0.0151875">
                <text:p>0.015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3000">
                <text:p>963000</text:p>
              </table:table-cell>
              <table:table-cell office:value-type="float" office:value="NaN">
                <text:p>NaN</text:p>
              </table:table-cell>
              <table:table-cell office:value-type="float" office:value="0.188454">
                <text:p>0.188454</text:p>
              </table:table-cell>
              <table:table-cell office:value-type="float" office:value="0.00297489">
                <text:p>0.00297489</text:p>
              </table:table-cell>
              <table:table-cell office:value-type="float" office:value="0.0282725">
                <text:p>0.0282725</text:p>
              </table:table-cell>
              <table:table-cell office:value-type="float" office:value="0.0150106">
                <text:p>0.0150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62000">
                <text:p>962000</text:p>
              </table:table-cell>
              <table:table-cell office:value-type="float" office:value="NaN">
                <text:p>NaN</text:p>
              </table:table-cell>
              <table:table-cell office:value-type="float" office:value="0.186574">
                <text:p>0.186574</text:p>
              </table:table-cell>
              <table:table-cell office:value-type="float" office:value="0.00353583">
                <text:p>0.00353583</text:p>
              </table:table-cell>
              <table:table-cell office:value-type="float" office:value="0.0268936">
                <text:p>0.0268936</text:p>
              </table:table-cell>
              <table:table-cell office:value-type="float" office:value="0.0156103">
                <text:p>0.0156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1000">
                <text:p>961000</text:p>
              </table:table-cell>
              <table:table-cell office:value-type="float" office:value="NaN">
                <text:p>NaN</text:p>
              </table:table-cell>
              <table:table-cell office:value-type="float" office:value="0.183191">
                <text:p>0.183191</text:p>
              </table:table-cell>
              <table:table-cell office:value-type="float" office:value="0.00294528">
                <text:p>0.00294528</text:p>
              </table:table-cell>
              <table:table-cell office:value-type="float" office:value="0.0297631">
                <text:p>0.0297631</text:p>
              </table:table-cell>
              <table:table-cell office:value-type="float" office:value="0.0157614">
                <text:p>0.01576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0000">
                <text:p>960000</text:p>
              </table:table-cell>
              <table:table-cell office:value-type="float" office:value="NaN">
                <text:p>NaN</text:p>
              </table:table-cell>
              <table:table-cell office:value-type="float" office:value="0.178852">
                <text:p>0.178852</text:p>
              </table:table-cell>
              <table:table-cell office:value-type="float" office:value="0.00293107">
                <text:p>0.00293107</text:p>
              </table:table-cell>
              <table:table-cell office:value-type="float" office:value="0.0282886">
                <text:p>0.0282886</text:p>
              </table:table-cell>
              <table:table-cell office:value-type="float" office:value="0.0156114">
                <text:p>0.01561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9000">
                <text:p>959000</text:p>
              </table:table-cell>
              <table:table-cell office:value-type="float" office:value="NaN">
                <text:p>NaN</text:p>
              </table:table-cell>
              <table:table-cell office:value-type="float" office:value="0.19103">
                <text:p>0.19103</text:p>
              </table:table-cell>
              <table:table-cell office:value-type="float" office:value="0.00294804">
                <text:p>0.00294804</text:p>
              </table:table-cell>
              <table:table-cell office:value-type="float" office:value="0.0318229">
                <text:p>0.0318229</text:p>
              </table:table-cell>
              <table:table-cell office:value-type="float" office:value="0.0155518">
                <text:p>0.01555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58000">
                <text:p>958000</text:p>
              </table:table-cell>
              <table:table-cell office:value-type="float" office:value="NaN">
                <text:p>NaN</text:p>
              </table:table-cell>
              <table:table-cell office:value-type="float" office:value="0.202083">
                <text:p>0.202083</text:p>
              </table:table-cell>
              <table:table-cell office:value-type="float" office:value="0.00293699">
                <text:p>0.00293699</text:p>
              </table:table-cell>
              <table:table-cell office:value-type="float" office:value="0.0288926">
                <text:p>0.0288926</text:p>
              </table:table-cell>
              <table:table-cell office:value-type="float" office:value="0.0147517">
                <text:p>0.0147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7000">
                <text:p>957000</text:p>
              </table:table-cell>
              <table:table-cell office:value-type="float" office:value="NaN">
                <text:p>NaN</text:p>
              </table:table-cell>
              <table:table-cell office:value-type="float" office:value="0.19104">
                <text:p>0.19104</text:p>
              </table:table-cell>
              <table:table-cell office:value-type="float" office:value="0.00295317">
                <text:p>0.00295317</text:p>
              </table:table-cell>
              <table:table-cell office:value-type="float" office:value="0.0282515">
                <text:p>0.0282515</text:p>
              </table:table-cell>
              <table:table-cell office:value-type="float" office:value="0.0152716">
                <text:p>0.0152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6000">
                <text:p>956000</text:p>
              </table:table-cell>
              <table:table-cell office:value-type="float" office:value="NaN">
                <text:p>NaN</text:p>
              </table:table-cell>
              <table:table-cell office:value-type="float" office:value="0.199003">
                <text:p>0.199003</text:p>
              </table:table-cell>
              <table:table-cell office:value-type="float" office:value="0.00293541">
                <text:p>0.00293541</text:p>
              </table:table-cell>
              <table:table-cell office:value-type="float" office:value="0.0276156">
                <text:p>0.0276156</text:p>
              </table:table-cell>
              <table:table-cell office:value-type="float" office:value="0.0158076">
                <text:p>0.0158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5000">
                <text:p>955000</text:p>
              </table:table-cell>
              <table:table-cell office:value-type="float" office:value="NaN">
                <text:p>NaN</text:p>
              </table:table-cell>
              <table:table-cell office:value-type="float" office:value="0.202774">
                <text:p>0.202774</text:p>
              </table:table-cell>
              <table:table-cell office:value-type="float" office:value="0.00292791">
                <text:p>0.00292791</text:p>
              </table:table-cell>
              <table:table-cell office:value-type="float" office:value="0.028068">
                <text:p>0.028068</text:p>
              </table:table-cell>
              <table:table-cell office:value-type="float" office:value="0.0158546">
                <text:p>0.015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4000">
                <text:p>954000</text:p>
              </table:table-cell>
              <table:table-cell office:value-type="float" office:value="NaN">
                <text:p>NaN</text:p>
              </table:table-cell>
              <table:table-cell office:value-type="float" office:value="0.184044">
                <text:p>0.184044</text:p>
              </table:table-cell>
              <table:table-cell office:value-type="float" office:value="0.00294409">
                <text:p>0.00294409</text:p>
              </table:table-cell>
              <table:table-cell office:value-type="float" office:value="0.0273673">
                <text:p>0.0273673</text:p>
              </table:table-cell>
              <table:table-cell office:value-type="float" office:value="0.0169816">
                <text:p>0.01698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3000">
                <text:p>953000</text:p>
              </table:table-cell>
              <table:table-cell office:value-type="float" office:value="NaN">
                <text:p>NaN</text:p>
              </table:table-cell>
              <table:table-cell office:value-type="float" office:value="0.182974">
                <text:p>0.182974</text:p>
              </table:table-cell>
              <table:table-cell office:value-type="float" office:value="0.00292278">
                <text:p>0.00292278</text:p>
              </table:table-cell>
              <table:table-cell office:value-type="float" office:value="0.0273037">
                <text:p>0.0273037</text:p>
              </table:table-cell>
              <table:table-cell office:value-type="float" office:value="0.0157986">
                <text:p>0.01579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52000">
                <text:p>952000</text:p>
              </table:table-cell>
              <table:table-cell office:value-type="float" office:value="NaN">
                <text:p>NaN</text:p>
              </table:table-cell>
              <table:table-cell office:value-type="float" office:value="0.171205">
                <text:p>0.171205</text:p>
              </table:table-cell>
              <table:table-cell office:value-type="float" office:value="0.00289396">
                <text:p>0.00289396</text:p>
              </table:table-cell>
              <table:table-cell office:value-type="float" office:value="0.0289353">
                <text:p>0.0289353</text:p>
              </table:table-cell>
              <table:table-cell office:value-type="float" office:value="0.0162948">
                <text:p>0.0162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1000">
                <text:p>951000</text:p>
              </table:table-cell>
              <table:table-cell office:value-type="float" office:value="NaN">
                <text:p>NaN</text:p>
              </table:table-cell>
              <table:table-cell office:value-type="float" office:value="0.18388">
                <text:p>0.18388</text:p>
              </table:table-cell>
              <table:table-cell office:value-type="float" office:value="0.0033653">
                <text:p>0.0033653</text:p>
              </table:table-cell>
              <table:table-cell office:value-type="float" office:value="0.0289167">
                <text:p>0.0289167</text:p>
              </table:table-cell>
              <table:table-cell office:value-type="float" office:value="0.015776">
                <text:p>0.015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0.186426">
                <text:p>0.186426</text:p>
              </table:table-cell>
              <table:table-cell office:value-type="float" office:value="0.00309292">
                <text:p>0.00309292</text:p>
              </table:table-cell>
              <table:table-cell office:value-type="float" office:value="0.0291397">
                <text:p>0.0291397</text:p>
              </table:table-cell>
              <table:table-cell office:value-type="float" office:value="0.0154346">
                <text:p>0.01543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9000">
                <text:p>949000</text:p>
              </table:table-cell>
              <table:table-cell office:value-type="float" office:value="NaN">
                <text:p>NaN</text:p>
              </table:table-cell>
              <table:table-cell office:value-type="float" office:value="0.186245">
                <text:p>0.186245</text:p>
              </table:table-cell>
              <table:table-cell office:value-type="float" office:value="0.00298673">
                <text:p>0.00298673</text:p>
              </table:table-cell>
              <table:table-cell office:value-type="float" office:value="0.0290107">
                <text:p>0.0290107</text:p>
              </table:table-cell>
              <table:table-cell office:value-type="float" office:value="0.0154824">
                <text:p>0.0154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8000">
                <text:p>948000</text:p>
              </table:table-cell>
              <table:table-cell office:value-type="float" office:value="NaN">
                <text:p>NaN</text:p>
              </table:table-cell>
              <table:table-cell office:value-type="float" office:value="0.182871">
                <text:p>0.182871</text:p>
              </table:table-cell>
              <table:table-cell office:value-type="float" office:value="0.00300726">
                <text:p>0.00300726</text:p>
              </table:table-cell>
              <table:table-cell office:value-type="float" office:value="0.0274076">
                <text:p>0.0274076</text:p>
              </table:table-cell>
              <table:table-cell office:value-type="float" office:value="0.0146553">
                <text:p>0.0146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7000">
                <text:p>947000</text:p>
              </table:table-cell>
              <table:table-cell office:value-type="float" office:value="NaN">
                <text:p>NaN</text:p>
              </table:table-cell>
              <table:table-cell office:value-type="float" office:value="0.181817">
                <text:p>0.181817</text:p>
              </table:table-cell>
              <table:table-cell office:value-type="float" office:value="0.00293067">
                <text:p>0.00293067</text:p>
              </table:table-cell>
              <table:table-cell office:value-type="float" office:value="0.0272935">
                <text:p>0.0272935</text:p>
              </table:table-cell>
              <table:table-cell office:value-type="float" office:value="0.0147678">
                <text:p>0.0147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6000">
                <text:p>946000</text:p>
              </table:table-cell>
              <table:table-cell office:value-type="float" office:value="NaN">
                <text:p>NaN</text:p>
              </table:table-cell>
              <table:table-cell office:value-type="float" office:value="0.176309">
                <text:p>0.176309</text:p>
              </table:table-cell>
              <table:table-cell office:value-type="float" office:value="0.00357492">
                <text:p>0.00357492</text:p>
              </table:table-cell>
              <table:table-cell office:value-type="float" office:value="0.0281943">
                <text:p>0.0281943</text:p>
              </table:table-cell>
              <table:table-cell office:value-type="float" office:value="0.0153375">
                <text:p>0.0153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000">
                <text:p>945000</text:p>
              </table:table-cell>
              <table:table-cell office:value-type="float" office:value="NaN">
                <text:p>NaN</text:p>
              </table:table-cell>
              <table:table-cell office:value-type="float" office:value="0.176798">
                <text:p>0.176798</text:p>
              </table:table-cell>
              <table:table-cell office:value-type="float" office:value="0.00294804">
                <text:p>0.00294804</text:p>
              </table:table-cell>
              <table:table-cell office:value-type="float" office:value="0.027569">
                <text:p>0.027569</text:p>
              </table:table-cell>
              <table:table-cell office:value-type="float" office:value="0.0152712">
                <text:p>0.0152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4000">
                <text:p>944000</text:p>
              </table:table-cell>
              <table:table-cell office:value-type="float" office:value="NaN">
                <text:p>NaN</text:p>
              </table:table-cell>
              <table:table-cell office:value-type="float" office:value="0.181789">
                <text:p>0.181789</text:p>
              </table:table-cell>
              <table:table-cell office:value-type="float" office:value="0.0030037">
                <text:p>0.0030037</text:p>
              </table:table-cell>
              <table:table-cell office:value-type="float" office:value="0.0294449">
                <text:p>0.0294449</text:p>
              </table:table-cell>
              <table:table-cell office:value-type="float" office:value="0.015236">
                <text:p>0.0152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3000">
                <text:p>943000</text:p>
              </table:table-cell>
              <table:table-cell office:value-type="float" office:value="NaN">
                <text:p>NaN</text:p>
              </table:table-cell>
              <table:table-cell office:value-type="float" office:value="0.186297">
                <text:p>0.186297</text:p>
              </table:table-cell>
              <table:table-cell office:value-type="float" office:value="0.00298041">
                <text:p>0.00298041</text:p>
              </table:table-cell>
              <table:table-cell office:value-type="float" office:value="0.0287114">
                <text:p>0.0287114</text:p>
              </table:table-cell>
              <table:table-cell office:value-type="float" office:value="0.015131">
                <text:p>0.015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2000">
                <text:p>942000</text:p>
              </table:table-cell>
              <table:table-cell office:value-type="float" office:value="NaN">
                <text:p>NaN</text:p>
              </table:table-cell>
              <table:table-cell office:value-type="float" office:value="0.18384">
                <text:p>0.18384</text:p>
              </table:table-cell>
              <table:table-cell office:value-type="float" office:value="0.0029362">
                <text:p>0.0029362</text:p>
              </table:table-cell>
              <table:table-cell office:value-type="float" office:value="0.0275197">
                <text:p>0.0275197</text:p>
              </table:table-cell>
              <table:table-cell office:value-type="float" office:value="0.0144284">
                <text:p>0.0144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1000">
                <text:p>941000</text:p>
              </table:table-cell>
              <table:table-cell office:value-type="float" office:value="NaN">
                <text:p>NaN</text:p>
              </table:table-cell>
              <table:table-cell office:value-type="float" office:value="0.182283">
                <text:p>0.182283</text:p>
              </table:table-cell>
              <table:table-cell office:value-type="float" office:value="0.00294252">
                <text:p>0.00294252</text:p>
              </table:table-cell>
              <table:table-cell office:value-type="float" office:value="0.0270317">
                <text:p>0.0270317</text:p>
              </table:table-cell>
              <table:table-cell office:value-type="float" office:value="0.0158017">
                <text:p>0.0158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40000">
                <text:p>940000</text:p>
              </table:table-cell>
              <table:table-cell office:value-type="float" office:value="NaN">
                <text:p>NaN</text:p>
              </table:table-cell>
              <table:table-cell office:value-type="float" office:value="0.176488">
                <text:p>0.176488</text:p>
              </table:table-cell>
              <table:table-cell office:value-type="float" office:value="0.00348649">
                <text:p>0.00348649</text:p>
              </table:table-cell>
              <table:table-cell office:value-type="float" office:value="0.0278066">
                <text:p>0.0278066</text:p>
              </table:table-cell>
              <table:table-cell office:value-type="float" office:value="0.0158822">
                <text:p>0.0158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9000">
                <text:p>939000</text:p>
              </table:table-cell>
              <table:table-cell office:value-type="float" office:value="NaN">
                <text:p>NaN</text:p>
              </table:table-cell>
              <table:table-cell office:value-type="float" office:value="0.169314">
                <text:p>0.169314</text:p>
              </table:table-cell>
              <table:table-cell office:value-type="float" office:value="0.00306489">
                <text:p>0.00306489</text:p>
              </table:table-cell>
              <table:table-cell office:value-type="float" office:value="0.0270598">
                <text:p>0.0270598</text:p>
              </table:table-cell>
              <table:table-cell office:value-type="float" office:value="0.0157251">
                <text:p>0.0157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8000">
                <text:p>938000</text:p>
              </table:table-cell>
              <table:table-cell office:value-type="float" office:value="NaN">
                <text:p>NaN</text:p>
              </table:table-cell>
              <table:table-cell office:value-type="float" office:value="0.179399">
                <text:p>0.179399</text:p>
              </table:table-cell>
              <table:table-cell office:value-type="float" office:value="0.00298554">
                <text:p>0.00298554</text:p>
              </table:table-cell>
              <table:table-cell office:value-type="float" office:value="0.0270878">
                <text:p>0.0270878</text:p>
              </table:table-cell>
              <table:table-cell office:value-type="float" office:value="0.0152956">
                <text:p>0.01529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7000">
                <text:p>937000</text:p>
              </table:table-cell>
              <table:table-cell office:value-type="float" office:value="NaN">
                <text:p>NaN</text:p>
              </table:table-cell>
              <table:table-cell office:value-type="float" office:value="0.178836">
                <text:p>0.178836</text:p>
              </table:table-cell>
              <table:table-cell office:value-type="float" office:value="0.00296067">
                <text:p>0.00296067</text:p>
              </table:table-cell>
              <table:table-cell office:value-type="float" office:value="0.0284947">
                <text:p>0.0284947</text:p>
              </table:table-cell>
              <table:table-cell office:value-type="float" office:value="0.0149313">
                <text:p>0.0149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6000">
                <text:p>936000</text:p>
              </table:table-cell>
              <table:table-cell office:value-type="float" office:value="NaN">
                <text:p>NaN</text:p>
              </table:table-cell>
              <table:table-cell office:value-type="float" office:value="0.183001">
                <text:p>0.183001</text:p>
              </table:table-cell>
              <table:table-cell office:value-type="float" office:value="0.00294291">
                <text:p>0.00294291</text:p>
              </table:table-cell>
              <table:table-cell office:value-type="float" office:value="0.0290332">
                <text:p>0.0290332</text:p>
              </table:table-cell>
              <table:table-cell office:value-type="float" office:value="0.0151113">
                <text:p>0.0151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5000">
                <text:p>935000</text:p>
              </table:table-cell>
              <table:table-cell office:value-type="float" office:value="NaN">
                <text:p>NaN</text:p>
              </table:table-cell>
              <table:table-cell office:value-type="float" office:value="0.188446">
                <text:p>0.188446</text:p>
              </table:table-cell>
              <table:table-cell office:value-type="float" office:value="0.0033424">
                <text:p>0.0033424</text:p>
              </table:table-cell>
              <table:table-cell office:value-type="float" office:value="0.0273906">
                <text:p>0.0273906</text:p>
              </table:table-cell>
              <table:table-cell office:value-type="float" office:value="0.0152925">
                <text:p>0.0152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4000">
                <text:p>934000</text:p>
              </table:table-cell>
              <table:table-cell office:value-type="float" office:value="NaN">
                <text:p>NaN</text:p>
              </table:table-cell>
              <table:table-cell office:value-type="float" office:value="0.189783">
                <text:p>0.189783</text:p>
              </table:table-cell>
              <table:table-cell office:value-type="float" office:value="0.00293107">
                <text:p>0.00293107</text:p>
              </table:table-cell>
              <table:table-cell office:value-type="float" office:value="0.0280056">
                <text:p>0.0280056</text:p>
              </table:table-cell>
              <table:table-cell office:value-type="float" office:value="0.0153825">
                <text:p>0.0153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3000">
                <text:p>933000</text:p>
              </table:table-cell>
              <table:table-cell office:value-type="float" office:value="NaN">
                <text:p>NaN</text:p>
              </table:table-cell>
              <table:table-cell office:value-type="float" office:value="0.181026">
                <text:p>0.181026</text:p>
              </table:table-cell>
              <table:table-cell office:value-type="float" office:value="0.00290383">
                <text:p>0.00290383</text:p>
              </table:table-cell>
              <table:table-cell office:value-type="float" office:value="0.0268916">
                <text:p>0.0268916</text:p>
              </table:table-cell>
              <table:table-cell office:value-type="float" office:value="0.0151539">
                <text:p>0.0151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000">
                <text:p>932000</text:p>
              </table:table-cell>
              <table:table-cell office:value-type="float" office:value="NaN">
                <text:p>NaN</text:p>
              </table:table-cell>
              <table:table-cell office:value-type="float" office:value="0.188571">
                <text:p>0.188571</text:p>
              </table:table-cell>
              <table:table-cell office:value-type="float" office:value="0.00290659">
                <text:p>0.00290659</text:p>
              </table:table-cell>
              <table:table-cell office:value-type="float" office:value="0.0269595">
                <text:p>0.0269595</text:p>
              </table:table-cell>
              <table:table-cell office:value-type="float" office:value="0.015146">
                <text:p>0.015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1000">
                <text:p>931000</text:p>
              </table:table-cell>
              <table:table-cell office:value-type="float" office:value="NaN">
                <text:p>NaN</text:p>
              </table:table-cell>
              <table:table-cell office:value-type="float" office:value="0.220239">
                <text:p>0.220239</text:p>
              </table:table-cell>
              <table:table-cell office:value-type="float" office:value="0.00295238">
                <text:p>0.00295238</text:p>
              </table:table-cell>
              <table:table-cell office:value-type="float" office:value="0.029617">
                <text:p>0.029617</text:p>
              </table:table-cell>
              <table:table-cell office:value-type="float" office:value="0.0146107">
                <text:p>0.0146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0000">
                <text:p>930000</text:p>
              </table:table-cell>
              <table:table-cell office:value-type="float" office:value="NaN">
                <text:p>NaN</text:p>
              </table:table-cell>
              <table:table-cell office:value-type="float" office:value="0.213532">
                <text:p>0.213532</text:p>
              </table:table-cell>
              <table:table-cell office:value-type="float" office:value="0.00288843">
                <text:p>0.00288843</text:p>
              </table:table-cell>
              <table:table-cell office:value-type="float" office:value="0.0271474">
                <text:p>0.0271474</text:p>
              </table:table-cell>
              <table:table-cell office:value-type="float" office:value="0.0150197">
                <text:p>0.0150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9000">
                <text:p>929000</text:p>
              </table:table-cell>
              <table:table-cell office:value-type="float" office:value="NaN">
                <text:p>NaN</text:p>
              </table:table-cell>
              <table:table-cell office:value-type="float" office:value="0.194951">
                <text:p>0.194951</text:p>
              </table:table-cell>
              <table:table-cell office:value-type="float" office:value="0.0030341">
                <text:p>0.0030341</text:p>
              </table:table-cell>
              <table:table-cell office:value-type="float" office:value="0.0297327">
                <text:p>0.0297327</text:p>
              </table:table-cell>
              <table:table-cell office:value-type="float" office:value="0.0149751">
                <text:p>0.0149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8000">
                <text:p>928000</text:p>
              </table:table-cell>
              <table:table-cell office:value-type="float" office:value="NaN">
                <text:p>NaN</text:p>
              </table:table-cell>
              <table:table-cell office:value-type="float" office:value="0.202788">
                <text:p>0.202788</text:p>
              </table:table-cell>
              <table:table-cell office:value-type="float" office:value="0.00292357">
                <text:p>0.00292357</text:p>
              </table:table-cell>
              <table:table-cell office:value-type="float" office:value="0.0316457">
                <text:p>0.0316457</text:p>
              </table:table-cell>
              <table:table-cell office:value-type="float" office:value="0.0157772">
                <text:p>0.01577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7000">
                <text:p>927000</text:p>
              </table:table-cell>
              <table:table-cell office:value-type="float" office:value="NaN">
                <text:p>NaN</text:p>
              </table:table-cell>
              <table:table-cell office:value-type="float" office:value="0.205294">
                <text:p>0.205294</text:p>
              </table:table-cell>
              <table:table-cell office:value-type="float" office:value="0.0031924">
                <text:p>0.0031924</text:p>
              </table:table-cell>
              <table:table-cell office:value-type="float" office:value="0.0290711">
                <text:p>0.0290711</text:p>
              </table:table-cell>
              <table:table-cell office:value-type="float" office:value="0.0158408">
                <text:p>0.0158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26000">
                <text:p>926000</text:p>
              </table:table-cell>
              <table:table-cell office:value-type="float" office:value="NaN">
                <text:p>NaN</text:p>
              </table:table-cell>
              <table:table-cell office:value-type="float" office:value="0.186849">
                <text:p>0.186849</text:p>
              </table:table-cell>
              <table:table-cell office:value-type="float" office:value="0.00343557">
                <text:p>0.00343557</text:p>
              </table:table-cell>
              <table:table-cell office:value-type="float" office:value="0.029287">
                <text:p>0.029287</text:p>
              </table:table-cell>
              <table:table-cell office:value-type="float" office:value="0.0151421">
                <text:p>0.0151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25000">
                <text:p>925000</text:p>
              </table:table-cell>
              <table:table-cell office:value-type="float" office:value="NaN">
                <text:p>NaN</text:p>
              </table:table-cell>
              <table:table-cell office:value-type="float" office:value="0.171241">
                <text:p>0.171241</text:p>
              </table:table-cell>
              <table:table-cell office:value-type="float" office:value="0.00325437">
                <text:p>0.00325437</text:p>
              </table:table-cell>
              <table:table-cell office:value-type="float" office:value="0.0272043">
                <text:p>0.0272043</text:p>
              </table:table-cell>
              <table:table-cell office:value-type="float" office:value="0.0153193">
                <text:p>0.01531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4000">
                <text:p>924000</text:p>
              </table:table-cell>
              <table:table-cell office:value-type="float" office:value="NaN">
                <text:p>NaN</text:p>
              </table:table-cell>
              <table:table-cell office:value-type="float" office:value="0.176286">
                <text:p>0.176286</text:p>
              </table:table-cell>
              <table:table-cell office:value-type="float" office:value="0.00381927">
                <text:p>0.00381927</text:p>
              </table:table-cell>
              <table:table-cell office:value-type="float" office:value="0.0286755">
                <text:p>0.0286755</text:p>
              </table:table-cell>
              <table:table-cell office:value-type="float" office:value="0.0151894">
                <text:p>0.0151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3000">
                <text:p>923000</text:p>
              </table:table-cell>
              <table:table-cell office:value-type="float" office:value="NaN">
                <text:p>NaN</text:p>
              </table:table-cell>
              <table:table-cell office:value-type="float" office:value="0.1745">
                <text:p>0.1745</text:p>
              </table:table-cell>
              <table:table-cell office:value-type="float" office:value="0.0035157">
                <text:p>0.0035157</text:p>
              </table:table-cell>
              <table:table-cell office:value-type="float" office:value="0.0263729">
                <text:p>0.0263729</text:p>
              </table:table-cell>
              <table:table-cell office:value-type="float" office:value="0.0151859">
                <text:p>0.0151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2000">
                <text:p>922000</text:p>
              </table:table-cell>
              <table:table-cell office:value-type="float" office:value="NaN">
                <text:p>NaN</text:p>
              </table:table-cell>
              <table:table-cell office:value-type="float" office:value="0.169019">
                <text:p>0.169019</text:p>
              </table:table-cell>
              <table:table-cell office:value-type="float" office:value="0.00340556">
                <text:p>0.00340556</text:p>
              </table:table-cell>
              <table:table-cell office:value-type="float" office:value="0.0252767">
                <text:p>0.0252767</text:p>
              </table:table-cell>
              <table:table-cell office:value-type="float" office:value="0.0150481">
                <text:p>0.01504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1000">
                <text:p>921000</text:p>
              </table:table-cell>
              <table:table-cell office:value-type="float" office:value="NaN">
                <text:p>NaN</text:p>
              </table:table-cell>
              <table:table-cell office:value-type="float" office:value="0.17405">
                <text:p>0.17405</text:p>
              </table:table-cell>
              <table:table-cell office:value-type="float" office:value="0.00335148">
                <text:p>0.00335148</text:p>
              </table:table-cell>
              <table:table-cell office:value-type="float" office:value="0.0284931">
                <text:p>0.0284931</text:p>
              </table:table-cell>
              <table:table-cell office:value-type="float" office:value="0.0151117">
                <text:p>0.0151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0000">
                <text:p>920000</text:p>
              </table:table-cell>
              <table:table-cell office:value-type="float" office:value="NaN">
                <text:p>NaN</text:p>
              </table:table-cell>
              <table:table-cell office:value-type="float" office:value="0.18206">
                <text:p>0.18206</text:p>
              </table:table-cell>
              <table:table-cell office:value-type="float" office:value="0.00316121">
                <text:p>0.00316121</text:p>
              </table:table-cell>
              <table:table-cell office:value-type="float" office:value="0.0286246">
                <text:p>0.0286246</text:p>
              </table:table-cell>
              <table:table-cell office:value-type="float" office:value="0.0147596">
                <text:p>0.01475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9000">
                <text:p>919000</text:p>
              </table:table-cell>
              <table:table-cell office:value-type="float" office:value="NaN">
                <text:p>NaN</text:p>
              </table:table-cell>
              <table:table-cell office:value-type="float" office:value="0.17331">
                <text:p>0.17331</text:p>
              </table:table-cell>
              <table:table-cell office:value-type="float" office:value="0.0044497">
                <text:p>0.0044497</text:p>
              </table:table-cell>
              <table:table-cell office:value-type="float" office:value="0.0263295">
                <text:p>0.0263295</text:p>
              </table:table-cell>
              <table:table-cell office:value-type="float" office:value="0.014938">
                <text:p>0.014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8000">
                <text:p>918000</text:p>
              </table:table-cell>
              <table:table-cell office:value-type="float" office:value="NaN">
                <text:p>NaN</text:p>
              </table:table-cell>
              <table:table-cell office:value-type="float" office:value="0.16959">
                <text:p>0.16959</text:p>
              </table:table-cell>
              <table:table-cell office:value-type="float" office:value="0.00325911">
                <text:p>0.00325911</text:p>
              </table:table-cell>
              <table:table-cell office:value-type="float" office:value="0.0279038">
                <text:p>0.0279038</text:p>
              </table:table-cell>
              <table:table-cell office:value-type="float" office:value="0.0157133">
                <text:p>0.0157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7000">
                <text:p>917000</text:p>
              </table:table-cell>
              <table:table-cell office:value-type="float" office:value="NaN">
                <text:p>NaN</text:p>
              </table:table-cell>
              <table:table-cell office:value-type="float" office:value="0.167993">
                <text:p>0.167993</text:p>
              </table:table-cell>
              <table:table-cell office:value-type="float" office:value="0.00305542">
                <text:p>0.00305542</text:p>
              </table:table-cell>
              <table:table-cell office:value-type="float" office:value="0.027764">
                <text:p>0.027764</text:p>
              </table:table-cell>
              <table:table-cell office:value-type="float" office:value="0.0155992">
                <text:p>0.0155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6000">
                <text:p>916000</text:p>
              </table:table-cell>
              <table:table-cell office:value-type="float" office:value="NaN">
                <text:p>NaN</text:p>
              </table:table-cell>
              <table:table-cell office:value-type="float" office:value="0.173895">
                <text:p>0.173895</text:p>
              </table:table-cell>
              <table:table-cell office:value-type="float" office:value="0.00301633">
                <text:p>0.00301633</text:p>
              </table:table-cell>
              <table:table-cell office:value-type="float" office:value="0.0261731">
                <text:p>0.0261731</text:p>
              </table:table-cell>
              <table:table-cell office:value-type="float" office:value="0.0150501">
                <text:p>0.01505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5000">
                <text:p>915000</text:p>
              </table:table-cell>
              <table:table-cell office:value-type="float" office:value="NaN">
                <text:p>NaN</text:p>
              </table:table-cell>
              <table:table-cell office:value-type="float" office:value="0.17421">
                <text:p>0.17421</text:p>
              </table:table-cell>
              <table:table-cell office:value-type="float" office:value="0.0029812">
                <text:p>0.0029812</text:p>
              </table:table-cell>
              <table:table-cell office:value-type="float" office:value="0.0269133">
                <text:p>0.0269133</text:p>
              </table:table-cell>
              <table:table-cell office:value-type="float" office:value="0.0142298">
                <text:p>0.0142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4000">
                <text:p>914000</text:p>
              </table:table-cell>
              <table:table-cell office:value-type="float" office:value="NaN">
                <text:p>NaN</text:p>
              </table:table-cell>
              <table:table-cell office:value-type="float" office:value="0.17489">
                <text:p>0.17489</text:p>
              </table:table-cell>
              <table:table-cell office:value-type="float" office:value="0.00413981">
                <text:p>0.00413981</text:p>
              </table:table-cell>
              <table:table-cell office:value-type="float" office:value="0.0274301">
                <text:p>0.0274301</text:p>
              </table:table-cell>
              <table:table-cell office:value-type="float" office:value="0.0148567">
                <text:p>0.0148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3000">
                <text:p>913000</text:p>
              </table:table-cell>
              <table:table-cell office:value-type="float" office:value="NaN">
                <text:p>NaN</text:p>
              </table:table-cell>
              <table:table-cell office:value-type="float" office:value="0.182463">
                <text:p>0.182463</text:p>
              </table:table-cell>
              <table:table-cell office:value-type="float" office:value="0.00312963">
                <text:p>0.00312963</text:p>
              </table:table-cell>
              <table:table-cell office:value-type="float" office:value="0.028321">
                <text:p>0.028321</text:p>
              </table:table-cell>
              <table:table-cell office:value-type="float" office:value="0.0154792">
                <text:p>0.0154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2000">
                <text:p>912000</text:p>
              </table:table-cell>
              <table:table-cell office:value-type="float" office:value="NaN">
                <text:p>NaN</text:p>
              </table:table-cell>
              <table:table-cell office:value-type="float" office:value="0.170327">
                <text:p>0.170327</text:p>
              </table:table-cell>
              <table:table-cell office:value-type="float" office:value="0.00304673">
                <text:p>0.00304673</text:p>
              </table:table-cell>
              <table:table-cell office:value-type="float" office:value="0.0274948">
                <text:p>0.0274948</text:p>
              </table:table-cell>
              <table:table-cell office:value-type="float" office:value="0.0154717">
                <text:p>0.0154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1000">
                <text:p>911000</text:p>
              </table:table-cell>
              <table:table-cell office:value-type="float" office:value="NaN">
                <text:p>NaN</text:p>
              </table:table-cell>
              <table:table-cell office:value-type="float" office:value="0.168063">
                <text:p>0.168063</text:p>
              </table:table-cell>
              <table:table-cell office:value-type="float" office:value="0.00298436">
                <text:p>0.00298436</text:p>
              </table:table-cell>
              <table:table-cell office:value-type="float" office:value="0.0261739">
                <text:p>0.0261739</text:p>
              </table:table-cell>
              <table:table-cell office:value-type="float" office:value="0.0153335">
                <text:p>0.0153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NaN">
                <text:p>NaN</text:p>
              </table:table-cell>
              <table:table-cell office:value-type="float" office:value="0.174351">
                <text:p>0.174351</text:p>
              </table:table-cell>
              <table:table-cell office:value-type="float" office:value="0.00296936">
                <text:p>0.00296936</text:p>
              </table:table-cell>
              <table:table-cell office:value-type="float" office:value="0.0264818">
                <text:p>0.0264818</text:p>
              </table:table-cell>
              <table:table-cell office:value-type="float" office:value="0.0150359">
                <text:p>0.0150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000">
                <text:p>909000</text:p>
              </table:table-cell>
              <table:table-cell office:value-type="float" office:value="NaN">
                <text:p>NaN</text:p>
              </table:table-cell>
              <table:table-cell office:value-type="float" office:value="0.184191">
                <text:p>0.184191</text:p>
              </table:table-cell>
              <table:table-cell office:value-type="float" office:value="0.00358715">
                <text:p>0.00358715</text:p>
              </table:table-cell>
              <table:table-cell office:value-type="float" office:value="0.0269327">
                <text:p>0.0269327</text:p>
              </table:table-cell>
              <table:table-cell office:value-type="float" office:value="0.0150608">
                <text:p>0.0150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000">
                <text:p>908000</text:p>
              </table:table-cell>
              <table:table-cell office:value-type="float" office:value="NaN">
                <text:p>NaN</text:p>
              </table:table-cell>
              <table:table-cell office:value-type="float" office:value="0.171029">
                <text:p>0.171029</text:p>
              </table:table-cell>
              <table:table-cell office:value-type="float" office:value="0.00295199">
                <text:p>0.00295199</text:p>
              </table:table-cell>
              <table:table-cell office:value-type="float" office:value="0.0260204">
                <text:p>0.0260204</text:p>
              </table:table-cell>
              <table:table-cell office:value-type="float" office:value="0.0147485">
                <text:p>0.01474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7000">
                <text:p>907000</text:p>
              </table:table-cell>
              <table:table-cell office:value-type="float" office:value="NaN">
                <text:p>NaN</text:p>
              </table:table-cell>
              <table:table-cell office:value-type="float" office:value="0.172736">
                <text:p>0.172736</text:p>
              </table:table-cell>
              <table:table-cell office:value-type="float" office:value="0.00293975">
                <text:p>0.00293975</text:p>
              </table:table-cell>
              <table:table-cell office:value-type="float" office:value="0.0259264">
                <text:p>0.0259264</text:p>
              </table:table-cell>
              <table:table-cell office:value-type="float" office:value="0.0149479">
                <text:p>0.0149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6000">
                <text:p>906000</text:p>
              </table:table-cell>
              <table:table-cell office:value-type="float" office:value="NaN">
                <text:p>NaN</text:p>
              </table:table-cell>
              <table:table-cell office:value-type="float" office:value="0.160965">
                <text:p>0.160965</text:p>
              </table:table-cell>
              <table:table-cell office:value-type="float" office:value="0.0029062">
                <text:p>0.0029062</text:p>
              </table:table-cell>
              <table:table-cell office:value-type="float" office:value="0.02707">
                <text:p>0.02707</text:p>
              </table:table-cell>
              <table:table-cell office:value-type="float" office:value="0.0145452">
                <text:p>0.0145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5000">
                <text:p>905000</text:p>
              </table:table-cell>
              <table:table-cell office:value-type="float" office:value="NaN">
                <text:p>NaN</text:p>
              </table:table-cell>
              <table:table-cell office:value-type="float" office:value="0.175774">
                <text:p>0.175774</text:p>
              </table:table-cell>
              <table:table-cell office:value-type="float" office:value="0.00291843">
                <text:p>0.00291843</text:p>
              </table:table-cell>
              <table:table-cell office:value-type="float" office:value="0.0308514">
                <text:p>0.0308514</text:p>
              </table:table-cell>
              <table:table-cell office:value-type="float" office:value="0.0147394">
                <text:p>0.0147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4000">
                <text:p>904000</text:p>
              </table:table-cell>
              <table:table-cell office:value-type="float" office:value="NaN">
                <text:p>NaN</text:p>
              </table:table-cell>
              <table:table-cell office:value-type="float" office:value="0.166599">
                <text:p>0.166599</text:p>
              </table:table-cell>
              <table:table-cell office:value-type="float" office:value="0.00348965">
                <text:p>0.00348965</text:p>
              </table:table-cell>
              <table:table-cell office:value-type="float" office:value="0.0267882">
                <text:p>0.0267882</text:p>
              </table:table-cell>
              <table:table-cell office:value-type="float" office:value="0.0143297">
                <text:p>0.0143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3000">
                <text:p>903000</text:p>
              </table:table-cell>
              <table:table-cell office:value-type="float" office:value="NaN">
                <text:p>NaN</text:p>
              </table:table-cell>
              <table:table-cell office:value-type="float" office:value="0.169694">
                <text:p>0.169694</text:p>
              </table:table-cell>
              <table:table-cell office:value-type="float" office:value="0.0030191">
                <text:p>0.0030191</text:p>
              </table:table-cell>
              <table:table-cell office:value-type="float" office:value="0.025928">
                <text:p>0.025928</text:p>
              </table:table-cell>
              <table:table-cell office:value-type="float" office:value="0.0144319">
                <text:p>0.0144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2000">
                <text:p>902000</text:p>
              </table:table-cell>
              <table:table-cell office:value-type="float" office:value="NaN">
                <text:p>NaN</text:p>
              </table:table-cell>
              <table:table-cell office:value-type="float" office:value="0.160167">
                <text:p>0.160167</text:p>
              </table:table-cell>
              <table:table-cell office:value-type="float" office:value="0.00294291">
                <text:p>0.00294291</text:p>
              </table:table-cell>
              <table:table-cell office:value-type="float" office:value="0.0268048">
                <text:p>0.0268048</text:p>
              </table:table-cell>
              <table:table-cell office:value-type="float" office:value="0.0147244">
                <text:p>0.0147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1000">
                <text:p>901000</text:p>
              </table:table-cell>
              <table:table-cell office:value-type="float" office:value="NaN">
                <text:p>NaN</text:p>
              </table:table-cell>
              <table:table-cell office:value-type="float" office:value="0.167066">
                <text:p>0.167066</text:p>
              </table:table-cell>
              <table:table-cell office:value-type="float" office:value="0.00294015">
                <text:p>0.00294015</text:p>
              </table:table-cell>
              <table:table-cell office:value-type="float" office:value="0.0257654">
                <text:p>0.0257654</text:p>
              </table:table-cell>
              <table:table-cell office:value-type="float" office:value="0.0146099">
                <text:p>0.0146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0.183969">
                <text:p>0.183969</text:p>
              </table:table-cell>
              <table:table-cell office:value-type="float" office:value="0.00291488">
                <text:p>0.00291488</text:p>
              </table:table-cell>
              <table:table-cell office:value-type="float" office:value="0.0257121">
                <text:p>0.0257121</text:p>
              </table:table-cell>
              <table:table-cell office:value-type="float" office:value="0.0152427">
                <text:p>0.0152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9000">
                <text:p>899000</text:p>
              </table:table-cell>
              <table:table-cell office:value-type="float" office:value="NaN">
                <text:p>NaN</text:p>
              </table:table-cell>
              <table:table-cell office:value-type="float" office:value="0.195932">
                <text:p>0.195932</text:p>
              </table:table-cell>
              <table:table-cell office:value-type="float" office:value="0.00290186">
                <text:p>0.00290186</text:p>
              </table:table-cell>
              <table:table-cell office:value-type="float" office:value="0.0261483">
                <text:p>0.0261483</text:p>
              </table:table-cell>
              <table:table-cell office:value-type="float" office:value="0.0156122">
                <text:p>0.0156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8000">
                <text:p>898000</text:p>
              </table:table-cell>
              <table:table-cell office:value-type="float" office:value="NaN">
                <text:p>NaN</text:p>
              </table:table-cell>
              <table:table-cell office:value-type="float" office:value="0.185957">
                <text:p>0.185957</text:p>
              </table:table-cell>
              <table:table-cell office:value-type="float" office:value="0.00309844">
                <text:p>0.00309844</text:p>
              </table:table-cell>
              <table:table-cell office:value-type="float" office:value="0.0289676">
                <text:p>0.0289676</text:p>
              </table:table-cell>
              <table:table-cell office:value-type="float" office:value="0.0151567">
                <text:p>0.0151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7000">
                <text:p>897000</text:p>
              </table:table-cell>
              <table:table-cell office:value-type="float" office:value="NaN">
                <text:p>NaN</text:p>
              </table:table-cell>
              <table:table-cell office:value-type="float" office:value="0.176782">
                <text:p>0.176782</text:p>
              </table:table-cell>
              <table:table-cell office:value-type="float" office:value="0.00330174">
                <text:p>0.00330174</text:p>
              </table:table-cell>
              <table:table-cell office:value-type="float" office:value="0.0282669">
                <text:p>0.0282669</text:p>
              </table:table-cell>
              <table:table-cell office:value-type="float" office:value="0.0151318">
                <text:p>0.01513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000">
                <text:p>896000</text:p>
              </table:table-cell>
              <table:table-cell office:value-type="float" office:value="NaN">
                <text:p>NaN</text:p>
              </table:table-cell>
              <table:table-cell office:value-type="float" office:value="0.168493">
                <text:p>0.168493</text:p>
              </table:table-cell>
              <table:table-cell office:value-type="float" office:value="0.00298475">
                <text:p>0.00298475</text:p>
              </table:table-cell>
              <table:table-cell office:value-type="float" office:value="0.0277486">
                <text:p>0.0277486</text:p>
              </table:table-cell>
              <table:table-cell office:value-type="float" office:value="0.0148302">
                <text:p>0.0148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95000">
                <text:p>895000</text:p>
              </table:table-cell>
              <table:table-cell office:value-type="float" office:value="NaN">
                <text:p>NaN</text:p>
              </table:table-cell>
              <table:table-cell office:value-type="float" office:value="0.157896">
                <text:p>0.157896</text:p>
              </table:table-cell>
              <table:table-cell office:value-type="float" office:value="0.00294173">
                <text:p>0.00294173</text:p>
              </table:table-cell>
              <table:table-cell office:value-type="float" office:value="0.0275327">
                <text:p>0.0275327</text:p>
              </table:table-cell>
              <table:table-cell office:value-type="float" office:value="0.0140427">
                <text:p>0.01404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4000">
                <text:p>894000</text:p>
              </table:table-cell>
              <table:table-cell office:value-type="float" office:value="NaN">
                <text:p>NaN</text:p>
              </table:table-cell>
              <table:table-cell office:value-type="float" office:value="0.167691">
                <text:p>0.167691</text:p>
              </table:table-cell>
              <table:table-cell office:value-type="float" office:value="0.00292515">
                <text:p>0.00292515</text:p>
              </table:table-cell>
              <table:table-cell office:value-type="float" office:value="0.026834">
                <text:p>0.026834</text:p>
              </table:table-cell>
              <table:table-cell office:value-type="float" office:value="0.0144366">
                <text:p>0.01443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3000">
                <text:p>893000</text:p>
              </table:table-cell>
              <table:table-cell office:value-type="float" office:value="NaN">
                <text:p>NaN</text:p>
              </table:table-cell>
              <table:table-cell office:value-type="float" office:value="0.164807">
                <text:p>0.164807</text:p>
              </table:table-cell>
              <table:table-cell office:value-type="float" office:value="0.00357965">
                <text:p>0.00357965</text:p>
              </table:table-cell>
              <table:table-cell office:value-type="float" office:value="0.0261613">
                <text:p>0.0261613</text:p>
              </table:table-cell>
              <table:table-cell office:value-type="float" office:value="0.0140912">
                <text:p>0.01409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2000">
                <text:p>892000</text:p>
              </table:table-cell>
              <table:table-cell office:value-type="float" office:value="NaN">
                <text:p>NaN</text:p>
              </table:table-cell>
              <table:table-cell office:value-type="float" office:value="0.165906">
                <text:p>0.165906</text:p>
              </table:table-cell>
              <table:table-cell office:value-type="float" office:value="0.00298041">
                <text:p>0.00298041</text:p>
              </table:table-cell>
              <table:table-cell office:value-type="float" office:value="0.0261285">
                <text:p>0.0261285</text:p>
              </table:table-cell>
              <table:table-cell office:value-type="float" office:value="0.0136053">
                <text:p>0.01360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1000">
                <text:p>891000</text:p>
              </table:table-cell>
              <table:table-cell office:value-type="float" office:value="NaN">
                <text:p>NaN</text:p>
              </table:table-cell>
              <table:table-cell office:value-type="float" office:value="0.160861">
                <text:p>0.160861</text:p>
              </table:table-cell>
              <table:table-cell office:value-type="float" office:value="0.00293186">
                <text:p>0.00293186</text:p>
              </table:table-cell>
              <table:table-cell office:value-type="float" office:value="0.0251638">
                <text:p>0.0251638</text:p>
              </table:table-cell>
              <table:table-cell office:value-type="float" office:value="0.0141607">
                <text:p>0.01416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90000">
                <text:p>890000</text:p>
              </table:table-cell>
              <table:table-cell office:value-type="float" office:value="NaN">
                <text:p>NaN</text:p>
              </table:table-cell>
              <table:table-cell office:value-type="float" office:value="0.161832">
                <text:p>0.161832</text:p>
              </table:table-cell>
              <table:table-cell office:value-type="float" office:value="0.0029137">
                <text:p>0.0029137</text:p>
              </table:table-cell>
              <table:table-cell office:value-type="float" office:value="0.0271857">
                <text:p>0.0271857</text:p>
              </table:table-cell>
              <table:table-cell office:value-type="float" office:value="0.0144126">
                <text:p>0.0144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9000">
                <text:p>889000</text:p>
              </table:table-cell>
              <table:table-cell office:value-type="float" office:value="NaN">
                <text:p>NaN</text:p>
              </table:table-cell>
              <table:table-cell office:value-type="float" office:value="0.165853">
                <text:p>0.165853</text:p>
              </table:table-cell>
              <table:table-cell office:value-type="float" office:value="0.00291607">
                <text:p>0.00291607</text:p>
              </table:table-cell>
              <table:table-cell office:value-type="float" office:value="0.0279338">
                <text:p>0.0279338</text:p>
              </table:table-cell>
              <table:table-cell office:value-type="float" office:value="0.0142294">
                <text:p>0.0142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8000">
                <text:p>888000</text:p>
              </table:table-cell>
              <table:table-cell office:value-type="float" office:value="NaN">
                <text:p>NaN</text:p>
              </table:table-cell>
              <table:table-cell office:value-type="float" office:value="0.164259">
                <text:p>0.164259</text:p>
              </table:table-cell>
              <table:table-cell office:value-type="float" office:value="0.00288251">
                <text:p>0.00288251</text:p>
              </table:table-cell>
              <table:table-cell office:value-type="float" office:value="0.0282176">
                <text:p>0.0282176</text:p>
              </table:table-cell>
              <table:table-cell office:value-type="float" office:value="0.0140537">
                <text:p>0.0140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7000">
                <text:p>887000</text:p>
              </table:table-cell>
              <table:table-cell office:value-type="float" office:value="NaN">
                <text:p>NaN</text:p>
              </table:table-cell>
              <table:table-cell office:value-type="float" office:value="0.154683">
                <text:p>0.154683</text:p>
              </table:table-cell>
              <table:table-cell office:value-type="float" office:value="0.00344741">
                <text:p>0.00344741</text:p>
              </table:table-cell>
              <table:table-cell office:value-type="float" office:value="0.0259947">
                <text:p>0.0259947</text:p>
              </table:table-cell>
              <table:table-cell office:value-type="float" office:value="0.0140162">
                <text:p>0.0140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6000">
                <text:p>886000</text:p>
              </table:table-cell>
              <table:table-cell office:value-type="float" office:value="NaN">
                <text:p>NaN</text:p>
              </table:table-cell>
              <table:table-cell office:value-type="float" office:value="0.159946">
                <text:p>0.159946</text:p>
              </table:table-cell>
              <table:table-cell office:value-type="float" office:value="0.0030262">
                <text:p>0.0030262</text:p>
              </table:table-cell>
              <table:table-cell office:value-type="float" office:value="0.0258779">
                <text:p>0.0258779</text:p>
              </table:table-cell>
              <table:table-cell office:value-type="float" office:value="0.0144023">
                <text:p>0.01440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5000">
                <text:p>885000</text:p>
              </table:table-cell>
              <table:table-cell office:value-type="float" office:value="NaN">
                <text:p>NaN</text:p>
              </table:table-cell>
              <table:table-cell office:value-type="float" office:value="0.165137">
                <text:p>0.165137</text:p>
              </table:table-cell>
              <table:table-cell office:value-type="float" office:value="0.00297567">
                <text:p>0.00297567</text:p>
              </table:table-cell>
              <table:table-cell office:value-type="float" office:value="0.0247469">
                <text:p>0.0247469</text:p>
              </table:table-cell>
              <table:table-cell office:value-type="float" office:value="0.0177108">
                <text:p>0.0177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4000">
                <text:p>884000</text:p>
              </table:table-cell>
              <table:table-cell office:value-type="float" office:value="NaN">
                <text:p>NaN</text:p>
              </table:table-cell>
              <table:table-cell office:value-type="float" office:value="0.159361">
                <text:p>0.159361</text:p>
              </table:table-cell>
              <table:table-cell office:value-type="float" office:value="0.00298949">
                <text:p>0.00298949</text:p>
              </table:table-cell>
              <table:table-cell office:value-type="float" office:value="0.0263993">
                <text:p>0.0263993</text:p>
              </table:table-cell>
              <table:table-cell office:value-type="float" office:value="0.0153071">
                <text:p>0.0153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3000">
                <text:p>883000</text:p>
              </table:table-cell>
              <table:table-cell office:value-type="float" office:value="NaN">
                <text:p>NaN</text:p>
              </table:table-cell>
              <table:table-cell office:value-type="float" office:value="0.156372">
                <text:p>0.156372</text:p>
              </table:table-cell>
              <table:table-cell office:value-type="float" office:value="0.00294015">
                <text:p>0.00294015</text:p>
              </table:table-cell>
              <table:table-cell office:value-type="float" office:value="0.0253406">
                <text:p>0.0253406</text:p>
              </table:table-cell>
              <table:table-cell office:value-type="float" office:value="0.0149479">
                <text:p>0.01494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2000">
                <text:p>882000</text:p>
              </table:table-cell>
              <table:table-cell office:value-type="float" office:value="NaN">
                <text:p>NaN</text:p>
              </table:table-cell>
              <table:table-cell office:value-type="float" office:value="0.167098">
                <text:p>0.167098</text:p>
              </table:table-cell>
              <table:table-cell office:value-type="float" office:value="0.00330766">
                <text:p>0.00330766</text:p>
              </table:table-cell>
              <table:table-cell office:value-type="float" office:value="0.0268083">
                <text:p>0.0268083</text:p>
              </table:table-cell>
              <table:table-cell office:value-type="float" office:value="0.0142614">
                <text:p>0.01426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1000">
                <text:p>881000</text:p>
              </table:table-cell>
              <table:table-cell office:value-type="float" office:value="NaN">
                <text:p>NaN</text:p>
              </table:table-cell>
              <table:table-cell office:value-type="float" office:value="0.163466">
                <text:p>0.163466</text:p>
              </table:table-cell>
              <table:table-cell office:value-type="float" office:value="0.00293383">
                <text:p>0.00293383</text:p>
              </table:table-cell>
              <table:table-cell office:value-type="float" office:value="0.0258431">
                <text:p>0.0258431</text:p>
              </table:table-cell>
              <table:table-cell office:value-type="float" office:value="0.0133996">
                <text:p>0.01339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000">
                <text:p>880000</text:p>
              </table:table-cell>
              <table:table-cell office:value-type="float" office:value="NaN">
                <text:p>NaN</text:p>
              </table:table-cell>
              <table:table-cell office:value-type="float" office:value="0.167478">
                <text:p>0.167478</text:p>
              </table:table-cell>
              <table:table-cell office:value-type="float" office:value="0.00291212">
                <text:p>0.00291212</text:p>
              </table:table-cell>
              <table:table-cell office:value-type="float" office:value="0.0267148">
                <text:p>0.0267148</text:p>
              </table:table-cell>
              <table:table-cell office:value-type="float" office:value="0.0130653">
                <text:p>0.01306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9000">
                <text:p>879000</text:p>
              </table:table-cell>
              <table:table-cell office:value-type="float" office:value="NaN">
                <text:p>NaN</text:p>
              </table:table-cell>
              <table:table-cell office:value-type="float" office:value="0.158201">
                <text:p>0.158201</text:p>
              </table:table-cell>
              <table:table-cell office:value-type="float" office:value="0.00290936">
                <text:p>0.00290936</text:p>
              </table:table-cell>
              <table:table-cell office:value-type="float" office:value="0.0254693">
                <text:p>0.0254693</text:p>
              </table:table-cell>
              <table:table-cell office:value-type="float" office:value="0.0143119">
                <text:p>0.0143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78000">
                <text:p>878000</text:p>
              </table:table-cell>
              <table:table-cell office:value-type="float" office:value="NaN">
                <text:p>NaN</text:p>
              </table:table-cell>
              <table:table-cell office:value-type="float" office:value="0.164832">
                <text:p>0.164832</text:p>
              </table:table-cell>
              <table:table-cell office:value-type="float" office:value="0.00288054">
                <text:p>0.00288054</text:p>
              </table:table-cell>
              <table:table-cell office:value-type="float" office:value="0.0251259">
                <text:p>0.0251259</text:p>
              </table:table-cell>
              <table:table-cell office:value-type="float" office:value="0.0144441">
                <text:p>0.01444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7000">
                <text:p>877000</text:p>
              </table:table-cell>
              <table:table-cell office:value-type="float" office:value="NaN">
                <text:p>NaN</text:p>
              </table:table-cell>
              <table:table-cell office:value-type="float" office:value="0.162835">
                <text:p>0.162835</text:p>
              </table:table-cell>
              <table:table-cell office:value-type="float" office:value="0.00287146">
                <text:p>0.00287146</text:p>
              </table:table-cell>
              <table:table-cell office:value-type="float" office:value="0.0256892">
                <text:p>0.0256892</text:p>
              </table:table-cell>
              <table:table-cell office:value-type="float" office:value="0.0141441">
                <text:p>0.01414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6000">
                <text:p>876000</text:p>
              </table:table-cell>
              <table:table-cell office:value-type="float" office:value="NaN">
                <text:p>NaN</text:p>
              </table:table-cell>
              <table:table-cell office:value-type="float" office:value="0.163731">
                <text:p>0.163731</text:p>
              </table:table-cell>
              <table:table-cell office:value-type="float" office:value="0.0029512">
                <text:p>0.0029512</text:p>
              </table:table-cell>
              <table:table-cell office:value-type="float" office:value="0.0253813">
                <text:p>0.0253813</text:p>
              </table:table-cell>
              <table:table-cell office:value-type="float" office:value="0.014122">
                <text:p>0.014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5000">
                <text:p>875000</text:p>
              </table:table-cell>
              <table:table-cell office:value-type="float" office:value="NaN">
                <text:p>NaN</text:p>
              </table:table-cell>
              <table:table-cell office:value-type="float" office:value="0.164694">
                <text:p>0.164694</text:p>
              </table:table-cell>
              <table:table-cell office:value-type="float" office:value="0.00288172">
                <text:p>0.00288172</text:p>
              </table:table-cell>
              <table:table-cell office:value-type="float" office:value="0.0251709">
                <text:p>0.0251709</text:p>
              </table:table-cell>
              <table:table-cell office:value-type="float" office:value="0.0133933">
                <text:p>0.01339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4000">
                <text:p>874000</text:p>
              </table:table-cell>
              <table:table-cell office:value-type="float" office:value="NaN">
                <text:p>NaN</text:p>
              </table:table-cell>
              <table:table-cell office:value-type="float" office:value="0.159085">
                <text:p>0.159085</text:p>
              </table:table-cell>
              <table:table-cell office:value-type="float" office:value="0.0028683">
                <text:p>0.0028683</text:p>
              </table:table-cell>
              <table:table-cell office:value-type="float" office:value="0.0282105">
                <text:p>0.0282105</text:p>
              </table:table-cell>
              <table:table-cell office:value-type="float" office:value="0.0134351">
                <text:p>0.01343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3000">
                <text:p>873000</text:p>
              </table:table-cell>
              <table:table-cell office:value-type="float" office:value="NaN">
                <text:p>NaN</text:p>
              </table:table-cell>
              <table:table-cell office:value-type="float" office:value="0.16172">
                <text:p>0.16172</text:p>
              </table:table-cell>
              <table:table-cell office:value-type="float" office:value="0.00289317">
                <text:p>0.00289317</text:p>
              </table:table-cell>
              <table:table-cell office:value-type="float" office:value="0.0265087">
                <text:p>0.0265087</text:p>
              </table:table-cell>
              <table:table-cell office:value-type="float" office:value="0.0139902">
                <text:p>0.01399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72000">
                <text:p>872000</text:p>
              </table:table-cell>
              <table:table-cell office:value-type="float" office:value="NaN">
                <text:p>NaN</text:p>
              </table:table-cell>
              <table:table-cell office:value-type="float" office:value="0.16107">
                <text:p>0.16107</text:p>
              </table:table-cell>
              <table:table-cell office:value-type="float" office:value="0.00285291">
                <text:p>0.00285291</text:p>
              </table:table-cell>
              <table:table-cell office:value-type="float" office:value="0.0248906">
                <text:p>0.0248906</text:p>
              </table:table-cell>
              <table:table-cell office:value-type="float" office:value="0.0140245">
                <text:p>0.0140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1000">
                <text:p>871000</text:p>
              </table:table-cell>
              <table:table-cell office:value-type="float" office:value="NaN">
                <text:p>NaN</text:p>
              </table:table-cell>
              <table:table-cell office:value-type="float" office:value="0.160623">
                <text:p>0.160623</text:p>
              </table:table-cell>
              <table:table-cell office:value-type="float" office:value="0.00286238">
                <text:p>0.00286238</text:p>
              </table:table-cell>
              <table:table-cell office:value-type="float" office:value="0.0261917">
                <text:p>0.0261917</text:p>
              </table:table-cell>
              <table:table-cell office:value-type="float" office:value="0.0150611">
                <text:p>0.0150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0000">
                <text:p>870000</text:p>
              </table:table-cell>
              <table:table-cell office:value-type="float" office:value="NaN">
                <text:p>NaN</text:p>
              </table:table-cell>
              <table:table-cell office:value-type="float" office:value="0.155969">
                <text:p>0.155969</text:p>
              </table:table-cell>
              <table:table-cell office:value-type="float" office:value="0.00341464">
                <text:p>0.00341464</text:p>
              </table:table-cell>
              <table:table-cell office:value-type="float" office:value="0.025583">
                <text:p>0.025583</text:p>
              </table:table-cell>
              <table:table-cell office:value-type="float" office:value="0.0143514">
                <text:p>0.01435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9000">
                <text:p>869000</text:p>
              </table:table-cell>
              <table:table-cell office:value-type="float" office:value="NaN">
                <text:p>NaN</text:p>
              </table:table-cell>
              <table:table-cell office:value-type="float" office:value="0.161516">
                <text:p>0.161516</text:p>
              </table:table-cell>
              <table:table-cell office:value-type="float" office:value="0.00296344">
                <text:p>0.00296344</text:p>
              </table:table-cell>
              <table:table-cell office:value-type="float" office:value="0.0246324">
                <text:p>0.0246324</text:p>
              </table:table-cell>
              <table:table-cell office:value-type="float" office:value="0.0143901">
                <text:p>0.01439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8000">
                <text:p>868000</text:p>
              </table:table-cell>
              <table:table-cell office:value-type="float" office:value="NaN">
                <text:p>NaN</text:p>
              </table:table-cell>
              <table:table-cell office:value-type="float" office:value="0.162693">
                <text:p>0.162693</text:p>
              </table:table-cell>
              <table:table-cell office:value-type="float" office:value="0.00293067">
                <text:p>0.00293067</text:p>
              </table:table-cell>
              <table:table-cell office:value-type="float" office:value="0.0255763">
                <text:p>0.0255763</text:p>
              </table:table-cell>
              <table:table-cell office:value-type="float" office:value="0.0145156">
                <text:p>0.01451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7000">
                <text:p>867000</text:p>
              </table:table-cell>
              <table:table-cell office:value-type="float" office:value="NaN">
                <text:p>NaN</text:p>
              </table:table-cell>
              <table:table-cell office:value-type="float" office:value="0.161975">
                <text:p>0.161975</text:p>
              </table:table-cell>
              <table:table-cell office:value-type="float" office:value="0.00295041">
                <text:p>0.00295041</text:p>
              </table:table-cell>
              <table:table-cell office:value-type="float" office:value="0.0249352">
                <text:p>0.0249352</text:p>
              </table:table-cell>
              <table:table-cell office:value-type="float" office:value="0.014094">
                <text:p>0.0140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6000">
                <text:p>866000</text:p>
              </table:table-cell>
              <table:table-cell office:value-type="float" office:value="NaN">
                <text:p>NaN</text:p>
              </table:table-cell>
              <table:table-cell office:value-type="float" office:value="0.155659">
                <text:p>0.155659</text:p>
              </table:table-cell>
              <table:table-cell office:value-type="float" office:value="0.00289199">
                <text:p>0.00289199</text:p>
              </table:table-cell>
              <table:table-cell office:value-type="float" office:value="0.025519">
                <text:p>0.025519</text:p>
              </table:table-cell>
              <table:table-cell office:value-type="float" office:value="0.0138702">
                <text:p>0.01387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5000">
                <text:p>865000</text:p>
              </table:table-cell>
              <table:table-cell office:value-type="float" office:value="NaN">
                <text:p>NaN</text:p>
              </table:table-cell>
              <table:table-cell office:value-type="float" office:value="0.171671">
                <text:p>0.171671</text:p>
              </table:table-cell>
              <table:table-cell office:value-type="float" office:value="0.00336135">
                <text:p>0.00336135</text:p>
              </table:table-cell>
              <table:table-cell office:value-type="float" office:value="0.0264905">
                <text:p>0.0264905</text:p>
              </table:table-cell>
              <table:table-cell office:value-type="float" office:value="0.0139582">
                <text:p>0.01395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4000">
                <text:p>864000</text:p>
              </table:table-cell>
              <table:table-cell office:value-type="float" office:value="NaN">
                <text:p>NaN</text:p>
              </table:table-cell>
              <table:table-cell office:value-type="float" office:value="0.163281">
                <text:p>0.163281</text:p>
              </table:table-cell>
              <table:table-cell office:value-type="float" office:value="0.00293067">
                <text:p>0.00293067</text:p>
              </table:table-cell>
              <table:table-cell office:value-type="float" office:value="0.0266666">
                <text:p>0.0266666</text:p>
              </table:table-cell>
              <table:table-cell office:value-type="float" office:value="0.014122">
                <text:p>0.014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3000">
                <text:p>863000</text:p>
              </table:table-cell>
              <table:table-cell office:value-type="float" office:value="NaN">
                <text:p>NaN</text:p>
              </table:table-cell>
              <table:table-cell office:value-type="float" office:value="0.159617">
                <text:p>0.159617</text:p>
              </table:table-cell>
              <table:table-cell office:value-type="float" office:value="0.0029966">
                <text:p>0.0029966</text:p>
              </table:table-cell>
              <table:table-cell office:value-type="float" office:value="0.0248464">
                <text:p>0.0248464</text:p>
              </table:table-cell>
              <table:table-cell office:value-type="float" office:value="0.013916">
                <text:p>0.0139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2000">
                <text:p>862000</text:p>
              </table:table-cell>
              <table:table-cell office:value-type="float" office:value="NaN">
                <text:p>NaN</text:p>
              </table:table-cell>
              <table:table-cell office:value-type="float" office:value="0.151956">
                <text:p>0.151956</text:p>
              </table:table-cell>
              <table:table-cell office:value-type="float" office:value="0.00290067">
                <text:p>0.00290067</text:p>
              </table:table-cell>
              <table:table-cell office:value-type="float" office:value="0.0247232">
                <text:p>0.0247232</text:p>
              </table:table-cell>
              <table:table-cell office:value-type="float" office:value="0.013745">
                <text:p>0.0137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1000">
                <text:p>861000</text:p>
              </table:table-cell>
              <table:table-cell office:value-type="float" office:value="NaN">
                <text:p>NaN</text:p>
              </table:table-cell>
              <table:table-cell office:value-type="float" office:value="0.16597">
                <text:p>0.16597</text:p>
              </table:table-cell>
              <table:table-cell office:value-type="float" office:value="0.00337556">
                <text:p>0.00337556</text:p>
              </table:table-cell>
              <table:table-cell office:value-type="float" office:value="0.0246162">
                <text:p>0.0246162</text:p>
              </table:table-cell>
              <table:table-cell office:value-type="float" office:value="0.0139637">
                <text:p>0.01396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0000">
                <text:p>860000</text:p>
              </table:table-cell>
              <table:table-cell office:value-type="float" office:value="NaN">
                <text:p>NaN</text:p>
              </table:table-cell>
              <table:table-cell office:value-type="float" office:value="0.160587">
                <text:p>0.160587</text:p>
              </table:table-cell>
              <table:table-cell office:value-type="float" office:value="0.00347425">
                <text:p>0.00347425</text:p>
              </table:table-cell>
              <table:table-cell office:value-type="float" office:value="0.0253394">
                <text:p>0.0253394</text:p>
              </table:table-cell>
              <table:table-cell office:value-type="float" office:value="0.0133163">
                <text:p>0.0133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59000">
                <text:p>859000</text:p>
              </table:table-cell>
              <table:table-cell office:value-type="float" office:value="NaN">
                <text:p>NaN</text:p>
              </table:table-cell>
              <table:table-cell office:value-type="float" office:value="0.160043">
                <text:p>0.160043</text:p>
              </table:table-cell>
              <table:table-cell office:value-type="float" office:value="0.00365308">
                <text:p>0.00365308</text:p>
              </table:table-cell>
              <table:table-cell office:value-type="float" office:value="0.0242507">
                <text:p>0.0242507</text:p>
              </table:table-cell>
              <table:table-cell office:value-type="float" office:value="0.0138536">
                <text:p>0.01385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58000">
                <text:p>858000</text:p>
              </table:table-cell>
              <table:table-cell office:value-type="float" office:value="NaN">
                <text:p>NaN</text:p>
              </table:table-cell>
              <table:table-cell office:value-type="float" office:value="0.149516">
                <text:p>0.149516</text:p>
              </table:table-cell>
              <table:table-cell office:value-type="float" office:value="0.00371979">
                <text:p>0.00371979</text:p>
              </table:table-cell>
              <table:table-cell office:value-type="float" office:value="0.0266496">
                <text:p>0.0266496</text:p>
              </table:table-cell>
              <table:table-cell office:value-type="float" office:value="0.0134565">
                <text:p>0.0134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7000">
                <text:p>857000</text:p>
              </table:table-cell>
              <table:table-cell office:value-type="float" office:value="NaN">
                <text:p>NaN</text:p>
              </table:table-cell>
              <table:table-cell office:value-type="float" office:value="0.177465">
                <text:p>0.177465</text:p>
              </table:table-cell>
              <table:table-cell office:value-type="float" office:value="0.00361794">
                <text:p>0.00361794</text:p>
              </table:table-cell>
              <table:table-cell office:value-type="float" office:value="0.0302723">
                <text:p>0.0302723</text:p>
              </table:table-cell>
              <table:table-cell office:value-type="float" office:value="0.0135267">
                <text:p>0.01352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6000">
                <text:p>856000</text:p>
              </table:table-cell>
              <table:table-cell office:value-type="float" office:value="NaN">
                <text:p>NaN</text:p>
              </table:table-cell>
              <table:table-cell office:value-type="float" office:value="0.158816">
                <text:p>0.158816</text:p>
              </table:table-cell>
              <table:table-cell office:value-type="float" office:value="0.00322477">
                <text:p>0.00322477</text:p>
              </table:table-cell>
              <table:table-cell office:value-type="float" office:value="0.0247149">
                <text:p>0.0247149</text:p>
              </table:table-cell>
              <table:table-cell office:value-type="float" office:value="0.0141611">
                <text:p>0.01416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5000">
                <text:p>855000</text:p>
              </table:table-cell>
              <table:table-cell office:value-type="float" office:value="NaN">
                <text:p>NaN</text:p>
              </table:table-cell>
              <table:table-cell office:value-type="float" office:value="0.159586">
                <text:p>0.159586</text:p>
              </table:table-cell>
              <table:table-cell office:value-type="float" office:value="0.00382914">
                <text:p>0.00382914</text:p>
              </table:table-cell>
              <table:table-cell office:value-type="float" office:value="0.0257227">
                <text:p>0.0257227</text:p>
              </table:table-cell>
              <table:table-cell office:value-type="float" office:value="0.014829">
                <text:p>0.014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4000">
                <text:p>854000</text:p>
              </table:table-cell>
              <table:table-cell office:value-type="float" office:value="NaN">
                <text:p>NaN</text:p>
              </table:table-cell>
              <table:table-cell office:value-type="float" office:value="0.149261">
                <text:p>0.149261</text:p>
              </table:table-cell>
              <table:table-cell office:value-type="float" office:value="0.00313752">
                <text:p>0.00313752</text:p>
              </table:table-cell>
              <table:table-cell office:value-type="float" office:value="0.0245582">
                <text:p>0.0245582</text:p>
              </table:table-cell>
              <table:table-cell office:value-type="float" office:value="0.0135421">
                <text:p>0.01354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53000">
                <text:p>853000</text:p>
              </table:table-cell>
              <table:table-cell office:value-type="float" office:value="NaN">
                <text:p>NaN</text:p>
              </table:table-cell>
              <table:table-cell office:value-type="float" office:value="0.158459">
                <text:p>0.158459</text:p>
              </table:table-cell>
              <table:table-cell office:value-type="float" office:value="0.0030412">
                <text:p>0.0030412</text:p>
              </table:table-cell>
              <table:table-cell office:value-type="float" office:value="0.0248247">
                <text:p>0.0248247</text:p>
              </table:table-cell>
              <table:table-cell office:value-type="float" office:value="0.0138137">
                <text:p>0.01381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2000">
                <text:p>852000</text:p>
              </table:table-cell>
              <table:table-cell office:value-type="float" office:value="NaN">
                <text:p>NaN</text:p>
              </table:table-cell>
              <table:table-cell office:value-type="float" office:value="0.156226">
                <text:p>0.156226</text:p>
              </table:table-cell>
              <table:table-cell office:value-type="float" office:value="0.00299502">
                <text:p>0.00299502</text:p>
              </table:table-cell>
              <table:table-cell office:value-type="float" office:value="0.0244382">
                <text:p>0.0244382</text:p>
              </table:table-cell>
              <table:table-cell office:value-type="float" office:value="0.0134703">
                <text:p>0.01347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1000">
                <text:p>851000</text:p>
              </table:table-cell>
              <table:table-cell office:value-type="float" office:value="NaN">
                <text:p>NaN</text:p>
              </table:table-cell>
              <table:table-cell office:value-type="float" office:value="0.151353">
                <text:p>0.151353</text:p>
              </table:table-cell>
              <table:table-cell office:value-type="float" office:value="0.0029587">
                <text:p>0.0029587</text:p>
              </table:table-cell>
              <table:table-cell office:value-type="float" office:value="0.0246162">
                <text:p>0.0246162</text:p>
              </table:table-cell>
              <table:table-cell office:value-type="float" office:value="0.012663">
                <text:p>0.0126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0.149681">
                <text:p>0.149681</text:p>
              </table:table-cell>
              <table:table-cell office:value-type="float" office:value="0.0030337">
                <text:p>0.0030337</text:p>
              </table:table-cell>
              <table:table-cell office:value-type="float" office:value="0.0271075">
                <text:p>0.0271075</text:p>
              </table:table-cell>
              <table:table-cell office:value-type="float" office:value="0.0130807">
                <text:p>0.01308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9000">
                <text:p>849000</text:p>
              </table:table-cell>
              <table:table-cell office:value-type="float" office:value="NaN">
                <text:p>NaN</text:p>
              </table:table-cell>
              <table:table-cell office:value-type="float" office:value="0.15545">
                <text:p>0.15545</text:p>
              </table:table-cell>
              <table:table-cell office:value-type="float" office:value="0.00301791">
                <text:p>0.00301791</text:p>
              </table:table-cell>
              <table:table-cell office:value-type="float" office:value="0.0273677">
                <text:p>0.0273677</text:p>
              </table:table-cell>
              <table:table-cell office:value-type="float" office:value="0.0136965">
                <text:p>0.0136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8000">
                <text:p>848000</text:p>
              </table:table-cell>
              <table:table-cell office:value-type="float" office:value="NaN">
                <text:p>NaN</text:p>
              </table:table-cell>
              <table:table-cell office:value-type="float" office:value="0.153216">
                <text:p>0.153216</text:p>
              </table:table-cell>
              <table:table-cell office:value-type="float" office:value="0.00298396">
                <text:p>0.00298396</text:p>
              </table:table-cell>
              <table:table-cell office:value-type="float" office:value="0.0251168">
                <text:p>0.0251168</text:p>
              </table:table-cell>
              <table:table-cell office:value-type="float" office:value="0.0140991">
                <text:p>0.0140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47000">
                <text:p>847000</text:p>
              </table:table-cell>
              <table:table-cell office:value-type="float" office:value="NaN">
                <text:p>NaN</text:p>
              </table:table-cell>
              <table:table-cell office:value-type="float" office:value="0.146352">
                <text:p>0.146352</text:p>
              </table:table-cell>
              <table:table-cell office:value-type="float" office:value="0.00292515">
                <text:p>0.00292515</text:p>
              </table:table-cell>
              <table:table-cell office:value-type="float" office:value="0.0258842">
                <text:p>0.0258842</text:p>
              </table:table-cell>
              <table:table-cell office:value-type="float" office:value="0.0138725">
                <text:p>0.0138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6000">
                <text:p>846000</text:p>
              </table:table-cell>
              <table:table-cell office:value-type="float" office:value="NaN">
                <text:p>NaN</text:p>
              </table:table-cell>
              <table:table-cell office:value-type="float" office:value="0.150199">
                <text:p>0.150199</text:p>
              </table:table-cell>
              <table:table-cell office:value-type="float" office:value="0.00291962">
                <text:p>0.00291962</text:p>
              </table:table-cell>
              <table:table-cell office:value-type="float" office:value="0.0237628">
                <text:p>0.0237628</text:p>
              </table:table-cell>
              <table:table-cell office:value-type="float" office:value="0.013567">
                <text:p>0.0135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5000">
                <text:p>845000</text:p>
              </table:table-cell>
              <table:table-cell office:value-type="float" office:value="NaN">
                <text:p>NaN</text:p>
              </table:table-cell>
              <table:table-cell office:value-type="float" office:value="0.15729">
                <text:p>0.15729</text:p>
              </table:table-cell>
              <table:table-cell office:value-type="float" office:value="0.00313002">
                <text:p>0.00313002</text:p>
              </table:table-cell>
              <table:table-cell office:value-type="float" office:value="0.0251859">
                <text:p>0.0251859</text:p>
              </table:table-cell>
              <table:table-cell office:value-type="float" office:value="0.0126729">
                <text:p>0.01267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44000">
                <text:p>844000</text:p>
              </table:table-cell>
              <table:table-cell office:value-type="float" office:value="NaN">
                <text:p>NaN</text:p>
              </table:table-cell>
              <table:table-cell office:value-type="float" office:value="0.146669">
                <text:p>0.146669</text:p>
              </table:table-cell>
              <table:table-cell office:value-type="float" office:value="0.00412165">
                <text:p>0.00412165</text:p>
              </table:table-cell>
              <table:table-cell office:value-type="float" office:value="0.0243932">
                <text:p>0.0243932</text:p>
              </table:table-cell>
              <table:table-cell office:value-type="float" office:value="0.0129338">
                <text:p>0.0129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3000">
                <text:p>843000</text:p>
              </table:table-cell>
              <table:table-cell office:value-type="float" office:value="NaN">
                <text:p>NaN</text:p>
              </table:table-cell>
              <table:table-cell office:value-type="float" office:value="0.145793">
                <text:p>0.145793</text:p>
              </table:table-cell>
              <table:table-cell office:value-type="float" office:value="0.00313239">
                <text:p>0.00313239</text:p>
              </table:table-cell>
              <table:table-cell office:value-type="float" office:value="0.0247481">
                <text:p>0.0247481</text:p>
              </table:table-cell>
              <table:table-cell office:value-type="float" office:value="0.0134892">
                <text:p>0.01348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42000">
                <text:p>842000</text:p>
              </table:table-cell>
              <table:table-cell office:value-type="float" office:value="NaN">
                <text:p>NaN</text:p>
              </table:table-cell>
              <table:table-cell office:value-type="float" office:value="0.151328">
                <text:p>0.151328</text:p>
              </table:table-cell>
              <table:table-cell office:value-type="float" office:value="0.00303173">
                <text:p>0.00303173</text:p>
              </table:table-cell>
              <table:table-cell office:value-type="float" office:value="0.0241386">
                <text:p>0.0241386</text:p>
              </table:table-cell>
              <table:table-cell office:value-type="float" office:value="0.0133996">
                <text:p>0.01339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1000">
                <text:p>841000</text:p>
              </table:table-cell>
              <table:table-cell office:value-type="float" office:value="NaN">
                <text:p>NaN</text:p>
              </table:table-cell>
              <table:table-cell office:value-type="float" office:value="0.151061">
                <text:p>0.151061</text:p>
              </table:table-cell>
              <table:table-cell office:value-type="float" office:value="0.00298712">
                <text:p>0.00298712</text:p>
              </table:table-cell>
              <table:table-cell office:value-type="float" office:value="0.0263836">
                <text:p>0.0263836</text:p>
              </table:table-cell>
              <table:table-cell office:value-type="float" office:value="0.0132662">
                <text:p>0.01326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40000">
                <text:p>840000</text:p>
              </table:table-cell>
              <table:table-cell office:value-type="float" office:value="NaN">
                <text:p>NaN</text:p>
              </table:table-cell>
              <table:table-cell office:value-type="float" office:value="0.147324">
                <text:p>0.147324</text:p>
              </table:table-cell>
              <table:table-cell office:value-type="float" office:value="0.00294962">
                <text:p>0.00294962</text:p>
              </table:table-cell>
              <table:table-cell office:value-type="float" office:value="0.0231402">
                <text:p>0.0231402</text:p>
              </table:table-cell>
              <table:table-cell office:value-type="float" office:value="0.0141603">
                <text:p>0.01416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9000">
                <text:p>839000</text:p>
              </table:table-cell>
              <table:table-cell office:value-type="float" office:value="NaN">
                <text:p>NaN</text:p>
              </table:table-cell>
              <table:table-cell office:value-type="float" office:value="0.149188">
                <text:p>0.149188</text:p>
              </table:table-cell>
              <table:table-cell office:value-type="float" office:value="0.00374308">
                <text:p>0.00374308</text:p>
              </table:table-cell>
              <table:table-cell office:value-type="float" office:value="0.0235081">
                <text:p>0.0235081</text:p>
              </table:table-cell>
              <table:table-cell office:value-type="float" office:value="0.0133218">
                <text:p>0.0133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8000">
                <text:p>838000</text:p>
              </table:table-cell>
              <table:table-cell office:value-type="float" office:value="NaN">
                <text:p>NaN</text:p>
              </table:table-cell>
              <table:table-cell office:value-type="float" office:value="0.151413">
                <text:p>0.151413</text:p>
              </table:table-cell>
              <table:table-cell office:value-type="float" office:value="0.00330648">
                <text:p>0.00330648</text:p>
              </table:table-cell>
              <table:table-cell office:value-type="float" office:value="0.0229038">
                <text:p>0.0229038</text:p>
              </table:table-cell>
              <table:table-cell office:value-type="float" office:value="0.0143182">
                <text:p>0.0143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7000">
                <text:p>837000</text:p>
              </table:table-cell>
              <table:table-cell office:value-type="float" office:value="NaN">
                <text:p>NaN</text:p>
              </table:table-cell>
              <table:table-cell office:value-type="float" office:value="0.145289">
                <text:p>0.145289</text:p>
              </table:table-cell>
              <table:table-cell office:value-type="float" office:value="0.00305739">
                <text:p>0.00305739</text:p>
              </table:table-cell>
              <table:table-cell office:value-type="float" office:value="0.0226444">
                <text:p>0.0226444</text:p>
              </table:table-cell>
              <table:table-cell office:value-type="float" office:value="0.0139219">
                <text:p>0.0139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6000">
                <text:p>836000</text:p>
              </table:table-cell>
              <table:table-cell office:value-type="float" office:value="NaN">
                <text:p>NaN</text:p>
              </table:table-cell>
              <table:table-cell office:value-type="float" office:value="0.152013">
                <text:p>0.152013</text:p>
              </table:table-cell>
              <table:table-cell office:value-type="float" office:value="0.00298831">
                <text:p>0.00298831</text:p>
              </table:table-cell>
              <table:table-cell office:value-type="float" office:value="0.0227103">
                <text:p>0.0227103</text:p>
              </table:table-cell>
              <table:table-cell office:value-type="float" office:value="0.0136325">
                <text:p>0.0136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5000">
                <text:p>835000</text:p>
              </table:table-cell>
              <table:table-cell office:value-type="float" office:value="NaN">
                <text:p>NaN</text:p>
              </table:table-cell>
              <table:table-cell office:value-type="float" office:value="0.147594">
                <text:p>0.147594</text:p>
              </table:table-cell>
              <table:table-cell office:value-type="float" office:value="0.00296186">
                <text:p>0.00296186</text:p>
              </table:table-cell>
              <table:table-cell office:value-type="float" office:value="0.0225852">
                <text:p>0.0225852</text:p>
              </table:table-cell>
              <table:table-cell office:value-type="float" office:value="0.0141619">
                <text:p>0.0141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000">
                <text:p>834000</text:p>
              </table:table-cell>
              <table:table-cell office:value-type="float" office:value="NaN">
                <text:p>NaN</text:p>
              </table:table-cell>
              <table:table-cell office:value-type="float" office:value="0.145413">
                <text:p>0.145413</text:p>
              </table:table-cell>
              <table:table-cell office:value-type="float" office:value="0.00314542">
                <text:p>0.00314542</text:p>
              </table:table-cell>
              <table:table-cell office:value-type="float" office:value="0.0226721">
                <text:p>0.0226721</text:p>
              </table:table-cell>
              <table:table-cell office:value-type="float" office:value="0.0134197">
                <text:p>0.01341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3000">
                <text:p>833000</text:p>
              </table:table-cell>
              <table:table-cell office:value-type="float" office:value="NaN">
                <text:p>NaN</text:p>
              </table:table-cell>
              <table:table-cell office:value-type="float" office:value="0.142446">
                <text:p>0.142446</text:p>
              </table:table-cell>
              <table:table-cell office:value-type="float" office:value="0.00345886">
                <text:p>0.00345886</text:p>
              </table:table-cell>
              <table:table-cell office:value-type="float" office:value="0.0232741">
                <text:p>0.0232741</text:p>
              </table:table-cell>
              <table:table-cell office:value-type="float" office:value="0.0123819">
                <text:p>0.01238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2000">
                <text:p>832000</text:p>
              </table:table-cell>
              <table:table-cell office:value-type="float" office:value="NaN">
                <text:p>NaN</text:p>
              </table:table-cell>
              <table:table-cell office:value-type="float" office:value="0.147917">
                <text:p>0.147917</text:p>
              </table:table-cell>
              <table:table-cell office:value-type="float" office:value="0.00299265">
                <text:p>0.00299265</text:p>
              </table:table-cell>
              <table:table-cell office:value-type="float" office:value="0.0239601">
                <text:p>0.0239601</text:p>
              </table:table-cell>
              <table:table-cell office:value-type="float" office:value="0.0126342">
                <text:p>0.01263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1000">
                <text:p>831000</text:p>
              </table:table-cell>
              <table:table-cell office:value-type="float" office:value="NaN">
                <text:p>NaN</text:p>
              </table:table-cell>
              <table:table-cell office:value-type="float" office:value="0.146887">
                <text:p>0.146887</text:p>
              </table:table-cell>
              <table:table-cell office:value-type="float" office:value="0.00291962">
                <text:p>0.00291962</text:p>
              </table:table-cell>
              <table:table-cell office:value-type="float" office:value="0.0265861">
                <text:p>0.0265861</text:p>
              </table:table-cell>
              <table:table-cell office:value-type="float" office:value="0.0131955">
                <text:p>0.01319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0000">
                <text:p>830000</text:p>
              </table:table-cell>
              <table:table-cell office:value-type="float" office:value="NaN">
                <text:p>NaN</text:p>
              </table:table-cell>
              <table:table-cell office:value-type="float" office:value="0.140821">
                <text:p>0.140821</text:p>
              </table:table-cell>
              <table:table-cell office:value-type="float" office:value="0.00290422">
                <text:p>0.00290422</text:p>
              </table:table-cell>
              <table:table-cell office:value-type="float" office:value="0.0246794">
                <text:p>0.0246794</text:p>
              </table:table-cell>
              <table:table-cell office:value-type="float" office:value="0.0134146">
                <text:p>0.0134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29000">
                <text:p>829000</text:p>
              </table:table-cell>
              <table:table-cell office:value-type="float" office:value="NaN">
                <text:p>NaN</text:p>
              </table:table-cell>
              <table:table-cell office:value-type="float" office:value="0.145611">
                <text:p>0.145611</text:p>
              </table:table-cell>
              <table:table-cell office:value-type="float" office:value="0.00293067">
                <text:p>0.00293067</text:p>
              </table:table-cell>
              <table:table-cell office:value-type="float" office:value="0.0240557">
                <text:p>0.0240557</text:p>
              </table:table-cell>
              <table:table-cell office:value-type="float" office:value="0.0130281">
                <text:p>0.0130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28000">
                <text:p>828000</text:p>
              </table:table-cell>
              <table:table-cell office:value-type="float" office:value="NaN">
                <text:p>NaN</text:p>
              </table:table-cell>
              <table:table-cell office:value-type="float" office:value="0.148734">
                <text:p>0.148734</text:p>
              </table:table-cell>
              <table:table-cell office:value-type="float" office:value="0.00344583">
                <text:p>0.00344583</text:p>
              </table:table-cell>
              <table:table-cell office:value-type="float" office:value="0.0252305">
                <text:p>0.0252305</text:p>
              </table:table-cell>
              <table:table-cell office:value-type="float" office:value="0.0131379">
                <text:p>0.01313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7000">
                <text:p>827000</text:p>
              </table:table-cell>
              <table:table-cell office:value-type="float" office:value="NaN">
                <text:p>NaN</text:p>
              </table:table-cell>
              <table:table-cell office:value-type="float" office:value="0.146351">
                <text:p>0.146351</text:p>
              </table:table-cell>
              <table:table-cell office:value-type="float" office:value="0.00285409">
                <text:p>0.00285409</text:p>
              </table:table-cell>
              <table:table-cell office:value-type="float" office:value="0.0306568">
                <text:p>0.0306568</text:p>
              </table:table-cell>
              <table:table-cell office:value-type="float" office:value="0.013128">
                <text:p>0.0131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6000">
                <text:p>826000</text:p>
              </table:table-cell>
              <table:table-cell office:value-type="float" office:value="NaN">
                <text:p>NaN</text:p>
              </table:table-cell>
              <table:table-cell office:value-type="float" office:value="0.142018">
                <text:p>0.142018</text:p>
              </table:table-cell>
              <table:table-cell office:value-type="float" office:value="0.00282527">
                <text:p>0.00282527</text:p>
              </table:table-cell>
              <table:table-cell office:value-type="float" office:value="0.0250216">
                <text:p>0.0250216</text:p>
              </table:table-cell>
              <table:table-cell office:value-type="float" office:value="0.0126314">
                <text:p>0.01263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5000">
                <text:p>825000</text:p>
              </table:table-cell>
              <table:table-cell office:value-type="float" office:value="NaN">
                <text:p>NaN</text:p>
              </table:table-cell>
              <table:table-cell office:value-type="float" office:value="0.146348">
                <text:p>0.146348</text:p>
              </table:table-cell>
              <table:table-cell office:value-type="float" office:value="0.00282961">
                <text:p>0.00282961</text:p>
              </table:table-cell>
              <table:table-cell office:value-type="float" office:value="0.0240521">
                <text:p>0.0240521</text:p>
              </table:table-cell>
              <table:table-cell office:value-type="float" office:value="0.0130878">
                <text:p>0.01308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4000">
                <text:p>824000</text:p>
              </table:table-cell>
              <table:table-cell office:value-type="float" office:value="NaN">
                <text:p>NaN</text:p>
              </table:table-cell>
              <table:table-cell office:value-type="float" office:value="0.146481">
                <text:p>0.146481</text:p>
              </table:table-cell>
              <table:table-cell office:value-type="float" office:value="0.00287383">
                <text:p>0.00287383</text:p>
              </table:table-cell>
              <table:table-cell office:value-type="float" office:value="0.0238457">
                <text:p>0.0238457</text:p>
              </table:table-cell>
              <table:table-cell office:value-type="float" office:value="0.0131939">
                <text:p>0.01319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3000">
                <text:p>823000</text:p>
              </table:table-cell>
              <table:table-cell office:value-type="float" office:value="NaN">
                <text:p>NaN</text:p>
              </table:table-cell>
              <table:table-cell office:value-type="float" office:value="0.141531">
                <text:p>0.141531</text:p>
              </table:table-cell>
              <table:table-cell office:value-type="float" office:value="0.00295752">
                <text:p>0.00295752</text:p>
              </table:table-cell>
              <table:table-cell office:value-type="float" office:value="0.0268075">
                <text:p>0.0268075</text:p>
              </table:table-cell>
              <table:table-cell office:value-type="float" office:value="0.0146336">
                <text:p>0.0146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2000">
                <text:p>822000</text:p>
              </table:table-cell>
              <table:table-cell office:value-type="float" office:value="NaN">
                <text:p>NaN</text:p>
              </table:table-cell>
              <table:table-cell office:value-type="float" office:value="0.14838">
                <text:p>0.14838</text:p>
              </table:table-cell>
              <table:table-cell office:value-type="float" office:value="0.00293344">
                <text:p>0.00293344</text:p>
              </table:table-cell>
              <table:table-cell office:value-type="float" office:value="0.0243012">
                <text:p>0.0243012</text:p>
              </table:table-cell>
              <table:table-cell office:value-type="float" office:value="0.0146309">
                <text:p>0.0146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21000">
                <text:p>821000</text:p>
              </table:table-cell>
              <table:table-cell office:value-type="float" office:value="NaN">
                <text:p>NaN</text:p>
              </table:table-cell>
              <table:table-cell office:value-type="float" office:value="0.14334">
                <text:p>0.14334</text:p>
              </table:table-cell>
              <table:table-cell office:value-type="float" office:value="0.00282922">
                <text:p>0.00282922</text:p>
              </table:table-cell>
              <table:table-cell office:value-type="float" office:value="0.0244579">
                <text:p>0.0244579</text:p>
              </table:table-cell>
              <table:table-cell office:value-type="float" office:value="0.0138706">
                <text:p>0.0138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20000">
                <text:p>820000</text:p>
              </table:table-cell>
              <table:table-cell office:value-type="float" office:value="NaN">
                <text:p>NaN</text:p>
              </table:table-cell>
              <table:table-cell office:value-type="float" office:value="0.142511">
                <text:p>0.142511</text:p>
              </table:table-cell>
              <table:table-cell office:value-type="float" office:value="0.00279803">
                <text:p>0.00279803</text:p>
              </table:table-cell>
              <table:table-cell office:value-type="float" office:value="0.0245981">
                <text:p>0.0245981</text:p>
              </table:table-cell>
              <table:table-cell office:value-type="float" office:value="0.0134691">
                <text:p>0.01346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00">
                <text:p>819000</text:p>
              </table:table-cell>
              <table:table-cell office:value-type="float" office:value="NaN">
                <text:p>NaN</text:p>
              </table:table-cell>
              <table:table-cell office:value-type="float" office:value="0.148963">
                <text:p>0.148963</text:p>
              </table:table-cell>
              <table:table-cell office:value-type="float" office:value="0.00279251">
                <text:p>0.00279251</text:p>
              </table:table-cell>
              <table:table-cell office:value-type="float" office:value="0.0231837">
                <text:p>0.0231837</text:p>
              </table:table-cell>
              <table:table-cell office:value-type="float" office:value="0.0130842">
                <text:p>0.01308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8000">
                <text:p>818000</text:p>
              </table:table-cell>
              <table:table-cell office:value-type="float" office:value="NaN">
                <text:p>NaN</text:p>
              </table:table-cell>
              <table:table-cell office:value-type="float" office:value="0.148552">
                <text:p>0.148552</text:p>
              </table:table-cell>
              <table:table-cell office:value-type="float" office:value="0.00284975">
                <text:p>0.00284975</text:p>
              </table:table-cell>
              <table:table-cell office:value-type="float" office:value="0.023685">
                <text:p>0.023685</text:p>
              </table:table-cell>
              <table:table-cell office:value-type="float" office:value="0.0129713">
                <text:p>0.01297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17000">
                <text:p>817000</text:p>
              </table:table-cell>
              <table:table-cell office:value-type="float" office:value="NaN">
                <text:p>NaN</text:p>
              </table:table-cell>
              <table:table-cell office:value-type="float" office:value="0.140171">
                <text:p>0.140171</text:p>
              </table:table-cell>
              <table:table-cell office:value-type="float" office:value="0.00290699">
                <text:p>0.00290699</text:p>
              </table:table-cell>
              <table:table-cell office:value-type="float" office:value="0.024471">
                <text:p>0.024471</text:p>
              </table:table-cell>
              <table:table-cell office:value-type="float" office:value="0.0138832">
                <text:p>0.01388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16000">
                <text:p>816000</text:p>
              </table:table-cell>
              <table:table-cell office:value-type="float" office:value="NaN">
                <text:p>NaN</text:p>
              </table:table-cell>
              <table:table-cell office:value-type="float" office:value="0.147866">
                <text:p>0.147866</text:p>
              </table:table-cell>
              <table:table-cell office:value-type="float" office:value="0.00334754">
                <text:p>0.00334754</text:p>
              </table:table-cell>
              <table:table-cell office:value-type="float" office:value="0.0234434">
                <text:p>0.0234434</text:p>
              </table:table-cell>
              <table:table-cell office:value-type="float" office:value="0.0131332">
                <text:p>0.01313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15000">
                <text:p>815000</text:p>
              </table:table-cell>
              <table:table-cell office:value-type="float" office:value="NaN">
                <text:p>NaN</text:p>
              </table:table-cell>
              <table:table-cell office:value-type="float" office:value="0.148838">
                <text:p>0.148838</text:p>
              </table:table-cell>
              <table:table-cell office:value-type="float" office:value="0.00291883">
                <text:p>0.00291883</text:p>
              </table:table-cell>
              <table:table-cell office:value-type="float" office:value="0.0242945">
                <text:p>0.0242945</text:p>
              </table:table-cell>
              <table:table-cell office:value-type="float" office:value="0.0128166">
                <text:p>0.01281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4000">
                <text:p>814000</text:p>
              </table:table-cell>
              <table:table-cell office:value-type="float" office:value="NaN">
                <text:p>NaN</text:p>
              </table:table-cell>
              <table:table-cell office:value-type="float" office:value="0.14663">
                <text:p>0.14663</text:p>
              </table:table-cell>
              <table:table-cell office:value-type="float" office:value="0.00283317">
                <text:p>0.00283317</text:p>
              </table:table-cell>
              <table:table-cell office:value-type="float" office:value="0.0262592">
                <text:p>0.0262592</text:p>
              </table:table-cell>
              <table:table-cell office:value-type="float" office:value="0.0122442">
                <text:p>0.01224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3000">
                <text:p>813000</text:p>
              </table:table-cell>
              <table:table-cell office:value-type="float" office:value="NaN">
                <text:p>NaN</text:p>
              </table:table-cell>
              <table:table-cell office:value-type="float" office:value="0.144102">
                <text:p>0.144102</text:p>
              </table:table-cell>
              <table:table-cell office:value-type="float" office:value="0.00279409">
                <text:p>0.00279409</text:p>
              </table:table-cell>
              <table:table-cell office:value-type="float" office:value="0.0253627">
                <text:p>0.0253627</text:p>
              </table:table-cell>
              <table:table-cell office:value-type="float" office:value="0.0126219">
                <text:p>0.01262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2000">
                <text:p>812000</text:p>
              </table:table-cell>
              <table:table-cell office:value-type="float" office:value="NaN">
                <text:p>NaN</text:p>
              </table:table-cell>
              <table:table-cell office:value-type="float" office:value="0.148184">
                <text:p>0.148184</text:p>
              </table:table-cell>
              <table:table-cell office:value-type="float" office:value="0.00276448">
                <text:p>0.00276448</text:p>
              </table:table-cell>
              <table:table-cell office:value-type="float" office:value="0.0239669">
                <text:p>0.0239669</text:p>
              </table:table-cell>
              <table:table-cell office:value-type="float" office:value="0.0135848">
                <text:p>0.0135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1000">
                <text:p>811000</text:p>
              </table:table-cell>
              <table:table-cell office:value-type="float" office:value="NaN">
                <text:p>NaN</text:p>
              </table:table-cell>
              <table:table-cell office:value-type="float" office:value="0.143818">
                <text:p>0.143818</text:p>
              </table:table-cell>
              <table:table-cell office:value-type="float" office:value="0.00345965">
                <text:p>0.00345965</text:p>
              </table:table-cell>
              <table:table-cell office:value-type="float" office:value="0.0253067">
                <text:p>0.0253067</text:p>
              </table:table-cell>
              <table:table-cell office:value-type="float" office:value="0.0128493">
                <text:p>0.01284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0000">
                <text:p>810000</text:p>
              </table:table-cell>
              <table:table-cell office:value-type="float" office:value="NaN">
                <text:p>NaN</text:p>
              </table:table-cell>
              <table:table-cell office:value-type="float" office:value="0.142916">
                <text:p>0.142916</text:p>
              </table:table-cell>
              <table:table-cell office:value-type="float" office:value="0.00284659">
                <text:p>0.00284659</text:p>
              </table:table-cell>
              <table:table-cell office:value-type="float" office:value="0.0237261">
                <text:p>0.0237261</text:p>
              </table:table-cell>
              <table:table-cell office:value-type="float" office:value="0.0128379">
                <text:p>0.01283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9000">
                <text:p>809000</text:p>
              </table:table-cell>
              <table:table-cell office:value-type="float" office:value="NaN">
                <text:p>NaN</text:p>
              </table:table-cell>
              <table:table-cell office:value-type="float" office:value="0.149392">
                <text:p>0.149392</text:p>
              </table:table-cell>
              <table:table-cell office:value-type="float" office:value="0.00282606">
                <text:p>0.00282606</text:p>
              </table:table-cell>
              <table:table-cell office:value-type="float" office:value="0.023869">
                <text:p>0.023869</text:p>
              </table:table-cell>
              <table:table-cell office:value-type="float" office:value="0.0126741">
                <text:p>0.0126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8000">
                <text:p>808000</text:p>
              </table:table-cell>
              <table:table-cell office:value-type="float" office:value="NaN">
                <text:p>NaN</text:p>
              </table:table-cell>
              <table:table-cell office:value-type="float" office:value="0.147503">
                <text:p>0.147503</text:p>
              </table:table-cell>
              <table:table-cell office:value-type="float" office:value="0.00283869">
                <text:p>0.00283869</text:p>
              </table:table-cell>
              <table:table-cell office:value-type="float" office:value="0.0234181">
                <text:p>0.0234181</text:p>
              </table:table-cell>
              <table:table-cell office:value-type="float" office:value="0.0131718">
                <text:p>0.01317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7000">
                <text:p>807000</text:p>
              </table:table-cell>
              <table:table-cell office:value-type="float" office:value="NaN">
                <text:p>NaN</text:p>
              </table:table-cell>
              <table:table-cell office:value-type="float" office:value="0.138589">
                <text:p>0.138589</text:p>
              </table:table-cell>
              <table:table-cell office:value-type="float" office:value="0.00280593">
                <text:p>0.00280593</text:p>
              </table:table-cell>
              <table:table-cell office:value-type="float" office:value="0.0230364">
                <text:p>0.0230364</text:p>
              </table:table-cell>
              <table:table-cell office:value-type="float" office:value="0.0142906">
                <text:p>0.01429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6000">
                <text:p>806000</text:p>
              </table:table-cell>
              <table:table-cell office:value-type="float" office:value="NaN">
                <text:p>NaN</text:p>
              </table:table-cell>
              <table:table-cell office:value-type="float" office:value="0.147271">
                <text:p>0.147271</text:p>
              </table:table-cell>
              <table:table-cell office:value-type="float" office:value="0.00280593">
                <text:p>0.00280593</text:p>
              </table:table-cell>
              <table:table-cell office:value-type="float" office:value="0.0250773">
                <text:p>0.0250773</text:p>
              </table:table-cell>
              <table:table-cell office:value-type="float" office:value="0.0158874">
                <text:p>0.01588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5000">
                <text:p>805000</text:p>
              </table:table-cell>
              <table:table-cell office:value-type="float" office:value="NaN">
                <text:p>NaN</text:p>
              </table:table-cell>
              <table:table-cell office:value-type="float" office:value="0.143304">
                <text:p>0.143304</text:p>
              </table:table-cell>
              <table:table-cell office:value-type="float" office:value="0.00355123">
                <text:p>0.00355123</text:p>
              </table:table-cell>
              <table:table-cell office:value-type="float" office:value="0.0238559">
                <text:p>0.0238559</text:p>
              </table:table-cell>
              <table:table-cell office:value-type="float" office:value="0.015206">
                <text:p>0.015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4000">
                <text:p>804000</text:p>
              </table:table-cell>
              <table:table-cell office:value-type="float" office:value="NaN">
                <text:p>NaN</text:p>
              </table:table-cell>
              <table:table-cell office:value-type="float" office:value="0.139396">
                <text:p>0.139396</text:p>
              </table:table-cell>
              <table:table-cell office:value-type="float" office:value="0.00290501">
                <text:p>0.00290501</text:p>
              </table:table-cell>
              <table:table-cell office:value-type="float" office:value="0.0248211">
                <text:p>0.0248211</text:p>
              </table:table-cell>
              <table:table-cell office:value-type="float" office:value="0.0151733">
                <text:p>0.01517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3000">
                <text:p>803000</text:p>
              </table:table-cell>
              <table:table-cell office:value-type="float" office:value="NaN">
                <text:p>NaN</text:p>
              </table:table-cell>
              <table:table-cell office:value-type="float" office:value="0.145544">
                <text:p>0.145544</text:p>
              </table:table-cell>
              <table:table-cell office:value-type="float" office:value="0.00283948">
                <text:p>0.00283948</text:p>
              </table:table-cell>
              <table:table-cell office:value-type="float" office:value="0.0233025">
                <text:p>0.0233025</text:p>
              </table:table-cell>
              <table:table-cell office:value-type="float" office:value="0.0139065">
                <text:p>0.0139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2000">
                <text:p>802000</text:p>
              </table:table-cell>
              <table:table-cell office:value-type="float" office:value="NaN">
                <text:p>NaN</text:p>
              </table:table-cell>
              <table:table-cell office:value-type="float" office:value="0.140144">
                <text:p>0.140144</text:p>
              </table:table-cell>
              <table:table-cell office:value-type="float" office:value="0.0029212">
                <text:p>0.0029212</text:p>
              </table:table-cell>
              <table:table-cell office:value-type="float" office:value="0.0230909">
                <text:p>0.0230909</text:p>
              </table:table-cell>
              <table:table-cell office:value-type="float" office:value="0.013475">
                <text:p>0.0134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1000">
                <text:p>801000</text:p>
              </table:table-cell>
              <table:table-cell office:value-type="float" office:value="NaN">
                <text:p>NaN</text:p>
              </table:table-cell>
              <table:table-cell office:value-type="float" office:value="0.137495">
                <text:p>0.137495</text:p>
              </table:table-cell>
              <table:table-cell office:value-type="float" office:value="0.0029283">
                <text:p>0.0029283</text:p>
              </table:table-cell>
              <table:table-cell office:value-type="float" office:value="0.0229709">
                <text:p>0.0229709</text:p>
              </table:table-cell>
              <table:table-cell office:value-type="float" office:value="0.013432">
                <text:p>0.0134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0.142073">
                <text:p>0.142073</text:p>
              </table:table-cell>
              <table:table-cell office:value-type="float" office:value="0.00327253">
                <text:p>0.00327253</text:p>
              </table:table-cell>
              <table:table-cell office:value-type="float" office:value="0.0237039">
                <text:p>0.0237039</text:p>
              </table:table-cell>
              <table:table-cell office:value-type="float" office:value="0.0143423">
                <text:p>0.01434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9000">
                <text:p>799000</text:p>
              </table:table-cell>
              <table:table-cell office:value-type="float" office:value="NaN">
                <text:p>NaN</text:p>
              </table:table-cell>
              <table:table-cell office:value-type="float" office:value="0.150756">
                <text:p>0.150756</text:p>
              </table:table-cell>
              <table:table-cell office:value-type="float" office:value="0.00291251">
                <text:p>0.00291251</text:p>
              </table:table-cell>
              <table:table-cell office:value-type="float" office:value="0.0235918">
                <text:p>0.0235918</text:p>
              </table:table-cell>
              <table:table-cell office:value-type="float" office:value="0.0138319">
                <text:p>0.01383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8000">
                <text:p>798000</text:p>
              </table:table-cell>
              <table:table-cell office:value-type="float" office:value="NaN">
                <text:p>NaN</text:p>
              </table:table-cell>
              <table:table-cell office:value-type="float" office:value="0.13673">
                <text:p>0.13673</text:p>
              </table:table-cell>
              <table:table-cell office:value-type="float" office:value="0.00296581">
                <text:p>0.00296581</text:p>
              </table:table-cell>
              <table:table-cell office:value-type="float" office:value="0.0224597">
                <text:p>0.0224597</text:p>
              </table:table-cell>
              <table:table-cell office:value-type="float" office:value="0.0138939">
                <text:p>0.01389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7000">
                <text:p>797000</text:p>
              </table:table-cell>
              <table:table-cell office:value-type="float" office:value="NaN">
                <text:p>NaN</text:p>
              </table:table-cell>
              <table:table-cell office:value-type="float" office:value="0.149276">
                <text:p>0.149276</text:p>
              </table:table-cell>
              <table:table-cell office:value-type="float" office:value="0.00293936">
                <text:p>0.00293936</text:p>
              </table:table-cell>
              <table:table-cell office:value-type="float" office:value="0.0240632">
                <text:p>0.0240632</text:p>
              </table:table-cell>
              <table:table-cell office:value-type="float" office:value="0.0137742">
                <text:p>0.01377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6000">
                <text:p>796000</text:p>
              </table:table-cell>
              <table:table-cell office:value-type="float" office:value="NaN">
                <text:p>NaN</text:p>
              </table:table-cell>
              <table:table-cell office:value-type="float" office:value="0.144235">
                <text:p>0.144235</text:p>
              </table:table-cell>
              <table:table-cell office:value-type="float" office:value="0.00290107">
                <text:p>0.00290107</text:p>
              </table:table-cell>
              <table:table-cell office:value-type="float" office:value="0.0237363">
                <text:p>0.0237363</text:p>
              </table:table-cell>
              <table:table-cell office:value-type="float" office:value="0.0129184">
                <text:p>0.0129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5000">
                <text:p>795000</text:p>
              </table:table-cell>
              <table:table-cell office:value-type="float" office:value="NaN">
                <text:p>NaN</text:p>
              </table:table-cell>
              <table:table-cell office:value-type="float" office:value="0.136288">
                <text:p>0.136288</text:p>
              </table:table-cell>
              <table:table-cell office:value-type="float" office:value="0.00297449">
                <text:p>0.00297449</text:p>
              </table:table-cell>
              <table:table-cell office:value-type="float" office:value="0.0215837">
                <text:p>0.0215837</text:p>
              </table:table-cell>
              <table:table-cell office:value-type="float" office:value="0.0131067">
                <text:p>0.01310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4000">
                <text:p>794000</text:p>
              </table:table-cell>
              <table:table-cell office:value-type="float" office:value="NaN">
                <text:p>NaN</text:p>
              </table:table-cell>
              <table:table-cell office:value-type="float" office:value="0.143686">
                <text:p>0.143686</text:p>
              </table:table-cell>
              <table:table-cell office:value-type="float" office:value="0.00292041">
                <text:p>0.00292041</text:p>
              </table:table-cell>
              <table:table-cell office:value-type="float" office:value="0.0218257">
                <text:p>0.0218257</text:p>
              </table:table-cell>
              <table:table-cell office:value-type="float" office:value="0.0137711">
                <text:p>0.01377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3000">
                <text:p>793000</text:p>
              </table:table-cell>
              <table:table-cell office:value-type="float" office:value="NaN">
                <text:p>NaN</text:p>
              </table:table-cell>
              <table:table-cell office:value-type="float" office:value="0.146375">
                <text:p>0.146375</text:p>
              </table:table-cell>
              <table:table-cell office:value-type="float" office:value="0.00288804">
                <text:p>0.00288804</text:p>
              </table:table-cell>
              <table:table-cell office:value-type="float" office:value="0.0214673">
                <text:p>0.0214673</text:p>
              </table:table-cell>
              <table:table-cell office:value-type="float" office:value="0.0138587">
                <text:p>0.01385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2000">
                <text:p>792000</text:p>
              </table:table-cell>
              <table:table-cell office:value-type="float" office:value="NaN">
                <text:p>NaN</text:p>
              </table:table-cell>
              <table:table-cell office:value-type="float" office:value="0.133734">
                <text:p>0.133734</text:p>
              </table:table-cell>
              <table:table-cell office:value-type="float" office:value="0.00302857">
                <text:p>0.00302857</text:p>
              </table:table-cell>
              <table:table-cell office:value-type="float" office:value="0.0213394">
                <text:p>0.0213394</text:p>
              </table:table-cell>
              <table:table-cell office:value-type="float" office:value="0.0161712">
                <text:p>0.0161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91000">
                <text:p>791000</text:p>
              </table:table-cell>
              <table:table-cell office:value-type="float" office:value="NaN">
                <text:p>NaN</text:p>
              </table:table-cell>
              <table:table-cell office:value-type="float" office:value="0.140143">
                <text:p>0.140143</text:p>
              </table:table-cell>
              <table:table-cell office:value-type="float" office:value="0.00366334">
                <text:p>0.00366334</text:p>
              </table:table-cell>
              <table:table-cell office:value-type="float" office:value="0.0211807">
                <text:p>0.0211807</text:p>
              </table:table-cell>
              <table:table-cell office:value-type="float" office:value="0.0148669">
                <text:p>0.01486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0000">
                <text:p>790000</text:p>
              </table:table-cell>
              <table:table-cell office:value-type="float" office:value="NaN">
                <text:p>NaN</text:p>
              </table:table-cell>
              <table:table-cell office:value-type="float" office:value="0.144968">
                <text:p>0.144968</text:p>
              </table:table-cell>
              <table:table-cell office:value-type="float" office:value="0.00317858">
                <text:p>0.00317858</text:p>
              </table:table-cell>
              <table:table-cell office:value-type="float" office:value="0.0210535">
                <text:p>0.0210535</text:p>
              </table:table-cell>
              <table:table-cell office:value-type="float" office:value="0.0150576">
                <text:p>0.01505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9000">
                <text:p>789000</text:p>
              </table:table-cell>
              <table:table-cell office:value-type="float" office:value="NaN">
                <text:p>NaN</text:p>
              </table:table-cell>
              <table:table-cell office:value-type="float" office:value="0.134185">
                <text:p>0.134185</text:p>
              </table:table-cell>
              <table:table-cell office:value-type="float" office:value="0.0037719">
                <text:p>0.0037719</text:p>
              </table:table-cell>
              <table:table-cell office:value-type="float" office:value="0.0213998">
                <text:p>0.0213998</text:p>
              </table:table-cell>
              <table:table-cell office:value-type="float" office:value="0.0137521">
                <text:p>0.01375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88000">
                <text:p>788000</text:p>
              </table:table-cell>
              <table:table-cell office:value-type="float" office:value="NaN">
                <text:p>NaN</text:p>
              </table:table-cell>
              <table:table-cell office:value-type="float" office:value="0.142408">
                <text:p>0.142408</text:p>
              </table:table-cell>
              <table:table-cell office:value-type="float" office:value="0.00314305">
                <text:p>0.00314305</text:p>
              </table:table-cell>
              <table:table-cell office:value-type="float" office:value="0.0215024">
                <text:p>0.0215024</text:p>
              </table:table-cell>
              <table:table-cell office:value-type="float" office:value="0.0134967">
                <text:p>0.01349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7000">
                <text:p>787000</text:p>
              </table:table-cell>
              <table:table-cell office:value-type="float" office:value="NaN">
                <text:p>NaN</text:p>
              </table:table-cell>
              <table:table-cell office:value-type="float" office:value="0.142029">
                <text:p>0.142029</text:p>
              </table:table-cell>
              <table:table-cell office:value-type="float" office:value="0.00329109">
                <text:p>0.00329109</text:p>
              </table:table-cell>
              <table:table-cell office:value-type="float" office:value="0.0220021">
                <text:p>0.0220021</text:p>
              </table:table-cell>
              <table:table-cell office:value-type="float" office:value="0.0133976">
                <text:p>0.01339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6000">
                <text:p>786000</text:p>
              </table:table-cell>
              <table:table-cell office:value-type="float" office:value="NaN">
                <text:p>NaN</text:p>
              </table:table-cell>
              <table:table-cell office:value-type="float" office:value="0.131895">
                <text:p>0.131895</text:p>
              </table:table-cell>
              <table:table-cell office:value-type="float" office:value="0.00353939">
                <text:p>0.00353939</text:p>
              </table:table-cell>
              <table:table-cell office:value-type="float" office:value="0.0217452">
                <text:p>0.0217452</text:p>
              </table:table-cell>
              <table:table-cell office:value-type="float" office:value="0.013747">
                <text:p>0.0137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5000">
                <text:p>785000</text:p>
              </table:table-cell>
              <table:table-cell office:value-type="float" office:value="NaN">
                <text:p>NaN</text:p>
              </table:table-cell>
              <table:table-cell office:value-type="float" office:value="0.13808">
                <text:p>0.13808</text:p>
              </table:table-cell>
              <table:table-cell office:value-type="float" office:value="0.00326937">
                <text:p>0.00326937</text:p>
              </table:table-cell>
              <table:table-cell office:value-type="float" office:value="0.0215387">
                <text:p>0.0215387</text:p>
              </table:table-cell>
              <table:table-cell office:value-type="float" office:value="0.0129054">
                <text:p>0.0129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4000">
                <text:p>784000</text:p>
              </table:table-cell>
              <table:table-cell office:value-type="float" office:value="NaN">
                <text:p>NaN</text:p>
              </table:table-cell>
              <table:table-cell office:value-type="float" office:value="0.138057">
                <text:p>0.138057</text:p>
              </table:table-cell>
              <table:table-cell office:value-type="float" office:value="0.00395664">
                <text:p>0.00395664</text:p>
              </table:table-cell>
              <table:table-cell office:value-type="float" office:value="0.0219646">
                <text:p>0.0219646</text:p>
              </table:table-cell>
              <table:table-cell office:value-type="float" office:value="0.0130842">
                <text:p>0.01308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3000">
                <text:p>783000</text:p>
              </table:table-cell>
              <table:table-cell office:value-type="float" office:value="NaN">
                <text:p>NaN</text:p>
              </table:table-cell>
              <table:table-cell office:value-type="float" office:value="0.133594">
                <text:p>0.133594</text:p>
              </table:table-cell>
              <table:table-cell office:value-type="float" office:value="0.00322911">
                <text:p>0.00322911</text:p>
              </table:table-cell>
              <table:table-cell office:value-type="float" office:value="0.0206975">
                <text:p>0.0206975</text:p>
              </table:table-cell>
              <table:table-cell office:value-type="float" office:value="0.0124238">
                <text:p>0.01242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2000">
                <text:p>782000</text:p>
              </table:table-cell>
              <table:table-cell office:value-type="float" office:value="NaN">
                <text:p>NaN</text:p>
              </table:table-cell>
              <table:table-cell office:value-type="float" office:value="0.140488">
                <text:p>0.140488</text:p>
              </table:table-cell>
              <table:table-cell office:value-type="float" office:value="0.00314345">
                <text:p>0.00314345</text:p>
              </table:table-cell>
              <table:table-cell office:value-type="float" office:value="0.021262">
                <text:p>0.021262</text:p>
              </table:table-cell>
              <table:table-cell office:value-type="float" office:value="0.0122027">
                <text:p>0.01220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1000">
                <text:p>781000</text:p>
              </table:table-cell>
              <table:table-cell office:value-type="float" office:value="NaN">
                <text:p>NaN</text:p>
              </table:table-cell>
              <table:table-cell office:value-type="float" office:value="0.132235">
                <text:p>0.132235</text:p>
              </table:table-cell>
              <table:table-cell office:value-type="float" office:value="0.00300883">
                <text:p>0.00300883</text:p>
              </table:table-cell>
              <table:table-cell office:value-type="float" office:value="0.021438">
                <text:p>0.021438</text:p>
              </table:table-cell>
              <table:table-cell office:value-type="float" office:value="0.0128718">
                <text:p>0.01287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0000">
                <text:p>780000</text:p>
              </table:table-cell>
              <table:table-cell office:value-type="float" office:value="NaN">
                <text:p>NaN</text:p>
              </table:table-cell>
              <table:table-cell office:value-type="float" office:value="0.141031">
                <text:p>0.141031</text:p>
              </table:table-cell>
              <table:table-cell office:value-type="float" office:value="0.0029737">
                <text:p>0.0029737</text:p>
              </table:table-cell>
              <table:table-cell office:value-type="float" office:value="0.0213105">
                <text:p>0.0213105</text:p>
              </table:table-cell>
              <table:table-cell office:value-type="float" office:value="0.0126472">
                <text:p>0.01264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9000">
                <text:p>779000</text:p>
              </table:table-cell>
              <table:table-cell office:value-type="float" office:value="NaN">
                <text:p>NaN</text:p>
              </table:table-cell>
              <table:table-cell office:value-type="float" office:value="0.135072">
                <text:p>0.135072</text:p>
              </table:table-cell>
              <table:table-cell office:value-type="float" office:value="0.0039902">
                <text:p>0.0039902</text:p>
              </table:table-cell>
              <table:table-cell office:value-type="float" office:value="0.0204326">
                <text:p>0.0204326</text:p>
              </table:table-cell>
              <table:table-cell office:value-type="float" office:value="0.0126531">
                <text:p>0.01265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8000">
                <text:p>778000</text:p>
              </table:table-cell>
              <table:table-cell office:value-type="float" office:value="NaN">
                <text:p>NaN</text:p>
              </table:table-cell>
              <table:table-cell office:value-type="float" office:value="0.132894">
                <text:p>0.132894</text:p>
              </table:table-cell>
              <table:table-cell office:value-type="float" office:value="0.00307278">
                <text:p>0.00307278</text:p>
              </table:table-cell>
              <table:table-cell office:value-type="float" office:value="0.0214708">
                <text:p>0.0214708</text:p>
              </table:table-cell>
              <table:table-cell office:value-type="float" office:value="0.0126662">
                <text:p>0.01266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77000">
                <text:p>777000</text:p>
              </table:table-cell>
              <table:table-cell office:value-type="float" office:value="NaN">
                <text:p>NaN</text:p>
              </table:table-cell>
              <table:table-cell office:value-type="float" office:value="0.133869">
                <text:p>0.133869</text:p>
              </table:table-cell>
              <table:table-cell office:value-type="float" office:value="0.00300962">
                <text:p>0.00300962</text:p>
              </table:table-cell>
              <table:table-cell office:value-type="float" office:value="0.022303">
                <text:p>0.022303</text:p>
              </table:table-cell>
              <table:table-cell office:value-type="float" office:value="0.0122272">
                <text:p>0.01222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76000">
                <text:p>776000</text:p>
              </table:table-cell>
              <table:table-cell office:value-type="float" office:value="NaN">
                <text:p>NaN</text:p>
              </table:table-cell>
              <table:table-cell office:value-type="float" office:value="0.134642">
                <text:p>0.134642</text:p>
              </table:table-cell>
              <table:table-cell office:value-type="float" office:value="0.00295909">
                <text:p>0.00295909</text:p>
              </table:table-cell>
              <table:table-cell office:value-type="float" office:value="0.0215379">
                <text:p>0.0215379</text:p>
              </table:table-cell>
              <table:table-cell office:value-type="float" office:value="0.0134869">
                <text:p>0.01348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5000">
                <text:p>775000</text:p>
              </table:table-cell>
              <table:table-cell office:value-type="float" office:value="NaN">
                <text:p>NaN</text:p>
              </table:table-cell>
              <table:table-cell office:value-type="float" office:value="0.130452">
                <text:p>0.130452</text:p>
              </table:table-cell>
              <table:table-cell office:value-type="float" office:value="0.00290501">
                <text:p>0.00290501</text:p>
              </table:table-cell>
              <table:table-cell office:value-type="float" office:value="0.0211254">
                <text:p>0.0211254</text:p>
              </table:table-cell>
              <table:table-cell office:value-type="float" office:value="0.0190932">
                <text:p>0.01909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74000">
                <text:p>774000</text:p>
              </table:table-cell>
              <table:table-cell office:value-type="float" office:value="NaN">
                <text:p>NaN</text:p>
              </table:table-cell>
              <table:table-cell office:value-type="float" office:value="0.140921">
                <text:p>0.140921</text:p>
              </table:table-cell>
              <table:table-cell office:value-type="float" office:value="0.00348333">
                <text:p>0.00348333</text:p>
              </table:table-cell>
              <table:table-cell office:value-type="float" office:value="0.0208779">
                <text:p>0.0208779</text:p>
              </table:table-cell>
              <table:table-cell office:value-type="float" office:value="0.0143135">
                <text:p>0.01431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3000">
                <text:p>773000</text:p>
              </table:table-cell>
              <table:table-cell office:value-type="float" office:value="NaN">
                <text:p>NaN</text:p>
              </table:table-cell>
              <table:table-cell office:value-type="float" office:value="0.136013">
                <text:p>0.136013</text:p>
              </table:table-cell>
              <table:table-cell office:value-type="float" office:value="0.00292396">
                <text:p>0.00292396</text:p>
              </table:table-cell>
              <table:table-cell office:value-type="float" office:value="0.0211443">
                <text:p>0.0211443</text:p>
              </table:table-cell>
              <table:table-cell office:value-type="float" office:value="0.0128343">
                <text:p>0.01283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2000">
                <text:p>772000</text:p>
              </table:table-cell>
              <table:table-cell office:value-type="float" office:value="NaN">
                <text:p>NaN</text:p>
              </table:table-cell>
              <table:table-cell office:value-type="float" office:value="0.131898">
                <text:p>0.131898</text:p>
              </table:table-cell>
              <table:table-cell office:value-type="float" office:value="0.00291409">
                <text:p>0.00291409</text:p>
              </table:table-cell>
              <table:table-cell office:value-type="float" office:value="0.0210125">
                <text:p>0.0210125</text:p>
              </table:table-cell>
              <table:table-cell office:value-type="float" office:value="0.0126744">
                <text:p>0.01267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1000">
                <text:p>771000</text:p>
              </table:table-cell>
              <table:table-cell office:value-type="float" office:value="NaN">
                <text:p>NaN</text:p>
              </table:table-cell>
              <table:table-cell office:value-type="float" office:value="0.139385">
                <text:p>0.139385</text:p>
              </table:table-cell>
              <table:table-cell office:value-type="float" office:value="0.00288054">
                <text:p>0.00288054</text:p>
              </table:table-cell>
              <table:table-cell office:value-type="float" office:value="0.0205017">
                <text:p>0.0205017</text:p>
              </table:table-cell>
              <table:table-cell office:value-type="float" office:value="0.0125501">
                <text:p>0.01255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0000">
                <text:p>770000</text:p>
              </table:table-cell>
              <table:table-cell office:value-type="float" office:value="NaN">
                <text:p>NaN</text:p>
              </table:table-cell>
              <table:table-cell office:value-type="float" office:value="0.132114">
                <text:p>0.132114</text:p>
              </table:table-cell>
              <table:table-cell office:value-type="float" office:value="0.00286514">
                <text:p>0.00286514</text:p>
              </table:table-cell>
              <table:table-cell office:value-type="float" office:value="0.0207121">
                <text:p>0.0207121</text:p>
              </table:table-cell>
              <table:table-cell office:value-type="float" office:value="0.0121621">
                <text:p>0.012162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9000">
                <text:p>769000</text:p>
              </table:table-cell>
              <table:table-cell office:value-type="float" office:value="NaN">
                <text:p>NaN</text:p>
              </table:table-cell>
              <table:table-cell office:value-type="float" office:value="0.13073">
                <text:p>0.13073</text:p>
              </table:table-cell>
              <table:table-cell office:value-type="float" office:value="0.00286435">
                <text:p>0.00286435</text:p>
              </table:table-cell>
              <table:table-cell office:value-type="float" office:value="0.0211384">
                <text:p>0.0211384</text:p>
              </table:table-cell>
              <table:table-cell office:value-type="float" office:value="0.0123736">
                <text:p>0.01237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8000">
                <text:p>768000</text:p>
              </table:table-cell>
              <table:table-cell office:value-type="float" office:value="NaN">
                <text:p>NaN</text:p>
              </table:table-cell>
              <table:table-cell office:value-type="float" office:value="0.132279">
                <text:p>0.132279</text:p>
              </table:table-cell>
              <table:table-cell office:value-type="float" office:value="0.00289593">
                <text:p>0.00289593</text:p>
              </table:table-cell>
              <table:table-cell office:value-type="float" office:value="0.0218052">
                <text:p>0.0218052</text:p>
              </table:table-cell>
              <table:table-cell office:value-type="float" office:value="0.0124344">
                <text:p>0.01243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7000">
                <text:p>767000</text:p>
              </table:table-cell>
              <table:table-cell office:value-type="float" office:value="NaN">
                <text:p>NaN</text:p>
              </table:table-cell>
              <table:table-cell office:value-type="float" office:value="0.126934">
                <text:p>0.126934</text:p>
              </table:table-cell>
              <table:table-cell office:value-type="float" office:value="0.00285685">
                <text:p>0.00285685</text:p>
              </table:table-cell>
              <table:table-cell office:value-type="float" office:value="0.0207141">
                <text:p>0.0207141</text:p>
              </table:table-cell>
              <table:table-cell office:value-type="float" office:value="0.0121613">
                <text:p>0.01216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66000">
                <text:p>766000</text:p>
              </table:table-cell>
              <table:table-cell office:value-type="float" office:value="NaN">
                <text:p>NaN</text:p>
              </table:table-cell>
              <table:table-cell office:value-type="float" office:value="0.133646">
                <text:p>0.133646</text:p>
              </table:table-cell>
              <table:table-cell office:value-type="float" office:value="0.00286791">
                <text:p>0.00286791</text:p>
              </table:table-cell>
              <table:table-cell office:value-type="float" office:value="0.0211593">
                <text:p>0.0211593</text:p>
              </table:table-cell>
              <table:table-cell office:value-type="float" office:value="0.0120803">
                <text:p>0.01208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65000">
                <text:p>765000</text:p>
              </table:table-cell>
              <table:table-cell office:value-type="float" office:value="NaN">
                <text:p>NaN</text:p>
              </table:table-cell>
              <table:table-cell office:value-type="float" office:value="0.131681">
                <text:p>0.131681</text:p>
              </table:table-cell>
              <table:table-cell office:value-type="float" office:value="0.00283672">
                <text:p>0.00283672</text:p>
              </table:table-cell>
              <table:table-cell office:value-type="float" office:value="0.0212209">
                <text:p>0.0212209</text:p>
              </table:table-cell>
              <table:table-cell office:value-type="float" office:value="0.0115225">
                <text:p>0.01152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64000">
                <text:p>764000</text:p>
              </table:table-cell>
              <table:table-cell office:value-type="float" office:value="NaN">
                <text:p>NaN</text:p>
              </table:table-cell>
              <table:table-cell office:value-type="float" office:value="0.127746">
                <text:p>0.127746</text:p>
              </table:table-cell>
              <table:table-cell office:value-type="float" office:value="0.00285133">
                <text:p>0.00285133</text:p>
              </table:table-cell>
              <table:table-cell office:value-type="float" office:value="0.0211313">
                <text:p>0.0211313</text:p>
              </table:table-cell>
              <table:table-cell office:value-type="float" office:value="0.0112142">
                <text:p>0.01121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3000">
                <text:p>763000</text:p>
              </table:table-cell>
              <table:table-cell office:value-type="float" office:value="NaN">
                <text:p>NaN</text:p>
              </table:table-cell>
              <table:table-cell office:value-type="float" office:value="0.131891">
                <text:p>0.131891</text:p>
              </table:table-cell>
              <table:table-cell office:value-type="float" office:value="0.00284027">
                <text:p>0.00284027</text:p>
              </table:table-cell>
              <table:table-cell office:value-type="float" office:value="0.0205072">
                <text:p>0.0205072</text:p>
              </table:table-cell>
              <table:table-cell office:value-type="float" office:value="0.0116544">
                <text:p>0.01165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000">
                <text:p>762000</text:p>
              </table:table-cell>
              <table:table-cell office:value-type="float" office:value="NaN">
                <text:p>NaN</text:p>
              </table:table-cell>
              <table:table-cell office:value-type="float" office:value="0.129933">
                <text:p>0.129933</text:p>
              </table:table-cell>
              <table:table-cell office:value-type="float" office:value="0.00345175">
                <text:p>0.00345175</text:p>
              </table:table-cell>
              <table:table-cell office:value-type="float" office:value="0.0204626">
                <text:p>0.0204626</text:p>
              </table:table-cell>
              <table:table-cell office:value-type="float" office:value="0.0121155">
                <text:p>0.0121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1000">
                <text:p>761000</text:p>
              </table:table-cell>
              <table:table-cell office:value-type="float" office:value="NaN">
                <text:p>NaN</text:p>
              </table:table-cell>
              <table:table-cell office:value-type="float" office:value="0.133605">
                <text:p>0.133605</text:p>
              </table:table-cell>
              <table:table-cell office:value-type="float" office:value="0.00296936">
                <text:p>0.00296936</text:p>
              </table:table-cell>
              <table:table-cell office:value-type="float" office:value="0.0208479">
                <text:p>0.0208479</text:p>
              </table:table-cell>
              <table:table-cell office:value-type="float" office:value="0.0120342">
                <text:p>0.01203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0000">
                <text:p>760000</text:p>
              </table:table-cell>
              <table:table-cell office:value-type="float" office:value="NaN">
                <text:p>NaN</text:p>
              </table:table-cell>
              <table:table-cell office:value-type="float" office:value="0.130823">
                <text:p>0.130823</text:p>
              </table:table-cell>
              <table:table-cell office:value-type="float" office:value="0.0029283">
                <text:p>0.0029283</text:p>
              </table:table-cell>
              <table:table-cell office:value-type="float" office:value="0.0205029">
                <text:p>0.0205029</text:p>
              </table:table-cell>
              <table:table-cell office:value-type="float" office:value="0.0118376">
                <text:p>0.0118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9000">
                <text:p>759000</text:p>
              </table:table-cell>
              <table:table-cell office:value-type="float" office:value="NaN">
                <text:p>NaN</text:p>
              </table:table-cell>
              <table:table-cell office:value-type="float" office:value="0.125912">
                <text:p>0.125912</text:p>
              </table:table-cell>
              <table:table-cell office:value-type="float" office:value="0.00291567">
                <text:p>0.00291567</text:p>
              </table:table-cell>
              <table:table-cell office:value-type="float" office:value="0.0201014">
                <text:p>0.0201014</text:p>
              </table:table-cell>
              <table:table-cell office:value-type="float" office:value="0.0128462">
                <text:p>0.01284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8000">
                <text:p>758000</text:p>
              </table:table-cell>
              <table:table-cell office:value-type="float" office:value="NaN">
                <text:p>NaN</text:p>
              </table:table-cell>
              <table:table-cell office:value-type="float" office:value="0.133089">
                <text:p>0.133089</text:p>
              </table:table-cell>
              <table:table-cell office:value-type="float" office:value="0.00286159">
                <text:p>0.00286159</text:p>
              </table:table-cell>
              <table:table-cell office:value-type="float" office:value="0.0207906">
                <text:p>0.0207906</text:p>
              </table:table-cell>
              <table:table-cell office:value-type="float" office:value="0.0126737">
                <text:p>0.0126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7000">
                <text:p>757000</text:p>
              </table:table-cell>
              <table:table-cell office:value-type="float" office:value="NaN">
                <text:p>NaN</text:p>
              </table:table-cell>
              <table:table-cell office:value-type="float" office:value="0.129437">
                <text:p>0.129437</text:p>
              </table:table-cell>
              <table:table-cell office:value-type="float" office:value="0.00353386">
                <text:p>0.00353386</text:p>
              </table:table-cell>
              <table:table-cell office:value-type="float" office:value="0.0214278">
                <text:p>0.0214278</text:p>
              </table:table-cell>
              <table:table-cell office:value-type="float" office:value="0.0124313">
                <text:p>0.01243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6000">
                <text:p>756000</text:p>
              </table:table-cell>
              <table:table-cell office:value-type="float" office:value="NaN">
                <text:p>NaN</text:p>
              </table:table-cell>
              <table:table-cell office:value-type="float" office:value="0.127758">
                <text:p>0.127758</text:p>
              </table:table-cell>
              <table:table-cell office:value-type="float" office:value="0.00298712">
                <text:p>0.00298712</text:p>
              </table:table-cell>
              <table:table-cell office:value-type="float" office:value="0.0206327">
                <text:p>0.0206327</text:p>
              </table:table-cell>
              <table:table-cell office:value-type="float" office:value="0.0129528">
                <text:p>0.01295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5000">
                <text:p>755000</text:p>
              </table:table-cell>
              <table:table-cell office:value-type="float" office:value="NaN">
                <text:p>NaN</text:p>
              </table:table-cell>
              <table:table-cell office:value-type="float" office:value="0.130092">
                <text:p>0.130092</text:p>
              </table:table-cell>
              <table:table-cell office:value-type="float" office:value="0.00293817">
                <text:p>0.00293817</text:p>
              </table:table-cell>
              <table:table-cell office:value-type="float" office:value="0.0206556">
                <text:p>0.0206556</text:p>
              </table:table-cell>
              <table:table-cell office:value-type="float" office:value="0.0119291">
                <text:p>0.01192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4000">
                <text:p>754000</text:p>
              </table:table-cell>
              <table:table-cell office:value-type="float" office:value="NaN">
                <text:p>NaN</text:p>
              </table:table-cell>
              <table:table-cell office:value-type="float" office:value="0.12602">
                <text:p>0.12602</text:p>
              </table:table-cell>
              <table:table-cell office:value-type="float" office:value="0.00292475">
                <text:p>0.00292475</text:p>
              </table:table-cell>
              <table:table-cell office:value-type="float" office:value="0.0203071">
                <text:p>0.0203071</text:p>
              </table:table-cell>
              <table:table-cell office:value-type="float" office:value="0.0122035">
                <text:p>0.01220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53000">
                <text:p>753000</text:p>
              </table:table-cell>
              <table:table-cell office:value-type="float" office:value="NaN">
                <text:p>NaN</text:p>
              </table:table-cell>
              <table:table-cell office:value-type="float" office:value="0.12943">
                <text:p>0.12943</text:p>
              </table:table-cell>
              <table:table-cell office:value-type="float" office:value="0.0028908">
                <text:p>0.0028908</text:p>
              </table:table-cell>
              <table:table-cell office:value-type="float" office:value="0.0205802">
                <text:p>0.0205802</text:p>
              </table:table-cell>
              <table:table-cell office:value-type="float" office:value="0.0123346">
                <text:p>0.0123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2000">
                <text:p>752000</text:p>
              </table:table-cell>
              <table:table-cell office:value-type="float" office:value="NaN">
                <text:p>NaN</text:p>
              </table:table-cell>
              <table:table-cell office:value-type="float" office:value="0.127779">
                <text:p>0.127779</text:p>
              </table:table-cell>
              <table:table-cell office:value-type="float" office:value="0.0028908">
                <text:p>0.0028908</text:p>
              </table:table-cell>
              <table:table-cell office:value-type="float" office:value="0.0204587">
                <text:p>0.0204587</text:p>
              </table:table-cell>
              <table:table-cell office:value-type="float" office:value="0.0123042">
                <text:p>0.0123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1000">
                <text:p>751000</text:p>
              </table:table-cell>
              <table:table-cell office:value-type="float" office:value="NaN">
                <text:p>NaN</text:p>
              </table:table-cell>
              <table:table-cell office:value-type="float" office:value="0.125893">
                <text:p>0.125893</text:p>
              </table:table-cell>
              <table:table-cell office:value-type="float" office:value="0.00345609">
                <text:p>0.00345609</text:p>
              </table:table-cell>
              <table:table-cell office:value-type="float" office:value="0.0199992">
                <text:p>0.0199992</text:p>
              </table:table-cell>
              <table:table-cell office:value-type="float" office:value="0.0112881">
                <text:p>0.01128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0.125985">
                <text:p>0.125985</text:p>
              </table:table-cell>
              <table:table-cell office:value-type="float" office:value="0.00299699">
                <text:p>0.00299699</text:p>
              </table:table-cell>
              <table:table-cell office:value-type="float" office:value="0.0202944">
                <text:p>0.0202944</text:p>
              </table:table-cell>
              <table:table-cell office:value-type="float" office:value="0.0121427">
                <text:p>0.01214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9000">
                <text:p>749000</text:p>
              </table:table-cell>
              <table:table-cell office:value-type="float" office:value="NaN">
                <text:p>NaN</text:p>
              </table:table-cell>
              <table:table-cell office:value-type="float" office:value="0.125362">
                <text:p>0.125362</text:p>
              </table:table-cell>
              <table:table-cell office:value-type="float" office:value="0.00296146">
                <text:p>0.00296146</text:p>
              </table:table-cell>
              <table:table-cell office:value-type="float" office:value="0.0202127">
                <text:p>0.0202127</text:p>
              </table:table-cell>
              <table:table-cell office:value-type="float" office:value="0.0117728">
                <text:p>0.01177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8000">
                <text:p>748000</text:p>
              </table:table-cell>
              <table:table-cell office:value-type="float" office:value="NaN">
                <text:p>NaN</text:p>
              </table:table-cell>
              <table:table-cell office:value-type="float" office:value="0.124205">
                <text:p>0.124205</text:p>
              </table:table-cell>
              <table:table-cell office:value-type="float" office:value="0.00290857">
                <text:p>0.00290857</text:p>
              </table:table-cell>
              <table:table-cell office:value-type="float" office:value="0.0205423">
                <text:p>0.0205423</text:p>
              </table:table-cell>
              <table:table-cell office:value-type="float" office:value="0.0119631">
                <text:p>0.01196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7000">
                <text:p>747000</text:p>
              </table:table-cell>
              <table:table-cell office:value-type="float" office:value="NaN">
                <text:p>NaN</text:p>
              </table:table-cell>
              <table:table-cell office:value-type="float" office:value="0.127252">
                <text:p>0.127252</text:p>
              </table:table-cell>
              <table:table-cell office:value-type="float" office:value="0.00288133">
                <text:p>0.00288133</text:p>
              </table:table-cell>
              <table:table-cell office:value-type="float" office:value="0.0205352">
                <text:p>0.0205352</text:p>
              </table:table-cell>
              <table:table-cell office:value-type="float" office:value="0.0117472">
                <text:p>0.01174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6000">
                <text:p>746000</text:p>
              </table:table-cell>
              <table:table-cell office:value-type="float" office:value="NaN">
                <text:p>NaN</text:p>
              </table:table-cell>
              <table:table-cell office:value-type="float" office:value="0.122969">
                <text:p>0.122969</text:p>
              </table:table-cell>
              <table:table-cell office:value-type="float" office:value="0.00342491">
                <text:p>0.00342491</text:p>
              </table:table-cell>
              <table:table-cell office:value-type="float" office:value="0.020463">
                <text:p>0.020463</text:p>
              </table:table-cell>
              <table:table-cell office:value-type="float" office:value="0.0118494">
                <text:p>0.01184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000">
                <text:p>745000</text:p>
              </table:table-cell>
              <table:table-cell office:value-type="float" office:value="NaN">
                <text:p>NaN</text:p>
              </table:table-cell>
              <table:table-cell office:value-type="float" office:value="0.130233">
                <text:p>0.130233</text:p>
              </table:table-cell>
              <table:table-cell office:value-type="float" office:value="0.00286633">
                <text:p>0.00286633</text:p>
              </table:table-cell>
              <table:table-cell office:value-type="float" office:value="0.0202909">
                <text:p>0.0202909</text:p>
              </table:table-cell>
              <table:table-cell office:value-type="float" office:value="0.0116639">
                <text:p>0.01166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4000">
                <text:p>744000</text:p>
              </table:table-cell>
              <table:table-cell office:value-type="float" office:value="NaN">
                <text:p>NaN</text:p>
              </table:table-cell>
              <table:table-cell office:value-type="float" office:value="0.123268">
                <text:p>0.123268</text:p>
              </table:table-cell>
              <table:table-cell office:value-type="float" office:value="0.00288488">
                <text:p>0.00288488</text:p>
              </table:table-cell>
              <table:table-cell office:value-type="float" office:value="0.0211246">
                <text:p>0.0211246</text:p>
              </table:table-cell>
              <table:table-cell office:value-type="float" office:value="0.0110911">
                <text:p>0.01109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3000">
                <text:p>743000</text:p>
              </table:table-cell>
              <table:table-cell office:value-type="float" office:value="NaN">
                <text:p>NaN</text:p>
              </table:table-cell>
              <table:table-cell office:value-type="float" office:value="0.126174">
                <text:p>0.126174</text:p>
              </table:table-cell>
              <table:table-cell office:value-type="float" office:value="0.00292159">
                <text:p>0.00292159</text:p>
              </table:table-cell>
              <table:table-cell office:value-type="float" office:value="0.0196928">
                <text:p>0.0196928</text:p>
              </table:table-cell>
              <table:table-cell office:value-type="float" office:value="0.0112079">
                <text:p>0.01120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2000">
                <text:p>742000</text:p>
              </table:table-cell>
              <table:table-cell office:value-type="float" office:value="NaN">
                <text:p>NaN</text:p>
              </table:table-cell>
              <table:table-cell office:value-type="float" office:value="0.124917">
                <text:p>0.124917</text:p>
              </table:table-cell>
              <table:table-cell office:value-type="float" office:value="0.00287817">
                <text:p>0.00287817</text:p>
              </table:table-cell>
              <table:table-cell office:value-type="float" office:value="0.0199174">
                <text:p>0.0199174</text:p>
              </table:table-cell>
              <table:table-cell office:value-type="float" office:value="0.0118514">
                <text:p>0.01185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1000">
                <text:p>741000</text:p>
              </table:table-cell>
              <table:table-cell office:value-type="float" office:value="NaN">
                <text:p>NaN</text:p>
              </table:table-cell>
              <table:table-cell office:value-type="float" office:value="0.122714">
                <text:p>0.122714</text:p>
              </table:table-cell>
              <table:table-cell office:value-type="float" office:value="0.00300015">
                <text:p>0.00300015</text:p>
              </table:table-cell>
              <table:table-cell office:value-type="float" office:value="0.0207492">
                <text:p>0.0207492</text:p>
              </table:table-cell>
              <table:table-cell office:value-type="float" office:value="0.0123026">
                <text:p>0.01230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0000">
                <text:p>740000</text:p>
              </table:table-cell>
              <table:table-cell office:value-type="float" office:value="NaN">
                <text:p>NaN</text:p>
              </table:table-cell>
              <table:table-cell office:value-type="float" office:value="0.12558">
                <text:p>0.12558</text:p>
              </table:table-cell>
              <table:table-cell office:value-type="float" office:value="0.00308147">
                <text:p>0.00308147</text:p>
              </table:table-cell>
              <table:table-cell office:value-type="float" office:value="0.0200564">
                <text:p>0.0200564</text:p>
              </table:table-cell>
              <table:table-cell office:value-type="float" office:value="0.0126863">
                <text:p>0.01268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39000">
                <text:p>739000</text:p>
              </table:table-cell>
              <table:table-cell office:value-type="float" office:value="NaN">
                <text:p>NaN</text:p>
              </table:table-cell>
              <table:table-cell office:value-type="float" office:value="0.121456">
                <text:p>0.121456</text:p>
              </table:table-cell>
              <table:table-cell office:value-type="float" office:value="0.00315371">
                <text:p>0.00315371</text:p>
              </table:table-cell>
              <table:table-cell office:value-type="float" office:value="0.0200947">
                <text:p>0.0200947</text:p>
              </table:table-cell>
              <table:table-cell office:value-type="float" office:value="0.0131754">
                <text:p>0.01317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8000">
                <text:p>738000</text:p>
              </table:table-cell>
              <table:table-cell office:value-type="float" office:value="NaN">
                <text:p>NaN</text:p>
              </table:table-cell>
              <table:table-cell office:value-type="float" office:value="0.125305">
                <text:p>0.125305</text:p>
              </table:table-cell>
              <table:table-cell office:value-type="float" office:value="0.00294923">
                <text:p>0.00294923</text:p>
              </table:table-cell>
              <table:table-cell office:value-type="float" office:value="0.0200461">
                <text:p>0.0200461</text:p>
              </table:table-cell>
              <table:table-cell office:value-type="float" office:value="0.0123527">
                <text:p>0.01235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37000">
                <text:p>737000</text:p>
              </table:table-cell>
              <table:table-cell office:value-type="float" office:value="NaN">
                <text:p>NaN</text:p>
              </table:table-cell>
              <table:table-cell office:value-type="float" office:value="0.124854">
                <text:p>0.124854</text:p>
              </table:table-cell>
              <table:table-cell office:value-type="float" office:value="0.00293107">
                <text:p>0.00293107</text:p>
              </table:table-cell>
              <table:table-cell office:value-type="float" office:value="0.0211376">
                <text:p>0.0211376</text:p>
              </table:table-cell>
              <table:table-cell office:value-type="float" office:value="0.0113102">
                <text:p>0.01131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36000">
                <text:p>736000</text:p>
              </table:table-cell>
              <table:table-cell office:value-type="float" office:value="NaN">
                <text:p>NaN</text:p>
              </table:table-cell>
              <table:table-cell office:value-type="float" office:value="0.123626">
                <text:p>0.123626</text:p>
              </table:table-cell>
              <table:table-cell office:value-type="float" office:value="0.00293659">
                <text:p>0.00293659</text:p>
              </table:table-cell>
              <table:table-cell office:value-type="float" office:value="0.021232">
                <text:p>0.021232</text:p>
              </table:table-cell>
              <table:table-cell office:value-type="float" office:value="0.011836">
                <text:p>0.0118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000">
                <text:p>735000</text:p>
              </table:table-cell>
              <table:table-cell office:value-type="float" office:value="NaN">
                <text:p>NaN</text:p>
              </table:table-cell>
              <table:table-cell office:value-type="float" office:value="0.128085">
                <text:p>0.128085</text:p>
              </table:table-cell>
              <table:table-cell office:value-type="float" office:value="0.00332661">
                <text:p>0.00332661</text:p>
              </table:table-cell>
              <table:table-cell office:value-type="float" office:value="0.0202715">
                <text:p>0.0202715</text:p>
              </table:table-cell>
              <table:table-cell office:value-type="float" office:value="0.0121514">
                <text:p>0.01215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34000">
                <text:p>734000</text:p>
              </table:table-cell>
              <table:table-cell office:value-type="float" office:value="NaN">
                <text:p>NaN</text:p>
              </table:table-cell>
              <table:table-cell office:value-type="float" office:value="0.123919">
                <text:p>0.123919</text:p>
              </table:table-cell>
              <table:table-cell office:value-type="float" office:value="0.00344346">
                <text:p>0.00344346</text:p>
              </table:table-cell>
              <table:table-cell office:value-type="float" office:value="0.0198247">
                <text:p>0.0198247</text:p>
              </table:table-cell>
              <table:table-cell office:value-type="float" office:value="0.0118261">
                <text:p>0.01182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33000">
                <text:p>733000</text:p>
              </table:table-cell>
              <table:table-cell office:value-type="float" office:value="NaN">
                <text:p>NaN</text:p>
              </table:table-cell>
              <table:table-cell office:value-type="float" office:value="0.126214">
                <text:p>0.126214</text:p>
              </table:table-cell>
              <table:table-cell office:value-type="float" office:value="0.00296502">
                <text:p>0.00296502</text:p>
              </table:table-cell>
              <table:table-cell office:value-type="float" office:value="0.0199632">
                <text:p>0.0199632</text:p>
              </table:table-cell>
              <table:table-cell office:value-type="float" office:value="0.0115273">
                <text:p>0.0115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2000">
                <text:p>732000</text:p>
              </table:table-cell>
              <table:table-cell office:value-type="float" office:value="NaN">
                <text:p>NaN</text:p>
              </table:table-cell>
              <table:table-cell office:value-type="float" office:value="0.121205">
                <text:p>0.121205</text:p>
              </table:table-cell>
              <table:table-cell office:value-type="float" office:value="0.00292041">
                <text:p>0.00292041</text:p>
              </table:table-cell>
              <table:table-cell office:value-type="float" office:value="0.0198744">
                <text:p>0.0198744</text:p>
              </table:table-cell>
              <table:table-cell office:value-type="float" office:value="0.0117736">
                <text:p>0.01177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1000">
                <text:p>731000</text:p>
              </table:table-cell>
              <table:table-cell office:value-type="float" office:value="NaN">
                <text:p>NaN</text:p>
              </table:table-cell>
              <table:table-cell office:value-type="float" office:value="0.128078">
                <text:p>0.128078</text:p>
              </table:table-cell>
              <table:table-cell office:value-type="float" office:value="0.00288212">
                <text:p>0.00288212</text:p>
              </table:table-cell>
              <table:table-cell office:value-type="float" office:value="0.0196857">
                <text:p>0.0196857</text:p>
              </table:table-cell>
              <table:table-cell office:value-type="float" office:value="0.0113816">
                <text:p>0.01138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30000">
                <text:p>730000</text:p>
              </table:table-cell>
              <table:table-cell office:value-type="float" office:value="NaN">
                <text:p>NaN</text:p>
              </table:table-cell>
              <table:table-cell office:value-type="float" office:value="0.122823">
                <text:p>0.122823</text:p>
              </table:table-cell>
              <table:table-cell office:value-type="float" office:value="0.00318569">
                <text:p>0.00318569</text:p>
              </table:table-cell>
              <table:table-cell office:value-type="float" office:value="0.0197809">
                <text:p>0.0197809</text:p>
              </table:table-cell>
              <table:table-cell office:value-type="float" office:value="0.0109012">
                <text:p>0.01090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9000">
                <text:p>729000</text:p>
              </table:table-cell>
              <table:table-cell office:value-type="float" office:value="NaN">
                <text:p>NaN</text:p>
              </table:table-cell>
              <table:table-cell office:value-type="float" office:value="0.124338">
                <text:p>0.124338</text:p>
              </table:table-cell>
              <table:table-cell office:value-type="float" office:value="0.00327056">
                <text:p>0.00327056</text:p>
              </table:table-cell>
              <table:table-cell office:value-type="float" office:value="0.0202668">
                <text:p>0.0202668</text:p>
              </table:table-cell>
              <table:table-cell office:value-type="float" office:value="0.0109545">
                <text:p>0.01095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28000">
                <text:p>728000</text:p>
              </table:table-cell>
              <table:table-cell office:value-type="float" office:value="NaN">
                <text:p>NaN</text:p>
              </table:table-cell>
              <table:table-cell office:value-type="float" office:value="0.123382">
                <text:p>0.123382</text:p>
              </table:table-cell>
              <table:table-cell office:value-type="float" office:value="0.00295081">
                <text:p>0.00295081</text:p>
              </table:table-cell>
              <table:table-cell office:value-type="float" office:value="0.019756">
                <text:p>0.019756</text:p>
              </table:table-cell>
              <table:table-cell office:value-type="float" office:value="0.0110153">
                <text:p>0.01101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27000">
                <text:p>727000</text:p>
              </table:table-cell>
              <table:table-cell office:value-type="float" office:value="NaN">
                <text:p>NaN</text:p>
              </table:table-cell>
              <table:table-cell office:value-type="float" office:value="0.120821">
                <text:p>0.120821</text:p>
              </table:table-cell>
              <table:table-cell office:value-type="float" office:value="0.00294844">
                <text:p>0.00294844</text:p>
              </table:table-cell>
              <table:table-cell office:value-type="float" office:value="0.0199755">
                <text:p>0.0199755</text:p>
              </table:table-cell>
              <table:table-cell office:value-type="float" office:value="0.0114902">
                <text:p>0.01149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6000">
                <text:p>726000</text:p>
              </table:table-cell>
              <table:table-cell office:value-type="float" office:value="NaN">
                <text:p>NaN</text:p>
              </table:table-cell>
              <table:table-cell office:value-type="float" office:value="0.124859">
                <text:p>0.124859</text:p>
              </table:table-cell>
              <table:table-cell office:value-type="float" office:value="0.0029212">
                <text:p>0.0029212</text:p>
              </table:table-cell>
              <table:table-cell office:value-type="float" office:value="0.0206106">
                <text:p>0.0206106</text:p>
              </table:table-cell>
              <table:table-cell office:value-type="float" office:value="0.0119809">
                <text:p>0.01198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25000">
                <text:p>725000</text:p>
              </table:table-cell>
              <table:table-cell office:value-type="float" office:value="NaN">
                <text:p>NaN</text:p>
              </table:table-cell>
              <table:table-cell office:value-type="float" office:value="0.120689">
                <text:p>0.120689</text:p>
              </table:table-cell>
              <table:table-cell office:value-type="float" office:value="0.00341504">
                <text:p>0.00341504</text:p>
              </table:table-cell>
              <table:table-cell office:value-type="float" office:value="0.0232081">
                <text:p>0.0232081</text:p>
              </table:table-cell>
              <table:table-cell office:value-type="float" office:value="0.0121498">
                <text:p>0.0121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4000">
                <text:p>724000</text:p>
              </table:table-cell>
              <table:table-cell office:value-type="float" office:value="NaN">
                <text:p>NaN</text:p>
              </table:table-cell>
              <table:table-cell office:value-type="float" office:value="0.124606">
                <text:p>0.124606</text:p>
              </table:table-cell>
              <table:table-cell office:value-type="float" office:value="0.00392112">
                <text:p>0.00392112</text:p>
              </table:table-cell>
              <table:table-cell office:value-type="float" office:value="0.0218885">
                <text:p>0.0218885</text:p>
              </table:table-cell>
              <table:table-cell office:value-type="float" office:value="0.0118561">
                <text:p>0.01185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23000">
                <text:p>723000</text:p>
              </table:table-cell>
              <table:table-cell office:value-type="float" office:value="NaN">
                <text:p>NaN</text:p>
              </table:table-cell>
              <table:table-cell office:value-type="float" office:value="0.125309">
                <text:p>0.125309</text:p>
              </table:table-cell>
              <table:table-cell office:value-type="float" office:value="0.00321845">
                <text:p>0.00321845</text:p>
              </table:table-cell>
              <table:table-cell office:value-type="float" office:value="0.0210824">
                <text:p>0.0210824</text:p>
              </table:table-cell>
              <table:table-cell office:value-type="float" office:value="0.0123172">
                <text:p>0.0123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22000">
                <text:p>722000</text:p>
              </table:table-cell>
              <table:table-cell office:value-type="float" office:value="NaN">
                <text:p>NaN</text:p>
              </table:table-cell>
              <table:table-cell office:value-type="float" office:value="0.123488">
                <text:p>0.123488</text:p>
              </table:table-cell>
              <table:table-cell office:value-type="float" office:value="0.00313989">
                <text:p>0.00313989</text:p>
              </table:table-cell>
              <table:table-cell office:value-type="float" office:value="0.0210547">
                <text:p>0.0210547</text:p>
              </table:table-cell>
              <table:table-cell office:value-type="float" office:value="0.0130988">
                <text:p>0.01309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1000">
                <text:p>721000</text:p>
              </table:table-cell>
              <table:table-cell office:value-type="float" office:value="NaN">
                <text:p>NaN</text:p>
              </table:table-cell>
              <table:table-cell office:value-type="float" office:value="0.135319">
                <text:p>0.135319</text:p>
              </table:table-cell>
              <table:table-cell office:value-type="float" office:value="0.00331635">
                <text:p>0.00331635</text:p>
              </table:table-cell>
              <table:table-cell office:value-type="float" office:value="0.021234">
                <text:p>0.021234</text:p>
              </table:table-cell>
              <table:table-cell office:value-type="float" office:value="0.0122232">
                <text:p>0.01222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0000">
                <text:p>720000</text:p>
              </table:table-cell>
              <table:table-cell office:value-type="float" office:value="NaN">
                <text:p>NaN</text:p>
              </table:table-cell>
              <table:table-cell office:value-type="float" office:value="0.12075">
                <text:p>0.12075</text:p>
              </table:table-cell>
              <table:table-cell office:value-type="float" office:value="0.00464155">
                <text:p>0.00464155</text:p>
              </table:table-cell>
              <table:table-cell office:value-type="float" office:value="0.0210516">
                <text:p>0.0210516</text:p>
              </table:table-cell>
              <table:table-cell office:value-type="float" office:value="0.0113295">
                <text:p>0.01132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9000">
                <text:p>719000</text:p>
              </table:table-cell>
              <table:table-cell office:value-type="float" office:value="NaN">
                <text:p>NaN</text:p>
              </table:table-cell>
              <table:table-cell office:value-type="float" office:value="0.129467">
                <text:p>0.129467</text:p>
              </table:table-cell>
              <table:table-cell office:value-type="float" office:value="0.00326227">
                <text:p>0.00326227</text:p>
              </table:table-cell>
              <table:table-cell office:value-type="float" office:value="0.0208637">
                <text:p>0.0208637</text:p>
              </table:table-cell>
              <table:table-cell office:value-type="float" office:value="0.0118656">
                <text:p>0.01186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8000">
                <text:p>718000</text:p>
              </table:table-cell>
              <table:table-cell office:value-type="float" office:value="NaN">
                <text:p>NaN</text:p>
              </table:table-cell>
              <table:table-cell office:value-type="float" office:value="0.122221">
                <text:p>0.122221</text:p>
              </table:table-cell>
              <table:table-cell office:value-type="float" office:value="0.00331043">
                <text:p>0.00331043</text:p>
              </table:table-cell>
              <table:table-cell office:value-type="float" office:value="0.020767">
                <text:p>0.020767</text:p>
              </table:table-cell>
              <table:table-cell office:value-type="float" office:value="0.0119311">
                <text:p>0.0119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7000">
                <text:p>717000</text:p>
              </table:table-cell>
              <table:table-cell office:value-type="float" office:value="NaN">
                <text:p>NaN</text:p>
              </table:table-cell>
              <table:table-cell office:value-type="float" office:value="0.11868">
                <text:p>0.11868</text:p>
              </table:table-cell>
              <table:table-cell office:value-type="float" office:value="0.00305502">
                <text:p>0.00305502</text:p>
              </table:table-cell>
              <table:table-cell office:value-type="float" office:value="0.0220432">
                <text:p>0.0220432</text:p>
              </table:table-cell>
              <table:table-cell office:value-type="float" office:value="0.0115008">
                <text:p>0.0115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6000">
                <text:p>716000</text:p>
              </table:table-cell>
              <table:table-cell office:value-type="float" office:value="NaN">
                <text:p>NaN</text:p>
              </table:table-cell>
              <table:table-cell office:value-type="float" office:value="0.122217">
                <text:p>0.122217</text:p>
              </table:table-cell>
              <table:table-cell office:value-type="float" office:value="0.00302226">
                <text:p>0.00302226</text:p>
              </table:table-cell>
              <table:table-cell office:value-type="float" office:value="0.0226926">
                <text:p>0.0226926</text:p>
              </table:table-cell>
              <table:table-cell office:value-type="float" office:value="0.0111874">
                <text:p>0.0111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5000">
                <text:p>715000</text:p>
              </table:table-cell>
              <table:table-cell office:value-type="float" office:value="NaN">
                <text:p>NaN</text:p>
              </table:table-cell>
              <table:table-cell office:value-type="float" office:value="0.117992">
                <text:p>0.117992</text:p>
              </table:table-cell>
              <table:table-cell office:value-type="float" office:value="0.00307673">
                <text:p>0.00307673</text:p>
              </table:table-cell>
              <table:table-cell office:value-type="float" office:value="0.0217081">
                <text:p>0.0217081</text:p>
              </table:table-cell>
              <table:table-cell office:value-type="float" office:value="0.0106355">
                <text:p>0.0106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4000">
                <text:p>714000</text:p>
              </table:table-cell>
              <table:table-cell office:value-type="float" office:value="NaN">
                <text:p>NaN</text:p>
              </table:table-cell>
              <table:table-cell office:value-type="float" office:value="0.12315">
                <text:p>0.12315</text:p>
              </table:table-cell>
              <table:table-cell office:value-type="float" office:value="0.00302778">
                <text:p>0.00302778</text:p>
              </table:table-cell>
              <table:table-cell office:value-type="float" office:value="0.0214511">
                <text:p>0.0214511</text:p>
              </table:table-cell>
              <table:table-cell office:value-type="float" office:value="0.0104532">
                <text:p>0.01045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13000">
                <text:p>713000</text:p>
              </table:table-cell>
              <table:table-cell office:value-type="float" office:value="NaN">
                <text:p>NaN</text:p>
              </table:table-cell>
              <table:table-cell office:value-type="float" office:value="0.120589">
                <text:p>0.120589</text:p>
              </table:table-cell>
              <table:table-cell office:value-type="float" office:value="0.00293225">
                <text:p>0.00293225</text:p>
              </table:table-cell>
              <table:table-cell office:value-type="float" office:value="0.0209324">
                <text:p>0.0209324</text:p>
              </table:table-cell>
              <table:table-cell office:value-type="float" office:value="0.011489">
                <text:p>0.0114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12000">
                <text:p>712000</text:p>
              </table:table-cell>
              <table:table-cell office:value-type="float" office:value="NaN">
                <text:p>NaN</text:p>
              </table:table-cell>
              <table:table-cell office:value-type="float" office:value="0.122136">
                <text:p>0.122136</text:p>
              </table:table-cell>
              <table:table-cell office:value-type="float" office:value="0.0029433">
                <text:p>0.0029433</text:p>
              </table:table-cell>
              <table:table-cell office:value-type="float" office:value="0.0214246">
                <text:p>0.0214246</text:p>
              </table:table-cell>
              <table:table-cell office:value-type="float" office:value="0.0109221">
                <text:p>0.010922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1000">
                <text:p>711000</text:p>
              </table:table-cell>
              <table:table-cell office:value-type="float" office:value="NaN">
                <text:p>NaN</text:p>
              </table:table-cell>
              <table:table-cell office:value-type="float" office:value="0.123965">
                <text:p>0.123965</text:p>
              </table:table-cell>
              <table:table-cell office:value-type="float" office:value="0.00290659">
                <text:p>0.00290659</text:p>
              </table:table-cell>
              <table:table-cell office:value-type="float" office:value="0.0202202">
                <text:p>0.0202202</text:p>
              </table:table-cell>
              <table:table-cell office:value-type="float" office:value="0.0105151">
                <text:p>0.01051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10000">
                <text:p>710000</text:p>
              </table:table-cell>
              <table:table-cell office:value-type="float" office:value="NaN">
                <text:p>NaN</text:p>
              </table:table-cell>
              <table:table-cell office:value-type="float" office:value="0.118922">
                <text:p>0.118922</text:p>
              </table:table-cell>
              <table:table-cell office:value-type="float" office:value="0.00288606">
                <text:p>0.00288606</text:p>
              </table:table-cell>
              <table:table-cell office:value-type="float" office:value="0.0205569">
                <text:p>0.0205569</text:p>
              </table:table-cell>
              <table:table-cell office:value-type="float" office:value="0.0100631">
                <text:p>0.01006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9000">
                <text:p>709000</text:p>
              </table:table-cell>
              <table:table-cell office:value-type="float" office:value="NaN">
                <text:p>NaN</text:p>
              </table:table-cell>
              <table:table-cell office:value-type="float" office:value="0.123805">
                <text:p>0.123805</text:p>
              </table:table-cell>
              <table:table-cell office:value-type="float" office:value="0.00340478">
                <text:p>0.00340478</text:p>
              </table:table-cell>
              <table:table-cell office:value-type="float" office:value="0.0207354">
                <text:p>0.0207354</text:p>
              </table:table-cell>
              <table:table-cell office:value-type="float" office:value="0.0114831">
                <text:p>0.01148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8000">
                <text:p>708000</text:p>
              </table:table-cell>
              <table:table-cell office:value-type="float" office:value="NaN">
                <text:p>NaN</text:p>
              </table:table-cell>
              <table:table-cell office:value-type="float" office:value="0.117754">
                <text:p>0.117754</text:p>
              </table:table-cell>
              <table:table-cell office:value-type="float" office:value="0.00346912">
                <text:p>0.00346912</text:p>
              </table:table-cell>
              <table:table-cell office:value-type="float" office:value="0.0206545">
                <text:p>0.0206545</text:p>
              </table:table-cell>
              <table:table-cell office:value-type="float" office:value="0.0129279">
                <text:p>0.01292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7000">
                <text:p>707000</text:p>
              </table:table-cell>
              <table:table-cell office:value-type="float" office:value="NaN">
                <text:p>NaN</text:p>
              </table:table-cell>
              <table:table-cell office:value-type="float" office:value="0.12599">
                <text:p>0.12599</text:p>
              </table:table-cell>
              <table:table-cell office:value-type="float" office:value="0.00301239">
                <text:p>0.00301239</text:p>
              </table:table-cell>
              <table:table-cell office:value-type="float" office:value="0.0210768">
                <text:p>0.0210768</text:p>
              </table:table-cell>
              <table:table-cell office:value-type="float" office:value="0.012348">
                <text:p>0.0123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6000">
                <text:p>706000</text:p>
              </table:table-cell>
              <table:table-cell office:value-type="float" office:value="NaN">
                <text:p>NaN</text:p>
              </table:table-cell>
              <table:table-cell office:value-type="float" office:value="0.120526">
                <text:p>0.120526</text:p>
              </table:table-cell>
              <table:table-cell office:value-type="float" office:value="0.00295712">
                <text:p>0.00295712</text:p>
              </table:table-cell>
              <table:table-cell office:value-type="float" office:value="0.022104">
                <text:p>0.022104</text:p>
              </table:table-cell>
              <table:table-cell office:value-type="float" office:value="0.0135011">
                <text:p>0.01350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5000">
                <text:p>705000</text:p>
              </table:table-cell>
              <table:table-cell office:value-type="float" office:value="NaN">
                <text:p>NaN</text:p>
              </table:table-cell>
              <table:table-cell office:value-type="float" office:value="0.117513">
                <text:p>0.117513</text:p>
              </table:table-cell>
              <table:table-cell office:value-type="float" office:value="0.00297844">
                <text:p>0.00297844</text:p>
              </table:table-cell>
              <table:table-cell office:value-type="float" office:value="0.0209707">
                <text:p>0.0209707</text:p>
              </table:table-cell>
              <table:table-cell office:value-type="float" office:value="0.0142503">
                <text:p>0.01425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4000">
                <text:p>704000</text:p>
              </table:table-cell>
              <table:table-cell office:value-type="float" office:value="NaN">
                <text:p>NaN</text:p>
              </table:table-cell>
              <table:table-cell office:value-type="float" office:value="0.120139">
                <text:p>0.120139</text:p>
              </table:table-cell>
              <table:table-cell office:value-type="float" office:value="0.0030795">
                <text:p>0.0030795</text:p>
              </table:table-cell>
              <table:table-cell office:value-type="float" office:value="0.0220902">
                <text:p>0.0220902</text:p>
              </table:table-cell>
              <table:table-cell office:value-type="float" office:value="0.0143135">
                <text:p>0.01431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3000">
                <text:p>703000</text:p>
              </table:table-cell>
              <table:table-cell office:value-type="float" office:value="NaN">
                <text:p>NaN</text:p>
              </table:table-cell>
              <table:table-cell office:value-type="float" office:value="0.115995">
                <text:p>0.115995</text:p>
              </table:table-cell>
              <table:table-cell office:value-type="float" office:value="0.00334675">
                <text:p>0.00334675</text:p>
              </table:table-cell>
              <table:table-cell office:value-type="float" office:value="0.0199017">
                <text:p>0.0199017</text:p>
              </table:table-cell>
              <table:table-cell office:value-type="float" office:value="0.0130546">
                <text:p>0.01305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2000">
                <text:p>702000</text:p>
              </table:table-cell>
              <table:table-cell office:value-type="float" office:value="NaN">
                <text:p>NaN</text:p>
              </table:table-cell>
              <table:table-cell office:value-type="float" office:value="0.121259">
                <text:p>0.121259</text:p>
              </table:table-cell>
              <table:table-cell office:value-type="float" office:value="0.00295594">
                <text:p>0.00295594</text:p>
              </table:table-cell>
              <table:table-cell office:value-type="float" office:value="0.0203852">
                <text:p>0.0203852</text:p>
              </table:table-cell>
              <table:table-cell office:value-type="float" office:value="0.0128931">
                <text:p>0.01289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1000">
                <text:p>701000</text:p>
              </table:table-cell>
              <table:table-cell office:value-type="float" office:value="NaN">
                <text:p>NaN</text:p>
              </table:table-cell>
              <table:table-cell office:value-type="float" office:value="0.115602">
                <text:p>0.115602</text:p>
              </table:table-cell>
              <table:table-cell office:value-type="float" office:value="0.00297962">
                <text:p>0.00297962</text:p>
              </table:table-cell>
              <table:table-cell office:value-type="float" office:value="0.0208763">
                <text:p>0.0208763</text:p>
              </table:table-cell>
              <table:table-cell office:value-type="float" office:value="0.0128027">
                <text:p>0.01280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0.121414">
                <text:p>0.121414</text:p>
              </table:table-cell>
              <table:table-cell office:value-type="float" office:value="0.00290462">
                <text:p>0.00290462</text:p>
              </table:table-cell>
              <table:table-cell office:value-type="float" office:value="0.0212604">
                <text:p>0.0212604</text:p>
              </table:table-cell>
              <table:table-cell office:value-type="float" office:value="0.0131608">
                <text:p>0.01316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99000">
                <text:p>699000</text:p>
              </table:table-cell>
              <table:table-cell office:value-type="float" office:value="NaN">
                <text:p>NaN</text:p>
              </table:table-cell>
              <table:table-cell office:value-type="float" office:value="0.116162">
                <text:p>0.116162</text:p>
              </table:table-cell>
              <table:table-cell office:value-type="float" office:value="0.00290501">
                <text:p>0.00290501</text:p>
              </table:table-cell>
              <table:table-cell office:value-type="float" office:value="0.0190075">
                <text:p>0.0190075</text:p>
              </table:table-cell>
              <table:table-cell office:value-type="float" office:value="0.0126729">
                <text:p>0.01267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98000">
                <text:p>698000</text:p>
              </table:table-cell>
              <table:table-cell office:value-type="float" office:value="NaN">
                <text:p>NaN</text:p>
              </table:table-cell>
              <table:table-cell office:value-type="float" office:value="0.116594">
                <text:p>0.116594</text:p>
              </table:table-cell>
              <table:table-cell office:value-type="float" office:value="0.00298396">
                <text:p>0.00298396</text:p>
              </table:table-cell>
              <table:table-cell office:value-type="float" office:value="0.0190059">
                <text:p>0.0190059</text:p>
              </table:table-cell>
              <table:table-cell office:value-type="float" office:value="0.0109201">
                <text:p>0.0109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97000">
                <text:p>697000</text:p>
              </table:table-cell>
              <table:table-cell office:value-type="float" office:value="NaN">
                <text:p>NaN</text:p>
              </table:table-cell>
              <table:table-cell office:value-type="float" office:value="0.115647">
                <text:p>0.115647</text:p>
              </table:table-cell>
              <table:table-cell office:value-type="float" office:value="0.00336767">
                <text:p>0.00336767</text:p>
              </table:table-cell>
              <table:table-cell office:value-type="float" office:value="0.0189471">
                <text:p>0.0189471</text:p>
              </table:table-cell>
              <table:table-cell office:value-type="float" office:value="0.0110544">
                <text:p>0.01105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96000">
                <text:p>696000</text:p>
              </table:table-cell>
              <table:table-cell office:value-type="float" office:value="NaN">
                <text:p>NaN</text:p>
              </table:table-cell>
              <table:table-cell office:value-type="float" office:value="0.115766">
                <text:p>0.115766</text:p>
              </table:table-cell>
              <table:table-cell office:value-type="float" office:value="0.00300212">
                <text:p>0.00300212</text:p>
              </table:table-cell>
              <table:table-cell office:value-type="float" office:value="0.0194394">
                <text:p>0.0194394</text:p>
              </table:table-cell>
              <table:table-cell office:value-type="float" office:value="0.0117582">
                <text:p>0.0117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5000">
                <text:p>695000</text:p>
              </table:table-cell>
              <table:table-cell office:value-type="float" office:value="NaN">
                <text:p>NaN</text:p>
              </table:table-cell>
              <table:table-cell office:value-type="float" office:value="0.115639">
                <text:p>0.115639</text:p>
              </table:table-cell>
              <table:table-cell office:value-type="float" office:value="0.00294567">
                <text:p>0.00294567</text:p>
              </table:table-cell>
              <table:table-cell office:value-type="float" office:value="0.0206312">
                <text:p>0.0206312</text:p>
              </table:table-cell>
              <table:table-cell office:value-type="float" office:value="0.0117677">
                <text:p>0.01176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94000">
                <text:p>694000</text:p>
              </table:table-cell>
              <table:table-cell office:value-type="float" office:value="NaN">
                <text:p>NaN</text:p>
              </table:table-cell>
              <table:table-cell office:value-type="float" office:value="0.112739">
                <text:p>0.112739</text:p>
              </table:table-cell>
              <table:table-cell office:value-type="float" office:value="0.00290501">
                <text:p>0.00290501</text:p>
              </table:table-cell>
              <table:table-cell office:value-type="float" office:value="0.0191473">
                <text:p>0.0191473</text:p>
              </table:table-cell>
              <table:table-cell office:value-type="float" office:value="0.0123464">
                <text:p>0.01234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93000">
                <text:p>693000</text:p>
              </table:table-cell>
              <table:table-cell office:value-type="float" office:value="NaN">
                <text:p>NaN</text:p>
              </table:table-cell>
              <table:table-cell office:value-type="float" office:value="0.115482">
                <text:p>0.115482</text:p>
              </table:table-cell>
              <table:table-cell office:value-type="float" office:value="0.00301673">
                <text:p>0.00301673</text:p>
              </table:table-cell>
              <table:table-cell office:value-type="float" office:value="0.0193802">
                <text:p>0.0193802</text:p>
              </table:table-cell>
              <table:table-cell office:value-type="float" office:value="0.0118174">
                <text:p>0.01181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92000">
                <text:p>692000</text:p>
              </table:table-cell>
              <table:table-cell office:value-type="float" office:value="NaN">
                <text:p>NaN</text:p>
              </table:table-cell>
              <table:table-cell office:value-type="float" office:value="0.113534">
                <text:p>0.113534</text:p>
              </table:table-cell>
              <table:table-cell office:value-type="float" office:value="0.00323187">
                <text:p>0.00323187</text:p>
              </table:table-cell>
              <table:table-cell office:value-type="float" office:value="0.0187296">
                <text:p>0.0187296</text:p>
              </table:table-cell>
              <table:table-cell office:value-type="float" office:value="0.0119895">
                <text:p>0.01198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1000">
                <text:p>691000</text:p>
              </table:table-cell>
              <table:table-cell office:value-type="float" office:value="NaN">
                <text:p>NaN</text:p>
              </table:table-cell>
              <table:table-cell office:value-type="float" office:value="0.114592">
                <text:p>0.114592</text:p>
              </table:table-cell>
              <table:table-cell office:value-type="float" office:value="0.00288962">
                <text:p>0.00288962</text:p>
              </table:table-cell>
              <table:table-cell office:value-type="float" office:value="0.0189298">
                <text:p>0.0189298</text:p>
              </table:table-cell>
              <table:table-cell office:value-type="float" office:value="0.0108041">
                <text:p>0.01080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0000">
                <text:p>690000</text:p>
              </table:table-cell>
              <table:table-cell office:value-type="float" office:value="NaN">
                <text:p>NaN</text:p>
              </table:table-cell>
              <table:table-cell office:value-type="float" office:value="0.113947">
                <text:p>0.113947</text:p>
              </table:table-cell>
              <table:table-cell office:value-type="float" office:value="0.00286949">
                <text:p>0.00286949</text:p>
              </table:table-cell>
              <table:table-cell office:value-type="float" office:value="0.0209817">
                <text:p>0.0209817</text:p>
              </table:table-cell>
              <table:table-cell office:value-type="float" office:value="0.0107792">
                <text:p>0.01077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89000">
                <text:p>689000</text:p>
              </table:table-cell>
              <table:table-cell office:value-type="float" office:value="NaN">
                <text:p>NaN</text:p>
              </table:table-cell>
              <table:table-cell office:value-type="float" office:value="0.118038">
                <text:p>0.118038</text:p>
              </table:table-cell>
              <table:table-cell office:value-type="float" office:value="0.00286514">
                <text:p>0.00286514</text:p>
              </table:table-cell>
              <table:table-cell office:value-type="float" office:value="0.0188871">
                <text:p>0.0188871</text:p>
              </table:table-cell>
              <table:table-cell office:value-type="float" office:value="0.0103379">
                <text:p>0.01033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88000">
                <text:p>688000</text:p>
              </table:table-cell>
              <table:table-cell office:value-type="float" office:value="NaN">
                <text:p>NaN</text:p>
              </table:table-cell>
              <table:table-cell office:value-type="float" office:value="0.113392">
                <text:p>0.113392</text:p>
              </table:table-cell>
              <table:table-cell office:value-type="float" office:value="0.00284462">
                <text:p>0.00284462</text:p>
              </table:table-cell>
              <table:table-cell office:value-type="float" office:value="0.0197299">
                <text:p>0.0197299</text:p>
              </table:table-cell>
              <table:table-cell office:value-type="float" office:value="0.0135544">
                <text:p>0.01355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87000">
                <text:p>687000</text:p>
              </table:table-cell>
              <table:table-cell office:value-type="float" office:value="NaN">
                <text:p>NaN</text:p>
              </table:table-cell>
              <table:table-cell office:value-type="float" office:value="0.116198">
                <text:p>0.116198</text:p>
              </table:table-cell>
              <table:table-cell office:value-type="float" office:value="0.00288291">
                <text:p>0.00288291</text:p>
              </table:table-cell>
              <table:table-cell office:value-type="float" office:value="0.0189949">
                <text:p>0.0189949</text:p>
              </table:table-cell>
              <table:table-cell office:value-type="float" office:value="0.0140833">
                <text:p>0.01408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86000">
                <text:p>686000</text:p>
              </table:table-cell>
              <table:table-cell office:value-type="float" office:value="NaN">
                <text:p>NaN</text:p>
              </table:table-cell>
              <table:table-cell office:value-type="float" office:value="0.116311">
                <text:p>0.116311</text:p>
              </table:table-cell>
              <table:table-cell office:value-type="float" office:value="0.00288528">
                <text:p>0.00288528</text:p>
              </table:table-cell>
              <table:table-cell office:value-type="float" office:value="0.0181592">
                <text:p>0.0181592</text:p>
              </table:table-cell>
              <table:table-cell office:value-type="float" office:value="0.0133372">
                <text:p>0.01333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85000">
                <text:p>685000</text:p>
              </table:table-cell>
              <table:table-cell office:value-type="float" office:value="NaN">
                <text:p>NaN</text:p>
              </table:table-cell>
              <table:table-cell office:value-type="float" office:value="0.112028">
                <text:p>0.112028</text:p>
              </table:table-cell>
              <table:table-cell office:value-type="float" office:value="0.00287185">
                <text:p>0.00287185</text:p>
              </table:table-cell>
              <table:table-cell office:value-type="float" office:value="0.0194915">
                <text:p>0.0194915</text:p>
              </table:table-cell>
              <table:table-cell office:value-type="float" office:value="0.0122663">
                <text:p>0.01226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84000">
                <text:p>684000</text:p>
              </table:table-cell>
              <table:table-cell office:value-type="float" office:value="NaN">
                <text:p>NaN</text:p>
              </table:table-cell>
              <table:table-cell office:value-type="float" office:value="0.116817">
                <text:p>0.116817</text:p>
              </table:table-cell>
              <table:table-cell office:value-type="float" office:value="0.00286396">
                <text:p>0.00286396</text:p>
              </table:table-cell>
              <table:table-cell office:value-type="float" office:value="0.0189902">
                <text:p>0.0189902</text:p>
              </table:table-cell>
              <table:table-cell office:value-type="float" office:value="0.0109126">
                <text:p>0.01091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83000">
                <text:p>683000</text:p>
              </table:table-cell>
              <table:table-cell office:value-type="float" office:value="NaN">
                <text:p>NaN</text:p>
              </table:table-cell>
              <table:table-cell office:value-type="float" office:value="0.112808">
                <text:p>0.112808</text:p>
              </table:table-cell>
              <table:table-cell office:value-type="float" office:value="0.0028383">
                <text:p>0.0028383</text:p>
              </table:table-cell>
              <table:table-cell office:value-type="float" office:value="0.0191785">
                <text:p>0.0191785</text:p>
              </table:table-cell>
              <table:table-cell office:value-type="float" office:value="0.0129895">
                <text:p>0.01298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82000">
                <text:p>682000</text:p>
              </table:table-cell>
              <table:table-cell office:value-type="float" office:value="NaN">
                <text:p>NaN</text:p>
              </table:table-cell>
              <table:table-cell office:value-type="float" office:value="0.115118">
                <text:p>0.115118</text:p>
              </table:table-cell>
              <table:table-cell office:value-type="float" office:value="0.00283396">
                <text:p>0.00283396</text:p>
              </table:table-cell>
              <table:table-cell office:value-type="float" office:value="0.0186882">
                <text:p>0.0186882</text:p>
              </table:table-cell>
              <table:table-cell office:value-type="float" office:value="0.0120531">
                <text:p>0.01205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1000">
                <text:p>681000</text:p>
              </table:table-cell>
              <table:table-cell office:value-type="float" office:value="NaN">
                <text:p>NaN</text:p>
              </table:table-cell>
              <table:table-cell office:value-type="float" office:value="0.111812">
                <text:p>0.111812</text:p>
              </table:table-cell>
              <table:table-cell office:value-type="float" office:value="0.0029737">
                <text:p>0.0029737</text:p>
              </table:table-cell>
              <table:table-cell office:value-type="float" office:value="0.0180135">
                <text:p>0.0180135</text:p>
              </table:table-cell>
              <table:table-cell office:value-type="float" office:value="0.012194">
                <text:p>0.0121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0000">
                <text:p>680000</text:p>
              </table:table-cell>
              <table:table-cell office:value-type="float" office:value="NaN">
                <text:p>NaN</text:p>
              </table:table-cell>
              <table:table-cell office:value-type="float" office:value="0.115552">
                <text:p>0.115552</text:p>
              </table:table-cell>
              <table:table-cell office:value-type="float" office:value="0.00348333">
                <text:p>0.00348333</text:p>
              </table:table-cell>
              <table:table-cell office:value-type="float" office:value="0.0187498">
                <text:p>0.0187498</text:p>
              </table:table-cell>
              <table:table-cell office:value-type="float" office:value="0.0116358">
                <text:p>0.01163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79000">
                <text:p>679000</text:p>
              </table:table-cell>
              <table:table-cell office:value-type="float" office:value="NaN">
                <text:p>NaN</text:p>
              </table:table-cell>
              <table:table-cell office:value-type="float" office:value="0.113133">
                <text:p>0.113133</text:p>
              </table:table-cell>
              <table:table-cell office:value-type="float" office:value="0.00296502">
                <text:p>0.00296502</text:p>
              </table:table-cell>
              <table:table-cell office:value-type="float" office:value="0.0184975">
                <text:p>0.0184975</text:p>
              </table:table-cell>
              <table:table-cell office:value-type="float" office:value="0.0118312">
                <text:p>0.01183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8000">
                <text:p>678000</text:p>
              </table:table-cell>
              <table:table-cell office:value-type="float" office:value="NaN">
                <text:p>NaN</text:p>
              </table:table-cell>
              <table:table-cell office:value-type="float" office:value="0.11544">
                <text:p>0.11544</text:p>
              </table:table-cell>
              <table:table-cell office:value-type="float" office:value="0.00294409">
                <text:p>0.00294409</text:p>
              </table:table-cell>
              <table:table-cell office:value-type="float" office:value="0.0185993">
                <text:p>0.0185993</text:p>
              </table:table-cell>
              <table:table-cell office:value-type="float" office:value="0.011883">
                <text:p>0.0118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77000">
                <text:p>677000</text:p>
              </table:table-cell>
              <table:table-cell office:value-type="float" office:value="NaN">
                <text:p>NaN</text:p>
              </table:table-cell>
              <table:table-cell office:value-type="float" office:value="0.110927">
                <text:p>0.110927</text:p>
              </table:table-cell>
              <table:table-cell office:value-type="float" office:value="0.00289633">
                <text:p>0.00289633</text:p>
              </table:table-cell>
              <table:table-cell office:value-type="float" office:value="0.0182133">
                <text:p>0.0182133</text:p>
              </table:table-cell>
              <table:table-cell office:value-type="float" office:value="0.0106722">
                <text:p>0.01067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76000">
                <text:p>676000</text:p>
              </table:table-cell>
              <table:table-cell office:value-type="float" office:value="NaN">
                <text:p>NaN</text:p>
              </table:table-cell>
              <table:table-cell office:value-type="float" office:value="0.115863">
                <text:p>0.115863</text:p>
              </table:table-cell>
              <table:table-cell office:value-type="float" office:value="0.0035311">
                <text:p>0.0035311</text:p>
              </table:table-cell>
              <table:table-cell office:value-type="float" office:value="0.0182966">
                <text:p>0.0182966</text:p>
              </table:table-cell>
              <table:table-cell office:value-type="float" office:value="0.0104532">
                <text:p>0.01045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5000">
                <text:p>675000</text:p>
              </table:table-cell>
              <table:table-cell office:value-type="float" office:value="NaN">
                <text:p>NaN</text:p>
              </table:table-cell>
              <table:table-cell office:value-type="float" office:value="0.11287">
                <text:p>0.11287</text:p>
              </table:table-cell>
              <table:table-cell office:value-type="float" office:value="0.00294449">
                <text:p>0.00294449</text:p>
              </table:table-cell>
              <table:table-cell office:value-type="float" office:value="0.0184407">
                <text:p>0.0184407</text:p>
              </table:table-cell>
              <table:table-cell office:value-type="float" office:value="0.0115202">
                <text:p>0.01152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74000">
                <text:p>674000</text:p>
              </table:table-cell>
              <table:table-cell office:value-type="float" office:value="NaN">
                <text:p>NaN</text:p>
              </table:table-cell>
              <table:table-cell office:value-type="float" office:value="0.115826">
                <text:p>0.115826</text:p>
              </table:table-cell>
              <table:table-cell office:value-type="float" office:value="0.00291093">
                <text:p>0.00291093</text:p>
              </table:table-cell>
              <table:table-cell office:value-type="float" office:value="0.0185796">
                <text:p>0.0185796</text:p>
              </table:table-cell>
              <table:table-cell office:value-type="float" office:value="0.0113342">
                <text:p>0.01133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73000">
                <text:p>673000</text:p>
              </table:table-cell>
              <table:table-cell office:value-type="float" office:value="NaN">
                <text:p>NaN</text:p>
              </table:table-cell>
              <table:table-cell office:value-type="float" office:value="0.111613">
                <text:p>0.111613</text:p>
              </table:table-cell>
              <table:table-cell office:value-type="float" office:value="0.00289159">
                <text:p>0.00289159</text:p>
              </table:table-cell>
              <table:table-cell office:value-type="float" office:value="0.0186775">
                <text:p>0.0186775</text:p>
              </table:table-cell>
              <table:table-cell office:value-type="float" office:value="0.0115672">
                <text:p>0.01156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72000">
                <text:p>672000</text:p>
              </table:table-cell>
              <table:table-cell office:value-type="float" office:value="NaN">
                <text:p>NaN</text:p>
              </table:table-cell>
              <table:table-cell office:value-type="float" office:value="0.11712">
                <text:p>0.11712</text:p>
              </table:table-cell>
              <table:table-cell office:value-type="float" office:value="0.00289001">
                <text:p>0.00289001</text:p>
              </table:table-cell>
              <table:table-cell office:value-type="float" office:value="0.0183526">
                <text:p>0.0183526</text:p>
              </table:table-cell>
              <table:table-cell office:value-type="float" office:value="0.0115743">
                <text:p>0.01157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71000">
                <text:p>671000</text:p>
              </table:table-cell>
              <table:table-cell office:value-type="float" office:value="NaN">
                <text:p>NaN</text:p>
              </table:table-cell>
              <table:table-cell office:value-type="float" office:value="0.112326">
                <text:p>0.112326</text:p>
              </table:table-cell>
              <table:table-cell office:value-type="float" office:value="0.00286909">
                <text:p>0.00286909</text:p>
              </table:table-cell>
              <table:table-cell office:value-type="float" office:value="0.0190052">
                <text:p>0.0190052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70000">
                <text:p>670000</text:p>
              </table:table-cell>
              <table:table-cell office:value-type="float" office:value="NaN">
                <text:p>NaN</text:p>
              </table:table-cell>
              <table:table-cell office:value-type="float" office:value="0.110089">
                <text:p>0.110089</text:p>
              </table:table-cell>
              <table:table-cell office:value-type="float" office:value="0.00370913">
                <text:p>0.00370913</text:p>
              </table:table-cell>
              <table:table-cell office:value-type="float" office:value="0.0183337">
                <text:p>0.0183337</text:p>
              </table:table-cell>
              <table:table-cell office:value-type="float" office:value="0.0127072">
                <text:p>0.01270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9000">
                <text:p>669000</text:p>
              </table:table-cell>
              <table:table-cell office:value-type="float" office:value="NaN">
                <text:p>NaN</text:p>
              </table:table-cell>
              <table:table-cell office:value-type="float" office:value="0.123639">
                <text:p>0.123639</text:p>
              </table:table-cell>
              <table:table-cell office:value-type="float" office:value="0.00335977">
                <text:p>0.00335977</text:p>
              </table:table-cell>
              <table:table-cell office:value-type="float" office:value="0.0184008">
                <text:p>0.0184008</text:p>
              </table:table-cell>
              <table:table-cell office:value-type="float" office:value="0.0137462">
                <text:p>0.01374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8000">
                <text:p>668000</text:p>
              </table:table-cell>
              <table:table-cell office:value-type="float" office:value="NaN">
                <text:p>NaN</text:p>
              </table:table-cell>
              <table:table-cell office:value-type="float" office:value="0.108754">
                <text:p>0.108754</text:p>
              </table:table-cell>
              <table:table-cell office:value-type="float" office:value="0.00313634">
                <text:p>0.00313634</text:p>
              </table:table-cell>
              <table:table-cell office:value-type="float" office:value="0.0176413">
                <text:p>0.0176413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000">
                <text:p>667000</text:p>
              </table:table-cell>
              <table:table-cell office:value-type="float" office:value="NaN">
                <text:p>NaN</text:p>
              </table:table-cell>
              <table:table-cell office:value-type="float" office:value="0.117065">
                <text:p>0.117065</text:p>
              </table:table-cell>
              <table:table-cell office:value-type="float" office:value="0.00306923">
                <text:p>0.00306923</text:p>
              </table:table-cell>
              <table:table-cell office:value-type="float" office:value="0.0179776">
                <text:p>0.0179776</text:p>
              </table:table-cell>
              <table:table-cell office:value-type="float" office:value="0.0125383">
                <text:p>0.01253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6000">
                <text:p>666000</text:p>
              </table:table-cell>
              <table:table-cell office:value-type="float" office:value="NaN">
                <text:p>NaN</text:p>
              </table:table-cell>
              <table:table-cell office:value-type="float" office:value="0.111571">
                <text:p>0.111571</text:p>
              </table:table-cell>
              <table:table-cell office:value-type="float" office:value="0.00300883">
                <text:p>0.00300883</text:p>
              </table:table-cell>
              <table:table-cell office:value-type="float" office:value="0.0182263">
                <text:p>0.0182263</text:p>
              </table:table-cell>
              <table:table-cell office:value-type="float" office:value="0.0113279">
                <text:p>0.01132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65000">
                <text:p>665000</text:p>
              </table:table-cell>
              <table:table-cell office:value-type="float" office:value="NaN">
                <text:p>NaN</text:p>
              </table:table-cell>
              <table:table-cell office:value-type="float" office:value="0.118551">
                <text:p>0.118551</text:p>
              </table:table-cell>
              <table:table-cell office:value-type="float" office:value="0.00342214">
                <text:p>0.00342214</text:p>
              </table:table-cell>
              <table:table-cell office:value-type="float" office:value="0.018117">
                <text:p>0.018117</text:p>
              </table:table-cell>
              <table:table-cell office:value-type="float" office:value="0.0119974">
                <text:p>0.01199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64000">
                <text:p>664000</text:p>
              </table:table-cell>
              <table:table-cell office:value-type="float" office:value="NaN">
                <text:p>NaN</text:p>
              </table:table-cell>
              <table:table-cell office:value-type="float" office:value="0.110328">
                <text:p>0.110328</text:p>
              </table:table-cell>
              <table:table-cell office:value-type="float" office:value="0.00294291">
                <text:p>0.00294291</text:p>
              </table:table-cell>
              <table:table-cell office:value-type="float" office:value="0.0180688">
                <text:p>0.0180688</text:p>
              </table:table-cell>
              <table:table-cell office:value-type="float" office:value="0.0118466">
                <text:p>0.01184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63000">
                <text:p>663000</text:p>
              </table:table-cell>
              <table:table-cell office:value-type="float" office:value="NaN">
                <text:p>NaN</text:p>
              </table:table-cell>
              <table:table-cell office:value-type="float" office:value="0.11579">
                <text:p>0.11579</text:p>
              </table:table-cell>
              <table:table-cell office:value-type="float" office:value="0.00293344">
                <text:p>0.00293344</text:p>
              </table:table-cell>
              <table:table-cell office:value-type="float" office:value="0.0176314">
                <text:p>0.0176314</text:p>
              </table:table-cell>
              <table:table-cell office:value-type="float" office:value="0.0105704">
                <text:p>0.01057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62000">
                <text:p>662000</text:p>
              </table:table-cell>
              <table:table-cell office:value-type="float" office:value="NaN">
                <text:p>NaN</text:p>
              </table:table-cell>
              <table:table-cell office:value-type="float" office:value="0.107399">
                <text:p>0.107399</text:p>
              </table:table-cell>
              <table:table-cell office:value-type="float" office:value="0.00290186">
                <text:p>0.00290186</text:p>
              </table:table-cell>
              <table:table-cell office:value-type="float" office:value="0.0191327">
                <text:p>0.0191327</text:p>
              </table:table-cell>
              <table:table-cell office:value-type="float" office:value="0.0116698">
                <text:p>0.01166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1000">
                <text:p>661000</text:p>
              </table:table-cell>
              <table:table-cell office:value-type="float" office:value="NaN">
                <text:p>NaN</text:p>
              </table:table-cell>
              <table:table-cell office:value-type="float" office:value="0.113521">
                <text:p>0.113521</text:p>
              </table:table-cell>
              <table:table-cell office:value-type="float" office:value="0.00288133">
                <text:p>0.00288133</text:p>
              </table:table-cell>
              <table:table-cell office:value-type="float" office:value="0.0190952">
                <text:p>0.0190952</text:p>
              </table:table-cell>
              <table:table-cell office:value-type="float" office:value="0.0109126">
                <text:p>0.01091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60000">
                <text:p>660000</text:p>
              </table:table-cell>
              <table:table-cell office:value-type="float" office:value="NaN">
                <text:p>NaN</text:p>
              </table:table-cell>
              <table:table-cell office:value-type="float" office:value="0.109453">
                <text:p>0.109453</text:p>
              </table:table-cell>
              <table:table-cell office:value-type="float" office:value="0.00287146">
                <text:p>0.00287146</text:p>
              </table:table-cell>
              <table:table-cell office:value-type="float" office:value="0.0179883">
                <text:p>0.0179883</text:p>
              </table:table-cell>
              <table:table-cell office:value-type="float" office:value="0.0108905">
                <text:p>0.01089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9000">
                <text:p>659000</text:p>
              </table:table-cell>
              <table:table-cell office:value-type="float" office:value="NaN">
                <text:p>NaN</text:p>
              </table:table-cell>
              <table:table-cell office:value-type="float" office:value="0.110186">
                <text:p>0.110186</text:p>
              </table:table-cell>
              <table:table-cell office:value-type="float" office:value="0.0040277">
                <text:p>0.0040277</text:p>
              </table:table-cell>
              <table:table-cell office:value-type="float" office:value="0.0183001">
                <text:p>0.0183001</text:p>
              </table:table-cell>
              <table:table-cell office:value-type="float" office:value="0.0107855">
                <text:p>0.01078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58000">
                <text:p>658000</text:p>
              </table:table-cell>
              <table:table-cell office:value-type="float" office:value="NaN">
                <text:p>NaN</text:p>
              </table:table-cell>
              <table:table-cell office:value-type="float" office:value="0.10978">
                <text:p>0.10978</text:p>
              </table:table-cell>
              <table:table-cell office:value-type="float" office:value="0.00353544">
                <text:p>0.00353544</text:p>
              </table:table-cell>
              <table:table-cell office:value-type="float" office:value="0.0179484">
                <text:p>0.0179484</text:p>
              </table:table-cell>
              <table:table-cell office:value-type="float" office:value="0.00998063">
                <text:p>0.00998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7000">
                <text:p>657000</text:p>
              </table:table-cell>
              <table:table-cell office:value-type="float" office:value="NaN">
                <text:p>NaN</text:p>
              </table:table-cell>
              <table:table-cell office:value-type="float" office:value="0.10989">
                <text:p>0.10989</text:p>
              </table:table-cell>
              <table:table-cell office:value-type="float" office:value="0.00311463">
                <text:p>0.00311463</text:p>
              </table:table-cell>
              <table:table-cell office:value-type="float" office:value="0.0179468">
                <text:p>0.0179468</text:p>
              </table:table-cell>
              <table:table-cell office:value-type="float" office:value="0.0117436">
                <text:p>0.01174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6000">
                <text:p>656000</text:p>
              </table:table-cell>
              <table:table-cell office:value-type="float" office:value="NaN">
                <text:p>NaN</text:p>
              </table:table-cell>
              <table:table-cell office:value-type="float" office:value="0.10775">
                <text:p>0.10775</text:p>
              </table:table-cell>
              <table:table-cell office:value-type="float" office:value="0.00301791">
                <text:p>0.00301791</text:p>
              </table:table-cell>
              <table:table-cell office:value-type="float" office:value="0.0174569">
                <text:p>0.0174569</text:p>
              </table:table-cell>
              <table:table-cell office:value-type="float" office:value="0.0108846">
                <text:p>0.010884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5000">
                <text:p>655000</text:p>
              </table:table-cell>
              <table:table-cell office:value-type="float" office:value="NaN">
                <text:p>NaN</text:p>
              </table:table-cell>
              <table:table-cell office:value-type="float" office:value="0.111586">
                <text:p>0.111586</text:p>
              </table:table-cell>
              <table:table-cell office:value-type="float" office:value="0.00338622">
                <text:p>0.00338622</text:p>
              </table:table-cell>
              <table:table-cell office:value-type="float" office:value="0.0177838">
                <text:p>0.0177838</text:p>
              </table:table-cell>
              <table:table-cell office:value-type="float" office:value="0.0100059">
                <text:p>0.01000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54000">
                <text:p>654000</text:p>
              </table:table-cell>
              <table:table-cell office:value-type="float" office:value="NaN">
                <text:p>NaN</text:p>
              </table:table-cell>
              <table:table-cell office:value-type="float" office:value="0.108193">
                <text:p>0.108193</text:p>
              </table:table-cell>
              <table:table-cell office:value-type="float" office:value="0.00437824">
                <text:p>0.00437824</text:p>
              </table:table-cell>
              <table:table-cell office:value-type="float" office:value="0.0178027">
                <text:p>0.0178027</text:p>
              </table:table-cell>
              <table:table-cell office:value-type="float" office:value="0.0109604">
                <text:p>0.01096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53000">
                <text:p>653000</text:p>
              </table:table-cell>
              <table:table-cell office:value-type="float" office:value="NaN">
                <text:p>NaN</text:p>
              </table:table-cell>
              <table:table-cell office:value-type="float" office:value="0.109889">
                <text:p>0.109889</text:p>
              </table:table-cell>
              <table:table-cell office:value-type="float" office:value="0.00334359">
                <text:p>0.00334359</text:p>
              </table:table-cell>
              <table:table-cell office:value-type="float" office:value="0.0178075">
                <text:p>0.0178075</text:p>
              </table:table-cell>
              <table:table-cell office:value-type="float" office:value="0.0112904">
                <text:p>0.01129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52000">
                <text:p>652000</text:p>
              </table:table-cell>
              <table:table-cell office:value-type="float" office:value="NaN">
                <text:p>NaN</text:p>
              </table:table-cell>
              <table:table-cell office:value-type="float" office:value="0.107945">
                <text:p>0.107945</text:p>
              </table:table-cell>
              <table:table-cell office:value-type="float" office:value="0.00314108">
                <text:p>0.00314108</text:p>
              </table:table-cell>
              <table:table-cell office:value-type="float" office:value="0.0176657">
                <text:p>0.0176657</text:p>
              </table:table-cell>
              <table:table-cell office:value-type="float" office:value="0.0129362">
                <text:p>0.012936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51000">
                <text:p>651000</text:p>
              </table:table-cell>
              <table:table-cell office:value-type="float" office:value="NaN">
                <text:p>NaN</text:p>
              </table:table-cell>
              <table:table-cell office:value-type="float" office:value="0.111732">
                <text:p>0.111732</text:p>
              </table:table-cell>
              <table:table-cell office:value-type="float" office:value="0.00305028">
                <text:p>0.00305028</text:p>
              </table:table-cell>
              <table:table-cell office:value-type="float" office:value="0.0171873">
                <text:p>0.0171873</text:p>
              </table:table-cell>
              <table:table-cell office:value-type="float" office:value="0.0123523">
                <text:p>0.01235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0.105696">
                <text:p>0.105696</text:p>
              </table:table-cell>
              <table:table-cell office:value-type="float" office:value="0.00359347">
                <text:p>0.00359347</text:p>
              </table:table-cell>
              <table:table-cell office:value-type="float" office:value="0.0187217">
                <text:p>0.0187217</text:p>
              </table:table-cell>
              <table:table-cell office:value-type="float" office:value="0.014259">
                <text:p>0.0142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49000">
                <text:p>649000</text:p>
              </table:table-cell>
              <table:table-cell office:value-type="float" office:value="NaN">
                <text:p>NaN</text:p>
              </table:table-cell>
              <table:table-cell office:value-type="float" office:value="0.108772">
                <text:p>0.108772</text:p>
              </table:table-cell>
              <table:table-cell office:value-type="float" office:value="0.00320542">
                <text:p>0.00320542</text:p>
              </table:table-cell>
              <table:table-cell office:value-type="float" office:value="0.0181474">
                <text:p>0.0181474</text:p>
              </table:table-cell>
              <table:table-cell office:value-type="float" office:value="0.0116599">
                <text:p>0.01165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48000">
                <text:p>648000</text:p>
              </table:table-cell>
              <table:table-cell office:value-type="float" office:value="NaN">
                <text:p>NaN</text:p>
              </table:table-cell>
              <table:table-cell office:value-type="float" office:value="0.106255">
                <text:p>0.106255</text:p>
              </table:table-cell>
              <table:table-cell office:value-type="float" office:value="0.00304278">
                <text:p>0.00304278</text:p>
              </table:table-cell>
              <table:table-cell office:value-type="float" office:value="0.0182914">
                <text:p>0.0182914</text:p>
              </table:table-cell>
              <table:table-cell office:value-type="float" office:value="0.00998695">
                <text:p>0.009986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47000">
                <text:p>647000</text:p>
              </table:table-cell>
              <table:table-cell office:value-type="float" office:value="NaN">
                <text:p>NaN</text:p>
              </table:table-cell>
              <table:table-cell office:value-type="float" office:value="0.108409">
                <text:p>0.108409</text:p>
              </table:table-cell>
              <table:table-cell office:value-type="float" office:value="0.00296975">
                <text:p>0.00296975</text:p>
              </table:table-cell>
              <table:table-cell office:value-type="float" office:value="0.0173669">
                <text:p>0.0173669</text:p>
              </table:table-cell>
              <table:table-cell office:value-type="float" office:value="0.0106375">
                <text:p>0.0106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46000">
                <text:p>646000</text:p>
              </table:table-cell>
              <table:table-cell office:value-type="float" office:value="NaN">
                <text:p>NaN</text:p>
              </table:table-cell>
              <table:table-cell office:value-type="float" office:value="0.107374">
                <text:p>0.107374</text:p>
              </table:table-cell>
              <table:table-cell office:value-type="float" office:value="0.00295554">
                <text:p>0.00295554</text:p>
              </table:table-cell>
              <table:table-cell office:value-type="float" office:value="0.0172714">
                <text:p>0.0172714</text:p>
              </table:table-cell>
              <table:table-cell office:value-type="float" office:value="0.0109067">
                <text:p>0.01090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45000">
                <text:p>645000</text:p>
              </table:table-cell>
              <table:table-cell office:value-type="float" office:value="NaN">
                <text:p>NaN</text:p>
              </table:table-cell>
              <table:table-cell office:value-type="float" office:value="0.10919">
                <text:p>0.10919</text:p>
              </table:table-cell>
              <table:table-cell office:value-type="float" office:value="0.0029137">
                <text:p>0.0029137</text:p>
              </table:table-cell>
              <table:table-cell office:value-type="float" office:value="0.0178754">
                <text:p>0.0178754</text:p>
              </table:table-cell>
              <table:table-cell office:value-type="float" office:value="0.0105045">
                <text:p>0.01050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44000">
                <text:p>644000</text:p>
              </table:table-cell>
              <table:table-cell office:value-type="float" office:value="NaN">
                <text:p>NaN</text:p>
              </table:table-cell>
              <table:table-cell office:value-type="float" office:value="0.108012">
                <text:p>0.108012</text:p>
              </table:table-cell>
              <table:table-cell office:value-type="float" office:value="0.00405099">
                <text:p>0.00405099</text:p>
              </table:table-cell>
              <table:table-cell office:value-type="float" office:value="0.017749">
                <text:p>0.017749</text:p>
              </table:table-cell>
              <table:table-cell office:value-type="float" office:value="0.0115044">
                <text:p>0.01150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43000">
                <text:p>643000</text:p>
              </table:table-cell>
              <table:table-cell office:value-type="float" office:value="NaN">
                <text:p>NaN</text:p>
              </table:table-cell>
              <table:table-cell office:value-type="float" office:value="0.106552">
                <text:p>0.106552</text:p>
              </table:table-cell>
              <table:table-cell office:value-type="float" office:value="0.00299581">
                <text:p>0.00299581</text:p>
              </table:table-cell>
              <table:table-cell office:value-type="float" office:value="0.0188267">
                <text:p>0.0188267</text:p>
              </table:table-cell>
              <table:table-cell office:value-type="float" office:value="0.0106438">
                <text:p>0.01064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2000">
                <text:p>642000</text:p>
              </table:table-cell>
              <table:table-cell office:value-type="float" office:value="NaN">
                <text:p>NaN</text:p>
              </table:table-cell>
              <table:table-cell office:value-type="float" office:value="0.105218">
                <text:p>0.105218</text:p>
              </table:table-cell>
              <table:table-cell office:value-type="float" office:value="0.00293423">
                <text:p>0.00293423</text:p>
              </table:table-cell>
              <table:table-cell office:value-type="float" office:value="0.0177723">
                <text:p>0.0177723</text:p>
              </table:table-cell>
              <table:table-cell office:value-type="float" office:value="0.0107749">
                <text:p>0.01077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1000">
                <text:p>641000</text:p>
              </table:table-cell>
              <table:table-cell office:value-type="float" office:value="NaN">
                <text:p>NaN</text:p>
              </table:table-cell>
              <table:table-cell office:value-type="float" office:value="0.106159">
                <text:p>0.106159</text:p>
              </table:table-cell>
              <table:table-cell office:value-type="float" office:value="0.00293501">
                <text:p>0.00293501</text:p>
              </table:table-cell>
              <table:table-cell office:value-type="float" office:value="0.018539">
                <text:p>0.018539</text:p>
              </table:table-cell>
              <table:table-cell office:value-type="float" office:value="0.0122114">
                <text:p>0.012211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40000">
                <text:p>640000</text:p>
              </table:table-cell>
              <table:table-cell office:value-type="float" office:value="NaN">
                <text:p>NaN</text:p>
              </table:table-cell>
              <table:table-cell office:value-type="float" office:value="0.106766">
                <text:p>0.106766</text:p>
              </table:table-cell>
              <table:table-cell office:value-type="float" office:value="0.00290146">
                <text:p>0.00290146</text:p>
              </table:table-cell>
              <table:table-cell office:value-type="float" office:value="0.0185966">
                <text:p>0.0185966</text:p>
              </table:table-cell>
              <table:table-cell office:value-type="float" office:value="0.011802">
                <text:p>0.0118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9000">
                <text:p>639000</text:p>
              </table:table-cell>
              <table:table-cell office:value-type="float" office:value="NaN">
                <text:p>NaN</text:p>
              </table:table-cell>
              <table:table-cell office:value-type="float" office:value="0.105023">
                <text:p>0.105023</text:p>
              </table:table-cell>
              <table:table-cell office:value-type="float" office:value="0.00343201">
                <text:p>0.00343201</text:p>
              </table:table-cell>
              <table:table-cell office:value-type="float" office:value="0.019409">
                <text:p>0.019409</text:p>
              </table:table-cell>
              <table:table-cell office:value-type="float" office:value="0.0111373">
                <text:p>0.01113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8000">
                <text:p>638000</text:p>
              </table:table-cell>
              <table:table-cell office:value-type="float" office:value="NaN">
                <text:p>NaN</text:p>
              </table:table-cell>
              <table:table-cell office:value-type="float" office:value="0.105603">
                <text:p>0.105603</text:p>
              </table:table-cell>
              <table:table-cell office:value-type="float" office:value="0.00291172">
                <text:p>0.00291172</text:p>
              </table:table-cell>
              <table:table-cell office:value-type="float" office:value="0.0200473">
                <text:p>0.0200473</text:p>
              </table:table-cell>
              <table:table-cell office:value-type="float" office:value="0.0118569">
                <text:p>0.01185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37000">
                <text:p>637000</text:p>
              </table:table-cell>
              <table:table-cell office:value-type="float" office:value="NaN">
                <text:p>NaN</text:p>
              </table:table-cell>
              <table:table-cell office:value-type="float" office:value="0.104718">
                <text:p>0.104718</text:p>
              </table:table-cell>
              <table:table-cell office:value-type="float" office:value="0.00286909">
                <text:p>0.00286909</text:p>
              </table:table-cell>
              <table:table-cell office:value-type="float" office:value="0.019707">
                <text:p>0.019707</text:p>
              </table:table-cell>
              <table:table-cell office:value-type="float" office:value="0.0122319">
                <text:p>0.01223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6000">
                <text:p>636000</text:p>
              </table:table-cell>
              <table:table-cell office:value-type="float" office:value="NaN">
                <text:p>NaN</text:p>
              </table:table-cell>
              <table:table-cell office:value-type="float" office:value="0.105333">
                <text:p>0.105333</text:p>
              </table:table-cell>
              <table:table-cell office:value-type="float" office:value="0.00287659">
                <text:p>0.00287659</text:p>
              </table:table-cell>
              <table:table-cell office:value-type="float" office:value="0.0191054">
                <text:p>0.0191054</text:p>
              </table:table-cell>
              <table:table-cell office:value-type="float" office:value="0.0115431">
                <text:p>0.01154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35000">
                <text:p>635000</text:p>
              </table:table-cell>
              <table:table-cell office:value-type="float" office:value="NaN">
                <text:p>NaN</text:p>
              </table:table-cell>
              <table:table-cell office:value-type="float" office:value="0.104052">
                <text:p>0.104052</text:p>
              </table:table-cell>
              <table:table-cell office:value-type="float" office:value="0.0028458">
                <text:p>0.0028458</text:p>
              </table:table-cell>
              <table:table-cell office:value-type="float" office:value="0.0186925">
                <text:p>0.0186925</text:p>
              </table:table-cell>
              <table:table-cell office:value-type="float" office:value="0.0109324">
                <text:p>0.01093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0.105339">
                <text:p>0.105339</text:p>
              </table:table-cell>
              <table:table-cell office:value-type="float" office:value="0.0028762">
                <text:p>0.0028762</text:p>
              </table:table-cell>
              <table:table-cell office:value-type="float" office:value="0.0186751">
                <text:p>0.0186751</text:p>
              </table:table-cell>
              <table:table-cell office:value-type="float" office:value="0.0104196">
                <text:p>0.0104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3000">
                <text:p>633000</text:p>
              </table:table-cell>
              <table:table-cell office:value-type="float" office:value="NaN">
                <text:p>NaN</text:p>
              </table:table-cell>
              <table:table-cell office:value-type="float" office:value="0.104556">
                <text:p>0.104556</text:p>
              </table:table-cell>
              <table:table-cell office:value-type="float" office:value="0.00291962">
                <text:p>0.00291962</text:p>
              </table:table-cell>
              <table:table-cell office:value-type="float" office:value="0.0179887">
                <text:p>0.0179887</text:p>
              </table:table-cell>
              <table:table-cell office:value-type="float" office:value="0.0119082">
                <text:p>0.01190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2000">
                <text:p>632000</text:p>
              </table:table-cell>
              <table:table-cell office:value-type="float" office:value="NaN">
                <text:p>NaN</text:p>
              </table:table-cell>
              <table:table-cell office:value-type="float" office:value="0.106064">
                <text:p>0.106064</text:p>
              </table:table-cell>
              <table:table-cell office:value-type="float" office:value="0.00288133">
                <text:p>0.00288133</text:p>
              </table:table-cell>
              <table:table-cell office:value-type="float" office:value="0.0184367">
                <text:p>0.0184367</text:p>
              </table:table-cell>
              <table:table-cell office:value-type="float" office:value="0.0139775">
                <text:p>0.01397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1000">
                <text:p>631000</text:p>
              </table:table-cell>
              <table:table-cell office:value-type="float" office:value="NaN">
                <text:p>NaN</text:p>
              </table:table-cell>
              <table:table-cell office:value-type="float" office:value="0.105312">
                <text:p>0.105312</text:p>
              </table:table-cell>
              <table:table-cell office:value-type="float" office:value="0.00285054">
                <text:p>0.00285054</text:p>
              </table:table-cell>
              <table:table-cell office:value-type="float" office:value="0.0189152">
                <text:p>0.0189152</text:p>
              </table:table-cell>
              <table:table-cell office:value-type="float" office:value="0.0121088">
                <text:p>0.01210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30000">
                <text:p>630000</text:p>
              </table:table-cell>
              <table:table-cell office:value-type="float" office:value="NaN">
                <text:p>NaN</text:p>
              </table:table-cell>
              <table:table-cell office:value-type="float" office:value="0.106292">
                <text:p>0.106292</text:p>
              </table:table-cell>
              <table:table-cell office:value-type="float" office:value="0.00289357">
                <text:p>0.00289357</text:p>
              </table:table-cell>
              <table:table-cell office:value-type="float" office:value="0.0191137">
                <text:p>0.0191137</text:p>
              </table:table-cell>
              <table:table-cell office:value-type="float" office:value="0.0112052">
                <text:p>0.01120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9000">
                <text:p>629000</text:p>
              </table:table-cell>
              <table:table-cell office:value-type="float" office:value="NaN">
                <text:p>NaN</text:p>
              </table:table-cell>
              <table:table-cell office:value-type="float" office:value="0.105968">
                <text:p>0.105968</text:p>
              </table:table-cell>
              <table:table-cell office:value-type="float" office:value="0.00285212">
                <text:p>0.00285212</text:p>
              </table:table-cell>
              <table:table-cell office:value-type="float" office:value="0.0173819">
                <text:p>0.0173819</text:p>
              </table:table-cell>
              <table:table-cell office:value-type="float" office:value="0.0108053">
                <text:p>0.010805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28000">
                <text:p>628000</text:p>
              </table:table-cell>
              <table:table-cell office:value-type="float" office:value="NaN">
                <text:p>NaN</text:p>
              </table:table-cell>
              <table:table-cell office:value-type="float" office:value="0.106418">
                <text:p>0.106418</text:p>
              </table:table-cell>
              <table:table-cell office:value-type="float" office:value="0.00292357">
                <text:p>0.00292357</text:p>
              </table:table-cell>
              <table:table-cell office:value-type="float" office:value="0.0182914">
                <text:p>0.0182914</text:p>
              </table:table-cell>
              <table:table-cell office:value-type="float" office:value="0.011701">
                <text:p>0.011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27000">
                <text:p>627000</text:p>
              </table:table-cell>
              <table:table-cell office:value-type="float" office:value="NaN">
                <text:p>NaN</text:p>
              </table:table-cell>
              <table:table-cell office:value-type="float" office:value="0.104286">
                <text:p>0.104286</text:p>
              </table:table-cell>
              <table:table-cell office:value-type="float" office:value="0.0034553">
                <text:p>0.0034553</text:p>
              </table:table-cell>
              <table:table-cell office:value-type="float" office:value="0.0196889">
                <text:p>0.0196889</text:p>
              </table:table-cell>
              <table:table-cell office:value-type="float" office:value="0.0102206">
                <text:p>0.01022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6000">
                <text:p>626000</text:p>
              </table:table-cell>
              <table:table-cell office:value-type="float" office:value="NaN">
                <text:p>NaN</text:p>
              </table:table-cell>
              <table:table-cell office:value-type="float" office:value="0.10464">
                <text:p>0.10464</text:p>
              </table:table-cell>
              <table:table-cell office:value-type="float" office:value="0.00295199">
                <text:p>0.00295199</text:p>
              </table:table-cell>
              <table:table-cell office:value-type="float" office:value="0.019017">
                <text:p>0.019017</text:p>
              </table:table-cell>
              <table:table-cell office:value-type="float" office:value="0.00945402">
                <text:p>0.009454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5000">
                <text:p>625000</text:p>
              </table:table-cell>
              <table:table-cell office:value-type="float" office:value="NaN">
                <text:p>NaN</text:p>
              </table:table-cell>
              <table:table-cell office:value-type="float" office:value="0.102065">
                <text:p>0.102065</text:p>
              </table:table-cell>
              <table:table-cell office:value-type="float" office:value="0.00293146">
                <text:p>0.00293146</text:p>
              </table:table-cell>
              <table:table-cell office:value-type="float" office:value="0.01846">
                <text:p>0.01846</text:p>
              </table:table-cell>
              <table:table-cell office:value-type="float" office:value="0.00944376">
                <text:p>0.00944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24000">
                <text:p>624000</text:p>
              </table:table-cell>
              <table:table-cell office:value-type="float" office:value="NaN">
                <text:p>NaN</text:p>
              </table:table-cell>
              <table:table-cell office:value-type="float" office:value="0.102114">
                <text:p>0.102114</text:p>
              </table:table-cell>
              <table:table-cell office:value-type="float" office:value="0.00292396">
                <text:p>0.00292396</text:p>
              </table:table-cell>
              <table:table-cell office:value-type="float" office:value="0.01822">
                <text:p>0.01822</text:p>
              </table:table-cell>
              <table:table-cell office:value-type="float" office:value="0.0101389">
                <text:p>0.01013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23000">
                <text:p>623000</text:p>
              </table:table-cell>
              <table:table-cell office:value-type="float" office:value="NaN">
                <text:p>NaN</text:p>
              </table:table-cell>
              <table:table-cell office:value-type="float" office:value="0.105675">
                <text:p>0.105675</text:p>
              </table:table-cell>
              <table:table-cell office:value-type="float" office:value="0.0028837">
                <text:p>0.0028837</text:p>
              </table:table-cell>
              <table:table-cell office:value-type="float" office:value="0.0187569">
                <text:p>0.0187569</text:p>
              </table:table-cell>
              <table:table-cell office:value-type="float" office:value="0.0107322">
                <text:p>0.01073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22000">
                <text:p>622000</text:p>
              </table:table-cell>
              <table:table-cell office:value-type="float" office:value="NaN">
                <text:p>NaN</text:p>
              </table:table-cell>
              <table:table-cell office:value-type="float" office:value="0.100588">
                <text:p>0.100588</text:p>
              </table:table-cell>
              <table:table-cell office:value-type="float" office:value="0.00344267">
                <text:p>0.00344267</text:p>
              </table:table-cell>
              <table:table-cell office:value-type="float" office:value="0.0187845">
                <text:p>0.0187845</text:p>
              </table:table-cell>
              <table:table-cell office:value-type="float" office:value="0.010527">
                <text:p>0.0105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1000">
                <text:p>621000</text:p>
              </table:table-cell>
              <table:table-cell office:value-type="float" office:value="NaN">
                <text:p>NaN</text:p>
              </table:table-cell>
              <table:table-cell office:value-type="float" office:value="0.102013">
                <text:p>0.102013</text:p>
              </table:table-cell>
              <table:table-cell office:value-type="float" office:value="0.00292238">
                <text:p>0.00292238</text:p>
              </table:table-cell>
              <table:table-cell office:value-type="float" office:value="0.0189309">
                <text:p>0.0189309</text:p>
              </table:table-cell>
              <table:table-cell office:value-type="float" office:value="0.00963601">
                <text:p>0.009636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0000">
                <text:p>620000</text:p>
              </table:table-cell>
              <table:table-cell office:value-type="float" office:value="NaN">
                <text:p>NaN</text:p>
              </table:table-cell>
              <table:table-cell office:value-type="float" office:value="0.101088">
                <text:p>0.101088</text:p>
              </table:table-cell>
              <table:table-cell office:value-type="float" office:value="0.00295515">
                <text:p>0.00295515</text:p>
              </table:table-cell>
              <table:table-cell office:value-type="float" office:value="0.017695">
                <text:p>0.017695</text:p>
              </table:table-cell>
              <table:table-cell office:value-type="float" office:value="0.0112407">
                <text:p>0.0112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9000">
                <text:p>619000</text:p>
              </table:table-cell>
              <table:table-cell office:value-type="float" office:value="NaN">
                <text:p>NaN</text:p>
              </table:table-cell>
              <table:table-cell office:value-type="float" office:value="0.102043">
                <text:p>0.102043</text:p>
              </table:table-cell>
              <table:table-cell office:value-type="float" office:value="0.00289317">
                <text:p>0.00289317</text:p>
              </table:table-cell>
              <table:table-cell office:value-type="float" office:value="0.0179369">
                <text:p>0.0179369</text:p>
              </table:table-cell>
              <table:table-cell office:value-type="float" office:value="0.0105984">
                <text:p>0.01059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8000">
                <text:p>618000</text:p>
              </table:table-cell>
              <table:table-cell office:value-type="float" office:value="NaN">
                <text:p>NaN</text:p>
              </table:table-cell>
              <table:table-cell office:value-type="float" office:value="0.100021">
                <text:p>0.100021</text:p>
              </table:table-cell>
              <table:table-cell office:value-type="float" office:value="0.00290028">
                <text:p>0.00290028</text:p>
              </table:table-cell>
              <table:table-cell office:value-type="float" office:value="0.018443">
                <text:p>0.018443</text:p>
              </table:table-cell>
              <table:table-cell office:value-type="float" office:value="0.00954403">
                <text:p>0.00954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7000">
                <text:p>617000</text:p>
              </table:table-cell>
              <table:table-cell office:value-type="float" office:value="NaN">
                <text:p>NaN</text:p>
              </table:table-cell>
              <table:table-cell office:value-type="float" office:value="0.102325">
                <text:p>0.102325</text:p>
              </table:table-cell>
              <table:table-cell office:value-type="float" office:value="0.00291686">
                <text:p>0.00291686</text:p>
              </table:table-cell>
              <table:table-cell office:value-type="float" office:value="0.0188899">
                <text:p>0.0188899</text:p>
              </table:table-cell>
              <table:table-cell office:value-type="float" office:value="0.00972522">
                <text:p>0.009725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6000">
                <text:p>616000</text:p>
              </table:table-cell>
              <table:table-cell office:value-type="float" office:value="NaN">
                <text:p>NaN</text:p>
              </table:table-cell>
              <table:table-cell office:value-type="float" office:value="0.0992734">
                <text:p>0.0992734</text:p>
              </table:table-cell>
              <table:table-cell office:value-type="float" office:value="0.00334911">
                <text:p>0.00334911</text:p>
              </table:table-cell>
              <table:table-cell office:value-type="float" office:value="0.0186858">
                <text:p>0.0186858</text:p>
              </table:table-cell>
              <table:table-cell office:value-type="float" office:value="0.00917967">
                <text:p>0.009179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5000">
                <text:p>615000</text:p>
              </table:table-cell>
              <table:table-cell office:value-type="float" office:value="NaN">
                <text:p>NaN</text:p>
              </table:table-cell>
              <table:table-cell office:value-type="float" office:value="0.102965">
                <text:p>0.102965</text:p>
              </table:table-cell>
              <table:table-cell office:value-type="float" office:value="0.00297686">
                <text:p>0.00297686</text:p>
              </table:table-cell>
              <table:table-cell office:value-type="float" office:value="0.0185413">
                <text:p>0.0185413</text:p>
              </table:table-cell>
              <table:table-cell office:value-type="float" office:value="0.0111313">
                <text:p>0.01113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4000">
                <text:p>614000</text:p>
              </table:table-cell>
              <table:table-cell office:value-type="float" office:value="NaN">
                <text:p>NaN</text:p>
              </table:table-cell>
              <table:table-cell office:value-type="float" office:value="0.099408">
                <text:p>0.099408</text:p>
              </table:table-cell>
              <table:table-cell office:value-type="float" office:value="0.00293383">
                <text:p>0.00293383</text:p>
              </table:table-cell>
              <table:table-cell office:value-type="float" office:value="0.0184478">
                <text:p>0.0184478</text:p>
              </table:table-cell>
              <table:table-cell office:value-type="float" office:value="0.0128434">
                <text:p>0.01284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3000">
                <text:p>613000</text:p>
              </table:table-cell>
              <table:table-cell office:value-type="float" office:value="NaN">
                <text:p>NaN</text:p>
              </table:table-cell>
              <table:table-cell office:value-type="float" office:value="0.101897">
                <text:p>0.101897</text:p>
              </table:table-cell>
              <table:table-cell office:value-type="float" office:value="0.00291015">
                <text:p>0.00291015</text:p>
              </table:table-cell>
              <table:table-cell office:value-type="float" office:value="0.0182784">
                <text:p>0.0182784</text:p>
              </table:table-cell>
              <table:table-cell office:value-type="float" office:value="0.012965">
                <text:p>0.0129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2000">
                <text:p>612000</text:p>
              </table:table-cell>
              <table:table-cell office:value-type="float" office:value="NaN">
                <text:p>NaN</text:p>
              </table:table-cell>
              <table:table-cell office:value-type="float" office:value="0.100128">
                <text:p>0.100128</text:p>
              </table:table-cell>
              <table:table-cell office:value-type="float" office:value="0.00287264">
                <text:p>0.00287264</text:p>
              </table:table-cell>
              <table:table-cell office:value-type="float" office:value="0.0189586">
                <text:p>0.0189586</text:p>
              </table:table-cell>
              <table:table-cell office:value-type="float" office:value="0.0113319">
                <text:p>0.01133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1000">
                <text:p>611000</text:p>
              </table:table-cell>
              <table:table-cell office:value-type="float" office:value="NaN">
                <text:p>NaN</text:p>
              </table:table-cell>
              <table:table-cell office:value-type="float" office:value="0.104577">
                <text:p>0.104577</text:p>
              </table:table-cell>
              <table:table-cell office:value-type="float" office:value="0.00340359">
                <text:p>0.00340359</text:p>
              </table:table-cell>
              <table:table-cell office:value-type="float" office:value="0.0163117">
                <text:p>0.0163117</text:p>
              </table:table-cell>
              <table:table-cell office:value-type="float" office:value="0.0114171">
                <text:p>0.01141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0000">
                <text:p>610000</text:p>
              </table:table-cell>
              <table:table-cell office:value-type="float" office:value="NaN">
                <text:p>NaN</text:p>
              </table:table-cell>
              <table:table-cell office:value-type="float" office:value="0.0993855">
                <text:p>0.0993855</text:p>
              </table:table-cell>
              <table:table-cell office:value-type="float" office:value="0.00287343">
                <text:p>0.00287343</text:p>
              </table:table-cell>
              <table:table-cell office:value-type="float" office:value="0.0161333">
                <text:p>0.0161333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09000">
                <text:p>609000</text:p>
              </table:table-cell>
              <table:table-cell office:value-type="float" office:value="NaN">
                <text:p>NaN</text:p>
              </table:table-cell>
              <table:table-cell office:value-type="float" office:value="0.101062">
                <text:p>0.101062</text:p>
              </table:table-cell>
              <table:table-cell office:value-type="float" office:value="0.00284896">
                <text:p>0.00284896</text:p>
              </table:table-cell>
              <table:table-cell office:value-type="float" office:value="0.0170251">
                <text:p>0.0170251</text:p>
              </table:table-cell>
              <table:table-cell office:value-type="float" office:value="0.00997313">
                <text:p>0.009973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8000">
                <text:p>608000</text:p>
              </table:table-cell>
              <table:table-cell office:value-type="float" office:value="NaN">
                <text:p>NaN</text:p>
              </table:table-cell>
              <table:table-cell office:value-type="float" office:value="0.0987799">
                <text:p>0.0987799</text:p>
              </table:table-cell>
              <table:table-cell office:value-type="float" office:value="0.00286751">
                <text:p>0.00286751</text:p>
              </table:table-cell>
              <table:table-cell office:value-type="float" office:value="0.0163761">
                <text:p>0.0163761</text:p>
              </table:table-cell>
              <table:table-cell office:value-type="float" office:value="0.0112012">
                <text:p>0.0112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7000">
                <text:p>607000</text:p>
              </table:table-cell>
              <table:table-cell office:value-type="float" office:value="NaN">
                <text:p>NaN</text:p>
              </table:table-cell>
              <table:table-cell office:value-type="float" office:value="0.0988727">
                <text:p>0.0988727</text:p>
              </table:table-cell>
              <table:table-cell office:value-type="float" office:value="0.00283988">
                <text:p>0.00283988</text:p>
              </table:table-cell>
              <table:table-cell office:value-type="float" office:value="0.0169485">
                <text:p>0.0169485</text:p>
              </table:table-cell>
              <table:table-cell office:value-type="float" office:value="0.0106253">
                <text:p>0.01062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6000">
                <text:p>606000</text:p>
              </table:table-cell>
              <table:table-cell office:value-type="float" office:value="NaN">
                <text:p>NaN</text:p>
              </table:table-cell>
              <table:table-cell office:value-type="float" office:value="0.0976655">
                <text:p>0.0976655</text:p>
              </table:table-cell>
              <table:table-cell office:value-type="float" office:value="0.00285804">
                <text:p>0.00285804</text:p>
              </table:table-cell>
              <table:table-cell office:value-type="float" office:value="0.0160926">
                <text:p>0.0160926</text:p>
              </table:table-cell>
              <table:table-cell office:value-type="float" office:value="0.01003">
                <text:p>0.010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05000">
                <text:p>605000</text:p>
              </table:table-cell>
              <table:table-cell office:value-type="float" office:value="NaN">
                <text:p>NaN</text:p>
              </table:table-cell>
              <table:table-cell office:value-type="float" office:value="0.0991648">
                <text:p>0.0991648</text:p>
              </table:table-cell>
              <table:table-cell office:value-type="float" office:value="0.00289317">
                <text:p>0.00289317</text:p>
              </table:table-cell>
              <table:table-cell office:value-type="float" office:value="0.0161957">
                <text:p>0.0161957</text:p>
              </table:table-cell>
              <table:table-cell office:value-type="float" office:value="0.0104832">
                <text:p>0.01048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4000">
                <text:p>604000</text:p>
              </table:table-cell>
              <table:table-cell office:value-type="float" office:value="NaN">
                <text:p>NaN</text:p>
              </table:table-cell>
              <table:table-cell office:value-type="float" office:value="0.0981637">
                <text:p>0.0981637</text:p>
              </table:table-cell>
              <table:table-cell office:value-type="float" office:value="0.00287856">
                <text:p>0.00287856</text:p>
              </table:table-cell>
              <table:table-cell office:value-type="float" office:value="0.0169023">
                <text:p>0.0169023</text:p>
              </table:table-cell>
              <table:table-cell office:value-type="float" office:value="0.0099901">
                <text:p>0.0099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03000">
                <text:p>603000</text:p>
              </table:table-cell>
              <table:table-cell office:value-type="float" office:value="NaN">
                <text:p>NaN</text:p>
              </table:table-cell>
              <table:table-cell office:value-type="float" office:value="0.10118">
                <text:p>0.10118</text:p>
              </table:table-cell>
              <table:table-cell office:value-type="float" office:value="0.00286396">
                <text:p>0.00286396</text:p>
              </table:table-cell>
              <table:table-cell office:value-type="float" office:value="0.0168541">
                <text:p>0.0168541</text:p>
              </table:table-cell>
              <table:table-cell office:value-type="float" office:value="0.00967232">
                <text:p>0.009672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2000">
                <text:p>602000</text:p>
              </table:table-cell>
              <table:table-cell office:value-type="float" office:value="NaN">
                <text:p>NaN</text:p>
              </table:table-cell>
              <table:table-cell office:value-type="float" office:value="0.0988901">
                <text:p>0.0988901</text:p>
              </table:table-cell>
              <table:table-cell office:value-type="float" office:value="0.00285764">
                <text:p>0.00285764</text:p>
              </table:table-cell>
              <table:table-cell office:value-type="float" office:value="0.0172674">
                <text:p>0.0172674</text:p>
              </table:table-cell>
              <table:table-cell office:value-type="float" office:value="0.00866017">
                <text:p>0.008660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01000">
                <text:p>601000</text:p>
              </table:table-cell>
              <table:table-cell office:value-type="float" office:value="NaN">
                <text:p>NaN</text:p>
              </table:table-cell>
              <table:table-cell office:value-type="float" office:value="0.0979715">
                <text:p>0.0979715</text:p>
              </table:table-cell>
              <table:table-cell office:value-type="float" office:value="0.00283396">
                <text:p>0.00283396</text:p>
              </table:table-cell>
              <table:table-cell office:value-type="float" office:value="0.0167037">
                <text:p>0.0167037</text:p>
              </table:table-cell>
              <table:table-cell office:value-type="float" office:value="0.00998734">
                <text:p>0.009987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0.0993247">
                <text:p>0.0993247</text:p>
              </table:table-cell>
              <table:table-cell office:value-type="float" office:value="0.00283198">
                <text:p>0.00283198</text:p>
              </table:table-cell>
              <table:table-cell office:value-type="float" office:value="0.016761">
                <text:p>0.016761</text:p>
              </table:table-cell>
              <table:table-cell office:value-type="float" office:value="0.0109509">
                <text:p>0.01095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99000">
                <text:p>599000</text:p>
              </table:table-cell>
              <table:table-cell office:value-type="float" office:value="NaN">
                <text:p>NaN</text:p>
              </table:table-cell>
              <table:table-cell office:value-type="float" office:value="0.0981866">
                <text:p>0.0981866</text:p>
              </table:table-cell>
              <table:table-cell office:value-type="float" office:value="0.00349241">
                <text:p>0.00349241</text:p>
              </table:table-cell>
              <table:table-cell office:value-type="float" office:value="0.0169181">
                <text:p>0.0169181</text:p>
              </table:table-cell>
              <table:table-cell office:value-type="float" office:value="0.00985668">
                <text:p>0.009856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98000">
                <text:p>598000</text:p>
              </table:table-cell>
              <table:table-cell office:value-type="float" office:value="NaN">
                <text:p>NaN</text:p>
              </table:table-cell>
              <table:table-cell office:value-type="float" office:value="0.0996133">
                <text:p>0.0996133</text:p>
              </table:table-cell>
              <table:table-cell office:value-type="float" office:value="0.00297173">
                <text:p>0.00297173</text:p>
              </table:table-cell>
              <table:table-cell office:value-type="float" office:value="0.0161223">
                <text:p>0.0161223</text:p>
              </table:table-cell>
              <table:table-cell office:value-type="float" office:value="0.0103016">
                <text:p>0.01030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7000">
                <text:p>597000</text:p>
              </table:table-cell>
              <table:table-cell office:value-type="float" office:value="NaN">
                <text:p>NaN</text:p>
              </table:table-cell>
              <table:table-cell office:value-type="float" office:value="0.0971602">
                <text:p>0.0971602</text:p>
              </table:table-cell>
              <table:table-cell office:value-type="float" office:value="0.00293028">
                <text:p>0.00293028</text:p>
              </table:table-cell>
              <table:table-cell office:value-type="float" office:value="0.0166966">
                <text:p>0.0166966</text:p>
              </table:table-cell>
              <table:table-cell office:value-type="float" office:value="0.00922704">
                <text:p>0.009227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6000">
                <text:p>596000</text:p>
              </table:table-cell>
              <table:table-cell office:value-type="float" office:value="NaN">
                <text:p>NaN</text:p>
              </table:table-cell>
              <table:table-cell office:value-type="float" office:value="0.0969972">
                <text:p>0.0969972</text:p>
              </table:table-cell>
              <table:table-cell office:value-type="float" office:value="0.00289593">
                <text:p>0.00289593</text:p>
              </table:table-cell>
              <table:table-cell office:value-type="float" office:value="0.0158183">
                <text:p>0.0158183</text:p>
              </table:table-cell>
              <table:table-cell office:value-type="float" office:value="0.0106028">
                <text:p>0.0106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5000">
                <text:p>595000</text:p>
              </table:table-cell>
              <table:table-cell office:value-type="float" office:value="NaN">
                <text:p>NaN</text:p>
              </table:table-cell>
              <table:table-cell office:value-type="float" office:value="0.0975538">
                <text:p>0.0975538</text:p>
              </table:table-cell>
              <table:table-cell office:value-type="float" office:value="0.00288606">
                <text:p>0.00288606</text:p>
              </table:table-cell>
              <table:table-cell office:value-type="float" office:value="0.0157607">
                <text:p>0.0157607</text:p>
              </table:table-cell>
              <table:table-cell office:value-type="float" office:value="0.00950732">
                <text:p>0.009507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4000">
                <text:p>594000</text:p>
              </table:table-cell>
              <table:table-cell office:value-type="float" office:value="NaN">
                <text:p>NaN</text:p>
              </table:table-cell>
              <table:table-cell office:value-type="float" office:value="0.0968456">
                <text:p>0.0968456</text:p>
              </table:table-cell>
              <table:table-cell office:value-type="float" office:value="0.0033424">
                <text:p>0.0033424</text:p>
              </table:table-cell>
              <table:table-cell office:value-type="float" office:value="0.0162671">
                <text:p>0.0162671</text:p>
              </table:table-cell>
              <table:table-cell office:value-type="float" office:value="0.0118632">
                <text:p>0.01186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3000">
                <text:p>593000</text:p>
              </table:table-cell>
              <table:table-cell office:value-type="float" office:value="NaN">
                <text:p>NaN</text:p>
              </table:table-cell>
              <table:table-cell office:value-type="float" office:value="0.0963403">
                <text:p>0.0963403</text:p>
              </table:table-cell>
              <table:table-cell office:value-type="float" office:value="0.00294291">
                <text:p>0.00294291</text:p>
              </table:table-cell>
              <table:table-cell office:value-type="float" office:value="0.0163244">
                <text:p>0.0163244</text:p>
              </table:table-cell>
              <table:table-cell office:value-type="float" office:value="0.0105996">
                <text:p>0.01059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000">
                <text:p>592000</text:p>
              </table:table-cell>
              <table:table-cell office:value-type="float" office:value="NaN">
                <text:p>NaN</text:p>
              </table:table-cell>
              <table:table-cell office:value-type="float" office:value="0.0992461">
                <text:p>0.0992461</text:p>
              </table:table-cell>
              <table:table-cell office:value-type="float" office:value="0.00316555">
                <text:p>0.00316555</text:p>
              </table:table-cell>
              <table:table-cell office:value-type="float" office:value="0.0162482">
                <text:p>0.0162482</text:p>
              </table:table-cell>
              <table:table-cell office:value-type="float" office:value="0.0100809">
                <text:p>0.01008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1000">
                <text:p>591000</text:p>
              </table:table-cell>
              <table:table-cell office:value-type="float" office:value="NaN">
                <text:p>NaN</text:p>
              </table:table-cell>
              <table:table-cell office:value-type="float" office:value="0.0968567">
                <text:p>0.0968567</text:p>
              </table:table-cell>
              <table:table-cell office:value-type="float" office:value="0.0034032">
                <text:p>0.0034032</text:p>
              </table:table-cell>
              <table:table-cell office:value-type="float" office:value="0.0160504">
                <text:p>0.0160504</text:p>
              </table:table-cell>
              <table:table-cell office:value-type="float" office:value="0.00940428">
                <text:p>0.00940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0000">
                <text:p>590000</text:p>
              </table:table-cell>
              <table:table-cell office:value-type="float" office:value="NaN">
                <text:p>NaN</text:p>
              </table:table-cell>
              <table:table-cell office:value-type="float" office:value="0.0971808">
                <text:p>0.0971808</text:p>
              </table:table-cell>
              <table:table-cell office:value-type="float" office:value="0.00312766">
                <text:p>0.00312766</text:p>
              </table:table-cell>
              <table:table-cell office:value-type="float" office:value="0.0160445">
                <text:p>0.0160445</text:p>
              </table:table-cell>
              <table:table-cell office:value-type="float" office:value="0.00981009">
                <text:p>0.009810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9000">
                <text:p>589000</text:p>
              </table:table-cell>
              <table:table-cell office:value-type="float" office:value="NaN">
                <text:p>NaN</text:p>
              </table:table-cell>
              <table:table-cell office:value-type="float" office:value="0.0962953">
                <text:p>0.0962953</text:p>
              </table:table-cell>
              <table:table-cell office:value-type="float" office:value="0.00325872">
                <text:p>0.00325872</text:p>
              </table:table-cell>
              <table:table-cell office:value-type="float" office:value="0.0171648">
                <text:p>0.0171648</text:p>
              </table:table-cell>
              <table:table-cell office:value-type="float" office:value="0.00919862">
                <text:p>0.009198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88000">
                <text:p>588000</text:p>
              </table:table-cell>
              <table:table-cell office:value-type="float" office:value="NaN">
                <text:p>NaN</text:p>
              </table:table-cell>
              <table:table-cell office:value-type="float" office:value="0.0974184">
                <text:p>0.0974184</text:p>
              </table:table-cell>
              <table:table-cell office:value-type="float" office:value="0.00431745">
                <text:p>0.00431745</text:p>
              </table:table-cell>
              <table:table-cell office:value-type="float" office:value="0.0169114">
                <text:p>0.0169114</text:p>
              </table:table-cell>
              <table:table-cell office:value-type="float" office:value="0.0105293">
                <text:p>0.01052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87000">
                <text:p>587000</text:p>
              </table:table-cell>
              <table:table-cell office:value-type="float" office:value="NaN">
                <text:p>NaN</text:p>
              </table:table-cell>
              <table:table-cell office:value-type="float" office:value="0.0959341">
                <text:p>0.0959341</text:p>
              </table:table-cell>
              <table:table-cell office:value-type="float" office:value="0.00346438">
                <text:p>0.00346438</text:p>
              </table:table-cell>
              <table:table-cell office:value-type="float" office:value="0.0167389">
                <text:p>0.0167389</text:p>
              </table:table-cell>
              <table:table-cell office:value-type="float" office:value="0.00915046">
                <text:p>0.009150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86000">
                <text:p>586000</text:p>
              </table:table-cell>
              <table:table-cell office:value-type="float" office:value="NaN">
                <text:p>NaN</text:p>
              </table:table-cell>
              <table:table-cell office:value-type="float" office:value="0.0957099">
                <text:p>0.0957099</text:p>
              </table:table-cell>
              <table:table-cell office:value-type="float" office:value="0.00326424">
                <text:p>0.00326424</text:p>
              </table:table-cell>
              <table:table-cell office:value-type="float" office:value="0.0162103">
                <text:p>0.0162103</text:p>
              </table:table-cell>
              <table:table-cell office:value-type="float" office:value="0.00869767">
                <text:p>0.008697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85000">
                <text:p>585000</text:p>
              </table:table-cell>
              <table:table-cell office:value-type="float" office:value="NaN">
                <text:p>NaN</text:p>
              </table:table-cell>
              <table:table-cell office:value-type="float" office:value="0.0982273">
                <text:p>0.0982273</text:p>
              </table:table-cell>
              <table:table-cell office:value-type="float" office:value="0.00310752">
                <text:p>0.00310752</text:p>
              </table:table-cell>
              <table:table-cell office:value-type="float" office:value="0.0163046">
                <text:p>0.0163046</text:p>
              </table:table-cell>
              <table:table-cell office:value-type="float" office:value="0.00841581">
                <text:p>0.008415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84000">
                <text:p>584000</text:p>
              </table:table-cell>
              <table:table-cell office:value-type="float" office:value="NaN">
                <text:p>NaN</text:p>
              </table:table-cell>
              <table:table-cell office:value-type="float" office:value="0.0950783">
                <text:p>0.0950783</text:p>
              </table:table-cell>
              <table:table-cell office:value-type="float" office:value="0.00395309">
                <text:p>0.00395309</text:p>
              </table:table-cell>
              <table:table-cell office:value-type="float" office:value="0.0161684">
                <text:p>0.0161684</text:p>
              </table:table-cell>
              <table:table-cell office:value-type="float" office:value="0.00843634">
                <text:p>0.008436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83000">
                <text:p>583000</text:p>
              </table:table-cell>
              <table:table-cell office:value-type="float" office:value="NaN">
                <text:p>NaN</text:p>
              </table:table-cell>
              <table:table-cell office:value-type="float" office:value="0.0953266">
                <text:p>0.0953266</text:p>
              </table:table-cell>
              <table:table-cell office:value-type="float" office:value="0.00306094">
                <text:p>0.00306094</text:p>
              </table:table-cell>
              <table:table-cell office:value-type="float" office:value="0.0163338">
                <text:p>0.0163338</text:p>
              </table:table-cell>
              <table:table-cell office:value-type="float" office:value="0.00913546">
                <text:p>0.009135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82000">
                <text:p>582000</text:p>
              </table:table-cell>
              <table:table-cell office:value-type="float" office:value="NaN">
                <text:p>NaN</text:p>
              </table:table-cell>
              <table:table-cell office:value-type="float" office:value="0.0946224">
                <text:p>0.0946224</text:p>
              </table:table-cell>
              <table:table-cell office:value-type="float" office:value="0.00299344">
                <text:p>0.00299344</text:p>
              </table:table-cell>
              <table:table-cell office:value-type="float" office:value="0.0164207">
                <text:p>0.0164207</text:p>
              </table:table-cell>
              <table:table-cell office:value-type="float" office:value="0.0092298">
                <text:p>0.00922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81000">
                <text:p>581000</text:p>
              </table:table-cell>
              <table:table-cell office:value-type="float" office:value="NaN">
                <text:p>NaN</text:p>
              </table:table-cell>
              <table:table-cell office:value-type="float" office:value="0.0958212">
                <text:p>0.0958212</text:p>
              </table:table-cell>
              <table:table-cell office:value-type="float" office:value="0.00294488">
                <text:p>0.00294488</text:p>
              </table:table-cell>
              <table:table-cell office:value-type="float" office:value="0.0160299">
                <text:p>0.0160299</text:p>
              </table:table-cell>
              <table:table-cell office:value-type="float" office:value="0.00890847">
                <text:p>0.008908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0000">
                <text:p>580000</text:p>
              </table:table-cell>
              <table:table-cell office:value-type="float" office:value="NaN">
                <text:p>NaN</text:p>
              </table:table-cell>
              <table:table-cell office:value-type="float" office:value="0.0939892">
                <text:p>0.0939892</text:p>
              </table:table-cell>
              <table:table-cell office:value-type="float" office:value="0.00293699">
                <text:p>0.00293699</text:p>
              </table:table-cell>
              <table:table-cell office:value-type="float" office:value="0.0154531">
                <text:p>0.0154531</text:p>
              </table:table-cell>
              <table:table-cell office:value-type="float" office:value="0.00897124">
                <text:p>0.008971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9000">
                <text:p>579000</text:p>
              </table:table-cell>
              <table:table-cell office:value-type="float" office:value="NaN">
                <text:p>NaN</text:p>
              </table:table-cell>
              <table:table-cell office:value-type="float" office:value="0.0968835">
                <text:p>0.0968835</text:p>
              </table:table-cell>
              <table:table-cell office:value-type="float" office:value="0.00404033">
                <text:p>0.00404033</text:p>
              </table:table-cell>
              <table:table-cell office:value-type="float" office:value="0.0159091">
                <text:p>0.0159091</text:p>
              </table:table-cell>
              <table:table-cell office:value-type="float" office:value="0.00934744">
                <text:p>0.00934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8000">
                <text:p>578000</text:p>
              </table:table-cell>
              <table:table-cell office:value-type="float" office:value="NaN">
                <text:p>NaN</text:p>
              </table:table-cell>
              <table:table-cell office:value-type="float" office:value="0.0955579">
                <text:p>0.0955579</text:p>
              </table:table-cell>
              <table:table-cell office:value-type="float" office:value="0.00312331">
                <text:p>0.00312331</text:p>
              </table:table-cell>
              <table:table-cell office:value-type="float" office:value="0.0159497">
                <text:p>0.0159497</text:p>
              </table:table-cell>
              <table:table-cell office:value-type="float" office:value="0.00878768">
                <text:p>0.008787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77000">
                <text:p>577000</text:p>
              </table:table-cell>
              <table:table-cell office:value-type="float" office:value="NaN">
                <text:p>NaN</text:p>
              </table:table-cell>
              <table:table-cell office:value-type="float" office:value="0.0944455">
                <text:p>0.0944455</text:p>
              </table:table-cell>
              <table:table-cell office:value-type="float" office:value="0.00298357">
                <text:p>0.00298357</text:p>
              </table:table-cell>
              <table:table-cell office:value-type="float" office:value="0.0166461">
                <text:p>0.0166461</text:p>
              </table:table-cell>
              <table:table-cell office:value-type="float" office:value="0.00888755">
                <text:p>0.008887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76000">
                <text:p>576000</text:p>
              </table:table-cell>
              <table:table-cell office:value-type="float" office:value="NaN">
                <text:p>NaN</text:p>
              </table:table-cell>
              <table:table-cell office:value-type="float" office:value="0.0956625">
                <text:p>0.0956625</text:p>
              </table:table-cell>
              <table:table-cell office:value-type="float" office:value="0.0029437">
                <text:p>0.0029437</text:p>
              </table:table-cell>
              <table:table-cell office:value-type="float" office:value="0.0169722">
                <text:p>0.0169722</text:p>
              </table:table-cell>
              <table:table-cell office:value-type="float" office:value="0.00820186">
                <text:p>0.008201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75000">
                <text:p>575000</text:p>
              </table:table-cell>
              <table:table-cell office:value-type="float" office:value="NaN">
                <text:p>NaN</text:p>
              </table:table-cell>
              <table:table-cell office:value-type="float" office:value="0.0937499">
                <text:p>0.0937499</text:p>
              </table:table-cell>
              <table:table-cell office:value-type="float" office:value="0.00293738">
                <text:p>0.00293738</text:p>
              </table:table-cell>
              <table:table-cell office:value-type="float" office:value="0.0158436">
                <text:p>0.0158436</text:p>
              </table:table-cell>
              <table:table-cell office:value-type="float" office:value="0.00853898">
                <text:p>0.008538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74000">
                <text:p>574000</text:p>
              </table:table-cell>
              <table:table-cell office:value-type="float" office:value="NaN">
                <text:p>NaN</text:p>
              </table:table-cell>
              <table:table-cell office:value-type="float" office:value="0.0945213">
                <text:p>0.0945213</text:p>
              </table:table-cell>
              <table:table-cell office:value-type="float" office:value="0.00326345">
                <text:p>0.00326345</text:p>
              </table:table-cell>
              <table:table-cell office:value-type="float" office:value="0.0160192">
                <text:p>0.0160192</text:p>
              </table:table-cell>
              <table:table-cell office:value-type="float" office:value="0.00839647">
                <text:p>0.008396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3000">
                <text:p>573000</text:p>
              </table:table-cell>
              <table:table-cell office:value-type="float" office:value="NaN">
                <text:p>NaN</text:p>
              </table:table-cell>
              <table:table-cell office:value-type="float" office:value="0.0927705">
                <text:p>0.0927705</text:p>
              </table:table-cell>
              <table:table-cell office:value-type="float" office:value="0.00357965">
                <text:p>0.00357965</text:p>
              </table:table-cell>
              <table:table-cell office:value-type="float" office:value="0.0159217">
                <text:p>0.0159217</text:p>
              </table:table-cell>
              <table:table-cell office:value-type="float" office:value="0.00946152">
                <text:p>0.0094615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2000">
                <text:p>572000</text:p>
              </table:table-cell>
              <table:table-cell office:value-type="float" office:value="NaN">
                <text:p>NaN</text:p>
              </table:table-cell>
              <table:table-cell office:value-type="float" office:value="0.095222">
                <text:p>0.095222</text:p>
              </table:table-cell>
              <table:table-cell office:value-type="float" office:value="0.00300844">
                <text:p>0.00300844</text:p>
              </table:table-cell>
              <table:table-cell office:value-type="float" office:value="0.0156959">
                <text:p>0.0156959</text:p>
              </table:table-cell>
              <table:table-cell office:value-type="float" office:value="0.00930086">
                <text:p>0.00930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1000">
                <text:p>571000</text:p>
              </table:table-cell>
              <table:table-cell office:value-type="float" office:value="NaN">
                <text:p>NaN</text:p>
              </table:table-cell>
              <table:table-cell office:value-type="float" office:value="0.0919672">
                <text:p>0.0919672</text:p>
              </table:table-cell>
              <table:table-cell office:value-type="float" office:value="0.00293501">
                <text:p>0.00293501</text:p>
              </table:table-cell>
              <table:table-cell office:value-type="float" office:value="0.0158266">
                <text:p>0.0158266</text:p>
              </table:table-cell>
              <table:table-cell office:value-type="float" office:value="0.00993957">
                <text:p>0.009939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0000">
                <text:p>570000</text:p>
              </table:table-cell>
              <table:table-cell office:value-type="float" office:value="NaN">
                <text:p>NaN</text:p>
              </table:table-cell>
              <table:table-cell office:value-type="float" office:value="0.09221">
                <text:p>0.09221</text:p>
              </table:table-cell>
              <table:table-cell office:value-type="float" office:value="0.00293975">
                <text:p>0.00293975</text:p>
              </table:table-cell>
              <table:table-cell office:value-type="float" office:value="0.0153094">
                <text:p>0.0153094</text:p>
              </table:table-cell>
              <table:table-cell office:value-type="float" office:value="0.010358">
                <text:p>0.0103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9000">
                <text:p>569000</text:p>
              </table:table-cell>
              <table:table-cell office:value-type="float" office:value="NaN">
                <text:p>NaN</text:p>
              </table:table-cell>
              <table:table-cell office:value-type="float" office:value="0.0925736">
                <text:p>0.0925736</text:p>
              </table:table-cell>
              <table:table-cell office:value-type="float" office:value="0.00287264">
                <text:p>0.00287264</text:p>
              </table:table-cell>
              <table:table-cell office:value-type="float" office:value="0.0158396">
                <text:p>0.0158396</text:p>
              </table:table-cell>
              <table:table-cell office:value-type="float" office:value="0.00999918">
                <text:p>0.009999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8000">
                <text:p>568000</text:p>
              </table:table-cell>
              <table:table-cell office:value-type="float" office:value="NaN">
                <text:p>NaN</text:p>
              </table:table-cell>
              <table:table-cell office:value-type="float" office:value="0.0929348">
                <text:p>0.0929348</text:p>
              </table:table-cell>
              <table:table-cell office:value-type="float" office:value="0.00363373">
                <text:p>0.00363373</text:p>
              </table:table-cell>
              <table:table-cell office:value-type="float" office:value="0.0155842">
                <text:p>0.0155842</text:p>
              </table:table-cell>
              <table:table-cell office:value-type="float" office:value="0.00994352">
                <text:p>0.009943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7000">
                <text:p>567000</text:p>
              </table:table-cell>
              <table:table-cell office:value-type="float" office:value="NaN">
                <text:p>NaN</text:p>
              </table:table-cell>
              <table:table-cell office:value-type="float" office:value="0.0932281">
                <text:p>0.0932281</text:p>
              </table:table-cell>
              <table:table-cell office:value-type="float" office:value="0.00296146">
                <text:p>0.00296146</text:p>
              </table:table-cell>
              <table:table-cell office:value-type="float" office:value="0.0152905">
                <text:p>0.0152905</text:p>
              </table:table-cell>
              <table:table-cell office:value-type="float" office:value="0.00850977">
                <text:p>0.008509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6000">
                <text:p>566000</text:p>
              </table:table-cell>
              <table:table-cell office:value-type="float" office:value="NaN">
                <text:p>NaN</text:p>
              </table:table-cell>
              <table:table-cell office:value-type="float" office:value="0.0918038">
                <text:p>0.0918038</text:p>
              </table:table-cell>
              <table:table-cell office:value-type="float" office:value="0.00291488">
                <text:p>0.00291488</text:p>
              </table:table-cell>
              <table:table-cell office:value-type="float" office:value="0.0158353">
                <text:p>0.0158353</text:p>
              </table:table-cell>
              <table:table-cell office:value-type="float" office:value="0.00914375">
                <text:p>0.009143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5000">
                <text:p>565000</text:p>
              </table:table-cell>
              <table:table-cell office:value-type="float" office:value="NaN">
                <text:p>NaN</text:p>
              </table:table-cell>
              <table:table-cell office:value-type="float" office:value="0.0943081">
                <text:p>0.0943081</text:p>
              </table:table-cell>
              <table:table-cell office:value-type="float" office:value="0.00289593">
                <text:p>0.00289593</text:p>
              </table:table-cell>
              <table:table-cell office:value-type="float" office:value="0.015135">
                <text:p>0.015135</text:p>
              </table:table-cell>
              <table:table-cell office:value-type="float" office:value="0.00868662">
                <text:p>0.008686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4000">
                <text:p>564000</text:p>
              </table:table-cell>
              <table:table-cell office:value-type="float" office:value="NaN">
                <text:p>NaN</text:p>
              </table:table-cell>
              <table:table-cell office:value-type="float" office:value="0.0895106">
                <text:p>0.0895106</text:p>
              </table:table-cell>
              <table:table-cell office:value-type="float" office:value="0.00291449">
                <text:p>0.00291449</text:p>
              </table:table-cell>
              <table:table-cell office:value-type="float" office:value="0.0150292">
                <text:p>0.0150292</text:p>
              </table:table-cell>
              <table:table-cell office:value-type="float" office:value="0.00949982">
                <text:p>0.009499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3000">
                <text:p>563000</text:p>
              </table:table-cell>
              <table:table-cell office:value-type="float" office:value="NaN">
                <text:p>NaN</text:p>
              </table:table-cell>
              <table:table-cell office:value-type="float" office:value="0.0922096">
                <text:p>0.0922096</text:p>
              </table:table-cell>
              <table:table-cell office:value-type="float" office:value="0.00333175">
                <text:p>0.00333175</text:p>
              </table:table-cell>
              <table:table-cell office:value-type="float" office:value="0.0167772">
                <text:p>0.0167772</text:p>
              </table:table-cell>
              <table:table-cell office:value-type="float" office:value="0.0087332">
                <text:p>0.00873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000">
                <text:p>562000</text:p>
              </table:table-cell>
              <table:table-cell office:value-type="float" office:value="NaN">
                <text:p>NaN</text:p>
              </table:table-cell>
              <table:table-cell office:value-type="float" office:value="0.0922522">
                <text:p>0.0922522</text:p>
              </table:table-cell>
              <table:table-cell office:value-type="float" office:value="0.0034407">
                <text:p>0.0034407</text:p>
              </table:table-cell>
              <table:table-cell office:value-type="float" office:value="0.0168877">
                <text:p>0.0168877</text:p>
              </table:table-cell>
              <table:table-cell office:value-type="float" office:value="0.00905808">
                <text:p>0.009058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1000">
                <text:p>561000</text:p>
              </table:table-cell>
              <table:table-cell office:value-type="float" office:value="NaN">
                <text:p>NaN</text:p>
              </table:table-cell>
              <table:table-cell office:value-type="float" office:value="0.0935612">
                <text:p>0.0935612</text:p>
              </table:table-cell>
              <table:table-cell office:value-type="float" office:value="0.00296225">
                <text:p>0.00296225</text:p>
              </table:table-cell>
              <table:table-cell office:value-type="float" office:value="0.0156943">
                <text:p>0.0156943</text:p>
              </table:table-cell>
              <table:table-cell office:value-type="float" office:value="0.00966403">
                <text:p>0.009664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0000">
                <text:p>560000</text:p>
              </table:table-cell>
              <table:table-cell office:value-type="float" office:value="NaN">
                <text:p>NaN</text:p>
              </table:table-cell>
              <table:table-cell office:value-type="float" office:value="0.0918259">
                <text:p>0.0918259</text:p>
              </table:table-cell>
              <table:table-cell office:value-type="float" office:value="0.00294607">
                <text:p>0.00294607</text:p>
              </table:table-cell>
              <table:table-cell office:value-type="float" office:value="0.0155337">
                <text:p>0.0155337</text:p>
              </table:table-cell>
              <table:table-cell office:value-type="float" office:value="0.00871938">
                <text:p>0.008719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59000">
                <text:p>559000</text:p>
              </table:table-cell>
              <table:table-cell office:value-type="float" office:value="NaN">
                <text:p>NaN</text:p>
              </table:table-cell>
              <table:table-cell office:value-type="float" office:value="0.0924267">
                <text:p>0.0924267</text:p>
              </table:table-cell>
              <table:table-cell office:value-type="float" office:value="0.00294212">
                <text:p>0.00294212</text:p>
              </table:table-cell>
              <table:table-cell office:value-type="float" office:value="0.0151792">
                <text:p>0.0151792</text:p>
              </table:table-cell>
              <table:table-cell office:value-type="float" office:value="0.00844858">
                <text:p>0.008448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58000">
                <text:p>558000</text:p>
              </table:table-cell>
              <table:table-cell office:value-type="float" office:value="NaN">
                <text:p>NaN</text:p>
              </table:table-cell>
              <table:table-cell office:value-type="float" office:value="0.0947712">
                <text:p>0.0947712</text:p>
              </table:table-cell>
              <table:table-cell office:value-type="float" office:value="0.00290304">
                <text:p>0.00290304</text:p>
              </table:table-cell>
              <table:table-cell office:value-type="float" office:value="0.0152992">
                <text:p>0.0152992</text:p>
              </table:table-cell>
              <table:table-cell office:value-type="float" office:value="0.00791211">
                <text:p>0.007912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7000">
                <text:p>557000</text:p>
              </table:table-cell>
              <table:table-cell office:value-type="float" office:value="NaN">
                <text:p>NaN</text:p>
              </table:table-cell>
              <table:table-cell office:value-type="float" office:value="0.0924788">
                <text:p>0.0924788</text:p>
              </table:table-cell>
              <table:table-cell office:value-type="float" office:value="0.0032974">
                <text:p>0.0032974</text:p>
              </table:table-cell>
              <table:table-cell office:value-type="float" office:value="0.0155199">
                <text:p>0.0155199</text:p>
              </table:table-cell>
              <table:table-cell office:value-type="float" office:value="0.00825199">
                <text:p>0.008251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6000">
                <text:p>556000</text:p>
              </table:table-cell>
              <table:table-cell office:value-type="float" office:value="NaN">
                <text:p>NaN</text:p>
              </table:table-cell>
              <table:table-cell office:value-type="float" office:value="0.0923774">
                <text:p>0.0923774</text:p>
              </table:table-cell>
              <table:table-cell office:value-type="float" office:value="0.00287659">
                <text:p>0.00287659</text:p>
              </table:table-cell>
              <table:table-cell office:value-type="float" office:value="0.0158507">
                <text:p>0.0158507</text:p>
              </table:table-cell>
              <table:table-cell office:value-type="float" office:value="0.00827607">
                <text:p>0.008276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5000">
                <text:p>555000</text:p>
              </table:table-cell>
              <table:table-cell office:value-type="float" office:value="NaN">
                <text:p>NaN</text:p>
              </table:table-cell>
              <table:table-cell office:value-type="float" office:value="0.0909503">
                <text:p>0.0909503</text:p>
              </table:table-cell>
              <table:table-cell office:value-type="float" office:value="0.00287264">
                <text:p>0.00287264</text:p>
              </table:table-cell>
              <table:table-cell office:value-type="float" office:value="0.0153201">
                <text:p>0.0153201</text:p>
              </table:table-cell>
              <table:table-cell office:value-type="float" office:value="0.00876438">
                <text:p>0.008764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4000">
                <text:p>554000</text:p>
              </table:table-cell>
              <table:table-cell office:value-type="float" office:value="NaN">
                <text:p>NaN</text:p>
              </table:table-cell>
              <table:table-cell office:value-type="float" office:value="0.092512">
                <text:p>0.092512</text:p>
              </table:table-cell>
              <table:table-cell office:value-type="float" office:value="0.00289041">
                <text:p>0.00289041</text:p>
              </table:table-cell>
              <table:table-cell office:value-type="float" office:value="0.0147114">
                <text:p>0.0147114</text:p>
              </table:table-cell>
              <table:table-cell office:value-type="float" office:value="0.00841621">
                <text:p>0.008416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3000">
                <text:p>553000</text:p>
              </table:table-cell>
              <table:table-cell office:value-type="float" office:value="NaN">
                <text:p>NaN</text:p>
              </table:table-cell>
              <table:table-cell office:value-type="float" office:value="0.0907956">
                <text:p>0.0907956</text:p>
              </table:table-cell>
              <table:table-cell office:value-type="float" office:value="0.00284225">
                <text:p>0.00284225</text:p>
              </table:table-cell>
              <table:table-cell office:value-type="float" office:value="0.0154974">
                <text:p>0.0154974</text:p>
              </table:table-cell>
              <table:table-cell office:value-type="float" office:value="0.0086578">
                <text:p>0.00865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2000">
                <text:p>552000</text:p>
              </table:table-cell>
              <table:table-cell office:value-type="float" office:value="NaN">
                <text:p>NaN</text:p>
              </table:table-cell>
              <table:table-cell office:value-type="float" office:value="0.0904924">
                <text:p>0.0904924</text:p>
              </table:table-cell>
              <table:table-cell office:value-type="float" office:value="0.00290067">
                <text:p>0.00290067</text:p>
              </table:table-cell>
              <table:table-cell office:value-type="float" office:value="0.0153754">
                <text:p>0.0153754</text:p>
              </table:table-cell>
              <table:table-cell office:value-type="float" office:value="0.0084095">
                <text:p>0.00840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000">
                <text:p>551000</text:p>
              </table:table-cell>
              <table:table-cell office:value-type="float" office:value="NaN">
                <text:p>NaN</text:p>
              </table:table-cell>
              <table:table-cell office:value-type="float" office:value="0.0909894">
                <text:p>0.0909894</text:p>
              </table:table-cell>
              <table:table-cell office:value-type="float" office:value="0.00286712">
                <text:p>0.00286712</text:p>
              </table:table-cell>
              <table:table-cell office:value-type="float" office:value="0.0148223">
                <text:p>0.0148223</text:p>
              </table:table-cell>
              <table:table-cell office:value-type="float" office:value="0.00954679">
                <text:p>0.009546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0.0893705">
                <text:p>0.0893705</text:p>
              </table:table-cell>
              <table:table-cell office:value-type="float" office:value="0.00288014">
                <text:p>0.00288014</text:p>
              </table:table-cell>
              <table:table-cell office:value-type="float" office:value="0.0151883">
                <text:p>0.0151883</text:p>
              </table:table-cell>
              <table:table-cell office:value-type="float" office:value="0.00844503">
                <text:p>0.008445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9000">
                <text:p>549000</text:p>
              </table:table-cell>
              <table:table-cell office:value-type="float" office:value="NaN">
                <text:p>NaN</text:p>
              </table:table-cell>
              <table:table-cell office:value-type="float" office:value="0.0907332">
                <text:p>0.0907332</text:p>
              </table:table-cell>
              <table:table-cell office:value-type="float" office:value="0.00285409">
                <text:p>0.00285409</text:p>
              </table:table-cell>
              <table:table-cell office:value-type="float" office:value="0.0155676">
                <text:p>0.0155676</text:p>
              </table:table-cell>
              <table:table-cell office:value-type="float" office:value="0.00851727">
                <text:p>0.008517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8000">
                <text:p>548000</text:p>
              </table:table-cell>
              <table:table-cell office:value-type="float" office:value="NaN">
                <text:p>NaN</text:p>
              </table:table-cell>
              <table:table-cell office:value-type="float" office:value="0.0894503">
                <text:p>0.0894503</text:p>
              </table:table-cell>
              <table:table-cell office:value-type="float" office:value="0.00283356">
                <text:p>0.00283356</text:p>
              </table:table-cell>
              <table:table-cell office:value-type="float" office:value="0.0153331">
                <text:p>0.0153331</text:p>
              </table:table-cell>
              <table:table-cell office:value-type="float" office:value="0.00796421">
                <text:p>0.00796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7000">
                <text:p>547000</text:p>
              </table:table-cell>
              <table:table-cell office:value-type="float" office:value="NaN">
                <text:p>NaN</text:p>
              </table:table-cell>
              <table:table-cell office:value-type="float" office:value="0.0910909">
                <text:p>0.0910909</text:p>
              </table:table-cell>
              <table:table-cell office:value-type="float" office:value="0.00283554">
                <text:p>0.00283554</text:p>
              </table:table-cell>
              <table:table-cell office:value-type="float" office:value="0.0155285">
                <text:p>0.0155285</text:p>
              </table:table-cell>
              <table:table-cell office:value-type="float" office:value="0.00926178">
                <text:p>0.009261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6000">
                <text:p>546000</text:p>
              </table:table-cell>
              <table:table-cell office:value-type="float" office:value="NaN">
                <text:p>NaN</text:p>
              </table:table-cell>
              <table:table-cell office:value-type="float" office:value="0.0891767">
                <text:p>0.0891767</text:p>
              </table:table-cell>
              <table:table-cell office:value-type="float" office:value="0.00291646">
                <text:p>0.00291646</text:p>
              </table:table-cell>
              <table:table-cell office:value-type="float" office:value="0.0154062">
                <text:p>0.0154062</text:p>
              </table:table-cell>
              <table:table-cell office:value-type="float" office:value="0.00943468">
                <text:p>0.009434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5000">
                <text:p>545000</text:p>
              </table:table-cell>
              <table:table-cell office:value-type="float" office:value="NaN">
                <text:p>NaN</text:p>
              </table:table-cell>
              <table:table-cell office:value-type="float" office:value="0.0915381">
                <text:p>0.0915381</text:p>
              </table:table-cell>
              <table:table-cell office:value-type="float" office:value="0.0033953">
                <text:p>0.0033953</text:p>
              </table:table-cell>
              <table:table-cell office:value-type="float" office:value="0.0153631">
                <text:p>0.0153631</text:p>
              </table:table-cell>
              <table:table-cell office:value-type="float" office:value="0.0101022">
                <text:p>0.0101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4000">
                <text:p>544000</text:p>
              </table:table-cell>
              <table:table-cell office:value-type="float" office:value="NaN">
                <text:p>NaN</text:p>
              </table:table-cell>
              <table:table-cell office:value-type="float" office:value="0.0888747">
                <text:p>0.0888747</text:p>
              </table:table-cell>
              <table:table-cell office:value-type="float" office:value="0.00293738">
                <text:p>0.00293738</text:p>
              </table:table-cell>
              <table:table-cell office:value-type="float" office:value="0.0150722">
                <text:p>0.0150722</text:p>
              </table:table-cell>
              <table:table-cell office:value-type="float" office:value="0.00993642">
                <text:p>0.009936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3000">
                <text:p>543000</text:p>
              </table:table-cell>
              <table:table-cell office:value-type="float" office:value="NaN">
                <text:p>NaN</text:p>
              </table:table-cell>
              <table:table-cell office:value-type="float" office:value="0.0877504">
                <text:p>0.0877504</text:p>
              </table:table-cell>
              <table:table-cell office:value-type="float" office:value="0.00291212">
                <text:p>0.00291212</text:p>
              </table:table-cell>
              <table:table-cell office:value-type="float" office:value="0.0144639">
                <text:p>0.0144639</text:p>
              </table:table-cell>
              <table:table-cell office:value-type="float" office:value="0.00875254">
                <text:p>0.0087525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2000">
                <text:p>542000</text:p>
              </table:table-cell>
              <table:table-cell office:value-type="float" office:value="NaN">
                <text:p>NaN</text:p>
              </table:table-cell>
              <table:table-cell office:value-type="float" office:value="0.0892833">
                <text:p>0.0892833</text:p>
              </table:table-cell>
              <table:table-cell office:value-type="float" office:value="0.00290146">
                <text:p>0.00290146</text:p>
              </table:table-cell>
              <table:table-cell office:value-type="float" office:value="0.0146747">
                <text:p>0.0146747</text:p>
              </table:table-cell>
              <table:table-cell office:value-type="float" office:value="0.0092673">
                <text:p>0.00926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1000">
                <text:p>541000</text:p>
              </table:table-cell>
              <table:table-cell office:value-type="float" office:value="NaN">
                <text:p>NaN</text:p>
              </table:table-cell>
              <table:table-cell office:value-type="float" office:value="0.0878136">
                <text:p>0.0878136</text:p>
              </table:table-cell>
              <table:table-cell office:value-type="float" office:value="0.00287896">
                <text:p>0.00287896</text:p>
              </table:table-cell>
              <table:table-cell office:value-type="float" office:value="0.0149348">
                <text:p>0.0149348</text:p>
              </table:table-cell>
              <table:table-cell office:value-type="float" office:value="0.00861596">
                <text:p>0.008615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0000">
                <text:p>540000</text:p>
              </table:table-cell>
              <table:table-cell office:value-type="float" office:value="NaN">
                <text:p>NaN</text:p>
              </table:table-cell>
              <table:table-cell office:value-type="float" office:value="0.0892908">
                <text:p>0.0892908</text:p>
              </table:table-cell>
              <table:table-cell office:value-type="float" office:value="0.00336293">
                <text:p>0.00336293</text:p>
              </table:table-cell>
              <table:table-cell office:value-type="float" office:value="0.0147138">
                <text:p>0.0147138</text:p>
              </table:table-cell>
              <table:table-cell office:value-type="float" office:value="0.00878254">
                <text:p>0.008782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39000">
                <text:p>539000</text:p>
              </table:table-cell>
              <table:table-cell office:value-type="float" office:value="NaN">
                <text:p>NaN</text:p>
              </table:table-cell>
              <table:table-cell office:value-type="float" office:value="0.0886702">
                <text:p>0.0886702</text:p>
              </table:table-cell>
              <table:table-cell office:value-type="float" office:value="0.00296186">
                <text:p>0.00296186</text:p>
              </table:table-cell>
              <table:table-cell office:value-type="float" office:value="0.0147876">
                <text:p>0.0147876</text:p>
              </table:table-cell>
              <table:table-cell office:value-type="float" office:value="0.00779368">
                <text:p>0.007793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38000">
                <text:p>538000</text:p>
              </table:table-cell>
              <table:table-cell office:value-type="float" office:value="NaN">
                <text:p>NaN</text:p>
              </table:table-cell>
              <table:table-cell office:value-type="float" office:value="0.0887689">
                <text:p>0.0887689</text:p>
              </table:table-cell>
              <table:table-cell office:value-type="float" office:value="0.00295909">
                <text:p>0.00295909</text:p>
              </table:table-cell>
              <table:table-cell office:value-type="float" office:value="0.0147098">
                <text:p>0.0147098</text:p>
              </table:table-cell>
              <table:table-cell office:value-type="float" office:value="0.00821409">
                <text:p>0.00821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37000">
                <text:p>537000</text:p>
              </table:table-cell>
              <table:table-cell office:value-type="float" office:value="NaN">
                <text:p>NaN</text:p>
              </table:table-cell>
              <table:table-cell office:value-type="float" office:value="0.0857052">
                <text:p>0.0857052</text:p>
              </table:table-cell>
              <table:table-cell office:value-type="float" office:value="0.00290146">
                <text:p>0.00290146</text:p>
              </table:table-cell>
              <table:table-cell office:value-type="float" office:value="0.0142251">
                <text:p>0.0142251</text:p>
              </table:table-cell>
              <table:table-cell office:value-type="float" office:value="0.0077396">
                <text:p>0.00773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36000">
                <text:p>536000</text:p>
              </table:table-cell>
              <table:table-cell office:value-type="float" office:value="NaN">
                <text:p>NaN</text:p>
              </table:table-cell>
              <table:table-cell office:value-type="float" office:value="0.0871871">
                <text:p>0.0871871</text:p>
              </table:table-cell>
              <table:table-cell office:value-type="float" office:value="0.00286396">
                <text:p>0.00286396</text:p>
              </table:table-cell>
              <table:table-cell office:value-type="float" office:value="0.0148405">
                <text:p>0.0148405</text:p>
              </table:table-cell>
              <table:table-cell office:value-type="float" office:value="0.00858595">
                <text:p>0.008585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5000">
                <text:p>535000</text:p>
              </table:table-cell>
              <table:table-cell office:value-type="float" office:value="NaN">
                <text:p>NaN</text:p>
              </table:table-cell>
              <table:table-cell office:value-type="float" office:value="0.0877232">
                <text:p>0.0877232</text:p>
              </table:table-cell>
              <table:table-cell office:value-type="float" office:value="0.00299304">
                <text:p>0.00299304</text:p>
              </table:table-cell>
              <table:table-cell office:value-type="float" office:value="0.0152972">
                <text:p>0.0152972</text:p>
              </table:table-cell>
              <table:table-cell office:value-type="float" office:value="0.00820146">
                <text:p>0.008201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4000">
                <text:p>534000</text:p>
              </table:table-cell>
              <table:table-cell office:value-type="float" office:value="NaN">
                <text:p>NaN</text:p>
              </table:table-cell>
              <table:table-cell office:value-type="float" office:value="0.0880264">
                <text:p>0.0880264</text:p>
              </table:table-cell>
              <table:table-cell office:value-type="float" office:value="0.00336569">
                <text:p>0.00336569</text:p>
              </table:table-cell>
              <table:table-cell office:value-type="float" office:value="0.0153162">
                <text:p>0.0153162</text:p>
              </table:table-cell>
              <table:table-cell office:value-type="float" office:value="0.00851056">
                <text:p>0.008510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000">
                <text:p>533000</text:p>
              </table:table-cell>
              <table:table-cell office:value-type="float" office:value="NaN">
                <text:p>NaN</text:p>
              </table:table-cell>
              <table:table-cell office:value-type="float" office:value="0.0872116">
                <text:p>0.0872116</text:p>
              </table:table-cell>
              <table:table-cell office:value-type="float" office:value="0.00295159">
                <text:p>0.00295159</text:p>
              </table:table-cell>
              <table:table-cell office:value-type="float" office:value="0.0150268">
                <text:p>0.0150268</text:p>
              </table:table-cell>
              <table:table-cell office:value-type="float" office:value="0.00913703">
                <text:p>0.009137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2000">
                <text:p>532000</text:p>
              </table:table-cell>
              <table:table-cell office:value-type="float" office:value="NaN">
                <text:p>NaN</text:p>
              </table:table-cell>
              <table:table-cell office:value-type="float" office:value="0.0869096">
                <text:p>0.0869096</text:p>
              </table:table-cell>
              <table:table-cell office:value-type="float" office:value="0.00290186">
                <text:p>0.00290186</text:p>
              </table:table-cell>
              <table:table-cell office:value-type="float" office:value="0.014587">
                <text:p>0.014587</text:p>
              </table:table-cell>
              <table:table-cell office:value-type="float" office:value="0.00961153">
                <text:p>0.009611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1000">
                <text:p>531000</text:p>
              </table:table-cell>
              <table:table-cell office:value-type="float" office:value="NaN">
                <text:p>NaN</text:p>
              </table:table-cell>
              <table:table-cell office:value-type="float" office:value="0.0854135">
                <text:p>0.0854135</text:p>
              </table:table-cell>
              <table:table-cell office:value-type="float" office:value="0.00288093">
                <text:p>0.00288093</text:p>
              </table:table-cell>
              <table:table-cell office:value-type="float" office:value="0.0142598">
                <text:p>0.0142598</text:p>
              </table:table-cell>
              <table:table-cell office:value-type="float" office:value="0.0105084">
                <text:p>0.01050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0000">
                <text:p>530000</text:p>
              </table:table-cell>
              <table:table-cell office:value-type="float" office:value="NaN">
                <text:p>NaN</text:p>
              </table:table-cell>
              <table:table-cell office:value-type="float" office:value="0.0877733">
                <text:p>0.0877733</text:p>
              </table:table-cell>
              <table:table-cell office:value-type="float" office:value="0.00287185">
                <text:p>0.00287185</text:p>
              </table:table-cell>
              <table:table-cell office:value-type="float" office:value="0.0147063">
                <text:p>0.0147063</text:p>
              </table:table-cell>
              <table:table-cell office:value-type="float" office:value="0.0101121">
                <text:p>0.0101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29000">
                <text:p>529000</text:p>
              </table:table-cell>
              <table:table-cell office:value-type="float" office:value="NaN">
                <text:p>NaN</text:p>
              </table:table-cell>
              <table:table-cell office:value-type="float" office:value="0.0866471">
                <text:p>0.0866471</text:p>
              </table:table-cell>
              <table:table-cell office:value-type="float" office:value="0.00326661">
                <text:p>0.00326661</text:p>
              </table:table-cell>
              <table:table-cell office:value-type="float" office:value="0.0147955">
                <text:p>0.0147955</text:p>
              </table:table-cell>
              <table:table-cell office:value-type="float" office:value="0.0096364">
                <text:p>0.00963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28000">
                <text:p>528000</text:p>
              </table:table-cell>
              <table:table-cell office:value-type="float" office:value="NaN">
                <text:p>NaN</text:p>
              </table:table-cell>
              <table:table-cell office:value-type="float" office:value="0.0896946">
                <text:p>0.0896946</text:p>
              </table:table-cell>
              <table:table-cell office:value-type="float" office:value="0.00287778">
                <text:p>0.00287778</text:p>
              </table:table-cell>
              <table:table-cell office:value-type="float" office:value="0.0145555">
                <text:p>0.0145555</text:p>
              </table:table-cell>
              <table:table-cell office:value-type="float" office:value="0.0084166">
                <text:p>0.00841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7000">
                <text:p>527000</text:p>
              </table:table-cell>
              <table:table-cell office:value-type="float" office:value="NaN">
                <text:p>NaN</text:p>
              </table:table-cell>
              <table:table-cell office:value-type="float" office:value="0.0871788">
                <text:p>0.0871788</text:p>
              </table:table-cell>
              <table:table-cell office:value-type="float" office:value="0.00285606">
                <text:p>0.00285606</text:p>
              </table:table-cell>
              <table:table-cell office:value-type="float" office:value="0.014398">
                <text:p>0.014398</text:p>
              </table:table-cell>
              <table:table-cell office:value-type="float" office:value="0.00986733">
                <text:p>0.009867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26000">
                <text:p>526000</text:p>
              </table:table-cell>
              <table:table-cell office:value-type="float" office:value="NaN">
                <text:p>NaN</text:p>
              </table:table-cell>
              <table:table-cell office:value-type="float" office:value="0.0842975">
                <text:p>0.0842975</text:p>
              </table:table-cell>
              <table:table-cell office:value-type="float" office:value="0.00282843">
                <text:p>0.00282843</text:p>
              </table:table-cell>
              <table:table-cell office:value-type="float" office:value="0.013929">
                <text:p>0.013929</text:p>
              </table:table-cell>
              <table:table-cell office:value-type="float" office:value="0.00884452">
                <text:p>0.008844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25000">
                <text:p>525000</text:p>
              </table:table-cell>
              <table:table-cell office:value-type="float" office:value="NaN">
                <text:p>NaN</text:p>
              </table:table-cell>
              <table:table-cell office:value-type="float" office:value="0.0860494">
                <text:p>0.0860494</text:p>
              </table:table-cell>
              <table:table-cell office:value-type="float" office:value="0.00284698">
                <text:p>0.00284698</text:p>
              </table:table-cell>
              <table:table-cell office:value-type="float" office:value="0.0142807">
                <text:p>0.0142807</text:p>
              </table:table-cell>
              <table:table-cell office:value-type="float" office:value="0.00928349">
                <text:p>0.009283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24000">
                <text:p>524000</text:p>
              </table:table-cell>
              <table:table-cell office:value-type="float" office:value="NaN">
                <text:p>NaN</text:p>
              </table:table-cell>
              <table:table-cell office:value-type="float" office:value="0.0851652">
                <text:p>0.0851652</text:p>
              </table:table-cell>
              <table:table-cell office:value-type="float" office:value="0.00282448">
                <text:p>0.00282448</text:p>
              </table:table-cell>
              <table:table-cell office:value-type="float" office:value="0.0144536">
                <text:p>0.0144536</text:p>
              </table:table-cell>
              <table:table-cell office:value-type="float" office:value="0.00801948">
                <text:p>0.008019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23000">
                <text:p>523000</text:p>
              </table:table-cell>
              <table:table-cell office:value-type="float" office:value="NaN">
                <text:p>NaN</text:p>
              </table:table-cell>
              <table:table-cell office:value-type="float" office:value="0.0863463">
                <text:p>0.0863463</text:p>
              </table:table-cell>
              <table:table-cell office:value-type="float" office:value="0.00287817">
                <text:p>0.00287817</text:p>
              </table:table-cell>
              <table:table-cell office:value-type="float" office:value="0.0143206">
                <text:p>0.0143206</text:p>
              </table:table-cell>
              <table:table-cell office:value-type="float" office:value="0.0101741">
                <text:p>0.01017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22000">
                <text:p>522000</text:p>
              </table:table-cell>
              <table:table-cell office:value-type="float" office:value="NaN">
                <text:p>NaN</text:p>
              </table:table-cell>
              <table:table-cell office:value-type="float" office:value="0.0866435">
                <text:p>0.0866435</text:p>
              </table:table-cell>
              <table:table-cell office:value-type="float" office:value="0.00339846">
                <text:p>0.00339846</text:p>
              </table:table-cell>
              <table:table-cell office:value-type="float" office:value="0.0145488">
                <text:p>0.0145488</text:p>
              </table:table-cell>
              <table:table-cell office:value-type="float" office:value="0.0109679">
                <text:p>0.01096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21000">
                <text:p>521000</text:p>
              </table:table-cell>
              <table:table-cell office:value-type="float" office:value="NaN">
                <text:p>NaN</text:p>
              </table:table-cell>
              <table:table-cell office:value-type="float" office:value="0.0854423">
                <text:p>0.0854423</text:p>
              </table:table-cell>
              <table:table-cell office:value-type="float" office:value="0.00339688">
                <text:p>0.00339688</text:p>
              </table:table-cell>
              <table:table-cell office:value-type="float" office:value="0.0146016">
                <text:p>0.0146016</text:p>
              </table:table-cell>
              <table:table-cell office:value-type="float" office:value="0.0109391">
                <text:p>0.01093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20000">
                <text:p>520000</text:p>
              </table:table-cell>
              <table:table-cell office:value-type="float" office:value="NaN">
                <text:p>NaN</text:p>
              </table:table-cell>
              <table:table-cell office:value-type="float" office:value="0.0858722">
                <text:p>0.0858722</text:p>
              </table:table-cell>
              <table:table-cell office:value-type="float" office:value="0.00324411">
                <text:p>0.00324411</text:p>
              </table:table-cell>
              <table:table-cell office:value-type="float" office:value="0.0146478">
                <text:p>0.0146478</text:p>
              </table:table-cell>
              <table:table-cell office:value-type="float" office:value="0.010889">
                <text:p>0.0108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19000">
                <text:p>519000</text:p>
              </table:table-cell>
              <table:table-cell office:value-type="float" office:value="NaN">
                <text:p>NaN</text:p>
              </table:table-cell>
              <table:table-cell office:value-type="float" office:value="0.0836031">
                <text:p>0.0836031</text:p>
              </table:table-cell>
              <table:table-cell office:value-type="float" office:value="0.00328951">
                <text:p>0.00328951</text:p>
              </table:table-cell>
              <table:table-cell office:value-type="float" office:value="0.0152384">
                <text:p>0.0152384</text:p>
              </table:table-cell>
              <table:table-cell office:value-type="float" office:value="0.00894321">
                <text:p>0.008943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18000">
                <text:p>518000</text:p>
              </table:table-cell>
              <table:table-cell office:value-type="float" office:value="NaN">
                <text:p>NaN</text:p>
              </table:table-cell>
              <table:table-cell office:value-type="float" office:value="0.0843836">
                <text:p>0.0843836</text:p>
              </table:table-cell>
              <table:table-cell office:value-type="float" office:value="0.00479116">
                <text:p>0.00479116</text:p>
              </table:table-cell>
              <table:table-cell office:value-type="float" office:value="0.0146755">
                <text:p>0.0146755</text:p>
              </table:table-cell>
              <table:table-cell office:value-type="float" office:value="0.0100205">
                <text:p>0.01002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17000">
                <text:p>517000</text:p>
              </table:table-cell>
              <table:table-cell office:value-type="float" office:value="NaN">
                <text:p>NaN</text:p>
              </table:table-cell>
              <table:table-cell office:value-type="float" office:value="0.0834953">
                <text:p>0.0834953</text:p>
              </table:table-cell>
              <table:table-cell office:value-type="float" office:value="0.00398625">
                <text:p>0.00398625</text:p>
              </table:table-cell>
              <table:table-cell office:value-type="float" office:value="0.015073">
                <text:p>0.015073</text:p>
              </table:table-cell>
              <table:table-cell office:value-type="float" office:value="0.00975128">
                <text:p>0.009751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6000">
                <text:p>516000</text:p>
              </table:table-cell>
              <table:table-cell office:value-type="float" office:value="NaN">
                <text:p>NaN</text:p>
              </table:table-cell>
              <table:table-cell office:value-type="float" office:value="0.0843476">
                <text:p>0.0843476</text:p>
              </table:table-cell>
              <table:table-cell office:value-type="float" office:value="0.00332306">
                <text:p>0.00332306</text:p>
              </table:table-cell>
              <table:table-cell office:value-type="float" office:value="0.0147596">
                <text:p>0.0147596</text:p>
              </table:table-cell>
              <table:table-cell office:value-type="float" office:value="0.00948837">
                <text:p>0.009488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  <table:table-cell office:value-type="float" office:value="0.0836836">
                <text:p>0.0836836</text:p>
              </table:table-cell>
              <table:table-cell office:value-type="float" office:value="0.00331161">
                <text:p>0.00331161</text:p>
              </table:table-cell>
              <table:table-cell office:value-type="float" office:value="0.0140818">
                <text:p>0.0140818</text:p>
              </table:table-cell>
              <table:table-cell office:value-type="float" office:value="0.0100927">
                <text:p>0.01009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4000">
                <text:p>514000</text:p>
              </table:table-cell>
              <table:table-cell office:value-type="float" office:value="NaN">
                <text:p>NaN</text:p>
              </table:table-cell>
              <table:table-cell office:value-type="float" office:value="0.0810376">
                <text:p>0.0810376</text:p>
              </table:table-cell>
              <table:table-cell office:value-type="float" office:value="0.00500946">
                <text:p>0.00500946</text:p>
              </table:table-cell>
              <table:table-cell office:value-type="float" office:value="0.0137652">
                <text:p>0.0137652</text:p>
              </table:table-cell>
              <table:table-cell office:value-type="float" office:value="0.00826975">
                <text:p>0.00826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3000">
                <text:p>513000</text:p>
              </table:table-cell>
              <table:table-cell office:value-type="float" office:value="NaN">
                <text:p>NaN</text:p>
              </table:table-cell>
              <table:table-cell office:value-type="float" office:value="0.0859878">
                <text:p>0.0859878</text:p>
              </table:table-cell>
              <table:table-cell office:value-type="float" office:value="0.00333451">
                <text:p>0.00333451</text:p>
              </table:table-cell>
              <table:table-cell office:value-type="float" office:value="0.014066">
                <text:p>0.014066</text:p>
              </table:table-cell>
              <table:table-cell office:value-type="float" office:value="0.00890452">
                <text:p>0.008904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2000">
                <text:p>512000</text:p>
              </table:table-cell>
              <table:table-cell office:value-type="float" office:value="NaN">
                <text:p>NaN</text:p>
              </table:table-cell>
              <table:table-cell office:value-type="float" office:value="0.0827493">
                <text:p>0.0827493</text:p>
              </table:table-cell>
              <table:table-cell office:value-type="float" office:value="0.00304989">
                <text:p>0.00304989</text:p>
              </table:table-cell>
              <table:table-cell office:value-type="float" office:value="0.0141962">
                <text:p>0.0141962</text:p>
              </table:table-cell>
              <table:table-cell office:value-type="float" office:value="0.00760656">
                <text:p>0.007606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1000">
                <text:p>511000</text:p>
              </table:table-cell>
              <table:table-cell office:value-type="float" office:value="NaN">
                <text:p>NaN</text:p>
              </table:table-cell>
              <table:table-cell office:value-type="float" office:value="0.0838633">
                <text:p>0.0838633</text:p>
              </table:table-cell>
              <table:table-cell office:value-type="float" office:value="0.00298554">
                <text:p>0.00298554</text:p>
              </table:table-cell>
              <table:table-cell office:value-type="float" office:value="0.0140873">
                <text:p>0.0140873</text:p>
              </table:table-cell>
              <table:table-cell office:value-type="float" office:value="0.00806606">
                <text:p>0.008066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0000">
                <text:p>510000</text:p>
              </table:table-cell>
              <table:table-cell office:value-type="float" office:value="NaN">
                <text:p>NaN</text:p>
              </table:table-cell>
              <table:table-cell office:value-type="float" office:value="0.0835103">
                <text:p>0.0835103</text:p>
              </table:table-cell>
              <table:table-cell office:value-type="float" office:value="0.00291607">
                <text:p>0.00291607</text:p>
              </table:table-cell>
              <table:table-cell office:value-type="float" office:value="0.0139831">
                <text:p>0.0139831</text:p>
              </table:table-cell>
              <table:table-cell office:value-type="float" office:value="0.00749129">
                <text:p>0.007491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9000">
                <text:p>509000</text:p>
              </table:table-cell>
              <table:table-cell office:value-type="float" office:value="NaN">
                <text:p>NaN</text:p>
              </table:table-cell>
              <table:table-cell office:value-type="float" office:value="0.0820837">
                <text:p>0.0820837</text:p>
              </table:table-cell>
              <table:table-cell office:value-type="float" office:value="0.00441693">
                <text:p>0.00441693</text:p>
              </table:table-cell>
              <table:table-cell office:value-type="float" office:value="0.0135082">
                <text:p>0.0135082</text:p>
              </table:table-cell>
              <table:table-cell office:value-type="float" office:value="0.00906243">
                <text:p>0.009062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8000">
                <text:p>508000</text:p>
              </table:table-cell>
              <table:table-cell office:value-type="float" office:value="NaN">
                <text:p>NaN</text:p>
              </table:table-cell>
              <table:table-cell office:value-type="float" office:value="0.084603">
                <text:p>0.084603</text:p>
              </table:table-cell>
              <table:table-cell office:value-type="float" office:value="0.0031016">
                <text:p>0.0031016</text:p>
              </table:table-cell>
              <table:table-cell office:value-type="float" office:value="0.0135753">
                <text:p>0.0135753</text:p>
              </table:table-cell>
              <table:table-cell office:value-type="float" office:value="0.00839252">
                <text:p>0.008392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7000">
                <text:p>507000</text:p>
              </table:table-cell>
              <table:table-cell office:value-type="float" office:value="NaN">
                <text:p>NaN</text:p>
              </table:table-cell>
              <table:table-cell office:value-type="float" office:value="0.0830864">
                <text:p>0.0830864</text:p>
              </table:table-cell>
              <table:table-cell office:value-type="float" office:value="0.0029966">
                <text:p>0.0029966</text:p>
              </table:table-cell>
              <table:table-cell office:value-type="float" office:value="0.0139452">
                <text:p>0.0139452</text:p>
              </table:table-cell>
              <table:table-cell office:value-type="float" office:value="0.00992418">
                <text:p>0.00992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6000">
                <text:p>506000</text:p>
              </table:table-cell>
              <table:table-cell office:value-type="float" office:value="NaN">
                <text:p>NaN</text:p>
              </table:table-cell>
              <table:table-cell office:value-type="float" office:value="0.0830256">
                <text:p>0.0830256</text:p>
              </table:table-cell>
              <table:table-cell office:value-type="float" office:value="0.00295002">
                <text:p>0.00295002</text:p>
              </table:table-cell>
              <table:table-cell office:value-type="float" office:value="0.0140893">
                <text:p>0.0140893</text:p>
              </table:table-cell>
              <table:table-cell office:value-type="float" office:value="0.00781381">
                <text:p>0.007813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5000">
                <text:p>505000</text:p>
              </table:table-cell>
              <table:table-cell office:value-type="float" office:value="NaN">
                <text:p>NaN</text:p>
              </table:table-cell>
              <table:table-cell office:value-type="float" office:value="0.0841601">
                <text:p>0.0841601</text:p>
              </table:table-cell>
              <table:table-cell office:value-type="float" office:value="0.00291962">
                <text:p>0.00291962</text:p>
              </table:table-cell>
              <table:table-cell office:value-type="float" office:value="0.0143743">
                <text:p>0.0143743</text:p>
              </table:table-cell>
              <table:table-cell office:value-type="float" office:value="0.00937389">
                <text:p>0.009373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4000">
                <text:p>504000</text:p>
              </table:table-cell>
              <table:table-cell office:value-type="float" office:value="NaN">
                <text:p>NaN</text:p>
              </table:table-cell>
              <table:table-cell office:value-type="float" office:value="0.08125">
                <text:p>0.08125</text:p>
              </table:table-cell>
              <table:table-cell office:value-type="float" office:value="0.00367597">
                <text:p>0.00367597</text:p>
              </table:table-cell>
              <table:table-cell office:value-type="float" office:value="0.0145132">
                <text:p>0.0145132</text:p>
              </table:table-cell>
              <table:table-cell office:value-type="float" office:value="0.00791526">
                <text:p>0.0079152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3000">
                <text:p>503000</text:p>
              </table:table-cell>
              <table:table-cell office:value-type="float" office:value="NaN">
                <text:p>NaN</text:p>
              </table:table-cell>
              <table:table-cell office:value-type="float" office:value="0.0823719">
                <text:p>0.0823719</text:p>
              </table:table-cell>
              <table:table-cell office:value-type="float" office:value="0.00293541">
                <text:p>0.00293541</text:p>
              </table:table-cell>
              <table:table-cell office:value-type="float" office:value="0.0140829">
                <text:p>0.0140829</text:p>
              </table:table-cell>
              <table:table-cell office:value-type="float" office:value="0.00827844">
                <text:p>0.008278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2000">
                <text:p>502000</text:p>
              </table:table-cell>
              <table:table-cell office:value-type="float" office:value="NaN">
                <text:p>NaN</text:p>
              </table:table-cell>
              <table:table-cell office:value-type="float" office:value="0.0813873">
                <text:p>0.0813873</text:p>
              </table:table-cell>
              <table:table-cell office:value-type="float" office:value="0.00291251">
                <text:p>0.00291251</text:p>
              </table:table-cell>
              <table:table-cell office:value-type="float" office:value="0.0136609">
                <text:p>0.0136609</text:p>
              </table:table-cell>
              <table:table-cell office:value-type="float" office:value="0.0074309">
                <text:p>0.00743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1000">
                <text:p>501000</text:p>
              </table:table-cell>
              <table:table-cell office:value-type="float" office:value="NaN">
                <text:p>NaN</text:p>
              </table:table-cell>
              <table:table-cell office:value-type="float" office:value="0.0798296">
                <text:p>0.0798296</text:p>
              </table:table-cell>
              <table:table-cell office:value-type="float" office:value="0.00286317">
                <text:p>0.00286317</text:p>
              </table:table-cell>
              <table:table-cell office:value-type="float" office:value="0.0140324">
                <text:p>0.0140324</text:p>
              </table:table-cell>
              <table:table-cell office:value-type="float" office:value="0.00788487">
                <text:p>0.007884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0.0811008">
                <text:p>0.0811008</text:p>
              </table:table-cell>
              <table:table-cell office:value-type="float" office:value="0.00284856">
                <text:p>0.00284856</text:p>
              </table:table-cell>
              <table:table-cell office:value-type="float" office:value="0.0139495">
                <text:p>0.0139495</text:p>
              </table:table-cell>
              <table:table-cell office:value-type="float" office:value="0.00920335">
                <text:p>0.0092033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9000">
                <text:p>499000</text:p>
              </table:table-cell>
              <table:table-cell office:value-type="float" office:value="NaN">
                <text:p>NaN</text:p>
              </table:table-cell>
              <table:table-cell office:value-type="float" office:value="0.0814659">
                <text:p>0.0814659</text:p>
              </table:table-cell>
              <table:table-cell office:value-type="float" office:value="0.0034557">
                <text:p>0.0034557</text:p>
              </table:table-cell>
              <table:table-cell office:value-type="float" office:value="0.014323">
                <text:p>0.014323</text:p>
              </table:table-cell>
              <table:table-cell office:value-type="float" office:value="0.010859">
                <text:p>0.0108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8000">
                <text:p>498000</text:p>
              </table:table-cell>
              <table:table-cell office:value-type="float" office:value="NaN">
                <text:p>NaN</text:p>
              </table:table-cell>
              <table:table-cell office:value-type="float" office:value="0.0829636">
                <text:p>0.0829636</text:p>
              </table:table-cell>
              <table:table-cell office:value-type="float" office:value="0.00329424">
                <text:p>0.00329424</text:p>
              </table:table-cell>
              <table:table-cell office:value-type="float" office:value="0.0139507">
                <text:p>0.0139507</text:p>
              </table:table-cell>
              <table:table-cell office:value-type="float" office:value="0.0108136">
                <text:p>0.010813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7000">
                <text:p>497000</text:p>
              </table:table-cell>
              <table:table-cell office:value-type="float" office:value="NaN">
                <text:p>NaN</text:p>
              </table:table-cell>
              <table:table-cell office:value-type="float" office:value="0.0797156">
                <text:p>0.0797156</text:p>
              </table:table-cell>
              <table:table-cell office:value-type="float" office:value="0.00297133">
                <text:p>0.00297133</text:p>
              </table:table-cell>
              <table:table-cell office:value-type="float" office:value="0.0132745">
                <text:p>0.0132745</text:p>
              </table:table-cell>
              <table:table-cell office:value-type="float" office:value="0.00912519">
                <text:p>0.009125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6000">
                <text:p>496000</text:p>
              </table:table-cell>
              <table:table-cell office:value-type="float" office:value="NaN">
                <text:p>NaN</text:p>
              </table:table-cell>
              <table:table-cell office:value-type="float" office:value="0.0790824">
                <text:p>0.0790824</text:p>
              </table:table-cell>
              <table:table-cell office:value-type="float" office:value="0.00292712">
                <text:p>0.00292712</text:p>
              </table:table-cell>
              <table:table-cell office:value-type="float" office:value="0.0134778">
                <text:p>0.0134778</text:p>
              </table:table-cell>
              <table:table-cell office:value-type="float" office:value="0.00926178">
                <text:p>0.009261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5000">
                <text:p>495000</text:p>
              </table:table-cell>
              <table:table-cell office:value-type="float" office:value="NaN">
                <text:p>NaN</text:p>
              </table:table-cell>
              <table:table-cell office:value-type="float" office:value="0.0798273">
                <text:p>0.0798273</text:p>
              </table:table-cell>
              <table:table-cell office:value-type="float" office:value="0.00290659">
                <text:p>0.00290659</text:p>
              </table:table-cell>
              <table:table-cell office:value-type="float" office:value="0.0141883">
                <text:p>0.0141883</text:p>
              </table:table-cell>
              <table:table-cell office:value-type="float" office:value="0.00853029">
                <text:p>0.008530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4000">
                <text:p>494000</text:p>
              </table:table-cell>
              <table:table-cell office:value-type="float" office:value="NaN">
                <text:p>NaN</text:p>
              </table:table-cell>
              <table:table-cell office:value-type="float" office:value="0.0802635">
                <text:p>0.0802635</text:p>
              </table:table-cell>
              <table:table-cell office:value-type="float" office:value="0.00288528">
                <text:p>0.00288528</text:p>
              </table:table-cell>
              <table:table-cell office:value-type="float" office:value="0.0146486">
                <text:p>0.0146486</text:p>
              </table:table-cell>
              <table:table-cell office:value-type="float" office:value="0.00875412">
                <text:p>0.008754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3000">
                <text:p>493000</text:p>
              </table:table-cell>
              <table:table-cell office:value-type="float" office:value="NaN">
                <text:p>NaN</text:p>
              </table:table-cell>
              <table:table-cell office:value-type="float" office:value="0.0798056">
                <text:p>0.0798056</text:p>
              </table:table-cell>
              <table:table-cell office:value-type="float" office:value="0.00338583">
                <text:p>0.00338583</text:p>
              </table:table-cell>
              <table:table-cell office:value-type="float" office:value="0.0144726">
                <text:p>0.0144726</text:p>
              </table:table-cell>
              <table:table-cell office:value-type="float" office:value="0.00875886">
                <text:p>0.008758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2000">
                <text:p>492000</text:p>
              </table:table-cell>
              <table:table-cell office:value-type="float" office:value="NaN">
                <text:p>NaN</text:p>
              </table:table-cell>
              <table:table-cell office:value-type="float" office:value="0.0798213">
                <text:p>0.0798213</text:p>
              </table:table-cell>
              <table:table-cell office:value-type="float" office:value="0.00298396">
                <text:p>0.00298396</text:p>
              </table:table-cell>
              <table:table-cell office:value-type="float" office:value="0.0142586">
                <text:p>0.0142586</text:p>
              </table:table-cell>
              <table:table-cell office:value-type="float" office:value="0.0093806">
                <text:p>0.00938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1000">
                <text:p>491000</text:p>
              </table:table-cell>
              <table:table-cell office:value-type="float" office:value="NaN">
                <text:p>NaN</text:p>
              </table:table-cell>
              <table:table-cell office:value-type="float" office:value="0.0784361">
                <text:p>0.0784361</text:p>
              </table:table-cell>
              <table:table-cell office:value-type="float" office:value="0.00293738">
                <text:p>0.00293738</text:p>
              </table:table-cell>
              <table:table-cell office:value-type="float" office:value="0.0145578">
                <text:p>0.0145578</text:p>
              </table:table-cell>
              <table:table-cell office:value-type="float" office:value="0.00864083">
                <text:p>0.008640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0000">
                <text:p>490000</text:p>
              </table:table-cell>
              <table:table-cell office:value-type="float" office:value="NaN">
                <text:p>NaN</text:p>
              </table:table-cell>
              <table:table-cell office:value-type="float" office:value="0.0808007">
                <text:p>0.0808007</text:p>
              </table:table-cell>
              <table:table-cell office:value-type="float" office:value="0.00289278">
                <text:p>0.00289278</text:p>
              </table:table-cell>
              <table:table-cell office:value-type="float" office:value="0.0153809">
                <text:p>0.0153809</text:p>
              </table:table-cell>
              <table:table-cell office:value-type="float" office:value="0.0102664">
                <text:p>0.01026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9000">
                <text:p>489000</text:p>
              </table:table-cell>
              <table:table-cell office:value-type="float" office:value="NaN">
                <text:p>NaN</text:p>
              </table:table-cell>
              <table:table-cell office:value-type="float" office:value="0.079577">
                <text:p>0.079577</text:p>
              </table:table-cell>
              <table:table-cell office:value-type="float" office:value="0.00290067">
                <text:p>0.00290067</text:p>
              </table:table-cell>
              <table:table-cell office:value-type="float" office:value="0.0145148">
                <text:p>0.0145148</text:p>
              </table:table-cell>
              <table:table-cell office:value-type="float" office:value="0.0087786">
                <text:p>0.00877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8000">
                <text:p>488000</text:p>
              </table:table-cell>
              <table:table-cell office:value-type="float" office:value="NaN">
                <text:p>NaN</text:p>
              </table:table-cell>
              <table:table-cell office:value-type="float" office:value="0.0797617">
                <text:p>0.0797617</text:p>
              </table:table-cell>
              <table:table-cell office:value-type="float" office:value="0.00351965">
                <text:p>0.00351965</text:p>
              </table:table-cell>
              <table:table-cell office:value-type="float" office:value="0.0150789">
                <text:p>0.0150789</text:p>
              </table:table-cell>
              <table:table-cell office:value-type="float" office:value="0.00813119">
                <text:p>0.008131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7000">
                <text:p>487000</text:p>
              </table:table-cell>
              <table:table-cell office:value-type="float" office:value="NaN">
                <text:p>NaN</text:p>
              </table:table-cell>
              <table:table-cell office:value-type="float" office:value="0.0779873">
                <text:p>0.0779873</text:p>
              </table:table-cell>
              <table:table-cell office:value-type="float" office:value="0.00294094">
                <text:p>0.00294094</text:p>
              </table:table-cell>
              <table:table-cell office:value-type="float" office:value="0.015144">
                <text:p>0.015144</text:p>
              </table:table-cell>
              <table:table-cell office:value-type="float" office:value="0.0076867">
                <text:p>0.00768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6000">
                <text:p>486000</text:p>
              </table:table-cell>
              <table:table-cell office:value-type="float" office:value="NaN">
                <text:p>NaN</text:p>
              </table:table-cell>
              <table:table-cell office:value-type="float" office:value="0.0787583">
                <text:p>0.0787583</text:p>
              </table:table-cell>
              <table:table-cell office:value-type="float" office:value="0.00289041">
                <text:p>0.00289041</text:p>
              </table:table-cell>
              <table:table-cell office:value-type="float" office:value="0.0139716">
                <text:p>0.0139716</text:p>
              </table:table-cell>
              <table:table-cell office:value-type="float" office:value="0.00864083">
                <text:p>0.008640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5000">
                <text:p>485000</text:p>
              </table:table-cell>
              <table:table-cell office:value-type="float" office:value="NaN">
                <text:p>NaN</text:p>
              </table:table-cell>
              <table:table-cell office:value-type="float" office:value="0.0787105">
                <text:p>0.0787105</text:p>
              </table:table-cell>
              <table:table-cell office:value-type="float" office:value="0.00287738">
                <text:p>0.00287738</text:p>
              </table:table-cell>
              <table:table-cell office:value-type="float" office:value="0.0131312">
                <text:p>0.0131312</text:p>
              </table:table-cell>
              <table:table-cell office:value-type="float" office:value="0.00765236">
                <text:p>0.007652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4000">
                <text:p>484000</text:p>
              </table:table-cell>
              <table:table-cell office:value-type="float" office:value="NaN">
                <text:p>NaN</text:p>
              </table:table-cell>
              <table:table-cell office:value-type="float" office:value="0.0787089">
                <text:p>0.0787089</text:p>
              </table:table-cell>
              <table:table-cell office:value-type="float" office:value="0.00288172">
                <text:p>0.00288172</text:p>
              </table:table-cell>
              <table:table-cell office:value-type="float" office:value="0.0136444">
                <text:p>0.0136444</text:p>
              </table:table-cell>
              <table:table-cell office:value-type="float" office:value="0.00768828">
                <text:p>0.007688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3000">
                <text:p>483000</text:p>
              </table:table-cell>
              <table:table-cell office:value-type="float" office:value="NaN">
                <text:p>NaN</text:p>
              </table:table-cell>
              <table:table-cell office:value-type="float" office:value="0.0774587">
                <text:p>0.0774587</text:p>
              </table:table-cell>
              <table:table-cell office:value-type="float" office:value="0.00283593">
                <text:p>0.00283593</text:p>
              </table:table-cell>
              <table:table-cell office:value-type="float" office:value="0.0138512">
                <text:p>0.0138512</text:p>
              </table:table-cell>
              <table:table-cell office:value-type="float" office:value="0.00703338">
                <text:p>0.007033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2000">
                <text:p>482000</text:p>
              </table:table-cell>
              <table:table-cell office:value-type="float" office:value="NaN">
                <text:p>NaN</text:p>
              </table:table-cell>
              <table:table-cell office:value-type="float" office:value="0.0790405">
                <text:p>0.0790405</text:p>
              </table:table-cell>
              <table:table-cell office:value-type="float" office:value="0.00337319">
                <text:p>0.00337319</text:p>
              </table:table-cell>
              <table:table-cell office:value-type="float" office:value="0.0133874">
                <text:p>0.0133874</text:p>
              </table:table-cell>
              <table:table-cell office:value-type="float" office:value="0.00760656">
                <text:p>0.007606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81000">
                <text:p>481000</text:p>
              </table:table-cell>
              <table:table-cell office:value-type="float" office:value="NaN">
                <text:p>NaN</text:p>
              </table:table-cell>
              <table:table-cell office:value-type="float" office:value="0.0778819">
                <text:p>0.0778819</text:p>
              </table:table-cell>
              <table:table-cell office:value-type="float" office:value="0.00297054">
                <text:p>0.00297054</text:p>
              </table:table-cell>
              <table:table-cell office:value-type="float" office:value="0.0145582">
                <text:p>0.0145582</text:p>
              </table:table-cell>
              <table:table-cell office:value-type="float" office:value="0.00717431">
                <text:p>0.007174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0000">
                <text:p>480000</text:p>
              </table:table-cell>
              <table:table-cell office:value-type="float" office:value="NaN">
                <text:p>NaN</text:p>
              </table:table-cell>
              <table:table-cell office:value-type="float" office:value="0.0770588">
                <text:p>0.0770588</text:p>
              </table:table-cell>
              <table:table-cell office:value-type="float" office:value="0.0028912">
                <text:p>0.0028912</text:p>
              </table:table-cell>
              <table:table-cell office:value-type="float" office:value="0.014006">
                <text:p>0.014006</text:p>
              </table:table-cell>
              <table:table-cell office:value-type="float" office:value="0.00854845">
                <text:p>0.008548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79000">
                <text:p>479000</text:p>
              </table:table-cell>
              <table:table-cell office:value-type="float" office:value="NaN">
                <text:p>NaN</text:p>
              </table:table-cell>
              <table:table-cell office:value-type="float" office:value="0.080314">
                <text:p>0.080314</text:p>
              </table:table-cell>
              <table:table-cell office:value-type="float" office:value="0.00291172">
                <text:p>0.00291172</text:p>
              </table:table-cell>
              <table:table-cell office:value-type="float" office:value="0.0134229">
                <text:p>0.0134229</text:p>
              </table:table-cell>
              <table:table-cell office:value-type="float" office:value="0.0076267">
                <text:p>0.00762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78000">
                <text:p>478000</text:p>
              </table:table-cell>
              <table:table-cell office:value-type="float" office:value="NaN">
                <text:p>NaN</text:p>
              </table:table-cell>
              <table:table-cell office:value-type="float" office:value="0.0778922">
                <text:p>0.0778922</text:p>
              </table:table-cell>
              <table:table-cell office:value-type="float" office:value="0.00288962">
                <text:p>0.00288962</text:p>
              </table:table-cell>
              <table:table-cell office:value-type="float" office:value="0.0147852">
                <text:p>0.0147852</text:p>
              </table:table-cell>
              <table:table-cell office:value-type="float" office:value="0.00832699">
                <text:p>0.008326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77000">
                <text:p>477000</text:p>
              </table:table-cell>
              <table:table-cell office:value-type="float" office:value="NaN">
                <text:p>NaN</text:p>
              </table:table-cell>
              <table:table-cell office:value-type="float" office:value="0.0826581">
                <text:p>0.0826581</text:p>
              </table:table-cell>
              <table:table-cell office:value-type="float" office:value="0.00323148">
                <text:p>0.00323148</text:p>
              </table:table-cell>
              <table:table-cell office:value-type="float" office:value="0.0153935">
                <text:p>0.0153935</text:p>
              </table:table-cell>
              <table:table-cell office:value-type="float" office:value="0.00754498">
                <text:p>0.007544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6000">
                <text:p>476000</text:p>
              </table:table-cell>
              <table:table-cell office:value-type="float" office:value="NaN">
                <text:p>NaN</text:p>
              </table:table-cell>
              <table:table-cell office:value-type="float" office:value="0.0774587">
                <text:p>0.0774587</text:p>
              </table:table-cell>
              <table:table-cell office:value-type="float" office:value="0.0029058">
                <text:p>0.0029058</text:p>
              </table:table-cell>
              <table:table-cell office:value-type="float" office:value="0.0145697">
                <text:p>0.0145697</text:p>
              </table:table-cell>
              <table:table-cell office:value-type="float" office:value="0.00815528">
                <text:p>0.008155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75000">
                <text:p>475000</text:p>
              </table:table-cell>
              <table:table-cell office:value-type="float" office:value="NaN">
                <text:p>NaN</text:p>
              </table:table-cell>
              <table:table-cell office:value-type="float" office:value="0.0762002">
                <text:p>0.0762002</text:p>
              </table:table-cell>
              <table:table-cell office:value-type="float" office:value="0.00331832">
                <text:p>0.00331832</text:p>
              </table:table-cell>
              <table:table-cell office:value-type="float" office:value="0.01497">
                <text:p>0.01497</text:p>
              </table:table-cell>
              <table:table-cell office:value-type="float" office:value="0.00959416">
                <text:p>0.009594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74000">
                <text:p>474000</text:p>
              </table:table-cell>
              <table:table-cell office:value-type="float" office:value="NaN">
                <text:p>NaN</text:p>
              </table:table-cell>
              <table:table-cell office:value-type="float" office:value="0.077887">
                <text:p>0.077887</text:p>
              </table:table-cell>
              <table:table-cell office:value-type="float" office:value="0.0031995">
                <text:p>0.0031995</text:p>
              </table:table-cell>
              <table:table-cell office:value-type="float" office:value="0.0141189">
                <text:p>0.0141189</text:p>
              </table:table-cell>
              <table:table-cell office:value-type="float" office:value="0.00966482">
                <text:p>0.009664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73000">
                <text:p>473000</text:p>
              </table:table-cell>
              <table:table-cell office:value-type="float" office:value="NaN">
                <text:p>NaN</text:p>
              </table:table-cell>
              <table:table-cell office:value-type="float" office:value="0.0759413">
                <text:p>0.0759413</text:p>
              </table:table-cell>
              <table:table-cell office:value-type="float" office:value="0.00293896">
                <text:p>0.00293896</text:p>
              </table:table-cell>
              <table:table-cell office:value-type="float" office:value="0.0133712">
                <text:p>0.0133712</text:p>
              </table:table-cell>
              <table:table-cell office:value-type="float" office:value="0.0103312">
                <text:p>0.01033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2000">
                <text:p>472000</text:p>
              </table:table-cell>
              <table:table-cell office:value-type="float" office:value="NaN">
                <text:p>NaN</text:p>
              </table:table-cell>
              <table:table-cell office:value-type="float" office:value="0.0766799">
                <text:p>0.0766799</text:p>
              </table:table-cell>
              <table:table-cell office:value-type="float" office:value="0.00289041">
                <text:p>0.00289041</text:p>
              </table:table-cell>
              <table:table-cell office:value-type="float" office:value="0.0134344">
                <text:p>0.0134344</text:p>
              </table:table-cell>
              <table:table-cell office:value-type="float" office:value="0.00935178">
                <text:p>0.009351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71000">
                <text:p>471000</text:p>
              </table:table-cell>
              <table:table-cell office:value-type="float" office:value="NaN">
                <text:p>NaN</text:p>
              </table:table-cell>
              <table:table-cell office:value-type="float" office:value="0.0764971">
                <text:p>0.0764971</text:p>
              </table:table-cell>
              <table:table-cell office:value-type="float" office:value="0.00294015">
                <text:p>0.00294015</text:p>
              </table:table-cell>
              <table:table-cell office:value-type="float" office:value="0.0132524">
                <text:p>0.0132524</text:p>
              </table:table-cell>
              <table:table-cell office:value-type="float" office:value="0.0101879">
                <text:p>0.01018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70000">
                <text:p>470000</text:p>
              </table:table-cell>
              <table:table-cell office:value-type="float" office:value="NaN">
                <text:p>NaN</text:p>
              </table:table-cell>
              <table:table-cell office:value-type="float" office:value="0.0761991">
                <text:p>0.0761991</text:p>
              </table:table-cell>
              <table:table-cell office:value-type="float" office:value="0.00287935">
                <text:p>0.00287935</text:p>
              </table:table-cell>
              <table:table-cell office:value-type="float" office:value="0.0128363">
                <text:p>0.0128363</text:p>
              </table:table-cell>
              <table:table-cell office:value-type="float" office:value="0.00870793">
                <text:p>0.008707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69000">
                <text:p>469000</text:p>
              </table:table-cell>
              <table:table-cell office:value-type="float" office:value="NaN">
                <text:p>NaN</text:p>
              </table:table-cell>
              <table:table-cell office:value-type="float" office:value="0.0746331">
                <text:p>0.0746331</text:p>
              </table:table-cell>
              <table:table-cell office:value-type="float" office:value="0.00285527">
                <text:p>0.00285527</text:p>
              </table:table-cell>
              <table:table-cell office:value-type="float" office:value="0.01322">
                <text:p>0.01322</text:p>
              </table:table-cell>
              <table:table-cell office:value-type="float" office:value="0.00836568">
                <text:p>0.008365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68000">
                <text:p>468000</text:p>
              </table:table-cell>
              <table:table-cell office:value-type="float" office:value="NaN">
                <text:p>NaN</text:p>
              </table:table-cell>
              <table:table-cell office:value-type="float" office:value="0.0760956">
                <text:p>0.0760956</text:p>
              </table:table-cell>
              <table:table-cell office:value-type="float" office:value="0.00284541">
                <text:p>0.00284541</text:p>
              </table:table-cell>
              <table:table-cell office:value-type="float" office:value="0.0128655">
                <text:p>0.0128655</text:p>
              </table:table-cell>
              <table:table-cell office:value-type="float" office:value="0.00772262">
                <text:p>0.007722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67000">
                <text:p>467000</text:p>
              </table:table-cell>
              <table:table-cell office:value-type="float" office:value="NaN">
                <text:p>NaN</text:p>
              </table:table-cell>
              <table:table-cell office:value-type="float" office:value="0.075348">
                <text:p>0.075348</text:p>
              </table:table-cell>
              <table:table-cell office:value-type="float" office:value="0.00282409">
                <text:p>0.00282409</text:p>
              </table:table-cell>
              <table:table-cell office:value-type="float" office:value="0.0124518">
                <text:p>0.0124518</text:p>
              </table:table-cell>
              <table:table-cell office:value-type="float" office:value="0.00785605">
                <text:p>0.007856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6000">
                <text:p>466000</text:p>
              </table:table-cell>
              <table:table-cell office:value-type="float" office:value="NaN">
                <text:p>NaN</text:p>
              </table:table-cell>
              <table:table-cell office:value-type="float" office:value="0.0747314">
                <text:p>0.0747314</text:p>
              </table:table-cell>
              <table:table-cell office:value-type="float" office:value="0.00282804">
                <text:p>0.00282804</text:p>
              </table:table-cell>
              <table:table-cell office:value-type="float" office:value="0.0124021">
                <text:p>0.0124021</text:p>
              </table:table-cell>
              <table:table-cell office:value-type="float" office:value="0.00855516">
                <text:p>0.008555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5000">
                <text:p>465000</text:p>
              </table:table-cell>
              <table:table-cell office:value-type="float" office:value="NaN">
                <text:p>NaN</text:p>
              </table:table-cell>
              <table:table-cell office:value-type="float" office:value="0.07715">
                <text:p>0.07715</text:p>
              </table:table-cell>
              <table:table-cell office:value-type="float" office:value="0.00338938">
                <text:p>0.00338938</text:p>
              </table:table-cell>
              <table:table-cell office:value-type="float" office:value="0.0130333">
                <text:p>0.0130333</text:p>
              </table:table-cell>
              <table:table-cell office:value-type="float" office:value="0.00745577">
                <text:p>0.007455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4000">
                <text:p>464000</text:p>
              </table:table-cell>
              <table:table-cell office:value-type="float" office:value="NaN">
                <text:p>NaN</text:p>
              </table:table-cell>
              <table:table-cell office:value-type="float" office:value="0.0737322">
                <text:p>0.0737322</text:p>
              </table:table-cell>
              <table:table-cell office:value-type="float" office:value="0.00292554">
                <text:p>0.00292554</text:p>
              </table:table-cell>
              <table:table-cell office:value-type="float" office:value="0.0134395">
                <text:p>0.0134395</text:p>
              </table:table-cell>
              <table:table-cell office:value-type="float" office:value="0.0075284">
                <text:p>0.00752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3000">
                <text:p>463000</text:p>
              </table:table-cell>
              <table:table-cell office:value-type="float" office:value="NaN">
                <text:p>NaN</text:p>
              </table:table-cell>
              <table:table-cell office:value-type="float" office:value="0.0741886">
                <text:p>0.0741886</text:p>
              </table:table-cell>
              <table:table-cell office:value-type="float" office:value="0.00291567">
                <text:p>0.00291567</text:p>
              </table:table-cell>
              <table:table-cell office:value-type="float" office:value="0.0129839">
                <text:p>0.0129839</text:p>
              </table:table-cell>
              <table:table-cell office:value-type="float" office:value="0.0068431">
                <text:p>0.0068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2000">
                <text:p>462000</text:p>
              </table:table-cell>
              <table:table-cell office:value-type="float" office:value="NaN">
                <text:p>NaN</text:p>
              </table:table-cell>
              <table:table-cell office:value-type="float" office:value="0.0746042">
                <text:p>0.0746042</text:p>
              </table:table-cell>
              <table:table-cell office:value-type="float" office:value="0.0028683">
                <text:p>0.0028683</text:p>
              </table:table-cell>
              <table:table-cell office:value-type="float" office:value="0.0128718">
                <text:p>0.0128718</text:p>
              </table:table-cell>
              <table:table-cell office:value-type="float" office:value="0.00743445">
                <text:p>0.007434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1000">
                <text:p>461000</text:p>
              </table:table-cell>
              <table:table-cell office:value-type="float" office:value="NaN">
                <text:p>NaN</text:p>
              </table:table-cell>
              <table:table-cell office:value-type="float" office:value="0.0733951">
                <text:p>0.0733951</text:p>
              </table:table-cell>
              <table:table-cell office:value-type="float" office:value="0.00287225">
                <text:p>0.00287225</text:p>
              </table:table-cell>
              <table:table-cell office:value-type="float" office:value="0.0124613">
                <text:p>0.0124613</text:p>
              </table:table-cell>
              <table:table-cell office:value-type="float" office:value="0.00701482">
                <text:p>0.0070148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0000">
                <text:p>460000</text:p>
              </table:table-cell>
              <table:table-cell office:value-type="float" office:value="NaN">
                <text:p>NaN</text:p>
              </table:table-cell>
              <table:table-cell office:value-type="float" office:value="0.0756034">
                <text:p>0.0756034</text:p>
              </table:table-cell>
              <table:table-cell office:value-type="float" office:value="0.00323385">
                <text:p>0.00323385</text:p>
              </table:table-cell>
              <table:table-cell office:value-type="float" office:value="0.0132382">
                <text:p>0.0132382</text:p>
              </table:table-cell>
              <table:table-cell office:value-type="float" office:value="0.00854174">
                <text:p>0.008541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9000">
                <text:p>459000</text:p>
              </table:table-cell>
              <table:table-cell office:value-type="float" office:value="NaN">
                <text:p>NaN</text:p>
              </table:table-cell>
              <table:table-cell office:value-type="float" office:value="0.0748178">
                <text:p>0.0748178</text:p>
              </table:table-cell>
              <table:table-cell office:value-type="float" office:value="0.00286988">
                <text:p>0.00286988</text:p>
              </table:table-cell>
              <table:table-cell office:value-type="float" office:value="0.0142112">
                <text:p>0.0142112</text:p>
              </table:table-cell>
              <table:table-cell office:value-type="float" office:value="0.00787026">
                <text:p>0.007870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8000">
                <text:p>458000</text:p>
              </table:table-cell>
              <table:table-cell office:value-type="float" office:value="NaN">
                <text:p>NaN</text:p>
              </table:table-cell>
              <table:table-cell office:value-type="float" office:value="0.0737997">
                <text:p>0.0737997</text:p>
              </table:table-cell>
              <table:table-cell office:value-type="float" office:value="0.00290699">
                <text:p>0.00290699</text:p>
              </table:table-cell>
              <table:table-cell office:value-type="float" office:value="0.0134636">
                <text:p>0.0134636</text:p>
              </table:table-cell>
              <table:table-cell office:value-type="float" office:value="0.00838897">
                <text:p>0.008388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7000">
                <text:p>457000</text:p>
              </table:table-cell>
              <table:table-cell office:value-type="float" office:value="NaN">
                <text:p>NaN</text:p>
              </table:table-cell>
              <table:table-cell office:value-type="float" office:value="0.073178">
                <text:p>0.073178</text:p>
              </table:table-cell>
              <table:table-cell office:value-type="float" office:value="0.00324885">
                <text:p>0.00324885</text:p>
              </table:table-cell>
              <table:table-cell office:value-type="float" office:value="0.0132488">
                <text:p>0.0132488</text:p>
              </table:table-cell>
              <table:table-cell office:value-type="float" office:value="0.00740326">
                <text:p>0.007403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56000">
                <text:p>456000</text:p>
              </table:table-cell>
              <table:table-cell office:value-type="float" office:value="NaN">
                <text:p>NaN</text:p>
              </table:table-cell>
              <table:table-cell office:value-type="float" office:value="0.0734073">
                <text:p>0.0734073</text:p>
              </table:table-cell>
              <table:table-cell office:value-type="float" office:value="0.00336727">
                <text:p>0.00336727</text:p>
              </table:table-cell>
              <table:table-cell office:value-type="float" office:value="0.0125197">
                <text:p>0.0125197</text:p>
              </table:table-cell>
              <table:table-cell office:value-type="float" office:value="0.00774275">
                <text:p>0.007742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55000">
                <text:p>455000</text:p>
              </table:table-cell>
              <table:table-cell office:value-type="float" office:value="NaN">
                <text:p>NaN</text:p>
              </table:table-cell>
              <table:table-cell office:value-type="float" office:value="0.0729025">
                <text:p>0.0729025</text:p>
              </table:table-cell>
              <table:table-cell office:value-type="float" office:value="0.00318608">
                <text:p>0.00318608</text:p>
              </table:table-cell>
              <table:table-cell office:value-type="float" office:value="0.0124573">
                <text:p>0.0124573</text:p>
              </table:table-cell>
              <table:table-cell office:value-type="float" office:value="0.00774512">
                <text:p>0.007745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4000">
                <text:p>454000</text:p>
              </table:table-cell>
              <table:table-cell office:value-type="float" office:value="NaN">
                <text:p>NaN</text:p>
              </table:table-cell>
              <table:table-cell office:value-type="float" office:value="0.074875">
                <text:p>0.074875</text:p>
              </table:table-cell>
              <table:table-cell office:value-type="float" office:value="0.00369255">
                <text:p>0.00369255</text:p>
              </table:table-cell>
              <table:table-cell office:value-type="float" office:value="0.0121439">
                <text:p>0.0121439</text:p>
              </table:table-cell>
              <table:table-cell office:value-type="float" office:value="0.00732273">
                <text:p>0.007322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53000">
                <text:p>453000</text:p>
              </table:table-cell>
              <table:table-cell office:value-type="float" office:value="NaN">
                <text:p>NaN</text:p>
              </table:table-cell>
              <table:table-cell office:value-type="float" office:value="0.0735941">
                <text:p>0.0735941</text:p>
              </table:table-cell>
              <table:table-cell office:value-type="float" office:value="0.00334517">
                <text:p>0.00334517</text:p>
              </table:table-cell>
              <table:table-cell office:value-type="float" office:value="0.0123314">
                <text:p>0.0123314</text:p>
              </table:table-cell>
              <table:table-cell office:value-type="float" office:value="0.00720549">
                <text:p>0.007205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52000">
                <text:p>452000</text:p>
              </table:table-cell>
              <table:table-cell office:value-type="float" office:value="NaN">
                <text:p>NaN</text:p>
              </table:table-cell>
              <table:table-cell office:value-type="float" office:value="0.072319">
                <text:p>0.072319</text:p>
              </table:table-cell>
              <table:table-cell office:value-type="float" office:value="0.00357452">
                <text:p>0.00357452</text:p>
              </table:table-cell>
              <table:table-cell office:value-type="float" office:value="0.0124013">
                <text:p>0.0124013</text:p>
              </table:table-cell>
              <table:table-cell office:value-type="float" office:value="0.00672547">
                <text:p>0.0067254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51000">
                <text:p>451000</text:p>
              </table:table-cell>
              <table:table-cell office:value-type="float" office:value="NaN">
                <text:p>NaN</text:p>
              </table:table-cell>
              <table:table-cell office:value-type="float" office:value="0.0738218">
                <text:p>0.0738218</text:p>
              </table:table-cell>
              <table:table-cell office:value-type="float" office:value="0.00319832">
                <text:p>0.00319832</text:p>
              </table:table-cell>
              <table:table-cell office:value-type="float" office:value="0.0124909">
                <text:p>0.0124909</text:p>
              </table:table-cell>
              <table:table-cell office:value-type="float" office:value="0.00718654">
                <text:p>0.007186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0.0720735">
                <text:p>0.0720735</text:p>
              </table:table-cell>
              <table:table-cell office:value-type="float" office:value="0.00372058">
                <text:p>0.00372058</text:p>
              </table:table-cell>
              <table:table-cell office:value-type="float" office:value="0.0129926">
                <text:p>0.0129926</text:p>
              </table:table-cell>
              <table:table-cell office:value-type="float" office:value="0.00683837">
                <text:p>0.006838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49000">
                <text:p>449000</text:p>
              </table:table-cell>
              <table:table-cell office:value-type="float" office:value="NaN">
                <text:p>NaN</text:p>
              </table:table-cell>
              <table:table-cell office:value-type="float" office:value="0.072302">
                <text:p>0.072302</text:p>
              </table:table-cell>
              <table:table-cell office:value-type="float" office:value="0.00319279">
                <text:p>0.00319279</text:p>
              </table:table-cell>
              <table:table-cell office:value-type="float" office:value="0.0131237">
                <text:p>0.0131237</text:p>
              </table:table-cell>
              <table:table-cell office:value-type="float" office:value="0.00972799">
                <text:p>0.009727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48000">
                <text:p>448000</text:p>
              </table:table-cell>
              <table:table-cell office:value-type="float" office:value="NaN">
                <text:p>NaN</text:p>
              </table:table-cell>
              <table:table-cell office:value-type="float" office:value="0.0723826">
                <text:p>0.0723826</text:p>
              </table:table-cell>
              <table:table-cell office:value-type="float" office:value="0.00299068">
                <text:p>0.00299068</text:p>
              </table:table-cell>
              <table:table-cell office:value-type="float" office:value="0.012575">
                <text:p>0.012575</text:p>
              </table:table-cell>
              <table:table-cell office:value-type="float" office:value="0.00833726">
                <text:p>0.008337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47000">
                <text:p>447000</text:p>
              </table:table-cell>
              <table:table-cell office:value-type="float" office:value="NaN">
                <text:p>NaN</text:p>
              </table:table-cell>
              <table:table-cell office:value-type="float" office:value="0.0719475">
                <text:p>0.0719475</text:p>
              </table:table-cell>
              <table:table-cell office:value-type="float" office:value="0.00296225">
                <text:p>0.00296225</text:p>
              </table:table-cell>
              <table:table-cell office:value-type="float" office:value="0.012727">
                <text:p>0.012727</text:p>
              </table:table-cell>
              <table:table-cell office:value-type="float" office:value="0.00986062">
                <text:p>0.009860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46000">
                <text:p>446000</text:p>
              </table:table-cell>
              <table:table-cell office:value-type="float" office:value="NaN">
                <text:p>NaN</text:p>
              </table:table-cell>
              <table:table-cell office:value-type="float" office:value="0.0725574">
                <text:p>0.0725574</text:p>
              </table:table-cell>
              <table:table-cell office:value-type="float" office:value="0.00292515">
                <text:p>0.00292515</text:p>
              </table:table-cell>
              <table:table-cell office:value-type="float" office:value="0.0128991">
                <text:p>0.0128991</text:p>
              </table:table-cell>
              <table:table-cell office:value-type="float" office:value="0.00803132">
                <text:p>0.008031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45000">
                <text:p>445000</text:p>
              </table:table-cell>
              <table:table-cell office:value-type="float" office:value="NaN">
                <text:p>NaN</text:p>
              </table:table-cell>
              <table:table-cell office:value-type="float" office:value="0.0730363">
                <text:p>0.0730363</text:p>
              </table:table-cell>
              <table:table-cell office:value-type="float" office:value="0.00287738">
                <text:p>0.00287738</text:p>
              </table:table-cell>
              <table:table-cell office:value-type="float" office:value="0.0126594">
                <text:p>0.0126594</text:p>
              </table:table-cell>
              <table:table-cell office:value-type="float" office:value="0.00917493">
                <text:p>0.009174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44000">
                <text:p>444000</text:p>
              </table:table-cell>
              <table:table-cell office:value-type="float" office:value="NaN">
                <text:p>NaN</text:p>
              </table:table-cell>
              <table:table-cell office:value-type="float" office:value="0.072304">
                <text:p>0.072304</text:p>
              </table:table-cell>
              <table:table-cell office:value-type="float" office:value="0.00343122">
                <text:p>0.00343122</text:p>
              </table:table-cell>
              <table:table-cell office:value-type="float" office:value="0.0126208">
                <text:p>0.0126208</text:p>
              </table:table-cell>
              <table:table-cell office:value-type="float" office:value="0.00730339">
                <text:p>0.007303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43000">
                <text:p>443000</text:p>
              </table:table-cell>
              <table:table-cell office:value-type="float" office:value="NaN">
                <text:p>NaN</text:p>
              </table:table-cell>
              <table:table-cell office:value-type="float" office:value="0.0716933">
                <text:p>0.0716933</text:p>
              </table:table-cell>
              <table:table-cell office:value-type="float" office:value="0.00291567">
                <text:p>0.00291567</text:p>
              </table:table-cell>
              <table:table-cell office:value-type="float" office:value="0.0142626">
                <text:p>0.0142626</text:p>
              </table:table-cell>
              <table:table-cell office:value-type="float" office:value="0.00779131">
                <text:p>0.007791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42000">
                <text:p>442000</text:p>
              </table:table-cell>
              <table:table-cell office:value-type="float" office:value="NaN">
                <text:p>NaN</text:p>
              </table:table-cell>
              <table:table-cell office:value-type="float" office:value="0.071961">
                <text:p>0.071961</text:p>
              </table:table-cell>
              <table:table-cell office:value-type="float" office:value="0.00290383">
                <text:p>0.00290383</text:p>
              </table:table-cell>
              <table:table-cell office:value-type="float" office:value="0.01277">
                <text:p>0.01277</text:p>
              </table:table-cell>
              <table:table-cell office:value-type="float" office:value="0.00663309">
                <text:p>0.006633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41000">
                <text:p>441000</text:p>
              </table:table-cell>
              <table:table-cell office:value-type="float" office:value="NaN">
                <text:p>NaN</text:p>
              </table:table-cell>
              <table:table-cell office:value-type="float" office:value="0.0704739">
                <text:p>0.0704739</text:p>
              </table:table-cell>
              <table:table-cell office:value-type="float" office:value="0.00287264">
                <text:p>0.00287264</text:p>
              </table:table-cell>
              <table:table-cell office:value-type="float" office:value="0.0123973">
                <text:p>0.0123973</text:p>
              </table:table-cell>
              <table:table-cell office:value-type="float" office:value="0.00714588">
                <text:p>0.007145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40000">
                <text:p>440000</text:p>
              </table:table-cell>
              <table:table-cell office:value-type="float" office:value="NaN">
                <text:p>NaN</text:p>
              </table:table-cell>
              <table:table-cell office:value-type="float" office:value="0.0716649">
                <text:p>0.0716649</text:p>
              </table:table-cell>
              <table:table-cell office:value-type="float" office:value="0.0028308">
                <text:p>0.0028308</text:p>
              </table:table-cell>
              <table:table-cell office:value-type="float" office:value="0.0131028">
                <text:p>0.0131028</text:p>
              </table:table-cell>
              <table:table-cell office:value-type="float" office:value="0.00824765">
                <text:p>0.008247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39000">
                <text:p>439000</text:p>
              </table:table-cell>
              <table:table-cell office:value-type="float" office:value="NaN">
                <text:p>NaN</text:p>
              </table:table-cell>
              <table:table-cell office:value-type="float" office:value="0.0724335">
                <text:p>0.0724335</text:p>
              </table:table-cell>
              <table:table-cell office:value-type="float" office:value="0.00323542">
                <text:p>0.00323542</text:p>
              </table:table-cell>
              <table:table-cell office:value-type="float" office:value="0.0124558">
                <text:p>0.0124558</text:p>
              </table:table-cell>
              <table:table-cell office:value-type="float" office:value="0.00817659">
                <text:p>0.0081765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0.0713199">
                <text:p>0.0713199</text:p>
              </table:table-cell>
              <table:table-cell office:value-type="float" office:value="0.00352241">
                <text:p>0.00352241</text:p>
              </table:table-cell>
              <table:table-cell office:value-type="float" office:value="0.0124846">
                <text:p>0.0124846</text:p>
              </table:table-cell>
              <table:table-cell office:value-type="float" office:value="0.00765157">
                <text:p>0.007651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0.0707344">
                <text:p>0.0707344</text:p>
              </table:table-cell>
              <table:table-cell office:value-type="float" office:value="0.00297883">
                <text:p>0.00297883</text:p>
              </table:table-cell>
              <table:table-cell office:value-type="float" office:value="0.0122588">
                <text:p>0.0122588</text:p>
              </table:table-cell>
              <table:table-cell office:value-type="float" office:value="0.00732313">
                <text:p>0.007323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0.0715263">
                <text:p>0.0715263</text:p>
              </table:table-cell>
              <table:table-cell office:value-type="float" office:value="0.00292988">
                <text:p>0.00292988</text:p>
              </table:table-cell>
              <table:table-cell office:value-type="float" office:value="0.0120077">
                <text:p>0.0120077</text:p>
              </table:table-cell>
              <table:table-cell office:value-type="float" office:value="0.00717786">
                <text:p>0.007177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0.0698541">
                <text:p>0.0698541</text:p>
              </table:table-cell>
              <table:table-cell office:value-type="float" office:value="0.00288962">
                <text:p>0.00288962</text:p>
              </table:table-cell>
              <table:table-cell office:value-type="float" office:value="0.011763">
                <text:p>0.011763</text:p>
              </table:table-cell>
              <table:table-cell office:value-type="float" office:value="0.00674284">
                <text:p>0.0067428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0.0718307">
                <text:p>0.0718307</text:p>
              </table:table-cell>
              <table:table-cell office:value-type="float" office:value="0.00285962">
                <text:p>0.00285962</text:p>
              </table:table-cell>
              <table:table-cell office:value-type="float" office:value="0.0118107">
                <text:p>0.0118107</text:p>
              </table:table-cell>
              <table:table-cell office:value-type="float" office:value="0.00931744">
                <text:p>0.0093174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0.0702876">
                <text:p>0.0702876</text:p>
              </table:table-cell>
              <table:table-cell office:value-type="float" office:value="0.00351096">
                <text:p>0.00351096</text:p>
              </table:table-cell>
              <table:table-cell office:value-type="float" office:value="0.0122114">
                <text:p>0.0122114</text:p>
              </table:table-cell>
              <table:table-cell office:value-type="float" office:value="0.0070389">
                <text:p>0.00703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0.071404">
                <text:p>0.071404</text:p>
              </table:table-cell>
              <table:table-cell office:value-type="float" office:value="0.00293541">
                <text:p>0.00293541</text:p>
              </table:table-cell>
              <table:table-cell office:value-type="float" office:value="0.0118612">
                <text:p>0.0118612</text:p>
              </table:table-cell>
              <table:table-cell office:value-type="float" office:value="0.00707088">
                <text:p>0.007070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31000">
                <text:p>431000</text:p>
              </table:table-cell>
              <table:table-cell office:value-type="float" office:value="NaN">
                <text:p>NaN</text:p>
              </table:table-cell>
              <table:table-cell office:value-type="float" office:value="0.0706006">
                <text:p>0.0706006</text:p>
              </table:table-cell>
              <table:table-cell office:value-type="float" office:value="0.0028612">
                <text:p>0.0028612</text:p>
              </table:table-cell>
              <table:table-cell office:value-type="float" office:value="0.0119817">
                <text:p>0.0119817</text:p>
              </table:table-cell>
              <table:table-cell office:value-type="float" office:value="0.00645308">
                <text:p>0.006453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0.0702963">
                <text:p>0.0702963</text:p>
              </table:table-cell>
              <table:table-cell office:value-type="float" office:value="0.00285448">
                <text:p>0.00285448</text:p>
              </table:table-cell>
              <table:table-cell office:value-type="float" office:value="0.0119449">
                <text:p>0.0119449</text:p>
              </table:table-cell>
              <table:table-cell office:value-type="float" office:value="0.00667336">
                <text:p>0.006673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0.0685522">
                <text:p>0.0685522</text:p>
              </table:table-cell>
              <table:table-cell office:value-type="float" office:value="0.00283317">
                <text:p>0.00283317</text:p>
              </table:table-cell>
              <table:table-cell office:value-type="float" office:value="0.0118743">
                <text:p>0.0118743</text:p>
              </table:table-cell>
              <table:table-cell office:value-type="float" office:value="0.00675389">
                <text:p>0.006753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0.0702284">
                <text:p>0.0702284</text:p>
              </table:table-cell>
              <table:table-cell office:value-type="float" office:value="0.0028908">
                <text:p>0.0028908</text:p>
              </table:table-cell>
              <table:table-cell office:value-type="float" office:value="0.0121735">
                <text:p>0.0121735</text:p>
              </table:table-cell>
              <table:table-cell office:value-type="float" office:value="0.0063919">
                <text:p>0.00639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0.0685688">
                <text:p>0.0685688</text:p>
              </table:table-cell>
              <table:table-cell office:value-type="float" office:value="0.00346359">
                <text:p>0.00346359</text:p>
              </table:table-cell>
              <table:table-cell office:value-type="float" office:value="0.0123543">
                <text:p>0.0123543</text:p>
              </table:table-cell>
              <table:table-cell office:value-type="float" office:value="0.00821251">
                <text:p>0.008212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6000">
                <text:p>426000</text:p>
              </table:table-cell>
              <table:table-cell office:value-type="float" office:value="NaN">
                <text:p>NaN</text:p>
              </table:table-cell>
              <table:table-cell office:value-type="float" office:value="0.068557">
                <text:p>0.068557</text:p>
              </table:table-cell>
              <table:table-cell office:value-type="float" office:value="0.00287659">
                <text:p>0.00287659</text:p>
              </table:table-cell>
              <table:table-cell office:value-type="float" office:value="0.0126433">
                <text:p>0.0126433</text:p>
              </table:table-cell>
              <table:table-cell office:value-type="float" office:value="0.00678981">
                <text:p>0.0067898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5000">
                <text:p>425000</text:p>
              </table:table-cell>
              <table:table-cell office:value-type="float" office:value="NaN">
                <text:p>NaN</text:p>
              </table:table-cell>
              <table:table-cell office:value-type="float" office:value="0.0678598">
                <text:p>0.0678598</text:p>
              </table:table-cell>
              <table:table-cell office:value-type="float" office:value="0.00283238">
                <text:p>0.00283238</text:p>
              </table:table-cell>
              <table:table-cell office:value-type="float" office:value="0.0120547">
                <text:p>0.0120547</text:p>
              </table:table-cell>
              <table:table-cell office:value-type="float" office:value="0.00717154">
                <text:p>0.007171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4000">
                <text:p>424000</text:p>
              </table:table-cell>
              <table:table-cell office:value-type="float" office:value="NaN">
                <text:p>NaN</text:p>
              </table:table-cell>
              <table:table-cell office:value-type="float" office:value="0.0683268">
                <text:p>0.0683268</text:p>
              </table:table-cell>
              <table:table-cell office:value-type="float" office:value="0.0027858">
                <text:p>0.0027858</text:p>
              </table:table-cell>
              <table:table-cell office:value-type="float" office:value="0.0116465">
                <text:p>0.0116465</text:p>
              </table:table-cell>
              <table:table-cell office:value-type="float" office:value="0.00675863">
                <text:p>0.006758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3000">
                <text:p>423000</text:p>
              </table:table-cell>
              <table:table-cell office:value-type="float" office:value="NaN">
                <text:p>NaN</text:p>
              </table:table-cell>
              <table:table-cell office:value-type="float" office:value="0.06785">
                <text:p>0.06785</text:p>
              </table:table-cell>
              <table:table-cell office:value-type="float" office:value="0.00276606">
                <text:p>0.00276606</text:p>
              </table:table-cell>
              <table:table-cell office:value-type="float" office:value="0.0122138">
                <text:p>0.0122138</text:p>
              </table:table-cell>
              <table:table-cell office:value-type="float" office:value="0.00774275">
                <text:p>0.00774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2000">
                <text:p>422000</text:p>
              </table:table-cell>
              <table:table-cell office:value-type="float" office:value="NaN">
                <text:p>NaN</text:p>
              </table:table-cell>
              <table:table-cell office:value-type="float" office:value="0.0699216">
                <text:p>0.0699216</text:p>
              </table:table-cell>
              <table:table-cell office:value-type="float" office:value="0.00337398">
                <text:p>0.00337398</text:p>
              </table:table-cell>
              <table:table-cell office:value-type="float" office:value="0.011838">
                <text:p>0.011838</text:p>
              </table:table-cell>
              <table:table-cell office:value-type="float" office:value="0.00873359">
                <text:p>0.0087335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1000">
                <text:p>421000</text:p>
              </table:table-cell>
              <table:table-cell office:value-type="float" office:value="NaN">
                <text:p>NaN</text:p>
              </table:table-cell>
              <table:table-cell office:value-type="float" office:value="0.0680087">
                <text:p>0.0680087</text:p>
              </table:table-cell>
              <table:table-cell office:value-type="float" office:value="0.00281659">
                <text:p>0.00281659</text:p>
              </table:table-cell>
              <table:table-cell office:value-type="float" office:value="0.0113023">
                <text:p>0.0113023</text:p>
              </table:table-cell>
              <table:table-cell office:value-type="float" office:value="0.0094106">
                <text:p>0.00941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0000">
                <text:p>420000</text:p>
              </table:table-cell>
              <table:table-cell office:value-type="float" office:value="NaN">
                <text:p>NaN</text:p>
              </table:table-cell>
              <table:table-cell office:value-type="float" office:value="0.0670447">
                <text:p>0.0670447</text:p>
              </table:table-cell>
              <table:table-cell office:value-type="float" office:value="0.00275698">
                <text:p>0.00275698</text:p>
              </table:table-cell>
              <table:table-cell office:value-type="float" office:value="0.0115375">
                <text:p>0.0115375</text:p>
              </table:table-cell>
              <table:table-cell office:value-type="float" office:value="0.00807751">
                <text:p>0.008077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19000">
                <text:p>419000</text:p>
              </table:table-cell>
              <table:table-cell office:value-type="float" office:value="NaN">
                <text:p>NaN</text:p>
              </table:table-cell>
              <table:table-cell office:value-type="float" office:value="0.0670154">
                <text:p>0.0670154</text:p>
              </table:table-cell>
              <table:table-cell office:value-type="float" office:value="0.00277672">
                <text:p>0.00277672</text:p>
              </table:table-cell>
              <table:table-cell office:value-type="float" office:value="0.0120409">
                <text:p>0.0120409</text:p>
              </table:table-cell>
              <table:table-cell office:value-type="float" office:value="0.00841305">
                <text:p>0.008413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8000">
                <text:p>418000</text:p>
              </table:table-cell>
              <table:table-cell office:value-type="float" office:value="NaN">
                <text:p>NaN</text:p>
              </table:table-cell>
              <table:table-cell office:value-type="float" office:value="0.0678204">
                <text:p>0.0678204</text:p>
              </table:table-cell>
              <table:table-cell office:value-type="float" office:value="0.00277316">
                <text:p>0.00277316</text:p>
              </table:table-cell>
              <table:table-cell office:value-type="float" office:value="0.0119619">
                <text:p>0.0119619</text:p>
              </table:table-cell>
              <table:table-cell office:value-type="float" office:value="0.00738905">
                <text:p>0.007389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7000">
                <text:p>417000</text:p>
              </table:table-cell>
              <table:table-cell office:value-type="float" office:value="NaN">
                <text:p>NaN</text:p>
              </table:table-cell>
              <table:table-cell office:value-type="float" office:value="0.0667545">
                <text:p>0.0667545</text:p>
              </table:table-cell>
              <table:table-cell office:value-type="float" office:value="0.0027858">
                <text:p>0.0027858</text:p>
              </table:table-cell>
              <table:table-cell office:value-type="float" office:value="0.011637">
                <text:p>0.011637</text:p>
              </table:table-cell>
              <table:table-cell office:value-type="float" office:value="0.00786473">
                <text:p>0.007864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6000">
                <text:p>416000</text:p>
              </table:table-cell>
              <table:table-cell office:value-type="float" office:value="NaN">
                <text:p>NaN</text:p>
              </table:table-cell>
              <table:table-cell office:value-type="float" office:value="0.0681291">
                <text:p>0.0681291</text:p>
              </table:table-cell>
              <table:table-cell office:value-type="float" office:value="0.00299265">
                <text:p>0.00299265</text:p>
              </table:table-cell>
              <table:table-cell office:value-type="float" office:value="0.0117653">
                <text:p>0.0117653</text:p>
              </table:table-cell>
              <table:table-cell office:value-type="float" office:value="0.00749129">
                <text:p>0.007491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5000">
                <text:p>415000</text:p>
              </table:table-cell>
              <table:table-cell office:value-type="float" office:value="NaN">
                <text:p>NaN</text:p>
              </table:table-cell>
              <table:table-cell office:value-type="float" office:value="0.0744523">
                <text:p>0.0744523</text:p>
              </table:table-cell>
              <table:table-cell office:value-type="float" office:value="0.00284777">
                <text:p>0.00284777</text:p>
              </table:table-cell>
              <table:table-cell office:value-type="float" office:value="0.0117097">
                <text:p>0.0117097</text:p>
              </table:table-cell>
              <table:table-cell office:value-type="float" office:value="0.00678389">
                <text:p>0.0067838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4000">
                <text:p>414000</text:p>
              </table:table-cell>
              <table:table-cell office:value-type="float" office:value="NaN">
                <text:p>NaN</text:p>
              </table:table-cell>
              <table:table-cell office:value-type="float" office:value="0.0694614">
                <text:p>0.0694614</text:p>
              </table:table-cell>
              <table:table-cell office:value-type="float" office:value="0.0027633">
                <text:p>0.0027633</text:p>
              </table:table-cell>
              <table:table-cell office:value-type="float" office:value="0.0112154">
                <text:p>0.0112154</text:p>
              </table:table-cell>
              <table:table-cell office:value-type="float" office:value="0.00739261">
                <text:p>0.007392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3000">
                <text:p>413000</text:p>
              </table:table-cell>
              <table:table-cell office:value-type="float" office:value="NaN">
                <text:p>NaN</text:p>
              </table:table-cell>
              <table:table-cell office:value-type="float" office:value="0.0667979">
                <text:p>0.0667979</text:p>
              </table:table-cell>
              <table:table-cell office:value-type="float" office:value="0.00275816">
                <text:p>0.00275816</text:p>
              </table:table-cell>
              <table:table-cell office:value-type="float" office:value="0.0112419">
                <text:p>0.0112419</text:p>
              </table:table-cell>
              <table:table-cell office:value-type="float" office:value="0.00632439">
                <text:p>0.00632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2000">
                <text:p>412000</text:p>
              </table:table-cell>
              <table:table-cell office:value-type="float" office:value="NaN">
                <text:p>NaN</text:p>
              </table:table-cell>
              <table:table-cell office:value-type="float" office:value="0.0686201">
                <text:p>0.0686201</text:p>
              </table:table-cell>
              <table:table-cell office:value-type="float" office:value="0.00276172">
                <text:p>0.00276172</text:p>
              </table:table-cell>
              <table:table-cell office:value-type="float" office:value="0.0114306">
                <text:p>0.0114306</text:p>
              </table:table-cell>
              <table:table-cell office:value-type="float" office:value="0.00761604">
                <text:p>0.007616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1000">
                <text:p>411000</text:p>
              </table:table-cell>
              <table:table-cell office:value-type="float" office:value="NaN">
                <text:p>NaN</text:p>
              </table:table-cell>
              <table:table-cell office:value-type="float" office:value="0.066479">
                <text:p>0.066479</text:p>
              </table:table-cell>
              <table:table-cell office:value-type="float" office:value="0.00288093">
                <text:p>0.00288093</text:p>
              </table:table-cell>
              <table:table-cell office:value-type="float" office:value="0.0117535">
                <text:p>0.0117535</text:p>
              </table:table-cell>
              <table:table-cell office:value-type="float" office:value="0.00689048">
                <text:p>0.0068904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0000">
                <text:p>410000</text:p>
              </table:table-cell>
              <table:table-cell office:value-type="float" office:value="NaN">
                <text:p>NaN</text:p>
              </table:table-cell>
              <table:table-cell office:value-type="float" office:value="0.0668935">
                <text:p>0.0668935</text:p>
              </table:table-cell>
              <table:table-cell office:value-type="float" office:value="0.00331003">
                <text:p>0.00331003</text:p>
              </table:table-cell>
              <table:table-cell office:value-type="float" office:value="0.0124202">
                <text:p>0.0124202</text:p>
              </table:table-cell>
              <table:table-cell office:value-type="float" office:value="0.00650756">
                <text:p>0.006507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9000">
                <text:p>409000</text:p>
              </table:table-cell>
              <table:table-cell office:value-type="float" office:value="NaN">
                <text:p>NaN</text:p>
              </table:table-cell>
              <table:table-cell office:value-type="float" office:value="0.0654617">
                <text:p>0.0654617</text:p>
              </table:table-cell>
              <table:table-cell office:value-type="float" office:value="0.00284106">
                <text:p>0.00284106</text:p>
              </table:table-cell>
              <table:table-cell office:value-type="float" office:value="0.0122907">
                <text:p>0.0122907</text:p>
              </table:table-cell>
              <table:table-cell office:value-type="float" office:value="0.00640571">
                <text:p>0.0064057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08000">
                <text:p>408000</text:p>
              </table:table-cell>
              <table:table-cell office:value-type="float" office:value="NaN">
                <text:p>NaN</text:p>
              </table:table-cell>
              <table:table-cell office:value-type="float" office:value="0.0652315">
                <text:p>0.0652315</text:p>
              </table:table-cell>
              <table:table-cell office:value-type="float" office:value="0.00279488">
                <text:p>0.00279488</text:p>
              </table:table-cell>
              <table:table-cell office:value-type="float" office:value="0.0116737">
                <text:p>0.0116737</text:p>
              </table:table-cell>
              <table:table-cell office:value-type="float" office:value="0.0061886">
                <text:p>0.00618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07000">
                <text:p>407000</text:p>
              </table:table-cell>
              <table:table-cell office:value-type="float" office:value="NaN">
                <text:p>NaN</text:p>
              </table:table-cell>
              <table:table-cell office:value-type="float" office:value="0.0657368">
                <text:p>0.0657368</text:p>
              </table:table-cell>
              <table:table-cell office:value-type="float" office:value="0.00272619">
                <text:p>0.00272619</text:p>
              </table:table-cell>
              <table:table-cell office:value-type="float" office:value="0.01117">
                <text:p>0.01117</text:p>
              </table:table-cell>
              <table:table-cell office:value-type="float" office:value="0.00745182">
                <text:p>0.007451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6000">
                <text:p>406000</text:p>
              </table:table-cell>
              <table:table-cell office:value-type="float" office:value="NaN">
                <text:p>NaN</text:p>
              </table:table-cell>
              <table:table-cell office:value-type="float" office:value="0.0654514">
                <text:p>0.0654514</text:p>
              </table:table-cell>
              <table:table-cell office:value-type="float" office:value="0.00274869">
                <text:p>0.00274869</text:p>
              </table:table-cell>
              <table:table-cell office:value-type="float" office:value="0.0112115">
                <text:p>0.0112115</text:p>
              </table:table-cell>
              <table:table-cell office:value-type="float" office:value="0.00799382">
                <text:p>0.007993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5000">
                <text:p>405000</text:p>
              </table:table-cell>
              <table:table-cell office:value-type="float" office:value="NaN">
                <text:p>NaN</text:p>
              </table:table-cell>
              <table:table-cell office:value-type="float" office:value="0.065483">
                <text:p>0.065483</text:p>
              </table:table-cell>
              <table:table-cell office:value-type="float" office:value="0.00299975">
                <text:p>0.00299975</text:p>
              </table:table-cell>
              <table:table-cell office:value-type="float" office:value="0.0111752">
                <text:p>0.0111752</text:p>
              </table:table-cell>
              <table:table-cell office:value-type="float" office:value="0.00923178">
                <text:p>0.009231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4000">
                <text:p>404000</text:p>
              </table:table-cell>
              <table:table-cell office:value-type="float" office:value="NaN">
                <text:p>NaN</text:p>
              </table:table-cell>
              <table:table-cell office:value-type="float" office:value="0.0639423">
                <text:p>0.0639423</text:p>
              </table:table-cell>
              <table:table-cell office:value-type="float" office:value="0.00302384">
                <text:p>0.00302384</text:p>
              </table:table-cell>
              <table:table-cell office:value-type="float" office:value="0.011264">
                <text:p>0.011264</text:p>
              </table:table-cell>
              <table:table-cell office:value-type="float" office:value="0.0101417">
                <text:p>0.01014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3000">
                <text:p>403000</text:p>
              </table:table-cell>
              <table:table-cell office:value-type="float" office:value="NaN">
                <text:p>NaN</text:p>
              </table:table-cell>
              <table:table-cell office:value-type="float" office:value="0.0655959">
                <text:p>0.0655959</text:p>
              </table:table-cell>
              <table:table-cell office:value-type="float" office:value="0.00278027">
                <text:p>0.00278027</text:p>
              </table:table-cell>
              <table:table-cell office:value-type="float" office:value="0.0113721">
                <text:p>0.0113721</text:p>
              </table:table-cell>
              <table:table-cell office:value-type="float" office:value="0.00973035">
                <text:p>0.009730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02000">
                <text:p>402000</text:p>
              </table:table-cell>
              <table:table-cell office:value-type="float" office:value="NaN">
                <text:p>NaN</text:p>
              </table:table-cell>
              <table:table-cell office:value-type="float" office:value="0.0657889">
                <text:p>0.0657889</text:p>
              </table:table-cell>
              <table:table-cell office:value-type="float" office:value="0.00278106">
                <text:p>0.00278106</text:p>
              </table:table-cell>
              <table:table-cell office:value-type="float" office:value="0.0111124">
                <text:p>0.0111124</text:p>
              </table:table-cell>
              <table:table-cell office:value-type="float" office:value="0.00844582">
                <text:p>0.008445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01000">
                <text:p>401000</text:p>
              </table:table-cell>
              <table:table-cell office:value-type="float" office:value="NaN">
                <text:p>NaN</text:p>
              </table:table-cell>
              <table:table-cell office:value-type="float" office:value="0.0646611">
                <text:p>0.0646611</text:p>
              </table:table-cell>
              <table:table-cell office:value-type="float" office:value="0.00273803">
                <text:p>0.00273803</text:p>
              </table:table-cell>
              <table:table-cell office:value-type="float" office:value="0.0113173">
                <text:p>0.0113173</text:p>
              </table:table-cell>
              <table:table-cell office:value-type="float" office:value="0.00951916">
                <text:p>0.0095191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0.0650022">
                <text:p>0.0650022</text:p>
              </table:table-cell>
              <table:table-cell office:value-type="float" office:value="0.00281659">
                <text:p>0.00281659</text:p>
              </table:table-cell>
              <table:table-cell office:value-type="float" office:value="0.0110556">
                <text:p>0.0110556</text:p>
              </table:table-cell>
              <table:table-cell office:value-type="float" office:value="0.00839252">
                <text:p>0.008392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9000">
                <text:p>399000</text:p>
              </table:table-cell>
              <table:table-cell office:value-type="float" office:value="NaN">
                <text:p>NaN</text:p>
              </table:table-cell>
              <table:table-cell office:value-type="float" office:value="0.0645991">
                <text:p>0.0645991</text:p>
              </table:table-cell>
              <table:table-cell office:value-type="float" office:value="0.00306647">
                <text:p>0.00306647</text:p>
              </table:table-cell>
              <table:table-cell office:value-type="float" office:value="0.0107018">
                <text:p>0.0107018</text:p>
              </table:table-cell>
              <table:table-cell office:value-type="float" office:value="0.00681823">
                <text:p>0.0068182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8000">
                <text:p>398000</text:p>
              </table:table-cell>
              <table:table-cell office:value-type="float" office:value="NaN">
                <text:p>NaN</text:p>
              </table:table-cell>
              <table:table-cell office:value-type="float" office:value="0.0646347">
                <text:p>0.0646347</text:p>
              </table:table-cell>
              <table:table-cell office:value-type="float" office:value="0.00370953">
                <text:p>0.00370953</text:p>
              </table:table-cell>
              <table:table-cell office:value-type="float" office:value="0.0108546">
                <text:p>0.0108546</text:p>
              </table:table-cell>
              <table:table-cell office:value-type="float" office:value="0.00610886">
                <text:p>0.006108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7000">
                <text:p>397000</text:p>
              </table:table-cell>
              <table:table-cell office:value-type="float" office:value="NaN">
                <text:p>NaN</text:p>
              </table:table-cell>
              <table:table-cell office:value-type="float" office:value="0.0643102">
                <text:p>0.0643102</text:p>
              </table:table-cell>
              <table:table-cell office:value-type="float" office:value="0.00284501">
                <text:p>0.00284501</text:p>
              </table:table-cell>
              <table:table-cell office:value-type="float" office:value="0.0117764">
                <text:p>0.0117764</text:p>
              </table:table-cell>
              <table:table-cell office:value-type="float" office:value="0.00628176">
                <text:p>0.006281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6000">
                <text:p>396000</text:p>
              </table:table-cell>
              <table:table-cell office:value-type="float" office:value="NaN">
                <text:p>NaN</text:p>
              </table:table-cell>
              <table:table-cell office:value-type="float" office:value="0.0647034">
                <text:p>0.0647034</text:p>
              </table:table-cell>
              <table:table-cell office:value-type="float" office:value="0.00276251">
                <text:p>0.00276251</text:p>
              </table:table-cell>
              <table:table-cell office:value-type="float" office:value="0.0113718">
                <text:p>0.0113718</text:p>
              </table:table-cell>
              <table:table-cell office:value-type="float" office:value="0.00624386">
                <text:p>0.006243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5000">
                <text:p>395000</text:p>
              </table:table-cell>
              <table:table-cell office:value-type="float" office:value="NaN">
                <text:p>NaN</text:p>
              </table:table-cell>
              <table:table-cell office:value-type="float" office:value="0.0645897">
                <text:p>0.0645897</text:p>
              </table:table-cell>
              <table:table-cell office:value-type="float" office:value="0.00280948">
                <text:p>0.00280948</text:p>
              </table:table-cell>
              <table:table-cell office:value-type="float" office:value="0.0110196">
                <text:p>0.0110196</text:p>
              </table:table-cell>
              <table:table-cell office:value-type="float" office:value="0.00616886">
                <text:p>0.006168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4000">
                <text:p>394000</text:p>
              </table:table-cell>
              <table:table-cell office:value-type="float" office:value="NaN">
                <text:p>NaN</text:p>
              </table:table-cell>
              <table:table-cell office:value-type="float" office:value="0.0644085">
                <text:p>0.0644085</text:p>
              </table:table-cell>
              <table:table-cell office:value-type="float" office:value="0.0027704">
                <text:p>0.0027704</text:p>
              </table:table-cell>
              <table:table-cell office:value-type="float" office:value="0.011065">
                <text:p>0.011065</text:p>
              </table:table-cell>
              <table:table-cell office:value-type="float" office:value="0.00971417">
                <text:p>0.009714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3000">
                <text:p>393000</text:p>
              </table:table-cell>
              <table:table-cell office:value-type="float" office:value="NaN">
                <text:p>NaN</text:p>
              </table:table-cell>
              <table:table-cell office:value-type="float" office:value="0.064161">
                <text:p>0.064161</text:p>
              </table:table-cell>
              <table:table-cell office:value-type="float" office:value="0.00319358">
                <text:p>0.00319358</text:p>
              </table:table-cell>
              <table:table-cell office:value-type="float" office:value="0.011003">
                <text:p>0.011003</text:p>
              </table:table-cell>
              <table:table-cell office:value-type="float" office:value="0.00806409">
                <text:p>0.008064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2000">
                <text:p>392000</text:p>
              </table:table-cell>
              <table:table-cell office:value-type="float" office:value="NaN">
                <text:p>NaN</text:p>
              </table:table-cell>
              <table:table-cell office:value-type="float" office:value="0.0632057">
                <text:p>0.0632057</text:p>
              </table:table-cell>
              <table:table-cell office:value-type="float" office:value="0.00281106">
                <text:p>0.00281106</text:p>
              </table:table-cell>
              <table:table-cell office:value-type="float" office:value="0.0108412">
                <text:p>0.0108412</text:p>
              </table:table-cell>
              <table:table-cell office:value-type="float" office:value="0.00879952">
                <text:p>0.0087995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1000">
                <text:p>391000</text:p>
              </table:table-cell>
              <table:table-cell office:value-type="float" office:value="NaN">
                <text:p>NaN</text:p>
              </table:table-cell>
              <table:table-cell office:value-type="float" office:value="0.0625776">
                <text:p>0.0625776</text:p>
              </table:table-cell>
              <table:table-cell office:value-type="float" office:value="0.00279922">
                <text:p>0.00279922</text:p>
              </table:table-cell>
              <table:table-cell office:value-type="float" office:value="0.0113421">
                <text:p>0.0113421</text:p>
              </table:table-cell>
              <table:table-cell office:value-type="float" office:value="0.00784658">
                <text:p>0.007846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0000">
                <text:p>390000</text:p>
              </table:table-cell>
              <table:table-cell office:value-type="float" office:value="NaN">
                <text:p>NaN</text:p>
              </table:table-cell>
              <table:table-cell office:value-type="float" office:value="0.0624726">
                <text:p>0.0624726</text:p>
              </table:table-cell>
              <table:table-cell office:value-type="float" office:value="0.0027783">
                <text:p>0.0027783</text:p>
              </table:table-cell>
              <table:table-cell office:value-type="float" office:value="0.0125762">
                <text:p>0.0125762</text:p>
              </table:table-cell>
              <table:table-cell office:value-type="float" office:value="0.00804277">
                <text:p>0.008042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9000">
                <text:p>389000</text:p>
              </table:table-cell>
              <table:table-cell office:value-type="float" office:value="NaN">
                <text:p>NaN</text:p>
              </table:table-cell>
              <table:table-cell office:value-type="float" office:value="0.0619436">
                <text:p>0.0619436</text:p>
              </table:table-cell>
              <table:table-cell office:value-type="float" office:value="0.00274829">
                <text:p>0.00274829</text:p>
              </table:table-cell>
              <table:table-cell office:value-type="float" office:value="0.010994">
                <text:p>0.010994</text:p>
              </table:table-cell>
              <table:table-cell office:value-type="float" office:value="0.00599833">
                <text:p>0.005998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8000">
                <text:p>388000</text:p>
              </table:table-cell>
              <table:table-cell office:value-type="float" office:value="NaN">
                <text:p>NaN</text:p>
              </table:table-cell>
              <table:table-cell office:value-type="float" office:value="0.0618441">
                <text:p>0.0618441</text:p>
              </table:table-cell>
              <table:table-cell office:value-type="float" office:value="0.00278895">
                <text:p>0.00278895</text:p>
              </table:table-cell>
              <table:table-cell office:value-type="float" office:value="0.0110441">
                <text:p>0.0110441</text:p>
              </table:table-cell>
              <table:table-cell office:value-type="float" office:value="0.00763104">
                <text:p>0.007631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7000">
                <text:p>387000</text:p>
              </table:table-cell>
              <table:table-cell office:value-type="float" office:value="NaN">
                <text:p>NaN</text:p>
              </table:table-cell>
              <table:table-cell office:value-type="float" office:value="0.0625772">
                <text:p>0.0625772</text:p>
              </table:table-cell>
              <table:table-cell office:value-type="float" office:value="0.0032449">
                <text:p>0.0032449</text:p>
              </table:table-cell>
              <table:table-cell office:value-type="float" office:value="0.0110982">
                <text:p>0.0110982</text:p>
              </table:table-cell>
              <table:table-cell office:value-type="float" office:value="0.00594503">
                <text:p>0.005945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6000">
                <text:p>386000</text:p>
              </table:table-cell>
              <table:table-cell office:value-type="float" office:value="NaN">
                <text:p>NaN</text:p>
              </table:table-cell>
              <table:table-cell office:value-type="float" office:value="0.0630793">
                <text:p>0.0630793</text:p>
              </table:table-cell>
              <table:table-cell office:value-type="float" office:value="0.00279843">
                <text:p>0.00279843</text:p>
              </table:table-cell>
              <table:table-cell office:value-type="float" office:value="0.0108266">
                <text:p>0.0108266</text:p>
              </table:table-cell>
              <table:table-cell office:value-type="float" office:value="0.00659283">
                <text:p>0.006592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5000">
                <text:p>385000</text:p>
              </table:table-cell>
              <table:table-cell office:value-type="float" office:value="NaN">
                <text:p>NaN</text:p>
              </table:table-cell>
              <table:table-cell office:value-type="float" office:value="0.0615343">
                <text:p>0.0615343</text:p>
              </table:table-cell>
              <table:table-cell office:value-type="float" office:value="0.00273843">
                <text:p>0.00273843</text:p>
              </table:table-cell>
              <table:table-cell office:value-type="float" office:value="0.0107042">
                <text:p>0.0107042</text:p>
              </table:table-cell>
              <table:table-cell office:value-type="float" office:value="0.00643177">
                <text:p>0.006431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4000">
                <text:p>384000</text:p>
              </table:table-cell>
              <table:table-cell office:value-type="float" office:value="NaN">
                <text:p>NaN</text:p>
              </table:table-cell>
              <table:table-cell office:value-type="float" office:value="0.0613408">
                <text:p>0.0613408</text:p>
              </table:table-cell>
              <table:table-cell office:value-type="float" office:value="0.00285843">
                <text:p>0.00285843</text:p>
              </table:table-cell>
              <table:table-cell office:value-type="float" office:value="0.0102956">
                <text:p>0.0102956</text:p>
              </table:table-cell>
              <table:table-cell office:value-type="float" office:value="0.00589608">
                <text:p>0.005896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3000">
                <text:p>383000</text:p>
              </table:table-cell>
              <table:table-cell office:value-type="float" office:value="NaN">
                <text:p>NaN</text:p>
              </table:table-cell>
              <table:table-cell office:value-type="float" office:value="0.0626747">
                <text:p>0.0626747</text:p>
              </table:table-cell>
              <table:table-cell office:value-type="float" office:value="0.00341267">
                <text:p>0.00341267</text:p>
              </table:table-cell>
              <table:table-cell office:value-type="float" office:value="0.0104496">
                <text:p>0.0104496</text:p>
              </table:table-cell>
              <table:table-cell office:value-type="float" office:value="0.00721418">
                <text:p>0.007214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2000">
                <text:p>382000</text:p>
              </table:table-cell>
              <table:table-cell office:value-type="float" office:value="NaN">
                <text:p>NaN</text:p>
              </table:table-cell>
              <table:table-cell office:value-type="float" office:value="0.0613017">
                <text:p>0.0613017</text:p>
              </table:table-cell>
              <table:table-cell office:value-type="float" office:value="0.0032824">
                <text:p>0.0032824</text:p>
              </table:table-cell>
              <table:table-cell office:value-type="float" office:value="0.0105968">
                <text:p>0.0105968</text:p>
              </table:table-cell>
              <table:table-cell office:value-type="float" office:value="0.00633545">
                <text:p>0.006335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1000">
                <text:p>381000</text:p>
              </table:table-cell>
              <table:table-cell office:value-type="float" office:value="NaN">
                <text:p>NaN</text:p>
              </table:table-cell>
              <table:table-cell office:value-type="float" office:value="0.0620131">
                <text:p>0.0620131</text:p>
              </table:table-cell>
              <table:table-cell office:value-type="float" office:value="0.00341346">
                <text:p>0.00341346</text:p>
              </table:table-cell>
              <table:table-cell office:value-type="float" office:value="0.0106367">
                <text:p>0.0106367</text:p>
              </table:table-cell>
              <table:table-cell office:value-type="float" office:value="0.00715417">
                <text:p>0.007154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0000">
                <text:p>380000</text:p>
              </table:table-cell>
              <table:table-cell office:value-type="float" office:value="NaN">
                <text:p>NaN</text:p>
              </table:table-cell>
              <table:table-cell office:value-type="float" office:value="0.0617498">
                <text:p>0.0617498</text:p>
              </table:table-cell>
              <table:table-cell office:value-type="float" office:value="0.00282369">
                <text:p>0.00282369</text:p>
              </table:table-cell>
              <table:table-cell office:value-type="float" office:value="0.010634">
                <text:p>0.010634</text:p>
              </table:table-cell>
              <table:table-cell office:value-type="float" office:value="0.00667454">
                <text:p>0.006674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79000">
                <text:p>379000</text:p>
              </table:table-cell>
              <table:table-cell office:value-type="float" office:value="NaN">
                <text:p>NaN</text:p>
              </table:table-cell>
              <table:table-cell office:value-type="float" office:value="0.0616041">
                <text:p>0.0616041</text:p>
              </table:table-cell>
              <table:table-cell office:value-type="float" office:value="0.00276645">
                <text:p>0.00276645</text:p>
              </table:table-cell>
              <table:table-cell office:value-type="float" office:value="0.0105933">
                <text:p>0.0105933</text:p>
              </table:table-cell>
              <table:table-cell office:value-type="float" office:value="0.00592016">
                <text:p>0.005920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78000">
                <text:p>378000</text:p>
              </table:table-cell>
              <table:table-cell office:value-type="float" office:value="NaN">
                <text:p>NaN</text:p>
              </table:table-cell>
              <table:table-cell office:value-type="float" office:value="0.060541">
                <text:p>0.060541</text:p>
              </table:table-cell>
              <table:table-cell office:value-type="float" office:value="0.0027633">
                <text:p>0.0027633</text:p>
              </table:table-cell>
              <table:table-cell office:value-type="float" office:value="0.0104129">
                <text:p>0.0104129</text:p>
              </table:table-cell>
              <table:table-cell office:value-type="float" office:value="0.00675468">
                <text:p>0.006754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77000">
                <text:p>377000</text:p>
              </table:table-cell>
              <table:table-cell office:value-type="float" office:value="NaN">
                <text:p>NaN</text:p>
              </table:table-cell>
              <table:table-cell office:value-type="float" office:value="0.0609978">
                <text:p>0.0609978</text:p>
              </table:table-cell>
              <table:table-cell office:value-type="float" office:value="0.00274672">
                <text:p>0.00274672</text:p>
              </table:table-cell>
              <table:table-cell office:value-type="float" office:value="0.0103872">
                <text:p>0.0103872</text:p>
              </table:table-cell>
              <table:table-cell office:value-type="float" office:value="0.00643927">
                <text:p>0.006439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76000">
                <text:p>376000</text:p>
              </table:table-cell>
              <table:table-cell office:value-type="float" office:value="NaN">
                <text:p>NaN</text:p>
              </table:table-cell>
              <table:table-cell office:value-type="float" office:value="0.0593773">
                <text:p>0.0593773</text:p>
              </table:table-cell>
              <table:table-cell office:value-type="float" office:value="0.00406678">
                <text:p>0.00406678</text:p>
              </table:table-cell>
              <table:table-cell office:value-type="float" office:value="0.0100975">
                <text:p>0.0100975</text:p>
              </table:table-cell>
              <table:table-cell office:value-type="float" office:value="0.00610886">
                <text:p>0.006108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5000">
                <text:p>375000</text:p>
              </table:table-cell>
              <table:table-cell office:value-type="float" office:value="NaN">
                <text:p>NaN</text:p>
              </table:table-cell>
              <table:table-cell office:value-type="float" office:value="0.0598625">
                <text:p>0.0598625</text:p>
              </table:table-cell>
              <table:table-cell office:value-type="float" office:value="0.00361676">
                <text:p>0.00361676</text:p>
              </table:table-cell>
              <table:table-cell office:value-type="float" office:value="0.0101397">
                <text:p>0.0101397</text:p>
              </table:table-cell>
              <table:table-cell office:value-type="float" office:value="0.00596753">
                <text:p>0.0059675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74000">
                <text:p>374000</text:p>
              </table:table-cell>
              <table:table-cell office:value-type="float" office:value="NaN">
                <text:p>NaN</text:p>
              </table:table-cell>
              <table:table-cell office:value-type="float" office:value="0.059898">
                <text:p>0.059898</text:p>
              </table:table-cell>
              <table:table-cell office:value-type="float" office:value="0.00318924">
                <text:p>0.00318924</text:p>
              </table:table-cell>
              <table:table-cell office:value-type="float" office:value="0.010525">
                <text:p>0.010525</text:p>
              </table:table-cell>
              <table:table-cell office:value-type="float" office:value="0.00579503">
                <text:p>0.005795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73000">
                <text:p>373000</text:p>
              </table:table-cell>
              <table:table-cell office:value-type="float" office:value="NaN">
                <text:p>NaN</text:p>
              </table:table-cell>
              <table:table-cell office:value-type="float" office:value="0.0599927">
                <text:p>0.0599927</text:p>
              </table:table-cell>
              <table:table-cell office:value-type="float" office:value="0.00299028">
                <text:p>0.00299028</text:p>
              </table:table-cell>
              <table:table-cell office:value-type="float" office:value="0.010634">
                <text:p>0.010634</text:p>
              </table:table-cell>
              <table:table-cell office:value-type="float" office:value="0.00588187">
                <text:p>0.005881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72000">
                <text:p>372000</text:p>
              </table:table-cell>
              <table:table-cell office:value-type="float" office:value="NaN">
                <text:p>NaN</text:p>
              </table:table-cell>
              <table:table-cell office:value-type="float" office:value="0.0598025">
                <text:p>0.0598025</text:p>
              </table:table-cell>
              <table:table-cell office:value-type="float" office:value="0.00283633">
                <text:p>0.00283633</text:p>
              </table:table-cell>
              <table:table-cell office:value-type="float" office:value="0.0113919">
                <text:p>0.0113919</text:p>
              </table:table-cell>
              <table:table-cell office:value-type="float" office:value="0.00623242">
                <text:p>0.006232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71000">
                <text:p>371000</text:p>
              </table:table-cell>
              <table:table-cell office:value-type="float" office:value="NaN">
                <text:p>NaN</text:p>
              </table:table-cell>
              <table:table-cell office:value-type="float" office:value="0.058844">
                <text:p>0.058844</text:p>
              </table:table-cell>
              <table:table-cell office:value-type="float" office:value="0.00358676">
                <text:p>0.00358676</text:p>
              </table:table-cell>
              <table:table-cell office:value-type="float" office:value="0.0128545">
                <text:p>0.0128545</text:p>
              </table:table-cell>
              <table:table-cell office:value-type="float" office:value="0.00580608">
                <text:p>0.005806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70000">
                <text:p>370000</text:p>
              </table:table-cell>
              <table:table-cell office:value-type="float" office:value="NaN">
                <text:p>NaN</text:p>
              </table:table-cell>
              <table:table-cell office:value-type="float" office:value="0.059598">
                <text:p>0.059598</text:p>
              </table:table-cell>
              <table:table-cell office:value-type="float" office:value="0.00298752">
                <text:p>0.00298752</text:p>
              </table:table-cell>
              <table:table-cell office:value-type="float" office:value="0.01346">
                <text:p>0.01346</text:p>
              </table:table-cell>
              <table:table-cell office:value-type="float" office:value="0.00660546">
                <text:p>0.006605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69000">
                <text:p>369000</text:p>
              </table:table-cell>
              <table:table-cell office:value-type="float" office:value="NaN">
                <text:p>NaN</text:p>
              </table:table-cell>
              <table:table-cell office:value-type="float" office:value="0.059097">
                <text:p>0.059097</text:p>
              </table:table-cell>
              <table:table-cell office:value-type="float" office:value="0.00280632">
                <text:p>0.00280632</text:p>
              </table:table-cell>
              <table:table-cell office:value-type="float" office:value="0.0107378">
                <text:p>0.0107378</text:p>
              </table:table-cell>
              <table:table-cell office:value-type="float" office:value="0.00641914">
                <text:p>0.006419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68000">
                <text:p>368000</text:p>
              </table:table-cell>
              <table:table-cell office:value-type="float" office:value="NaN">
                <text:p>NaN</text:p>
              </table:table-cell>
              <table:table-cell office:value-type="float" office:value="0.0597744">
                <text:p>0.0597744</text:p>
              </table:table-cell>
              <table:table-cell office:value-type="float" office:value="0.00276487">
                <text:p>0.00276487</text:p>
              </table:table-cell>
              <table:table-cell office:value-type="float" office:value="0.0108669">
                <text:p>0.0108669</text:p>
              </table:table-cell>
              <table:table-cell office:value-type="float" office:value="0.00573226">
                <text:p>0.005732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67000">
                <text:p>367000</text:p>
              </table:table-cell>
              <table:table-cell office:value-type="float" office:value="NaN">
                <text:p>NaN</text:p>
              </table:table-cell>
              <table:table-cell office:value-type="float" office:value="0.0581871">
                <text:p>0.0581871</text:p>
              </table:table-cell>
              <table:table-cell office:value-type="float" office:value="0.00277593">
                <text:p>0.00277593</text:p>
              </table:table-cell>
              <table:table-cell office:value-type="float" office:value="0.0112889">
                <text:p>0.0112889</text:p>
              </table:table-cell>
              <table:table-cell office:value-type="float" office:value="0.00637019">
                <text:p>0.006370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66000">
                <text:p>366000</text:p>
              </table:table-cell>
              <table:table-cell office:value-type="float" office:value="NaN">
                <text:p>NaN</text:p>
              </table:table-cell>
              <table:table-cell office:value-type="float" office:value="0.0583667">
                <text:p>0.0583667</text:p>
              </table:table-cell>
              <table:table-cell office:value-type="float" office:value="0.00296699">
                <text:p>0.00296699</text:p>
              </table:table-cell>
              <table:table-cell office:value-type="float" office:value="0.0105499">
                <text:p>0.0105499</text:p>
              </table:table-cell>
              <table:table-cell office:value-type="float" office:value="0.00614794">
                <text:p>0.006147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65000">
                <text:p>365000</text:p>
              </table:table-cell>
              <table:table-cell office:value-type="float" office:value="NaN">
                <text:p>NaN</text:p>
              </table:table-cell>
              <table:table-cell office:value-type="float" office:value="0.0584986">
                <text:p>0.0584986</text:p>
              </table:table-cell>
              <table:table-cell office:value-type="float" office:value="0.00314897">
                <text:p>0.00314897</text:p>
              </table:table-cell>
              <table:table-cell office:value-type="float" office:value="0.0108696">
                <text:p>0.0108696</text:p>
              </table:table-cell>
              <table:table-cell office:value-type="float" office:value="0.00613767">
                <text:p>0.006137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64000">
                <text:p>364000</text:p>
              </table:table-cell>
              <table:table-cell office:value-type="float" office:value="NaN">
                <text:p>NaN</text:p>
              </table:table-cell>
              <table:table-cell office:value-type="float" office:value="0.0583825">
                <text:p>0.0583825</text:p>
              </table:table-cell>
              <table:table-cell office:value-type="float" office:value="0.00277238">
                <text:p>0.00277238</text:p>
              </table:table-cell>
              <table:table-cell office:value-type="float" office:value="0.0106371">
                <text:p>0.0106371</text:p>
              </table:table-cell>
              <table:table-cell office:value-type="float" office:value="0.00700338">
                <text:p>0.007003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3000">
                <text:p>363000</text:p>
              </table:table-cell>
              <table:table-cell office:value-type="float" office:value="NaN">
                <text:p>NaN</text:p>
              </table:table-cell>
              <table:table-cell office:value-type="float" office:value="0.0571252">
                <text:p>0.0571252</text:p>
              </table:table-cell>
              <table:table-cell office:value-type="float" office:value="0.00276527">
                <text:p>0.00276527</text:p>
              </table:table-cell>
              <table:table-cell office:value-type="float" office:value="0.0104492">
                <text:p>0.0104492</text:p>
              </table:table-cell>
              <table:table-cell office:value-type="float" office:value="0.00639269">
                <text:p>0.00639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62000">
                <text:p>362000</text:p>
              </table:table-cell>
              <table:table-cell office:value-type="float" office:value="NaN">
                <text:p>NaN</text:p>
              </table:table-cell>
              <table:table-cell office:value-type="float" office:value="0.0569614">
                <text:p>0.0569614</text:p>
              </table:table-cell>
              <table:table-cell office:value-type="float" office:value="0.00274158">
                <text:p>0.00274158</text:p>
              </table:table-cell>
              <table:table-cell office:value-type="float" office:value="0.010587">
                <text:p>0.010587</text:p>
              </table:table-cell>
              <table:table-cell office:value-type="float" office:value="0.00575634">
                <text:p>0.005756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61000">
                <text:p>361000</text:p>
              </table:table-cell>
              <table:table-cell office:value-type="float" office:value="NaN">
                <text:p>NaN</text:p>
              </table:table-cell>
              <table:table-cell office:value-type="float" office:value="0.0573254">
                <text:p>0.0573254</text:p>
              </table:table-cell>
              <table:table-cell office:value-type="float" office:value="0.0027554">
                <text:p>0.0027554</text:p>
              </table:table-cell>
              <table:table-cell office:value-type="float" office:value="0.00998379">
                <text:p>0.00998379</text:p>
              </table:table-cell>
              <table:table-cell office:value-type="float" office:value="0.00652967">
                <text:p>0.006529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60000">
                <text:p>360000</text:p>
              </table:table-cell>
              <table:table-cell office:value-type="float" office:value="NaN">
                <text:p>NaN</text:p>
              </table:table-cell>
              <table:table-cell office:value-type="float" office:value="0.0571375">
                <text:p>0.0571375</text:p>
              </table:table-cell>
              <table:table-cell office:value-type="float" office:value="0.0027933">
                <text:p>0.0027933</text:p>
              </table:table-cell>
              <table:table-cell office:value-type="float" office:value="0.009998">
                <text:p>0.009998</text:p>
              </table:table-cell>
              <table:table-cell office:value-type="float" office:value="0.00638479">
                <text:p>0.006384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9000">
                <text:p>359000</text:p>
              </table:table-cell>
              <table:table-cell office:value-type="float" office:value="NaN">
                <text:p>NaN</text:p>
              </table:table-cell>
              <table:table-cell office:value-type="float" office:value="0.0574181">
                <text:p>0.0574181</text:p>
              </table:table-cell>
              <table:table-cell office:value-type="float" office:value="0.00281619">
                <text:p>0.00281619</text:p>
              </table:table-cell>
              <table:table-cell office:value-type="float" office:value="0.0106707">
                <text:p>0.0106707</text:p>
              </table:table-cell>
              <table:table-cell office:value-type="float" office:value="0.00620597">
                <text:p>0.006205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8000">
                <text:p>358000</text:p>
              </table:table-cell>
              <table:table-cell office:value-type="float" office:value="NaN">
                <text:p>NaN</text:p>
              </table:table-cell>
              <table:table-cell office:value-type="float" office:value="0.0573246">
                <text:p>0.0573246</text:p>
              </table:table-cell>
              <table:table-cell office:value-type="float" office:value="0.0028154">
                <text:p>0.0028154</text:p>
              </table:table-cell>
              <table:table-cell office:value-type="float" office:value="0.0107105">
                <text:p>0.0107105</text:p>
              </table:table-cell>
              <table:table-cell office:value-type="float" office:value="0.00553449">
                <text:p>0.005534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7000">
                <text:p>357000</text:p>
              </table:table-cell>
              <table:table-cell office:value-type="float" office:value="NaN">
                <text:p>NaN</text:p>
              </table:table-cell>
              <table:table-cell office:value-type="float" office:value="0.0570707">
                <text:p>0.0570707</text:p>
              </table:table-cell>
              <table:table-cell office:value-type="float" office:value="0.0027858">
                <text:p>0.0027858</text:p>
              </table:table-cell>
              <table:table-cell office:value-type="float" office:value="0.0116504">
                <text:p>0.0116504</text:p>
              </table:table-cell>
              <table:table-cell office:value-type="float" office:value="0.00709141">
                <text:p>0.00709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6000">
                <text:p>356000</text:p>
              </table:table-cell>
              <table:table-cell office:value-type="float" office:value="NaN">
                <text:p>NaN</text:p>
              </table:table-cell>
              <table:table-cell office:value-type="float" office:value="0.0561592">
                <text:p>0.0561592</text:p>
              </table:table-cell>
              <table:table-cell office:value-type="float" office:value="0.00274277">
                <text:p>0.00274277</text:p>
              </table:table-cell>
              <table:table-cell office:value-type="float" office:value="0.0115822">
                <text:p>0.0115822</text:p>
              </table:table-cell>
              <table:table-cell office:value-type="float" office:value="0.00677481">
                <text:p>0.0067748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5000">
                <text:p>355000</text:p>
              </table:table-cell>
              <table:table-cell office:value-type="float" office:value="NaN">
                <text:p>NaN</text:p>
              </table:table-cell>
              <table:table-cell office:value-type="float" office:value="0.0566795">
                <text:p>0.0566795</text:p>
              </table:table-cell>
              <table:table-cell office:value-type="float" office:value="0.00275027">
                <text:p>0.00275027</text:p>
              </table:table-cell>
              <table:table-cell office:value-type="float" office:value="0.0116832">
                <text:p>0.0116832</text:p>
              </table:table-cell>
              <table:table-cell office:value-type="float" office:value="0.00574647">
                <text:p>0.005746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4000">
                <text:p>354000</text:p>
              </table:table-cell>
              <table:table-cell office:value-type="float" office:value="NaN">
                <text:p>NaN</text:p>
              </table:table-cell>
              <table:table-cell office:value-type="float" office:value="0.0570932">
                <text:p>0.0570932</text:p>
              </table:table-cell>
              <table:table-cell office:value-type="float" office:value="0.00282014">
                <text:p>0.00282014</text:p>
              </table:table-cell>
              <table:table-cell office:value-type="float" office:value="0.0103568">
                <text:p>0.0103568</text:p>
              </table:table-cell>
              <table:table-cell office:value-type="float" office:value="0.00663546">
                <text:p>0.0066354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3000">
                <text:p>353000</text:p>
              </table:table-cell>
              <table:table-cell office:value-type="float" office:value="NaN">
                <text:p>NaN</text:p>
              </table:table-cell>
              <table:table-cell office:value-type="float" office:value="0.05791">
                <text:p>0.05791</text:p>
              </table:table-cell>
              <table:table-cell office:value-type="float" office:value="0.00327174">
                <text:p>0.00327174</text:p>
              </table:table-cell>
              <table:table-cell office:value-type="float" office:value="0.0103529">
                <text:p>0.0103529</text:p>
              </table:table-cell>
              <table:table-cell office:value-type="float" office:value="0.00593556">
                <text:p>0.005935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2000">
                <text:p>352000</text:p>
              </table:table-cell>
              <table:table-cell office:value-type="float" office:value="NaN">
                <text:p>NaN</text:p>
              </table:table-cell>
              <table:table-cell office:value-type="float" office:value="0.0562196">
                <text:p>0.0562196</text:p>
              </table:table-cell>
              <table:table-cell office:value-type="float" office:value="0.00284185">
                <text:p>0.00284185</text:p>
              </table:table-cell>
              <table:table-cell office:value-type="float" office:value="0.0107599">
                <text:p>0.0107599</text:p>
              </table:table-cell>
              <table:table-cell office:value-type="float" office:value="0.00555778">
                <text:p>0.005557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1000">
                <text:p>351000</text:p>
              </table:table-cell>
              <table:table-cell office:value-type="float" office:value="NaN">
                <text:p>NaN</text:p>
              </table:table-cell>
              <table:table-cell office:value-type="float" office:value="0.0576747">
                <text:p>0.0576747</text:p>
              </table:table-cell>
              <table:table-cell office:value-type="float" office:value="0.00276606">
                <text:p>0.00276606</text:p>
              </table:table-cell>
              <table:table-cell office:value-type="float" office:value="0.0126594">
                <text:p>0.0126594</text:p>
              </table:table-cell>
              <table:table-cell office:value-type="float" office:value="0.00662678">
                <text:p>0.0066267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0.0567869">
                <text:p>0.0567869</text:p>
              </table:table-cell>
              <table:table-cell office:value-type="float" office:value="0.00275422">
                <text:p>0.00275422</text:p>
              </table:table-cell>
              <table:table-cell office:value-type="float" office:value="0.0111578">
                <text:p>0.0111578</text:p>
              </table:table-cell>
              <table:table-cell office:value-type="float" office:value="0.00568923">
                <text:p>0.0056892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9000">
                <text:p>349000</text:p>
              </table:table-cell>
              <table:table-cell office:value-type="float" office:value="NaN">
                <text:p>NaN</text:p>
              </table:table-cell>
              <table:table-cell office:value-type="float" office:value="0.0557475">
                <text:p>0.0557475</text:p>
              </table:table-cell>
              <table:table-cell office:value-type="float" office:value="0.00272974">
                <text:p>0.00272974</text:p>
              </table:table-cell>
              <table:table-cell office:value-type="float" office:value="0.0100691">
                <text:p>0.0100691</text:p>
              </table:table-cell>
              <table:table-cell office:value-type="float" office:value="0.00568726">
                <text:p>0.005687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8000">
                <text:p>348000</text:p>
              </table:table-cell>
              <table:table-cell office:value-type="float" office:value="NaN">
                <text:p>NaN</text:p>
              </table:table-cell>
              <table:table-cell office:value-type="float" office:value="0.0574292">
                <text:p>0.0574292</text:p>
              </table:table-cell>
              <table:table-cell office:value-type="float" office:value="0.00334714">
                <text:p>0.00334714</text:p>
              </table:table-cell>
              <table:table-cell office:value-type="float" office:value="0.011206">
                <text:p>0.011206</text:p>
              </table:table-cell>
              <table:table-cell office:value-type="float" office:value="0.00560949">
                <text:p>0.005609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7000">
                <text:p>347000</text:p>
              </table:table-cell>
              <table:table-cell office:value-type="float" office:value="NaN">
                <text:p>NaN</text:p>
              </table:table-cell>
              <table:table-cell office:value-type="float" office:value="0.0538057">
                <text:p>0.0538057</text:p>
              </table:table-cell>
              <table:table-cell office:value-type="float" office:value="0.00293659">
                <text:p>0.00293659</text:p>
              </table:table-cell>
              <table:table-cell office:value-type="float" office:value="0.0110208">
                <text:p>0.0110208</text:p>
              </table:table-cell>
              <table:table-cell office:value-type="float" office:value="0.00536672">
                <text:p>0.005366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6000">
                <text:p>346000</text:p>
              </table:table-cell>
              <table:table-cell office:value-type="float" office:value="NaN">
                <text:p>NaN</text:p>
              </table:table-cell>
              <table:table-cell office:value-type="float" office:value="0.0546513">
                <text:p>0.0546513</text:p>
              </table:table-cell>
              <table:table-cell office:value-type="float" office:value="0.00280632">
                <text:p>0.00280632</text:p>
              </table:table-cell>
              <table:table-cell office:value-type="float" office:value="0.00980615">
                <text:p>0.00980615</text:p>
              </table:table-cell>
              <table:table-cell office:value-type="float" office:value="0.00574094">
                <text:p>0.005740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5000">
                <text:p>345000</text:p>
              </table:table-cell>
              <table:table-cell office:value-type="float" office:value="NaN">
                <text:p>NaN</text:p>
              </table:table-cell>
              <table:table-cell office:value-type="float" office:value="0.0562729">
                <text:p>0.0562729</text:p>
              </table:table-cell>
              <table:table-cell office:value-type="float" office:value="0.00276409">
                <text:p>0.00276409</text:p>
              </table:table-cell>
              <table:table-cell office:value-type="float" office:value="0.00981207">
                <text:p>0.00981207</text:p>
              </table:table-cell>
              <table:table-cell office:value-type="float" office:value="0.00582029">
                <text:p>0.005820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4000">
                <text:p>344000</text:p>
              </table:table-cell>
              <table:table-cell office:value-type="float" office:value="NaN">
                <text:p>NaN</text:p>
              </table:table-cell>
              <table:table-cell office:value-type="float" office:value="0.0555237">
                <text:p>0.0555237</text:p>
              </table:table-cell>
              <table:table-cell office:value-type="float" office:value="0.00274593">
                <text:p>0.00274593</text:p>
              </table:table-cell>
              <table:table-cell office:value-type="float" office:value="0.00978759">
                <text:p>0.00978759</text:p>
              </table:table-cell>
              <table:table-cell office:value-type="float" office:value="0.00538014">
                <text:p>0.005380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3000">
                <text:p>343000</text:p>
              </table:table-cell>
              <table:table-cell office:value-type="float" office:value="NaN">
                <text:p>NaN</text:p>
              </table:table-cell>
              <table:table-cell office:value-type="float" office:value="0.0554412">
                <text:p>0.0554412</text:p>
              </table:table-cell>
              <table:table-cell office:value-type="float" office:value="0.00274356">
                <text:p>0.00274356</text:p>
              </table:table-cell>
              <table:table-cell office:value-type="float" office:value="0.0104307">
                <text:p>0.0104307</text:p>
              </table:table-cell>
              <table:table-cell office:value-type="float" office:value="0.00559252">
                <text:p>0.005592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2000">
                <text:p>342000</text:p>
              </table:table-cell>
              <table:table-cell office:value-type="float" office:value="NaN">
                <text:p>NaN</text:p>
              </table:table-cell>
              <table:table-cell office:value-type="float" office:value="0.055455">
                <text:p>0.055455</text:p>
              </table:table-cell>
              <table:table-cell office:value-type="float" office:value="0.00349557">
                <text:p>0.00349557</text:p>
              </table:table-cell>
              <table:table-cell office:value-type="float" office:value="0.0103339">
                <text:p>0.0103339</text:p>
              </table:table-cell>
              <table:table-cell office:value-type="float" office:value="0.00607017">
                <text:p>0.006070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1000">
                <text:p>341000</text:p>
              </table:table-cell>
              <table:table-cell office:value-type="float" office:value="NaN">
                <text:p>NaN</text:p>
              </table:table-cell>
              <table:table-cell office:value-type="float" office:value="0.0538594">
                <text:p>0.0538594</text:p>
              </table:table-cell>
              <table:table-cell office:value-type="float" office:value="0.00330885">
                <text:p>0.00330885</text:p>
              </table:table-cell>
              <table:table-cell office:value-type="float" office:value="0.00976588">
                <text:p>0.00976588</text:p>
              </table:table-cell>
              <table:table-cell office:value-type="float" office:value="0.00540935">
                <text:p>0.005409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0000">
                <text:p>340000</text:p>
              </table:table-cell>
              <table:table-cell office:value-type="float" office:value="NaN">
                <text:p>NaN</text:p>
              </table:table-cell>
              <table:table-cell office:value-type="float" office:value="0.0549355">
                <text:p>0.0549355</text:p>
              </table:table-cell>
              <table:table-cell office:value-type="float" office:value="0.00300686">
                <text:p>0.00300686</text:p>
              </table:table-cell>
              <table:table-cell office:value-type="float" office:value="0.0102976">
                <text:p>0.0102976</text:p>
              </table:table-cell>
              <table:table-cell office:value-type="float" office:value="0.00563515">
                <text:p>0.005635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9000">
                <text:p>339000</text:p>
              </table:table-cell>
              <table:table-cell office:value-type="float" office:value="NaN">
                <text:p>NaN</text:p>
              </table:table-cell>
              <table:table-cell office:value-type="float" office:value="0.0551096">
                <text:p>0.0551096</text:p>
              </table:table-cell>
              <table:table-cell office:value-type="float" office:value="0.00292436">
                <text:p>0.00292436</text:p>
              </table:table-cell>
              <table:table-cell office:value-type="float" office:value="0.00992339">
                <text:p>0.00992339</text:p>
              </table:table-cell>
              <table:table-cell office:value-type="float" office:value="0.00561581">
                <text:p>0.005615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8000">
                <text:p>338000</text:p>
              </table:table-cell>
              <table:table-cell office:value-type="float" office:value="NaN">
                <text:p>NaN</text:p>
              </table:table-cell>
              <table:table-cell office:value-type="float" office:value="0.0551167">
                <text:p>0.0551167</text:p>
              </table:table-cell>
              <table:table-cell office:value-type="float" office:value="0.00289238">
                <text:p>0.00289238</text:p>
              </table:table-cell>
              <table:table-cell office:value-type="float" office:value="0.0095464">
                <text:p>0.0095464</text:p>
              </table:table-cell>
              <table:table-cell office:value-type="float" office:value="0.00532842">
                <text:p>0.005328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7000">
                <text:p>337000</text:p>
              </table:table-cell>
              <table:table-cell office:value-type="float" office:value="NaN">
                <text:p>NaN</text:p>
              </table:table-cell>
              <table:table-cell office:value-type="float" office:value="0.0542202">
                <text:p>0.0542202</text:p>
              </table:table-cell>
              <table:table-cell office:value-type="float" office:value="0.00339096">
                <text:p>0.00339096</text:p>
              </table:table-cell>
              <table:table-cell office:value-type="float" office:value="0.00943587">
                <text:p>0.00943587</text:p>
              </table:table-cell>
              <table:table-cell office:value-type="float" office:value="0.00580529">
                <text:p>0.005805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6000">
                <text:p>336000</text:p>
              </table:table-cell>
              <table:table-cell office:value-type="float" office:value="NaN">
                <text:p>NaN</text:p>
              </table:table-cell>
              <table:table-cell office:value-type="float" office:value="0.0534706">
                <text:p>0.0534706</text:p>
              </table:table-cell>
              <table:table-cell office:value-type="float" office:value="0.0028912">
                <text:p>0.0028912</text:p>
              </table:table-cell>
              <table:table-cell office:value-type="float" office:value="0.00957679">
                <text:p>0.00957679</text:p>
              </table:table-cell>
              <table:table-cell office:value-type="float" office:value="0.00591464">
                <text:p>0.005914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5000">
                <text:p>335000</text:p>
              </table:table-cell>
              <table:table-cell office:value-type="float" office:value="NaN">
                <text:p>NaN</text:p>
              </table:table-cell>
              <table:table-cell office:value-type="float" office:value="0.0540611">
                <text:p>0.0540611</text:p>
              </table:table-cell>
              <table:table-cell office:value-type="float" office:value="0.00284619">
                <text:p>0.00284619</text:p>
              </table:table-cell>
              <table:table-cell office:value-type="float" office:value="0.0099451">
                <text:p>0.0099451</text:p>
              </table:table-cell>
              <table:table-cell office:value-type="float" office:value="0.00529961">
                <text:p>0.005299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4000">
                <text:p>334000</text:p>
              </table:table-cell>
              <table:table-cell office:value-type="float" office:value="NaN">
                <text:p>NaN</text:p>
              </table:table-cell>
              <table:table-cell office:value-type="float" office:value="0.0529609">
                <text:p>0.0529609</text:p>
              </table:table-cell>
              <table:table-cell office:value-type="float" office:value="0.00283909">
                <text:p>0.00283909</text:p>
              </table:table-cell>
              <table:table-cell office:value-type="float" office:value="0.00957403">
                <text:p>0.00957403</text:p>
              </table:table-cell>
              <table:table-cell office:value-type="float" office:value="0.00535329">
                <text:p>0.005353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000">
                <text:p>333000</text:p>
              </table:table-cell>
              <table:table-cell office:value-type="float" office:value="NaN">
                <text:p>NaN</text:p>
              </table:table-cell>
              <table:table-cell office:value-type="float" office:value="0.0521564">
                <text:p>0.0521564</text:p>
              </table:table-cell>
              <table:table-cell office:value-type="float" office:value="0.00281185">
                <text:p>0.00281185</text:p>
              </table:table-cell>
              <table:table-cell office:value-type="float" office:value="0.0103051">
                <text:p>0.0103051</text:p>
              </table:table-cell>
              <table:table-cell office:value-type="float" office:value="0.00532329">
                <text:p>0.005323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2000">
                <text:p>332000</text:p>
              </table:table-cell>
              <table:table-cell office:value-type="float" office:value="NaN">
                <text:p>NaN</text:p>
              </table:table-cell>
              <table:table-cell office:value-type="float" office:value="0.0539956">
                <text:p>0.0539956</text:p>
              </table:table-cell>
              <table:table-cell office:value-type="float" office:value="0.00280948">
                <text:p>0.00280948</text:p>
              </table:table-cell>
              <table:table-cell office:value-type="float" office:value="0.0110587">
                <text:p>0.0110587</text:p>
              </table:table-cell>
              <table:table-cell office:value-type="float" office:value="0.00537698">
                <text:p>0.005376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1000">
                <text:p>331000</text:p>
              </table:table-cell>
              <table:table-cell office:value-type="float" office:value="NaN">
                <text:p>NaN</text:p>
              </table:table-cell>
              <table:table-cell office:value-type="float" office:value="0.0540315">
                <text:p>0.0540315</text:p>
              </table:table-cell>
              <table:table-cell office:value-type="float" office:value="0.00286554">
                <text:p>0.00286554</text:p>
              </table:table-cell>
              <table:table-cell office:value-type="float" office:value="0.0103545">
                <text:p>0.0103545</text:p>
              </table:table-cell>
              <table:table-cell office:value-type="float" office:value="0.00520921">
                <text:p>0.005209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0000">
                <text:p>330000</text:p>
              </table:table-cell>
              <table:table-cell office:value-type="float" office:value="NaN">
                <text:p>NaN</text:p>
              </table:table-cell>
              <table:table-cell office:value-type="float" office:value="0.0535878">
                <text:p>0.0535878</text:p>
              </table:table-cell>
              <table:table-cell office:value-type="float" office:value="0.00283475">
                <text:p>0.00283475</text:p>
              </table:table-cell>
              <table:table-cell office:value-type="float" office:value="0.0105436">
                <text:p>0.0105436</text:p>
              </table:table-cell>
              <table:table-cell office:value-type="float" office:value="0.00533948">
                <text:p>0.005339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9000">
                <text:p>329000</text:p>
              </table:table-cell>
              <table:table-cell office:value-type="float" office:value="NaN">
                <text:p>NaN</text:p>
              </table:table-cell>
              <table:table-cell office:value-type="float" office:value="0.0532148">
                <text:p>0.0532148</text:p>
              </table:table-cell>
              <table:table-cell office:value-type="float" office:value="0.00281422">
                <text:p>0.00281422</text:p>
              </table:table-cell>
              <table:table-cell office:value-type="float" office:value="0.00988826">
                <text:p>0.00988826</text:p>
              </table:table-cell>
              <table:table-cell office:value-type="float" office:value="0.00529724">
                <text:p>0.005297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8000">
                <text:p>328000</text:p>
              </table:table-cell>
              <table:table-cell office:value-type="float" office:value="NaN">
                <text:p>NaN</text:p>
              </table:table-cell>
              <table:table-cell office:value-type="float" office:value="0.0541788">
                <text:p>0.0541788</text:p>
              </table:table-cell>
              <table:table-cell office:value-type="float" office:value="0.00278895">
                <text:p>0.00278895</text:p>
              </table:table-cell>
              <table:table-cell office:value-type="float" office:value="0.00960522">
                <text:p>0.00960522</text:p>
              </table:table-cell>
              <table:table-cell office:value-type="float" office:value="0.00525539">
                <text:p>0.005255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7000">
                <text:p>327000</text:p>
              </table:table-cell>
              <table:table-cell office:value-type="float" office:value="NaN">
                <text:p>NaN</text:p>
              </table:table-cell>
              <table:table-cell office:value-type="float" office:value="0.0528551">
                <text:p>0.0528551</text:p>
              </table:table-cell>
              <table:table-cell office:value-type="float" office:value="0.00279053">
                <text:p>0.00279053</text:p>
              </table:table-cell>
              <table:table-cell office:value-type="float" office:value="0.0103316">
                <text:p>0.0103316</text:p>
              </table:table-cell>
              <table:table-cell office:value-type="float" office:value="0.00579779">
                <text:p>0.0057977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6000">
                <text:p>326000</text:p>
              </table:table-cell>
              <table:table-cell office:value-type="float" office:value="NaN">
                <text:p>NaN</text:p>
              </table:table-cell>
              <table:table-cell office:value-type="float" office:value="0.0529246">
                <text:p>0.0529246</text:p>
              </table:table-cell>
              <table:table-cell office:value-type="float" office:value="0.00279764">
                <text:p>0.00279764</text:p>
              </table:table-cell>
              <table:table-cell office:value-type="float" office:value="0.00954127">
                <text:p>0.00954127</text:p>
              </table:table-cell>
              <table:table-cell office:value-type="float" office:value="0.00546146">
                <text:p>0.005461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5000">
                <text:p>325000</text:p>
              </table:table-cell>
              <table:table-cell office:value-type="float" office:value="NaN">
                <text:p>NaN</text:p>
              </table:table-cell>
              <table:table-cell office:value-type="float" office:value="0.0519752">
                <text:p>0.0519752</text:p>
              </table:table-cell>
              <table:table-cell office:value-type="float" office:value="0.0032899">
                <text:p>0.0032899</text:p>
              </table:table-cell>
              <table:table-cell office:value-type="float" office:value="0.0104796">
                <text:p>0.0104796</text:p>
              </table:table-cell>
              <table:table-cell office:value-type="float" office:value="0.00673415">
                <text:p>0.006734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4000">
                <text:p>324000</text:p>
              </table:table-cell>
              <table:table-cell office:value-type="float" office:value="NaN">
                <text:p>NaN</text:p>
              </table:table-cell>
              <table:table-cell office:value-type="float" office:value="0.0527478">
                <text:p>0.0527478</text:p>
              </table:table-cell>
              <table:table-cell office:value-type="float" office:value="0.00298041">
                <text:p>0.00298041</text:p>
              </table:table-cell>
              <table:table-cell office:value-type="float" office:value="0.00949903">
                <text:p>0.00949903</text:p>
              </table:table-cell>
              <table:table-cell office:value-type="float" office:value="0.00644795">
                <text:p>0.006447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3000">
                <text:p>323000</text:p>
              </table:table-cell>
              <table:table-cell office:value-type="float" office:value="NaN">
                <text:p>NaN</text:p>
              </table:table-cell>
              <table:table-cell office:value-type="float" office:value="0.0530723">
                <text:p>0.0530723</text:p>
              </table:table-cell>
              <table:table-cell office:value-type="float" office:value="0.00290383">
                <text:p>0.00290383</text:p>
              </table:table-cell>
              <table:table-cell office:value-type="float" office:value="0.0100071">
                <text:p>0.0100071</text:p>
              </table:table-cell>
              <table:table-cell office:value-type="float" office:value="0.00718891">
                <text:p>0.007188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2000">
                <text:p>322000</text:p>
              </table:table-cell>
              <table:table-cell office:value-type="float" office:value="NaN">
                <text:p>NaN</text:p>
              </table:table-cell>
              <table:table-cell office:value-type="float" office:value="0.0509299">
                <text:p>0.0509299</text:p>
              </table:table-cell>
              <table:table-cell office:value-type="float" office:value="0.0028608">
                <text:p>0.0028608</text:p>
              </table:table-cell>
              <table:table-cell office:value-type="float" office:value="0.0100525">
                <text:p>0.0100525</text:p>
              </table:table-cell>
              <table:table-cell office:value-type="float" office:value="0.00681666">
                <text:p>0.006816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1000">
                <text:p>321000</text:p>
              </table:table-cell>
              <table:table-cell office:value-type="float" office:value="NaN">
                <text:p>NaN</text:p>
              </table:table-cell>
              <table:table-cell office:value-type="float" office:value="0.0525417">
                <text:p>0.0525417</text:p>
              </table:table-cell>
              <table:table-cell office:value-type="float" office:value="0.00288606">
                <text:p>0.00288606</text:p>
              </table:table-cell>
              <table:table-cell office:value-type="float" office:value="0.00948205">
                <text:p>0.00948205</text:p>
              </table:table-cell>
              <table:table-cell office:value-type="float" office:value="0.00655454">
                <text:p>0.006554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0000">
                <text:p>320000</text:p>
              </table:table-cell>
              <table:table-cell office:value-type="float" office:value="NaN">
                <text:p>NaN</text:p>
              </table:table-cell>
              <table:table-cell office:value-type="float" office:value="0.0521797">
                <text:p>0.0521797</text:p>
              </table:table-cell>
              <table:table-cell office:value-type="float" office:value="0.00337477">
                <text:p>0.00337477</text:p>
              </table:table-cell>
              <table:table-cell office:value-type="float" office:value="0.00920651">
                <text:p>0.00920651</text:p>
              </table:table-cell>
              <table:table-cell office:value-type="float" office:value="0.00559725">
                <text:p>0.005597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9000">
                <text:p>319000</text:p>
              </table:table-cell>
              <table:table-cell office:value-type="float" office:value="NaN">
                <text:p>NaN</text:p>
              </table:table-cell>
              <table:table-cell office:value-type="float" office:value="0.0536233">
                <text:p>0.0536233</text:p>
              </table:table-cell>
              <table:table-cell office:value-type="float" office:value="0.00290659">
                <text:p>0.00290659</text:p>
              </table:table-cell>
              <table:table-cell office:value-type="float" office:value="0.00907743">
                <text:p>0.00907743</text:p>
              </table:table-cell>
              <table:table-cell office:value-type="float" office:value="0.00536514">
                <text:p>0.005365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8000">
                <text:p>318000</text:p>
              </table:table-cell>
              <table:table-cell office:value-type="float" office:value="NaN">
                <text:p>NaN</text:p>
              </table:table-cell>
              <table:table-cell office:value-type="float" office:value="0.0508604">
                <text:p>0.0508604</text:p>
              </table:table-cell>
              <table:table-cell office:value-type="float" office:value="0.00287856">
                <text:p>0.00287856</text:p>
              </table:table-cell>
              <table:table-cell office:value-type="float" office:value="0.00982431">
                <text:p>0.00982431</text:p>
              </table:table-cell>
              <table:table-cell office:value-type="float" office:value="0.00512236">
                <text:p>0.005122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7000">
                <text:p>317000</text:p>
              </table:table-cell>
              <table:table-cell office:value-type="float" office:value="NaN">
                <text:p>NaN</text:p>
              </table:table-cell>
              <table:table-cell office:value-type="float" office:value="0.0505912">
                <text:p>0.0505912</text:p>
              </table:table-cell>
              <table:table-cell office:value-type="float" office:value="0.00286396">
                <text:p>0.00286396</text:p>
              </table:table-cell>
              <table:table-cell office:value-type="float" office:value="0.00949745">
                <text:p>0.00949745</text:p>
              </table:table-cell>
              <table:table-cell office:value-type="float" office:value="0.00514368">
                <text:p>0.005143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6000">
                <text:p>316000</text:p>
              </table:table-cell>
              <table:table-cell office:value-type="float" office:value="NaN">
                <text:p>NaN</text:p>
              </table:table-cell>
              <table:table-cell office:value-type="float" office:value="0.050603">
                <text:p>0.050603</text:p>
              </table:table-cell>
              <table:table-cell office:value-type="float" office:value="0.00322477">
                <text:p>0.00322477</text:p>
              </table:table-cell>
              <table:table-cell office:value-type="float" office:value="0.00936639">
                <text:p>0.00936639</text:p>
              </table:table-cell>
              <table:table-cell office:value-type="float" office:value="0.00561778">
                <text:p>0.005617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0.0567522">
                <text:p>0.0567522</text:p>
              </table:table-cell>
              <table:table-cell office:value-type="float" office:value="0.00312687">
                <text:p>0.00312687</text:p>
              </table:table-cell>
              <table:table-cell office:value-type="float" office:value="0.00990247">
                <text:p>0.00990247</text:p>
              </table:table-cell>
              <table:table-cell office:value-type="float" office:value="0.00522066">
                <text:p>0.005220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000">
                <text:p>314000</text:p>
              </table:table-cell>
              <table:table-cell office:value-type="float" office:value="NaN">
                <text:p>NaN</text:p>
              </table:table-cell>
              <table:table-cell office:value-type="float" office:value="0.0641136">
                <text:p>0.0641136</text:p>
              </table:table-cell>
              <table:table-cell office:value-type="float" office:value="0.00354294">
                <text:p>0.00354294</text:p>
              </table:table-cell>
              <table:table-cell office:value-type="float" office:value="0.00928744">
                <text:p>0.00928744</text:p>
              </table:table-cell>
              <table:table-cell office:value-type="float" office:value="0.00515197">
                <text:p>0.005151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3000">
                <text:p>313000</text:p>
              </table:table-cell>
              <table:table-cell office:value-type="float" office:value="NaN">
                <text:p>NaN</text:p>
              </table:table-cell>
              <table:table-cell office:value-type="float" office:value="0.0643647">
                <text:p>0.0643647</text:p>
              </table:table-cell>
              <table:table-cell office:value-type="float" office:value="0.00298002">
                <text:p>0.00298002</text:p>
              </table:table-cell>
              <table:table-cell office:value-type="float" office:value="0.00925822">
                <text:p>0.00925822</text:p>
              </table:table-cell>
              <table:table-cell office:value-type="float" office:value="0.00559409">
                <text:p>0.00559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2000">
                <text:p>312000</text:p>
              </table:table-cell>
              <table:table-cell office:value-type="float" office:value="NaN">
                <text:p>NaN</text:p>
              </table:table-cell>
              <table:table-cell office:value-type="float" office:value="0.063996">
                <text:p>0.063996</text:p>
              </table:table-cell>
              <table:table-cell office:value-type="float" office:value="0.00292278">
                <text:p>0.00292278</text:p>
              </table:table-cell>
              <table:table-cell office:value-type="float" office:value="0.0087936">
                <text:p>0.0087936</text:p>
              </table:table-cell>
              <table:table-cell office:value-type="float" office:value="0.00540264">
                <text:p>0.0054026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1000">
                <text:p>311000</text:p>
              </table:table-cell>
              <table:table-cell office:value-type="float" office:value="NaN">
                <text:p>NaN</text:p>
              </table:table-cell>
              <table:table-cell office:value-type="float" office:value="0.0629534">
                <text:p>0.0629534</text:p>
              </table:table-cell>
              <table:table-cell office:value-type="float" office:value="0.00292357">
                <text:p>0.00292357</text:p>
              </table:table-cell>
              <table:table-cell office:value-type="float" office:value="0.00947692">
                <text:p>0.00947692</text:p>
              </table:table-cell>
              <table:table-cell office:value-type="float" office:value="0.00501578">
                <text:p>0.005015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0000">
                <text:p>310000</text:p>
              </table:table-cell>
              <table:table-cell office:value-type="float" office:value="NaN">
                <text:p>NaN</text:p>
              </table:table-cell>
              <table:table-cell office:value-type="float" office:value="0.062486">
                <text:p>0.062486</text:p>
              </table:table-cell>
              <table:table-cell office:value-type="float" office:value="0.00344583">
                <text:p>0.00344583</text:p>
              </table:table-cell>
              <table:table-cell office:value-type="float" office:value="0.0104989">
                <text:p>0.0104989</text:p>
              </table:table-cell>
              <table:table-cell office:value-type="float" office:value="0.00539869">
                <text:p>0.0053986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09000">
                <text:p>309000</text:p>
              </table:table-cell>
              <table:table-cell office:value-type="float" office:value="NaN">
                <text:p>NaN</text:p>
              </table:table-cell>
              <table:table-cell office:value-type="float" office:value="0.0637153">
                <text:p>0.0637153</text:p>
              </table:table-cell>
              <table:table-cell office:value-type="float" office:value="0.00390927">
                <text:p>0.00390927</text:p>
              </table:table-cell>
              <table:table-cell office:value-type="float" office:value="0.00993286">
                <text:p>0.00993286</text:p>
              </table:table-cell>
              <table:table-cell office:value-type="float" office:value="0.00520013">
                <text:p>0.005200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08000">
                <text:p>308000</text:p>
              </table:table-cell>
              <table:table-cell office:value-type="float" office:value="NaN">
                <text:p>NaN</text:p>
              </table:table-cell>
              <table:table-cell office:value-type="float" office:value="0.06279">
                <text:p>0.06279</text:p>
              </table:table-cell>
              <table:table-cell office:value-type="float" office:value="0.00301081">
                <text:p>0.00301081</text:p>
              </table:table-cell>
              <table:table-cell office:value-type="float" office:value="0.01069">
                <text:p>0.01069</text:p>
              </table:table-cell>
              <table:table-cell office:value-type="float" office:value="0.00495617">
                <text:p>0.004956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07000">
                <text:p>307000</text:p>
              </table:table-cell>
              <table:table-cell office:value-type="float" office:value="NaN">
                <text:p>NaN</text:p>
              </table:table-cell>
              <table:table-cell office:value-type="float" office:value="0.0615425">
                <text:p>0.0615425</text:p>
              </table:table-cell>
              <table:table-cell office:value-type="float" office:value="0.00294883">
                <text:p>0.00294883</text:p>
              </table:table-cell>
              <table:table-cell office:value-type="float" office:value="0.00926888">
                <text:p>0.00926888</text:p>
              </table:table-cell>
              <table:table-cell office:value-type="float" office:value="0.00538251">
                <text:p>0.005382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06000">
                <text:p>306000</text:p>
              </table:table-cell>
              <table:table-cell office:value-type="float" office:value="NaN">
                <text:p>NaN</text:p>
              </table:table-cell>
              <table:table-cell office:value-type="float" office:value="0.0627276">
                <text:p>0.0627276</text:p>
              </table:table-cell>
              <table:table-cell office:value-type="float" office:value="0.00296462">
                <text:p>0.00296462</text:p>
              </table:table-cell>
              <table:table-cell office:value-type="float" office:value="0.0115691">
                <text:p>0.0115691</text:p>
              </table:table-cell>
              <table:table-cell office:value-type="float" office:value="0.00527553">
                <text:p>0.005275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05000">
                <text:p>305000</text:p>
              </table:table-cell>
              <table:table-cell office:value-type="float" office:value="NaN">
                <text:p>NaN</text:p>
              </table:table-cell>
              <table:table-cell office:value-type="float" office:value="0.0627387">
                <text:p>0.0627387</text:p>
              </table:table-cell>
              <table:table-cell office:value-type="float" office:value="0.00361242">
                <text:p>0.00361242</text:p>
              </table:table-cell>
              <table:table-cell office:value-type="float" office:value="0.0101977">
                <text:p>0.0101977</text:p>
              </table:table-cell>
              <table:table-cell office:value-type="float" office:value="0.00500393">
                <text:p>0.005003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4000">
                <text:p>304000</text:p>
              </table:table-cell>
              <table:table-cell office:value-type="float" office:value="NaN">
                <text:p>NaN</text:p>
              </table:table-cell>
              <table:table-cell office:value-type="float" office:value="0.0614016">
                <text:p>0.0614016</text:p>
              </table:table-cell>
              <table:table-cell office:value-type="float" office:value="0.00360294">
                <text:p>0.00360294</text:p>
              </table:table-cell>
              <table:table-cell office:value-type="float" office:value="0.00911848">
                <text:p>0.00911848</text:p>
              </table:table-cell>
              <table:table-cell office:value-type="float" office:value="0.00512591">
                <text:p>0.005125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03000">
                <text:p>303000</text:p>
              </table:table-cell>
              <table:table-cell office:value-type="float" office:value="NaN">
                <text:p>NaN</text:p>
              </table:table-cell>
              <table:table-cell office:value-type="float" office:value="0.0616985">
                <text:p>0.0616985</text:p>
              </table:table-cell>
              <table:table-cell office:value-type="float" office:value="0.00303647">
                <text:p>0.00303647</text:p>
              </table:table-cell>
              <table:table-cell office:value-type="float" office:value="0.00957403">
                <text:p>0.00957403</text:p>
              </table:table-cell>
              <table:table-cell office:value-type="float" office:value="0.00509473">
                <text:p>0.0050947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02000">
                <text:p>302000</text:p>
              </table:table-cell>
              <table:table-cell office:value-type="float" office:value="NaN">
                <text:p>NaN</text:p>
              </table:table-cell>
              <table:table-cell office:value-type="float" office:value="0.0614849">
                <text:p>0.0614849</text:p>
              </table:table-cell>
              <table:table-cell office:value-type="float" office:value="0.00295238">
                <text:p>0.00295238</text:p>
              </table:table-cell>
              <table:table-cell office:value-type="float" office:value="0.00882794">
                <text:p>0.00882794</text:p>
              </table:table-cell>
              <table:table-cell office:value-type="float" office:value="0.00498183">
                <text:p>0.004981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01000">
                <text:p>301000</text:p>
              </table:table-cell>
              <table:table-cell office:value-type="float" office:value="NaN">
                <text:p>NaN</text:p>
              </table:table-cell>
              <table:table-cell office:value-type="float" office:value="0.0608857">
                <text:p>0.0608857</text:p>
              </table:table-cell>
              <table:table-cell office:value-type="float" office:value="0.00285606">
                <text:p>0.00285606</text:p>
              </table:table-cell>
              <table:table-cell office:value-type="float" office:value="0.0100225">
                <text:p>0.0100225</text:p>
              </table:table-cell>
              <table:table-cell office:value-type="float" office:value="0.0049313">
                <text:p>0.00493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0.0601862">
                <text:p>0.0601862</text:p>
              </table:table-cell>
              <table:table-cell office:value-type="float" office:value="0.00276645">
                <text:p>0.00276645</text:p>
              </table:table-cell>
              <table:table-cell office:value-type="float" office:value="0.00933244">
                <text:p>0.00933244</text:p>
              </table:table-cell>
              <table:table-cell office:value-type="float" office:value="0.00502841">
                <text:p>0.0050284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9000">
                <text:p>299000</text:p>
              </table:table-cell>
              <table:table-cell office:value-type="float" office:value="NaN">
                <text:p>NaN</text:p>
              </table:table-cell>
              <table:table-cell office:value-type="float" office:value="0.0610909">
                <text:p>0.0610909</text:p>
              </table:table-cell>
              <table:table-cell office:value-type="float" office:value="0.00276132">
                <text:p>0.00276132</text:p>
              </table:table-cell>
              <table:table-cell office:value-type="float" office:value="0.00904032">
                <text:p>0.00904032</text:p>
              </table:table-cell>
              <table:table-cell office:value-type="float" office:value="0.00495301">
                <text:p>0.0049530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8000">
                <text:p>298000</text:p>
              </table:table-cell>
              <table:table-cell office:value-type="float" office:value="NaN">
                <text:p>NaN</text:p>
              </table:table-cell>
              <table:table-cell office:value-type="float" office:value="0.0606768">
                <text:p>0.0606768</text:p>
              </table:table-cell>
              <table:table-cell office:value-type="float" office:value="0.0036061">
                <text:p>0.0036061</text:p>
              </table:table-cell>
              <table:table-cell office:value-type="float" office:value="0.00887334">
                <text:p>0.00887334</text:p>
              </table:table-cell>
              <table:table-cell office:value-type="float" office:value="0.00495933">
                <text:p>0.004959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7000">
                <text:p>297000</text:p>
              </table:table-cell>
              <table:table-cell office:value-type="float" office:value="NaN">
                <text:p>NaN</text:p>
              </table:table-cell>
              <table:table-cell office:value-type="float" office:value="0.0610633">
                <text:p>0.0610633</text:p>
              </table:table-cell>
              <table:table-cell office:value-type="float" office:value="0.00286988">
                <text:p>0.00286988</text:p>
              </table:table-cell>
              <table:table-cell office:value-type="float" office:value="0.0090869">
                <text:p>0.0090869</text:p>
              </table:table-cell>
              <table:table-cell office:value-type="float" office:value="0.00527079">
                <text:p>0.0052707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6000">
                <text:p>296000</text:p>
              </table:table-cell>
              <table:table-cell office:value-type="float" office:value="NaN">
                <text:p>NaN</text:p>
              </table:table-cell>
              <table:table-cell office:value-type="float" office:value="0.060573">
                <text:p>0.060573</text:p>
              </table:table-cell>
              <table:table-cell office:value-type="float" office:value="0.00279527">
                <text:p>0.00279527</text:p>
              </table:table-cell>
              <table:table-cell office:value-type="float" office:value="0.00987128">
                <text:p>0.00987128</text:p>
              </table:table-cell>
              <table:table-cell office:value-type="float" office:value="0.00511841">
                <text:p>0.005118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95000">
                <text:p>295000</text:p>
              </table:table-cell>
              <table:table-cell office:value-type="float" office:value="NaN">
                <text:p>NaN</text:p>
              </table:table-cell>
              <table:table-cell office:value-type="float" office:value="0.0605967">
                <text:p>0.0605967</text:p>
              </table:table-cell>
              <table:table-cell office:value-type="float" office:value="0.00274553">
                <text:p>0.00274553</text:p>
              </table:table-cell>
              <table:table-cell office:value-type="float" office:value="0.00882162">
                <text:p>0.00882162</text:p>
              </table:table-cell>
              <table:table-cell office:value-type="float" office:value="0.00486774">
                <text:p>0.0048677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94000">
                <text:p>294000</text:p>
              </table:table-cell>
              <table:table-cell office:value-type="float" office:value="NaN">
                <text:p>NaN</text:p>
              </table:table-cell>
              <table:table-cell office:value-type="float" office:value="0.0596142">
                <text:p>0.0596142</text:p>
              </table:table-cell>
              <table:table-cell office:value-type="float" office:value="0.00274158">
                <text:p>0.00274158</text:p>
              </table:table-cell>
              <table:table-cell office:value-type="float" office:value="0.00871149">
                <text:p>0.00871149</text:p>
              </table:table-cell>
              <table:table-cell office:value-type="float" office:value="0.00503946">
                <text:p>0.005039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93000">
                <text:p>293000</text:p>
              </table:table-cell>
              <table:table-cell office:value-type="float" office:value="NaN">
                <text:p>NaN</text:p>
              </table:table-cell>
              <table:table-cell office:value-type="float" office:value="0.0591677">
                <text:p>0.0591677</text:p>
              </table:table-cell>
              <table:table-cell office:value-type="float" office:value="0.00327569">
                <text:p>0.00327569</text:p>
              </table:table-cell>
              <table:table-cell office:value-type="float" office:value="0.00850898">
                <text:p>0.00850898</text:p>
              </table:table-cell>
              <table:table-cell office:value-type="float" office:value="0.0049992">
                <text:p>0.00499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92000">
                <text:p>292000</text:p>
              </table:table-cell>
              <table:table-cell office:value-type="float" office:value="NaN">
                <text:p>NaN</text:p>
              </table:table-cell>
              <table:table-cell office:value-type="float" office:value="0.0593019">
                <text:p>0.0593019</text:p>
              </table:table-cell>
              <table:table-cell office:value-type="float" office:value="0.00297449">
                <text:p>0.00297449</text:p>
              </table:table-cell>
              <table:table-cell office:value-type="float" office:value="0.00895229">
                <text:p>0.00895229</text:p>
              </table:table-cell>
              <table:table-cell office:value-type="float" office:value="0.00479945">
                <text:p>0.004799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1000">
                <text:p>291000</text:p>
              </table:table-cell>
              <table:table-cell office:value-type="float" office:value="NaN">
                <text:p>NaN</text:p>
              </table:table-cell>
              <table:table-cell office:value-type="float" office:value="0.0589699">
                <text:p>0.0589699</text:p>
              </table:table-cell>
              <table:table-cell office:value-type="float" office:value="0.00279882">
                <text:p>0.00279882</text:p>
              </table:table-cell>
              <table:table-cell office:value-type="float" office:value="0.00863333">
                <text:p>0.00863333</text:p>
              </table:table-cell>
              <table:table-cell office:value-type="float" office:value="0.00485077">
                <text:p>0.004850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0000">
                <text:p>290000</text:p>
              </table:table-cell>
              <table:table-cell office:value-type="float" office:value="NaN">
                <text:p>NaN</text:p>
              </table:table-cell>
              <table:table-cell office:value-type="float" office:value="0.0587639">
                <text:p>0.0587639</text:p>
              </table:table-cell>
              <table:table-cell office:value-type="float" office:value="0.00278185">
                <text:p>0.00278185</text:p>
              </table:table-cell>
              <table:table-cell office:value-type="float" office:value="0.00895347">
                <text:p>0.00895347</text:p>
              </table:table-cell>
              <table:table-cell office:value-type="float" office:value="0.0054129">
                <text:p>0.00541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89000">
                <text:p>289000</text:p>
              </table:table-cell>
              <table:table-cell office:value-type="float" office:value="NaN">
                <text:p>NaN</text:p>
              </table:table-cell>
              <table:table-cell office:value-type="float" office:value="0.0579787">
                <text:p>0.0579787</text:p>
              </table:table-cell>
              <table:table-cell office:value-type="float" office:value="0.00274356">
                <text:p>0.00274356</text:p>
              </table:table-cell>
              <table:table-cell office:value-type="float" office:value="0.00948047">
                <text:p>0.00948047</text:p>
              </table:table-cell>
              <table:table-cell office:value-type="float" office:value="0.00488195">
                <text:p>0.004881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88000">
                <text:p>288000</text:p>
              </table:table-cell>
              <table:table-cell office:value-type="float" office:value="NaN">
                <text:p>NaN</text:p>
              </table:table-cell>
              <table:table-cell office:value-type="float" office:value="0.0587173">
                <text:p>0.0587173</text:p>
              </table:table-cell>
              <table:table-cell office:value-type="float" office:value="0.00270329">
                <text:p>0.00270329</text:p>
              </table:table-cell>
              <table:table-cell office:value-type="float" office:value="0.0105609">
                <text:p>0.0105609</text:p>
              </table:table-cell>
              <table:table-cell office:value-type="float" office:value="0.00485511">
                <text:p>0.004855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87000">
                <text:p>287000</text:p>
              </table:table-cell>
              <table:table-cell office:value-type="float" office:value="NaN">
                <text:p>NaN</text:p>
              </table:table-cell>
              <table:table-cell office:value-type="float" office:value="0.0584003">
                <text:p>0.0584003</text:p>
              </table:table-cell>
              <table:table-cell office:value-type="float" office:value="0.00327766">
                <text:p>0.00327766</text:p>
              </table:table-cell>
              <table:table-cell office:value-type="float" office:value="0.0100016">
                <text:p>0.0100016</text:p>
              </table:table-cell>
              <table:table-cell office:value-type="float" office:value="0.0048938">
                <text:p>0.00489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86000">
                <text:p>286000</text:p>
              </table:table-cell>
              <table:table-cell office:value-type="float" office:value="NaN">
                <text:p>NaN</text:p>
              </table:table-cell>
              <table:table-cell office:value-type="float" office:value="0.0574213">
                <text:p>0.0574213</text:p>
              </table:table-cell>
              <table:table-cell office:value-type="float" office:value="0.00326701">
                <text:p>0.00326701</text:p>
              </table:table-cell>
              <table:table-cell office:value-type="float" office:value="0.00889465">
                <text:p>0.00889465</text:p>
              </table:table-cell>
              <table:table-cell office:value-type="float" office:value="0.00480892">
                <text:p>0.004808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85000">
                <text:p>285000</text:p>
              </table:table-cell>
              <table:table-cell office:value-type="float" office:value="NaN">
                <text:p>NaN</text:p>
              </table:table-cell>
              <table:table-cell office:value-type="float" office:value="0.0583071">
                <text:p>0.0583071</text:p>
              </table:table-cell>
              <table:table-cell office:value-type="float" office:value="0.00281027">
                <text:p>0.00281027</text:p>
              </table:table-cell>
              <table:table-cell office:value-type="float" office:value="0.00848648">
                <text:p>0.00848648</text:p>
              </table:table-cell>
              <table:table-cell office:value-type="float" office:value="0.00491867">
                <text:p>0.004918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84000">
                <text:p>284000</text:p>
              </table:table-cell>
              <table:table-cell office:value-type="float" office:value="NaN">
                <text:p>NaN</text:p>
              </table:table-cell>
              <table:table-cell office:value-type="float" office:value="0.057906">
                <text:p>0.057906</text:p>
              </table:table-cell>
              <table:table-cell office:value-type="float" office:value="0.00278461">
                <text:p>0.00278461</text:p>
              </table:table-cell>
              <table:table-cell office:value-type="float" office:value="0.00910822">
                <text:p>0.00910822</text:p>
              </table:table-cell>
              <table:table-cell office:value-type="float" office:value="0.00600662">
                <text:p>0.006006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83000">
                <text:p>283000</text:p>
              </table:table-cell>
              <table:table-cell office:value-type="float" office:value="NaN">
                <text:p>NaN</text:p>
              </table:table-cell>
              <table:table-cell office:value-type="float" office:value="0.057773">
                <text:p>0.057773</text:p>
              </table:table-cell>
              <table:table-cell office:value-type="float" office:value="0.00275303">
                <text:p>0.00275303</text:p>
              </table:table-cell>
              <table:table-cell office:value-type="float" office:value="0.0100098">
                <text:p>0.0100098</text:p>
              </table:table-cell>
              <table:table-cell office:value-type="float" office:value="0.00562568">
                <text:p>0.005625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82000">
                <text:p>282000</text:p>
              </table:table-cell>
              <table:table-cell office:value-type="float" office:value="NaN">
                <text:p>NaN</text:p>
              </table:table-cell>
              <table:table-cell office:value-type="float" office:value="0.0567569">
                <text:p>0.0567569</text:p>
              </table:table-cell>
              <table:table-cell office:value-type="float" office:value="0.00270487">
                <text:p>0.00270487</text:p>
              </table:table-cell>
              <table:table-cell office:value-type="float" office:value="0.00859582">
                <text:p>0.00859582</text:p>
              </table:table-cell>
              <table:table-cell office:value-type="float" office:value="0.00579384">
                <text:p>0.005793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81000">
                <text:p>281000</text:p>
              </table:table-cell>
              <table:table-cell office:value-type="float" office:value="NaN">
                <text:p>NaN</text:p>
              </table:table-cell>
              <table:table-cell office:value-type="float" office:value="0.0579218">
                <text:p>0.0579218</text:p>
              </table:table-cell>
              <table:table-cell office:value-type="float" office:value="0.00329069">
                <text:p>0.00329069</text:p>
              </table:table-cell>
              <table:table-cell office:value-type="float" office:value="0.00917414">
                <text:p>0.00917414</text:p>
              </table:table-cell>
              <table:table-cell office:value-type="float" office:value="0.00586608">
                <text:p>0.005866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0000">
                <text:p>280000</text:p>
              </table:table-cell>
              <table:table-cell office:value-type="float" office:value="NaN">
                <text:p>NaN</text:p>
              </table:table-cell>
              <table:table-cell office:value-type="float" office:value="0.0579775">
                <text:p>0.0579775</text:p>
              </table:table-cell>
              <table:table-cell office:value-type="float" office:value="0.00277159">
                <text:p>0.00277159</text:p>
              </table:table-cell>
              <table:table-cell office:value-type="float" office:value="0.00823225">
                <text:p>0.00823225</text:p>
              </table:table-cell>
              <table:table-cell office:value-type="float" office:value="0.00545198">
                <text:p>0.005451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79000">
                <text:p>279000</text:p>
              </table:table-cell>
              <table:table-cell office:value-type="float" office:value="NaN">
                <text:p>NaN</text:p>
              </table:table-cell>
              <table:table-cell office:value-type="float" office:value="0.0565157">
                <text:p>0.0565157</text:p>
              </table:table-cell>
              <table:table-cell office:value-type="float" office:value="0.00274632">
                <text:p>0.00274632</text:p>
              </table:table-cell>
              <table:table-cell office:value-type="float" office:value="0.0091019">
                <text:p>0.0091019</text:p>
              </table:table-cell>
              <table:table-cell office:value-type="float" office:value="0.00466168">
                <text:p>0.004661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8000">
                <text:p>278000</text:p>
              </table:table-cell>
              <table:table-cell office:value-type="float" office:value="NaN">
                <text:p>NaN</text:p>
              </table:table-cell>
              <table:table-cell office:value-type="float" office:value="0.0570028">
                <text:p>0.0570028</text:p>
              </table:table-cell>
              <table:table-cell office:value-type="float" office:value="0.00271">
                <text:p>0.00271</text:p>
              </table:table-cell>
              <table:table-cell office:value-type="float" office:value="0.00844621">
                <text:p>0.00844621</text:p>
              </table:table-cell>
              <table:table-cell office:value-type="float" office:value="0.00479116">
                <text:p>0.004791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77000">
                <text:p>277000</text:p>
              </table:table-cell>
              <table:table-cell office:value-type="float" office:value="NaN">
                <text:p>NaN</text:p>
              </table:table-cell>
              <table:table-cell office:value-type="float" office:value="0.0568761">
                <text:p>0.0568761</text:p>
              </table:table-cell>
              <table:table-cell office:value-type="float" office:value="0.00270132">
                <text:p>0.00270132</text:p>
              </table:table-cell>
              <table:table-cell office:value-type="float" office:value="0.00848016">
                <text:p>0.00848016</text:p>
              </table:table-cell>
              <table:table-cell office:value-type="float" office:value="0.00490406">
                <text:p>0.004904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76000">
                <text:p>276000</text:p>
              </table:table-cell>
              <table:table-cell office:value-type="float" office:value="NaN">
                <text:p>NaN</text:p>
              </table:table-cell>
              <table:table-cell office:value-type="float" office:value="0.0558407">
                <text:p>0.0558407</text:p>
              </table:table-cell>
              <table:table-cell office:value-type="float" office:value="0.00272066">
                <text:p>0.00272066</text:p>
              </table:table-cell>
              <table:table-cell office:value-type="float" office:value="0.00793026">
                <text:p>0.00793026</text:p>
              </table:table-cell>
              <table:table-cell office:value-type="float" office:value="0.0046147">
                <text:p>0.00461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75000">
                <text:p>275000</text:p>
              </table:table-cell>
              <table:table-cell office:value-type="float" office:value="NaN">
                <text:p>NaN</text:p>
              </table:table-cell>
              <table:table-cell office:value-type="float" office:value="0.0560175">
                <text:p>0.0560175</text:p>
              </table:table-cell>
              <table:table-cell office:value-type="float" office:value="0.00279527">
                <text:p>0.00279527</text:p>
              </table:table-cell>
              <table:table-cell office:value-type="float" office:value="0.00826383">
                <text:p>0.00826383</text:p>
              </table:table-cell>
              <table:table-cell office:value-type="float" office:value="0.00464826">
                <text:p>0.0046482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74000">
                <text:p>274000</text:p>
              </table:table-cell>
              <table:table-cell office:value-type="float" office:value="NaN">
                <text:p>NaN</text:p>
              </table:table-cell>
              <table:table-cell office:value-type="float" office:value="0.0556863">
                <text:p>0.0556863</text:p>
              </table:table-cell>
              <table:table-cell office:value-type="float" office:value="0.00276685">
                <text:p>0.00276685</text:p>
              </table:table-cell>
              <table:table-cell office:value-type="float" office:value="0.00800408">
                <text:p>0.00800408</text:p>
              </table:table-cell>
              <table:table-cell office:value-type="float" office:value="0.00576976">
                <text:p>0.0057697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73000">
                <text:p>273000</text:p>
              </table:table-cell>
              <table:table-cell office:value-type="float" office:value="NaN">
                <text:p>NaN</text:p>
              </table:table-cell>
              <table:table-cell office:value-type="float" office:value="0.0553859">
                <text:p>0.0553859</text:p>
              </table:table-cell>
              <table:table-cell office:value-type="float" office:value="0.00275145">
                <text:p>0.00275145</text:p>
              </table:table-cell>
              <table:table-cell office:value-type="float" office:value="0.00881689">
                <text:p>0.00881689</text:p>
              </table:table-cell>
              <table:table-cell office:value-type="float" office:value="0.0053675">
                <text:p>0.00536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72000">
                <text:p>272000</text:p>
              </table:table-cell>
              <table:table-cell office:value-type="float" office:value="NaN">
                <text:p>NaN</text:p>
              </table:table-cell>
              <table:table-cell office:value-type="float" office:value="0.055016">
                <text:p>0.055016</text:p>
              </table:table-cell>
              <table:table-cell office:value-type="float" office:value="0.00272066">
                <text:p>0.00272066</text:p>
              </table:table-cell>
              <table:table-cell office:value-type="float" office:value="0.00820817">
                <text:p>0.00820817</text:p>
              </table:table-cell>
              <table:table-cell office:value-type="float" office:value="0.00476432">
                <text:p>0.004764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71000">
                <text:p>271000</text:p>
              </table:table-cell>
              <table:table-cell office:value-type="float" office:value="NaN">
                <text:p>NaN</text:p>
              </table:table-cell>
              <table:table-cell office:value-type="float" office:value="0.0550279">
                <text:p>0.0550279</text:p>
              </table:table-cell>
              <table:table-cell office:value-type="float" office:value="0.00271119">
                <text:p>0.00271119</text:p>
              </table:table-cell>
              <table:table-cell office:value-type="float" office:value="0.00876873">
                <text:p>0.00876873</text:p>
              </table:table-cell>
              <table:table-cell office:value-type="float" office:value="0.0046605">
                <text:p>0.00466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70000">
                <text:p>270000</text:p>
              </table:table-cell>
              <table:table-cell office:value-type="float" office:value="NaN">
                <text:p>NaN</text:p>
              </table:table-cell>
              <table:table-cell office:value-type="float" office:value="0.0552663">
                <text:p>0.0552663</text:p>
              </table:table-cell>
              <table:table-cell office:value-type="float" office:value="0.00268553">
                <text:p>0.00268553</text:p>
              </table:table-cell>
              <table:table-cell office:value-type="float" office:value="0.00813277">
                <text:p>0.00813277</text:p>
              </table:table-cell>
              <table:table-cell office:value-type="float" office:value="0.00455431">
                <text:p>0.004554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9000">
                <text:p>269000</text:p>
              </table:table-cell>
              <table:table-cell office:value-type="float" office:value="NaN">
                <text:p>NaN</text:p>
              </table:table-cell>
              <table:table-cell office:value-type="float" office:value="0.0552967">
                <text:p>0.0552967</text:p>
              </table:table-cell>
              <table:table-cell office:value-type="float" office:value="0.00329148">
                <text:p>0.00329148</text:p>
              </table:table-cell>
              <table:table-cell office:value-type="float" office:value="0.00866451">
                <text:p>0.00866451</text:p>
              </table:table-cell>
              <table:table-cell office:value-type="float" office:value="0.00456496">
                <text:p>0.004564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68000">
                <text:p>268000</text:p>
              </table:table-cell>
              <table:table-cell office:value-type="float" office:value="NaN">
                <text:p>NaN</text:p>
              </table:table-cell>
              <table:table-cell office:value-type="float" office:value="0.054069">
                <text:p>0.054069</text:p>
              </table:table-cell>
              <table:table-cell office:value-type="float" office:value="0.0028908">
                <text:p>0.0028908</text:p>
              </table:table-cell>
              <table:table-cell office:value-type="float" office:value="0.00831634">
                <text:p>0.00831634</text:p>
              </table:table-cell>
              <table:table-cell office:value-type="float" office:value="0.00456457">
                <text:p>0.004564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67000">
                <text:p>267000</text:p>
              </table:table-cell>
              <table:table-cell office:value-type="float" office:value="NaN">
                <text:p>NaN</text:p>
              </table:table-cell>
              <table:table-cell office:value-type="float" office:value="0.0536348">
                <text:p>0.0536348</text:p>
              </table:table-cell>
              <table:table-cell office:value-type="float" office:value="0.00276606">
                <text:p>0.00276606</text:p>
              </table:table-cell>
              <table:table-cell office:value-type="float" office:value="0.00789671">
                <text:p>0.00789671</text:p>
              </table:table-cell>
              <table:table-cell office:value-type="float" office:value="0.0046372">
                <text:p>0.004637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6000">
                <text:p>266000</text:p>
              </table:table-cell>
              <table:table-cell office:value-type="float" office:value="NaN">
                <text:p>NaN</text:p>
              </table:table-cell>
              <table:table-cell office:value-type="float" office:value="0.0544101">
                <text:p>0.0544101</text:p>
              </table:table-cell>
              <table:table-cell office:value-type="float" office:value="0.0027254">
                <text:p>0.0027254</text:p>
              </table:table-cell>
              <table:table-cell office:value-type="float" office:value="0.00765078">
                <text:p>0.00765078</text:p>
              </table:table-cell>
              <table:table-cell office:value-type="float" office:value="0.00459852">
                <text:p>0.004598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5000">
                <text:p>265000</text:p>
              </table:table-cell>
              <table:table-cell office:value-type="float" office:value="NaN">
                <text:p>NaN</text:p>
              </table:table-cell>
              <table:table-cell office:value-type="float" office:value="0.0546485">
                <text:p>0.0546485</text:p>
              </table:table-cell>
              <table:table-cell office:value-type="float" office:value="0.00268632">
                <text:p>0.00268632</text:p>
              </table:table-cell>
              <table:table-cell office:value-type="float" office:value="0.00885597">
                <text:p>0.00885597</text:p>
              </table:table-cell>
              <table:table-cell office:value-type="float" office:value="0.00458391">
                <text:p>0.004583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64000">
                <text:p>264000</text:p>
              </table:table-cell>
              <table:table-cell office:value-type="float" office:value="NaN">
                <text:p>NaN</text:p>
              </table:table-cell>
              <table:table-cell office:value-type="float" office:value="0.0531054">
                <text:p>0.0531054</text:p>
              </table:table-cell>
              <table:table-cell office:value-type="float" office:value="0.00269106">
                <text:p>0.00269106</text:p>
              </table:table-cell>
              <table:table-cell office:value-type="float" office:value="0.00865662">
                <text:p>0.00865662</text:p>
              </table:table-cell>
              <table:table-cell office:value-type="float" office:value="0.00470629">
                <text:p>0.004706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63000">
                <text:p>263000</text:p>
              </table:table-cell>
              <table:table-cell office:value-type="float" office:value="NaN">
                <text:p>NaN</text:p>
              </table:table-cell>
              <table:table-cell office:value-type="float" office:value="0.0532377">
                <text:p>0.0532377</text:p>
              </table:table-cell>
              <table:table-cell office:value-type="float" office:value="0.00317897">
                <text:p>0.00317897</text:p>
              </table:table-cell>
              <table:table-cell office:value-type="float" office:value="0.00895742">
                <text:p>0.00895742</text:p>
              </table:table-cell>
              <table:table-cell office:value-type="float" office:value="0.00518039">
                <text:p>0.005180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62000">
                <text:p>262000</text:p>
              </table:table-cell>
              <table:table-cell office:value-type="float" office:value="NaN">
                <text:p>NaN</text:p>
              </table:table-cell>
              <table:table-cell office:value-type="float" office:value="0.0539056">
                <text:p>0.0539056</text:p>
              </table:table-cell>
              <table:table-cell office:value-type="float" office:value="0.00280632">
                <text:p>0.00280632</text:p>
              </table:table-cell>
              <table:table-cell office:value-type="float" office:value="0.00890097">
                <text:p>0.00890097</text:p>
              </table:table-cell>
              <table:table-cell office:value-type="float" office:value="0.00458549">
                <text:p>0.004585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61000">
                <text:p>261000</text:p>
              </table:table-cell>
              <table:table-cell office:value-type="float" office:value="NaN">
                <text:p>NaN</text:p>
              </table:table-cell>
              <table:table-cell office:value-type="float" office:value="0.0538819">
                <text:p>0.0538819</text:p>
              </table:table-cell>
              <table:table-cell office:value-type="float" office:value="0.00274158">
                <text:p>0.00274158</text:p>
              </table:table-cell>
              <table:table-cell office:value-type="float" office:value="0.00814817">
                <text:p>0.00814817</text:p>
              </table:table-cell>
              <table:table-cell office:value-type="float" office:value="0.00458983">
                <text:p>0.004589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0000">
                <text:p>260000</text:p>
              </table:table-cell>
              <table:table-cell office:value-type="float" office:value="NaN">
                <text:p>NaN</text:p>
              </table:table-cell>
              <table:table-cell office:value-type="float" office:value="0.0521288">
                <text:p>0.0521288</text:p>
              </table:table-cell>
              <table:table-cell office:value-type="float" office:value="0.00272974">
                <text:p>0.00272974</text:p>
              </table:table-cell>
              <table:table-cell office:value-type="float" office:value="0.00792671">
                <text:p>0.00792671</text:p>
              </table:table-cell>
              <table:table-cell office:value-type="float" office:value="0.00474458">
                <text:p>0.0047445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59000">
                <text:p>259000</text:p>
              </table:table-cell>
              <table:table-cell office:value-type="float" office:value="NaN">
                <text:p>NaN</text:p>
              </table:table-cell>
              <table:table-cell office:value-type="float" office:value="0.0524833">
                <text:p>0.0524833</text:p>
              </table:table-cell>
              <table:table-cell office:value-type="float" office:value="0.0027029">
                <text:p>0.0027029</text:p>
              </table:table-cell>
              <table:table-cell office:value-type="float" office:value="0.00835976">
                <text:p>0.00835976</text:p>
              </table:table-cell>
              <table:table-cell office:value-type="float" office:value="0.00449272">
                <text:p>0.004492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58000">
                <text:p>258000</text:p>
              </table:table-cell>
              <table:table-cell office:value-type="float" office:value="NaN">
                <text:p>NaN</text:p>
              </table:table-cell>
              <table:table-cell office:value-type="float" office:value="0.0528208">
                <text:p>0.0528208</text:p>
              </table:table-cell>
              <table:table-cell office:value-type="float" office:value="0.00276724">
                <text:p>0.00276724</text:p>
              </table:table-cell>
              <table:table-cell office:value-type="float" office:value="0.00806961">
                <text:p>0.00806961</text:p>
              </table:table-cell>
              <table:table-cell office:value-type="float" office:value="0.00442798">
                <text:p>0.004427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57000">
                <text:p>257000</text:p>
              </table:table-cell>
              <table:table-cell office:value-type="float" office:value="NaN">
                <text:p>NaN</text:p>
              </table:table-cell>
              <table:table-cell office:value-type="float" office:value="0.0524829">
                <text:p>0.0524829</text:p>
              </table:table-cell>
              <table:table-cell office:value-type="float" office:value="0.00322595">
                <text:p>0.00322595</text:p>
              </table:table-cell>
              <table:table-cell office:value-type="float" office:value="0.00777473">
                <text:p>0.00777473</text:p>
              </table:table-cell>
              <table:table-cell office:value-type="float" office:value="0.0044722">
                <text:p>0.00447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56000">
                <text:p>256000</text:p>
              </table:table-cell>
              <table:table-cell office:value-type="float" office:value="NaN">
                <text:p>NaN</text:p>
              </table:table-cell>
              <table:table-cell office:value-type="float" office:value="0.0515572">
                <text:p>0.0515572</text:p>
              </table:table-cell>
              <table:table-cell office:value-type="float" office:value="0.00279488">
                <text:p>0.00279488</text:p>
              </table:table-cell>
              <table:table-cell office:value-type="float" office:value="0.00747393">
                <text:p>0.00747393</text:p>
              </table:table-cell>
              <table:table-cell office:value-type="float" office:value="0.0049613">
                <text:p>0.00496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55000">
                <text:p>255000</text:p>
              </table:table-cell>
              <table:table-cell office:value-type="float" office:value="NaN">
                <text:p>NaN</text:p>
              </table:table-cell>
              <table:table-cell office:value-type="float" office:value="0.0510985">
                <text:p>0.0510985</text:p>
              </table:table-cell>
              <table:table-cell office:value-type="float" office:value="0.00278066">
                <text:p>0.00278066</text:p>
              </table:table-cell>
              <table:table-cell office:value-type="float" office:value="0.00758762">
                <text:p>0.00758762</text:p>
              </table:table-cell>
              <table:table-cell office:value-type="float" office:value="0.00501696">
                <text:p>0.005016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54000">
                <text:p>254000</text:p>
              </table:table-cell>
              <table:table-cell office:value-type="float" office:value="NaN">
                <text:p>NaN</text:p>
              </table:table-cell>
              <table:table-cell office:value-type="float" office:value="0.0536983">
                <text:p>0.0536983</text:p>
              </table:table-cell>
              <table:table-cell office:value-type="float" office:value="0.0027325">
                <text:p>0.0027325</text:p>
              </table:table-cell>
              <table:table-cell office:value-type="float" office:value="0.00744985">
                <text:p>0.00744985</text:p>
              </table:table-cell>
              <table:table-cell office:value-type="float" office:value="0.00479432">
                <text:p>0.004794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3000">
                <text:p>253000</text:p>
              </table:table-cell>
              <table:table-cell office:value-type="float" office:value="NaN">
                <text:p>NaN</text:p>
              </table:table-cell>
              <table:table-cell office:value-type="float" office:value="0.0515635">
                <text:p>0.0515635</text:p>
              </table:table-cell>
              <table:table-cell office:value-type="float" office:value="0.00270369">
                <text:p>0.00270369</text:p>
              </table:table-cell>
              <table:table-cell office:value-type="float" office:value="0.00795395">
                <text:p>0.00795395</text:p>
              </table:table-cell>
              <table:table-cell office:value-type="float" office:value="0.0045547">
                <text:p>0.00455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2000">
                <text:p>252000</text:p>
              </table:table-cell>
              <table:table-cell office:value-type="float" office:value="NaN">
                <text:p>NaN</text:p>
              </table:table-cell>
              <table:table-cell office:value-type="float" office:value="0.0507487">
                <text:p>0.0507487</text:p>
              </table:table-cell>
              <table:table-cell office:value-type="float" office:value="0.00329266">
                <text:p>0.00329266</text:p>
              </table:table-cell>
              <table:table-cell office:value-type="float" office:value="0.00757301">
                <text:p>0.00757301</text:p>
              </table:table-cell>
              <table:table-cell office:value-type="float" office:value="0.00436522">
                <text:p>0.0043652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1000">
                <text:p>251000</text:p>
              </table:table-cell>
              <table:table-cell office:value-type="float" office:value="NaN">
                <text:p>NaN</text:p>
              </table:table-cell>
              <table:table-cell office:value-type="float" office:value="0.050729">
                <text:p>0.050729</text:p>
              </table:table-cell>
              <table:table-cell office:value-type="float" office:value="0.00282132">
                <text:p>0.00282132</text:p>
              </table:table-cell>
              <table:table-cell office:value-type="float" office:value="0.00773762">
                <text:p>0.00773762</text:p>
              </table:table-cell>
              <table:table-cell office:value-type="float" office:value="0.00433048">
                <text:p>0.0043304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0.0503745">
                <text:p>0.0503745</text:p>
              </table:table-cell>
              <table:table-cell office:value-type="float" office:value="0.00276566">
                <text:p>0.00276566</text:p>
              </table:table-cell>
              <table:table-cell office:value-type="float" office:value="0.00741076">
                <text:p>0.00741076</text:p>
              </table:table-cell>
              <table:table-cell office:value-type="float" office:value="0.00439522">
                <text:p>0.004395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9000">
                <text:p>249000</text:p>
              </table:table-cell>
              <table:table-cell office:value-type="float" office:value="NaN">
                <text:p>NaN</text:p>
              </table:table-cell>
              <table:table-cell office:value-type="float" office:value="0.050909">
                <text:p>0.050909</text:p>
              </table:table-cell>
              <table:table-cell office:value-type="float" office:value="0.00271869">
                <text:p>0.00271869</text:p>
              </table:table-cell>
              <table:table-cell office:value-type="float" office:value="0.00780828">
                <text:p>0.00780828</text:p>
              </table:table-cell>
              <table:table-cell office:value-type="float" office:value="0.00445404">
                <text:p>0.004454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8000">
                <text:p>248000</text:p>
              </table:table-cell>
              <table:table-cell office:value-type="float" office:value="NaN">
                <text:p>NaN</text:p>
              </table:table-cell>
              <table:table-cell office:value-type="float" office:value="0.0503504">
                <text:p>0.0503504</text:p>
              </table:table-cell>
              <table:table-cell office:value-type="float" office:value="0.00269382">
                <text:p>0.00269382</text:p>
              </table:table-cell>
              <table:table-cell office:value-type="float" office:value="0.00752761">
                <text:p>0.00752761</text:p>
              </table:table-cell>
              <table:table-cell office:value-type="float" office:value="0.00432219">
                <text:p>0.0043221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7000">
                <text:p>247000</text:p>
              </table:table-cell>
              <table:table-cell office:value-type="float" office:value="NaN">
                <text:p>NaN</text:p>
              </table:table-cell>
              <table:table-cell office:value-type="float" office:value="0.0497504">
                <text:p>0.0497504</text:p>
              </table:table-cell>
              <table:table-cell office:value-type="float" office:value="0.00267921">
                <text:p>0.00267921</text:p>
              </table:table-cell>
              <table:table-cell office:value-type="float" office:value="0.00851135">
                <text:p>0.00851135</text:p>
              </table:table-cell>
              <table:table-cell office:value-type="float" office:value="0.00440509">
                <text:p>0.004405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6000">
                <text:p>246000</text:p>
              </table:table-cell>
              <table:table-cell office:value-type="float" office:value="NaN">
                <text:p>NaN</text:p>
              </table:table-cell>
              <table:table-cell office:value-type="float" office:value="0.0499742">
                <text:p>0.0499742</text:p>
              </table:table-cell>
              <table:table-cell office:value-type="float" office:value="0.00271869">
                <text:p>0.00271869</text:p>
              </table:table-cell>
              <table:table-cell office:value-type="float" office:value="0.00780315">
                <text:p>0.00780315</text:p>
              </table:table-cell>
              <table:table-cell office:value-type="float" office:value="0.00446154">
                <text:p>0.0044615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5000">
                <text:p>245000</text:p>
              </table:table-cell>
              <table:table-cell office:value-type="float" office:value="NaN">
                <text:p>NaN</text:p>
              </table:table-cell>
              <table:table-cell office:value-type="float" office:value="0.0498281">
                <text:p>0.0498281</text:p>
              </table:table-cell>
              <table:table-cell office:value-type="float" office:value="0.00280396">
                <text:p>0.00280396</text:p>
              </table:table-cell>
              <table:table-cell office:value-type="float" office:value="0.00781144">
                <text:p>0.00781144</text:p>
              </table:table-cell>
              <table:table-cell office:value-type="float" office:value="0.00462694">
                <text:p>0.004626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4000">
                <text:p>244000</text:p>
              </table:table-cell>
              <table:table-cell office:value-type="float" office:value="NaN">
                <text:p>NaN</text:p>
              </table:table-cell>
              <table:table-cell office:value-type="float" office:value="0.0492384">
                <text:p>0.0492384</text:p>
              </table:table-cell>
              <table:table-cell office:value-type="float" office:value="0.00275856">
                <text:p>0.00275856</text:p>
              </table:table-cell>
              <table:table-cell office:value-type="float" office:value="0.00763183">
                <text:p>0.00763183</text:p>
              </table:table-cell>
              <table:table-cell office:value-type="float" office:value="0.0042839">
                <text:p>0.00428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3000">
                <text:p>243000</text:p>
              </table:table-cell>
              <table:table-cell office:value-type="float" office:value="NaN">
                <text:p>NaN</text:p>
              </table:table-cell>
              <table:table-cell office:value-type="float" office:value="0.0488938">
                <text:p>0.0488938</text:p>
              </table:table-cell>
              <table:table-cell office:value-type="float" office:value="0.00270606">
                <text:p>0.00270606</text:p>
              </table:table-cell>
              <table:table-cell office:value-type="float" office:value="0.00756038">
                <text:p>0.00756038</text:p>
              </table:table-cell>
              <table:table-cell office:value-type="float" office:value="0.00424245">
                <text:p>0.004242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000">
                <text:p>242000</text:p>
              </table:table-cell>
              <table:table-cell office:value-type="float" office:value="NaN">
                <text:p>NaN</text:p>
              </table:table-cell>
              <table:table-cell office:value-type="float" office:value="0.0483221">
                <text:p>0.0483221</text:p>
              </table:table-cell>
              <table:table-cell office:value-type="float" office:value="0.0026879">
                <text:p>0.0026879</text:p>
              </table:table-cell>
              <table:table-cell office:value-type="float" office:value="0.00857924">
                <text:p>0.00857924</text:p>
              </table:table-cell>
              <table:table-cell office:value-type="float" office:value="0.00434311">
                <text:p>0.004343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1000">
                <text:p>241000</text:p>
              </table:table-cell>
              <table:table-cell office:value-type="float" office:value="NaN">
                <text:p>NaN</text:p>
              </table:table-cell>
              <table:table-cell office:value-type="float" office:value="0.0501191">
                <text:p>0.0501191</text:p>
              </table:table-cell>
              <table:table-cell office:value-type="float" office:value="0.00269777">
                <text:p>0.00269777</text:p>
              </table:table-cell>
              <table:table-cell office:value-type="float" office:value="0.00742419">
                <text:p>0.00742419</text:p>
              </table:table-cell>
              <table:table-cell office:value-type="float" office:value="0.00447535">
                <text:p>0.004475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0000">
                <text:p>240000</text:p>
              </table:table-cell>
              <table:table-cell office:value-type="float" office:value="NaN">
                <text:p>NaN</text:p>
              </table:table-cell>
              <table:table-cell office:value-type="float" office:value="0.0483293">
                <text:p>0.0483293</text:p>
              </table:table-cell>
              <table:table-cell office:value-type="float" office:value="0.00277159">
                <text:p>0.00277159</text:p>
              </table:table-cell>
              <table:table-cell office:value-type="float" office:value="0.00765946">
                <text:p>0.00765946</text:p>
              </table:table-cell>
              <table:table-cell office:value-type="float" office:value="0.00427877">
                <text:p>0.004278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9000">
                <text:p>239000</text:p>
              </table:table-cell>
              <table:table-cell office:value-type="float" office:value="NaN">
                <text:p>NaN</text:p>
              </table:table-cell>
              <table:table-cell office:value-type="float" office:value="0.0477687">
                <text:p>0.0477687</text:p>
              </table:table-cell>
              <table:table-cell office:value-type="float" office:value="0.0040806">
                <text:p>0.0040806</text:p>
              </table:table-cell>
              <table:table-cell office:value-type="float" office:value="0.00744906">
                <text:p>0.00744906</text:p>
              </table:table-cell>
              <table:table-cell office:value-type="float" office:value="0.00481129">
                <text:p>0.004811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8000">
                <text:p>238000</text:p>
              </table:table-cell>
              <table:table-cell office:value-type="float" office:value="NaN">
                <text:p>NaN</text:p>
              </table:table-cell>
              <table:table-cell office:value-type="float" office:value="0.0474482">
                <text:p>0.0474482</text:p>
              </table:table-cell>
              <table:table-cell office:value-type="float" office:value="0.00318924">
                <text:p>0.00318924</text:p>
              </table:table-cell>
              <table:table-cell office:value-type="float" office:value="0.00764091">
                <text:p>0.00764091</text:p>
              </table:table-cell>
              <table:table-cell office:value-type="float" office:value="0.0051796">
                <text:p>0.00517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7000">
                <text:p>237000</text:p>
              </table:table-cell>
              <table:table-cell office:value-type="float" office:value="NaN">
                <text:p>NaN</text:p>
              </table:table-cell>
              <table:table-cell office:value-type="float" office:value="0.0482787">
                <text:p>0.0482787</text:p>
              </table:table-cell>
              <table:table-cell office:value-type="float" office:value="0.00282527">
                <text:p>0.00282527</text:p>
              </table:table-cell>
              <table:table-cell office:value-type="float" office:value="0.00711272">
                <text:p>0.00711272</text:p>
              </table:table-cell>
              <table:table-cell office:value-type="float" office:value="0.00446233">
                <text:p>0.004462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6000">
                <text:p>236000</text:p>
              </table:table-cell>
              <table:table-cell office:value-type="float" office:value="NaN">
                <text:p>NaN</text:p>
              </table:table-cell>
              <table:table-cell office:value-type="float" office:value="0.0480134">
                <text:p>0.0480134</text:p>
              </table:table-cell>
              <table:table-cell office:value-type="float" office:value="0.00272895">
                <text:p>0.00272895</text:p>
              </table:table-cell>
              <table:table-cell office:value-type="float" office:value="0.00799224">
                <text:p>0.00799224</text:p>
              </table:table-cell>
              <table:table-cell office:value-type="float" office:value="0.00464352">
                <text:p>0.0046435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5000">
                <text:p>235000</text:p>
              </table:table-cell>
              <table:table-cell office:value-type="float" office:value="NaN">
                <text:p>NaN</text:p>
              </table:table-cell>
              <table:table-cell office:value-type="float" office:value="0.0468359">
                <text:p>0.0468359</text:p>
              </table:table-cell>
              <table:table-cell office:value-type="float" office:value="0.00268671">
                <text:p>0.00268671</text:p>
              </table:table-cell>
              <table:table-cell office:value-type="float" office:value="0.00779842">
                <text:p>0.00779842</text:p>
              </table:table-cell>
              <table:table-cell office:value-type="float" office:value="0.00524829">
                <text:p>0.005248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000">
                <text:p>234000</text:p>
              </table:table-cell>
              <table:table-cell office:value-type="float" office:value="NaN">
                <text:p>NaN</text:p>
              </table:table-cell>
              <table:table-cell office:value-type="float" office:value="0.0467854">
                <text:p>0.0467854</text:p>
              </table:table-cell>
              <table:table-cell office:value-type="float" office:value="0.00350662">
                <text:p>0.00350662</text:p>
              </table:table-cell>
              <table:table-cell office:value-type="float" office:value="0.00782447">
                <text:p>0.00782447</text:p>
              </table:table-cell>
              <table:table-cell office:value-type="float" office:value="0.00475011">
                <text:p>0.0047501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3000">
                <text:p>233000</text:p>
              </table:table-cell>
              <table:table-cell office:value-type="float" office:value="NaN">
                <text:p>NaN</text:p>
              </table:table-cell>
              <table:table-cell office:value-type="float" office:value="0.0461916">
                <text:p>0.0461916</text:p>
              </table:table-cell>
              <table:table-cell office:value-type="float" office:value="0.00339649">
                <text:p>0.00339649</text:p>
              </table:table-cell>
              <table:table-cell office:value-type="float" office:value="0.00725128">
                <text:p>0.00725128</text:p>
              </table:table-cell>
              <table:table-cell office:value-type="float" office:value="0.00435416">
                <text:p>0.004354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2000">
                <text:p>232000</text:p>
              </table:table-cell>
              <table:table-cell office:value-type="float" office:value="NaN">
                <text:p>NaN</text:p>
              </table:table-cell>
              <table:table-cell office:value-type="float" office:value="0.0479053">
                <text:p>0.0479053</text:p>
              </table:table-cell>
              <table:table-cell office:value-type="float" office:value="0.00306568">
                <text:p>0.00306568</text:p>
              </table:table-cell>
              <table:table-cell office:value-type="float" office:value="0.00727971">
                <text:p>0.00727971</text:p>
              </table:table-cell>
              <table:table-cell office:value-type="float" office:value="0.00420297">
                <text:p>0.004202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1000">
                <text:p>231000</text:p>
              </table:table-cell>
              <table:table-cell office:value-type="float" office:value="NaN">
                <text:p>NaN</text:p>
              </table:table-cell>
              <table:table-cell office:value-type="float" office:value="0.0461107">
                <text:p>0.0461107</text:p>
              </table:table-cell>
              <table:table-cell office:value-type="float" office:value="0.00302778">
                <text:p>0.00302778</text:p>
              </table:table-cell>
              <table:table-cell office:value-type="float" office:value="0.00774552">
                <text:p>0.00774552</text:p>
              </table:table-cell>
              <table:table-cell office:value-type="float" office:value="0.0051646">
                <text:p>0.00516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0000">
                <text:p>230000</text:p>
              </table:table-cell>
              <table:table-cell office:value-type="float" office:value="NaN">
                <text:p>NaN</text:p>
              </table:table-cell>
              <table:table-cell office:value-type="float" office:value="0.0461952">
                <text:p>0.0461952</text:p>
              </table:table-cell>
              <table:table-cell office:value-type="float" office:value="0.00302936">
                <text:p>0.00302936</text:p>
              </table:table-cell>
              <table:table-cell office:value-type="float" office:value="0.00721773">
                <text:p>0.00721773</text:p>
              </table:table-cell>
              <table:table-cell office:value-type="float" office:value="0.00427245">
                <text:p>0.004272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9000">
                <text:p>229000</text:p>
              </table:table-cell>
              <table:table-cell office:value-type="float" office:value="NaN">
                <text:p>NaN</text:p>
              </table:table-cell>
              <table:table-cell office:value-type="float" office:value="0.0455466">
                <text:p>0.0455466</text:p>
              </table:table-cell>
              <table:table-cell office:value-type="float" office:value="0.00315647">
                <text:p>0.00315647</text:p>
              </table:table-cell>
              <table:table-cell office:value-type="float" office:value="0.00752248">
                <text:p>0.00752248</text:p>
              </table:table-cell>
              <table:table-cell office:value-type="float" office:value="0.00409165">
                <text:p>0.004091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8000">
                <text:p>228000</text:p>
              </table:table-cell>
              <table:table-cell office:value-type="float" office:value="NaN">
                <text:p>NaN</text:p>
              </table:table-cell>
              <table:table-cell office:value-type="float" office:value="0.0458052">
                <text:p>0.0458052</text:p>
              </table:table-cell>
              <table:table-cell office:value-type="float" office:value="0.00335543">
                <text:p>0.00335543</text:p>
              </table:table-cell>
              <table:table-cell office:value-type="float" office:value="0.00687074">
                <text:p>0.00687074</text:p>
              </table:table-cell>
              <table:table-cell office:value-type="float" office:value="0.00407862">
                <text:p>0.004078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7000">
                <text:p>227000</text:p>
              </table:table-cell>
              <table:table-cell office:value-type="float" office:value="NaN">
                <text:p>NaN</text:p>
              </table:table-cell>
              <table:table-cell office:value-type="float" office:value="0.0456504">
                <text:p>0.0456504</text:p>
              </table:table-cell>
              <table:table-cell office:value-type="float" office:value="0.00278145">
                <text:p>0.00278145</text:p>
              </table:table-cell>
              <table:table-cell office:value-type="float" office:value="0.0068135">
                <text:p>0.0068135</text:p>
              </table:table-cell>
              <table:table-cell office:value-type="float" office:value="0.00472681">
                <text:p>0.004726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6000">
                <text:p>226000</text:p>
              </table:table-cell>
              <table:table-cell office:value-type="float" office:value="NaN">
                <text:p>NaN</text:p>
              </table:table-cell>
              <table:table-cell office:value-type="float" office:value="0.0450208">
                <text:p>0.0450208</text:p>
              </table:table-cell>
              <table:table-cell office:value-type="float" office:value="0.00270408">
                <text:p>0.00270408</text:p>
              </table:table-cell>
              <table:table-cell office:value-type="float" office:value="0.00679455">
                <text:p>0.00679455</text:p>
              </table:table-cell>
              <table:table-cell office:value-type="float" office:value="0.00449549">
                <text:p>0.0044954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5000">
                <text:p>225000</text:p>
              </table:table-cell>
              <table:table-cell office:value-type="float" office:value="NaN">
                <text:p>NaN</text:p>
              </table:table-cell>
              <table:table-cell office:value-type="float" office:value="0.0449517">
                <text:p>0.0449517</text:p>
              </table:table-cell>
              <table:table-cell office:value-type="float" office:value="0.00270921">
                <text:p>0.00270921</text:p>
              </table:table-cell>
              <table:table-cell office:value-type="float" office:value="0.00665125">
                <text:p>0.00665125</text:p>
              </table:table-cell>
              <table:table-cell office:value-type="float" office:value="0.00433443">
                <text:p>0.004334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4000">
                <text:p>224000</text:p>
              </table:table-cell>
              <table:table-cell office:value-type="float" office:value="NaN">
                <text:p>NaN</text:p>
              </table:table-cell>
              <table:table-cell office:value-type="float" office:value="0.0445538">
                <text:p>0.0445538</text:p>
              </table:table-cell>
              <table:table-cell office:value-type="float" office:value="0.00270961">
                <text:p>0.00270961</text:p>
              </table:table-cell>
              <table:table-cell office:value-type="float" office:value="0.00720865">
                <text:p>0.00720865</text:p>
              </table:table-cell>
              <table:table-cell office:value-type="float" office:value="0.00410665">
                <text:p>0.004106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3000">
                <text:p>223000</text:p>
              </table:table-cell>
              <table:table-cell office:value-type="float" office:value="NaN">
                <text:p>NaN</text:p>
              </table:table-cell>
              <table:table-cell office:value-type="float" office:value="0.0454969">
                <text:p>0.0454969</text:p>
              </table:table-cell>
              <table:table-cell office:value-type="float" office:value="0.00334122">
                <text:p>0.00334122</text:p>
              </table:table-cell>
              <table:table-cell office:value-type="float" office:value="0.00676534">
                <text:p>0.00676534</text:p>
              </table:table-cell>
              <table:table-cell office:value-type="float" office:value="0.00497472">
                <text:p>0.004974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2000">
                <text:p>222000</text:p>
              </table:table-cell>
              <table:table-cell office:value-type="float" office:value="NaN">
                <text:p>NaN</text:p>
              </table:table-cell>
              <table:table-cell office:value-type="float" office:value="0.0448495">
                <text:p>0.0448495</text:p>
              </table:table-cell>
              <table:table-cell office:value-type="float" office:value="0.00271632">
                <text:p>0.00271632</text:p>
              </table:table-cell>
              <table:table-cell office:value-type="float" office:value="0.00692127">
                <text:p>0.00692127</text:p>
              </table:table-cell>
              <table:table-cell office:value-type="float" office:value="0.00415797">
                <text:p>0.00415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1000">
                <text:p>221000</text:p>
              </table:table-cell>
              <table:table-cell office:value-type="float" office:value="NaN">
                <text:p>NaN</text:p>
              </table:table-cell>
              <table:table-cell office:value-type="float" office:value="0.0437094">
                <text:p>0.0437094</text:p>
              </table:table-cell>
              <table:table-cell office:value-type="float" office:value="0.00277001">
                <text:p>0.00277001</text:p>
              </table:table-cell>
              <table:table-cell office:value-type="float" office:value="0.00665244">
                <text:p>0.00665244</text:p>
              </table:table-cell>
              <table:table-cell office:value-type="float" office:value="0.00409244">
                <text:p>0.004092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0000">
                <text:p>220000</text:p>
              </table:table-cell>
              <table:table-cell office:value-type="float" office:value="NaN">
                <text:p>NaN</text:p>
              </table:table-cell>
              <table:table-cell office:value-type="float" office:value="0.0439909">
                <text:p>0.0439909</text:p>
              </table:table-cell>
              <table:table-cell office:value-type="float" office:value="0.00269421">
                <text:p>0.00269421</text:p>
              </table:table-cell>
              <table:table-cell office:value-type="float" office:value="0.00660704">
                <text:p>0.00660704</text:p>
              </table:table-cell>
              <table:table-cell office:value-type="float" office:value="0.00513697">
                <text:p>0.0051369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9000">
                <text:p>219000</text:p>
              </table:table-cell>
              <table:table-cell office:value-type="float" office:value="NaN">
                <text:p>NaN</text:p>
              </table:table-cell>
              <table:table-cell office:value-type="float" office:value="0.0431114">
                <text:p>0.0431114</text:p>
              </table:table-cell>
              <table:table-cell office:value-type="float" office:value="0.00269935">
                <text:p>0.00269935</text:p>
              </table:table-cell>
              <table:table-cell office:value-type="float" office:value="0.00704404">
                <text:p>0.00704404</text:p>
              </table:table-cell>
              <table:table-cell office:value-type="float" office:value="0.0053229">
                <text:p>0.005322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8000">
                <text:p>218000</text:p>
              </table:table-cell>
              <table:table-cell office:value-type="float" office:value="NaN">
                <text:p>NaN</text:p>
              </table:table-cell>
              <table:table-cell office:value-type="float" office:value="0.0448996">
                <text:p>0.0448996</text:p>
              </table:table-cell>
              <table:table-cell office:value-type="float" office:value="0.00269145">
                <text:p>0.00269145</text:p>
              </table:table-cell>
              <table:table-cell office:value-type="float" office:value="0.00656559">
                <text:p>0.00656559</text:p>
              </table:table-cell>
              <table:table-cell office:value-type="float" office:value="0.00445838">
                <text:p>0.004458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7000">
                <text:p>217000</text:p>
              </table:table-cell>
              <table:table-cell office:value-type="float" office:value="NaN">
                <text:p>NaN</text:p>
              </table:table-cell>
              <table:table-cell office:value-type="float" office:value="0.0451807">
                <text:p>0.0451807</text:p>
              </table:table-cell>
              <table:table-cell office:value-type="float" office:value="0.00333056">
                <text:p>0.00333056</text:p>
              </table:table-cell>
              <table:table-cell office:value-type="float" office:value="0.00673455">
                <text:p>0.00673455</text:p>
              </table:table-cell>
              <table:table-cell office:value-type="float" office:value="0.00425271">
                <text:p>0.004252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6000">
                <text:p>216000</text:p>
              </table:table-cell>
              <table:table-cell office:value-type="float" office:value="NaN">
                <text:p>NaN</text:p>
              </table:table-cell>
              <table:table-cell office:value-type="float" office:value="0.0441855">
                <text:p>0.0441855</text:p>
              </table:table-cell>
              <table:table-cell office:value-type="float" office:value="0.0027558">
                <text:p>0.0027558</text:p>
              </table:table-cell>
              <table:table-cell office:value-type="float" office:value="0.00645506">
                <text:p>0.00645506</text:p>
              </table:table-cell>
              <table:table-cell office:value-type="float" office:value="0.00477182">
                <text:p>0.0047718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5000">
                <text:p>215000</text:p>
              </table:table-cell>
              <table:table-cell office:value-type="float" office:value="NaN">
                <text:p>NaN</text:p>
              </table:table-cell>
              <table:table-cell office:value-type="float" office:value="0.0428682">
                <text:p>0.0428682</text:p>
              </table:table-cell>
              <table:table-cell office:value-type="float" office:value="0.00271198">
                <text:p>0.00271198</text:p>
              </table:table-cell>
              <table:table-cell office:value-type="float" office:value="0.00640611">
                <text:p>0.00640611</text:p>
              </table:table-cell>
              <table:table-cell office:value-type="float" office:value="0.00433285">
                <text:p>0.004332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4000">
                <text:p>214000</text:p>
              </table:table-cell>
              <table:table-cell office:value-type="float" office:value="NaN">
                <text:p>NaN</text:p>
              </table:table-cell>
              <table:table-cell office:value-type="float" office:value="0.0438788">
                <text:p>0.0438788</text:p>
              </table:table-cell>
              <table:table-cell office:value-type="float" office:value="0.00275895">
                <text:p>0.00275895</text:p>
              </table:table-cell>
              <table:table-cell office:value-type="float" office:value="0.00658967">
                <text:p>0.00658967</text:p>
              </table:table-cell>
              <table:table-cell office:value-type="float" office:value="0.00415086">
                <text:p>0.004150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3000">
                <text:p>213000</text:p>
              </table:table-cell>
              <table:table-cell office:value-type="float" office:value="NaN">
                <text:p>NaN</text:p>
              </table:table-cell>
              <table:table-cell office:value-type="float" office:value="0.0436297">
                <text:p>0.0436297</text:p>
              </table:table-cell>
              <table:table-cell office:value-type="float" office:value="0.00272698">
                <text:p>0.00272698</text:p>
              </table:table-cell>
              <table:table-cell office:value-type="float" office:value="0.00636071">
                <text:p>0.00636071</text:p>
              </table:table-cell>
              <table:table-cell office:value-type="float" office:value="0.00411455">
                <text:p>0.00411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2000">
                <text:p>212000</text:p>
              </table:table-cell>
              <table:table-cell office:value-type="float" office:value="NaN">
                <text:p>NaN</text:p>
              </table:table-cell>
              <table:table-cell office:value-type="float" office:value="0.0423353">
                <text:p>0.0423353</text:p>
              </table:table-cell>
              <table:table-cell office:value-type="float" office:value="0.00284264">
                <text:p>0.00284264</text:p>
              </table:table-cell>
              <table:table-cell office:value-type="float" office:value="0.00682652">
                <text:p>0.00682652</text:p>
              </table:table-cell>
              <table:table-cell office:value-type="float" office:value="0.00437351">
                <text:p>0.0043735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1000">
                <text:p>211000</text:p>
              </table:table-cell>
              <table:table-cell office:value-type="float" office:value="NaN">
                <text:p>NaN</text:p>
              </table:table-cell>
              <table:table-cell office:value-type="float" office:value="0.0411573">
                <text:p>0.0411573</text:p>
              </table:table-cell>
              <table:table-cell office:value-type="float" office:value="0.00363097">
                <text:p>0.00363097</text:p>
              </table:table-cell>
              <table:table-cell office:value-type="float" office:value="0.00646295">
                <text:p>0.00646295</text:p>
              </table:table-cell>
              <table:table-cell office:value-type="float" office:value="0.00463286">
                <text:p>0.004632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0000">
                <text:p>210000</text:p>
              </table:table-cell>
              <table:table-cell office:value-type="float" office:value="NaN">
                <text:p>NaN</text:p>
              </table:table-cell>
              <table:table-cell office:value-type="float" office:value="0.0418063">
                <text:p>0.0418063</text:p>
              </table:table-cell>
              <table:table-cell office:value-type="float" office:value="0.00280514">
                <text:p>0.00280514</text:p>
              </table:table-cell>
              <table:table-cell office:value-type="float" office:value="0.00653559">
                <text:p>0.00653559</text:p>
              </table:table-cell>
              <table:table-cell office:value-type="float" office:value="0.00441219">
                <text:p>0.004412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9000">
                <text:p>209000</text:p>
              </table:table-cell>
              <table:table-cell office:value-type="float" office:value="NaN">
                <text:p>NaN</text:p>
              </table:table-cell>
              <table:table-cell office:value-type="float" office:value="0.0408841">
                <text:p>0.0408841</text:p>
              </table:table-cell>
              <table:table-cell office:value-type="float" office:value="0.00272816">
                <text:p>0.00272816</text:p>
              </table:table-cell>
              <table:table-cell office:value-type="float" office:value="0.00748774">
                <text:p>0.00748774</text:p>
              </table:table-cell>
              <table:table-cell office:value-type="float" office:value="0.00399454">
                <text:p>0.003994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8000">
                <text:p>208000</text:p>
              </table:table-cell>
              <table:table-cell office:value-type="float" office:value="NaN">
                <text:p>NaN</text:p>
              </table:table-cell>
              <table:table-cell office:value-type="float" office:value="0.0421284">
                <text:p>0.0421284</text:p>
              </table:table-cell>
              <table:table-cell office:value-type="float" office:value="0.00271514">
                <text:p>0.00271514</text:p>
              </table:table-cell>
              <table:table-cell office:value-type="float" office:value="0.00675192">
                <text:p>0.00675192</text:p>
              </table:table-cell>
              <table:table-cell office:value-type="float" office:value="0.00454246">
                <text:p>0.004542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7000">
                <text:p>207000</text:p>
              </table:table-cell>
              <table:table-cell office:value-type="float" office:value="NaN">
                <text:p>NaN</text:p>
              </table:table-cell>
              <table:table-cell office:value-type="float" office:value="0.0414723">
                <text:p>0.0414723</text:p>
              </table:table-cell>
              <table:table-cell office:value-type="float" office:value="0.002725">
                <text:p>0.002725</text:p>
              </table:table-cell>
              <table:table-cell office:value-type="float" office:value="0.00754103">
                <text:p>0.00754103</text:p>
              </table:table-cell>
              <table:table-cell office:value-type="float" office:value="0.00428824">
                <text:p>0.004288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6000">
                <text:p>206000</text:p>
              </table:table-cell>
              <table:table-cell office:value-type="float" office:value="NaN">
                <text:p>NaN</text:p>
              </table:table-cell>
              <table:table-cell office:value-type="float" office:value="0.040956">
                <text:p>0.040956</text:p>
              </table:table-cell>
              <table:table-cell office:value-type="float" office:value="0.00331753">
                <text:p>0.00331753</text:p>
              </table:table-cell>
              <table:table-cell office:value-type="float" office:value="0.00793224">
                <text:p>0.00793224</text:p>
              </table:table-cell>
              <table:table-cell office:value-type="float" office:value="0.00403007">
                <text:p>0.0040300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000">
                <text:p>205000</text:p>
              </table:table-cell>
              <table:table-cell office:value-type="float" office:value="NaN">
                <text:p>NaN</text:p>
              </table:table-cell>
              <table:table-cell office:value-type="float" office:value="0.039975">
                <text:p>0.039975</text:p>
              </table:table-cell>
              <table:table-cell office:value-type="float" office:value="0.00278895">
                <text:p>0.00278895</text:p>
              </table:table-cell>
              <table:table-cell office:value-type="float" office:value="0.00796224">
                <text:p>0.00796224</text:p>
              </table:table-cell>
              <table:table-cell office:value-type="float" office:value="0.00395349">
                <text:p>0.003953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4000">
                <text:p>204000</text:p>
              </table:table-cell>
              <table:table-cell office:value-type="float" office:value="NaN">
                <text:p>NaN</text:p>
              </table:table-cell>
              <table:table-cell office:value-type="float" office:value="0.0403619">
                <text:p>0.0403619</text:p>
              </table:table-cell>
              <table:table-cell office:value-type="float" office:value="0.00275066">
                <text:p>0.00275066</text:p>
              </table:table-cell>
              <table:table-cell office:value-type="float" office:value="0.00636032">
                <text:p>0.00636032</text:p>
              </table:table-cell>
              <table:table-cell office:value-type="float" office:value="0.00414257">
                <text:p>0.004142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3000">
                <text:p>203000</text:p>
              </table:table-cell>
              <table:table-cell office:value-type="float" office:value="NaN">
                <text:p>NaN</text:p>
              </table:table-cell>
              <table:table-cell office:value-type="float" office:value="0.0404685">
                <text:p>0.0404685</text:p>
              </table:table-cell>
              <table:table-cell office:value-type="float" office:value="0.00276251">
                <text:p>0.00276251</text:p>
              </table:table-cell>
              <table:table-cell office:value-type="float" office:value="0.00657388">
                <text:p>0.00657388</text:p>
              </table:table-cell>
              <table:table-cell office:value-type="float" office:value="0.00386427">
                <text:p>0.003864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2000">
                <text:p>202000</text:p>
              </table:table-cell>
              <table:table-cell office:value-type="float" office:value="NaN">
                <text:p>NaN</text:p>
              </table:table-cell>
              <table:table-cell office:value-type="float" office:value="0.0406757">
                <text:p>0.0406757</text:p>
              </table:table-cell>
              <table:table-cell office:value-type="float" office:value="0.00273093">
                <text:p>0.00273093</text:p>
              </table:table-cell>
              <table:table-cell office:value-type="float" office:value="0.00641045">
                <text:p>0.00641045</text:p>
              </table:table-cell>
              <table:table-cell office:value-type="float" office:value="0.00388875">
                <text:p>0.003888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1000">
                <text:p>201000</text:p>
              </table:table-cell>
              <table:table-cell office:value-type="float" office:value="NaN">
                <text:p>NaN</text:p>
              </table:table-cell>
              <table:table-cell office:value-type="float" office:value="0.039628">
                <text:p>0.039628</text:p>
              </table:table-cell>
              <table:table-cell office:value-type="float" office:value="0.00268671">
                <text:p>0.00268671</text:p>
              </table:table-cell>
              <table:table-cell office:value-type="float" office:value="0.00609386">
                <text:p>0.00609386</text:p>
              </table:table-cell>
              <table:table-cell office:value-type="float" office:value="0.00387454">
                <text:p>0.003874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00">
                <text:p>200000</text:p>
              </table:table-cell>
              <table:table-cell office:value-type="float" office:value="0.538717">
                <text:p>0.538717</text:p>
              </table:table-cell>
              <table:table-cell office:value-type="float" office:value="0.0394539">
                <text:p>0.0394539</text:p>
              </table:table-cell>
              <table:table-cell office:value-type="float" office:value="0.00274829">
                <text:p>0.00274829</text:p>
              </table:table-cell>
              <table:table-cell office:value-type="float" office:value="0.00663862">
                <text:p>0.00663862</text:p>
              </table:table-cell>
              <table:table-cell office:value-type="float" office:value="0.00413665">
                <text:p>0.004136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9000">
                <text:p>199000</text:p>
              </table:table-cell>
              <table:table-cell office:value-type="float" office:value="0.460982">
                <text:p>0.460982</text:p>
              </table:table-cell>
              <table:table-cell office:value-type="float" office:value="0.0391377">
                <text:p>0.0391377</text:p>
              </table:table-cell>
              <table:table-cell office:value-type="float" office:value="0.00323898">
                <text:p>0.00323898</text:p>
              </table:table-cell>
              <table:table-cell office:value-type="float" office:value="0.00627781">
                <text:p>0.00627781</text:p>
              </table:table-cell>
              <table:table-cell office:value-type="float" office:value="0.0039898">
                <text:p>0.00398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8000">
                <text:p>198000</text:p>
              </table:table-cell>
              <table:table-cell office:value-type="float" office:value="0.354363">
                <text:p>0.354363</text:p>
              </table:table-cell>
              <table:table-cell office:value-type="float" office:value="0.0394271">
                <text:p>0.0394271</text:p>
              </table:table-cell>
              <table:table-cell office:value-type="float" office:value="0.00280553">
                <text:p>0.00280553</text:p>
              </table:table-cell>
              <table:table-cell office:value-type="float" office:value="0.00607767">
                <text:p>0.00607767</text:p>
              </table:table-cell>
              <table:table-cell office:value-type="float" office:value="0.00388361">
                <text:p>0.0038836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7000">
                <text:p>197000</text:p>
              </table:table-cell>
              <table:table-cell office:value-type="float" office:value="0.373513">
                <text:p>0.373513</text:p>
              </table:table-cell>
              <table:table-cell office:value-type="float" office:value="0.0389956">
                <text:p>0.0389956</text:p>
              </table:table-cell>
              <table:table-cell office:value-type="float" office:value="0.00274237">
                <text:p>0.00274237</text:p>
              </table:table-cell>
              <table:table-cell office:value-type="float" office:value="0.00633782">
                <text:p>0.00633782</text:p>
              </table:table-cell>
              <table:table-cell office:value-type="float" office:value="0.00375966">
                <text:p>0.003759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6000">
                <text:p>196000</text:p>
              </table:table-cell>
              <table:table-cell office:value-type="float" office:value="0.354315">
                <text:p>0.354315</text:p>
              </table:table-cell>
              <table:table-cell office:value-type="float" office:value="0.0389759">
                <text:p>0.0389759</text:p>
              </table:table-cell>
              <table:table-cell office:value-type="float" office:value="0.00270053">
                <text:p>0.00270053</text:p>
              </table:table-cell>
              <table:table-cell office:value-type="float" office:value="0.00601214">
                <text:p>0.00601214</text:p>
              </table:table-cell>
              <table:table-cell office:value-type="float" office:value="0.00407033">
                <text:p>0.004070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5000">
                <text:p>195000</text:p>
              </table:table-cell>
              <table:table-cell office:value-type="float" office:value="0.347611">
                <text:p>0.347611</text:p>
              </table:table-cell>
              <table:table-cell office:value-type="float" office:value="0.0379752">
                <text:p>0.0379752</text:p>
              </table:table-cell>
              <table:table-cell office:value-type="float" office:value="0.00267526">
                <text:p>0.00267526</text:p>
              </table:table-cell>
              <table:table-cell office:value-type="float" office:value="0.00593477">
                <text:p>0.00593477</text:p>
              </table:table-cell>
              <table:table-cell office:value-type="float" office:value="0.00377782">
                <text:p>0.003777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94000">
                <text:p>194000</text:p>
              </table:table-cell>
              <table:table-cell office:value-type="float" office:value="0.352317">
                <text:p>0.352317</text:p>
              </table:table-cell>
              <table:table-cell office:value-type="float" office:value="0.0380849">
                <text:p>0.0380849</text:p>
              </table:table-cell>
              <table:table-cell office:value-type="float" office:value="0.00303963">
                <text:p>0.00303963</text:p>
              </table:table-cell>
              <table:table-cell office:value-type="float" office:value="0.00633426">
                <text:p>0.00633426</text:p>
              </table:table-cell>
              <table:table-cell office:value-type="float" office:value="0.00382045">
                <text:p>0.003820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93000">
                <text:p>193000</text:p>
              </table:table-cell>
              <table:table-cell office:value-type="float" office:value="0.345734">
                <text:p>0.345734</text:p>
              </table:table-cell>
              <table:table-cell office:value-type="float" office:value="0.0379689">
                <text:p>0.0379689</text:p>
              </table:table-cell>
              <table:table-cell office:value-type="float" office:value="0.00272343">
                <text:p>0.00272343</text:p>
              </table:table-cell>
              <table:table-cell office:value-type="float" office:value="0.00597582">
                <text:p>0.00597582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92000">
                <text:p>192000</text:p>
              </table:table-cell>
              <table:table-cell office:value-type="float" office:value="0.360015">
                <text:p>0.360015</text:p>
              </table:table-cell>
              <table:table-cell office:value-type="float" office:value="0.0384824">
                <text:p>0.0384824</text:p>
              </table:table-cell>
              <table:table-cell office:value-type="float" office:value="0.00270882">
                <text:p>0.00270882</text:p>
              </table:table-cell>
              <table:table-cell office:value-type="float" office:value="0.00623518">
                <text:p>0.00623518</text:p>
              </table:table-cell>
              <table:table-cell office:value-type="float" office:value="0.00446233">
                <text:p>0.004462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1000">
                <text:p>191000</text:p>
              </table:table-cell>
              <table:table-cell office:value-type="float" office:value="0.338617">
                <text:p>0.338617</text:p>
              </table:table-cell>
              <table:table-cell office:value-type="float" office:value="0.0386806">
                <text:p>0.0386806</text:p>
              </table:table-cell>
              <table:table-cell office:value-type="float" office:value="0.002665">
                <text:p>0.002665</text:p>
              </table:table-cell>
              <table:table-cell office:value-type="float" office:value="0.00588779">
                <text:p>0.00588779</text:p>
              </table:table-cell>
              <table:table-cell office:value-type="float" office:value="0.00446154">
                <text:p>0.0044615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0000">
                <text:p>190000</text:p>
              </table:table-cell>
              <table:table-cell office:value-type="float" office:value="0.336326">
                <text:p>0.336326</text:p>
              </table:table-cell>
              <table:table-cell office:value-type="float" office:value="0.0373917">
                <text:p>0.0373917</text:p>
              </table:table-cell>
              <table:table-cell office:value-type="float" office:value="0.00267329">
                <text:p>0.00267329</text:p>
              </table:table-cell>
              <table:table-cell office:value-type="float" office:value="0.00584753">
                <text:p>0.00584753</text:p>
              </table:table-cell>
              <table:table-cell office:value-type="float" office:value="0.00387019">
                <text:p>0.003870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9000">
                <text:p>189000</text:p>
              </table:table-cell>
              <table:table-cell office:value-type="float" office:value="0.335703">
                <text:p>0.335703</text:p>
              </table:table-cell>
              <table:table-cell office:value-type="float" office:value="0.0373724">
                <text:p>0.0373724</text:p>
              </table:table-cell>
              <table:table-cell office:value-type="float" office:value="0.00268198">
                <text:p>0.00268198</text:p>
              </table:table-cell>
              <table:table-cell office:value-type="float" office:value="0.00585937">
                <text:p>0.00585937</text:p>
              </table:table-cell>
              <table:table-cell office:value-type="float" office:value="0.00378019">
                <text:p>0.003780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8000">
                <text:p>188000</text:p>
              </table:table-cell>
              <table:table-cell office:value-type="float" office:value="0.329999">
                <text:p>0.329999</text:p>
              </table:table-cell>
              <table:table-cell office:value-type="float" office:value="0.0366314">
                <text:p>0.0366314</text:p>
              </table:table-cell>
              <table:table-cell office:value-type="float" office:value="0.00273922">
                <text:p>0.00273922</text:p>
              </table:table-cell>
              <table:table-cell office:value-type="float" office:value="0.00578003">
                <text:p>0.00578003</text:p>
              </table:table-cell>
              <table:table-cell office:value-type="float" office:value="0.00449628">
                <text:p>0.0044962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7000">
                <text:p>187000</text:p>
              </table:table-cell>
              <table:table-cell office:value-type="float" office:value="0.333405">
                <text:p>0.333405</text:p>
              </table:table-cell>
              <table:table-cell office:value-type="float" office:value="0.0378418">
                <text:p>0.0378418</text:p>
              </table:table-cell>
              <table:table-cell office:value-type="float" office:value="0.00275224">
                <text:p>0.00275224</text:p>
              </table:table-cell>
              <table:table-cell office:value-type="float" office:value="0.00569476">
                <text:p>0.00569476</text:p>
              </table:table-cell>
              <table:table-cell office:value-type="float" office:value="0.00448088">
                <text:p>0.004480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6000">
                <text:p>186000</text:p>
              </table:table-cell>
              <table:table-cell office:value-type="float" office:value="0.329065">
                <text:p>0.329065</text:p>
              </table:table-cell>
              <table:table-cell office:value-type="float" office:value="0.0380016">
                <text:p>0.0380016</text:p>
              </table:table-cell>
              <table:table-cell office:value-type="float" office:value="0.00274514">
                <text:p>0.00274514</text:p>
              </table:table-cell>
              <table:table-cell office:value-type="float" office:value="0.00596122">
                <text:p>0.00596122</text:p>
              </table:table-cell>
              <table:table-cell office:value-type="float" office:value="0.00390414">
                <text:p>0.003904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5000">
                <text:p>185000</text:p>
              </table:table-cell>
              <table:table-cell office:value-type="float" office:value="0.32617">
                <text:p>0.32617</text:p>
              </table:table-cell>
              <table:table-cell office:value-type="float" office:value="0.0367633">
                <text:p>0.0367633</text:p>
              </table:table-cell>
              <table:table-cell office:value-type="float" office:value="0.00271316">
                <text:p>0.00271316</text:p>
              </table:table-cell>
              <table:table-cell office:value-type="float" office:value="0.00582384">
                <text:p>0.00582384</text:p>
              </table:table-cell>
              <table:table-cell office:value-type="float" office:value="0.00383703">
                <text:p>0.003837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4000">
                <text:p>184000</text:p>
              </table:table-cell>
              <table:table-cell office:value-type="float" office:value="0.329245">
                <text:p>0.329245</text:p>
              </table:table-cell>
              <table:table-cell office:value-type="float" office:value="0.035714">
                <text:p>0.035714</text:p>
              </table:table-cell>
              <table:table-cell office:value-type="float" office:value="0.0026725">
                <text:p>0.0026725</text:p>
              </table:table-cell>
              <table:table-cell office:value-type="float" office:value="0.0056912">
                <text:p>0.0056912</text:p>
              </table:table-cell>
              <table:table-cell office:value-type="float" office:value="0.00442325">
                <text:p>0.004423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3000">
                <text:p>183000</text:p>
              </table:table-cell>
              <table:table-cell office:value-type="float" office:value="0.336373">
                <text:p>0.336373</text:p>
              </table:table-cell>
              <table:table-cell office:value-type="float" office:value="0.0357717">
                <text:p>0.0357717</text:p>
              </table:table-cell>
              <table:table-cell office:value-type="float" office:value="0.00264961">
                <text:p>0.00264961</text:p>
              </table:table-cell>
              <table:table-cell office:value-type="float" office:value="0.00575279">
                <text:p>0.00575279</text:p>
              </table:table-cell>
              <table:table-cell office:value-type="float" office:value="0.00392546">
                <text:p>0.0039254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82000">
                <text:p>182000</text:p>
              </table:table-cell>
              <table:table-cell office:value-type="float" office:value="0.33211">
                <text:p>0.33211</text:p>
              </table:table-cell>
              <table:table-cell office:value-type="float" office:value="0.0356864">
                <text:p>0.0356864</text:p>
              </table:table-cell>
              <table:table-cell office:value-type="float" office:value="0.00273803">
                <text:p>0.00273803</text:p>
              </table:table-cell>
              <table:table-cell office:value-type="float" office:value="0.00560199">
                <text:p>0.00560199</text:p>
              </table:table-cell>
              <table:table-cell office:value-type="float" office:value="0.0035986">
                <text:p>0.003598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81000">
                <text:p>181000</text:p>
              </table:table-cell>
              <table:table-cell office:value-type="float" office:value="0.318272">
                <text:p>0.318272</text:p>
              </table:table-cell>
              <table:table-cell office:value-type="float" office:value="0.035609">
                <text:p>0.035609</text:p>
              </table:table-cell>
              <table:table-cell office:value-type="float" office:value="0.00325161">
                <text:p>0.00325161</text:p>
              </table:table-cell>
              <table:table-cell office:value-type="float" office:value="0.00565883">
                <text:p>0.00565883</text:p>
              </table:table-cell>
              <table:table-cell office:value-type="float" office:value="0.00365702">
                <text:p>0.0036570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0000">
                <text:p>180000</text:p>
              </table:table-cell>
              <table:table-cell office:value-type="float" office:value="0.318428">
                <text:p>0.318428</text:p>
              </table:table-cell>
              <table:table-cell office:value-type="float" office:value="0.0358388">
                <text:p>0.0358388</text:p>
              </table:table-cell>
              <table:table-cell office:value-type="float" office:value="0.00299778">
                <text:p>0.00299778</text:p>
              </table:table-cell>
              <table:table-cell office:value-type="float" office:value="0.00585345">
                <text:p>0.00585345</text:p>
              </table:table-cell>
              <table:table-cell office:value-type="float" office:value="0.00368189">
                <text:p>0.003681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9000">
                <text:p>179000</text:p>
              </table:table-cell>
              <table:table-cell office:value-type="float" office:value="0.337207">
                <text:p>0.337207</text:p>
              </table:table-cell>
              <table:table-cell office:value-type="float" office:value="0.034739">
                <text:p>0.034739</text:p>
              </table:table-cell>
              <table:table-cell office:value-type="float" office:value="0.00284541">
                <text:p>0.00284541</text:p>
              </table:table-cell>
              <table:table-cell office:value-type="float" office:value="0.00556291">
                <text:p>0.00556291</text:p>
              </table:table-cell>
              <table:table-cell office:value-type="float" office:value="0.00401112">
                <text:p>0.004011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8000">
                <text:p>178000</text:p>
              </table:table-cell>
              <table:table-cell office:value-type="float" office:value="0.314462">
                <text:p>0.314462</text:p>
              </table:table-cell>
              <table:table-cell office:value-type="float" office:value="0.0348499">
                <text:p>0.0348499</text:p>
              </table:table-cell>
              <table:table-cell office:value-type="float" office:value="0.00275382">
                <text:p>0.00275382</text:p>
              </table:table-cell>
              <table:table-cell office:value-type="float" office:value="0.00551988">
                <text:p>0.00551988</text:p>
              </table:table-cell>
              <table:table-cell office:value-type="float" office:value="0.00358597">
                <text:p>0.003585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7000">
                <text:p>177000</text:p>
              </table:table-cell>
              <table:table-cell office:value-type="float" office:value="0.320057">
                <text:p>0.320057</text:p>
              </table:table-cell>
              <table:table-cell office:value-type="float" office:value="0.0343782">
                <text:p>0.0343782</text:p>
              </table:table-cell>
              <table:table-cell office:value-type="float" office:value="0.0026875">
                <text:p>0.0026875</text:p>
              </table:table-cell>
              <table:table-cell office:value-type="float" office:value="0.00563594">
                <text:p>0.00563594</text:p>
              </table:table-cell>
              <table:table-cell office:value-type="float" office:value="0.0035611">
                <text:p>0.003561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6000">
                <text:p>176000</text:p>
              </table:table-cell>
              <table:table-cell office:value-type="float" office:value="0.313767">
                <text:p>0.313767</text:p>
              </table:table-cell>
              <table:table-cell office:value-type="float" office:value="0.0349158">
                <text:p>0.0349158</text:p>
              </table:table-cell>
              <table:table-cell office:value-type="float" office:value="0.00311344">
                <text:p>0.00311344</text:p>
              </table:table-cell>
              <table:table-cell office:value-type="float" office:value="0.00546383">
                <text:p>0.00546383</text:p>
              </table:table-cell>
              <table:table-cell office:value-type="float" office:value="0.00357334">
                <text:p>0.0035733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5000">
                <text:p>175000</text:p>
              </table:table-cell>
              <table:table-cell office:value-type="float" office:value="0.313514">
                <text:p>0.313514</text:p>
              </table:table-cell>
              <table:table-cell office:value-type="float" office:value="0.0345665">
                <text:p>0.0345665</text:p>
              </table:table-cell>
              <table:table-cell office:value-type="float" office:value="0.00278343">
                <text:p>0.00278343</text:p>
              </table:table-cell>
              <table:table-cell office:value-type="float" office:value="0.00548277">
                <text:p>0.00548277</text:p>
              </table:table-cell>
              <table:table-cell office:value-type="float" office:value="0.00368347">
                <text:p>0.003683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4000">
                <text:p>174000</text:p>
              </table:table-cell>
              <table:table-cell office:value-type="float" office:value="0.311316">
                <text:p>0.311316</text:p>
              </table:table-cell>
              <table:table-cell office:value-type="float" office:value="0.0343241">
                <text:p>0.0343241</text:p>
              </table:table-cell>
              <table:table-cell office:value-type="float" office:value="0.00272066">
                <text:p>0.00272066</text:p>
              </table:table-cell>
              <table:table-cell office:value-type="float" office:value="0.0061053">
                <text:p>0.0061053</text:p>
              </table:table-cell>
              <table:table-cell office:value-type="float" office:value="0.00356978">
                <text:p>0.003569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3000">
                <text:p>173000</text:p>
              </table:table-cell>
              <table:table-cell office:value-type="float" office:value="0.302863">
                <text:p>0.302863</text:p>
              </table:table-cell>
              <table:table-cell office:value-type="float" office:value="0.0335729">
                <text:p>0.0335729</text:p>
              </table:table-cell>
              <table:table-cell office:value-type="float" office:value="0.00267092">
                <text:p>0.00267092</text:p>
              </table:table-cell>
              <table:table-cell office:value-type="float" office:value="0.00562015">
                <text:p>0.00562015</text:p>
              </table:table-cell>
              <table:table-cell office:value-type="float" office:value="0.00353899">
                <text:p>0.003538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2000">
                <text:p>172000</text:p>
              </table:table-cell>
              <table:table-cell office:value-type="float" office:value="0.303664">
                <text:p>0.303664</text:p>
              </table:table-cell>
              <table:table-cell office:value-type="float" office:value="0.033124">
                <text:p>0.033124</text:p>
              </table:table-cell>
              <table:table-cell office:value-type="float" office:value="0.00265553">
                <text:p>0.00265553</text:p>
              </table:table-cell>
              <table:table-cell office:value-type="float" office:value="0.00543501">
                <text:p>0.00543501</text:p>
              </table:table-cell>
              <table:table-cell office:value-type="float" office:value="0.00354491">
                <text:p>0.003544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1000">
                <text:p>171000</text:p>
              </table:table-cell>
              <table:table-cell office:value-type="float" office:value="0.299601">
                <text:p>0.299601</text:p>
              </table:table-cell>
              <table:table-cell office:value-type="float" office:value="0.0332207">
                <text:p>0.0332207</text:p>
              </table:table-cell>
              <table:table-cell office:value-type="float" office:value="0.0026575">
                <text:p>0.0026575</text:p>
              </table:table-cell>
              <table:table-cell office:value-type="float" office:value="0.00624228">
                <text:p>0.00624228</text:p>
              </table:table-cell>
              <table:table-cell office:value-type="float" office:value="0.00348333">
                <text:p>0.003483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000">
                <text:p>170000</text:p>
              </table:table-cell>
              <table:table-cell office:value-type="float" office:value="0.29959">
                <text:p>0.29959</text:p>
              </table:table-cell>
              <table:table-cell office:value-type="float" office:value="0.0330395">
                <text:p>0.0330395</text:p>
              </table:table-cell>
              <table:table-cell office:value-type="float" office:value="0.00284817">
                <text:p>0.00284817</text:p>
              </table:table-cell>
              <table:table-cell office:value-type="float" office:value="0.00571213">
                <text:p>0.00571213</text:p>
              </table:table-cell>
              <table:table-cell office:value-type="float" office:value="0.00357847">
                <text:p>0.0035784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9000">
                <text:p>169000</text:p>
              </table:table-cell>
              <table:table-cell office:value-type="float" office:value="0.296952">
                <text:p>0.296952</text:p>
              </table:table-cell>
              <table:table-cell office:value-type="float" office:value="0.0332878">
                <text:p>0.0332878</text:p>
              </table:table-cell>
              <table:table-cell office:value-type="float" office:value="0.00306134">
                <text:p>0.00306134</text:p>
              </table:table-cell>
              <table:table-cell office:value-type="float" office:value="0.00624347">
                <text:p>0.00624347</text:p>
              </table:table-cell>
              <table:table-cell office:value-type="float" office:value="0.00349596">
                <text:p>0.003495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8000">
                <text:p>168000</text:p>
              </table:table-cell>
              <table:table-cell office:value-type="float" office:value="0.297734">
                <text:p>0.297734</text:p>
              </table:table-cell>
              <table:table-cell office:value-type="float" office:value="0.0330376">
                <text:p>0.0330376</text:p>
              </table:table-cell>
              <table:table-cell office:value-type="float" office:value="0.00276882">
                <text:p>0.00276882</text:p>
              </table:table-cell>
              <table:table-cell office:value-type="float" office:value="0.00557712">
                <text:p>0.00557712</text:p>
              </table:table-cell>
              <table:table-cell office:value-type="float" office:value="0.00354294">
                <text:p>0.0035429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7000">
                <text:p>167000</text:p>
              </table:table-cell>
              <table:table-cell office:value-type="float" office:value="0.292528">
                <text:p>0.292528</text:p>
              </table:table-cell>
              <table:table-cell office:value-type="float" office:value="0.032239">
                <text:p>0.032239</text:p>
              </table:table-cell>
              <table:table-cell office:value-type="float" office:value="0.00271435">
                <text:p>0.00271435</text:p>
              </table:table-cell>
              <table:table-cell office:value-type="float" office:value="0.00526842">
                <text:p>0.00526842</text:p>
              </table:table-cell>
              <table:table-cell office:value-type="float" office:value="0.00348767">
                <text:p>0.003487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000">
                <text:p>166000</text:p>
              </table:table-cell>
              <table:table-cell office:value-type="float" office:value="0.289968">
                <text:p>0.289968</text:p>
              </table:table-cell>
              <table:table-cell office:value-type="float" office:value="0.0327111">
                <text:p>0.0327111</text:p>
              </table:table-cell>
              <table:table-cell office:value-type="float" office:value="0.00265987">
                <text:p>0.00265987</text:p>
              </table:table-cell>
              <table:table-cell office:value-type="float" office:value="0.00531619">
                <text:p>0.00531619</text:p>
              </table:table-cell>
              <table:table-cell office:value-type="float" office:value="0.00347623">
                <text:p>0.003476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5000">
                <text:p>165000</text:p>
              </table:table-cell>
              <table:table-cell office:value-type="float" office:value="0.295316">
                <text:p>0.295316</text:p>
              </table:table-cell>
              <table:table-cell office:value-type="float" office:value="0.0322437">
                <text:p>0.0322437</text:p>
              </table:table-cell>
              <table:table-cell office:value-type="float" office:value="0.00265869">
                <text:p>0.00265869</text:p>
              </table:table-cell>
              <table:table-cell office:value-type="float" office:value="0.00555107">
                <text:p>0.00555107</text:p>
              </table:table-cell>
              <table:table-cell office:value-type="float" office:value="0.00366966">
                <text:p>0.003669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4000">
                <text:p>164000</text:p>
              </table:table-cell>
              <table:table-cell office:value-type="float" office:value="0.291863">
                <text:p>0.291863</text:p>
              </table:table-cell>
              <table:table-cell office:value-type="float" office:value="0.0316212">
                <text:p>0.0316212</text:p>
              </table:table-cell>
              <table:table-cell office:value-type="float" office:value="0.00335069">
                <text:p>0.00335069</text:p>
              </table:table-cell>
              <table:table-cell office:value-type="float" office:value="0.00524947">
                <text:p>0.00524947</text:p>
              </table:table-cell>
              <table:table-cell office:value-type="float" office:value="0.00352439">
                <text:p>0.003524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3000">
                <text:p>163000</text:p>
              </table:table-cell>
              <table:table-cell office:value-type="float" office:value="0.286903">
                <text:p>0.286903</text:p>
              </table:table-cell>
              <table:table-cell office:value-type="float" office:value="0.0320092">
                <text:p>0.0320092</text:p>
              </table:table-cell>
              <table:table-cell office:value-type="float" office:value="0.0032595">
                <text:p>0.0032595</text:p>
              </table:table-cell>
              <table:table-cell office:value-type="float" office:value="0.0052775">
                <text:p>0.0052775</text:p>
              </table:table-cell>
              <table:table-cell office:value-type="float" office:value="0.00338741">
                <text:p>0.003387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2000">
                <text:p>162000</text:p>
              </table:table-cell>
              <table:table-cell office:value-type="float" office:value="0.29695">
                <text:p>0.29695</text:p>
              </table:table-cell>
              <table:table-cell office:value-type="float" office:value="0.0321991">
                <text:p>0.0321991</text:p>
              </table:table-cell>
              <table:table-cell office:value-type="float" office:value="0.00289988">
                <text:p>0.00289988</text:p>
              </table:table-cell>
              <table:table-cell office:value-type="float" office:value="0.00519697">
                <text:p>0.00519697</text:p>
              </table:table-cell>
              <table:table-cell office:value-type="float" office:value="0.00338346">
                <text:p>0.003383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00">
                <text:p>161000</text:p>
              </table:table-cell>
              <table:table-cell office:value-type="float" office:value="0.279237">
                <text:p>0.279237</text:p>
              </table:table-cell>
              <table:table-cell office:value-type="float" office:value="0.0317191">
                <text:p>0.0317191</text:p>
              </table:table-cell>
              <table:table-cell office:value-type="float" office:value="0.00273172">
                <text:p>0.00273172</text:p>
              </table:table-cell>
              <table:table-cell office:value-type="float" office:value="0.00517802">
                <text:p>0.00517802</text:p>
              </table:table-cell>
              <table:table-cell office:value-type="float" office:value="0.00359742">
                <text:p>0.0035974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0000">
                <text:p>160000</text:p>
              </table:table-cell>
              <table:table-cell office:value-type="float" office:value="0.280861">
                <text:p>0.280861</text:p>
              </table:table-cell>
              <table:table-cell office:value-type="float" office:value="0.0314818">
                <text:p>0.0314818</text:p>
              </table:table-cell>
              <table:table-cell office:value-type="float" office:value="0.00267448">
                <text:p>0.00267448</text:p>
              </table:table-cell>
              <table:table-cell office:value-type="float" office:value="0.00507894">
                <text:p>0.00507894</text:p>
              </table:table-cell>
              <table:table-cell office:value-type="float" office:value="0.00341267">
                <text:p>0.003412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9000">
                <text:p>159000</text:p>
              </table:table-cell>
              <table:table-cell office:value-type="float" office:value="0.284038">
                <text:p>0.284038</text:p>
              </table:table-cell>
              <table:table-cell office:value-type="float" office:value="0.0309809">
                <text:p>0.0309809</text:p>
              </table:table-cell>
              <table:table-cell office:value-type="float" office:value="0.00272421">
                <text:p>0.00272421</text:p>
              </table:table-cell>
              <table:table-cell office:value-type="float" office:value="0.00513026">
                <text:p>0.00513026</text:p>
              </table:table-cell>
              <table:table-cell office:value-type="float" office:value="0.00351807">
                <text:p>0.003518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8000">
                <text:p>158000</text:p>
              </table:table-cell>
              <table:table-cell office:value-type="float" office:value="0.300817">
                <text:p>0.300817</text:p>
              </table:table-cell>
              <table:table-cell office:value-type="float" office:value="0.0306892">
                <text:p>0.0306892</text:p>
              </table:table-cell>
              <table:table-cell office:value-type="float" office:value="0.00337083">
                <text:p>0.00337083</text:p>
              </table:table-cell>
              <table:table-cell office:value-type="float" office:value="0.00502999">
                <text:p>0.00502999</text:p>
              </table:table-cell>
              <table:table-cell office:value-type="float" office:value="0.00334477">
                <text:p>0.0033447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7000">
                <text:p>157000</text:p>
              </table:table-cell>
              <table:table-cell office:value-type="float" office:value="0.298292">
                <text:p>0.298292</text:p>
              </table:table-cell>
              <table:table-cell office:value-type="float" office:value="0.0302719">
                <text:p>0.0302719</text:p>
              </table:table-cell>
              <table:table-cell office:value-type="float" office:value="0.00320305">
                <text:p>0.00320305</text:p>
              </table:table-cell>
              <table:table-cell office:value-type="float" office:value="0.00504736">
                <text:p>0.00504736</text:p>
              </table:table-cell>
              <table:table-cell office:value-type="float" office:value="0.00338701">
                <text:p>0.003387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6000">
                <text:p>156000</text:p>
              </table:table-cell>
              <table:table-cell office:value-type="float" office:value="0.27372">
                <text:p>0.27372</text:p>
              </table:table-cell>
              <table:table-cell office:value-type="float" office:value="0.0295006">
                <text:p>0.0295006</text:p>
              </table:table-cell>
              <table:table-cell office:value-type="float" office:value="0.00289949">
                <text:p>0.00289949</text:p>
              </table:table-cell>
              <table:table-cell office:value-type="float" office:value="0.00512947">
                <text:p>0.00512947</text:p>
              </table:table-cell>
              <table:table-cell office:value-type="float" office:value="0.00334517">
                <text:p>0.003345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5000">
                <text:p>155000</text:p>
              </table:table-cell>
              <table:table-cell office:value-type="float" office:value="0.273577">
                <text:p>0.273577</text:p>
              </table:table-cell>
              <table:table-cell office:value-type="float" office:value="0.0295921">
                <text:p>0.0295921</text:p>
              </table:table-cell>
              <table:table-cell office:value-type="float" office:value="0.00285212">
                <text:p>0.00285212</text:p>
              </table:table-cell>
              <table:table-cell office:value-type="float" office:value="0.00506315">
                <text:p>0.00506315</text:p>
              </table:table-cell>
              <table:table-cell office:value-type="float" office:value="0.00354847">
                <text:p>0.003548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4000">
                <text:p>154000</text:p>
              </table:table-cell>
              <table:table-cell office:value-type="float" office:value="0.271686">
                <text:p>0.271686</text:p>
              </table:table-cell>
              <table:table-cell office:value-type="float" office:value="0.0301578">
                <text:p>0.0301578</text:p>
              </table:table-cell>
              <table:table-cell office:value-type="float" office:value="0.00279369">
                <text:p>0.00279369</text:p>
              </table:table-cell>
              <table:table-cell office:value-type="float" office:value="0.00487169">
                <text:p>0.00487169</text:p>
              </table:table-cell>
              <table:table-cell office:value-type="float" office:value="0.00327529">
                <text:p>0.003275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3000">
                <text:p>153000</text:p>
              </table:table-cell>
              <table:table-cell office:value-type="float" office:value="0.273966">
                <text:p>0.273966</text:p>
              </table:table-cell>
              <table:table-cell office:value-type="float" office:value="0.0293273">
                <text:p>0.0293273</text:p>
              </table:table-cell>
              <table:table-cell office:value-type="float" office:value="0.00298633">
                <text:p>0.00298633</text:p>
              </table:table-cell>
              <table:table-cell office:value-type="float" office:value="0.00501972">
                <text:p>0.00501972</text:p>
              </table:table-cell>
              <table:table-cell office:value-type="float" office:value="0.00335661">
                <text:p>0.0033566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2000">
                <text:p>152000</text:p>
              </table:table-cell>
              <table:table-cell office:value-type="float" office:value="0.274058">
                <text:p>0.274058</text:p>
              </table:table-cell>
              <table:table-cell office:value-type="float" office:value="0.029193">
                <text:p>0.029193</text:p>
              </table:table-cell>
              <table:table-cell office:value-type="float" office:value="0.00340438">
                <text:p>0.00340438</text:p>
              </table:table-cell>
              <table:table-cell office:value-type="float" office:value="0.00496091">
                <text:p>0.00496091</text:p>
              </table:table-cell>
              <table:table-cell office:value-type="float" office:value="0.0033053">
                <text:p>0.00330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1000">
                <text:p>151000</text:p>
              </table:table-cell>
              <table:table-cell office:value-type="float" office:value="0.270491">
                <text:p>0.270491</text:p>
              </table:table-cell>
              <table:table-cell office:value-type="float" office:value="0.0292436">
                <text:p>0.0292436</text:p>
              </table:table-cell>
              <table:table-cell office:value-type="float" office:value="0.00276922">
                <text:p>0.00276922</text:p>
              </table:table-cell>
              <table:table-cell office:value-type="float" office:value="0.00484919">
                <text:p>0.00484919</text:p>
              </table:table-cell>
              <table:table-cell office:value-type="float" office:value="0.00330569">
                <text:p>0.0033056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0000">
                <text:p>150000</text:p>
              </table:table-cell>
              <table:table-cell office:value-type="float" office:value="0.267125">
                <text:p>0.267125</text:p>
              </table:table-cell>
              <table:table-cell office:value-type="float" office:value="0.0286388">
                <text:p>0.0286388</text:p>
              </table:table-cell>
              <table:table-cell office:value-type="float" office:value="0.00269382">
                <text:p>0.00269382</text:p>
              </table:table-cell>
              <table:table-cell office:value-type="float" office:value="0.00481287">
                <text:p>0.00481287</text:p>
              </table:table-cell>
              <table:table-cell office:value-type="float" office:value="0.00323898">
                <text:p>0.0032389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9000">
                <text:p>149000</text:p>
              </table:table-cell>
              <table:table-cell office:value-type="float" office:value="0.261151">
                <text:p>0.261151</text:p>
              </table:table-cell>
              <table:table-cell office:value-type="float" office:value="0.0291141">
                <text:p>0.0291141</text:p>
              </table:table-cell>
              <table:table-cell office:value-type="float" office:value="0.00265829">
                <text:p>0.00265829</text:p>
              </table:table-cell>
              <table:table-cell office:value-type="float" office:value="0.00504538">
                <text:p>0.00504538</text:p>
              </table:table-cell>
              <table:table-cell office:value-type="float" office:value="0.00327056">
                <text:p>0.003270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8000">
                <text:p>148000</text:p>
              </table:table-cell>
              <table:table-cell office:value-type="float" office:value="0.260618">
                <text:p>0.260618</text:p>
              </table:table-cell>
              <table:table-cell office:value-type="float" office:value="0.0285563">
                <text:p>0.0285563</text:p>
              </table:table-cell>
              <table:table-cell office:value-type="float" office:value="0.00266263">
                <text:p>0.00266263</text:p>
              </table:table-cell>
              <table:table-cell office:value-type="float" office:value="0.0048859">
                <text:p>0.0048859</text:p>
              </table:table-cell>
              <table:table-cell office:value-type="float" office:value="0.00329385">
                <text:p>0.0032938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7000">
                <text:p>147000</text:p>
              </table:table-cell>
              <table:table-cell office:value-type="float" office:value="0.258721">
                <text:p>0.258721</text:p>
              </table:table-cell>
              <table:table-cell office:value-type="float" office:value="0.0283072">
                <text:p>0.0283072</text:p>
              </table:table-cell>
              <table:table-cell office:value-type="float" office:value="0.00330253">
                <text:p>0.00330253</text:p>
              </table:table-cell>
              <table:table-cell office:value-type="float" office:value="0.00502051">
                <text:p>0.00502051</text:p>
              </table:table-cell>
              <table:table-cell office:value-type="float" office:value="0.00326779">
                <text:p>0.003267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6000">
                <text:p>146000</text:p>
              </table:table-cell>
              <table:table-cell office:value-type="float" office:value="0.261596">
                <text:p>0.261596</text:p>
              </table:table-cell>
              <table:table-cell office:value-type="float" office:value="0.0280119">
                <text:p>0.0280119</text:p>
              </table:table-cell>
              <table:table-cell office:value-type="float" office:value="0.00280909">
                <text:p>0.00280909</text:p>
              </table:table-cell>
              <table:table-cell office:value-type="float" office:value="0.00494748">
                <text:p>0.00494748</text:p>
              </table:table-cell>
              <table:table-cell office:value-type="float" office:value="0.00326385">
                <text:p>0.003263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5000">
                <text:p>145000</text:p>
              </table:table-cell>
              <table:table-cell office:value-type="float" office:value="0.256964">
                <text:p>0.256964</text:p>
              </table:table-cell>
              <table:table-cell office:value-type="float" office:value="0.027586">
                <text:p>0.027586</text:p>
              </table:table-cell>
              <table:table-cell office:value-type="float" office:value="0.0027325">
                <text:p>0.0027325</text:p>
              </table:table-cell>
              <table:table-cell office:value-type="float" office:value="0.00478524">
                <text:p>0.00478524</text:p>
              </table:table-cell>
              <table:table-cell office:value-type="float" office:value="0.00324214">
                <text:p>0.003242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4000">
                <text:p>144000</text:p>
              </table:table-cell>
              <table:table-cell office:value-type="float" office:value="0.251526">
                <text:p>0.251526</text:p>
              </table:table-cell>
              <table:table-cell office:value-type="float" office:value="0.0274016">
                <text:p>0.0274016</text:p>
              </table:table-cell>
              <table:table-cell office:value-type="float" office:value="0.00268198">
                <text:p>0.00268198</text:p>
              </table:table-cell>
              <table:table-cell office:value-type="float" office:value="0.0047351">
                <text:p>0.0047351</text:p>
              </table:table-cell>
              <table:table-cell office:value-type="float" office:value="0.00322516">
                <text:p>0.003225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3000">
                <text:p>143000</text:p>
              </table:table-cell>
              <table:table-cell office:value-type="float" office:value="0.248505">
                <text:p>0.248505</text:p>
              </table:table-cell>
              <table:table-cell office:value-type="float" office:value="0.0280032">
                <text:p>0.0280032</text:p>
              </table:table-cell>
              <table:table-cell office:value-type="float" office:value="0.00275066">
                <text:p>0.00275066</text:p>
              </table:table-cell>
              <table:table-cell office:value-type="float" office:value="0.00474339">
                <text:p>0.00474339</text:p>
              </table:table-cell>
              <table:table-cell office:value-type="float" office:value="0.00322003">
                <text:p>0.003220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2000">
                <text:p>142000</text:p>
              </table:table-cell>
              <table:table-cell office:value-type="float" office:value="0.2494">
                <text:p>0.2494</text:p>
              </table:table-cell>
              <table:table-cell office:value-type="float" office:value="0.0271549">
                <text:p>0.0271549</text:p>
              </table:table-cell>
              <table:table-cell office:value-type="float" office:value="0.00296225">
                <text:p>0.00296225</text:p>
              </table:table-cell>
              <table:table-cell office:value-type="float" office:value="0.00468971">
                <text:p>0.00468971</text:p>
              </table:table-cell>
              <table:table-cell office:value-type="float" office:value="0.00317503">
                <text:p>0.003175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1000">
                <text:p>141000</text:p>
              </table:table-cell>
              <table:table-cell office:value-type="float" office:value="0.249848">
                <text:p>0.249848</text:p>
              </table:table-cell>
              <table:table-cell office:value-type="float" office:value="0.0286234">
                <text:p>0.0286234</text:p>
              </table:table-cell>
              <table:table-cell office:value-type="float" office:value="0.0040506">
                <text:p>0.0040506</text:p>
              </table:table-cell>
              <table:table-cell office:value-type="float" office:value="0.00470629">
                <text:p>0.00470629</text:p>
              </table:table-cell>
              <table:table-cell office:value-type="float" office:value="0.00326187">
                <text:p>0.003261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0000">
                <text:p>140000</text:p>
              </table:table-cell>
              <table:table-cell office:value-type="float" office:value="0.246218">
                <text:p>0.246218</text:p>
              </table:table-cell>
              <table:table-cell office:value-type="float" office:value="0.0272189">
                <text:p>0.0272189</text:p>
              </table:table-cell>
              <table:table-cell office:value-type="float" office:value="0.00279409">
                <text:p>0.00279409</text:p>
              </table:table-cell>
              <table:table-cell office:value-type="float" office:value="0.00459852">
                <text:p>0.00459852</text:p>
              </table:table-cell>
              <table:table-cell office:value-type="float" office:value="0.00345886">
                <text:p>0.0034588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9000">
                <text:p>139000</text:p>
              </table:table-cell>
              <table:table-cell office:value-type="float" office:value="0.241545">
                <text:p>0.241545</text:p>
              </table:table-cell>
              <table:table-cell office:value-type="float" office:value="0.0262868">
                <text:p>0.0262868</text:p>
              </table:table-cell>
              <table:table-cell office:value-type="float" office:value="0.00269816">
                <text:p>0.00269816</text:p>
              </table:table-cell>
              <table:table-cell office:value-type="float" office:value="0.00482156">
                <text:p>0.00482156</text:p>
              </table:table-cell>
              <table:table-cell office:value-type="float" office:value="0.00343438">
                <text:p>0.003434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8000">
                <text:p>138000</text:p>
              </table:table-cell>
              <table:table-cell office:value-type="float" office:value="0.240518">
                <text:p>0.240518</text:p>
              </table:table-cell>
              <table:table-cell office:value-type="float" office:value="0.0260322">
                <text:p>0.0260322</text:p>
              </table:table-cell>
              <table:table-cell office:value-type="float" office:value="0.00267211">
                <text:p>0.00267211</text:p>
              </table:table-cell>
              <table:table-cell office:value-type="float" office:value="0.00467708">
                <text:p>0.00467708</text:p>
              </table:table-cell>
              <table:table-cell office:value-type="float" office:value="0.003162">
                <text:p>0.0031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7000">
                <text:p>137000</text:p>
              </table:table-cell>
              <table:table-cell office:value-type="float" office:value="0.236732">
                <text:p>0.236732</text:p>
              </table:table-cell>
              <table:table-cell office:value-type="float" office:value="0.0260977">
                <text:p>0.0260977</text:p>
              </table:table-cell>
              <table:table-cell office:value-type="float" office:value="0.00266974">
                <text:p>0.00266974</text:p>
              </table:table-cell>
              <table:table-cell office:value-type="float" office:value="0.00456575">
                <text:p>0.00456575</text:p>
              </table:table-cell>
              <table:table-cell office:value-type="float" office:value="0.00311029">
                <text:p>0.003110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6000">
                <text:p>136000</text:p>
              </table:table-cell>
              <table:table-cell office:value-type="float" office:value="0.243941">
                <text:p>0.243941</text:p>
              </table:table-cell>
              <table:table-cell office:value-type="float" office:value="0.0260188">
                <text:p>0.0260188</text:p>
              </table:table-cell>
              <table:table-cell office:value-type="float" office:value="0.00287659">
                <text:p>0.00287659</text:p>
              </table:table-cell>
              <table:table-cell office:value-type="float" office:value="0.00452312">
                <text:p>0.00452312</text:p>
              </table:table-cell>
              <table:table-cell office:value-type="float" office:value="0.00312647">
                <text:p>0.0031264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5000">
                <text:p>135000</text:p>
              </table:table-cell>
              <table:table-cell office:value-type="float" office:value="0.239875">
                <text:p>0.239875</text:p>
              </table:table-cell>
              <table:table-cell office:value-type="float" office:value="0.0254128">
                <text:p>0.0254128</text:p>
              </table:table-cell>
              <table:table-cell office:value-type="float" office:value="0.00296975">
                <text:p>0.00296975</text:p>
              </table:table-cell>
              <table:table-cell office:value-type="float" office:value="0.00470392">
                <text:p>0.00470392</text:p>
              </table:table-cell>
              <table:table-cell office:value-type="float" office:value="0.00361873">
                <text:p>0.0036187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4000">
                <text:p>134000</text:p>
              </table:table-cell>
              <table:table-cell office:value-type="float" office:value="0.239796">
                <text:p>0.239796</text:p>
              </table:table-cell>
              <table:table-cell office:value-type="float" office:value="0.0254965">
                <text:p>0.0254965</text:p>
              </table:table-cell>
              <table:table-cell office:value-type="float" office:value="0.00270053">
                <text:p>0.00270053</text:p>
              </table:table-cell>
              <table:table-cell office:value-type="float" office:value="0.00490524">
                <text:p>0.00490524</text:p>
              </table:table-cell>
              <table:table-cell office:value-type="float" office:value="0.00315924">
                <text:p>0.003159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3000">
                <text:p>133000</text:p>
              </table:table-cell>
              <table:table-cell office:value-type="float" office:value="0.258285">
                <text:p>0.258285</text:p>
              </table:table-cell>
              <table:table-cell office:value-type="float" office:value="0.0258183">
                <text:p>0.0258183</text:p>
              </table:table-cell>
              <table:table-cell office:value-type="float" office:value="0.00278856">
                <text:p>0.00278856</text:p>
              </table:table-cell>
              <table:table-cell office:value-type="float" office:value="0.00470945">
                <text:p>0.00470945</text:p>
              </table:table-cell>
              <table:table-cell office:value-type="float" office:value="0.00307042">
                <text:p>0.0030704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2000">
                <text:p>132000</text:p>
              </table:table-cell>
              <table:table-cell office:value-type="float" office:value="0.243437">
                <text:p>0.243437</text:p>
              </table:table-cell>
              <table:table-cell office:value-type="float" office:value="0.0250805">
                <text:p>0.0250805</text:p>
              </table:table-cell>
              <table:table-cell office:value-type="float" office:value="0.00273961">
                <text:p>0.00273961</text:p>
              </table:table-cell>
              <table:table-cell office:value-type="float" office:value="0.0377814">
                <text:p>0.0377814</text:p>
              </table:table-cell>
              <table:table-cell office:value-type="float" office:value="0.0355549">
                <text:p>0.03555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1000">
                <text:p>131000</text:p>
              </table:table-cell>
              <table:table-cell office:value-type="float" office:value="0.224885">
                <text:p>0.224885</text:p>
              </table:table-cell>
              <table:table-cell office:value-type="float" office:value="0.0254448">
                <text:p>0.0254448</text:p>
              </table:table-cell>
              <table:table-cell office:value-type="float" office:value="0.00272303">
                <text:p>0.00272303</text:p>
              </table:table-cell>
              <table:table-cell office:value-type="float" office:value="0.00655967">
                <text:p>0.00655967</text:p>
              </table:table-cell>
              <table:table-cell office:value-type="float" office:value="0.00370834">
                <text:p>0.003708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0000">
                <text:p>130000</text:p>
              </table:table-cell>
              <table:table-cell office:value-type="float" office:value="0.151346">
                <text:p>0.151346</text:p>
              </table:table-cell>
              <table:table-cell office:value-type="float" office:value="0.0244035">
                <text:p>0.0244035</text:p>
              </table:table-cell>
              <table:table-cell office:value-type="float" office:value="0.00272856">
                <text:p>0.00272856</text:p>
              </table:table-cell>
              <table:table-cell office:value-type="float" office:value="0.00634255">
                <text:p>0.00634255</text:p>
              </table:table-cell>
              <table:table-cell office:value-type="float" office:value="0.00355518">
                <text:p>0.003555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9000">
                <text:p>129000</text:p>
              </table:table-cell>
              <table:table-cell office:value-type="float" office:value="0.0900751">
                <text:p>0.0900751</text:p>
              </table:table-cell>
              <table:table-cell office:value-type="float" office:value="0.0243877">
                <text:p>0.0243877</text:p>
              </table:table-cell>
              <table:table-cell office:value-type="float" office:value="0.00272421">
                <text:p>0.00272421</text:p>
              </table:table-cell>
              <table:table-cell office:value-type="float" office:value="0.00659164">
                <text:p>0.00659164</text:p>
              </table:table-cell>
              <table:table-cell office:value-type="float" office:value="0.00344149">
                <text:p>0.003441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000">
                <text:p>128000</text:p>
              </table:table-cell>
              <table:table-cell office:value-type="float" office:value="0.0877808">
                <text:p>0.0877808</text:p>
              </table:table-cell>
              <table:table-cell office:value-type="float" office:value="0.0240754">
                <text:p>0.0240754</text:p>
              </table:table-cell>
              <table:table-cell office:value-type="float" office:value="0.00267329">
                <text:p>0.00267329</text:p>
              </table:table-cell>
              <table:table-cell office:value-type="float" office:value="0.00629676">
                <text:p>0.00629676</text:p>
              </table:table-cell>
              <table:table-cell office:value-type="float" office:value="0.00344701">
                <text:p>0.003447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7000">
                <text:p>127000</text:p>
              </table:table-cell>
              <table:table-cell office:value-type="float" office:value="0.0867667">
                <text:p>0.0867667</text:p>
              </table:table-cell>
              <table:table-cell office:value-type="float" office:value="0.0238196">
                <text:p>0.0238196</text:p>
              </table:table-cell>
              <table:table-cell office:value-type="float" office:value="0.00262395">
                <text:p>0.00262395</text:p>
              </table:table-cell>
              <table:table-cell office:value-type="float" office:value="0.00620873">
                <text:p>0.00620873</text:p>
              </table:table-cell>
              <table:table-cell office:value-type="float" office:value="0.00339214">
                <text:p>0.003392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6000">
                <text:p>126000</text:p>
              </table:table-cell>
              <table:table-cell office:value-type="float" office:value="0.0849634">
                <text:p>0.0849634</text:p>
              </table:table-cell>
              <table:table-cell office:value-type="float" office:value="0.0237758">
                <text:p>0.0237758</text:p>
              </table:table-cell>
              <table:table-cell office:value-type="float" office:value="0.00262908">
                <text:p>0.00262908</text:p>
              </table:table-cell>
              <table:table-cell office:value-type="float" office:value="0.00616175">
                <text:p>0.00616175</text:p>
              </table:table-cell>
              <table:table-cell office:value-type="float" office:value="0.00335583">
                <text:p>0.003355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5000">
                <text:p>125000</text:p>
              </table:table-cell>
              <table:table-cell office:value-type="float" office:value="0.0854608">
                <text:p>0.0854608</text:p>
              </table:table-cell>
              <table:table-cell office:value-type="float" office:value="0.0236743">
                <text:p>0.0236743</text:p>
              </table:table-cell>
              <table:table-cell office:value-type="float" office:value="0.00262434">
                <text:p>0.00262434</text:p>
              </table:table-cell>
              <table:table-cell office:value-type="float" office:value="0.00593911">
                <text:p>0.00593911</text:p>
              </table:table-cell>
              <table:table-cell office:value-type="float" office:value="0.00364755">
                <text:p>0.003647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4000">
                <text:p>124000</text:p>
              </table:table-cell>
              <table:table-cell office:value-type="float" office:value="0.0848553">
                <text:p>0.0848553</text:p>
              </table:table-cell>
              <table:table-cell office:value-type="float" office:value="0.0238942">
                <text:p>0.0238942</text:p>
              </table:table-cell>
              <table:table-cell office:value-type="float" office:value="0.00263026">
                <text:p>0.00263026</text:p>
              </table:table-cell>
              <table:table-cell office:value-type="float" office:value="0.00593674">
                <text:p>0.00593674</text:p>
              </table:table-cell>
              <table:table-cell office:value-type="float" office:value="0.00332385">
                <text:p>0.003323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3000">
                <text:p>123000</text:p>
              </table:table-cell>
              <table:table-cell office:value-type="float" office:value="0.0828472">
                <text:p>0.0828472</text:p>
              </table:table-cell>
              <table:table-cell office:value-type="float" office:value="0.0234663">
                <text:p>0.0234663</text:p>
              </table:table-cell>
              <table:table-cell office:value-type="float" office:value="0.00314463">
                <text:p>0.00314463</text:p>
              </table:table-cell>
              <table:table-cell office:value-type="float" office:value="0.0060232">
                <text:p>0.0060232</text:p>
              </table:table-cell>
              <table:table-cell office:value-type="float" office:value="0.00330648">
                <text:p>0.0033064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2000">
                <text:p>122000</text:p>
              </table:table-cell>
              <table:table-cell office:value-type="float" office:value="0.0838921">
                <text:p>0.0838921</text:p>
              </table:table-cell>
              <table:table-cell office:value-type="float" office:value="0.0228197">
                <text:p>0.0228197</text:p>
              </table:table-cell>
              <table:table-cell office:value-type="float" office:value="0.00278777">
                <text:p>0.00278777</text:p>
              </table:table-cell>
              <table:table-cell office:value-type="float" office:value="0.00584398">
                <text:p>0.00584398</text:p>
              </table:table-cell>
              <table:table-cell office:value-type="float" office:value="0.00330924">
                <text:p>0.003309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1000">
                <text:p>121000</text:p>
              </table:table-cell>
              <table:table-cell office:value-type="float" office:value="0.0838112">
                <text:p>0.0838112</text:p>
              </table:table-cell>
              <table:table-cell office:value-type="float" office:value="0.0224727">
                <text:p>0.0224727</text:p>
              </table:table-cell>
              <table:table-cell office:value-type="float" office:value="0.0026879">
                <text:p>0.0026879</text:p>
              </table:table-cell>
              <table:table-cell office:value-type="float" office:value="0.00583411">
                <text:p>0.00583411</text:p>
              </table:table-cell>
              <table:table-cell office:value-type="float" office:value="0.0033574">
                <text:p>0.00335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0000">
                <text:p>120000</text:p>
              </table:table-cell>
              <table:table-cell office:value-type="float" office:value="0.0809014">
                <text:p>0.0809014</text:p>
              </table:table-cell>
              <table:table-cell office:value-type="float" office:value="0.0222402">
                <text:p>0.0222402</text:p>
              </table:table-cell>
              <table:table-cell office:value-type="float" office:value="0.00266816">
                <text:p>0.00266816</text:p>
              </table:table-cell>
              <table:table-cell office:value-type="float" office:value="0.00566081">
                <text:p>0.00566081</text:p>
              </table:table-cell>
              <table:table-cell office:value-type="float" office:value="0.00338267">
                <text:p>0.003382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19000">
                <text:p>119000</text:p>
              </table:table-cell>
              <table:table-cell office:value-type="float" office:value="0.0805473">
                <text:p>0.0805473</text:p>
              </table:table-cell>
              <table:table-cell office:value-type="float" office:value="0.0223547">
                <text:p>0.0223547</text:p>
              </table:table-cell>
              <table:table-cell office:value-type="float" office:value="0.00264803">
                <text:p>0.00264803</text:p>
              </table:table-cell>
              <table:table-cell office:value-type="float" office:value="0.00566436">
                <text:p>0.00566436</text:p>
              </table:table-cell>
              <table:table-cell office:value-type="float" office:value="0.00323503">
                <text:p>0.003235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18000">
                <text:p>118000</text:p>
              </table:table-cell>
              <table:table-cell office:value-type="float" office:value="0.0801774">
                <text:p>0.0801774</text:p>
              </table:table-cell>
              <table:table-cell office:value-type="float" office:value="0.021635">
                <text:p>0.021635</text:p>
              </table:table-cell>
              <table:table-cell office:value-type="float" office:value="0.00263618">
                <text:p>0.00263618</text:p>
              </table:table-cell>
              <table:table-cell office:value-type="float" office:value="0.00559844">
                <text:p>0.00559844</text:p>
              </table:table-cell>
              <table:table-cell office:value-type="float" office:value="0.00318292">
                <text:p>0.003182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17000">
                <text:p>117000</text:p>
              </table:table-cell>
              <table:table-cell office:value-type="float" office:value="0.0796074">
                <text:p>0.0796074</text:p>
              </table:table-cell>
              <table:table-cell office:value-type="float" office:value="0.0216019">
                <text:p>0.0216019</text:p>
              </table:table-cell>
              <table:table-cell office:value-type="float" office:value="0.00305265">
                <text:p>0.00305265</text:p>
              </table:table-cell>
              <table:table-cell office:value-type="float" office:value="0.00551396">
                <text:p>0.00551396</text:p>
              </table:table-cell>
              <table:table-cell office:value-type="float" office:value="0.00314266">
                <text:p>0.003142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16000">
                <text:p>116000</text:p>
              </table:table-cell>
              <table:table-cell office:value-type="float" office:value="0.078902">
                <text:p>0.078902</text:p>
              </table:table-cell>
              <table:table-cell office:value-type="float" office:value="0.0215537">
                <text:p>0.0215537</text:p>
              </table:table-cell>
              <table:table-cell office:value-type="float" office:value="0.00267921">
                <text:p>0.00267921</text:p>
              </table:table-cell>
              <table:table-cell office:value-type="float" office:value="0.00550567">
                <text:p>0.00550567</text:p>
              </table:table-cell>
              <table:table-cell office:value-type="float" office:value="0.00316121">
                <text:p>0.0031612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5000">
                <text:p>115000</text:p>
              </table:table-cell>
              <table:table-cell office:value-type="float" office:value="0.0774422">
                <text:p>0.0774422</text:p>
              </table:table-cell>
              <table:table-cell office:value-type="float" office:value="0.0219043">
                <text:p>0.0219043</text:p>
              </table:table-cell>
              <table:table-cell office:value-type="float" office:value="0.00275224">
                <text:p>0.00275224</text:p>
              </table:table-cell>
              <table:table-cell office:value-type="float" office:value="0.00569752">
                <text:p>0.00569752</text:p>
              </table:table-cell>
              <table:table-cell office:value-type="float" office:value="0.00326779">
                <text:p>0.003267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14000">
                <text:p>114000</text:p>
              </table:table-cell>
              <table:table-cell office:value-type="float" office:value="0.0788206">
                <text:p>0.0788206</text:p>
              </table:table-cell>
              <table:table-cell office:value-type="float" office:value="0.0212422">
                <text:p>0.0212422</text:p>
              </table:table-cell>
              <table:table-cell office:value-type="float" office:value="0.00267961">
                <text:p>0.00267961</text:p>
              </table:table-cell>
              <table:table-cell office:value-type="float" office:value="0.00543501">
                <text:p>0.00543501</text:p>
              </table:table-cell>
              <table:table-cell office:value-type="float" office:value="0.00309529">
                <text:p>0.003095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3000">
                <text:p>113000</text:p>
              </table:table-cell>
              <table:table-cell office:value-type="float" office:value="0.0764418">
                <text:p>0.0764418</text:p>
              </table:table-cell>
              <table:table-cell office:value-type="float" office:value="0.0212509">
                <text:p>0.0212509</text:p>
              </table:table-cell>
              <table:table-cell office:value-type="float" office:value="0.00262987">
                <text:p>0.00262987</text:p>
              </table:table-cell>
              <table:table-cell office:value-type="float" office:value="0.00539672">
                <text:p>0.00539672</text:p>
              </table:table-cell>
              <table:table-cell office:value-type="float" office:value="0.0031095">
                <text:p>0.003109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12000">
                <text:p>112000</text:p>
              </table:table-cell>
              <table:table-cell office:value-type="float" office:value="0.0765011">
                <text:p>0.0765011</text:p>
              </table:table-cell>
              <table:table-cell office:value-type="float" office:value="0.0208471">
                <text:p>0.0208471</text:p>
              </table:table-cell>
              <table:table-cell office:value-type="float" office:value="0.00267724">
                <text:p>0.00267724</text:p>
              </table:table-cell>
              <table:table-cell office:value-type="float" office:value="0.00588266">
                <text:p>0.00588266</text:p>
              </table:table-cell>
              <table:table-cell office:value-type="float" office:value="0.00308265">
                <text:p>0.003082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11000">
                <text:p>111000</text:p>
              </table:table-cell>
              <table:table-cell office:value-type="float" office:value="0.0754605">
                <text:p>0.0754605</text:p>
              </table:table-cell>
              <table:table-cell office:value-type="float" office:value="0.0202285">
                <text:p>0.0202285</text:p>
              </table:table-cell>
              <table:table-cell office:value-type="float" office:value="0.0031845">
                <text:p>0.0031845</text:p>
              </table:table-cell>
              <table:table-cell office:value-type="float" office:value="0.00526171">
                <text:p>0.00526171</text:p>
              </table:table-cell>
              <table:table-cell office:value-type="float" office:value="0.00303094">
                <text:p>0.003030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0000">
                <text:p>110000</text:p>
              </table:table-cell>
              <table:table-cell office:value-type="float" office:value="0.0743334">
                <text:p>0.0743334</text:p>
              </table:table-cell>
              <table:table-cell office:value-type="float" office:value="0.0195554">
                <text:p>0.0195554</text:p>
              </table:table-cell>
              <table:table-cell office:value-type="float" office:value="0.00278501">
                <text:p>0.00278501</text:p>
              </table:table-cell>
              <table:table-cell office:value-type="float" office:value="0.00521039">
                <text:p>0.00521039</text:p>
              </table:table-cell>
              <table:table-cell office:value-type="float" office:value="0.00309647">
                <text:p>0.003096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9000">
                <text:p>109000</text:p>
              </table:table-cell>
              <table:table-cell office:value-type="float" office:value="0.0757179">
                <text:p>0.0757179</text:p>
              </table:table-cell>
              <table:table-cell office:value-type="float" office:value="0.0196293">
                <text:p>0.0196293</text:p>
              </table:table-cell>
              <table:table-cell office:value-type="float" office:value="0.00269698">
                <text:p>0.00269698</text:p>
              </table:table-cell>
              <table:table-cell office:value-type="float" office:value="0.00526092">
                <text:p>0.00526092</text:p>
              </table:table-cell>
              <table:table-cell office:value-type="float" office:value="0.00296107">
                <text:p>0.002961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8000">
                <text:p>108000</text:p>
              </table:table-cell>
              <table:table-cell office:value-type="float" office:value="0.0724141">
                <text:p>0.0724141</text:p>
              </table:table-cell>
              <table:table-cell office:value-type="float" office:value="0.0195764">
                <text:p>0.0195764</text:p>
              </table:table-cell>
              <table:table-cell office:value-type="float" office:value="0.00264053">
                <text:p>0.00264053</text:p>
              </table:table-cell>
              <table:table-cell office:value-type="float" office:value="0.00521">
                <text:p>0.00521</text:p>
              </table:table-cell>
              <table:table-cell office:value-type="float" office:value="0.0029891">
                <text:p>0.002989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000">
                <text:p>107000</text:p>
              </table:table-cell>
              <table:table-cell office:value-type="float" office:value="0.0728499">
                <text:p>0.0728499</text:p>
              </table:table-cell>
              <table:table-cell office:value-type="float" office:value="0.0195783">
                <text:p>0.0195783</text:p>
              </table:table-cell>
              <table:table-cell office:value-type="float" office:value="0.00261921">
                <text:p>0.00261921</text:p>
              </table:table-cell>
              <table:table-cell office:value-type="float" office:value="0.00513144">
                <text:p>0.00513144</text:p>
              </table:table-cell>
              <table:table-cell office:value-type="float" office:value="0.0029812">
                <text:p>0.00298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6000">
                <text:p>106000</text:p>
              </table:table-cell>
              <table:table-cell office:value-type="float" office:value="0.0717075">
                <text:p>0.0717075</text:p>
              </table:table-cell>
              <table:table-cell office:value-type="float" office:value="0.0187312">
                <text:p>0.0187312</text:p>
              </table:table-cell>
              <table:table-cell office:value-type="float" office:value="0.00260342">
                <text:p>0.00260342</text:p>
              </table:table-cell>
              <table:table-cell office:value-type="float" office:value="0.00508881">
                <text:p>0.00508881</text:p>
              </table:table-cell>
              <table:table-cell office:value-type="float" office:value="0.00294133">
                <text:p>0.002941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5000">
                <text:p>105000</text:p>
              </table:table-cell>
              <table:table-cell office:value-type="float" office:value="0.0713112">
                <text:p>0.0713112</text:p>
              </table:table-cell>
              <table:table-cell office:value-type="float" office:value="0.0188283">
                <text:p>0.0188283</text:p>
              </table:table-cell>
              <table:table-cell office:value-type="float" office:value="0.00296107">
                <text:p>0.00296107</text:p>
              </table:table-cell>
              <table:table-cell office:value-type="float" office:value="0.00500828">
                <text:p>0.00500828</text:p>
              </table:table-cell>
              <table:table-cell office:value-type="float" office:value="0.00293501">
                <text:p>0.002935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4000">
                <text:p>104000</text:p>
              </table:table-cell>
              <table:table-cell office:value-type="float" office:value="0.0691199">
                <text:p>0.0691199</text:p>
              </table:table-cell>
              <table:table-cell office:value-type="float" office:value="0.0192736">
                <text:p>0.0192736</text:p>
              </table:table-cell>
              <table:table-cell office:value-type="float" office:value="0.00262987">
                <text:p>0.00262987</text:p>
              </table:table-cell>
              <table:table-cell office:value-type="float" office:value="0.00502446">
                <text:p>0.00502446</text:p>
              </table:table-cell>
              <table:table-cell office:value-type="float" office:value="0.00294054">
                <text:p>0.0029405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3000">
                <text:p>103000</text:p>
              </table:table-cell>
              <table:table-cell office:value-type="float" office:value="0.0715599">
                <text:p>0.0715599</text:p>
              </table:table-cell>
              <table:table-cell office:value-type="float" office:value="0.018683">
                <text:p>0.018683</text:p>
              </table:table-cell>
              <table:table-cell office:value-type="float" office:value="0.00261487">
                <text:p>0.00261487</text:p>
              </table:table-cell>
              <table:table-cell office:value-type="float" office:value="0.00528224">
                <text:p>0.00528224</text:p>
              </table:table-cell>
              <table:table-cell office:value-type="float" office:value="0.00285527">
                <text:p>0.002855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000">
                <text:p>102000</text:p>
              </table:table-cell>
              <table:table-cell office:value-type="float" office:value="0.0699236">
                <text:p>0.0699236</text:p>
              </table:table-cell>
              <table:table-cell office:value-type="float" office:value="0.0179906">
                <text:p>0.0179906</text:p>
              </table:table-cell>
              <table:table-cell office:value-type="float" office:value="0.00259355">
                <text:p>0.00259355</text:p>
              </table:table-cell>
              <table:table-cell office:value-type="float" office:value="0.00503236">
                <text:p>0.00503236</text:p>
              </table:table-cell>
              <table:table-cell office:value-type="float" office:value="0.0028612">
                <text:p>0.002861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1000">
                <text:p>101000</text:p>
              </table:table-cell>
              <table:table-cell office:value-type="float" office:value="0.0679439">
                <text:p>0.0679439</text:p>
              </table:table-cell>
              <table:table-cell office:value-type="float" office:value="0.0171613">
                <text:p>0.0171613</text:p>
              </table:table-cell>
              <table:table-cell office:value-type="float" office:value="0.00264526">
                <text:p>0.00264526</text:p>
              </table:table-cell>
              <table:table-cell office:value-type="float" office:value="0.00508841">
                <text:p>0.00508841</text:p>
              </table:table-cell>
              <table:table-cell office:value-type="float" office:value="0.00279803">
                <text:p>0.0027980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0000">
                <text:p>100000</text:p>
              </table:table-cell>
              <table:table-cell office:value-type="float" office:value="0.0683829">
                <text:p>0.0683829</text:p>
              </table:table-cell>
              <table:table-cell office:value-type="float" office:value="0.0173172">
                <text:p>0.0173172</text:p>
              </table:table-cell>
              <table:table-cell office:value-type="float" office:value="0.00262908">
                <text:p>0.00262908</text:p>
              </table:table-cell>
              <table:table-cell office:value-type="float" office:value="0.00527197">
                <text:p>0.00527197</text:p>
              </table:table-cell>
              <table:table-cell office:value-type="float" office:value="0.00281856">
                <text:p>0.002818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000">
                <text:p>99000</text:p>
              </table:table-cell>
              <table:table-cell office:value-type="float" office:value="0.0672914">
                <text:p>0.0672914</text:p>
              </table:table-cell>
              <table:table-cell office:value-type="float" office:value="0.0172374">
                <text:p>0.0172374</text:p>
              </table:table-cell>
              <table:table-cell office:value-type="float" office:value="0.00266934">
                <text:p>0.00266934</text:p>
              </table:table-cell>
              <table:table-cell office:value-type="float" office:value="0.00513776">
                <text:p>0.00513776</text:p>
              </table:table-cell>
              <table:table-cell office:value-type="float" office:value="0.0028004">
                <text:p>0.00280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8000">
                <text:p>98000</text:p>
              </table:table-cell>
              <table:table-cell office:value-type="float" office:value="0.0656824">
                <text:p>0.0656824</text:p>
              </table:table-cell>
              <table:table-cell office:value-type="float" office:value="0.0175773">
                <text:p>0.0175773</text:p>
              </table:table-cell>
              <table:table-cell office:value-type="float" office:value="0.00266974">
                <text:p>0.00266974</text:p>
              </table:table-cell>
              <table:table-cell office:value-type="float" office:value="0.00471813">
                <text:p>0.00471813</text:p>
              </table:table-cell>
              <table:table-cell office:value-type="float" office:value="0.00282685">
                <text:p>0.002826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7000">
                <text:p>97000</text:p>
              </table:table-cell>
              <table:table-cell office:value-type="float" office:value="0.0678717">
                <text:p>0.0678717</text:p>
              </table:table-cell>
              <table:table-cell office:value-type="float" office:value="0.0166461">
                <text:p>0.0166461</text:p>
              </table:table-cell>
              <table:table-cell office:value-type="float" office:value="0.00270764">
                <text:p>0.00270764</text:p>
              </table:table-cell>
              <table:table-cell office:value-type="float" office:value="0.00471931">
                <text:p>0.00471931</text:p>
              </table:table-cell>
              <table:table-cell office:value-type="float" office:value="0.00273369">
                <text:p>0.002733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6000">
                <text:p>96000</text:p>
              </table:table-cell>
              <table:table-cell office:value-type="float" office:value="0.0657084">
                <text:p>0.0657084</text:p>
              </table:table-cell>
              <table:table-cell office:value-type="float" office:value="0.0158353">
                <text:p>0.0158353</text:p>
              </table:table-cell>
              <table:table-cell office:value-type="float" office:value="0.00264961">
                <text:p>0.00264961</text:p>
              </table:table-cell>
              <table:table-cell office:value-type="float" office:value="0.00474813">
                <text:p>0.00474813</text:p>
              </table:table-cell>
              <table:table-cell office:value-type="float" office:value="0.0027254">
                <text:p>0.00272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5000">
                <text:p>95000</text:p>
              </table:table-cell>
              <table:table-cell office:value-type="float" office:value="0.0655797">
                <text:p>0.0655797</text:p>
              </table:table-cell>
              <table:table-cell office:value-type="float" office:value="0.0158096">
                <text:p>0.0158096</text:p>
              </table:table-cell>
              <table:table-cell office:value-type="float" office:value="0.00260066">
                <text:p>0.00260066</text:p>
              </table:table-cell>
              <table:table-cell office:value-type="float" office:value="0.00455707">
                <text:p>0.00455707</text:p>
              </table:table-cell>
              <table:table-cell office:value-type="float" office:value="0.00268158">
                <text:p>0.0026815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4000">
                <text:p>94000</text:p>
              </table:table-cell>
              <table:table-cell office:value-type="float" office:value="0.0662188">
                <text:p>0.0662188</text:p>
              </table:table-cell>
              <table:table-cell office:value-type="float" office:value="0.0154808">
                <text:p>0.0154808</text:p>
              </table:table-cell>
              <table:table-cell office:value-type="float" office:value="0.00258842">
                <text:p>0.00258842</text:p>
              </table:table-cell>
              <table:table-cell office:value-type="float" office:value="0.00449312">
                <text:p>0.00449312</text:p>
              </table:table-cell>
              <table:table-cell office:value-type="float" office:value="0.00268513">
                <text:p>0.002685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000">
                <text:p>93000</text:p>
              </table:table-cell>
              <table:table-cell office:value-type="float" office:value="0.0641325">
                <text:p>0.0641325</text:p>
              </table:table-cell>
              <table:table-cell office:value-type="float" office:value="0.0155447">
                <text:p>0.0155447</text:p>
              </table:table-cell>
              <table:table-cell office:value-type="float" office:value="0.00260974">
                <text:p>0.00260974</text:p>
              </table:table-cell>
              <table:table-cell office:value-type="float" office:value="0.00444456">
                <text:p>0.00444456</text:p>
              </table:table-cell>
              <table:table-cell office:value-type="float" office:value="0.00270211">
                <text:p>0.002702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2000">
                <text:p>92000</text:p>
              </table:table-cell>
              <table:table-cell office:value-type="float" office:value="0.0611158">
                <text:p>0.0611158</text:p>
              </table:table-cell>
              <table:table-cell office:value-type="float" office:value="0.015645">
                <text:p>0.015645</text:p>
              </table:table-cell>
              <table:table-cell office:value-type="float" office:value="0.00314621">
                <text:p>0.00314621</text:p>
              </table:table-cell>
              <table:table-cell office:value-type="float" office:value="0.00449983">
                <text:p>0.00449983</text:p>
              </table:table-cell>
              <table:table-cell office:value-type="float" office:value="0.00269658">
                <text:p>0.002696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00">
                <text:p>91000</text:p>
              </table:table-cell>
              <table:table-cell office:value-type="float" office:value="0.0620447">
                <text:p>0.0620447</text:p>
              </table:table-cell>
              <table:table-cell office:value-type="float" office:value="0.0152309">
                <text:p>0.0152309</text:p>
              </table:table-cell>
              <table:table-cell office:value-type="float" office:value="0.00270882">
                <text:p>0.00270882</text:p>
              </table:table-cell>
              <table:table-cell office:value-type="float" office:value="0.00445917">
                <text:p>0.00445917</text:p>
              </table:table-cell>
              <table:table-cell office:value-type="float" office:value="0.00260026">
                <text:p>0.0026002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0000">
                <text:p>90000</text:p>
              </table:table-cell>
              <table:table-cell office:value-type="float" office:value="0.0606232">
                <text:p>0.0606232</text:p>
              </table:table-cell>
              <table:table-cell office:value-type="float" office:value="0.0149976">
                <text:p>0.0149976</text:p>
              </table:table-cell>
              <table:table-cell office:value-type="float" office:value="0.00318332">
                <text:p>0.00318332</text:p>
              </table:table-cell>
              <table:table-cell office:value-type="float" office:value="0.00428508">
                <text:p>0.00428508</text:p>
              </table:table-cell>
              <table:table-cell office:value-type="float" office:value="0.00254421">
                <text:p>0.002544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000">
                <text:p>89000</text:p>
              </table:table-cell>
              <table:table-cell office:value-type="float" office:value="0.060575">
                <text:p>0.060575</text:p>
              </table:table-cell>
              <table:table-cell office:value-type="float" office:value="0.0146392">
                <text:p>0.0146392</text:p>
              </table:table-cell>
              <table:table-cell office:value-type="float" office:value="0.00307278">
                <text:p>0.00307278</text:p>
              </table:table-cell>
              <table:table-cell office:value-type="float" office:value="0.00431824">
                <text:p>0.00431824</text:p>
              </table:table-cell>
              <table:table-cell office:value-type="float" office:value="0.00254776">
                <text:p>0.002547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8000">
                <text:p>88000</text:p>
              </table:table-cell>
              <table:table-cell office:value-type="float" office:value="0.0589565">
                <text:p>0.0589565</text:p>
              </table:table-cell>
              <table:table-cell office:value-type="float" office:value="0.0146597">
                <text:p>0.0146597</text:p>
              </table:table-cell>
              <table:table-cell office:value-type="float" office:value="0.00281461">
                <text:p>0.00281461</text:p>
              </table:table-cell>
              <table:table-cell office:value-type="float" office:value="0.00426495">
                <text:p>0.00426495</text:p>
              </table:table-cell>
              <table:table-cell office:value-type="float" office:value="0.00253315">
                <text:p>0.002533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7000">
                <text:p>87000</text:p>
              </table:table-cell>
              <table:table-cell office:value-type="float" office:value="0.0586202">
                <text:p>0.0586202</text:p>
              </table:table-cell>
              <table:table-cell office:value-type="float" office:value="0.0138631">
                <text:p>0.0138631</text:p>
              </table:table-cell>
              <table:table-cell office:value-type="float" office:value="0.00353347">
                <text:p>0.00353347</text:p>
              </table:table-cell>
              <table:table-cell office:value-type="float" office:value="0.00422626">
                <text:p>0.00422626</text:p>
              </table:table-cell>
              <table:table-cell office:value-type="float" office:value="0.00254223">
                <text:p>0.002542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6000">
                <text:p>86000</text:p>
              </table:table-cell>
              <table:table-cell office:value-type="float" office:value="0.0588278">
                <text:p>0.0588278</text:p>
              </table:table-cell>
              <table:table-cell office:value-type="float" office:value="0.0133803">
                <text:p>0.0133803</text:p>
              </table:table-cell>
              <table:table-cell office:value-type="float" office:value="0.00389269">
                <text:p>0.00389269</text:p>
              </table:table-cell>
              <table:table-cell office:value-type="float" office:value="0.00412007">
                <text:p>0.00412007</text:p>
              </table:table-cell>
              <table:table-cell office:value-type="float" office:value="0.00248065">
                <text:p>0.0024806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5000">
                <text:p>85000</text:p>
              </table:table-cell>
              <table:table-cell office:value-type="float" office:value="0.0576013">
                <text:p>0.0576013</text:p>
              </table:table-cell>
              <table:table-cell office:value-type="float" office:value="0.0130131">
                <text:p>0.0130131</text:p>
              </table:table-cell>
              <table:table-cell office:value-type="float" office:value="0.00335069">
                <text:p>0.00335069</text:p>
              </table:table-cell>
              <table:table-cell office:value-type="float" office:value="0.00409402">
                <text:p>0.00409402</text:p>
              </table:table-cell>
              <table:table-cell office:value-type="float" office:value="0.00254894">
                <text:p>0.0025489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4000">
                <text:p>84000</text:p>
              </table:table-cell>
              <table:table-cell office:value-type="float" office:value="0.0563531">
                <text:p>0.0563531</text:p>
              </table:table-cell>
              <table:table-cell office:value-type="float" office:value="0.0133795">
                <text:p>0.0133795</text:p>
              </table:table-cell>
              <table:table-cell office:value-type="float" office:value="0.00285725">
                <text:p>0.00285725</text:p>
              </table:table-cell>
              <table:table-cell office:value-type="float" office:value="0.00406441">
                <text:p>0.00406441</text:p>
              </table:table-cell>
              <table:table-cell office:value-type="float" office:value="0.00244275">
                <text:p>0.0024427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3000">
                <text:p>83000</text:p>
              </table:table-cell>
              <table:table-cell office:value-type="float" office:value="0.0552608">
                <text:p>0.0552608</text:p>
              </table:table-cell>
              <table:table-cell office:value-type="float" office:value="0.0131095">
                <text:p>0.0131095</text:p>
              </table:table-cell>
              <table:table-cell office:value-type="float" office:value="0.00270211">
                <text:p>0.00270211</text:p>
              </table:table-cell>
              <table:table-cell office:value-type="float" office:value="0.00400717">
                <text:p>0.00400717</text:p>
              </table:table-cell>
              <table:table-cell office:value-type="float" office:value="0.00243999">
                <text:p>0.002439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2000">
                <text:p>82000</text:p>
              </table:table-cell>
              <table:table-cell office:value-type="float" office:value="0.0554684">
                <text:p>0.0554684</text:p>
              </table:table-cell>
              <table:table-cell office:value-type="float" office:value="0.0121297">
                <text:p>0.0121297</text:p>
              </table:table-cell>
              <table:table-cell office:value-type="float" office:value="0.00297804">
                <text:p>0.00297804</text:p>
              </table:table-cell>
              <table:table-cell office:value-type="float" office:value="0.00399652">
                <text:p>0.00399652</text:p>
              </table:table-cell>
              <table:table-cell office:value-type="float" office:value="0.00243052">
                <text:p>0.002430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1000">
                <text:p>81000</text:p>
              </table:table-cell>
              <table:table-cell office:value-type="float" office:value="0.0545557">
                <text:p>0.0545557</text:p>
              </table:table-cell>
              <table:table-cell office:value-type="float" office:value="0.0123661">
                <text:p>0.0123661</text:p>
              </table:table-cell>
              <table:table-cell office:value-type="float" office:value="0.00334951">
                <text:p>0.00334951</text:p>
              </table:table-cell>
              <table:table-cell office:value-type="float" office:value="0.00449628">
                <text:p>0.00449628</text:p>
              </table:table-cell>
              <table:table-cell office:value-type="float" office:value="0.00235828">
                <text:p>0.002358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0000">
                <text:p>80000</text:p>
              </table:table-cell>
              <table:table-cell office:value-type="float" office:value="0.0545329">
                <text:p>0.0545329</text:p>
              </table:table-cell>
              <table:table-cell office:value-type="float" office:value="0.0118743">
                <text:p>0.0118743</text:p>
              </table:table-cell>
              <table:table-cell office:value-type="float" office:value="0.00269974">
                <text:p>0.00269974</text:p>
              </table:table-cell>
              <table:table-cell office:value-type="float" office:value="0.00414771">
                <text:p>0.00414771</text:p>
              </table:table-cell>
              <table:table-cell office:value-type="float" office:value="0.00237288">
                <text:p>0.002372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9000">
                <text:p>79000</text:p>
              </table:table-cell>
              <table:table-cell office:value-type="float" office:value="0.0533936">
                <text:p>0.0533936</text:p>
              </table:table-cell>
              <table:table-cell office:value-type="float" office:value="0.0113007">
                <text:p>0.0113007</text:p>
              </table:table-cell>
              <table:table-cell office:value-type="float" office:value="0.00265197">
                <text:p>0.00265197</text:p>
              </table:table-cell>
              <table:table-cell office:value-type="float" office:value="0.00383111">
                <text:p>0.00383111</text:p>
              </table:table-cell>
              <table:table-cell office:value-type="float" office:value="0.00235709">
                <text:p>0.002357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8000">
                <text:p>78000</text:p>
              </table:table-cell>
              <table:table-cell office:value-type="float" office:value="0.0532795">
                <text:p>0.0532795</text:p>
              </table:table-cell>
              <table:table-cell office:value-type="float" office:value="0.0120689">
                <text:p>0.0120689</text:p>
              </table:table-cell>
              <table:table-cell office:value-type="float" office:value="0.00257815">
                <text:p>0.00257815</text:p>
              </table:table-cell>
              <table:table-cell office:value-type="float" office:value="0.00375058">
                <text:p>0.00375058</text:p>
              </table:table-cell>
              <table:table-cell office:value-type="float" office:value="0.00230577">
                <text:p>0.0023057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7000">
                <text:p>77000</text:p>
              </table:table-cell>
              <table:table-cell office:value-type="float" office:value="0.051614">
                <text:p>0.051614</text:p>
              </table:table-cell>
              <table:table-cell office:value-type="float" office:value="0.012948">
                <text:p>0.012948</text:p>
              </table:table-cell>
              <table:table-cell office:value-type="float" office:value="0.00254776">
                <text:p>0.00254776</text:p>
              </table:table-cell>
              <table:table-cell office:value-type="float" office:value="0.00373045">
                <text:p>0.00373045</text:p>
              </table:table-cell>
              <table:table-cell office:value-type="float" office:value="0.0023038">
                <text:p>0.002303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000">
                <text:p>76000</text:p>
              </table:table-cell>
              <table:table-cell office:value-type="float" office:value="0.0517822">
                <text:p>0.0517822</text:p>
              </table:table-cell>
              <table:table-cell office:value-type="float" office:value="0.0113224">
                <text:p>0.0113224</text:p>
              </table:table-cell>
              <table:table-cell office:value-type="float" office:value="0.00325161">
                <text:p>0.00325161</text:p>
              </table:table-cell>
              <table:table-cell office:value-type="float" office:value="0.00373519">
                <text:p>0.00373519</text:p>
              </table:table-cell>
              <table:table-cell office:value-type="float" office:value="0.00227301">
                <text:p>0.0022730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75000">
                <text:p>75000</text:p>
              </table:table-cell>
              <table:table-cell office:value-type="float" office:value="0.0532069">
                <text:p>0.0532069</text:p>
              </table:table-cell>
              <table:table-cell office:value-type="float" office:value="0.0105364">
                <text:p>0.0105364</text:p>
              </table:table-cell>
              <table:table-cell office:value-type="float" office:value="0.00267487">
                <text:p>0.00267487</text:p>
              </table:table-cell>
              <table:table-cell office:value-type="float" office:value="0.00364518">
                <text:p>0.00364518</text:p>
              </table:table-cell>
              <table:table-cell office:value-type="float" office:value="0.00225959">
                <text:p>0.0022595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74000">
                <text:p>74000</text:p>
              </table:table-cell>
              <table:table-cell office:value-type="float" office:value="0.0506437">
                <text:p>0.0506437</text:p>
              </table:table-cell>
              <table:table-cell office:value-type="float" office:value="0.0108246">
                <text:p>0.0108246</text:p>
              </table:table-cell>
              <table:table-cell office:value-type="float" office:value="0.0025971">
                <text:p>0.0025971</text:p>
              </table:table-cell>
              <table:table-cell office:value-type="float" office:value="0.00358794">
                <text:p>0.00358794</text:p>
              </table:table-cell>
              <table:table-cell office:value-type="float" office:value="0.00220985">
                <text:p>0.002209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73000">
                <text:p>73000</text:p>
              </table:table-cell>
              <table:table-cell office:value-type="float" office:value="0.0488294">
                <text:p>0.0488294</text:p>
              </table:table-cell>
              <table:table-cell office:value-type="float" office:value="0.0100296">
                <text:p>0.0100296</text:p>
              </table:table-cell>
              <table:table-cell office:value-type="float" office:value="0.00257539">
                <text:p>0.00257539</text:p>
              </table:table-cell>
              <table:table-cell office:value-type="float" office:value="0.00355715">
                <text:p>0.00355715</text:p>
              </table:table-cell>
              <table:table-cell office:value-type="float" office:value="0.00222643">
                <text:p>0.002226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2000">
                <text:p>72000</text:p>
              </table:table-cell>
              <table:table-cell office:value-type="float" office:value="0.0484662">
                <text:p>0.0484662</text:p>
              </table:table-cell>
              <table:table-cell office:value-type="float" office:value="0.00987523">
                <text:p>0.00987523</text:p>
              </table:table-cell>
              <table:table-cell office:value-type="float" office:value="0.00255368">
                <text:p>0.00255368</text:p>
              </table:table-cell>
              <table:table-cell office:value-type="float" office:value="0.00353426">
                <text:p>0.00353426</text:p>
              </table:table-cell>
              <table:table-cell office:value-type="float" office:value="0.00222169">
                <text:p>0.002221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1000">
                <text:p>71000</text:p>
              </table:table-cell>
              <table:table-cell office:value-type="float" office:value="0.0484047">
                <text:p>0.0484047</text:p>
              </table:table-cell>
              <table:table-cell office:value-type="float" office:value="0.00995615">
                <text:p>0.00995615</text:p>
              </table:table-cell>
              <table:table-cell office:value-type="float" office:value="0.00254934">
                <text:p>0.00254934</text:p>
              </table:table-cell>
              <table:table-cell office:value-type="float" office:value="0.00355557">
                <text:p>0.00355557</text:p>
              </table:table-cell>
              <table:table-cell office:value-type="float" office:value="0.00217037">
                <text:p>0.002170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70000">
                <text:p>70000</text:p>
              </table:table-cell>
              <table:table-cell office:value-type="float" office:value="0.0473179">
                <text:p>0.0473179</text:p>
              </table:table-cell>
              <table:table-cell office:value-type="float" office:value="0.00922862">
                <text:p>0.00922862</text:p>
              </table:table-cell>
              <table:table-cell office:value-type="float" office:value="0.0032445">
                <text:p>0.0032445</text:p>
              </table:table-cell>
              <table:table-cell office:value-type="float" office:value="0.00343636">
                <text:p>0.00343636</text:p>
              </table:table-cell>
              <table:table-cell office:value-type="float" office:value="0.0021684">
                <text:p>0.002168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9000">
                <text:p>69000</text:p>
              </table:table-cell>
              <table:table-cell office:value-type="float" office:value="0.0462607">
                <text:p>0.0462607</text:p>
              </table:table-cell>
              <table:table-cell office:value-type="float" office:value="0.00961074">
                <text:p>0.00961074</text:p>
              </table:table-cell>
              <table:table-cell office:value-type="float" office:value="0.00268592">
                <text:p>0.00268592</text:p>
              </table:table-cell>
              <table:table-cell office:value-type="float" office:value="0.00339964">
                <text:p>0.00339964</text:p>
              </table:table-cell>
              <table:table-cell office:value-type="float" office:value="0.00224656">
                <text:p>0.002246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8000">
                <text:p>68000</text:p>
              </table:table-cell>
              <table:table-cell office:value-type="float" office:value="0.0459508">
                <text:p>0.0459508</text:p>
              </table:table-cell>
              <table:table-cell office:value-type="float" office:value="0.00892702">
                <text:p>0.00892702</text:p>
              </table:table-cell>
              <table:table-cell office:value-type="float" office:value="0.00261605">
                <text:p>0.00261605</text:p>
              </table:table-cell>
              <table:table-cell office:value-type="float" office:value="0.00336846">
                <text:p>0.00336846</text:p>
              </table:table-cell>
              <table:table-cell office:value-type="float" office:value="0.0022059">
                <text:p>0.00220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7000">
                <text:p>67000</text:p>
              </table:table-cell>
              <table:table-cell office:value-type="float" office:value="0.0455525">
                <text:p>0.0455525</text:p>
              </table:table-cell>
              <table:table-cell office:value-type="float" office:value="0.00915598">
                <text:p>0.00915598</text:p>
              </table:table-cell>
              <table:table-cell office:value-type="float" office:value="0.00256986">
                <text:p>0.00256986</text:p>
              </table:table-cell>
              <table:table-cell office:value-type="float" office:value="0.00330648">
                <text:p>0.00330648</text:p>
              </table:table-cell>
              <table:table-cell office:value-type="float" office:value="0.00212932">
                <text:p>0.0021293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6000">
                <text:p>66000</text:p>
              </table:table-cell>
              <table:table-cell office:value-type="float" office:value="0.0442131">
                <text:p>0.0442131</text:p>
              </table:table-cell>
              <table:table-cell office:value-type="float" office:value="0.00851135">
                <text:p>0.00851135</text:p>
              </table:table-cell>
              <table:table-cell office:value-type="float" office:value="0.00254026">
                <text:p>0.00254026</text:p>
              </table:table-cell>
              <table:table-cell office:value-type="float" office:value="0.00362347">
                <text:p>0.00362347</text:p>
              </table:table-cell>
              <table:table-cell office:value-type="float" office:value="0.00213405">
                <text:p>0.002134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5000">
                <text:p>65000</text:p>
              </table:table-cell>
              <table:table-cell office:value-type="float" office:value="0.0447093">
                <text:p>0.0447093</text:p>
              </table:table-cell>
              <table:table-cell office:value-type="float" office:value="0.00878965">
                <text:p>0.00878965</text:p>
              </table:table-cell>
              <table:table-cell office:value-type="float" office:value="0.00255605">
                <text:p>0.00255605</text:p>
              </table:table-cell>
              <table:table-cell office:value-type="float" office:value="0.00321213">
                <text:p>0.00321213</text:p>
              </table:table-cell>
              <table:table-cell office:value-type="float" office:value="0.00203379">
                <text:p>0.0020337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4000">
                <text:p>64000</text:p>
              </table:table-cell>
              <table:table-cell office:value-type="float" office:value="0.043381">
                <text:p>0.043381</text:p>
              </table:table-cell>
              <table:table-cell office:value-type="float" office:value="0.00821449">
                <text:p>0.00821449</text:p>
              </table:table-cell>
              <table:table-cell office:value-type="float" office:value="0.00257342">
                <text:p>0.00257342</text:p>
              </table:table-cell>
              <table:table-cell office:value-type="float" office:value="0.00316832">
                <text:p>0.00316832</text:p>
              </table:table-cell>
              <table:table-cell office:value-type="float" office:value="0.00255289">
                <text:p>0.002552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3000">
                <text:p>63000</text:p>
              </table:table-cell>
              <table:table-cell office:value-type="float" office:value="0.0426302">
                <text:p>0.0426302</text:p>
              </table:table-cell>
              <table:table-cell office:value-type="float" office:value="0.00831318">
                <text:p>0.00831318</text:p>
              </table:table-cell>
              <table:table-cell office:value-type="float" office:value="0.00306094">
                <text:p>0.00306094</text:p>
              </table:table-cell>
              <table:table-cell office:value-type="float" office:value="0.00311581">
                <text:p>0.00311581</text:p>
              </table:table-cell>
              <table:table-cell office:value-type="float" office:value="0.00266145">
                <text:p>0.0026614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000">
                <text:p>62000</text:p>
              </table:table-cell>
              <table:table-cell office:value-type="float" office:value="0.0415272">
                <text:p>0.0415272</text:p>
              </table:table-cell>
              <table:table-cell office:value-type="float" office:value="0.00783908">
                <text:p>0.00783908</text:p>
              </table:table-cell>
              <table:table-cell office:value-type="float" office:value="0.00265869">
                <text:p>0.00265869</text:p>
              </table:table-cell>
              <table:table-cell office:value-type="float" office:value="0.00305384">
                <text:p>0.00305384</text:p>
              </table:table-cell>
              <table:table-cell office:value-type="float" office:value="0.00247868">
                <text:p>0.002478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000">
                <text:p>61000</text:p>
              </table:table-cell>
              <table:table-cell office:value-type="float" office:value="0.0418647">
                <text:p>0.0418647</text:p>
              </table:table-cell>
              <table:table-cell office:value-type="float" office:value="0.00795434">
                <text:p>0.00795434</text:p>
              </table:table-cell>
              <table:table-cell office:value-type="float" office:value="0.00260579">
                <text:p>0.00260579</text:p>
              </table:table-cell>
              <table:table-cell office:value-type="float" office:value="0.00306686">
                <text:p>0.00306686</text:p>
              </table:table-cell>
              <table:table-cell office:value-type="float" office:value="0.00232867">
                <text:p>0.002328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0000">
                <text:p>60000</text:p>
              </table:table-cell>
              <table:table-cell office:value-type="float" office:value="0.0400931">
                <text:p>0.0400931</text:p>
              </table:table-cell>
              <table:table-cell office:value-type="float" office:value="0.00764249">
                <text:p>0.00764249</text:p>
              </table:table-cell>
              <table:table-cell office:value-type="float" office:value="0.00256">
                <text:p>0.00256</text:p>
              </table:table-cell>
              <table:table-cell office:value-type="float" office:value="0.00300962">
                <text:p>0.00300962</text:p>
              </table:table-cell>
              <table:table-cell office:value-type="float" office:value="0.00200102">
                <text:p>0.002001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9000">
                <text:p>59000</text:p>
              </table:table-cell>
              <table:table-cell office:value-type="float" office:value="0.0398546">
                <text:p>0.0398546</text:p>
              </table:table-cell>
              <table:table-cell office:value-type="float" office:value="0.00764841">
                <text:p>0.00764841</text:p>
              </table:table-cell>
              <table:table-cell office:value-type="float" office:value="0.00253907">
                <text:p>0.00253907</text:p>
              </table:table-cell>
              <table:table-cell office:value-type="float" office:value="0.00290738">
                <text:p>0.00290738</text:p>
              </table:table-cell>
              <table:table-cell office:value-type="float" office:value="0.00207839">
                <text:p>0.0020783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8000">
                <text:p>58000</text:p>
              </table:table-cell>
              <table:table-cell office:value-type="float" office:value="0.0385038">
                <text:p>0.0385038</text:p>
              </table:table-cell>
              <table:table-cell office:value-type="float" office:value="0.00716325">
                <text:p>0.00716325</text:p>
              </table:table-cell>
              <table:table-cell office:value-type="float" office:value="0.0025067">
                <text:p>0.0025067</text:p>
              </table:table-cell>
              <table:table-cell office:value-type="float" office:value="0.0028612">
                <text:p>0.0028612</text:p>
              </table:table-cell>
              <table:table-cell office:value-type="float" office:value="0.00200457">
                <text:p>0.002004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000">
                <text:p>57000</text:p>
              </table:table-cell>
              <table:table-cell office:value-type="float" office:value="0.0389526">
                <text:p>0.0389526</text:p>
              </table:table-cell>
              <table:table-cell office:value-type="float" office:value="0.00736024">
                <text:p>0.00736024</text:p>
              </table:table-cell>
              <table:table-cell office:value-type="float" office:value="0.00328477">
                <text:p>0.00328477</text:p>
              </table:table-cell>
              <table:table-cell office:value-type="float" office:value="0.00286198">
                <text:p>0.00286198</text:p>
              </table:table-cell>
              <table:table-cell office:value-type="float" office:value="0.00236735">
                <text:p>0.002367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6000">
                <text:p>56000</text:p>
              </table:table-cell>
              <table:table-cell office:value-type="float" office:value="0.0375366">
                <text:p>0.0375366</text:p>
              </table:table-cell>
              <table:table-cell office:value-type="float" office:value="0.00689245">
                <text:p>0.00689245</text:p>
              </table:table-cell>
              <table:table-cell office:value-type="float" office:value="0.00263184">
                <text:p>0.00263184</text:p>
              </table:table-cell>
              <table:table-cell office:value-type="float" office:value="0.00281975">
                <text:p>0.00281975</text:p>
              </table:table-cell>
              <table:table-cell office:value-type="float" office:value="0.00199392">
                <text:p>0.001993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5000">
                <text:p>55000</text:p>
              </table:table-cell>
              <table:table-cell office:value-type="float" office:value="0.0364968">
                <text:p>0.0364968</text:p>
              </table:table-cell>
              <table:table-cell office:value-type="float" office:value="0.0069714">
                <text:p>0.0069714</text:p>
              </table:table-cell>
              <table:table-cell office:value-type="float" office:value="0.00255684">
                <text:p>0.00255684</text:p>
              </table:table-cell>
              <table:table-cell office:value-type="float" office:value="0.00297054">
                <text:p>0.00297054</text:p>
              </table:table-cell>
              <table:table-cell office:value-type="float" office:value="0.00192523">
                <text:p>0.001925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4000">
                <text:p>54000</text:p>
              </table:table-cell>
              <table:table-cell office:value-type="float" office:value="0.0356856">
                <text:p>0.0356856</text:p>
              </table:table-cell>
              <table:table-cell office:value-type="float" office:value="0.00702943">
                <text:p>0.00702943</text:p>
              </table:table-cell>
              <table:table-cell office:value-type="float" office:value="0.00255368">
                <text:p>0.00255368</text:p>
              </table:table-cell>
              <table:table-cell office:value-type="float" office:value="0.00276251">
                <text:p>0.00276251</text:p>
              </table:table-cell>
              <table:table-cell office:value-type="float" office:value="0.00181509">
                <text:p>0.001815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3000">
                <text:p>53000</text:p>
              </table:table-cell>
              <table:table-cell office:value-type="float" office:value="0.0352403">
                <text:p>0.0352403</text:p>
              </table:table-cell>
              <table:table-cell office:value-type="float" office:value="0.00638361">
                <text:p>0.00638361</text:p>
              </table:table-cell>
              <table:table-cell office:value-type="float" office:value="0.00253868">
                <text:p>0.00253868</text:p>
              </table:table-cell>
              <table:table-cell office:value-type="float" office:value="0.00262592">
                <text:p>0.00262592</text:p>
              </table:table-cell>
              <table:table-cell office:value-type="float" office:value="0.00175825">
                <text:p>0.001758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2000">
                <text:p>52000</text:p>
              </table:table-cell>
              <table:table-cell office:value-type="float" office:value="0.0345069">
                <text:p>0.0345069</text:p>
              </table:table-cell>
              <table:table-cell office:value-type="float" office:value="0.00631887">
                <text:p>0.00631887</text:p>
              </table:table-cell>
              <table:table-cell office:value-type="float" office:value="0.00250907">
                <text:p>0.00250907</text:p>
              </table:table-cell>
              <table:table-cell office:value-type="float" office:value="0.0025521">
                <text:p>0.0025521</text:p>
              </table:table-cell>
              <table:table-cell office:value-type="float" office:value="0.00172193">
                <text:p>0.001721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1000">
                <text:p>51000</text:p>
              </table:table-cell>
              <table:table-cell office:value-type="float" office:value="0.0352064">
                <text:p>0.0352064</text:p>
              </table:table-cell>
              <table:table-cell office:value-type="float" office:value="0.00601806">
                <text:p>0.00601806</text:p>
              </table:table-cell>
              <table:table-cell office:value-type="float" office:value="0.00270211">
                <text:p>0.00270211</text:p>
              </table:table-cell>
              <table:table-cell office:value-type="float" office:value="0.00255565">
                <text:p>0.00255565</text:p>
              </table:table-cell>
              <table:table-cell office:value-type="float" office:value="0.0017393">
                <text:p>0.001739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0000">
                <text:p>50000</text:p>
              </table:table-cell>
              <table:table-cell office:value-type="float" office:value="0.0342064">
                <text:p>0.0342064</text:p>
              </table:table-cell>
              <table:table-cell office:value-type="float" office:value="0.00593714">
                <text:p>0.00593714</text:p>
              </table:table-cell>
              <table:table-cell office:value-type="float" office:value="0.00298396">
                <text:p>0.00298396</text:p>
              </table:table-cell>
              <table:table-cell office:value-type="float" office:value="0.00252249">
                <text:p>0.00252249</text:p>
              </table:table-cell>
              <table:table-cell office:value-type="float" office:value="0.00169114">
                <text:p>0.0016911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000">
                <text:p>49000</text:p>
              </table:table-cell>
              <table:table-cell office:value-type="float" office:value="0.0326468">
                <text:p>0.0326468</text:p>
              </table:table-cell>
              <table:table-cell office:value-type="float" office:value="0.00595017">
                <text:p>0.00595017</text:p>
              </table:table-cell>
              <table:table-cell office:value-type="float" office:value="0.00260302">
                <text:p>0.00260302</text:p>
              </table:table-cell>
              <table:table-cell office:value-type="float" office:value="0.00305068">
                <text:p>0.00305068</text:p>
              </table:table-cell>
              <table:table-cell office:value-type="float" office:value="0.00170022">
                <text:p>0.0017002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8000">
                <text:p>48000</text:p>
              </table:table-cell>
              <table:table-cell office:value-type="float" office:value="0.0316074">
                <text:p>0.0316074</text:p>
              </table:table-cell>
              <table:table-cell office:value-type="float" office:value="0.00551435">
                <text:p>0.00551435</text:p>
              </table:table-cell>
              <table:table-cell office:value-type="float" office:value="0.0025446">
                <text:p>0.0025446</text:p>
              </table:table-cell>
              <table:table-cell office:value-type="float" office:value="0.00243683">
                <text:p>0.00243683</text:p>
              </table:table-cell>
              <table:table-cell office:value-type="float" office:value="0.00184391">
                <text:p>0.001843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000">
                <text:p>47000</text:p>
              </table:table-cell>
              <table:table-cell office:value-type="float" office:value="0.0315257">
                <text:p>0.0315257</text:p>
              </table:table-cell>
              <table:table-cell office:value-type="float" office:value="0.00542514">
                <text:p>0.00542514</text:p>
              </table:table-cell>
              <table:table-cell office:value-type="float" office:value="0.00254026">
                <text:p>0.00254026</text:p>
              </table:table-cell>
              <table:table-cell office:value-type="float" office:value="0.00236499">
                <text:p>0.00236499</text:p>
              </table:table-cell>
              <table:table-cell office:value-type="float" office:value="0.00204444">
                <text:p>0.002044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6000">
                <text:p>46000</text:p>
              </table:table-cell>
              <table:table-cell office:value-type="float" office:value="0.0305936">
                <text:p>0.0305936</text:p>
              </table:table-cell>
              <table:table-cell office:value-type="float" office:value="0.0055183">
                <text:p>0.0055183</text:p>
              </table:table-cell>
              <table:table-cell office:value-type="float" office:value="0.00261092">
                <text:p>0.00261092</text:p>
              </table:table-cell>
              <table:table-cell office:value-type="float" office:value="0.00234288">
                <text:p>0.00234288</text:p>
              </table:table-cell>
              <table:table-cell office:value-type="float" office:value="0.00202115">
                <text:p>0.002021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000">
                <text:p>45000</text:p>
              </table:table-cell>
              <table:table-cell office:value-type="float" office:value="0.0300769">
                <text:p>0.0300769</text:p>
              </table:table-cell>
              <table:table-cell office:value-type="float" office:value="0.00517447">
                <text:p>0.00517447</text:p>
              </table:table-cell>
              <table:table-cell office:value-type="float" office:value="0.00288133">
                <text:p>0.00288133</text:p>
              </table:table-cell>
              <table:table-cell office:value-type="float" office:value="0.00235314">
                <text:p>0.00235314</text:p>
              </table:table-cell>
              <table:table-cell office:value-type="float" office:value="0.0018143">
                <text:p>0.00181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4000">
                <text:p>44000</text:p>
              </table:table-cell>
              <table:table-cell office:value-type="float" office:value="0.0305711">
                <text:p>0.0305711</text:p>
              </table:table-cell>
              <table:table-cell office:value-type="float" office:value="0.00493959">
                <text:p>0.00493959</text:p>
              </table:table-cell>
              <table:table-cell office:value-type="float" office:value="0.00255644">
                <text:p>0.00255644</text:p>
              </table:table-cell>
              <table:table-cell office:value-type="float" office:value="0.00231683">
                <text:p>0.00231683</text:p>
              </table:table-cell>
              <table:table-cell office:value-type="float" office:value="0.00243841">
                <text:p>0.002438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000">
                <text:p>43000</text:p>
              </table:table-cell>
              <table:table-cell office:value-type="float" office:value="0.0282886">
                <text:p>0.0282886</text:p>
              </table:table-cell>
              <table:table-cell office:value-type="float" office:value="0.00483419">
                <text:p>0.00483419</text:p>
              </table:table-cell>
              <table:table-cell office:value-type="float" office:value="0.0025142">
                <text:p>0.0025142</text:p>
              </table:table-cell>
              <table:table-cell office:value-type="float" office:value="0.00225011">
                <text:p>0.00225011</text:p>
              </table:table-cell>
              <table:table-cell office:value-type="float" office:value="0.00159008">
                <text:p>0.001590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000">
                <text:p>42000</text:p>
              </table:table-cell>
              <table:table-cell office:value-type="float" office:value="0.0281821">
                <text:p>0.0281821</text:p>
              </table:table-cell>
              <table:table-cell office:value-type="float" office:value="0.00457404">
                <text:p>0.00457404</text:p>
              </table:table-cell>
              <table:table-cell office:value-type="float" office:value="0.00251776">
                <text:p>0.00251776</text:p>
              </table:table-cell>
              <table:table-cell office:value-type="float" office:value="0.00221419">
                <text:p>0.00221419</text:p>
              </table:table-cell>
              <table:table-cell office:value-type="float" office:value="0.00150402">
                <text:p>0.001504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000">
                <text:p>41000</text:p>
              </table:table-cell>
              <table:table-cell office:value-type="float" office:value="0.0274877">
                <text:p>0.0274877</text:p>
              </table:table-cell>
              <table:table-cell office:value-type="float" office:value="0.00444812">
                <text:p>0.00444812</text:p>
              </table:table-cell>
              <table:table-cell office:value-type="float" office:value="0.00248618">
                <text:p>0.00248618</text:p>
              </table:table-cell>
              <table:table-cell office:value-type="float" office:value="0.00216524">
                <text:p>0.00216524</text:p>
              </table:table-cell>
              <table:table-cell office:value-type="float" office:value="0.00147994">
                <text:p>0.001479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000">
                <text:p>40000</text:p>
              </table:table-cell>
              <table:table-cell office:value-type="float" office:value="0.0253726">
                <text:p>0.0253726</text:p>
              </table:table-cell>
              <table:table-cell office:value-type="float" office:value="0.00425626">
                <text:p>0.00425626</text:p>
              </table:table-cell>
              <table:table-cell office:value-type="float" office:value="0.00248104">
                <text:p>0.00248104</text:p>
              </table:table-cell>
              <table:table-cell office:value-type="float" office:value="0.00205431">
                <text:p>0.00205431</text:p>
              </table:table-cell>
              <table:table-cell office:value-type="float" office:value="0.00148981">
                <text:p>0.0014898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9000">
                <text:p>39000</text:p>
              </table:table-cell>
              <table:table-cell office:value-type="float" office:value="0.0250994">
                <text:p>0.0250994</text:p>
              </table:table-cell>
              <table:table-cell office:value-type="float" office:value="0.0040427">
                <text:p>0.0040427</text:p>
              </table:table-cell>
              <table:table-cell office:value-type="float" office:value="0.00245223">
                <text:p>0.00245223</text:p>
              </table:table-cell>
              <table:table-cell office:value-type="float" office:value="0.00198405">
                <text:p>0.00198405</text:p>
              </table:table-cell>
              <table:table-cell office:value-type="float" office:value="0.00146257">
                <text:p>0.001462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8000">
                <text:p>38000</text:p>
              </table:table-cell>
              <table:table-cell office:value-type="float" office:value="0.0247552">
                <text:p>0.0247552</text:p>
              </table:table-cell>
              <table:table-cell office:value-type="float" office:value="0.00394599">
                <text:p>0.00394599</text:p>
              </table:table-cell>
              <table:table-cell office:value-type="float" office:value="0.00254973">
                <text:p>0.00254973</text:p>
              </table:table-cell>
              <table:table-cell office:value-type="float" office:value="0.00197931">
                <text:p>0.00197931</text:p>
              </table:table-cell>
              <table:table-cell office:value-type="float" office:value="0.00151784">
                <text:p>0.001517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7000">
                <text:p>37000</text:p>
              </table:table-cell>
              <table:table-cell office:value-type="float" office:value="0.0247295">
                <text:p>0.0247295</text:p>
              </table:table-cell>
              <table:table-cell office:value-type="float" office:value="0.00375019">
                <text:p>0.00375019</text:p>
              </table:table-cell>
              <table:table-cell office:value-type="float" office:value="0.00254894">
                <text:p>0.00254894</text:p>
              </table:table-cell>
              <table:table-cell office:value-type="float" office:value="0.00191812">
                <text:p>0.00191812</text:p>
              </table:table-cell>
              <table:table-cell office:value-type="float" office:value="0.00143415">
                <text:p>0.001434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6000">
                <text:p>36000</text:p>
              </table:table-cell>
              <table:table-cell office:value-type="float" office:value="0.0229069">
                <text:p>0.0229069</text:p>
              </table:table-cell>
              <table:table-cell office:value-type="float" office:value="0.00358202">
                <text:p>0.00358202</text:p>
              </table:table-cell>
              <table:table-cell office:value-type="float" office:value="0.0025142">
                <text:p>0.0025142</text:p>
              </table:table-cell>
              <table:table-cell office:value-type="float" office:value="0.00187707">
                <text:p>0.00187707</text:p>
              </table:table-cell>
              <table:table-cell office:value-type="float" office:value="0.00139625">
                <text:p>0.001396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000">
                <text:p>35000</text:p>
              </table:table-cell>
              <table:table-cell office:value-type="float" office:value="0.0222493">
                <text:p>0.0222493</text:p>
              </table:table-cell>
              <table:table-cell office:value-type="float" office:value="0.00346833">
                <text:p>0.00346833</text:p>
              </table:table-cell>
              <table:table-cell office:value-type="float" office:value="0.00247591">
                <text:p>0.00247591</text:p>
              </table:table-cell>
              <table:table-cell office:value-type="float" office:value="0.00183522">
                <text:p>0.00183522</text:p>
              </table:table-cell>
              <table:table-cell office:value-type="float" office:value="0.00138046">
                <text:p>0.001380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4000">
                <text:p>34000</text:p>
              </table:table-cell>
              <table:table-cell office:value-type="float" office:value="0.0213508">
                <text:p>0.0213508</text:p>
              </table:table-cell>
              <table:table-cell office:value-type="float" office:value="0.00317503">
                <text:p>0.00317503</text:p>
              </table:table-cell>
              <table:table-cell office:value-type="float" office:value="0.00244433">
                <text:p>0.00244433</text:p>
              </table:table-cell>
              <table:table-cell office:value-type="float" office:value="0.0017993">
                <text:p>0.0017993</text:p>
              </table:table-cell>
              <table:table-cell office:value-type="float" office:value="0.00135441">
                <text:p>0.0013544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000">
                <text:p>33000</text:p>
              </table:table-cell>
              <table:table-cell office:value-type="float" office:value="0.0208984">
                <text:p>0.0208984</text:p>
              </table:table-cell>
              <table:table-cell office:value-type="float" office:value="0.00312529">
                <text:p>0.00312529</text:p>
              </table:table-cell>
              <table:table-cell office:value-type="float" office:value="0.00254263">
                <text:p>0.00254263</text:p>
              </table:table-cell>
              <table:table-cell office:value-type="float" office:value="0.00638795">
                <text:p>0.00638795</text:p>
              </table:table-cell>
              <table:table-cell office:value-type="float" office:value="0.00566594">
                <text:p>0.0056659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000">
                <text:p>32000</text:p>
              </table:table-cell>
              <table:table-cell office:value-type="float" office:value="0.0197505">
                <text:p>0.0197505</text:p>
              </table:table-cell>
              <table:table-cell office:value-type="float" office:value="0.00302857">
                <text:p>0.00302857</text:p>
              </table:table-cell>
              <table:table-cell office:value-type="float" office:value="0.00275737">
                <text:p>0.00275737</text:p>
              </table:table-cell>
              <table:table-cell office:value-type="float" office:value="0.00200892">
                <text:p>0.00200892</text:p>
              </table:table-cell>
              <table:table-cell office:value-type="float" office:value="0.00124427">
                <text:p>0.001244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00">
                <text:p>31000</text:p>
              </table:table-cell>
              <table:table-cell office:value-type="float" office:value="0.0191295">
                <text:p>0.0191295</text:p>
              </table:table-cell>
              <table:table-cell office:value-type="float" office:value="0.00311739">
                <text:p>0.00311739</text:p>
              </table:table-cell>
              <table:table-cell office:value-type="float" office:value="0.00313239">
                <text:p>0.00313239</text:p>
              </table:table-cell>
              <table:table-cell office:value-type="float" office:value="0.00204129">
                <text:p>0.00204129</text:p>
              </table:table-cell>
              <table:table-cell office:value-type="float" office:value="0.00125927">
                <text:p>0.001259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0000">
                <text:p>30000</text:p>
              </table:table-cell>
              <table:table-cell office:value-type="float" office:value="0.0194836">
                <text:p>0.0194836</text:p>
              </table:table-cell>
              <table:table-cell office:value-type="float" office:value="0.00311463">
                <text:p>0.00311463</text:p>
              </table:table-cell>
              <table:table-cell office:value-type="float" office:value="0.00259355">
                <text:p>0.00259355</text:p>
              </table:table-cell>
              <table:table-cell office:value-type="float" office:value="0.00203931">
                <text:p>0.00203931</text:p>
              </table:table-cell>
              <table:table-cell office:value-type="float" office:value="0.00126046">
                <text:p>0.001260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000">
                <text:p>29000</text:p>
              </table:table-cell>
              <table:table-cell office:value-type="float" office:value="0.0183542">
                <text:p>0.0183542</text:p>
              </table:table-cell>
              <table:table-cell office:value-type="float" office:value="0.00303291">
                <text:p>0.00303291</text:p>
              </table:table-cell>
              <table:table-cell office:value-type="float" office:value="0.00253078">
                <text:p>0.00253078</text:p>
              </table:table-cell>
              <table:table-cell office:value-type="float" office:value="0.00201207">
                <text:p>0.00201207</text:p>
              </table:table-cell>
              <table:table-cell office:value-type="float" office:value="0.00126638">
                <text:p>0.0012663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8000">
                <text:p>28000</text:p>
              </table:table-cell>
              <table:table-cell office:value-type="float" office:value="0.0176748">
                <text:p>0.0176748</text:p>
              </table:table-cell>
              <table:table-cell office:value-type="float" office:value="0.00304555">
                <text:p>0.00304555</text:p>
              </table:table-cell>
              <table:table-cell office:value-type="float" office:value="0.00246131">
                <text:p>0.00246131</text:p>
              </table:table-cell>
              <table:table-cell office:value-type="float" office:value="0.00201839">
                <text:p>0.00201839</text:p>
              </table:table-cell>
              <table:table-cell office:value-type="float" office:value="0.00125019">
                <text:p>0.001250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7000">
                <text:p>27000</text:p>
              </table:table-cell>
              <table:table-cell office:value-type="float" office:value="0.0165964">
                <text:p>0.0165964</text:p>
              </table:table-cell>
              <table:table-cell office:value-type="float" office:value="0.00290462">
                <text:p>0.00290462</text:p>
              </table:table-cell>
              <table:table-cell office:value-type="float" office:value="0.00246644">
                <text:p>0.00246644</text:p>
              </table:table-cell>
              <table:table-cell office:value-type="float" office:value="0.00193154">
                <text:p>0.00193154</text:p>
              </table:table-cell>
              <table:table-cell office:value-type="float" office:value="0.00120638">
                <text:p>0.001206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6000">
                <text:p>26000</text:p>
              </table:table-cell>
              <table:table-cell office:value-type="float" office:value="0.0159782">
                <text:p>0.0159782</text:p>
              </table:table-cell>
              <table:table-cell office:value-type="float" office:value="0.00282883">
                <text:p>0.00282883</text:p>
              </table:table-cell>
              <table:table-cell office:value-type="float" office:value="0.00244828">
                <text:p>0.00244828</text:p>
              </table:table-cell>
              <table:table-cell office:value-type="float" office:value="0.00189049">
                <text:p>0.00189049</text:p>
              </table:table-cell>
              <table:table-cell office:value-type="float" office:value="0.00119059">
                <text:p>0.001190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5000">
                <text:p>25000</text:p>
              </table:table-cell>
              <table:table-cell office:value-type="float" office:value="0.0161191">
                <text:p>0.0161191</text:p>
              </table:table-cell>
              <table:table-cell office:value-type="float" office:value="0.00283554">
                <text:p>0.00283554</text:p>
              </table:table-cell>
              <table:table-cell office:value-type="float" office:value="0.0028308">
                <text:p>0.0028308</text:p>
              </table:table-cell>
              <table:table-cell office:value-type="float" office:value="0.00189088">
                <text:p>0.00189088</text:p>
              </table:table-cell>
              <table:table-cell office:value-type="float" office:value="0.00119019">
                <text:p>0.001190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000">
                <text:p>24000</text:p>
              </table:table-cell>
              <table:table-cell office:value-type="float" office:value="0.0152806">
                <text:p>0.0152806</text:p>
              </table:table-cell>
              <table:table-cell office:value-type="float" office:value="0.00273724">
                <text:p>0.00273724</text:p>
              </table:table-cell>
              <table:table-cell office:value-type="float" office:value="0.00250828">
                <text:p>0.00250828</text:p>
              </table:table-cell>
              <table:table-cell office:value-type="float" office:value="0.00183246">
                <text:p>0.00183246</text:p>
              </table:table-cell>
              <table:table-cell office:value-type="float" office:value="0.00116256">
                <text:p>0.001162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000">
                <text:p>23000</text:p>
              </table:table-cell>
              <table:table-cell office:value-type="float" office:value="0.0147315">
                <text:p>0.0147315</text:p>
              </table:table-cell>
              <table:table-cell office:value-type="float" office:value="0.00261842">
                <text:p>0.00261842</text:p>
              </table:table-cell>
              <table:table-cell office:value-type="float" office:value="0.00245736">
                <text:p>0.00245736</text:p>
              </table:table-cell>
              <table:table-cell office:value-type="float" office:value="0.00176496">
                <text:p>0.00176496</text:p>
              </table:table-cell>
              <table:table-cell office:value-type="float" office:value="0.00112821">
                <text:p>0.0011282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000">
                <text:p>22000</text:p>
              </table:table-cell>
              <table:table-cell office:value-type="float" office:value="0.0140936">
                <text:p>0.0140936</text:p>
              </table:table-cell>
              <table:table-cell office:value-type="float" office:value="0.00248183">
                <text:p>0.00248183</text:p>
              </table:table-cell>
              <table:table-cell office:value-type="float" office:value="0.00257302">
                <text:p>0.00257302</text:p>
              </table:table-cell>
              <table:table-cell office:value-type="float" office:value="0.00170258">
                <text:p>0.00170258</text:p>
              </table:table-cell>
              <table:table-cell office:value-type="float" office:value="0.00109861">
                <text:p>0.0010986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000">
                <text:p>21000</text:p>
              </table:table-cell>
              <table:table-cell office:value-type="float" office:value="0.0137316">
                <text:p>0.0137316</text:p>
              </table:table-cell>
              <table:table-cell office:value-type="float" office:value="0.00235156">
                <text:p>0.00235156</text:p>
              </table:table-cell>
              <table:table-cell office:value-type="float" office:value="0.00246644">
                <text:p>0.00246644</text:p>
              </table:table-cell>
              <table:table-cell office:value-type="float" office:value="0.00161613">
                <text:p>0.00161613</text:p>
              </table:table-cell>
              <table:table-cell office:value-type="float" office:value="0.00105361">
                <text:p>0.001053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0">
                <text:p>20000</text:p>
              </table:table-cell>
              <table:table-cell office:value-type="float" office:value="0.0129389">
                <text:p>0.0129389</text:p>
              </table:table-cell>
              <table:table-cell office:value-type="float" office:value="0.00221695">
                <text:p>0.00221695</text:p>
              </table:table-cell>
              <table:table-cell office:value-type="float" office:value="0.0024088">
                <text:p>0.0024088</text:p>
              </table:table-cell>
              <table:table-cell office:value-type="float" office:value="0.00155574">
                <text:p>0.00155574</text:p>
              </table:table-cell>
              <table:table-cell office:value-type="float" office:value="0.00102518">
                <text:p>0.0010251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000">
                <text:p>19000</text:p>
              </table:table-cell>
              <table:table-cell office:value-type="float" office:value="0.0125821">
                <text:p>0.0125821</text:p>
              </table:table-cell>
              <table:table-cell office:value-type="float" office:value="0.00205787">
                <text:p>0.00205787</text:p>
              </table:table-cell>
              <table:table-cell office:value-type="float" office:value="0.00241749">
                <text:p>0.00241749</text:p>
              </table:table-cell>
              <table:table-cell office:value-type="float" office:value="0.00147323">
                <text:p>0.00147323</text:p>
              </table:table-cell>
              <table:table-cell office:value-type="float" office:value="0.000993602">
                <text:p>0.00099360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000">
                <text:p>18000</text:p>
              </table:table-cell>
              <table:table-cell office:value-type="float" office:value="0.0118151">
                <text:p>0.0118151</text:p>
              </table:table-cell>
              <table:table-cell office:value-type="float" office:value="0.00188536">
                <text:p>0.00188536</text:p>
              </table:table-cell>
              <table:table-cell office:value-type="float" office:value="0.00288014">
                <text:p>0.00288014</text:p>
              </table:table-cell>
              <table:table-cell office:value-type="float" office:value="0.00151429">
                <text:p>0.00151429</text:p>
              </table:table-cell>
              <table:table-cell office:value-type="float" office:value="0.000936362">
                <text:p>0.0009363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000">
                <text:p>17000</text:p>
              </table:table-cell>
              <table:table-cell office:value-type="float" office:value="0.0109588">
                <text:p>0.0109588</text:p>
              </table:table-cell>
              <table:table-cell office:value-type="float" office:value="0.00176535">
                <text:p>0.00176535</text:p>
              </table:table-cell>
              <table:table-cell office:value-type="float" office:value="0.00250749">
                <text:p>0.00250749</text:p>
              </table:table-cell>
              <table:table-cell office:value-type="float" office:value="0.00134217">
                <text:p>0.00134217</text:p>
              </table:table-cell>
              <table:table-cell office:value-type="float" office:value="0.000924915">
                <text:p>0.0009249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000">
                <text:p>16000</text:p>
              </table:table-cell>
              <table:table-cell office:value-type="float" office:value="0.0108546">
                <text:p>0.0108546</text:p>
              </table:table-cell>
              <table:table-cell office:value-type="float" office:value="0.0017539">
                <text:p>0.0017539</text:p>
              </table:table-cell>
              <table:table-cell office:value-type="float" office:value="0.00249723">
                <text:p>0.00249723</text:p>
              </table:table-cell>
              <table:table-cell office:value-type="float" office:value="0.00131691">
                <text:p>0.00131691</text:p>
              </table:table-cell>
              <table:table-cell office:value-type="float" office:value="0.000909914">
                <text:p>0.0009099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000">
                <text:p>15000</text:p>
              </table:table-cell>
              <table:table-cell office:value-type="float" office:value="0.00949271">
                <text:p>0.00949271</text:p>
              </table:table-cell>
              <table:table-cell office:value-type="float" office:value="0.00166469">
                <text:p>0.00166469</text:p>
              </table:table-cell>
              <table:table-cell office:value-type="float" office:value="0.00244196">
                <text:p>0.00244196</text:p>
              </table:table-cell>
              <table:table-cell office:value-type="float" office:value="0.00127427">
                <text:p>0.00127427</text:p>
              </table:table-cell>
              <table:table-cell office:value-type="float" office:value="0.00089215">
                <text:p>0.000892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000">
                <text:p>14000</text:p>
              </table:table-cell>
              <table:table-cell office:value-type="float" office:value="0.00888202">
                <text:p>0.00888202</text:p>
              </table:table-cell>
              <table:table-cell office:value-type="float" office:value="0.00160034">
                <text:p>0.00160034</text:p>
              </table:table-cell>
              <table:table-cell office:value-type="float" office:value="0.00276053">
                <text:p>0.00276053</text:p>
              </table:table-cell>
              <table:table-cell office:value-type="float" office:value="0.00124072">
                <text:p>0.00124072</text:p>
              </table:table-cell>
              <table:table-cell office:value-type="float" office:value="0.000874386">
                <text:p>0.0008743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3000">
                <text:p>13000</text:p>
              </table:table-cell>
              <table:table-cell office:value-type="float" office:value="0.0143972">
                <text:p>0.0143972</text:p>
              </table:table-cell>
              <table:table-cell office:value-type="float" office:value="0.00149455">
                <text:p>0.00149455</text:p>
              </table:table-cell>
              <table:table-cell office:value-type="float" office:value="0.00276211">
                <text:p>0.00276211</text:p>
              </table:table-cell>
              <table:table-cell office:value-type="float" office:value="0.00121427">
                <text:p>0.00121427</text:p>
              </table:table-cell>
              <table:table-cell office:value-type="float" office:value="0.000865306">
                <text:p>0.0008653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2000">
                <text:p>12000</text:p>
              </table:table-cell>
              <table:table-cell office:value-type="float" office:value="0.0191717">
                <text:p>0.0191717</text:p>
              </table:table-cell>
              <table:table-cell office:value-type="float" office:value="0.00130862">
                <text:p>0.00130862</text:p>
              </table:table-cell>
              <table:table-cell office:value-type="float" office:value="0.00298318">
                <text:p>0.00298318</text:p>
              </table:table-cell>
              <table:table-cell office:value-type="float" office:value="0.00111913">
                <text:p>0.00111913</text:p>
              </table:table-cell>
              <table:table-cell office:value-type="float" office:value="0.000822278">
                <text:p>0.0008222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000">
                <text:p>11000</text:p>
              </table:table-cell>
              <table:table-cell office:value-type="float" office:value="0.0126002">
                <text:p>0.0126002</text:p>
              </table:table-cell>
              <table:table-cell office:value-type="float" office:value="0.00124704">
                <text:p>0.00124704</text:p>
              </table:table-cell>
              <table:table-cell office:value-type="float" office:value="0.00335661">
                <text:p>0.00335661</text:p>
              </table:table-cell>
              <table:table-cell office:value-type="float" office:value="0.00109071">
                <text:p>0.00109071</text:p>
              </table:table-cell>
              <table:table-cell office:value-type="float" office:value="0.000812014">
                <text:p>0.0008120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00">
                <text:p>10000</text:p>
              </table:table-cell>
              <table:table-cell office:value-type="float" office:value="0.0104239">
                <text:p>0.0104239</text:p>
              </table:table-cell>
              <table:table-cell office:value-type="float" office:value="0.00110492">
                <text:p>0.00110492</text:p>
              </table:table-cell>
              <table:table-cell office:value-type="float" office:value="0.0027779">
                <text:p>0.0027779</text:p>
              </table:table-cell>
              <table:table-cell office:value-type="float" office:value="0.00102913">
                <text:p>0.00102913</text:p>
              </table:table-cell>
              <table:table-cell office:value-type="float" office:value="0.000775697">
                <text:p>0.00077569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000">
                <text:p>9000</text:p>
              </table:table-cell>
              <table:table-cell office:value-type="float" office:value="0.00844818">
                <text:p>0.00844818</text:p>
              </table:table-cell>
              <table:table-cell office:value-type="float" office:value="0.00102439">
                <text:p>0.00102439</text:p>
              </table:table-cell>
              <table:table-cell office:value-type="float" office:value="0.00237525">
                <text:p>0.00237525</text:p>
              </table:table-cell>
              <table:table-cell office:value-type="float" office:value="0.00170101">
                <text:p>0.00170101</text:p>
              </table:table-cell>
              <table:table-cell office:value-type="float" office:value="0.00144047">
                <text:p>0.001440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000">
                <text:p>8000</text:p>
              </table:table-cell>
              <table:table-cell office:value-type="float" office:value="0.00643848">
                <text:p>0.00643848</text:p>
              </table:table-cell>
              <table:table-cell office:value-type="float" office:value="0.0009486">
                <text:p>0.0009486</text:p>
              </table:table-cell>
              <table:table-cell office:value-type="float" office:value="0.00230814">
                <text:p>0.00230814</text:p>
              </table:table-cell>
              <table:table-cell office:value-type="float" office:value="0.00105597">
                <text:p>0.00105597</text:p>
              </table:table-cell>
              <table:table-cell office:value-type="float" office:value="0.000660033">
                <text:p>0.0006600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000">
                <text:p>7000</text:p>
              </table:table-cell>
              <table:table-cell office:value-type="float" office:value="0.00503986">
                <text:p>0.00503986</text:p>
              </table:table-cell>
              <table:table-cell office:value-type="float" office:value="0.000898861">
                <text:p>0.000898861</text:p>
              </table:table-cell>
              <table:table-cell office:value-type="float" office:value="0.0022663">
                <text:p>0.0022663</text:p>
              </table:table-cell>
              <table:table-cell office:value-type="float" office:value="0.000966759">
                <text:p>0.000966759</text:p>
              </table:table-cell>
              <table:table-cell office:value-type="float" office:value="0.000623321">
                <text:p>0.0006233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000">
                <text:p>6000</text:p>
              </table:table-cell>
              <table:table-cell office:value-type="float" office:value="0.00457325">
                <text:p>0.00457325</text:p>
              </table:table-cell>
              <table:table-cell office:value-type="float" office:value="0.000844384">
                <text:p>0.000844384</text:p>
              </table:table-cell>
              <table:table-cell office:value-type="float" office:value="0.00236972">
                <text:p>0.00236972</text:p>
              </table:table-cell>
              <table:table-cell office:value-type="float" office:value="0.000860174">
                <text:p>0.000860174</text:p>
              </table:table-cell>
              <table:table-cell office:value-type="float" office:value="0.000568844">
                <text:p>0.0005688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000">
                <text:p>5000</text:p>
              </table:table-cell>
              <table:table-cell office:value-type="float" office:value="0.0032974">
                <text:p>0.0032974</text:p>
              </table:table-cell>
              <table:table-cell office:value-type="float" office:value="0.000798987">
                <text:p>0.000798987</text:p>
              </table:table-cell>
              <table:table-cell office:value-type="float" office:value="0.00228011">
                <text:p>0.00228011</text:p>
              </table:table-cell>
              <table:table-cell office:value-type="float" office:value="0.000776881">
                <text:p>0.000776881</text:p>
              </table:table-cell>
              <table:table-cell office:value-type="float" office:value="0.000531342">
                <text:p>0.00053134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000">
                <text:p>4000</text:p>
              </table:table-cell>
              <table:table-cell office:value-type="float" office:value="0.00263303">
                <text:p>0.00263303</text:p>
              </table:table-cell>
              <table:table-cell office:value-type="float" office:value="0.000755959">
                <text:p>0.000755959</text:p>
              </table:table-cell>
              <table:table-cell office:value-type="float" office:value="0.0023717">
                <text:p>0.0023717</text:p>
              </table:table-cell>
              <table:table-cell office:value-type="float" office:value="0.000707798">
                <text:p>0.000707798</text:p>
              </table:table-cell>
              <table:table-cell office:value-type="float" office:value="0.000496604">
                <text:p>0.0004966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000">
                <text:p>3000</text:p>
              </table:table-cell>
              <table:table-cell office:value-type="float" office:value="0.00193825">
                <text:p>0.00193825</text:p>
              </table:table-cell>
              <table:table-cell office:value-type="float" office:value="0.000703851">
                <text:p>0.000703851</text:p>
              </table:table-cell>
              <table:table-cell office:value-type="float" office:value="0.00262908">
                <text:p>0.00262908</text:p>
              </table:table-cell>
              <table:table-cell office:value-type="float" office:value="0.000748458">
                <text:p>0.000748458</text:p>
              </table:table-cell>
              <table:table-cell office:value-type="float" office:value="0.000595293">
                <text:p>0.0005952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">
                <text:p>2000</text:p>
              </table:table-cell>
              <table:table-cell office:value-type="float" office:value="0.0013627">
                <text:p>0.0013627</text:p>
              </table:table-cell>
              <table:table-cell office:value-type="float" office:value="0.000659638">
                <text:p>0.000659638</text:p>
              </table:table-cell>
              <table:table-cell office:value-type="float" office:value="0.00239578">
                <text:p>0.00239578</text:p>
              </table:table-cell>
              <table:table-cell office:value-type="float" office:value="0.000539237">
                <text:p>0.000539237</text:p>
              </table:table-cell>
              <table:table-cell office:value-type="float" office:value="0.00036515">
                <text:p>0.000365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0824646">
                <text:p>0.000824646</text:p>
              </table:table-cell>
              <table:table-cell office:value-type="float" office:value="0.000611083">
                <text:p>0.000611083</text:p>
              </table:table-cell>
              <table:table-cell office:value-type="float" office:value="0.00294094">
                <text:p>0.00294094</text:p>
              </table:table-cell>
              <table:table-cell office:value-type="float" office:value="0.000427521">
                <text:p>0.000427521</text:p>
              </table:table-cell>
              <table:table-cell office:value-type="float" office:value="0.00034107">
                <text:p>0.00034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